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Narrow" svg:font-family="'Arial Narrow'"/>
    <style:font-face style:name="Arial" svg:font-family="Arial" style:font-family-generic="swiss" style:font-pitch="variable"/>
    <style:font-face style:name="Arial Narrow1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29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521cm"/>
    </style:style>
    <style:style style:name="co4" style:family="table-column">
      <style:table-column-properties fo:break-before="auto" style:column-width="2.715cm"/>
    </style:style>
    <style:style style:name="co5" style:family="table-column">
      <style:table-column-properties fo:break-before="auto" style:column-width="7.243cm"/>
    </style:style>
    <style:style style:name="co6" style:family="table-column">
      <style:table-column-properties fo:break-before="auto" style:column-width="3.51cm"/>
    </style:style>
    <style:style style:name="co7" style:family="table-column">
      <style:table-column-properties fo:break-before="auto" style:column-width="3.842cm"/>
    </style:style>
    <style:style style:name="co8" style:family="table-column">
      <style:table-column-properties fo:break-before="auto" style:column-width="6.108cm"/>
    </style:style>
    <style:style style:name="co9" style:family="table-column">
      <style:table-column-properties fo:break-before="auto" style:column-width="2.542cm"/>
    </style:style>
    <style:style style:name="co10" style:family="table-column">
      <style:table-column-properties fo:break-before="auto" style:column-width="2.875cm"/>
    </style:style>
    <style:style style:name="co11" style:family="table-column">
      <style:table-column-properties fo:break-before="auto" style:column-width="2.653cm"/>
    </style:style>
    <style:style style:name="co12" style:family="table-column">
      <style:table-column-properties fo:break-before="auto" style:column-width="2.902cm"/>
    </style:style>
    <style:style style:name="co13" style:family="table-column">
      <style:table-column-properties fo:break-before="auto" style:column-width="4.422cm"/>
    </style:style>
    <style:style style:name="co14" style:family="table-column">
      <style:table-column-properties fo:break-before="auto" style:column-width="5.002cm"/>
    </style:style>
    <style:style style:name="ro1" style:family="table-row">
      <style:table-row-properties style:row-height="0.526cm" fo:break-before="auto" style:use-optimal-row-height="true"/>
    </style:style>
    <style:style style:name="ro2" style:family="table-row">
      <style:table-row-properties style:row-height="0.524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51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06pt solid #000000" style:direction="ltr" fo:padding="0.071cm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 Narrow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06pt solid #000000" style:direction="ltr" fo:padding="0.071cm" fo:border-right="0.06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 Narrow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fo:border-bottom="0.06pt solid #000000" style:diagonal-bl-tr="none" style:diagonal-tl-br="none" style:text-align-source="value-type" style:repeat-content="false" fo:wrap-option="no-wrap" fo:border-left="0.06pt solid #000000" style:direction="ltr" fo:padding="0.071cm" fo:border-right="0.06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 Narrow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071cm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</style:style>
    <style:style style:name="ce6" style:family="table-cell" style:parent-style-name="Excel_5f_BuiltIn_5f_Comma" style:data-style-name="N135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6pt solid #000000" style:direction="ltr" fo:padding="0.071cm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Excel_5f_BuiltIn_5f_Comma" style:data-style-name="N135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6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Excel_5f_BuiltIn_5f_Comma" style:data-style-name="N135">
      <style:table-cell-properties style:glyph-orientation-vertical="0" fo:border-bottom="0.06pt solid #000000" style:cell-protect="protected" style:print-content="true" style:diagonal-bl-tr="none" style:diagonal-tl-br="none" style:text-align-source="value-type" style:repeat-content="false" fo:background-color="transparent" fo:wrap-option="no-wrap" fo:border-left="0.06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</style:style>
    <style:style style:name="ce10" style:family="table-cell" style:parent-style-name="Excel_5f_BuiltIn_5f_Comma" style:data-style-name="N135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Excel_5f_BuiltIn_5f_Comma" style:data-style-name="N13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Excel_5f_BuiltIn_5f_Comma" style:data-style-name="N135">
      <style:table-cell-properties style:glyph-orientation-vertical="0" fo:border-bottom="0.0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</style:style>
    <style:style style:name="ce14" style:family="table-cell" style:parent-style-name="Excel_5f_BuiltIn_5f_Comma" style:data-style-name="N135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71cm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Excel_5f_BuiltIn_5f_Comma" style:data-style-name="N135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71cm" fo:border-right="0.06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Excel_5f_BuiltIn_5f_Comma" style:data-style-name="N135">
      <style:table-cell-properties style:glyph-orientation-vertical="0" fo:border-bottom="0.0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71cm" fo:border-right="0.06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Excel_5f_BuiltIn_5f_Comma" style:data-style-name="N135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6pt solid #000000" style:direction="ltr" fo:padding="0.071cm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 Narrow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Excel_5f_BuiltIn_5f_Comma" style:data-style-name="N135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6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 Narrow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Excel_5f_BuiltIn_5f_Comma" style:data-style-name="N135">
      <style:table-cell-properties style:glyph-orientation-vertical="0" fo:border-bottom="0.06pt solid #000000" style:cell-protect="protected" style:print-content="true" style:diagonal-bl-tr="none" style:diagonal-tl-br="none" style:text-align-source="value-type" style:repeat-content="false" fo:background-color="transparent" fo:wrap-option="no-wrap" fo:border-left="0.06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 Narrow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Excel_5f_BuiltIn_5f_Comma" style:data-style-name="N135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 Narrow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Excel_5f_BuiltIn_5f_Comma" style:data-style-name="N13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 Narrow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Excel_5f_BuiltIn_5f_Comma" style:data-style-name="N135">
      <style:table-cell-properties style:glyph-orientation-vertical="0" fo:border-bottom="0.0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 Narrow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Excel_5f_BuiltIn_5f_Comma" style:data-style-name="N135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71cm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 Narrow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Excel_5f_BuiltIn_5f_Comma" style:data-style-name="N135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71cm" fo:border-right="0.06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 Narrow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Excel_5f_BuiltIn_5f_Comma" style:data-style-name="N135">
      <style:table-cell-properties style:glyph-orientation-vertical="0" fo:border-bottom="0.0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71cm" fo:border-right="0.06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 Narrow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0.06pt solid #000000" style:direction="ltr" fo:padding="0.071cm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 Narrow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Excel_5f_BuiltIn_5f_Comma" style:data-style-name="N141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000000" style:direction="ltr" fo:padding="0.071cm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 Narrow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Excel_5f_BuiltIn_5f_Comma" style:data-style-name="N141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 Narrow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Excel_5f_BuiltIn_5f_Comma" style:data-style-name="N141">
      <style:table-cell-properties style:glyph-orientation-vertical="0" fo:border-bottom="0.06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 Narrow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071cm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 Narrow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Excel_5f_BuiltIn_5f_Comma" style:data-style-name="N141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 Narrow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Excel_5f_BuiltIn_5f_Comma" style:data-style-name="N141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 Narrow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Excel_5f_BuiltIn_5f_Comma" style:data-style-name="N141">
      <style:table-cell-properties style:glyph-orientation-vertical="0" fo:border-bottom="0.0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 Narrow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Excel_5f_BuiltIn_5f_Comma" style:data-style-name="N4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000000" style:direction="ltr" fo:padding="0.071cm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 Narrow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Excel_5f_BuiltIn_5f_Comma" style:data-style-name="N4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 Narrow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 style:data-style-name="N1"/>
  </office:automatic-styles>
  <office:body>
    <office:spreadsheet>
      <table:table table:name="11" table:style-name="ta1">
        <table:table-column table:style-name="co1" table:default-cell-style-name="ce3"/>
        <table:table-column table:style-name="co2" table:default-cell-style-name="ce7"/>
        <table:table-column table:style-name="co2" table:default-cell-style-name="ce11"/>
        <table:table-column table:style-name="co2" table:default-cell-style-name="ce15"/>
        <table:table-column table:style-name="co2" table:default-cell-style-name="ce18"/>
        <table:table-column table:style-name="co2" table:default-cell-style-name="ce21"/>
        <table:table-column table:style-name="co2" table:default-cell-style-name="ce24"/>
        <table:table-column table:style-name="co3" table:default-cell-style-name="ce18"/>
        <table:table-column table:style-name="co2" table:default-cell-style-name="ce21"/>
        <table:table-column table:style-name="co2" table:default-cell-style-name="ce24"/>
        <table:table-column table:style-name="co4" table:default-cell-style-name="ce28"/>
        <table:table-column table:style-name="co2" table:default-cell-style-name="ce32"/>
        <table:table-row table:style-name="ro1">
          <table:table-cell table:style-name="ce1" office:value-type="string" calcext:value-type="string">
            <text:p>Secteur</text:p>
          </table:table-cell>
          <table:table-cell table:style-name="ce5" office:value-type="string" calcext:value-type="string">
            <text:p>Nb_1990</text:p>
          </table:table-cell>
          <table:table-cell table:style-name="ce9" office:value-type="string" calcext:value-type="string">
            <text:p>Nb_2008</text:p>
          </table:table-cell>
          <table:table-cell table:style-name="ce13" office:value-type="string" calcext:value-type="string">
            <text:p>Nb_2030</text:p>
          </table:table-cell>
          <table:table-cell table:style-name="ce5" office:value-type="string" calcext:value-type="string">
            <text:p>P_Reg_1990</text:p>
          </table:table-cell>
          <table:table-cell table:style-name="ce9" office:value-type="string" calcext:value-type="string">
            <text:p>P_Reg_2008</text:p>
          </table:table-cell>
          <table:table-cell table:style-name="ce13" office:value-type="string" calcext:value-type="string">
            <text:p>P_Reg_2030</text:p>
          </table:table-cell>
          <table:table-cell table:style-name="ce5" office:value-type="string" calcext:value-type="string">
            <text:p>P_Sect_1990</text:p>
          </table:table-cell>
          <table:table-cell table:style-name="ce9" office:value-type="string" calcext:value-type="string">
            <text:p>P_Sect_2008</text:p>
          </table:table-cell>
          <table:table-cell table:style-name="ce13" office:value-type="string" calcext:value-type="string">
            <text:p>P_Sect_2030</text:p>
          </table:table-cell>
          <table:table-cell table:style-name="ce26" office:value-type="string" calcext:value-type="string">
            <text:p>TCAM1990_2008</text:p>
          </table:table-cell>
          <table:table-cell table:style-name="ce30" office:value-type="string" calcext:value-type="string">
            <text:p>TCAM_2008-2030</text:p>
          </table:table-cell>
        </table:table-row>
        <table:table-row table:style-name="ro2">
          <table:table-cell table:style-name="ce2" office:value-type="string" calcext:value-type="string">
            <text:p>Ensemble des secteurs</text:p>
          </table:table-cell>
          <table:table-cell table:style-name="ce6" office:value-type="float" office:value="5112.683" calcext:value-type="float">
            <text:p>5 112,7 <text:s text:c="3"/></text:p>
          </table:table-cell>
          <table:table-cell table:style-name="ce10" office:value-type="float" office:value="5628.6936219472" calcext:value-type="float">
            <text:p>5 628,7 <text:s text:c="3"/></text:p>
          </table:table-cell>
          <table:table-cell table:style-name="ce14" office:value-type="float" office:value="6030.34624981305" calcext:value-type="float">
            <text:p>6 030,3 <text:s text:c="3"/></text:p>
          </table:table-cell>
          <table:table-cell table:style-name="ce17" office:value-type="float" office:value="100" calcext:value-type="float">
            <text:p>100,0 <text:s text:c="3"/></text:p>
          </table:table-cell>
          <table:table-cell table:style-name="ce20" office:value-type="float" office:value="100" calcext:value-type="float">
            <text:p>100,0 <text:s text:c="3"/></text:p>
          </table:table-cell>
          <table:table-cell table:style-name="ce23" office:value-type="float" office:value="100" calcext:value-type="float">
            <text:p>100,0 <text:s text:c="3"/></text:p>
          </table:table-cell>
          <table:table-cell table:style-name="ce17" office:value-type="float" office:value="23.0545601302282" calcext:value-type="float">
            <text:p>23,1 <text:s text:c="3"/></text:p>
          </table:table-cell>
          <table:table-cell table:style-name="ce20" office:value-type="float" office:value="22.4149302315798" calcext:value-type="float">
            <text:p>22,4 <text:s text:c="3"/></text:p>
          </table:table-cell>
          <table:table-cell table:style-name="ce23" office:value-type="float" office:value="21.7588364583451" calcext:value-type="float">
            <text:p>21,8 <text:s text:c="3"/></text:p>
          </table:table-cell>
          <table:table-cell table:style-name="ce27" office:value-type="float" office:value="0.535612977923794" calcext:value-type="float">
            <text:p>0,5</text:p>
          </table:table-cell>
          <table:table-cell table:style-name="ce31" office:value-type="float" office:value="0.313796102383135" calcext:value-type="float">
            <text:p>0,3</text:p>
          </table:table-cell>
        </table:table-row>
        <table:table-row table:style-name="ro2">
          <table:table-cell office:value-type="string" calcext:value-type="string">
            <text:p>Agriculture - sylviculture - pêche</text:p>
          </table:table-cell>
          <table:table-cell office:value-type="float" office:value="23.052" calcext:value-type="float">
            <text:p>23,1 <text:s text:c="3"/></text:p>
          </table:table-cell>
          <table:table-cell office:value-type="float" office:value="18.2860729200405" calcext:value-type="float">
            <text:p>18,3 <text:s text:c="3"/></text:p>
          </table:table-cell>
          <table:table-cell office:value-type="float" office:value="11.1457406951801" calcext:value-type="float">
            <text:p>11,1 <text:s text:c="3"/></text:p>
          </table:table-cell>
          <table:table-cell office:value-type="float" office:value="0.450878726492528" calcext:value-type="float">
            <text:p>0,5 <text:s text:c="3"/></text:p>
          </table:table-cell>
          <table:table-cell office:value-type="float" office:value="0.324872415310368" calcext:value-type="float">
            <text:p>0,3 <text:s text:c="3"/></text:p>
          </table:table-cell>
          <table:table-cell office:value-type="float" office:value="0.184827541130422" calcext:value-type="float">
            <text:p>0,2 <text:s text:c="3"/></text:p>
          </table:table-cell>
          <table:table-cell office:value-type="float" office:value="1.88095140957121" calcext:value-type="float">
            <text:p>1,9 <text:s text:c="3"/></text:p>
          </table:table-cell>
          <table:table-cell office:value-type="float" office:value="2.35523953733976" calcext:value-type="float">
            <text:p>2,4 <text:s text:c="3"/></text:p>
          </table:table-cell>
          <table:table-cell office:value-type="float" office:value="2.99474347953901" calcext:value-type="float">
            <text:p>3,0 <text:s text:c="3"/></text:p>
          </table:table-cell>
          <table:table-cell office:value-type="float" office:value="-1.27849473409646" calcext:value-type="float">
            <text:p>-1,3</text:p>
          </table:table-cell>
          <table:table-cell office:value-type="float" office:value="-2.22524206113585" calcext:value-type="float">
            <text:p>-2,2</text:p>
          </table:table-cell>
        </table:table-row>
        <table:table-row table:style-name="ro2">
          <table:table-cell office:value-type="string" calcext:value-type="string">
            <text:p>Industries agricoles et alimentaires</text:p>
          </table:table-cell>
          <table:table-cell office:value-type="float" office:value="63.132033280045" calcext:value-type="float">
            <text:p>63,1 <text:s text:c="3"/></text:p>
          </table:table-cell>
          <table:table-cell office:value-type="float" office:value="46.6551061171182" calcext:value-type="float">
            <text:p>46,7 <text:s text:c="3"/></text:p>
          </table:table-cell>
          <table:table-cell office:value-type="float" office:value="24.9601300945781" calcext:value-type="float">
            <text:p>25,0 <text:s text:c="3"/></text:p>
          </table:table-cell>
          <table:table-cell office:value-type="float" office:value="1.23481219704106" calcext:value-type="float">
            <text:p>1,2 <text:s text:c="3"/></text:p>
          </table:table-cell>
          <table:table-cell office:value-type="float" office:value="0.828879829863225" calcext:value-type="float">
            <text:p>0,8 <text:s text:c="3"/></text:p>
          </table:table-cell>
          <table:table-cell office:value-type="float" office:value="0.413908738579512" calcext:value-type="float">
            <text:p>0,4 <text:s text:c="3"/></text:p>
          </table:table-cell>
          <table:table-cell office:value-type="float" office:value="10.9545988051217" calcext:value-type="float">
            <text:p>11,0 <text:s text:c="3"/></text:p>
          </table:table-cell>
          <table:table-cell office:value-type="float" office:value="8.17726579202471" calcext:value-type="float">
            <text:p>8,2 <text:s text:c="3"/></text:p>
          </table:table-cell>
          <table:table-cell office:value-type="float" office:value="5.66036937571568" calcext:value-type="float">
            <text:p>5,7 <text:s text:c="3"/></text:p>
          </table:table-cell>
          <table:table-cell office:value-type="float" office:value="-1.66621757076086" calcext:value-type="float">
            <text:p>-1,7</text:p>
          </table:table-cell>
          <table:table-cell office:value-type="float" office:value="-2.80315533516543" calcext:value-type="float">
            <text:p>-2,8</text:p>
          </table:table-cell>
        </table:table-row>
        <table:table-row table:style-name="ro2">
          <table:table-cell office:value-type="string" calcext:value-type="string">
            <text:p>Industries des biens de consommation</text:p>
          </table:table-cell>
          <table:table-cell office:value-type="float" office:value="261.393597369547" calcext:value-type="float">
            <text:p>261,4 <text:s text:c="3"/></text:p>
          </table:table-cell>
          <table:table-cell office:value-type="float" office:value="150.916276605717" calcext:value-type="float">
            <text:p>150,9 <text:s text:c="3"/></text:p>
          </table:table-cell>
          <table:table-cell office:value-type="float" office:value="70.6128862335026" calcext:value-type="float">
            <text:p>70,6 <text:s text:c="3"/></text:p>
          </table:table-cell>
          <table:table-cell office:value-type="float" office:value="5.11265019500616" calcext:value-type="float">
            <text:p>5,1 <text:s text:c="3"/></text:p>
          </table:table-cell>
          <table:table-cell office:value-type="float" office:value="2.68119543791244" calcext:value-type="float">
            <text:p>2,7 <text:s text:c="3"/></text:p>
          </table:table-cell>
          <table:table-cell office:value-type="float" office:value="1.17095906782619" calcext:value-type="float">
            <text:p>1,2 <text:s text:c="3"/></text:p>
          </table:table-cell>
          <table:table-cell office:value-type="float" office:value="27.8203788180378" calcext:value-type="float">
            <text:p>27,8 <text:s text:c="3"/></text:p>
          </table:table-cell>
          <table:table-cell office:value-type="float" office:value="26.9975758961401" calcext:value-type="float">
            <text:p>27,0 <text:s text:c="3"/></text:p>
          </table:table-cell>
          <table:table-cell office:value-type="float" office:value="22.1305002228273" calcext:value-type="float">
            <text:p>22,1 <text:s text:c="3"/></text:p>
          </table:table-cell>
          <table:table-cell office:value-type="float" office:value="-3.00558460922942" calcext:value-type="float">
            <text:p>-3,0</text:p>
          </table:table-cell>
          <table:table-cell office:value-type="float" office:value="-3.39341686397844" calcext:value-type="float">
            <text:p>-3,4</text:p>
          </table:table-cell>
        </table:table-row>
        <table:table-row table:style-name="ro2">
          <table:table-cell office:value-type="string" calcext:value-type="string">
            <text:p>Industrie automobile</text:p>
          </table:table-cell>
          <table:table-cell office:value-type="float" office:value="80.2938772750119" calcext:value-type="float">
            <text:p>80,3 <text:s text:c="3"/></text:p>
          </table:table-cell>
          <table:table-cell office:value-type="float" office:value="49.0907206628259" calcext:value-type="float">
            <text:p>49,1 <text:s text:c="3"/></text:p>
          </table:table-cell>
          <table:table-cell office:value-type="float" office:value="24.0961079708627" calcext:value-type="float">
            <text:p>24,1 <text:s text:c="3"/></text:p>
          </table:table-cell>
          <table:table-cell office:value-type="float" office:value="1.57048417191154" calcext:value-type="float">
            <text:p>1,6 <text:s text:c="3"/></text:p>
          </table:table-cell>
          <table:table-cell office:value-type="float" office:value="0.87215123010805" calcext:value-type="float">
            <text:p>0,9 <text:s text:c="3"/></text:p>
          </table:table-cell>
          <table:table-cell office:value-type="float" office:value="0.399580836201731" calcext:value-type="float">
            <text:p>0,4 <text:s text:c="3"/></text:p>
          </table:table-cell>
          <table:table-cell office:value-type="float" office:value="24.5050740214798" calcext:value-type="float">
            <text:p>24,5 <text:s text:c="3"/></text:p>
          </table:table-cell>
          <table:table-cell office:value-type="float" office:value="19.2038881221364" calcext:value-type="float">
            <text:p>19,2 <text:s text:c="3"/></text:p>
          </table:table-cell>
          <table:table-cell office:value-type="float" office:value="12.982640627658" calcext:value-type="float">
            <text:p>13,0 <text:s text:c="3"/></text:p>
          </table:table-cell>
          <table:table-cell office:value-type="float" office:value="-2.6964419938527" calcext:value-type="float">
            <text:p>-2,7</text:p>
          </table:table-cell>
          <table:table-cell office:value-type="float" office:value="-3.18288019130105" calcext:value-type="float">
            <text:p>-3,2</text:p>
          </table:table-cell>
        </table:table-row>
        <table:table-row table:style-name="ro2">
          <table:table-cell office:value-type="string" calcext:value-type="string">
            <text:p>Industries des biens d’équipement</text:p>
          </table:table-cell>
          <table:table-cell office:value-type="float" office:value="217.386126537239" calcext:value-type="float">
            <text:p>217,4 <text:s text:c="3"/></text:p>
          </table:table-cell>
          <table:table-cell office:value-type="float" office:value="135.277542713485" calcext:value-type="float">
            <text:p>135,3 <text:s text:c="3"/></text:p>
          </table:table-cell>
          <table:table-cell office:value-type="float" office:value="65.4356821051755" calcext:value-type="float">
            <text:p>65,4 <text:s text:c="3"/></text:p>
          </table:table-cell>
          <table:table-cell office:value-type="float" office:value="4.25189917969174" calcext:value-type="float">
            <text:p>4,3 <text:s text:c="3"/></text:p>
          </table:table-cell>
          <table:table-cell office:value-type="float" office:value="2.40335594366009" calcext:value-type="float">
            <text:p>2,4 <text:s text:c="3"/></text:p>
          </table:table-cell>
          <table:table-cell office:value-type="float" office:value="1.08510654934954" calcext:value-type="float">
            <text:p>1,1 <text:s text:c="3"/></text:p>
          </table:table-cell>
          <table:table-cell office:value-type="float" office:value="22.5267088755499" calcext:value-type="float">
            <text:p>22,5 <text:s text:c="3"/></text:p>
          </table:table-cell>
          <table:table-cell office:value-type="float" office:value="17.1722861438581" calcext:value-type="float">
            <text:p>17,2 <text:s text:c="3"/></text:p>
          </table:table-cell>
          <table:table-cell office:value-type="float" office:value="11.9943416791521" calcext:value-type="float">
            <text:p>12,0 <text:s text:c="3"/></text:p>
          </table:table-cell>
          <table:table-cell office:value-type="float" office:value="-2.60083904968422" calcext:value-type="float">
            <text:p>-2,6</text:p>
          </table:table-cell>
          <table:table-cell office:value-type="float" office:value="-3.2472911495973" calcext:value-type="float">
            <text:p>-3,2</text:p>
          </table:table-cell>
        </table:table-row>
        <table:table-row table:style-name="ro2">
          <table:table-cell office:value-type="string" calcext:value-type="string">
            <text:p>Industries des biens intermédiaires</text:p>
          </table:table-cell>
          <table:table-cell office:value-type="float" office:value="225.322155328812" calcext:value-type="float">
            <text:p>225,3 <text:s text:c="3"/></text:p>
          </table:table-cell>
          <table:table-cell office:value-type="float" office:value="107.831942622065" calcext:value-type="float">
            <text:p>107,8 <text:s text:c="3"/></text:p>
          </table:table-cell>
          <table:table-cell office:value-type="float" office:value="34.2658204884577" calcext:value-type="float">
            <text:p>34,3 <text:s text:c="3"/></text:p>
          </table:table-cell>
          <table:table-cell office:value-type="float" office:value="4.40712157058852" calcext:value-type="float">
            <text:p>4,4 <text:s text:c="3"/></text:p>
          </table:table-cell>
          <table:table-cell office:value-type="float" office:value="1.91575434487339" calcext:value-type="float">
            <text:p>1,9 <text:s text:c="3"/></text:p>
          </table:table-cell>
          <table:table-cell office:value-type="float" office:value="0.568223101443304" calcext:value-type="float">
            <text:p>0,6 <text:s text:c="3"/></text:p>
          </table:table-cell>
          <table:table-cell office:value-type="float" office:value="13.1429120879352" calcext:value-type="float">
            <text:p>13,1 <text:s text:c="3"/></text:p>
          </table:table-cell>
          <table:table-cell office:value-type="float" office:value="8.56564003500885" calcext:value-type="float">
            <text:p>8,6 <text:s text:c="3"/></text:p>
          </table:table-cell>
          <table:table-cell office:value-type="float" office:value="4.58843699442833" calcext:value-type="float">
            <text:p>4,6 <text:s text:c="3"/></text:p>
          </table:table-cell>
          <table:table-cell office:value-type="float" office:value="-4.01152650753652" calcext:value-type="float">
            <text:p>-4,0</text:p>
          </table:table-cell>
          <table:table-cell office:value-type="float" office:value="-5.07757934064231" calcext:value-type="float">
            <text:p>-5,1</text:p>
          </table:table-cell>
        </table:table-row>
        <table:table-row table:style-name="ro1">
          <table:table-cell office:value-type="string" calcext:value-type="string">
            <text:p>Energie</text:p>
          </table:table-cell>
          <table:table-cell office:value-type="float" office:value="67.7522102093448" calcext:value-type="float">
            <text:p>67,8 <text:s text:c="3"/></text:p>
          </table:table-cell>
          <table:table-cell office:value-type="float" office:value="53.7331007937698" calcext:value-type="float">
            <text:p>53,7 <text:s text:c="3"/></text:p>
          </table:table-cell>
          <table:table-cell office:value-type="float" office:value="39.9375988092735" calcext:value-type="float">
            <text:p>39,9 <text:s text:c="3"/></text:p>
          </table:table-cell>
          <table:table-cell office:value-type="float" office:value="1.32517917127553" calcext:value-type="float">
            <text:p>1,3 <text:s text:c="3"/></text:p>
          </table:table-cell>
          <table:table-cell office:value-type="float" office:value="0.954628274387783" calcext:value-type="float">
            <text:p>1,0 <text:s text:c="3"/></text:p>
          </table:table-cell>
          <table:table-cell office:value-type="float" office:value="0.6622770427239" calcext:value-type="float">
            <text:p>0,7 <text:s text:c="3"/></text:p>
          </table:table-cell>
          <table:table-cell office:value-type="float" office:value="24.0965297927365" calcext:value-type="float">
            <text:p>24,1 <text:s text:c="3"/></text:p>
          </table:table-cell>
          <table:table-cell office:value-type="float" office:value="22.7088755484899" calcext:value-type="float">
            <text:p>22,7 <text:s text:c="3"/></text:p>
          </table:table-cell>
          <table:table-cell office:value-type="float" office:value="21.0791256509346" calcext:value-type="float">
            <text:p>21,1 <text:s text:c="3"/></text:p>
          </table:table-cell>
          <table:table-cell office:value-type="float" office:value="-1.27967424293188" calcext:value-type="float">
            <text:p>-1,3</text:p>
          </table:table-cell>
          <table:table-cell office:value-type="float" office:value="-1.33963237192256" calcext:value-type="float">
            <text:p>-1,3</text:p>
          </table:table-cell>
        </table:table-row>
        <table:table-row table:style-name="ro2">
          <table:table-cell office:value-type="string" calcext:value-type="string">
            <text:p>Construction</text:p>
          </table:table-cell>
          <table:table-cell office:value-type="float" office:value="359.9" calcext:value-type="float">
            <text:p>359,9 <text:s text:c="3"/></text:p>
          </table:table-cell>
          <table:table-cell office:value-type="float" office:value="277.071304418725" calcext:value-type="float">
            <text:p>277,1 <text:s text:c="3"/></text:p>
          </table:table-cell>
          <table:table-cell office:value-type="float" office:value="192.712967833825" calcext:value-type="float">
            <text:p>192,7 <text:s text:c="3"/></text:p>
          </table:table-cell>
          <table:table-cell office:value-type="float" office:value="7.03935683084596" calcext:value-type="float">
            <text:p>7,0 <text:s text:c="3"/></text:p>
          </table:table-cell>
          <table:table-cell office:value-type="float" office:value="4.92247976223788" calcext:value-type="float">
            <text:p>4,9 <text:s text:c="3"/></text:p>
          </table:table-cell>
          <table:table-cell office:value-type="float" office:value="3.19571977877389" calcext:value-type="float">
            <text:p>3,2 <text:s text:c="3"/></text:p>
          </table:table-cell>
          <table:table-cell office:value-type="float" office:value="22.3500531271755" calcext:value-type="float">
            <text:p>22,4 <text:s text:c="3"/></text:p>
          </table:table-cell>
          <table:table-cell office:value-type="float" office:value="16.0361886584001" calcext:value-type="float">
            <text:p>16,0 <text:s text:c="3"/></text:p>
          </table:table-cell>
          <table:table-cell office:value-type="float" office:value="10.5020294070868" calcext:value-type="float">
            <text:p>10,5 <text:s text:c="3"/></text:p>
          </table:table-cell>
          <table:table-cell office:value-type="float" office:value="-1.4425569072575" calcext:value-type="float">
            <text:p>-1,4</text:p>
          </table:table-cell>
          <table:table-cell office:value-type="float" office:value="-1.63678854295082" calcext:value-type="float">
            <text:p>-1,6</text:p>
          </table:table-cell>
        </table:table-row>
        <table:table-row table:style-name="ro2">
          <table:table-cell office:value-type="string" calcext:value-type="string">
            <text:p>Commerce</text:p>
          </table:table-cell>
          <table:table-cell office:value-type="float" office:value="698.889" calcext:value-type="float">
            <text:p>698,9 <text:s text:c="3"/></text:p>
          </table:table-cell>
          <table:table-cell office:value-type="float" office:value="710.964574842821" calcext:value-type="float">
            <text:p>711,0 <text:s text:c="3"/></text:p>
          </table:table-cell>
          <table:table-cell office:value-type="float" office:value="791.761947611777" calcext:value-type="float">
            <text:p>791,8 <text:s text:c="3"/></text:p>
          </table:table-cell>
          <table:table-cell office:value-type="float" office:value="13.6697111868661" calcext:value-type="float">
            <text:p>13,7 <text:s text:c="3"/></text:p>
          </table:table-cell>
          <table:table-cell office:value-type="float" office:value="12.6310761003344" calcext:value-type="float">
            <text:p>12,6 <text:s text:c="3"/></text:p>
          </table:table-cell>
          <table:table-cell office:value-type="float" office:value="13.1296266385421" calcext:value-type="float">
            <text:p>13,1 <text:s text:c="3"/></text:p>
          </table:table-cell>
          <table:table-cell office:value-type="float" office:value="23.0290554874203" calcext:value-type="float">
            <text:p>23,0 <text:s text:c="3"/></text:p>
          </table:table-cell>
          <table:table-cell office:value-type="float" office:value="20.8867272930861" calcext:value-type="float">
            <text:p>20,9 <text:s text:c="3"/></text:p>
          </table:table-cell>
          <table:table-cell office:value-type="float" office:value="18.9267271040071" calcext:value-type="float">
            <text:p>18,9 <text:s text:c="3"/></text:p>
          </table:table-cell>
          <table:table-cell office:value-type="float" office:value="0.0952157058931036" calcext:value-type="float">
            <text:p>0,1</text:p>
          </table:table-cell>
          <table:table-cell office:value-type="float" office:value="0.490463267668639" calcext:value-type="float">
            <text:p>0,5</text:p>
          </table:table-cell>
        </table:table-row>
        <table:table-row table:style-name="ro2">
          <table:table-cell office:value-type="string" calcext:value-type="string">
            <text:p>Transports</text:p>
          </table:table-cell>
          <table:table-cell office:value-type="float" office:value="289.556326404367" calcext:value-type="float">
            <text:p>289,6 <text:s text:c="3"/></text:p>
          </table:table-cell>
          <table:table-cell office:value-type="float" office:value="335.362211354809" calcext:value-type="float">
            <text:p>335,4 <text:s text:c="3"/></text:p>
          </table:table-cell>
          <table:table-cell office:value-type="float" office:value="326.962594420586" calcext:value-type="float">
            <text:p>327,0 <text:s text:c="3"/></text:p>
          </table:table-cell>
          <table:table-cell office:value-type="float" office:value="5.66349070349886" calcext:value-type="float">
            <text:p>5,7 <text:s text:c="3"/></text:p>
          </table:table-cell>
          <table:table-cell office:value-type="float" office:value="5.95808252997065" calcext:value-type="float">
            <text:p>6,0 <text:s text:c="3"/></text:p>
          </table:table-cell>
          <table:table-cell office:value-type="float" office:value="5.42195391235987" calcext:value-type="float">
            <text:p>5,4 <text:s text:c="3"/></text:p>
          </table:table-cell>
          <table:table-cell office:value-type="float" office:value="30.1696349831005" calcext:value-type="float">
            <text:p>30,2 <text:s text:c="3"/></text:p>
          </table:table-cell>
          <table:table-cell office:value-type="float" office:value="28.7662400252594" calcext:value-type="float">
            <text:p>28,8 <text:s text:c="3"/></text:p>
          </table:table-cell>
          <table:table-cell office:value-type="float" office:value="27.4066714811968" calcext:value-type="float">
            <text:p>27,4 <text:s text:c="3"/></text:p>
          </table:table-cell>
          <table:table-cell office:value-type="float" office:value="0.819233799614505" calcext:value-type="float">
            <text:p>0,8</text:p>
          </table:table-cell>
          <table:table-cell office:value-type="float" office:value="-0.115230837501257" calcext:value-type="float">
            <text:p>-0,1</text:p>
          </table:table-cell>
        </table:table-row>
        <table:table-row table:style-name="ro2">
          <table:table-cell office:value-type="string" calcext:value-type="string">
            <text:p>Activités financières</text:p>
          </table:table-cell>
          <table:table-cell office:value-type="float" office:value="298.03582974415" calcext:value-type="float">
            <text:p>298,0 <text:s text:c="3"/></text:p>
          </table:table-cell>
          <table:table-cell office:value-type="float" office:value="315.088281617906" calcext:value-type="float">
            <text:p>315,1 <text:s text:c="3"/></text:p>
          </table:table-cell>
          <table:table-cell office:value-type="float" office:value="330.856586447189" calcext:value-type="float">
            <text:p>330,9 <text:s text:c="3"/></text:p>
          </table:table-cell>
          <table:table-cell office:value-type="float" office:value="5.82934302291283" calcext:value-type="float">
            <text:p>5,8 <text:s text:c="3"/></text:p>
          </table:table-cell>
          <table:table-cell office:value-type="float" office:value="5.59789362827148" calcext:value-type="float">
            <text:p>5,6 <text:s text:c="3"/></text:p>
          </table:table-cell>
          <table:table-cell office:value-type="float" office:value="5.48652718668428" calcext:value-type="float">
            <text:p>5,5 <text:s text:c="3"/></text:p>
          </table:table-cell>
          <table:table-cell office:value-type="float" office:value="40.1860797732898" calcext:value-type="float">
            <text:p>40,2 <text:s text:c="3"/></text:p>
          </table:table-cell>
          <table:table-cell office:value-type="float" office:value="40.3956096724996" calcext:value-type="float">
            <text:p>40,4 <text:s text:c="3"/></text:p>
          </table:table-cell>
          <table:table-cell office:value-type="float" office:value="40.8080721284648" calcext:value-type="float">
            <text:p>40,8 <text:s text:c="3"/></text:p>
          </table:table-cell>
          <table:table-cell office:value-type="float" office:value="0.309584589368539" calcext:value-type="float">
            <text:p>0,3</text:p>
          </table:table-cell>
          <table:table-cell office:value-type="float" office:value="0.222210837915804" calcext:value-type="float">
            <text:p>0,2</text:p>
          </table:table-cell>
        </table:table-row>
        <table:table-row table:style-name="ro2">
          <table:table-cell office:value-type="string" calcext:value-type="string">
            <text:p>Activités immobilières</text:p>
          </table:table-cell>
          <table:table-cell office:value-type="float" office:value="95.6034595968922" calcext:value-type="float">
            <text:p>95,6 <text:s text:c="3"/></text:p>
          </table:table-cell>
          <table:table-cell office:value-type="float" office:value="114.496693790389" calcext:value-type="float">
            <text:p>114,5 <text:s text:c="3"/></text:p>
          </table:table-cell>
          <table:table-cell office:value-type="float" office:value="124.106519763442" calcext:value-type="float">
            <text:p>124,1 <text:s text:c="3"/></text:p>
          </table:table-cell>
          <table:table-cell office:value-type="float" office:value="1.86992738640147" calcext:value-type="float">
            <text:p>1,9 <text:s text:c="3"/></text:p>
          </table:table-cell>
          <table:table-cell office:value-type="float" office:value="2.03416105904126" calcext:value-type="float">
            <text:p>2,0 <text:s text:c="3"/></text:p>
          </table:table-cell>
          <table:table-cell office:value-type="float" office:value="2.05803306513767" calcext:value-type="float">
            <text:p>2,1 <text:s text:c="3"/></text:p>
          </table:table-cell>
          <table:table-cell office:value-type="float" office:value="33.2142796503071" calcext:value-type="float">
            <text:p>33,2 <text:s text:c="3"/></text:p>
          </table:table-cell>
          <table:table-cell office:value-type="float" office:value="36.9783186336916" calcext:value-type="float">
            <text:p>37,0 <text:s text:c="3"/></text:p>
          </table:table-cell>
          <table:table-cell office:value-type="float" office:value="39.0701499198995" calcext:value-type="float">
            <text:p>39,1 <text:s text:c="3"/></text:p>
          </table:table-cell>
          <table:table-cell office:value-type="float" office:value="1.00690742628105" calcext:value-type="float">
            <text:p>1,0</text:p>
          </table:table-cell>
          <table:table-cell office:value-type="float" office:value="0.367009471987934" calcext:value-type="float">
            <text:p>0,4</text:p>
          </table:table-cell>
        </table:table-row>
        <table:table-row table:style-name="ro2">
          <table:table-cell office:value-type="string" calcext:value-type="string">
            <text:p>Services aux entreprises</text:p>
          </table:table-cell>
          <table:table-cell office:value-type="float" office:value="782.099986667637" calcext:value-type="float">
            <text:p>782,1 <text:s text:c="3"/></text:p>
          </table:table-cell>
          <table:table-cell office:value-type="float" office:value="1193.62042877051" calcext:value-type="float">
            <text:p>1 193,6 <text:s text:c="3"/></text:p>
          </table:table-cell>
          <table:table-cell office:value-type="float" office:value="1551.41260324039" calcext:value-type="float">
            <text:p>1 551,4 <text:s text:c="3"/></text:p>
          </table:table-cell>
          <table:table-cell office:value-type="float" office:value="15.2972516908957" calcext:value-type="float">
            <text:p>15,3 <text:s text:c="3"/></text:p>
          </table:table-cell>
          <table:table-cell office:value-type="float" office:value="21.2059939470925" calcext:value-type="float">
            <text:p>21,2 <text:s text:c="3"/></text:p>
          </table:table-cell>
          <table:table-cell office:value-type="float" office:value="25.7267582817236" calcext:value-type="float">
            <text:p>25,7 <text:s text:c="3"/></text:p>
          </table:table-cell>
          <table:table-cell office:value-type="float" office:value="35.375792056534" calcext:value-type="float">
            <text:p>35,4 <text:s text:c="3"/></text:p>
          </table:table-cell>
          <table:table-cell office:value-type="float" office:value="33.7778205448515" calcext:value-type="float">
            <text:p>33,8 <text:s text:c="3"/></text:p>
          </table:table-cell>
          <table:table-cell office:value-type="float" office:value="30.4339306163781" calcext:value-type="float">
            <text:p>30,4 <text:s text:c="3"/></text:p>
          </table:table-cell>
          <table:table-cell office:value-type="float" office:value="2.3764863858315" calcext:value-type="float">
            <text:p>2,4</text:p>
          </table:table-cell>
          <table:table-cell office:value-type="float" office:value="1.19883274851211" calcext:value-type="float">
            <text:p>1,2</text:p>
          </table:table-cell>
        </table:table-row>
        <table:table-row table:style-name="ro2">
          <table:table-cell office:value-type="string" calcext:value-type="string">
            <text:p>Services aux particuliers</text:p>
          </table:table-cell>
          <table:table-cell office:value-type="float" office:value="377.525025112728" calcext:value-type="float">
            <text:p>377,5 <text:s text:c="3"/></text:p>
          </table:table-cell>
          <table:table-cell office:value-type="float" office:value="646.510113836543" calcext:value-type="float">
            <text:p>646,5 <text:s text:c="3"/></text:p>
          </table:table-cell>
          <table:table-cell office:value-type="float" office:value="976.07534972758" calcext:value-type="float">
            <text:p>976,1 <text:s text:c="3"/></text:p>
          </table:table-cell>
          <table:table-cell office:value-type="float" office:value="7.38408825880125" calcext:value-type="float">
            <text:p>7,4 <text:s text:c="3"/></text:p>
          </table:table-cell>
          <table:table-cell office:value-type="float" office:value="11.4859709420974" calcext:value-type="float">
            <text:p>11,5 <text:s text:c="3"/></text:p>
          </table:table-cell>
          <table:table-cell office:value-type="float" office:value="16.1860581348515" calcext:value-type="float">
            <text:p>16,2 <text:s text:c="3"/></text:p>
          </table:table-cell>
          <table:table-cell office:value-type="float" office:value="30.3412215605441" calcext:value-type="float">
            <text:p>30,3 <text:s text:c="3"/></text:p>
          </table:table-cell>
          <table:table-cell office:value-type="float" office:value="28.4049298467398" calcext:value-type="float">
            <text:p>28,4 <text:s text:c="3"/></text:p>
          </table:table-cell>
          <table:table-cell office:value-type="float" office:value="27.7556560783309" calcext:value-type="float">
            <text:p>27,8 <text:s text:c="3"/></text:p>
          </table:table-cell>
          <table:table-cell office:value-type="float" office:value="3.03372968741633" calcext:value-type="float">
            <text:p>3,0</text:p>
          </table:table-cell>
          <table:table-cell office:value-type="float" office:value="1.89014559160352" calcext:value-type="float">
            <text:p>1,9</text:p>
          </table:table-cell>
        </table:table-row>
        <table:table-row table:style-name="ro1">
          <table:table-cell office:value-type="string" calcext:value-type="string">
            <text:p>Education - santé - action sociale</text:p>
          </table:table-cell>
          <table:table-cell office:value-type="float" office:value="695.68283390455" calcext:value-type="float">
            <text:p>695,7 <text:s text:c="3"/></text:p>
          </table:table-cell>
          <table:table-cell office:value-type="float" office:value="786.409280812133" calcext:value-type="float">
            <text:p>786,4 <text:s text:c="3"/></text:p>
          </table:table-cell>
          <table:table-cell office:value-type="float" office:value="885.841999170701" calcext:value-type="float">
            <text:p>885,8 <text:s text:c="3"/></text:p>
          </table:table-cell>
          <table:table-cell office:value-type="float" office:value="13.6070011362831" calcext:value-type="float">
            <text:p>13,6 <text:s text:c="3"/></text:p>
          </table:table-cell>
          <table:table-cell office:value-type="float" office:value="13.9714351789515" calcext:value-type="float">
            <text:p>14,0 <text:s text:c="3"/></text:p>
          </table:table-cell>
          <table:table-cell office:value-type="float" office:value="14.6897369151591" calcext:value-type="float">
            <text:p>14,7 <text:s text:c="3"/></text:p>
          </table:table-cell>
          <table:table-cell office:value-type="float" office:value="19.0681248994497" calcext:value-type="float">
            <text:p>19,1 <text:s text:c="3"/></text:p>
          </table:table-cell>
          <table:table-cell office:value-type="float" office:value="17.9097624210225" calcext:value-type="float">
            <text:p>17,9 <text:s text:c="3"/></text:p>
          </table:table-cell>
          <table:table-cell office:value-type="float" office:value="17.0654551114181" calcext:value-type="float">
            <text:p>17,1 <text:s text:c="3"/></text:p>
          </table:table-cell>
          <table:table-cell office:value-type="float" office:value="0.683343724039509" calcext:value-type="float">
            <text:p>0,7</text:p>
          </table:table-cell>
          <table:table-cell office:value-type="float" office:value="0.542654490793471" calcext:value-type="float">
            <text:p>0,5</text:p>
          </table:table-cell>
        </table:table-row>
        <table:table-row table:style-name="ro2">
          <table:table-cell table:style-name="ce4" office:value-type="string" calcext:value-type="string">
            <text:p>Administration</text:p>
          </table:table-cell>
          <table:table-cell table:style-name="ce8" office:value-type="float" office:value="577.058538569676" calcext:value-type="float">
            <text:p>577,1 <text:s text:c="3"/></text:p>
          </table:table-cell>
          <table:table-cell table:style-name="ce12" office:value-type="float" office:value="687.379970068351" calcext:value-type="float">
            <text:p>687,4 <text:s text:c="3"/></text:p>
          </table:table-cell>
          <table:table-cell table:style-name="ce16" office:value-type="float" office:value="580.161715200537" calcext:value-type="float">
            <text:p>580,2 <text:s text:c="3"/></text:p>
          </table:table-cell>
          <table:table-cell table:style-name="ce19" office:value-type="float" office:value="11.2868045714877" calcext:value-type="float">
            <text:p>11,3 <text:s text:c="3"/></text:p>
          </table:table-cell>
          <table:table-cell table:style-name="ce22" office:value-type="float" office:value="12.2120693758876" calcext:value-type="float">
            <text:p>12,2 <text:s text:c="3"/></text:p>
          </table:table-cell>
          <table:table-cell table:style-name="ce25" office:value-type="float" office:value="9.62070320951342" calcext:value-type="float">
            <text:p>9,6 <text:s text:c="3"/></text:p>
          </table:table-cell>
          <table:table-cell table:style-name="ce19" office:value-type="float" office:value="23.9550242200262" calcext:value-type="float">
            <text:p>24,0 <text:s text:c="3"/></text:p>
          </table:table-cell>
          <table:table-cell table:style-name="ce22" office:value-type="float" office:value="22.3275498943416" calcext:value-type="float">
            <text:p>22,3 <text:s text:c="3"/></text:p>
          </table:table-cell>
          <table:table-cell table:style-name="ce25" office:value-type="float" office:value="20.9447669124361" calcext:value-type="float">
            <text:p>20,9 <text:s text:c="3"/></text:p>
          </table:table-cell>
          <table:table-cell table:style-name="ce29" office:value-type="float" office:value="0.976646760360622" calcext:value-type="float">
            <text:p>1,0</text:p>
          </table:table-cell>
          <table:table-cell table:style-name="ce33" office:value-type="float" office:value="-0.767856536480749" calcext:value-type="float">
            <text:p>-0,8</text:p>
          </table:table-cell>
        </table:table-row>
      </table:table>
      <table:table table:name="21" table:style-name="ta1">
        <table:table-column table:style-name="co2" table:default-cell-style-name="ce3"/>
        <table:table-column table:style-name="co2" table:default-cell-style-name="ce7"/>
        <table:table-column table:style-name="co2" table:default-cell-style-name="ce11"/>
        <table:table-column table:style-name="co2" table:default-cell-style-name="ce15"/>
        <table:table-column table:style-name="co2" table:default-cell-style-name="ce18"/>
        <table:table-column table:style-name="co2" table:default-cell-style-name="ce21"/>
        <table:table-column table:style-name="co2" table:default-cell-style-name="ce24"/>
        <table:table-column table:style-name="co2" table:default-cell-style-name="ce18"/>
        <table:table-column table:style-name="co2" table:default-cell-style-name="ce21"/>
        <table:table-column table:style-name="co2" table:default-cell-style-name="ce24"/>
        <table:table-column table:style-name="co2" table:default-cell-style-name="ce28"/>
        <table:table-column table:style-name="co2" table:default-cell-style-name="ce32"/>
        <table:table-row table:style-name="ro1">
          <table:table-cell table:style-name="ce1" office:value-type="string" calcext:value-type="string">
            <text:p>Secteur</text:p>
          </table:table-cell>
          <table:table-cell table:style-name="ce5" office:value-type="string" calcext:value-type="string">
            <text:p>Nb_1990</text:p>
          </table:table-cell>
          <table:table-cell table:style-name="ce9" office:value-type="string" calcext:value-type="string">
            <text:p>Nb_2008</text:p>
          </table:table-cell>
          <table:table-cell table:style-name="ce13" office:value-type="string" calcext:value-type="string">
            <text:p>Nb_2030</text:p>
          </table:table-cell>
          <table:table-cell table:style-name="ce5" office:value-type="string" calcext:value-type="string">
            <text:p>P_Reg_1990</text:p>
          </table:table-cell>
          <table:table-cell table:style-name="ce9" office:value-type="string" calcext:value-type="string">
            <text:p>P_Reg_2008</text:p>
          </table:table-cell>
          <table:table-cell table:style-name="ce13" office:value-type="string" calcext:value-type="string">
            <text:p>P_Reg_2030</text:p>
          </table:table-cell>
          <table:table-cell table:style-name="ce5" office:value-type="string" calcext:value-type="string">
            <text:p>P_Sect_1990</text:p>
          </table:table-cell>
          <table:table-cell table:style-name="ce9" office:value-type="string" calcext:value-type="string">
            <text:p>P_Sect_2008</text:p>
          </table:table-cell>
          <table:table-cell table:style-name="ce13" office:value-type="string" calcext:value-type="string">
            <text:p>P_Sect_2030</text:p>
          </table:table-cell>
          <table:table-cell table:style-name="ce26" office:value-type="string" calcext:value-type="string">
            <text:p>TCAM1990_2008</text:p>
          </table:table-cell>
          <table:table-cell table:style-name="ce30" office:value-type="string" calcext:value-type="string">
            <text:p>TCAM_2008-2030</text:p>
          </table:table-cell>
        </table:table-row>
        <table:table-row table:style-name="ro2">
          <table:table-cell table:style-name="ce2" office:value-type="string" calcext:value-type="string">
            <text:p>Ensemble des secteurs</text:p>
          </table:table-cell>
          <table:table-cell table:style-name="ce6" office:value-type="float" office:value="521.281" calcext:value-type="float">
            <text:p>521,3 <text:s text:c="3"/></text:p>
          </table:table-cell>
          <table:table-cell table:style-name="ce10" office:value-type="float" office:value="516.690979478754" calcext:value-type="float">
            <text:p>516,7 <text:s text:c="3"/></text:p>
          </table:table-cell>
          <table:table-cell table:style-name="ce14" office:value-type="float" office:value="493.632927363572" calcext:value-type="float">
            <text:p>493,6 <text:s text:c="3"/></text:p>
          </table:table-cell>
          <table:table-cell table:style-name="ce17" office:value-type="float" office:value="100" calcext:value-type="float">
            <text:p>100,0 <text:s text:c="3"/></text:p>
          </table:table-cell>
          <table:table-cell table:style-name="ce20" office:value-type="float" office:value="100" calcext:value-type="float">
            <text:p>100,0 <text:s text:c="3"/></text:p>
          </table:table-cell>
          <table:table-cell table:style-name="ce23" office:value-type="float" office:value="100" calcext:value-type="float">
            <text:p>100,0 <text:s text:c="3"/></text:p>
          </table:table-cell>
          <table:table-cell table:style-name="ce17" office:value-type="float" office:value="2.3506061610402" calcext:value-type="float">
            <text:p>2,4 <text:s text:c="3"/></text:p>
          </table:table-cell>
          <table:table-cell table:style-name="ce20" office:value-type="float" office:value="2.05759862486463" calcext:value-type="float">
            <text:p>2,1 <text:s text:c="3"/></text:p>
          </table:table-cell>
          <table:table-cell table:style-name="ce23" office:value-type="float" office:value="1.78113788031509" calcext:value-type="float">
            <text:p>1,8 <text:s text:c="3"/></text:p>
          </table:table-cell>
          <table:table-cell table:style-name="ce27" office:value-type="float" office:value="-0.0491227451212106" calcext:value-type="float">
            <text:p>0,0</text:p>
          </table:table-cell>
          <table:table-cell table:style-name="ce31" office:value-type="float" office:value="-0.20729756043818" calcext:value-type="float">
            <text:p>-0,2</text:p>
          </table:table-cell>
        </table:table-row>
        <table:table-row table:style-name="ro2">
          <table:table-cell office:value-type="string" calcext:value-type="string">
            <text:p>Agriculture - sylviculture - pêche</text:p>
          </table:table-cell>
          <table:table-cell office:value-type="float" office:value="48.408" calcext:value-type="float">
            <text:p>48,4 <text:s text:c="3"/></text:p>
          </table:table-cell>
          <table:table-cell office:value-type="float" office:value="33.8122401072998" calcext:value-type="float">
            <text:p>33,8 <text:s text:c="3"/></text:p>
          </table:table-cell>
          <table:table-cell office:value-type="float" office:value="18.9634181552271" calcext:value-type="float">
            <text:p>19,0 <text:s text:c="3"/></text:p>
          </table:table-cell>
          <table:table-cell office:value-type="float" office:value="9.28635419284416" calcext:value-type="float">
            <text:p>9,3 <text:s text:c="3"/></text:p>
          </table:table-cell>
          <table:table-cell office:value-type="float" office:value="6.54399659568473" calcext:value-type="float">
            <text:p>6,5 <text:s text:c="3"/></text:p>
          </table:table-cell>
          <table:table-cell office:value-type="float" office:value="3.8416031638141" calcext:value-type="float">
            <text:p>3,8 <text:s text:c="3"/></text:p>
          </table:table-cell>
          <table:table-cell office:value-type="float" office:value="3.94990004487781" calcext:value-type="float">
            <text:p>3,9 <text:s text:c="3"/></text:p>
          </table:table-cell>
          <table:table-cell office:value-type="float" office:value="4.35500422069635" calcext:value-type="float">
            <text:p>4,4 <text:s text:c="3"/></text:p>
          </table:table-cell>
          <table:table-cell office:value-type="float" office:value="5.09527131693426" calcext:value-type="float">
            <text:p>5,1 <text:s text:c="3"/></text:p>
          </table:table-cell>
          <table:table-cell office:value-type="float" office:value="-1.9738277145145" calcext:value-type="float">
            <text:p>-2,0</text:p>
          </table:table-cell>
          <table:table-cell office:value-type="float" office:value="-2.59443763615065" calcext:value-type="float">
            <text:p>-2,6</text:p>
          </table:table-cell>
        </table:table-row>
        <table:table-row table:style-name="ro2">
          <table:table-cell office:value-type="string" calcext:value-type="string">
            <text:p>Industries agricoles et alimentaires</text:p>
          </table:table-cell>
          <table:table-cell office:value-type="float" office:value="20.1457008212217" calcext:value-type="float">
            <text:p>20,1 <text:s text:c="3"/></text:p>
          </table:table-cell>
          <table:table-cell office:value-type="float" office:value="15.8512476870776" calcext:value-type="float">
            <text:p>15,9 <text:s text:c="3"/></text:p>
          </table:table-cell>
          <table:table-cell office:value-type="float" office:value="9.02311978838814" calcext:value-type="float">
            <text:p>9,0 <text:s text:c="3"/></text:p>
          </table:table-cell>
          <table:table-cell office:value-type="float" office:value="3.86465281129021" calcext:value-type="float">
            <text:p>3,9 <text:s text:c="3"/></text:p>
          </table:table-cell>
          <table:table-cell office:value-type="float" office:value="3.06783905983196" calcext:value-type="float">
            <text:p>3,1 <text:s text:c="3"/></text:p>
          </table:table-cell>
          <table:table-cell office:value-type="float" office:value="1.82790071087426" calcext:value-type="float">
            <text:p>1,8 <text:s text:c="3"/></text:p>
          </table:table-cell>
          <table:table-cell office:value-type="float" office:value="3.49565915555978" calcext:value-type="float">
            <text:p>3,5 <text:s text:c="3"/></text:p>
          </table:table-cell>
          <table:table-cell office:value-type="float" office:value="2.77825679245196" calcext:value-type="float">
            <text:p>2,8 <text:s text:c="3"/></text:p>
          </table:table-cell>
          <table:table-cell office:value-type="float" office:value="2.04623095833546" calcext:value-type="float">
            <text:p>2,0 <text:s text:c="3"/></text:p>
          </table:table-cell>
          <table:table-cell office:value-type="float" office:value="-1.32307324942327" calcext:value-type="float">
            <text:p>-1,3</text:p>
          </table:table-cell>
          <table:table-cell office:value-type="float" office:value="-2.5286532157066" calcext:value-type="float">
            <text:p>-2,5</text:p>
          </table:table-cell>
        </table:table-row>
        <table:table-row table:style-name="ro2">
          <table:table-cell office:value-type="string" calcext:value-type="string">
            <text:p>Industries des biens de consommation</text:p>
          </table:table-cell>
          <table:table-cell office:value-type="float" office:value="21.6116343824201" calcext:value-type="float">
            <text:p>21,6 <text:s text:c="3"/></text:p>
          </table:table-cell>
          <table:table-cell office:value-type="float" office:value="12.2691642297383" calcext:value-type="float">
            <text:p>12,3 <text:s text:c="3"/></text:p>
          </table:table-cell>
          <table:table-cell office:value-type="float" office:value="10.3920145740097" calcext:value-type="float">
            <text:p>10,4 <text:s text:c="3"/></text:p>
          </table:table-cell>
          <table:table-cell office:value-type="float" office:value="4.14587034294749" calcext:value-type="float">
            <text:p>4,1 <text:s text:c="3"/></text:p>
          </table:table-cell>
          <table:table-cell office:value-type="float" office:value="2.37456520764416" calcext:value-type="float">
            <text:p>2,4 <text:s text:c="3"/></text:p>
          </table:table-cell>
          <table:table-cell office:value-type="float" office:value="2.10521097721582" calcext:value-type="float">
            <text:p>2,1 <text:s text:c="3"/></text:p>
          </table:table-cell>
          <table:table-cell office:value-type="float" office:value="2.30014759904714" calcext:value-type="float">
            <text:p>2,3 <text:s text:c="3"/></text:p>
          </table:table-cell>
          <table:table-cell office:value-type="float" office:value="2.19484405475996" calcext:value-type="float">
            <text:p>2,2 <text:s text:c="3"/></text:p>
          </table:table-cell>
          <table:table-cell office:value-type="float" office:value="3.25691942523419" calcext:value-type="float">
            <text:p>3,3 <text:s text:c="3"/></text:p>
          </table:table-cell>
          <table:table-cell office:value-type="float" office:value="-3.09628892479769" calcext:value-type="float">
            <text:p>-3,1</text:p>
          </table:table-cell>
          <table:table-cell office:value-type="float" office:value="-0.751938055752133" calcext:value-type="float">
            <text:p>-0,8</text:p>
          </table:table-cell>
        </table:table-row>
        <table:table-row table:style-name="ro2">
          <table:table-cell office:value-type="string" calcext:value-type="string">
            <text:p>Industrie automobile</text:p>
          </table:table-cell>
          <table:table-cell office:value-type="float" office:value="5.3920229503486" calcext:value-type="float">
            <text:p>5,4 <text:s text:c="3"/></text:p>
          </table:table-cell>
          <table:table-cell office:value-type="float" office:value="5.46129183539339" calcext:value-type="float">
            <text:p>5,5 <text:s text:c="3"/></text:p>
          </table:table-cell>
          <table:table-cell office:value-type="float" office:value="5.28453733278147" calcext:value-type="float">
            <text:p>5,3 <text:s text:c="3"/></text:p>
          </table:table-cell>
          <table:table-cell office:value-type="float" office:value="1.03437933673942" calcext:value-type="float">
            <text:p>1,0 <text:s text:c="3"/></text:p>
          </table:table-cell>
          <table:table-cell office:value-type="float" office:value="1.05697448809786" calcext:value-type="float">
            <text:p>1,1 <text:s text:c="3"/></text:p>
          </table:table-cell>
          <table:table-cell office:value-type="float" office:value="1.07053987686872" calcext:value-type="float">
            <text:p>1,1 <text:s text:c="3"/></text:p>
          </table:table-cell>
          <table:table-cell office:value-type="float" office:value="1.64560394899414" calcext:value-type="float">
            <text:p>1,6 <text:s text:c="3"/></text:p>
          </table:table-cell>
          <table:table-cell office:value-type="float" office:value="2.13641266604283" calcext:value-type="float">
            <text:p>2,1 <text:s text:c="3"/></text:p>
          </table:table-cell>
          <table:table-cell office:value-type="float" office:value="2.84723363449005" calcext:value-type="float">
            <text:p>2,8 <text:s text:c="3"/></text:p>
          </table:table-cell>
          <table:table-cell office:value-type="float" office:value="0.0709403268066122" calcext:value-type="float">
            <text:p>0,1</text:p>
          </table:table-cell>
          <table:table-cell office:value-type="float" office:value="-0.149435005611953" calcext:value-type="float">
            <text:p>-0,1</text:p>
          </table:table-cell>
        </table:table-row>
        <table:table-row table:style-name="ro2">
          <table:table-cell office:value-type="string" calcext:value-type="string">
            <text:p>Industries des biens d’équipement</text:p>
          </table:table-cell>
          <table:table-cell office:value-type="float" office:value="19.051952654981" calcext:value-type="float">
            <text:p>19,1 <text:s text:c="3"/></text:p>
          </table:table-cell>
          <table:table-cell office:value-type="float" office:value="13.8899200603687" calcext:value-type="float">
            <text:p>13,9 <text:s text:c="3"/></text:p>
          </table:table-cell>
          <table:table-cell office:value-type="float" office:value="7.94357077318596" calcext:value-type="float">
            <text:p>7,9 <text:s text:c="3"/></text:p>
          </table:table-cell>
          <table:table-cell office:value-type="float" office:value="3.65483350726019" calcext:value-type="float">
            <text:p>3,7 <text:s text:c="3"/></text:p>
          </table:table-cell>
          <table:table-cell office:value-type="float" office:value="2.6882451236871" calcext:value-type="float">
            <text:p>2,7 <text:s text:c="3"/></text:p>
          </table:table-cell>
          <table:table-cell office:value-type="float" office:value="1.60920601784235" calcext:value-type="float">
            <text:p>1,6 <text:s text:c="3"/></text:p>
          </table:table-cell>
          <table:table-cell office:value-type="float" office:value="1.97426486135948" calcext:value-type="float">
            <text:p>2,0 <text:s text:c="3"/></text:p>
          </table:table-cell>
          <table:table-cell office:value-type="float" office:value="1.76320235426771" calcext:value-type="float">
            <text:p>1,8 <text:s text:c="3"/></text:p>
          </table:table-cell>
          <table:table-cell office:value-type="float" office:value="1.45605423433927" calcext:value-type="float">
            <text:p>1,5 <text:s text:c="3"/></text:p>
          </table:table-cell>
          <table:table-cell office:value-type="float" office:value="-1.74026928596662" calcext:value-type="float">
            <text:p>-1,7</text:p>
          </table:table-cell>
          <table:table-cell office:value-type="float" office:value="-2.50801564270627" calcext:value-type="float">
            <text:p>-2,5</text:p>
          </table:table-cell>
        </table:table-row>
        <table:table-row table:style-name="ro2">
          <table:table-cell office:value-type="string" calcext:value-type="string">
            <text:p>Industries des biens intermédiaires</text:p>
          </table:table-cell>
          <table:table-cell office:value-type="float" office:value="66.0499485035012" calcext:value-type="float">
            <text:p>66,0 <text:s text:c="3"/></text:p>
          </table:table-cell>
          <table:table-cell office:value-type="float" office:value="44.0787625831549" calcext:value-type="float">
            <text:p>44,1 <text:s text:c="3"/></text:p>
          </table:table-cell>
          <table:table-cell office:value-type="float" office:value="24.8864117692906" calcext:value-type="float">
            <text:p>24,9 <text:s text:c="3"/></text:p>
          </table:table-cell>
          <table:table-cell office:value-type="float" office:value="12.6706993931298" calcext:value-type="float">
            <text:p>12,7 <text:s text:c="3"/></text:p>
          </table:table-cell>
          <table:table-cell office:value-type="float" office:value="8.53097196076894" calcext:value-type="float">
            <text:p>8,5 <text:s text:c="3"/></text:p>
          </table:table-cell>
          <table:table-cell office:value-type="float" office:value="5.04148130924037" calcext:value-type="float">
            <text:p>5,0 <text:s text:c="3"/></text:p>
          </table:table-cell>
          <table:table-cell office:value-type="float" office:value="3.85265561359185" calcext:value-type="float">
            <text:p>3,9 <text:s text:c="3"/></text:p>
          </table:table-cell>
          <table:table-cell office:value-type="float" office:value="3.50140045978049" calcext:value-type="float">
            <text:p>3,5 <text:s text:c="3"/></text:p>
          </table:table-cell>
          <table:table-cell office:value-type="float" office:value="3.33246747905113" calcext:value-type="float">
            <text:p>3,3 <text:s text:c="3"/></text:p>
          </table:table-cell>
          <table:table-cell office:value-type="float" office:value="-2.22179717907667" calcext:value-type="float">
            <text:p>-2,2</text:p>
          </table:table-cell>
          <table:table-cell office:value-type="float" office:value="-2.56496818550901" calcext:value-type="float">
            <text:p>-2,6</text:p>
          </table:table-cell>
        </table:table-row>
        <table:table-row table:style-name="ro1">
          <table:table-cell office:value-type="string" calcext:value-type="string">
            <text:p>Energie</text:p>
          </table:table-cell>
          <table:table-cell office:value-type="float" office:value="4.84774068752741" calcext:value-type="float">
            <text:p>4,8 <text:s text:c="3"/></text:p>
          </table:table-cell>
          <table:table-cell office:value-type="float" office:value="4.6061212625972" calcext:value-type="float">
            <text:p>4,6 <text:s text:c="3"/></text:p>
          </table:table-cell>
          <table:table-cell office:value-type="float" office:value="3.57345654545977" calcext:value-type="float">
            <text:p>3,6 <text:s text:c="3"/></text:p>
          </table:table-cell>
          <table:table-cell office:value-type="float" office:value="0.929966886866663" calcext:value-type="float">
            <text:p>0,9 <text:s text:c="3"/></text:p>
          </table:table-cell>
          <table:table-cell office:value-type="float" office:value="0.891465391411308" calcext:value-type="float">
            <text:p>0,9 <text:s text:c="3"/></text:p>
          </table:table-cell>
          <table:table-cell office:value-type="float" office:value="0.723909680123067" calcext:value-type="float">
            <text:p>0,7 <text:s text:c="3"/></text:p>
          </table:table-cell>
          <table:table-cell office:value-type="float" office:value="1.72413161937489" calcext:value-type="float">
            <text:p>1,7 <text:s text:c="3"/></text:p>
          </table:table-cell>
          <table:table-cell office:value-type="float" office:value="1.94665546875904" calcext:value-type="float">
            <text:p>1,9 <text:s text:c="3"/></text:p>
          </table:table-cell>
          <table:table-cell office:value-type="float" office:value="1.88607582267591" calcext:value-type="float">
            <text:p>1,9 <text:s text:c="3"/></text:p>
          </table:table-cell>
          <table:table-cell office:value-type="float" office:value="-0.283633833935082" calcext:value-type="float">
            <text:p>-0,3</text:p>
          </table:table-cell>
          <table:table-cell office:value-type="float" office:value="-1.14724465528946" calcext:value-type="float">
            <text:p>-1,1</text:p>
          </table:table-cell>
        </table:table-row>
        <table:table-row table:style-name="ro2">
          <table:table-cell office:value-type="string" calcext:value-type="string">
            <text:p>Construction</text:p>
          </table:table-cell>
          <table:table-cell office:value-type="float" office:value="31.971" calcext:value-type="float">
            <text:p>32,0 <text:s text:c="3"/></text:p>
          </table:table-cell>
          <table:table-cell office:value-type="float" office:value="34.3939100717219" calcext:value-type="float">
            <text:p>34,4 <text:s text:c="3"/></text:p>
          </table:table-cell>
          <table:table-cell office:value-type="float" office:value="36.8141748632986" calcext:value-type="float">
            <text:p>36,8 <text:s text:c="3"/></text:p>
          </table:table-cell>
          <table:table-cell office:value-type="float" office:value="6.13316042595068" calcext:value-type="float">
            <text:p>6,1 <text:s text:c="3"/></text:p>
          </table:table-cell>
          <table:table-cell office:value-type="float" office:value="6.65657258162685" calcext:value-type="float">
            <text:p>6,7 <text:s text:c="3"/></text:p>
          </table:table-cell>
          <table:table-cell office:value-type="float" office:value="7.45780372875816" calcext:value-type="float">
            <text:p>7,5 <text:s text:c="3"/></text:p>
          </table:table-cell>
          <table:table-cell office:value-type="float" office:value="1.98542247437879" calcext:value-type="float">
            <text:p>2,0 <text:s text:c="3"/></text:p>
          </table:table-cell>
          <table:table-cell office:value-type="float" office:value="1.99063281478133" calcext:value-type="float">
            <text:p>2,0 <text:s text:c="3"/></text:p>
          </table:table-cell>
          <table:table-cell office:value-type="float" office:value="2.00621448238698" calcext:value-type="float">
            <text:p>2,0 <text:s text:c="3"/></text:p>
          </table:table-cell>
          <table:table-cell office:value-type="float" office:value="0.406659480374705" calcext:value-type="float">
            <text:p>0,4</text:p>
          </table:table-cell>
          <table:table-cell office:value-type="float" office:value="0.30958477966625" calcext:value-type="float">
            <text:p>0,3</text:p>
          </table:table-cell>
        </table:table-row>
        <table:table-row table:style-name="ro2">
          <table:table-cell office:value-type="string" calcext:value-type="string">
            <text:p>Commerce</text:p>
          </table:table-cell>
          <table:table-cell office:value-type="float" office:value="65.708" calcext:value-type="float">
            <text:p>65,7 <text:s text:c="3"/></text:p>
          </table:table-cell>
          <table:table-cell office:value-type="float" office:value="66.0361999730177" calcext:value-type="float">
            <text:p>66,0 <text:s text:c="3"/></text:p>
          </table:table-cell>
          <table:table-cell office:value-type="float" office:value="71.850498287505" calcext:value-type="float">
            <text:p>71,9 <text:s text:c="3"/></text:p>
          </table:table-cell>
          <table:table-cell office:value-type="float" office:value="12.6051016630186" calcext:value-type="float">
            <text:p>12,6 <text:s text:c="3"/></text:p>
          </table:table-cell>
          <table:table-cell office:value-type="float" office:value="12.7805985774391" calcext:value-type="float">
            <text:p>12,8 <text:s text:c="3"/></text:p>
          </table:table-cell>
          <table:table-cell office:value-type="float" office:value="14.5554508835642" calcext:value-type="float">
            <text:p>14,6 <text:s text:c="3"/></text:p>
          </table:table-cell>
          <table:table-cell office:value-type="float" office:value="2.16514092791189" calcext:value-type="float">
            <text:p>2,2 <text:s text:c="3"/></text:p>
          </table:table-cell>
          <table:table-cell office:value-type="float" office:value="1.94001241287311" calcext:value-type="float">
            <text:p>1,9 <text:s text:c="3"/></text:p>
          </table:table-cell>
          <table:table-cell office:value-type="float" office:value="1.71755510286449" calcext:value-type="float">
            <text:p>1,7 <text:s text:c="3"/></text:p>
          </table:table-cell>
          <table:table-cell office:value-type="float" office:value="0.0276837891678428" calcext:value-type="float">
            <text:p>0,0</text:p>
          </table:table-cell>
          <table:table-cell office:value-type="float" office:value="0.384302334529663" calcext:value-type="float">
            <text:p>0,4</text:p>
          </table:table-cell>
        </table:table-row>
        <table:table-row table:style-name="ro2">
          <table:table-cell office:value-type="string" calcext:value-type="string">
            <text:p>Transports</text:p>
          </table:table-cell>
          <table:table-cell office:value-type="float" office:value="21.8028681445909" calcext:value-type="float">
            <text:p>21,8 <text:s text:c="3"/></text:p>
          </table:table-cell>
          <table:table-cell office:value-type="float" office:value="23.5245367644541" calcext:value-type="float">
            <text:p>23,5 <text:s text:c="3"/></text:p>
          </table:table-cell>
          <table:table-cell office:value-type="float" office:value="21.0200944444484" calcext:value-type="float">
            <text:p>21,0 <text:s text:c="3"/></text:p>
          </table:table-cell>
          <table:table-cell office:value-type="float" office:value="4.18255569349178" calcext:value-type="float">
            <text:p>4,2 <text:s text:c="3"/></text:p>
          </table:table-cell>
          <table:table-cell office:value-type="float" office:value="4.55292190085959" calcext:value-type="float">
            <text:p>4,6 <text:s text:c="3"/></text:p>
          </table:table-cell>
          <table:table-cell office:value-type="float" office:value="4.25824398642001" calcext:value-type="float">
            <text:p>4,3 <text:s text:c="3"/></text:p>
          </table:table-cell>
          <table:table-cell office:value-type="float" office:value="2.27169815861104" calcext:value-type="float">
            <text:p>2,3 <text:s text:c="3"/></text:p>
          </table:table-cell>
          <table:table-cell office:value-type="float" office:value="2.01785546533558" calcext:value-type="float">
            <text:p>2,0 <text:s text:c="3"/></text:p>
          </table:table-cell>
          <table:table-cell office:value-type="float" office:value="1.76194718531526" calcext:value-type="float">
            <text:p>1,8 <text:s text:c="3"/></text:p>
          </table:table-cell>
          <table:table-cell office:value-type="float" office:value="0.42312859777156" calcext:value-type="float">
            <text:p>0,4</text:p>
          </table:table-cell>
          <table:table-cell office:value-type="float" office:value="-0.510352958465865" calcext:value-type="float">
            <text:p>-0,5</text:p>
          </table:table-cell>
        </table:table-row>
        <table:table-row table:style-name="ro2">
          <table:table-cell office:value-type="string" calcext:value-type="string">
            <text:p>Activités financières</text:p>
          </table:table-cell>
          <table:table-cell office:value-type="float" office:value="12.2416556370451" calcext:value-type="float">
            <text:p>12,2 <text:s text:c="3"/></text:p>
          </table:table-cell>
          <table:table-cell office:value-type="float" office:value="10.656100138827" calcext:value-type="float">
            <text:p>10,7 <text:s text:c="3"/></text:p>
          </table:table-cell>
          <table:table-cell office:value-type="float" office:value="9.00065161891365" calcext:value-type="float">
            <text:p>9,0 <text:s text:c="3"/></text:p>
          </table:table-cell>
          <table:table-cell office:value-type="float" office:value="2.34837940324798" calcext:value-type="float">
            <text:p>2,3 <text:s text:c="3"/></text:p>
          </table:table-cell>
          <table:table-cell office:value-type="float" office:value="2.06237394536616" calcext:value-type="float">
            <text:p>2,1 <text:s text:c="3"/></text:p>
          </table:table-cell>
          <table:table-cell office:value-type="float" office:value="1.82334911631299" calcext:value-type="float">
            <text:p>1,8 <text:s text:c="3"/></text:p>
          </table:table-cell>
          <table:table-cell office:value-type="float" office:value="1.65062083444715" calcext:value-type="float">
            <text:p>1,7 <text:s text:c="3"/></text:p>
          </table:table-cell>
          <table:table-cell office:value-type="float" office:value="1.36615573143125" calcext:value-type="float">
            <text:p>1,4 <text:s text:c="3"/></text:p>
          </table:table-cell>
          <table:table-cell office:value-type="float" office:value="1.11014637614427" calcext:value-type="float">
            <text:p>1,1 <text:s text:c="3"/></text:p>
          </table:table-cell>
          <table:table-cell office:value-type="float" office:value="-0.767660658913549" calcext:value-type="float">
            <text:p>-0,8</text:p>
          </table:table-cell>
          <table:table-cell office:value-type="float" office:value="-0.764496989069552" calcext:value-type="float">
            <text:p>-0,8</text:p>
          </table:table-cell>
        </table:table-row>
        <table:table-row table:style-name="ro2">
          <table:table-cell office:value-type="string" calcext:value-type="string">
            <text:p>Activités immobilières</text:p>
          </table:table-cell>
          <table:table-cell office:value-type="float" office:value="7.28621455729847" calcext:value-type="float">
            <text:p>7,3 <text:s text:c="3"/></text:p>
          </table:table-cell>
          <table:table-cell office:value-type="float" office:value="5.20824395317164" calcext:value-type="float">
            <text:p>5,2 <text:s text:c="3"/></text:p>
          </table:table-cell>
          <table:table-cell office:value-type="float" office:value="3.14018560633025" calcext:value-type="float">
            <text:p>3,1 <text:s text:c="3"/></text:p>
          </table:table-cell>
          <table:table-cell office:value-type="float" office:value="1.39775179937471" calcext:value-type="float">
            <text:p>1,4 <text:s text:c="3"/></text:p>
          </table:table-cell>
          <table:table-cell office:value-type="float" office:value="1.007999783241" calcext:value-type="float">
            <text:p>1,0 <text:s text:c="3"/></text:p>
          </table:table-cell>
          <table:table-cell office:value-type="float" office:value="0.636137792327097" calcext:value-type="float">
            <text:p>0,6 <text:s text:c="3"/></text:p>
          </table:table-cell>
          <table:table-cell office:value-type="float" office:value="2.53135575761232" calcext:value-type="float">
            <text:p>2,5 <text:s text:c="3"/></text:p>
          </table:table-cell>
          <table:table-cell office:value-type="float" office:value="1.68207568311937" calcext:value-type="float">
            <text:p>1,7 <text:s text:c="3"/></text:p>
          </table:table-cell>
          <table:table-cell office:value-type="float" office:value="0.988566294901238" calcext:value-type="float">
            <text:p>1,0 <text:s text:c="3"/></text:p>
          </table:table-cell>
          <table:table-cell office:value-type="float" office:value="-1.84794223882392" calcext:value-type="float">
            <text:p>-1,8</text:p>
          </table:table-cell>
          <table:table-cell office:value-type="float" office:value="-2.2735776580086" calcext:value-type="float">
            <text:p>-2,3</text:p>
          </table:table-cell>
        </table:table-row>
        <table:table-row table:style-name="ro2">
          <table:table-cell office:value-type="string" calcext:value-type="string">
            <text:p>Services aux entreprises</text:p>
          </table:table-cell>
          <table:table-cell office:value-type="float" office:value="37.4350322779735" calcext:value-type="float">
            <text:p>37,4 <text:s text:c="3"/></text:p>
          </table:table-cell>
          <table:table-cell office:value-type="float" office:value="50.1315573112312" calcext:value-type="float">
            <text:p>50,1 <text:s text:c="3"/></text:p>
          </table:table-cell>
          <table:table-cell office:value-type="float" office:value="59.7859448495994" calcext:value-type="float">
            <text:p>59,8 <text:s text:c="3"/></text:p>
          </table:table-cell>
          <table:table-cell office:value-type="float" office:value="7.18135368025566" calcext:value-type="float">
            <text:p>7,2 <text:s text:c="3"/></text:p>
          </table:table-cell>
          <table:table-cell office:value-type="float" office:value="9.70242549266191" calcext:value-type="float">
            <text:p>9,7 <text:s text:c="3"/></text:p>
          </table:table-cell>
          <table:table-cell office:value-type="float" office:value="12.1114175200808" calcext:value-type="float">
            <text:p>12,1 <text:s text:c="3"/></text:p>
          </table:table-cell>
          <table:table-cell office:value-type="float" office:value="1.69325398295654" calcext:value-type="float">
            <text:p>1,7 <text:s text:c="3"/></text:p>
          </table:table-cell>
          <table:table-cell office:value-type="float" office:value="1.41865429384191" calcext:value-type="float">
            <text:p>1,4 <text:s text:c="3"/></text:p>
          </table:table-cell>
          <table:table-cell office:value-type="float" office:value="1.17281585413638" calcext:value-type="float">
            <text:p>1,2 <text:s text:c="3"/></text:p>
          </table:table-cell>
          <table:table-cell office:value-type="float" office:value="1.63569865219586" calcext:value-type="float">
            <text:p>1,6</text:p>
          </table:table-cell>
          <table:table-cell office:value-type="float" office:value="0.8037579345616" calcext:value-type="float">
            <text:p>0,8</text:p>
          </table:table-cell>
        </table:table-row>
        <table:table-row table:style-name="ro2">
          <table:table-cell office:value-type="string" calcext:value-type="string">
            <text:p>Services aux particuliers</text:p>
          </table:table-cell>
          <table:table-cell office:value-type="float" office:value="21.8393367585977" calcext:value-type="float">
            <text:p>21,8 <text:s text:c="3"/></text:p>
          </table:table-cell>
          <table:table-cell office:value-type="float" office:value="38.43955462752" calcext:value-type="float">
            <text:p>38,4 <text:s text:c="3"/></text:p>
          </table:table-cell>
          <table:table-cell office:value-type="float" office:value="55.5511028514422" calcext:value-type="float">
            <text:p>55,6 <text:s text:c="3"/></text:p>
          </table:table-cell>
          <table:table-cell office:value-type="float" office:value="4.18955165421293" calcext:value-type="float">
            <text:p>4,2 <text:s text:c="3"/></text:p>
          </table:table-cell>
          <table:table-cell office:value-type="float" office:value="7.43956371491107" calcext:value-type="float">
            <text:p>7,4 <text:s text:c="3"/></text:p>
          </table:table-cell>
          <table:table-cell office:value-type="float" office:value="11.2535245872137" calcext:value-type="float">
            <text:p>11,3 <text:s text:c="3"/></text:p>
          </table:table-cell>
          <table:table-cell office:value-type="float" office:value="1.75520061254241" calcext:value-type="float">
            <text:p>1,8 <text:s text:c="3"/></text:p>
          </table:table-cell>
          <table:table-cell office:value-type="float" office:value="1.6888720364407" calcext:value-type="float">
            <text:p>1,7 <text:s text:c="3"/></text:p>
          </table:table-cell>
          <table:table-cell office:value-type="float" office:value="1.57964987636144" calcext:value-type="float">
            <text:p>1,6 <text:s text:c="3"/></text:p>
          </table:table-cell>
          <table:table-cell office:value-type="float" office:value="3.19081680442963" calcext:value-type="float">
            <text:p>3,2</text:p>
          </table:table-cell>
          <table:table-cell office:value-type="float" office:value="1.68779578871583" calcext:value-type="float">
            <text:p>1,7</text:p>
          </table:table-cell>
        </table:table-row>
        <table:table-row table:style-name="ro1">
          <table:table-cell office:value-type="string" calcext:value-type="string">
            <text:p>Education - santé - action sociale</text:p>
          </table:table-cell>
          <table:table-cell office:value-type="float" office:value="84.6736860860085" calcext:value-type="float">
            <text:p>84,7 <text:s text:c="3"/></text:p>
          </table:table-cell>
          <table:table-cell office:value-type="float" office:value="94.2481746399417" calcext:value-type="float">
            <text:p>94,2 <text:s text:c="3"/></text:p>
          </table:table-cell>
          <table:table-cell office:value-type="float" office:value="103.343148321335" calcext:value-type="float">
            <text:p>103,3 <text:s text:c="3"/></text:p>
          </table:table-cell>
          <table:table-cell office:value-type="float" office:value="16.2433862131957" calcext:value-type="float">
            <text:p>16,2 <text:s text:c="3"/></text:p>
          </table:table-cell>
          <table:table-cell office:value-type="float" office:value="18.2407238336192" calcext:value-type="float">
            <text:p>18,2 <text:s text:c="3"/></text:p>
          </table:table-cell>
          <table:table-cell office:value-type="float" office:value="20.9352218202454" calcext:value-type="float">
            <text:p>20,9 <text:s text:c="3"/></text:p>
          </table:table-cell>
          <table:table-cell office:value-type="float" office:value="2.32083981851755" calcext:value-type="float">
            <text:p>2,3 <text:s text:c="3"/></text:p>
          </table:table-cell>
          <table:table-cell office:value-type="float" office:value="2.1464172125146" calcext:value-type="float">
            <text:p>2,1 <text:s text:c="3"/></text:p>
          </table:table-cell>
          <table:table-cell office:value-type="float" office:value="1.99087180377696" calcext:value-type="float">
            <text:p>2,0 <text:s text:c="3"/></text:p>
          </table:table-cell>
          <table:table-cell office:value-type="float" office:value="0.596922174924841" calcext:value-type="float">
            <text:p>0,6</text:p>
          </table:table-cell>
          <table:table-cell office:value-type="float" office:value="0.419621269075399" calcext:value-type="float">
            <text:p>0,4</text:p>
          </table:table-cell>
        </table:table-row>
        <table:table-row table:style-name="ro2">
          <table:table-cell table:style-name="ce4" office:value-type="string" calcext:value-type="string">
            <text:p>Administration</text:p>
          </table:table-cell>
          <table:table-cell table:style-name="ce8" office:value-type="float" office:value="52.8162065384858" calcext:value-type="float">
            <text:p>52,8 <text:s text:c="3"/></text:p>
          </table:table-cell>
          <table:table-cell table:style-name="ce12" office:value-type="float" office:value="64.0839542332391" calcext:value-type="float">
            <text:p>64,1 <text:s text:c="3"/></text:p>
          </table:table-cell>
          <table:table-cell table:style-name="ce16" office:value-type="float" office:value="53.0605975823573" calcext:value-type="float">
            <text:p>53,1 <text:s text:c="3"/></text:p>
          </table:table-cell>
          <table:table-cell table:style-name="ce19" office:value-type="float" office:value="10.132002996174" calcext:value-type="float">
            <text:p>10,1 <text:s text:c="3"/></text:p>
          </table:table-cell>
          <table:table-cell table:style-name="ce22" office:value-type="float" office:value="12.4027623431491" calcext:value-type="float">
            <text:p>12,4 <text:s text:c="3"/></text:p>
          </table:table-cell>
          <table:table-cell table:style-name="ce25" office:value-type="float" office:value="10.748998829099" calcext:value-type="float">
            <text:p>10,7 <text:s text:c="3"/></text:p>
          </table:table-cell>
          <table:table-cell table:style-name="ce19" office:value-type="float" office:value="2.19252194062556" calcext:value-type="float">
            <text:p>2,2 <text:s text:c="3"/></text:p>
          </table:table-cell>
          <table:table-cell table:style-name="ce22" office:value-type="float" office:value="2.08158187301715" calcext:value-type="float">
            <text:p>2,1 <text:s text:c="3"/></text:p>
          </table:table-cell>
          <table:table-cell table:style-name="ce25" office:value-type="float" office:value="1.91557253689672" calcext:value-type="float">
            <text:p>1,9 <text:s text:c="3"/></text:p>
          </table:table-cell>
          <table:table-cell table:style-name="ce29" office:value-type="float" office:value="1.08010212123035" calcext:value-type="float">
            <text:p>1,1</text:p>
          </table:table-cell>
          <table:table-cell table:style-name="ce33" office:value-type="float" office:value="-0.854326969727903" calcext:value-type="float">
            <text:p>-0,9</text:p>
          </table:table-cell>
        </table:table-row>
      </table:table>
      <table:table table:name="22" table:style-name="ta1">
        <table:table-column table:style-name="co2" table:default-cell-style-name="ce3"/>
        <table:table-column table:style-name="co2" table:default-cell-style-name="ce7"/>
        <table:table-column table:style-name="co2" table:default-cell-style-name="ce11"/>
        <table:table-column table:style-name="co2" table:default-cell-style-name="ce15"/>
        <table:table-column table:style-name="co2" table:default-cell-style-name="ce18"/>
        <table:table-column table:style-name="co2" table:default-cell-style-name="ce21"/>
        <table:table-column table:style-name="co2" table:default-cell-style-name="ce24"/>
        <table:table-column table:style-name="co2" table:default-cell-style-name="ce18"/>
        <table:table-column table:style-name="co2" table:default-cell-style-name="ce21"/>
        <table:table-column table:style-name="co2" table:default-cell-style-name="ce24"/>
        <table:table-column table:style-name="co2" table:default-cell-style-name="ce28"/>
        <table:table-column table:style-name="co2" table:default-cell-style-name="ce32"/>
        <table:table-row table:style-name="ro1">
          <table:table-cell table:style-name="ce1" office:value-type="string" calcext:value-type="string">
            <text:p>Secteur</text:p>
          </table:table-cell>
          <table:table-cell table:style-name="ce5" office:value-type="string" calcext:value-type="string">
            <text:p>Nb_1990</text:p>
          </table:table-cell>
          <table:table-cell table:style-name="ce9" office:value-type="string" calcext:value-type="string">
            <text:p>Nb_2008</text:p>
          </table:table-cell>
          <table:table-cell table:style-name="ce13" office:value-type="string" calcext:value-type="string">
            <text:p>Nb_2030</text:p>
          </table:table-cell>
          <table:table-cell table:style-name="ce5" office:value-type="string" calcext:value-type="string">
            <text:p>P_Reg_1990</text:p>
          </table:table-cell>
          <table:table-cell table:style-name="ce9" office:value-type="string" calcext:value-type="string">
            <text:p>P_Reg_2008</text:p>
          </table:table-cell>
          <table:table-cell table:style-name="ce13" office:value-type="string" calcext:value-type="string">
            <text:p>P_Reg_2030</text:p>
          </table:table-cell>
          <table:table-cell table:style-name="ce5" office:value-type="string" calcext:value-type="string">
            <text:p>P_Sect_1990</text:p>
          </table:table-cell>
          <table:table-cell table:style-name="ce9" office:value-type="string" calcext:value-type="string">
            <text:p>P_Sect_2008</text:p>
          </table:table-cell>
          <table:table-cell table:style-name="ce13" office:value-type="string" calcext:value-type="string">
            <text:p>P_Sect_2030</text:p>
          </table:table-cell>
          <table:table-cell table:style-name="ce26" office:value-type="string" calcext:value-type="string">
            <text:p>TCAM1990_2008</text:p>
          </table:table-cell>
          <table:table-cell table:style-name="ce30" office:value-type="string" calcext:value-type="string">
            <text:p>TCAM_2008-2030</text:p>
          </table:table-cell>
        </table:table-row>
        <table:table-row table:style-name="ro2">
          <table:table-cell table:style-name="ce2" office:value-type="string" calcext:value-type="string">
            <text:p>Ensemble des secteurs</text:p>
          </table:table-cell>
          <table:table-cell table:style-name="ce6" office:value-type="float" office:value="626.056" calcext:value-type="float">
            <text:p>626,1 <text:s text:c="3"/></text:p>
          </table:table-cell>
          <table:table-cell table:style-name="ce10" office:value-type="float" office:value="660.288488388928" calcext:value-type="float">
            <text:p>660,3 <text:s text:c="3"/></text:p>
          </table:table-cell>
          <table:table-cell table:style-name="ce14" office:value-type="float" office:value="672.942529400272" calcext:value-type="float">
            <text:p>672,9 <text:s text:c="3"/></text:p>
          </table:table-cell>
          <table:table-cell table:style-name="ce17" office:value-type="float" office:value="100" calcext:value-type="float">
            <text:p>100,0 <text:s text:c="3"/></text:p>
          </table:table-cell>
          <table:table-cell table:style-name="ce20" office:value-type="float" office:value="100" calcext:value-type="float">
            <text:p>100,0 <text:s text:c="3"/></text:p>
          </table:table-cell>
          <table:table-cell table:style-name="ce23" office:value-type="float" office:value="100" calcext:value-type="float">
            <text:p>100,0 <text:s text:c="3"/></text:p>
          </table:table-cell>
          <table:table-cell table:style-name="ce17" office:value-type="float" office:value="2.82306681186574" calcext:value-type="float">
            <text:p>2,8 <text:s text:c="3"/></text:p>
          </table:table-cell>
          <table:table-cell table:style-name="ce20" office:value-type="float" office:value="2.62944146440023" calcext:value-type="float">
            <text:p>2,6 <text:s text:c="3"/></text:p>
          </table:table-cell>
          <table:table-cell table:style-name="ce23" office:value-type="float" office:value="2.42812698251606" calcext:value-type="float">
            <text:p>2,4 <text:s text:c="3"/></text:p>
          </table:table-cell>
          <table:table-cell table:style-name="ce27" office:value-type="float" office:value="0.296199022613175" calcext:value-type="float">
            <text:p>0,3</text:p>
          </table:table-cell>
          <table:table-cell table:style-name="ce31" office:value-type="float" office:value="0.0863240023287304" calcext:value-type="float">
            <text:p>0,1</text:p>
          </table:table-cell>
        </table:table-row>
        <table:table-row table:style-name="ro2">
          <table:table-cell office:value-type="string" calcext:value-type="string">
            <text:p>Agriculture - sylviculture - pêche</text:p>
          </table:table-cell>
          <table:table-cell office:value-type="float" office:value="40.319" calcext:value-type="float">
            <text:p>40,3 <text:s text:c="3"/></text:p>
          </table:table-cell>
          <table:table-cell office:value-type="float" office:value="24.5131633671809" calcext:value-type="float">
            <text:p>24,5 <text:s text:c="3"/></text:p>
          </table:table-cell>
          <table:table-cell office:value-type="float" office:value="11.1110949146378" calcext:value-type="float">
            <text:p>11,1 <text:s text:c="3"/></text:p>
          </table:table-cell>
          <table:table-cell office:value-type="float" office:value="6.44015870784722" calcext:value-type="float">
            <text:p>6,4 <text:s text:c="3"/></text:p>
          </table:table-cell>
          <table:table-cell office:value-type="float" office:value="3.71249291760209" calcext:value-type="float">
            <text:p>3,7 <text:s text:c="3"/></text:p>
          </table:table-cell>
          <table:table-cell office:value-type="float" office:value="1.65112092477496" calcext:value-type="float">
            <text:p>1,7 <text:s text:c="3"/></text:p>
          </table:table-cell>
          <table:table-cell office:value-type="float" office:value="3.28986985435111" calcext:value-type="float">
            <text:p>3,3 <text:s text:c="3"/></text:p>
          </table:table-cell>
          <table:table-cell office:value-type="float" office:value="3.15728652073674" calcext:value-type="float">
            <text:p>3,2 <text:s text:c="3"/></text:p>
          </table:table-cell>
          <table:table-cell office:value-type="float" office:value="2.98543452213454" calcext:value-type="float">
            <text:p>3,0 <text:s text:c="3"/></text:p>
          </table:table-cell>
          <table:table-cell office:value-type="float" office:value="-2.72665128419559" calcext:value-type="float">
            <text:p>-2,7</text:p>
          </table:table-cell>
          <table:table-cell office:value-type="float" office:value="-3.53275265705505" calcext:value-type="float">
            <text:p>-3,5</text:p>
          </table:table-cell>
        </table:table-row>
        <table:table-row table:style-name="ro2">
          <table:table-cell office:value-type="string" calcext:value-type="string">
            <text:p>Industries agricoles et alimentaires</text:p>
          </table:table-cell>
          <table:table-cell office:value-type="float" office:value="24.7553118243052" calcext:value-type="float">
            <text:p>24,8 <text:s text:c="3"/></text:p>
          </table:table-cell>
          <table:table-cell office:value-type="float" office:value="19.001728721186" calcext:value-type="float">
            <text:p>19,0 <text:s text:c="3"/></text:p>
          </table:table-cell>
          <table:table-cell office:value-type="float" office:value="10.1614406259557" calcext:value-type="float">
            <text:p>10,2 <text:s text:c="3"/></text:p>
          </table:table-cell>
          <table:table-cell office:value-type="float" office:value="3.95416892806797" calcext:value-type="float">
            <text:p>4,0 <text:s text:c="3"/></text:p>
          </table:table-cell>
          <table:table-cell office:value-type="float" office:value="2.87779191297871" calcext:value-type="float">
            <text:p>2,9 <text:s text:c="3"/></text:p>
          </table:table-cell>
          <table:table-cell office:value-type="float" office:value="1.5100012530062" calcext:value-type="float">
            <text:p>1,5 <text:s text:c="3"/></text:p>
          </table:table-cell>
          <table:table-cell office:value-type="float" office:value="4.29551362820854" calcext:value-type="float">
            <text:p>4,3 <text:s text:c="3"/></text:p>
          </table:table-cell>
          <table:table-cell office:value-type="float" office:value="3.33044331462953" calcext:value-type="float">
            <text:p>3,3 <text:s text:c="3"/></text:p>
          </table:table-cell>
          <table:table-cell office:value-type="float" office:value="2.30437530230689" calcext:value-type="float">
            <text:p>2,3 <text:s text:c="3"/></text:p>
          </table:table-cell>
          <table:table-cell office:value-type="float" office:value="-1.45875622627665" calcext:value-type="float">
            <text:p>-1,5</text:p>
          </table:table-cell>
          <table:table-cell office:value-type="float" office:value="-2.80504231751402" calcext:value-type="float">
            <text:p>-2,8</text:p>
          </table:table-cell>
        </table:table-row>
        <table:table-row table:style-name="ro2">
          <table:table-cell office:value-type="string" calcext:value-type="string">
            <text:p>Industries des biens de consommation</text:p>
          </table:table-cell>
          <table:table-cell office:value-type="float" office:value="29.1285094696326" calcext:value-type="float">
            <text:p>29,1 <text:s text:c="3"/></text:p>
          </table:table-cell>
          <table:table-cell office:value-type="float" office:value="16.3394025228716" calcext:value-type="float">
            <text:p>16,3 <text:s text:c="3"/></text:p>
          </table:table-cell>
          <table:table-cell office:value-type="float" office:value="7.50323336214417" calcext:value-type="float">
            <text:p>7,5 <text:s text:c="3"/></text:p>
          </table:table-cell>
          <table:table-cell office:value-type="float" office:value="4.6527003126929" calcext:value-type="float">
            <text:p>4,7 <text:s text:c="3"/></text:p>
          </table:table-cell>
          <table:table-cell office:value-type="float" office:value="2.47458539868519" calcext:value-type="float">
            <text:p>2,5 <text:s text:c="3"/></text:p>
          </table:table-cell>
          <table:table-cell office:value-type="float" office:value="1.11498872999319" calcext:value-type="float">
            <text:p>1,1 <text:s text:c="3"/></text:p>
          </table:table-cell>
          <table:table-cell office:value-type="float" office:value="3.10017604105399" calcext:value-type="float">
            <text:p>3,1 <text:s text:c="3"/></text:p>
          </table:table-cell>
          <table:table-cell office:value-type="float" office:value="2.92297338385366" calcext:value-type="float">
            <text:p>2,9 <text:s text:c="3"/></text:p>
          </table:table-cell>
          <table:table-cell office:value-type="float" office:value="2.35155814257134" calcext:value-type="float">
            <text:p>2,4 <text:s text:c="3"/></text:p>
          </table:table-cell>
          <table:table-cell office:value-type="float" office:value="-3.160844158425" calcext:value-type="float">
            <text:p>-3,2</text:p>
          </table:table-cell>
          <table:table-cell office:value-type="float" office:value="-3.47564196121376" calcext:value-type="float">
            <text:p>-3,5</text:p>
          </table:table-cell>
        </table:table-row>
        <table:table-row table:style-name="ro2">
          <table:table-cell office:value-type="string" calcext:value-type="string">
            <text:p>Industrie automobile</text:p>
          </table:table-cell>
          <table:table-cell office:value-type="float" office:value="10.4046606554593" calcext:value-type="float">
            <text:p>10,4 <text:s text:c="3"/></text:p>
          </table:table-cell>
          <table:table-cell office:value-type="float" office:value="5.68920526840055" calcext:value-type="float">
            <text:p>5,7 <text:s text:c="3"/></text:p>
          </table:table-cell>
          <table:table-cell office:value-type="float" office:value="2.42760370854967" calcext:value-type="float">
            <text:p>2,4 <text:s text:c="3"/></text:p>
          </table:table-cell>
          <table:table-cell office:value-type="float" office:value="1.66193769494412" calcext:value-type="float">
            <text:p>1,7 <text:s text:c="3"/></text:p>
          </table:table-cell>
          <table:table-cell office:value-type="float" office:value="0.861624179195057" calcext:value-type="float">
            <text:p>0,9 <text:s text:c="3"/></text:p>
          </table:table-cell>
          <table:table-cell office:value-type="float" office:value="0.360744581073388" calcext:value-type="float">
            <text:p>0,4 <text:s text:c="3"/></text:p>
          </table:table-cell>
          <table:table-cell office:value-type="float" office:value="3.17542243796661" calcext:value-type="float">
            <text:p>3,2 <text:s text:c="3"/></text:p>
          </table:table-cell>
          <table:table-cell office:value-type="float" office:value="2.22557053559344" calcext:value-type="float">
            <text:p>2,2 <text:s text:c="3"/></text:p>
          </table:table-cell>
          <table:table-cell office:value-type="float" office:value="1.30795838782681" calcext:value-type="float">
            <text:p>1,3 <text:s text:c="3"/></text:p>
          </table:table-cell>
          <table:table-cell office:value-type="float" office:value="-3.29817974205122" calcext:value-type="float">
            <text:p>-3,3</text:p>
          </table:table-cell>
          <table:table-cell office:value-type="float" office:value="-3.79723508983304" calcext:value-type="float">
            <text:p>-3,8</text:p>
          </table:table-cell>
        </table:table-row>
        <table:table-row table:style-name="ro2">
          <table:table-cell office:value-type="string" calcext:value-type="string">
            <text:p>Industries des biens d’équipement</text:p>
          </table:table-cell>
          <table:table-cell office:value-type="float" office:value="28.7178127582498" calcext:value-type="float">
            <text:p>28,7 <text:s text:c="3"/></text:p>
          </table:table-cell>
          <table:table-cell office:value-type="float" office:value="22.3214530435926" calcext:value-type="float">
            <text:p>22,3 <text:s text:c="3"/></text:p>
          </table:table-cell>
          <table:table-cell office:value-type="float" office:value="13.1316219181785" calcext:value-type="float">
            <text:p>13,1 <text:s text:c="3"/></text:p>
          </table:table-cell>
          <table:table-cell office:value-type="float" office:value="4.58709967770453" calcext:value-type="float">
            <text:p>4,6 <text:s text:c="3"/></text:p>
          </table:table-cell>
          <table:table-cell office:value-type="float" office:value="3.38056068462679" calcext:value-type="float">
            <text:p>3,4 <text:s text:c="3"/></text:p>
          </table:table-cell>
          <table:table-cell office:value-type="float" office:value="1.95137345976356" calcext:value-type="float">
            <text:p>2,0 <text:s text:c="3"/></text:p>
          </table:table-cell>
          <table:table-cell office:value-type="float" office:value="2.97589279432157" calcext:value-type="float">
            <text:p>3,0 <text:s text:c="3"/></text:p>
          </table:table-cell>
          <table:table-cell office:value-type="float" office:value="2.83351080395591" calcext:value-type="float">
            <text:p>2,8 <text:s text:c="3"/></text:p>
          </table:table-cell>
          <table:table-cell office:value-type="float" office:value="2.40702251464141" calcext:value-type="float">
            <text:p>2,4 <text:s text:c="3"/></text:p>
          </table:table-cell>
          <table:table-cell office:value-type="float" office:value="-1.39007765169822" calcext:value-type="float">
            <text:p>-1,4</text:p>
          </table:table-cell>
          <table:table-cell office:value-type="float" office:value="-2.38263360088595" calcext:value-type="float">
            <text:p>-2,4</text:p>
          </table:table-cell>
        </table:table-row>
        <table:table-row table:style-name="ro2">
          <table:table-cell office:value-type="string" calcext:value-type="string">
            <text:p>Industries des biens intermédiaires</text:p>
          </table:table-cell>
          <table:table-cell office:value-type="float" office:value="84.8553064583687" calcext:value-type="float">
            <text:p>84,9 <text:s text:c="3"/></text:p>
          </table:table-cell>
          <table:table-cell office:value-type="float" office:value="60.6776520370871" calcext:value-type="float">
            <text:p>60,7 <text:s text:c="3"/></text:p>
          </table:table-cell>
          <table:table-cell office:value-type="float" office:value="32.9052380395453" calcext:value-type="float">
            <text:p>32,9 <text:s text:c="3"/></text:p>
          </table:table-cell>
          <table:table-cell office:value-type="float" office:value="13.5539482823212" calcext:value-type="float">
            <text:p>13,6 <text:s text:c="3"/></text:p>
          </table:table-cell>
          <table:table-cell office:value-type="float" office:value="9.18956684905072" calcext:value-type="float">
            <text:p>9,2 <text:s text:c="3"/></text:p>
          </table:table-cell>
          <table:table-cell office:value-type="float" office:value="4.88975456327162" calcext:value-type="float">
            <text:p>4,9 <text:s text:c="3"/></text:p>
          </table:table-cell>
          <table:table-cell office:value-type="float" office:value="4.94956135738034" calcext:value-type="float">
            <text:p>4,9 <text:s text:c="3"/></text:p>
          </table:table-cell>
          <table:table-cell office:value-type="float" office:value="4.81993473252014" calcext:value-type="float">
            <text:p>4,8 <text:s text:c="3"/></text:p>
          </table:table-cell>
          <table:table-cell office:value-type="float" office:value="4.40624533073644" calcext:value-type="float">
            <text:p>4,4 <text:s text:c="3"/></text:p>
          </table:table-cell>
          <table:table-cell office:value-type="float" office:value="-1.8459282973622" calcext:value-type="float">
            <text:p>-1,8</text:p>
          </table:table-cell>
          <table:table-cell office:value-type="float" office:value="-2.74323260894769" calcext:value-type="float">
            <text:p>-2,7</text:p>
          </table:table-cell>
        </table:table-row>
        <table:table-row table:style-name="ro1">
          <table:table-cell office:value-type="string" calcext:value-type="string">
            <text:p>Energie</text:p>
          </table:table-cell>
          <table:table-cell office:value-type="float" office:value="4.44439883398426" calcext:value-type="float">
            <text:p>4,4 <text:s text:c="3"/></text:p>
          </table:table-cell>
          <table:table-cell office:value-type="float" office:value="4.03998013847072" calcext:value-type="float">
            <text:p>4,0 <text:s text:c="3"/></text:p>
          </table:table-cell>
          <table:table-cell office:value-type="float" office:value="2.97350138890898" calcext:value-type="float">
            <text:p>3,0 <text:s text:c="3"/></text:p>
          </table:table-cell>
          <table:table-cell office:value-type="float" office:value="0.709904359032461" calcext:value-type="float">
            <text:p>0,7 <text:s text:c="3"/></text:p>
          </table:table-cell>
          <table:table-cell office:value-type="float" office:value="0.611850760616481" calcext:value-type="float">
            <text:p>0,6 <text:s text:c="3"/></text:p>
          </table:table-cell>
          <table:table-cell office:value-type="float" office:value="0.441865576776514" calcext:value-type="float">
            <text:p>0,4 <text:s text:c="3"/></text:p>
          </table:table-cell>
          <table:table-cell office:value-type="float" office:value="1.58068037312728" calcext:value-type="float">
            <text:p>1,6 <text:s text:c="3"/></text:p>
          </table:table-cell>
          <table:table-cell office:value-type="float" office:value="1.70739087876239" calcext:value-type="float">
            <text:p>1,7 <text:s text:c="3"/></text:p>
          </table:table-cell>
          <table:table-cell office:value-type="float" office:value="1.56941857469625" calcext:value-type="float">
            <text:p>1,6 <text:s text:c="3"/></text:p>
          </table:table-cell>
          <table:table-cell office:value-type="float" office:value="-0.528624717183068" calcext:value-type="float">
            <text:p>-0,5</text:p>
          </table:table-cell>
          <table:table-cell office:value-type="float" office:value="-1.38352015231791" calcext:value-type="float">
            <text:p>-1,4</text:p>
          </table:table-cell>
        </table:table-row>
        <table:table-row table:style-name="ro2">
          <table:table-cell office:value-type="string" calcext:value-type="string">
            <text:p>Construction</text:p>
          </table:table-cell>
          <table:table-cell office:value-type="float" office:value="41.119" calcext:value-type="float">
            <text:p>41,1 <text:s text:c="3"/></text:p>
          </table:table-cell>
          <table:table-cell office:value-type="float" office:value="45.0729346452705" calcext:value-type="float">
            <text:p>45,1 <text:s text:c="3"/></text:p>
          </table:table-cell>
          <table:table-cell office:value-type="float" office:value="46.2953115799776" calcext:value-type="float">
            <text:p>46,3 <text:s text:c="3"/></text:p>
          </table:table-cell>
          <table:table-cell office:value-type="float" office:value="6.56794280383863" calcext:value-type="float">
            <text:p>6,6 <text:s text:c="3"/></text:p>
          </table:table-cell>
          <table:table-cell office:value-type="float" office:value="6.82624874397648" calcext:value-type="float">
            <text:p>6,8 <text:s text:c="3"/></text:p>
          </table:table-cell>
          <table:table-cell office:value-type="float" office:value="6.8795342183583" calcext:value-type="float">
            <text:p>6,9 <text:s text:c="3"/></text:p>
          </table:table-cell>
          <table:table-cell office:value-type="float" office:value="2.55351996259052" calcext:value-type="float">
            <text:p>2,6 <text:s text:c="3"/></text:p>
          </table:table-cell>
          <table:table-cell office:value-type="float" office:value="2.60870783741273" calcext:value-type="float">
            <text:p>2,6 <text:s text:c="3"/></text:p>
          </table:table-cell>
          <table:table-cell office:value-type="float" office:value="2.52289572979027" calcext:value-type="float">
            <text:p>2,5 <text:s text:c="3"/></text:p>
          </table:table-cell>
          <table:table-cell office:value-type="float" office:value="0.511367743668667" calcext:value-type="float">
            <text:p>0,5</text:p>
          </table:table-cell>
          <table:table-cell office:value-type="float" office:value="0.121704666267441" calcext:value-type="float">
            <text:p>0,1</text:p>
          </table:table-cell>
        </table:table-row>
        <table:table-row table:style-name="ro2">
          <table:table-cell office:value-type="string" calcext:value-type="string">
            <text:p>Commerce</text:p>
          </table:table-cell>
          <table:table-cell office:value-type="float" office:value="80.619" calcext:value-type="float">
            <text:p>80,6 <text:s text:c="3"/></text:p>
          </table:table-cell>
          <table:table-cell office:value-type="float" office:value="86.2300834845252" calcext:value-type="float">
            <text:p>86,2 <text:s text:c="3"/></text:p>
          </table:table-cell>
          <table:table-cell office:value-type="float" office:value="96.2175562772314" calcext:value-type="float">
            <text:p>96,2 <text:s text:c="3"/></text:p>
          </table:table-cell>
          <table:table-cell office:value-type="float" office:value="12.8772825434146" calcext:value-type="float">
            <text:p>12,9 <text:s text:c="3"/></text:p>
          </table:table-cell>
          <table:table-cell office:value-type="float" office:value="13.0594558289093" calcext:value-type="float">
            <text:p>13,1 <text:s text:c="3"/></text:p>
          </table:table-cell>
          <table:table-cell office:value-type="float" office:value="14.2980346870008" calcext:value-type="float">
            <text:p>14,3 <text:s text:c="3"/></text:p>
          </table:table-cell>
          <table:table-cell office:value-type="float" office:value="2.65647252187449" calcext:value-type="float">
            <text:p>2,7 <text:s text:c="3"/></text:p>
          </table:table-cell>
          <table:table-cell office:value-type="float" office:value="2.53326860708848" calcext:value-type="float">
            <text:p>2,5 <text:s text:c="3"/></text:p>
          </table:table-cell>
          <table:table-cell office:value-type="float" office:value="2.30003909100028" calcext:value-type="float">
            <text:p>2,3 <text:s text:c="3"/></text:p>
          </table:table-cell>
          <table:table-cell office:value-type="float" office:value="0.374503738102061" calcext:value-type="float">
            <text:p>0,4</text:p>
          </table:table-cell>
          <table:table-cell office:value-type="float" office:value="0.499391576384145" calcext:value-type="float">
            <text:p>0,5</text:p>
          </table:table-cell>
        </table:table-row>
        <table:table-row table:style-name="ro2">
          <table:table-cell office:value-type="string" calcext:value-type="string">
            <text:p>Transports</text:p>
          </table:table-cell>
          <table:table-cell office:value-type="float" office:value="24.740009964037" calcext:value-type="float">
            <text:p>24,7 <text:s text:c="3"/></text:p>
          </table:table-cell>
          <table:table-cell office:value-type="float" office:value="33.0276882026777" calcext:value-type="float">
            <text:p>33,0 <text:s text:c="3"/></text:p>
          </table:table-cell>
          <table:table-cell office:value-type="float" office:value="36.5309125907522" calcext:value-type="float">
            <text:p>36,5 <text:s text:c="3"/></text:p>
          </table:table-cell>
          <table:table-cell office:value-type="float" office:value="3.95172476009126" calcext:value-type="float">
            <text:p>4,0 <text:s text:c="3"/></text:p>
          </table:table-cell>
          <table:table-cell office:value-type="float" office:value="5.0020087860783" calcext:value-type="float">
            <text:p>5,0 <text:s text:c="3"/></text:p>
          </table:table-cell>
          <table:table-cell office:value-type="float" office:value="5.42853378925369" calcext:value-type="float">
            <text:p>5,4 <text:s text:c="3"/></text:p>
          </table:table-cell>
          <table:table-cell office:value-type="float" office:value="2.57772668745257" calcext:value-type="float">
            <text:p>2,6 <text:s text:c="3"/></text:p>
          </table:table-cell>
          <table:table-cell office:value-type="float" office:value="2.83300376175204" calcext:value-type="float">
            <text:p>2,8 <text:s text:c="3"/></text:p>
          </table:table-cell>
          <table:table-cell office:value-type="float" office:value="3.06209559554445" calcext:value-type="float">
            <text:p>3,1 <text:s text:c="3"/></text:p>
          </table:table-cell>
          <table:table-cell office:value-type="float" office:value="1.61808749125085" calcext:value-type="float">
            <text:p>1,6</text:p>
          </table:table-cell>
          <table:table-cell office:value-type="float" office:value="0.459290503699195" calcext:value-type="float">
            <text:p>0,5</text:p>
          </table:table-cell>
        </table:table-row>
        <table:table-row table:style-name="ro2">
          <table:table-cell office:value-type="string" calcext:value-type="string">
            <text:p>Activités financières</text:p>
          </table:table-cell>
          <table:table-cell office:value-type="float" office:value="12.9015053058015" calcext:value-type="float">
            <text:p>12,9 <text:s text:c="3"/></text:p>
          </table:table-cell>
          <table:table-cell office:value-type="float" office:value="12.6231159556001" calcext:value-type="float">
            <text:p>12,6 <text:s text:c="3"/></text:p>
          </table:table-cell>
          <table:table-cell office:value-type="float" office:value="11.6262020944932" calcext:value-type="float">
            <text:p>11,6 <text:s text:c="3"/></text:p>
          </table:table-cell>
          <table:table-cell office:value-type="float" office:value="2.06075899053783" calcext:value-type="float">
            <text:p>2,1 <text:s text:c="3"/></text:p>
          </table:table-cell>
          <table:table-cell office:value-type="float" office:value="1.91175769039983" calcext:value-type="float">
            <text:p>1,9 <text:s text:c="3"/></text:p>
          </table:table-cell>
          <table:table-cell office:value-type="float" office:value="1.72766641823849" calcext:value-type="float">
            <text:p>1,7 <text:s text:c="3"/></text:p>
          </table:table-cell>
          <table:table-cell office:value-type="float" office:value="1.73959259146639" calcext:value-type="float">
            <text:p>1,7 <text:s text:c="3"/></text:p>
          </table:table-cell>
          <table:table-cell office:value-type="float" office:value="1.6183352245752" calcext:value-type="float">
            <text:p>1,6 <text:s text:c="3"/></text:p>
          </table:table-cell>
          <table:table-cell office:value-type="float" office:value="1.43398352363741" calcext:value-type="float">
            <text:p>1,4 <text:s text:c="3"/></text:p>
          </table:table-cell>
          <table:table-cell office:value-type="float" office:value="-0.121116939414911" calcext:value-type="float">
            <text:p>-0,1</text:p>
          </table:table-cell>
          <table:table-cell office:value-type="float" office:value="-0.373248873135845" calcext:value-type="float">
            <text:p>-0,4</text:p>
          </table:table-cell>
        </table:table-row>
        <table:table-row table:style-name="ro2">
          <table:table-cell office:value-type="string" calcext:value-type="string">
            <text:p>Activités immobilières</text:p>
          </table:table-cell>
          <table:table-cell office:value-type="float" office:value="4.45613346027684" calcext:value-type="float">
            <text:p>4,5 <text:s text:c="3"/></text:p>
          </table:table-cell>
          <table:table-cell office:value-type="float" office:value="5.42717493203676" calcext:value-type="float">
            <text:p>5,4 <text:s text:c="3"/></text:p>
          </table:table-cell>
          <table:table-cell office:value-type="float" office:value="6.00930145829473" calcext:value-type="float">
            <text:p>6,0 <text:s text:c="3"/></text:p>
          </table:table-cell>
          <table:table-cell office:value-type="float" office:value="0.711778732298203" calcext:value-type="float">
            <text:p>0,7 <text:s text:c="3"/></text:p>
          </table:table-cell>
          <table:table-cell office:value-type="float" office:value="0.821939959195534" calcext:value-type="float">
            <text:p>0,8 <text:s text:c="3"/></text:p>
          </table:table-cell>
          <table:table-cell office:value-type="float" office:value="0.892988805990644" calcext:value-type="float">
            <text:p>0,9 <text:s text:c="3"/></text:p>
          </table:table-cell>
          <table:table-cell office:value-type="float" office:value="1.5481371022847" calcext:value-type="float">
            <text:p>1,5 <text:s text:c="3"/></text:p>
          </table:table-cell>
          <table:table-cell office:value-type="float" office:value="1.7527825238783" calcext:value-type="float">
            <text:p>1,8 <text:s text:c="3"/></text:p>
          </table:table-cell>
          <table:table-cell office:value-type="float" office:value="1.89179673507053" calcext:value-type="float">
            <text:p>1,9 <text:s text:c="3"/></text:p>
          </table:table-cell>
          <table:table-cell office:value-type="float" office:value="1.10122643276873" calcext:value-type="float">
            <text:p>1,1</text:p>
          </table:table-cell>
          <table:table-cell office:value-type="float" office:value="0.464209509831215" calcext:value-type="float">
            <text:p>0,5</text:p>
          </table:table-cell>
        </table:table-row>
        <table:table-row table:style-name="ro2">
          <table:table-cell office:value-type="string" calcext:value-type="string">
            <text:p>Services aux entreprises</text:p>
          </table:table-cell>
          <table:table-cell office:value-type="float" office:value="43.0987586351775" calcext:value-type="float">
            <text:p>43,1 <text:s text:c="3"/></text:p>
          </table:table-cell>
          <table:table-cell office:value-type="float" office:value="70.3131726162786" calcext:value-type="float">
            <text:p>70,3 <text:s text:c="3"/></text:p>
          </table:table-cell>
          <table:table-cell office:value-type="float" office:value="104.652222951569" calcext:value-type="float">
            <text:p>104,7 <text:s text:c="3"/></text:p>
          </table:table-cell>
          <table:table-cell office:value-type="float" office:value="6.88416988818532" calcext:value-type="float">
            <text:p>6,9 <text:s text:c="3"/></text:p>
          </table:table-cell>
          <table:table-cell office:value-type="float" office:value="10.6488563488119" calcext:value-type="float">
            <text:p>10,6 <text:s text:c="3"/></text:p>
          </table:table-cell>
          <table:table-cell office:value-type="float" office:value="15.5514354316164" calcext:value-type="float">
            <text:p>15,6 <text:s text:c="3"/></text:p>
          </table:table-cell>
          <table:table-cell office:value-type="float" office:value="1.94943453441166" calcext:value-type="float">
            <text:p>1,9 <text:s text:c="3"/></text:p>
          </table:table-cell>
          <table:table-cell office:value-type="float" office:value="1.9897663187771" calcext:value-type="float">
            <text:p>2,0 <text:s text:c="3"/></text:p>
          </table:table-cell>
          <table:table-cell office:value-type="float" office:value="2.05295385992445" calcext:value-type="float">
            <text:p>2,1 <text:s text:c="3"/></text:p>
          </table:table-cell>
          <table:table-cell office:value-type="float" office:value="2.75655880310715" calcext:value-type="float">
            <text:p>2,8</text:p>
          </table:table-cell>
          <table:table-cell office:value-type="float" office:value="1.8240893459218" calcext:value-type="float">
            <text:p>1,8</text:p>
          </table:table-cell>
        </table:table-row>
        <table:table-row table:style-name="ro2">
          <table:table-cell office:value-type="string" calcext:value-type="string">
            <text:p>Services aux particuliers</text:p>
          </table:table-cell>
          <table:table-cell office:value-type="float" office:value="26.9398458291736" calcext:value-type="float">
            <text:p>26,9 <text:s text:c="3"/></text:p>
          </table:table-cell>
          <table:table-cell office:value-type="float" office:value="50.7698526107182" calcext:value-type="float">
            <text:p>50,8 <text:s text:c="3"/></text:p>
          </table:table-cell>
          <table:table-cell office:value-type="float" office:value="80.3629615798539" calcext:value-type="float">
            <text:p>80,4 <text:s text:c="3"/></text:p>
          </table:table-cell>
          <table:table-cell office:value-type="float" office:value="4.30310480678623" calcext:value-type="float">
            <text:p>4,3 <text:s text:c="3"/></text:p>
          </table:table-cell>
          <table:table-cell office:value-type="float" office:value="7.68904100306128" calcext:value-type="float">
            <text:p>7,7 <text:s text:c="3"/></text:p>
          </table:table-cell>
          <table:table-cell office:value-type="float" office:value="11.9420244774058" calcext:value-type="float">
            <text:p>11,9 <text:s text:c="3"/></text:p>
          </table:table-cell>
          <table:table-cell office:value-type="float" office:value="2.16512224816299" calcext:value-type="float">
            <text:p>2,2 <text:s text:c="3"/></text:p>
          </table:table-cell>
          <table:table-cell office:value-type="float" office:value="2.23061336686433" calcext:value-type="float">
            <text:p>2,2 <text:s text:c="3"/></text:p>
          </table:table-cell>
          <table:table-cell office:value-type="float" office:value="2.28519931752101" calcext:value-type="float">
            <text:p>2,3 <text:s text:c="3"/></text:p>
          </table:table-cell>
          <table:table-cell office:value-type="float" office:value="3.58323938579983" calcext:value-type="float">
            <text:p>3,6</text:p>
          </table:table-cell>
          <table:table-cell office:value-type="float" office:value="2.10944378305216" calcext:value-type="float">
            <text:p>2,1</text:p>
          </table:table-cell>
        </table:table-row>
        <table:table-row table:style-name="ro1">
          <table:table-cell office:value-type="string" calcext:value-type="string">
            <text:p>Education - santé - action sociale</text:p>
          </table:table-cell>
          <table:table-cell office:value-type="float" office:value="109.668224111813" calcext:value-type="float">
            <text:p>109,7 <text:s text:c="3"/></text:p>
          </table:table-cell>
          <table:table-cell office:value-type="float" office:value="129.909002096251" calcext:value-type="float">
            <text:p>129,9 <text:s text:c="3"/></text:p>
          </table:table-cell>
          <table:table-cell office:value-type="float" office:value="148.134362767585" calcext:value-type="float">
            <text:p>148,1 <text:s text:c="3"/></text:p>
          </table:table-cell>
          <table:table-cell office:value-type="float" office:value="17.5173185963896" calcext:value-type="float">
            <text:p>17,5 <text:s text:c="3"/></text:p>
          </table:table-cell>
          <table:table-cell office:value-type="float" office:value="19.6745823046564" calcext:value-type="float">
            <text:p>19,7 <text:s text:c="3"/></text:p>
          </table:table-cell>
          <table:table-cell office:value-type="float" office:value="22.0129292318027" calcext:value-type="float">
            <text:p>22,0 <text:s text:c="3"/></text:p>
          </table:table-cell>
          <table:table-cell office:value-type="float" office:value="3.00592064795983" calcext:value-type="float">
            <text:p>3,0 <text:s text:c="3"/></text:p>
          </table:table-cell>
          <table:table-cell office:value-type="float" office:value="2.95856040952774" calcext:value-type="float">
            <text:p>3,0 <text:s text:c="3"/></text:p>
          </table:table-cell>
          <table:table-cell office:value-type="float" office:value="2.85375983599262" calcext:value-type="float">
            <text:p>2,9 <text:s text:c="3"/></text:p>
          </table:table-cell>
          <table:table-cell office:value-type="float" office:value="0.945410805036939" calcext:value-type="float">
            <text:p>0,9</text:p>
          </table:table-cell>
          <table:table-cell office:value-type="float" office:value="0.598536372402769" calcext:value-type="float">
            <text:p>0,6</text:p>
          </table:table-cell>
        </table:table-row>
        <table:table-row table:style-name="ro2">
          <table:table-cell table:style-name="ce4" office:value-type="string" calcext:value-type="string">
            <text:p>Administration</text:p>
          </table:table-cell>
          <table:table-cell table:style-name="ce8" office:value-type="float" office:value="59.8885226937205" calcext:value-type="float">
            <text:p>59,9 <text:s text:c="3"/></text:p>
          </table:table-cell>
          <table:table-cell table:style-name="ce12" office:value-type="float" office:value="74.3328787467806" calcext:value-type="float">
            <text:p>74,3 <text:s text:c="3"/></text:p>
          </table:table-cell>
          <table:table-cell table:style-name="ce16" office:value-type="float" office:value="62.8999641425946" calcext:value-type="float">
            <text:p>62,9 <text:s text:c="3"/></text:p>
          </table:table-cell>
          <table:table-cell table:style-name="ce19" office:value-type="float" office:value="9.56600091584787" calcext:value-type="float">
            <text:p>9,6 <text:s text:c="3"/></text:p>
          </table:table-cell>
          <table:table-cell table:style-name="ce22" office:value-type="float" office:value="11.2576366321559" calcext:value-type="float">
            <text:p>11,3 <text:s text:c="3"/></text:p>
          </table:table-cell>
          <table:table-cell table:style-name="ce25" office:value-type="float" office:value="9.34700385167382" calcext:value-type="float">
            <text:p>9,3 <text:s text:c="3"/></text:p>
          </table:table-cell>
          <table:table-cell table:style-name="ce19" office:value-type="float" office:value="2.48611001439405" calcext:value-type="float">
            <text:p>2,5 <text:s text:c="3"/></text:p>
          </table:table-cell>
          <table:table-cell table:style-name="ce22" office:value-type="float" office:value="2.41448853804069" calcext:value-type="float">
            <text:p>2,4 <text:s text:c="3"/></text:p>
          </table:table-cell>
          <table:table-cell table:style-name="ce25" office:value-type="float" office:value="2.27078942517235" calcext:value-type="float">
            <text:p>2,3 <text:s text:c="3"/></text:p>
          </table:table-cell>
          <table:table-cell table:style-name="ce29" office:value-type="float" office:value="1.2076139711819" calcext:value-type="float">
            <text:p>1,2</text:p>
          </table:table-cell>
          <table:table-cell table:style-name="ce33" office:value-type="float" office:value="-0.756252157716486" calcext:value-type="float">
            <text:p>-0,8</text:p>
          </table:table-cell>
        </table:table-row>
      </table:table>
      <table:table table:name="23" table:style-name="ta1">
        <table:table-column table:style-name="co2" table:default-cell-style-name="ce3"/>
        <table:table-column table:style-name="co2" table:default-cell-style-name="ce7"/>
        <table:table-column table:style-name="co2" table:default-cell-style-name="ce11"/>
        <table:table-column table:style-name="co2" table:default-cell-style-name="ce15"/>
        <table:table-column table:style-name="co2" table:default-cell-style-name="ce18"/>
        <table:table-column table:style-name="co2" table:default-cell-style-name="ce21"/>
        <table:table-column table:style-name="co2" table:default-cell-style-name="ce24"/>
        <table:table-column table:style-name="co2" table:default-cell-style-name="ce18"/>
        <table:table-column table:style-name="co2" table:default-cell-style-name="ce21"/>
        <table:table-column table:style-name="co2" table:default-cell-style-name="ce24"/>
        <table:table-column table:style-name="co2" table:default-cell-style-name="ce28"/>
        <table:table-column table:style-name="co2" table:default-cell-style-name="ce32"/>
        <table:table-row table:style-name="ro1">
          <table:table-cell table:style-name="ce1" office:value-type="string" calcext:value-type="string">
            <text:p>Secteur</text:p>
          </table:table-cell>
          <table:table-cell table:style-name="ce5" office:value-type="string" calcext:value-type="string">
            <text:p>Nb_1990</text:p>
          </table:table-cell>
          <table:table-cell table:style-name="ce9" office:value-type="string" calcext:value-type="string">
            <text:p>Nb_2008</text:p>
          </table:table-cell>
          <table:table-cell table:style-name="ce13" office:value-type="string" calcext:value-type="string">
            <text:p>Nb_2030</text:p>
          </table:table-cell>
          <table:table-cell table:style-name="ce5" office:value-type="string" calcext:value-type="string">
            <text:p>P_Reg_1990</text:p>
          </table:table-cell>
          <table:table-cell table:style-name="ce9" office:value-type="string" calcext:value-type="string">
            <text:p>P_Reg_2008</text:p>
          </table:table-cell>
          <table:table-cell table:style-name="ce13" office:value-type="string" calcext:value-type="string">
            <text:p>P_Reg_2030</text:p>
          </table:table-cell>
          <table:table-cell table:style-name="ce5" office:value-type="string" calcext:value-type="string">
            <text:p>P_Sect_1990</text:p>
          </table:table-cell>
          <table:table-cell table:style-name="ce9" office:value-type="string" calcext:value-type="string">
            <text:p>P_Sect_2008</text:p>
          </table:table-cell>
          <table:table-cell table:style-name="ce13" office:value-type="string" calcext:value-type="string">
            <text:p>P_Sect_2030</text:p>
          </table:table-cell>
          <table:table-cell table:style-name="ce26" office:value-type="string" calcext:value-type="string">
            <text:p>TCAM1990_2008</text:p>
          </table:table-cell>
          <table:table-cell table:style-name="ce30" office:value-type="string" calcext:value-type="string">
            <text:p>TCAM_2008-2030</text:p>
          </table:table-cell>
        </table:table-row>
        <table:table-row table:style-name="ro2">
          <table:table-cell table:style-name="ce2" office:value-type="string" calcext:value-type="string">
            <text:p>Ensemble des secteurs</text:p>
          </table:table-cell>
          <table:table-cell table:style-name="ce6" office:value-type="float" office:value="656.387" calcext:value-type="float">
            <text:p>656,4 <text:s text:c="3"/></text:p>
          </table:table-cell>
          <table:table-cell table:style-name="ce10" office:value-type="float" office:value="709.976237743404" calcext:value-type="float">
            <text:p>710,0 <text:s text:c="3"/></text:p>
          </table:table-cell>
          <table:table-cell table:style-name="ce14" office:value-type="float" office:value="714.686377028371" calcext:value-type="float">
            <text:p>714,7 <text:s text:c="3"/></text:p>
          </table:table-cell>
          <table:table-cell table:style-name="ce17" office:value-type="float" office:value="100" calcext:value-type="float">
            <text:p>100,0 <text:s text:c="3"/></text:p>
          </table:table-cell>
          <table:table-cell table:style-name="ce20" office:value-type="float" office:value="100" calcext:value-type="float">
            <text:p>100,0 <text:s text:c="3"/></text:p>
          </table:table-cell>
          <table:table-cell table:style-name="ce23" office:value-type="float" office:value="100" calcext:value-type="float">
            <text:p>100,0 <text:s text:c="3"/></text:p>
          </table:table-cell>
          <table:table-cell table:style-name="ce17" office:value-type="float" office:value="2.95983802637483" calcext:value-type="float">
            <text:p>3,0 <text:s text:c="3"/></text:p>
          </table:table-cell>
          <table:table-cell table:style-name="ce20" office:value-type="float" office:value="2.82731107855051" calcext:value-type="float">
            <text:p>2,8 <text:s text:c="3"/></text:p>
          </table:table-cell>
          <table:table-cell table:style-name="ce23" office:value-type="float" office:value="2.57874811040072" calcext:value-type="float">
            <text:p>2,6 <text:s text:c="3"/></text:p>
          </table:table-cell>
          <table:table-cell table:style-name="ce27" office:value-type="float" office:value="0.436957149679484" calcext:value-type="float">
            <text:p>0,4</text:p>
          </table:table-cell>
          <table:table-cell table:style-name="ce31" office:value-type="float" office:value="0.0300604783072922" calcext:value-type="float">
            <text:p>0,0</text:p>
          </table:table-cell>
        </table:table-row>
        <table:table-row table:style-name="ro2">
          <table:table-cell office:value-type="string" calcext:value-type="string">
            <text:p>Agriculture - sylviculture - pêche</text:p>
          </table:table-cell>
          <table:table-cell office:value-type="float" office:value="29.569" calcext:value-type="float">
            <text:p>29,6 <text:s text:c="3"/></text:p>
          </table:table-cell>
          <table:table-cell office:value-type="float" office:value="16.746880978876" calcext:value-type="float">
            <text:p>16,7 <text:s text:c="3"/></text:p>
          </table:table-cell>
          <table:table-cell office:value-type="float" office:value="6.98250470044518" calcext:value-type="float">
            <text:p>7,0 <text:s text:c="3"/></text:p>
          </table:table-cell>
          <table:table-cell office:value-type="float" office:value="4.50481194782956" calcext:value-type="float">
            <text:p>4,5 <text:s text:c="3"/></text:p>
          </table:table-cell>
          <table:table-cell office:value-type="float" office:value="2.35879457488668" calcext:value-type="float">
            <text:p>2,4 <text:s text:c="3"/></text:p>
          </table:table-cell>
          <table:table-cell office:value-type="float" office:value="0.977002630087631" calcext:value-type="float">
            <text:p>1,0 <text:s text:c="3"/></text:p>
          </table:table-cell>
          <table:table-cell office:value-type="float" office:value="2.41271265962221" calcext:value-type="float">
            <text:p>2,4 <text:s text:c="3"/></text:p>
          </table:table-cell>
          <table:table-cell office:value-type="float" office:value="2.15699217546839" calcext:value-type="float">
            <text:p>2,2 <text:s text:c="3"/></text:p>
          </table:table-cell>
          <table:table-cell office:value-type="float" office:value="1.87612568732659" calcext:value-type="float">
            <text:p>1,9 <text:s text:c="3"/></text:p>
          </table:table-cell>
          <table:table-cell office:value-type="float" office:value="-3.10905691055057" calcext:value-type="float">
            <text:p>-3,1</text:p>
          </table:table-cell>
          <table:table-cell office:value-type="float" office:value="-3.89836278470623" calcext:value-type="float">
            <text:p>-3,9</text:p>
          </table:table-cell>
        </table:table-row>
        <table:table-row table:style-name="ro2">
          <table:table-cell office:value-type="string" calcext:value-type="string">
            <text:p>Industries agricoles et alimentaires</text:p>
          </table:table-cell>
          <table:table-cell office:value-type="float" office:value="16.4544775536005" calcext:value-type="float">
            <text:p>16,5 <text:s text:c="3"/></text:p>
          </table:table-cell>
          <table:table-cell office:value-type="float" office:value="15.7981142361647" calcext:value-type="float">
            <text:p>15,8 <text:s text:c="3"/></text:p>
          </table:table-cell>
          <table:table-cell office:value-type="float" office:value="11.2343580549229" calcext:value-type="float">
            <text:p>11,2 <text:s text:c="3"/></text:p>
          </table:table-cell>
          <table:table-cell office:value-type="float" office:value="2.50682563085505" calcext:value-type="float">
            <text:p>2,5 <text:s text:c="3"/></text:p>
          </table:table-cell>
          <table:table-cell office:value-type="float" office:value="2.22516098375033" calcext:value-type="float">
            <text:p>2,2 <text:s text:c="3"/></text:p>
          </table:table-cell>
          <table:table-cell office:value-type="float" office:value="1.57192838929361" calcext:value-type="float">
            <text:p>1,6 <text:s text:c="3"/></text:p>
          </table:table-cell>
          <table:table-cell office:value-type="float" office:value="2.85516228105627" calcext:value-type="float">
            <text:p>2,9 <text:s text:c="3"/></text:p>
          </table:table-cell>
          <table:table-cell office:value-type="float" office:value="2.76894406364857" calcext:value-type="float">
            <text:p>2,8 <text:s text:c="3"/></text:p>
          </table:table-cell>
          <table:table-cell office:value-type="float" office:value="2.54768769429306" calcext:value-type="float">
            <text:p>2,5 <text:s text:c="3"/></text:p>
          </table:table-cell>
          <table:table-cell office:value-type="float" office:value="-0.225894756872047" calcext:value-type="float">
            <text:p>-0,2</text:p>
          </table:table-cell>
          <table:table-cell office:value-type="float" office:value="-1.53766359818058" calcext:value-type="float">
            <text:p>-1,5</text:p>
          </table:table-cell>
        </table:table-row>
        <table:table-row table:style-name="ro2">
          <table:table-cell office:value-type="string" calcext:value-type="string">
            <text:p>Industries des biens de consommation</text:p>
          </table:table-cell>
          <table:table-cell office:value-type="float" office:value="25.5640939031392" calcext:value-type="float">
            <text:p>25,6 <text:s text:c="3"/></text:p>
          </table:table-cell>
          <table:table-cell office:value-type="float" office:value="18.0686769338803" calcext:value-type="float">
            <text:p>18,1 <text:s text:c="3"/></text:p>
          </table:table-cell>
          <table:table-cell office:value-type="float" office:value="10.020981561109" calcext:value-type="float">
            <text:p>10,0 <text:s text:c="3"/></text:p>
          </table:table-cell>
          <table:table-cell office:value-type="float" office:value="3.89466791742359" calcext:value-type="float">
            <text:p>3,9 <text:s text:c="3"/></text:p>
          </table:table-cell>
          <table:table-cell office:value-type="float" office:value="2.54496925014138" calcext:value-type="float">
            <text:p>2,5 <text:s text:c="3"/></text:p>
          </table:table-cell>
          <table:table-cell office:value-type="float" office:value="1.40215091307263" calcext:value-type="float">
            <text:p>1,4 <text:s text:c="3"/></text:p>
          </table:table-cell>
          <table:table-cell office:value-type="float" office:value="2.72081177076329" calcext:value-type="float">
            <text:p>2,7 <text:s text:c="3"/></text:p>
          </table:table-cell>
          <table:table-cell office:value-type="float" office:value="3.23232515297021" calcext:value-type="float">
            <text:p>3,2 <text:s text:c="3"/></text:p>
          </table:table-cell>
          <table:table-cell office:value-type="float" office:value="3.14063546330231" calcext:value-type="float">
            <text:p>3,1 <text:s text:c="3"/></text:p>
          </table:table-cell>
          <table:table-cell office:value-type="float" office:value="-1.90936348448139" calcext:value-type="float">
            <text:p>-1,9</text:p>
          </table:table-cell>
          <table:table-cell office:value-type="float" office:value="-2.64395898047207" calcext:value-type="float">
            <text:p>-2,6</text:p>
          </table:table-cell>
        </table:table-row>
        <table:table-row table:style-name="ro2">
          <table:table-cell office:value-type="string" calcext:value-type="string">
            <text:p>Industrie automobile</text:p>
          </table:table-cell>
          <table:table-cell office:value-type="float" office:value="19.4330196888067" calcext:value-type="float">
            <text:p>19,4 <text:s text:c="3"/></text:p>
          </table:table-cell>
          <table:table-cell office:value-type="float" office:value="13.7301625573376" calcext:value-type="float">
            <text:p>13,7 <text:s text:c="3"/></text:p>
          </table:table-cell>
          <table:table-cell office:value-type="float" office:value="8.18290410144385" calcext:value-type="float">
            <text:p>8,2 <text:s text:c="3"/></text:p>
          </table:table-cell>
          <table:table-cell office:value-type="float" office:value="2.96060398649069" calcext:value-type="float">
            <text:p>3,0 <text:s text:c="3"/></text:p>
          </table:table-cell>
          <table:table-cell office:value-type="float" office:value="1.93389043568242" calcext:value-type="float">
            <text:p>1,9 <text:s text:c="3"/></text:p>
          </table:table-cell>
          <table:table-cell office:value-type="float" office:value="1.14496433183293" calcext:value-type="float">
            <text:p>1,1 <text:s text:c="3"/></text:p>
          </table:table-cell>
          <table:table-cell office:value-type="float" office:value="5.93080820227474" calcext:value-type="float">
            <text:p>5,9 <text:s text:c="3"/></text:p>
          </table:table-cell>
          <table:table-cell office:value-type="float" office:value="5.37112721283647" calcext:value-type="float">
            <text:p>5,4 <text:s text:c="3"/></text:p>
          </table:table-cell>
          <table:table-cell office:value-type="float" office:value="4.40883247070837" calcext:value-type="float">
            <text:p>4,4 <text:s text:c="3"/></text:p>
          </table:table-cell>
          <table:table-cell office:value-type="float" office:value="-1.91137815672109" calcext:value-type="float">
            <text:p>-1,9</text:p>
          </table:table-cell>
          <table:table-cell office:value-type="float" office:value="-2.32503532289223" calcext:value-type="float">
            <text:p>-2,3</text:p>
          </table:table-cell>
        </table:table-row>
        <table:table-row table:style-name="ro2">
          <table:table-cell office:value-type="string" calcext:value-type="string">
            <text:p>Industries des biens d’équipement</text:p>
          </table:table-cell>
          <table:table-cell office:value-type="float" office:value="35.1045424947661" calcext:value-type="float">
            <text:p>35,1 <text:s text:c="3"/></text:p>
          </table:table-cell>
          <table:table-cell office:value-type="float" office:value="25.7301281408169" calcext:value-type="float">
            <text:p>25,7 <text:s text:c="3"/></text:p>
          </table:table-cell>
          <table:table-cell office:value-type="float" office:value="14.6638081451298" calcext:value-type="float">
            <text:p>14,7 <text:s text:c="3"/></text:p>
          </table:table-cell>
          <table:table-cell office:value-type="float" office:value="5.3481471288685" calcext:value-type="float">
            <text:p>5,3 <text:s text:c="3"/></text:p>
          </table:table-cell>
          <table:table-cell office:value-type="float" office:value="3.62408300066462" calcext:value-type="float">
            <text:p>3,6 <text:s text:c="3"/></text:p>
          </table:table-cell>
          <table:table-cell office:value-type="float" office:value="2.05178223853953" calcext:value-type="float">
            <text:p>2,1 <text:s text:c="3"/></text:p>
          </table:table-cell>
          <table:table-cell office:value-type="float" office:value="3.63771976429922" calcext:value-type="float">
            <text:p>3,6 <text:s text:c="3"/></text:p>
          </table:table-cell>
          <table:table-cell office:value-type="float" office:value="3.26621192320194" calcext:value-type="float">
            <text:p>3,3 <text:s text:c="3"/></text:p>
          </table:table-cell>
          <table:table-cell office:value-type="float" office:value="2.68787180864903" calcext:value-type="float">
            <text:p>2,7 <text:s text:c="3"/></text:p>
          </table:table-cell>
          <table:table-cell office:value-type="float" office:value="-1.71112404915148" calcext:value-type="float">
            <text:p>-1,7</text:p>
          </table:table-cell>
          <table:table-cell office:value-type="float" office:value="-2.52343442729733" calcext:value-type="float">
            <text:p>-2,5</text:p>
          </table:table-cell>
        </table:table-row>
        <table:table-row table:style-name="ro2">
          <table:table-cell office:value-type="string" calcext:value-type="string">
            <text:p>Industries des biens intermédiaires</text:p>
          </table:table-cell>
          <table:table-cell office:value-type="float" office:value="70.624382415199" calcext:value-type="float">
            <text:p>70,6 <text:s text:c="3"/></text:p>
          </table:table-cell>
          <table:table-cell office:value-type="float" office:value="52.9492855151613" calcext:value-type="float">
            <text:p>52,9 <text:s text:c="3"/></text:p>
          </table:table-cell>
          <table:table-cell office:value-type="float" office:value="29.9515711293828" calcext:value-type="float">
            <text:p>30,0 <text:s text:c="3"/></text:p>
          </table:table-cell>
          <table:table-cell office:value-type="float" office:value="10.7595644665722" calcext:value-type="float">
            <text:p>10,8 <text:s text:c="3"/></text:p>
          </table:table-cell>
          <table:table-cell office:value-type="float" office:value="7.45789544780483" calcext:value-type="float">
            <text:p>7,5 <text:s text:c="3"/></text:p>
          </table:table-cell>
          <table:table-cell office:value-type="float" office:value="4.19086918291628" calcext:value-type="float">
            <text:p>4,2 <text:s text:c="3"/></text:p>
          </table:table-cell>
          <table:table-cell office:value-type="float" office:value="4.11947972001751" calcext:value-type="float">
            <text:p>4,1 <text:s text:c="3"/></text:p>
          </table:table-cell>
          <table:table-cell office:value-type="float" office:value="4.206031244595" calcext:value-type="float">
            <text:p>4,2 <text:s text:c="3"/></text:p>
          </table:table-cell>
          <table:table-cell office:value-type="float" office:value="4.01072833080429" calcext:value-type="float">
            <text:p>4,0 <text:s text:c="3"/></text:p>
          </table:table-cell>
          <table:table-cell office:value-type="float" office:value="-1.58749142657129" calcext:value-type="float">
            <text:p>-1,6</text:p>
          </table:table-cell>
          <table:table-cell office:value-type="float" office:value="-2.55653812651081" calcext:value-type="float">
            <text:p>-2,6</text:p>
          </table:table-cell>
        </table:table-row>
        <table:table-row table:style-name="ro1">
          <table:table-cell office:value-type="string" calcext:value-type="string">
            <text:p>Energie</text:p>
          </table:table-cell>
          <table:table-cell office:value-type="float" office:value="11.4004839444886" calcext:value-type="float">
            <text:p>11,4 <text:s text:c="3"/></text:p>
          </table:table-cell>
          <table:table-cell office:value-type="float" office:value="11.1450622565757" calcext:value-type="float">
            <text:p>11,1 <text:s text:c="3"/></text:p>
          </table:table-cell>
          <table:table-cell office:value-type="float" office:value="10.6476542923174" calcext:value-type="float">
            <text:p>10,6 <text:s text:c="3"/></text:p>
          </table:table-cell>
          <table:table-cell office:value-type="float" office:value="1.73685401211307" calcext:value-type="float">
            <text:p>1,7 <text:s text:c="3"/></text:p>
          </table:table-cell>
          <table:table-cell office:value-type="float" office:value="1.56977961572338" calcext:value-type="float">
            <text:p>1,6 <text:s text:c="3"/></text:p>
          </table:table-cell>
          <table:table-cell office:value-type="float" office:value="1.48983591048564" calcext:value-type="float">
            <text:p>1,5 <text:s text:c="3"/></text:p>
          </table:table-cell>
          <table:table-cell office:value-type="float" office:value="4.05465888376426" calcext:value-type="float">
            <text:p>4,1 <text:s text:c="3"/></text:p>
          </table:table-cell>
          <table:table-cell office:value-type="float" office:value="4.71016613644034" calcext:value-type="float">
            <text:p>4,7 <text:s text:c="3"/></text:p>
          </table:table-cell>
          <table:table-cell office:value-type="float" office:value="5.61984819836882" calcext:value-type="float">
            <text:p>5,6 <text:s text:c="3"/></text:p>
          </table:table-cell>
          <table:table-cell office:value-type="float" office:value="-0.125805536699763" calcext:value-type="float">
            <text:p>-0,1</text:p>
          </table:table-cell>
          <table:table-cell office:value-type="float" office:value="-0.20731634411254" calcext:value-type="float">
            <text:p>-0,2</text:p>
          </table:table-cell>
        </table:table-row>
        <table:table-row table:style-name="ro2">
          <table:table-cell office:value-type="string" calcext:value-type="string">
            <text:p>Construction</text:p>
          </table:table-cell>
          <table:table-cell office:value-type="float" office:value="47.399" calcext:value-type="float">
            <text:p>47,4 <text:s text:c="3"/></text:p>
          </table:table-cell>
          <table:table-cell office:value-type="float" office:value="52.493626063427" calcext:value-type="float">
            <text:p>52,5 <text:s text:c="3"/></text:p>
          </table:table-cell>
          <table:table-cell office:value-type="float" office:value="55.418927472538" calcext:value-type="float">
            <text:p>55,4 <text:s text:c="3"/></text:p>
          </table:table-cell>
          <table:table-cell office:value-type="float" office:value="7.22119725101198" calcext:value-type="float">
            <text:p>7,2 <text:s text:c="3"/></text:p>
          </table:table-cell>
          <table:table-cell office:value-type="float" office:value="7.39371591227804" calcext:value-type="float">
            <text:p>7,4 <text:s text:c="3"/></text:p>
          </table:table-cell>
          <table:table-cell office:value-type="float" office:value="7.75430024327134" calcext:value-type="float">
            <text:p>7,8 <text:s text:c="3"/></text:p>
          </table:table-cell>
          <table:table-cell office:value-type="float" office:value="2.9435125539733" calcext:value-type="float">
            <text:p>2,9 <text:s text:c="3"/></text:p>
          </table:table-cell>
          <table:table-cell office:value-type="float" office:value="3.03819875061639" calcext:value-type="float">
            <text:p>3,0 <text:s text:c="3"/></text:p>
          </table:table-cell>
          <table:table-cell office:value-type="float" office:value="3.02009362715884" calcext:value-type="float">
            <text:p>3,0 <text:s text:c="3"/></text:p>
          </table:table-cell>
          <table:table-cell office:value-type="float" office:value="0.568781579760569" calcext:value-type="float">
            <text:p>0,6</text:p>
          </table:table-cell>
          <table:table-cell office:value-type="float" office:value="0.246801475676417" calcext:value-type="float">
            <text:p>0,2</text:p>
          </table:table-cell>
        </table:table-row>
        <table:table-row table:style-name="ro2">
          <table:table-cell office:value-type="string" calcext:value-type="string">
            <text:p>Commerce</text:p>
          </table:table-cell>
          <table:table-cell office:value-type="float" office:value="84.609" calcext:value-type="float">
            <text:p>84,6 <text:s text:c="3"/></text:p>
          </table:table-cell>
          <table:table-cell office:value-type="float" office:value="88.2261395651941" calcext:value-type="float">
            <text:p>88,2 <text:s text:c="3"/></text:p>
          </table:table-cell>
          <table:table-cell office:value-type="float" office:value="97.9999885652234" calcext:value-type="float">
            <text:p>98,0 <text:s text:c="3"/></text:p>
          </table:table-cell>
          <table:table-cell office:value-type="float" office:value="12.890109036285" calcext:value-type="float">
            <text:p>12,9 <text:s text:c="3"/></text:p>
          </table:table-cell>
          <table:table-cell office:value-type="float" office:value="12.4266327343029" calcext:value-type="float">
            <text:p>12,4 <text:s text:c="3"/></text:p>
          </table:table-cell>
          <table:table-cell office:value-type="float" office:value="13.7123067845091" calcext:value-type="float">
            <text:p>13,7 <text:s text:c="3"/></text:p>
          </table:table-cell>
          <table:table-cell office:value-type="float" office:value="2.78794680662472" calcext:value-type="float">
            <text:p>2,8 <text:s text:c="3"/></text:p>
          </table:table-cell>
          <table:table-cell office:value-type="float" office:value="2.59190877073919" calcext:value-type="float">
            <text:p>2,6 <text:s text:c="3"/></text:p>
          </table:table-cell>
          <table:table-cell office:value-type="float" office:value="2.34264736435562" calcext:value-type="float">
            <text:p>2,3 <text:s text:c="3"/></text:p>
          </table:table-cell>
          <table:table-cell office:value-type="float" office:value="0.23284088837312" calcext:value-type="float">
            <text:p>0,2</text:p>
          </table:table-cell>
          <table:table-cell office:value-type="float" office:value="0.478706135740414" calcext:value-type="float">
            <text:p>0,5</text:p>
          </table:table-cell>
        </table:table-row>
        <table:table-row table:style-name="ro2">
          <table:table-cell office:value-type="string" calcext:value-type="string">
            <text:p>Transports</text:p>
          </table:table-cell>
          <table:table-cell office:value-type="float" office:value="39.3714452563915" calcext:value-type="float">
            <text:p>39,4 <text:s text:c="3"/></text:p>
          </table:table-cell>
          <table:table-cell office:value-type="float" office:value="44.6936255112018" calcext:value-type="float">
            <text:p>44,7 <text:s text:c="3"/></text:p>
          </table:table-cell>
          <table:table-cell office:value-type="float" office:value="40.9015890612875" calcext:value-type="float">
            <text:p>40,9 <text:s text:c="3"/></text:p>
          </table:table-cell>
          <table:table-cell office:value-type="float" office:value="5.99820612784707" calcext:value-type="float">
            <text:p>6,0 <text:s text:c="3"/></text:p>
          </table:table-cell>
          <table:table-cell office:value-type="float" office:value="6.29508751634513" calcext:value-type="float">
            <text:p>6,3 <text:s text:c="3"/></text:p>
          </table:table-cell>
          <table:table-cell office:value-type="float" office:value="5.72301227167002" calcext:value-type="float">
            <text:p>5,7 <text:s text:c="3"/></text:p>
          </table:table-cell>
          <table:table-cell office:value-type="float" office:value="4.10221440122727" calcext:value-type="float">
            <text:p>4,1 <text:s text:c="3"/></text:p>
          </table:table-cell>
          <table:table-cell office:value-type="float" office:value="3.83366853963779" calcext:value-type="float">
            <text:p>3,8 <text:s text:c="3"/></text:p>
          </table:table-cell>
          <table:table-cell office:value-type="float" office:value="3.42845461098728" calcext:value-type="float">
            <text:p>3,4 <text:s text:c="3"/></text:p>
          </table:table-cell>
          <table:table-cell office:value-type="float" office:value="0.706875942982621" calcext:value-type="float">
            <text:p>0,7</text:p>
          </table:table-cell>
          <table:table-cell office:value-type="float" office:value="-0.402197966850393" calcext:value-type="float">
            <text:p>-0,4</text:p>
          </table:table-cell>
        </table:table-row>
        <table:table-row table:style-name="ro2">
          <table:table-cell office:value-type="string" calcext:value-type="string">
            <text:p>Activités financières</text:p>
          </table:table-cell>
          <table:table-cell office:value-type="float" office:value="14.7660369213321" calcext:value-type="float">
            <text:p>14,8 <text:s text:c="3"/></text:p>
          </table:table-cell>
          <table:table-cell office:value-type="float" office:value="16.3406528461395" calcext:value-type="float">
            <text:p>16,3 <text:s text:c="3"/></text:p>
          </table:table-cell>
          <table:table-cell office:value-type="float" office:value="17.8510974151585" calcext:value-type="float">
            <text:p>17,9 <text:s text:c="3"/></text:p>
          </table:table-cell>
          <table:table-cell office:value-type="float" office:value="2.24959313961612" calcext:value-type="float">
            <text:p>2,2 <text:s text:c="3"/></text:p>
          </table:table-cell>
          <table:table-cell office:value-type="float" office:value="2.30157742998228" calcext:value-type="float">
            <text:p>2,3 <text:s text:c="3"/></text:p>
          </table:table-cell>
          <table:table-cell office:value-type="float" office:value="2.49775257916381" calcext:value-type="float">
            <text:p>2,5 <text:s text:c="3"/></text:p>
          </table:table-cell>
          <table:table-cell office:value-type="float" office:value="1.99099933107167" calcext:value-type="float">
            <text:p>2,0 <text:s text:c="3"/></text:p>
          </table:table-cell>
          <table:table-cell office:value-type="float" office:value="2.09493869710755" calcext:value-type="float">
            <text:p>2,1 <text:s text:c="3"/></text:p>
          </table:table-cell>
          <table:table-cell office:value-type="float" office:value="2.20176626589937" calcext:value-type="float">
            <text:p>2,2 <text:s text:c="3"/></text:p>
          </table:table-cell>
          <table:table-cell office:value-type="float" office:value="0.56451129063877" calcext:value-type="float">
            <text:p>0,6</text:p>
          </table:table-cell>
          <table:table-cell office:value-type="float" office:value="0.402667370213772" calcext:value-type="float">
            <text:p>0,4</text:p>
          </table:table-cell>
        </table:table-row>
        <table:table-row table:style-name="ro2">
          <table:table-cell office:value-type="string" calcext:value-type="string">
            <text:p>Activités immobilières</text:p>
          </table:table-cell>
          <table:table-cell office:value-type="float" office:value="7.46409153081079" calcext:value-type="float">
            <text:p>7,5 <text:s text:c="3"/></text:p>
          </table:table-cell>
          <table:table-cell office:value-type="float" office:value="7.56379229488207" calcext:value-type="float">
            <text:p>7,6 <text:s text:c="3"/></text:p>
          </table:table-cell>
          <table:table-cell office:value-type="float" office:value="6.72284727351687" calcext:value-type="float">
            <text:p>6,7 <text:s text:c="3"/></text:p>
          </table:table-cell>
          <table:table-cell office:value-type="float" office:value="1.13714798294463" calcext:value-type="float">
            <text:p>1,1 <text:s text:c="3"/></text:p>
          </table:table-cell>
          <table:table-cell office:value-type="float" office:value="1.06535851381772" calcext:value-type="float">
            <text:p>1,1 <text:s text:c="3"/></text:p>
          </table:table-cell>
          <table:table-cell office:value-type="float" office:value="0.94067096975741" calcext:value-type="float">
            <text:p>0,9 <text:s text:c="3"/></text:p>
          </table:table-cell>
          <table:table-cell office:value-type="float" office:value="2.59315326542741" calcext:value-type="float">
            <text:p>2,6 <text:s text:c="3"/></text:p>
          </table:table-cell>
          <table:table-cell office:value-type="float" office:value="2.44283317098444" calcext:value-type="float">
            <text:p>2,4 <text:s text:c="3"/></text:p>
          </table:table-cell>
          <table:table-cell office:value-type="float" office:value="2.11642910755655" calcext:value-type="float">
            <text:p>2,1 <text:s text:c="3"/></text:p>
          </table:table-cell>
          <table:table-cell office:value-type="float" office:value="0.073743645521418" calcext:value-type="float">
            <text:p>0,1</text:p>
          </table:table-cell>
          <table:table-cell office:value-type="float" office:value="-0.534298993210269" calcext:value-type="float">
            <text:p>-0,5</text:p>
          </table:table-cell>
        </table:table-row>
        <table:table-row table:style-name="ro2">
          <table:table-cell office:value-type="string" calcext:value-type="string">
            <text:p>Services aux entreprises</text:p>
          </table:table-cell>
          <table:table-cell office:value-type="float" office:value="60.9497677008805" calcext:value-type="float">
            <text:p>60,9 <text:s text:c="3"/></text:p>
          </table:table-cell>
          <table:table-cell office:value-type="float" office:value="84.5817146581716" calcext:value-type="float">
            <text:p>84,6 <text:s text:c="3"/></text:p>
          </table:table-cell>
          <table:table-cell office:value-type="float" office:value="95.4902757210354" calcext:value-type="float">
            <text:p>95,5 <text:s text:c="3"/></text:p>
          </table:table-cell>
          <table:table-cell office:value-type="float" office:value="9.28564516068729" calcext:value-type="float">
            <text:p>9,3 <text:s text:c="3"/></text:p>
          </table:table-cell>
          <table:table-cell office:value-type="float" office:value="11.9133162719653" calcext:value-type="float">
            <text:p>11,9 <text:s text:c="3"/></text:p>
          </table:table-cell>
          <table:table-cell office:value-type="float" office:value="13.3611439633254" calcext:value-type="float">
            <text:p>13,4 <text:s text:c="3"/></text:p>
          </table:table-cell>
          <table:table-cell office:value-type="float" office:value="2.75686784917014" calcext:value-type="float">
            <text:p>2,8 <text:s text:c="3"/></text:p>
          </table:table-cell>
          <table:table-cell office:value-type="float" office:value="2.39354648281482" calcext:value-type="float">
            <text:p>2,4 <text:s text:c="3"/></text:p>
          </table:table-cell>
          <table:table-cell office:value-type="float" office:value="1.87322471131331" calcext:value-type="float">
            <text:p>1,9 <text:s text:c="3"/></text:p>
          </table:table-cell>
          <table:table-cell office:value-type="float" office:value="1.83704799055662" calcext:value-type="float">
            <text:p>1,8</text:p>
          </table:table-cell>
          <table:table-cell office:value-type="float" office:value="0.552915296914835" calcext:value-type="float">
            <text:p>0,6</text:p>
          </table:table-cell>
        </table:table-row>
        <table:table-row table:style-name="ro2">
          <table:table-cell office:value-type="string" calcext:value-type="string">
            <text:p>Services aux particuliers</text:p>
          </table:table-cell>
          <table:table-cell office:value-type="float" office:value="27.6904802625547" calcext:value-type="float">
            <text:p>27,7 <text:s text:c="3"/></text:p>
          </table:table-cell>
          <table:table-cell office:value-type="float" office:value="55.9930103140039" calcext:value-type="float">
            <text:p>56,0 <text:s text:c="3"/></text:p>
          </table:table-cell>
          <table:table-cell office:value-type="float" office:value="93.2954394114431" calcext:value-type="float">
            <text:p>93,3 <text:s text:c="3"/></text:p>
          </table:table-cell>
          <table:table-cell office:value-type="float" office:value="4.21862106692465" calcext:value-type="float">
            <text:p>4,2 <text:s text:c="3"/></text:p>
          </table:table-cell>
          <table:table-cell office:value-type="float" office:value="7.88660342942923" calcext:value-type="float">
            <text:p>7,9 <text:s text:c="3"/></text:p>
          </table:table-cell>
          <table:table-cell office:value-type="float" office:value="13.0540391436256" calcext:value-type="float">
            <text:p>13,1 <text:s text:c="3"/></text:p>
          </table:table-cell>
          <table:table-cell office:value-type="float" office:value="2.22544981359362" calcext:value-type="float">
            <text:p>2,2 <text:s text:c="3"/></text:p>
          </table:table-cell>
          <table:table-cell office:value-type="float" office:value="2.46009690465443" calcext:value-type="float">
            <text:p>2,5 <text:s text:c="3"/></text:p>
          </table:table-cell>
          <table:table-cell office:value-type="float" office:value="2.65294695814569" calcext:value-type="float">
            <text:p>2,7 <text:s text:c="3"/></text:p>
          </table:table-cell>
          <table:table-cell office:value-type="float" office:value="3.98940033483479" calcext:value-type="float">
            <text:p>4,0</text:p>
          </table:table-cell>
          <table:table-cell office:value-type="float" office:value="2.34779291120748" calcext:value-type="float">
            <text:p>2,3</text:p>
          </table:table-cell>
        </table:table-row>
        <table:table-row table:style-name="ro1">
          <table:table-cell office:value-type="string" calcext:value-type="string">
            <text:p>Education - santé - action sociale</text:p>
          </table:table-cell>
          <table:table-cell office:value-type="float" office:value="105.370293431718" calcext:value-type="float">
            <text:p>105,4 <text:s text:c="3"/></text:p>
          </table:table-cell>
          <table:table-cell office:value-type="float" office:value="123.619055642387" calcext:value-type="float">
            <text:p>123,6 <text:s text:c="3"/></text:p>
          </table:table-cell>
          <table:table-cell office:value-type="float" office:value="137.948426992765" calcext:value-type="float">
            <text:p>137,9 <text:s text:c="3"/></text:p>
          </table:table-cell>
          <table:table-cell office:value-type="float" office:value="16.0530743953975" calcext:value-type="float">
            <text:p>16,1 <text:s text:c="3"/></text:p>
          </table:table-cell>
          <table:table-cell office:value-type="float" office:value="17.4117173323011" calcext:value-type="float">
            <text:p>17,4 <text:s text:c="3"/></text:p>
          </table:table-cell>
          <table:table-cell office:value-type="float" office:value="19.3019527763139" calcext:value-type="float">
            <text:p>19,3 <text:s text:c="3"/></text:p>
          </table:table-cell>
          <table:table-cell office:value-type="float" office:value="2.88811771388818" calcext:value-type="float">
            <text:p>2,9 <text:s text:c="3"/></text:p>
          </table:table-cell>
          <table:table-cell office:value-type="float" office:value="2.81531254943978" calcext:value-type="float">
            <text:p>2,8 <text:s text:c="3"/></text:p>
          </table:table-cell>
          <table:table-cell office:value-type="float" office:value="2.65753112941094" calcext:value-type="float">
            <text:p>2,7 <text:s text:c="3"/></text:p>
          </table:table-cell>
          <table:table-cell office:value-type="float" office:value="0.891303971558477" calcext:value-type="float">
            <text:p>0,9</text:p>
          </table:table-cell>
          <table:table-cell office:value-type="float" office:value="0.499768300333558" calcext:value-type="float">
            <text:p>0,5</text:p>
          </table:table-cell>
        </table:table-row>
        <table:table-row table:style-name="ro2">
          <table:table-cell table:style-name="ce4" office:value-type="string" calcext:value-type="string">
            <text:p>Administration</text:p>
          </table:table-cell>
          <table:table-cell table:style-name="ce8" office:value-type="float" office:value="60.6168848963126" calcext:value-type="float">
            <text:p>60,6 <text:s text:c="3"/></text:p>
          </table:table-cell>
          <table:table-cell table:style-name="ce12" office:value-type="float" office:value="82.2963102291839" calcext:value-type="float">
            <text:p>82,3 <text:s text:c="3"/></text:p>
          </table:table-cell>
          <table:table-cell table:style-name="ce16" office:value-type="float" office:value="77.3740031306523" calcext:value-type="float">
            <text:p>77,4 <text:s text:c="3"/></text:p>
          </table:table-cell>
          <table:table-cell table:style-name="ce19" office:value-type="float" office:value="9.23493074913315" calcext:value-type="float">
            <text:p>9,2 <text:s text:c="3"/></text:p>
          </table:table-cell>
          <table:table-cell table:style-name="ce22" office:value-type="float" office:value="11.5914175509247" calcext:value-type="float">
            <text:p>11,6 <text:s text:c="3"/></text:p>
          </table:table-cell>
          <table:table-cell table:style-name="ce25" office:value-type="float" office:value="10.8262876721352" calcext:value-type="float">
            <text:p>10,8 <text:s text:c="3"/></text:p>
          </table:table-cell>
          <table:table-cell table:style-name="ce19" office:value-type="float" office:value="2.51634600093242" calcext:value-type="float">
            <text:p>2,5 <text:s text:c="3"/></text:p>
          </table:table-cell>
          <table:table-cell table:style-name="ce22" office:value-type="float" office:value="2.67315757335728" calcext:value-type="float">
            <text:p>2,7 <text:s text:c="3"/></text:p>
          </table:table-cell>
          <table:table-cell table:style-name="ce25" office:value-type="float" office:value="2.79332540943941" calcext:value-type="float">
            <text:p>2,8 <text:s text:c="3"/></text:p>
          </table:table-cell>
          <table:table-cell table:style-name="ce29" office:value-type="float" office:value="1.71313530930559" calcext:value-type="float">
            <text:p>1,7</text:p>
          </table:table-cell>
          <table:table-cell table:style-name="ce33" office:value-type="float" office:value="-0.279950252694472" calcext:value-type="float">
            <text:p>-0,3</text:p>
          </table:table-cell>
        </table:table-row>
      </table:table>
      <table:table table:name="24" table:style-name="ta1">
        <table:table-column table:style-name="co2" table:default-cell-style-name="ce3"/>
        <table:table-column table:style-name="co2" table:default-cell-style-name="ce7"/>
        <table:table-column table:style-name="co2" table:default-cell-style-name="ce11"/>
        <table:table-column table:style-name="co2" table:default-cell-style-name="ce15"/>
        <table:table-column table:style-name="co2" table:default-cell-style-name="ce18"/>
        <table:table-column table:style-name="co2" table:default-cell-style-name="ce21"/>
        <table:table-column table:style-name="co2" table:default-cell-style-name="ce24"/>
        <table:table-column table:style-name="co2" table:default-cell-style-name="ce18"/>
        <table:table-column table:style-name="co2" table:default-cell-style-name="ce21"/>
        <table:table-column table:style-name="co2" table:default-cell-style-name="ce24"/>
        <table:table-column table:style-name="co2" table:default-cell-style-name="ce28"/>
        <table:table-column table:style-name="co2" table:default-cell-style-name="ce32"/>
        <table:table-row table:style-name="ro1">
          <table:table-cell table:style-name="ce1" office:value-type="string" calcext:value-type="string">
            <text:p>Secteur</text:p>
          </table:table-cell>
          <table:table-cell table:style-name="ce5" office:value-type="string" calcext:value-type="string">
            <text:p>Nb_1990</text:p>
          </table:table-cell>
          <table:table-cell table:style-name="ce9" office:value-type="string" calcext:value-type="string">
            <text:p>Nb_2008</text:p>
          </table:table-cell>
          <table:table-cell table:style-name="ce13" office:value-type="string" calcext:value-type="string">
            <text:p>Nb_2030</text:p>
          </table:table-cell>
          <table:table-cell table:style-name="ce5" office:value-type="string" calcext:value-type="string">
            <text:p>P_Reg_1990</text:p>
          </table:table-cell>
          <table:table-cell table:style-name="ce9" office:value-type="string" calcext:value-type="string">
            <text:p>P_Reg_2008</text:p>
          </table:table-cell>
          <table:table-cell table:style-name="ce13" office:value-type="string" calcext:value-type="string">
            <text:p>P_Reg_2030</text:p>
          </table:table-cell>
          <table:table-cell table:style-name="ce5" office:value-type="string" calcext:value-type="string">
            <text:p>P_Sect_1990</text:p>
          </table:table-cell>
          <table:table-cell table:style-name="ce9" office:value-type="string" calcext:value-type="string">
            <text:p>P_Sect_2008</text:p>
          </table:table-cell>
          <table:table-cell table:style-name="ce13" office:value-type="string" calcext:value-type="string">
            <text:p>P_Sect_2030</text:p>
          </table:table-cell>
          <table:table-cell table:style-name="ce26" office:value-type="string" calcext:value-type="string">
            <text:p>TCAM1990_2008</text:p>
          </table:table-cell>
          <table:table-cell table:style-name="ce30" office:value-type="string" calcext:value-type="string">
            <text:p>TCAM_2008-2030</text:p>
          </table:table-cell>
        </table:table-row>
        <table:table-row table:style-name="ro2">
          <table:table-cell table:style-name="ce2" office:value-type="string" calcext:value-type="string">
            <text:p>Ensemble des secteurs</text:p>
          </table:table-cell>
          <table:table-cell table:style-name="ce6" office:value-type="float" office:value="922.271" calcext:value-type="float">
            <text:p>922,3 <text:s text:c="3"/></text:p>
          </table:table-cell>
          <table:table-cell table:style-name="ce10" office:value-type="float" office:value="982.165846168977" calcext:value-type="float">
            <text:p>982,2 <text:s text:c="3"/></text:p>
          </table:table-cell>
          <table:table-cell table:style-name="ce14" office:value-type="float" office:value="973.132030340817" calcext:value-type="float">
            <text:p>973,1 <text:s text:c="3"/></text:p>
          </table:table-cell>
          <table:table-cell table:style-name="ce17" office:value-type="float" office:value="100" calcext:value-type="float">
            <text:p>100,0 <text:s text:c="3"/></text:p>
          </table:table-cell>
          <table:table-cell table:style-name="ce20" office:value-type="float" office:value="100" calcext:value-type="float">
            <text:p>100,0 <text:s text:c="3"/></text:p>
          </table:table-cell>
          <table:table-cell table:style-name="ce23" office:value-type="float" office:value="100" calcext:value-type="float">
            <text:p>100,0 <text:s text:c="3"/></text:p>
          </table:table-cell>
          <table:table-cell table:style-name="ce17" office:value-type="float" office:value="4.15878555855423" calcext:value-type="float">
            <text:p>4,2 <text:s text:c="3"/></text:p>
          </table:table-cell>
          <table:table-cell table:style-name="ce20" office:value-type="float" office:value="3.91124129262914" calcext:value-type="float">
            <text:p>3,9 <text:s text:c="3"/></text:p>
          </table:table-cell>
          <table:table-cell table:style-name="ce23" office:value-type="float" office:value="3.51127776472529" calcext:value-type="float">
            <text:p>3,5 <text:s text:c="3"/></text:p>
          </table:table-cell>
          <table:table-cell table:style-name="ce27" office:value-type="float" office:value="0.350173198793224" calcext:value-type="float">
            <text:p>0,4</text:p>
          </table:table-cell>
          <table:table-cell table:style-name="ce31" office:value-type="float" office:value="-0.0419930584121264" calcext:value-type="float">
            <text:p>0,0</text:p>
          </table:table-cell>
        </table:table-row>
        <table:table-row table:style-name="ro2">
          <table:table-cell office:value-type="string" calcext:value-type="string">
            <text:p>Agriculture - sylviculture - pêche</text:p>
          </table:table-cell>
          <table:table-cell office:value-type="float" office:value="64.806" calcext:value-type="float">
            <text:p>64,8 <text:s text:c="3"/></text:p>
          </table:table-cell>
          <table:table-cell office:value-type="float" office:value="41.5509605091774" calcext:value-type="float">
            <text:p>41,6 <text:s text:c="3"/></text:p>
          </table:table-cell>
          <table:table-cell office:value-type="float" office:value="19.9764562405498" calcext:value-type="float">
            <text:p>20,0 <text:s text:c="3"/></text:p>
          </table:table-cell>
          <table:table-cell office:value-type="float" office:value="7.02678496884321" calcext:value-type="float">
            <text:p>7,0 <text:s text:c="3"/></text:p>
          </table:table-cell>
          <table:table-cell office:value-type="float" office:value="4.2305442274592" calcext:value-type="float">
            <text:p>4,2 <text:s text:c="3"/></text:p>
          </table:table-cell>
          <table:table-cell office:value-type="float" office:value="2.05280019747716" calcext:value-type="float">
            <text:p>2,1 <text:s text:c="3"/></text:p>
          </table:table-cell>
          <table:table-cell office:value-type="float" office:value="5.28791154991636" calcext:value-type="float">
            <text:p>5,3 <text:s text:c="3"/></text:p>
          </table:table-cell>
          <table:table-cell office:value-type="float" office:value="5.35174859214337" calcext:value-type="float">
            <text:p>5,4 <text:s text:c="3"/></text:p>
          </table:table-cell>
          <table:table-cell office:value-type="float" office:value="5.36746401219915" calcext:value-type="float">
            <text:p>5,4 <text:s text:c="3"/></text:p>
          </table:table-cell>
          <table:table-cell office:value-type="float" office:value="-2.43908144743984" calcext:value-type="float">
            <text:p>-2,4</text:p>
          </table:table-cell>
          <table:table-cell office:value-type="float" office:value="-3.27413811924202" calcext:value-type="float">
            <text:p>-3,3</text:p>
          </table:table-cell>
        </table:table-row>
        <table:table-row table:style-name="ro2">
          <table:table-cell office:value-type="string" calcext:value-type="string">
            <text:p>Industries agricoles et alimentaires</text:p>
          </table:table-cell>
          <table:table-cell office:value-type="float" office:value="22.1620662139957" calcext:value-type="float">
            <text:p>22,2 <text:s text:c="3"/></text:p>
          </table:table-cell>
          <table:table-cell office:value-type="float" office:value="20.7421073269674" calcext:value-type="float">
            <text:p>20,7 <text:s text:c="3"/></text:p>
          </table:table-cell>
          <table:table-cell office:value-type="float" office:value="14.3921001265821" calcext:value-type="float">
            <text:p>14,4 <text:s text:c="3"/></text:p>
          </table:table-cell>
          <table:table-cell office:value-type="float" office:value="2.40298851573948" calcext:value-type="float">
            <text:p>2,4 <text:s text:c="3"/></text:p>
          </table:table-cell>
          <table:table-cell office:value-type="float" office:value="2.11187422245171" calcext:value-type="float">
            <text:p>2,1 <text:s text:c="3"/></text:p>
          </table:table-cell>
          <table:table-cell office:value-type="float" office:value="1.47894629689063" calcext:value-type="float">
            <text:p>1,5 <text:s text:c="3"/></text:p>
          </table:table-cell>
          <table:table-cell office:value-type="float" office:value="3.84553659138367" calcext:value-type="float">
            <text:p>3,8 <text:s text:c="3"/></text:p>
          </table:table-cell>
          <table:table-cell office:value-type="float" office:value="3.63548041823192" calcext:value-type="float">
            <text:p>3,6 <text:s text:c="3"/></text:p>
          </table:table-cell>
          <table:table-cell office:value-type="float" office:value="3.26378919100405" calcext:value-type="float">
            <text:p>3,3 <text:s text:c="3"/></text:p>
          </table:table-cell>
          <table:table-cell office:value-type="float" office:value="-0.367192491872748" calcext:value-type="float">
            <text:p>-0,4</text:p>
          </table:table-cell>
          <table:table-cell office:value-type="float" office:value="-1.64757808105634" calcext:value-type="float">
            <text:p>-1,6</text:p>
          </table:table-cell>
        </table:table-row>
        <table:table-row table:style-name="ro2">
          <table:table-cell office:value-type="string" calcext:value-type="string">
            <text:p>Industries des biens de consommation</text:p>
          </table:table-cell>
          <table:table-cell office:value-type="float" office:value="57.9663378774311" calcext:value-type="float">
            <text:p>58,0 <text:s text:c="3"/></text:p>
          </table:table-cell>
          <table:table-cell office:value-type="float" office:value="37.2307861423889" calcext:value-type="float">
            <text:p>37,2 <text:s text:c="3"/></text:p>
          </table:table-cell>
          <table:table-cell office:value-type="float" office:value="19.629133137926" calcext:value-type="float">
            <text:p>19,6 <text:s text:c="3"/></text:p>
          </table:table-cell>
          <table:table-cell office:value-type="float" office:value="6.28517408412832" calcext:value-type="float">
            <text:p>6,3 <text:s text:c="3"/></text:p>
          </table:table-cell>
          <table:table-cell office:value-type="float" office:value="3.79068222414888" calcext:value-type="float">
            <text:p>3,8 <text:s text:c="3"/></text:p>
          </table:table-cell>
          <table:table-cell office:value-type="float" office:value="2.01710893547008" calcext:value-type="float">
            <text:p>2,0 <text:s text:c="3"/></text:p>
          </table:table-cell>
          <table:table-cell office:value-type="float" office:value="6.16941460951171" calcext:value-type="float">
            <text:p>6,2 <text:s text:c="3"/></text:p>
          </table:table-cell>
          <table:table-cell office:value-type="float" office:value="6.66025558779276" calcext:value-type="float">
            <text:p>6,7 <text:s text:c="3"/></text:p>
          </table:table-cell>
          <table:table-cell office:value-type="float" office:value="6.15188754424081" calcext:value-type="float">
            <text:p>6,2 <text:s text:c="3"/></text:p>
          </table:table-cell>
          <table:table-cell office:value-type="float" office:value="-2.42958995316616" calcext:value-type="float">
            <text:p>-2,4</text:p>
          </table:table-cell>
          <table:table-cell office:value-type="float" office:value="-2.8677191295604" calcext:value-type="float">
            <text:p>-2,9</text:p>
          </table:table-cell>
        </table:table-row>
        <table:table-row table:style-name="ro2">
          <table:table-cell office:value-type="string" calcext:value-type="string">
            <text:p>Industrie automobile</text:p>
          </table:table-cell>
          <table:table-cell office:value-type="float" office:value="14.102090222655" calcext:value-type="float">
            <text:p>14,1 <text:s text:c="3"/></text:p>
          </table:table-cell>
          <table:table-cell office:value-type="float" office:value="8.31746240727456" calcext:value-type="float">
            <text:p>8,3 <text:s text:c="3"/></text:p>
          </table:table-cell>
          <table:table-cell office:value-type="float" office:value="3.93664496830708" calcext:value-type="float">
            <text:p>3,9 <text:s text:c="3"/></text:p>
          </table:table-cell>
          <table:table-cell office:value-type="float" office:value="1.52906143884552" calcext:value-type="float">
            <text:p>1,5 <text:s text:c="3"/></text:p>
          </table:table-cell>
          <table:table-cell office:value-type="float" office:value="0.846849077446293" calcext:value-type="float">
            <text:p>0,8 <text:s text:c="3"/></text:p>
          </table:table-cell>
          <table:table-cell office:value-type="float" office:value="0.404533490376261" calcext:value-type="float">
            <text:p>0,4 <text:s text:c="3"/></text:p>
          </table:table-cell>
          <table:table-cell office:value-type="float" office:value="4.3038495149529" calcext:value-type="float">
            <text:p>4,3 <text:s text:c="3"/></text:p>
          </table:table-cell>
          <table:table-cell office:value-type="float" office:value="3.25372321637825" calcext:value-type="float">
            <text:p>3,3 <text:s text:c="3"/></text:p>
          </table:table-cell>
          <table:table-cell office:value-type="float" office:value="2.1210083787809" calcext:value-type="float">
            <text:p>2,1 <text:s text:c="3"/></text:p>
          </table:table-cell>
          <table:table-cell office:value-type="float" office:value="-2.89054430585146" calcext:value-type="float">
            <text:p>-2,9</text:p>
          </table:table-cell>
          <table:table-cell office:value-type="float" office:value="-3.34297422178776" calcext:value-type="float">
            <text:p>-3,3</text:p>
          </table:table-cell>
        </table:table-row>
        <table:table-row table:style-name="ro2">
          <table:table-cell office:value-type="string" calcext:value-type="string">
            <text:p>Industries des biens d’équipement</text:p>
          </table:table-cell>
          <table:table-cell office:value-type="float" office:value="49.406849853505" calcext:value-type="float">
            <text:p>49,4 <text:s text:c="3"/></text:p>
          </table:table-cell>
          <table:table-cell office:value-type="float" office:value="37.6278828104778" calcext:value-type="float">
            <text:p>37,6 <text:s text:c="3"/></text:p>
          </table:table-cell>
          <table:table-cell office:value-type="float" office:value="22.1293240097564" calcext:value-type="float">
            <text:p>22,1 <text:s text:c="3"/></text:p>
          </table:table-cell>
          <table:table-cell office:value-type="float" office:value="5.35708591655869" calcext:value-type="float">
            <text:p>5,4 <text:s text:c="3"/></text:p>
          </table:table-cell>
          <table:table-cell office:value-type="float" office:value="3.83111293853768" calcext:value-type="float">
            <text:p>3,8 <text:s text:c="3"/></text:p>
          </table:table-cell>
          <table:table-cell office:value-type="float" office:value="2.27403099680175" calcext:value-type="float">
            <text:p>2,3 <text:s text:c="3"/></text:p>
          </table:table-cell>
          <table:table-cell office:value-type="float" office:value="5.11980106935323" calcext:value-type="float">
            <text:p>5,1 <text:s text:c="3"/></text:p>
          </table:table-cell>
          <table:table-cell office:value-type="float" office:value="4.77652652205277" calcext:value-type="float">
            <text:p>4,8 <text:s text:c="3"/></text:p>
          </table:table-cell>
          <table:table-cell office:value-type="float" office:value="4.05629871596754" calcext:value-type="float">
            <text:p>4,1 <text:s text:c="3"/></text:p>
          </table:table-cell>
          <table:table-cell office:value-type="float" office:value="-1.50163210587415" calcext:value-type="float">
            <text:p>-1,5</text:p>
          </table:table-cell>
          <table:table-cell office:value-type="float" office:value="-2.38403885863332" calcext:value-type="float">
            <text:p>-2,4</text:p>
          </table:table-cell>
        </table:table-row>
        <table:table-row table:style-name="ro2">
          <table:table-cell office:value-type="string" calcext:value-type="string">
            <text:p>Industries des biens intermédiaires</text:p>
          </table:table-cell>
          <table:table-cell office:value-type="float" office:value="84.4769743959798" calcext:value-type="float">
            <text:p>84,5 <text:s text:c="3"/></text:p>
          </table:table-cell>
          <table:table-cell office:value-type="float" office:value="63.5836399346538" calcext:value-type="float">
            <text:p>63,6 <text:s text:c="3"/></text:p>
          </table:table-cell>
          <table:table-cell office:value-type="float" office:value="35.8383431744203" calcext:value-type="float">
            <text:p>35,8 <text:s text:c="3"/></text:p>
          </table:table-cell>
          <table:table-cell office:value-type="float" office:value="9.15966938090646" calcext:value-type="float">
            <text:p>9,2 <text:s text:c="3"/></text:p>
          </table:table-cell>
          <table:table-cell office:value-type="float" office:value="6.47381907879075" calcext:value-type="float">
            <text:p>6,5 <text:s text:c="3"/></text:p>
          </table:table-cell>
          <table:table-cell office:value-type="float" office:value="3.68278322540352" calcext:value-type="float">
            <text:p>3,7 <text:s text:c="3"/></text:p>
          </table:table-cell>
          <table:table-cell office:value-type="float" office:value="4.92749346517166" calcext:value-type="float">
            <text:p>4,9 <text:s text:c="3"/></text:p>
          </table:table-cell>
          <table:table-cell office:value-type="float" office:value="5.05077214183855" calcext:value-type="float">
            <text:p>5,1 <text:s text:c="3"/></text:p>
          </table:table-cell>
          <table:table-cell office:value-type="float" office:value="4.79900896276275" calcext:value-type="float">
            <text:p>4,8 <text:s text:c="3"/></text:p>
          </table:table-cell>
          <table:table-cell office:value-type="float" office:value="-1.56606761618663" calcext:value-type="float">
            <text:p>-1,6</text:p>
          </table:table-cell>
          <table:table-cell office:value-type="float" office:value="-2.57241590083429" calcext:value-type="float">
            <text:p>-2,6</text:p>
          </table:table-cell>
        </table:table-row>
        <table:table-row table:style-name="ro1">
          <table:table-cell office:value-type="string" calcext:value-type="string">
            <text:p>Energie</text:p>
          </table:table-cell>
          <table:table-cell office:value-type="float" office:value="11.7786814364333" calcext:value-type="float">
            <text:p>11,8 <text:s text:c="3"/></text:p>
          </table:table-cell>
          <table:table-cell office:value-type="float" office:value="11.1992071500706" calcext:value-type="float">
            <text:p>11,2 <text:s text:c="3"/></text:p>
          </table:table-cell>
          <table:table-cell office:value-type="float" office:value="8.40957384817008" calcext:value-type="float">
            <text:p>8,4 <text:s text:c="3"/></text:p>
          </table:table-cell>
          <table:table-cell office:value-type="float" office:value="1.27713887094285" calcext:value-type="float">
            <text:p>1,3 <text:s text:c="3"/></text:p>
          </table:table-cell>
          <table:table-cell office:value-type="float" office:value="1.14025621983844" calcext:value-type="float">
            <text:p>1,1 <text:s text:c="3"/></text:p>
          </table:table-cell>
          <table:table-cell office:value-type="float" office:value="0.864176040452067" calcext:value-type="float">
            <text:p>0,9 <text:s text:c="3"/></text:p>
          </table:table-cell>
          <table:table-cell office:value-type="float" office:value="4.18916736849157" calcext:value-type="float">
            <text:p>4,2 <text:s text:c="3"/></text:p>
          </table:table-cell>
          <table:table-cell office:value-type="float" office:value="4.73304904529534" calcext:value-type="float">
            <text:p>4,7 <text:s text:c="3"/></text:p>
          </table:table-cell>
          <table:table-cell office:value-type="float" office:value="4.43858592157597" calcext:value-type="float">
            <text:p>4,4 <text:s text:c="3"/></text:p>
          </table:table-cell>
          <table:table-cell office:value-type="float" office:value="-0.27987569315453" calcext:value-type="float">
            <text:p>-0,3</text:p>
          </table:table-cell>
          <table:table-cell office:value-type="float" office:value="-1.29370504924382" calcext:value-type="float">
            <text:p>-1,3</text:p>
          </table:table-cell>
        </table:table-row>
        <table:table-row table:style-name="ro2">
          <table:table-cell office:value-type="string" calcext:value-type="string">
            <text:p>Construction</text:p>
          </table:table-cell>
          <table:table-cell office:value-type="float" office:value="69.028" calcext:value-type="float">
            <text:p>69,0 <text:s text:c="3"/></text:p>
          </table:table-cell>
          <table:table-cell office:value-type="float" office:value="73.874889010087" calcext:value-type="float">
            <text:p>73,9 <text:s text:c="3"/></text:p>
          </table:table-cell>
          <table:table-cell office:value-type="float" office:value="74.3528083782311" calcext:value-type="float">
            <text:p>74,4 <text:s text:c="3"/></text:p>
          </table:table-cell>
          <table:table-cell office:value-type="float" office:value="7.48456798489815" calcext:value-type="float">
            <text:p>7,5 <text:s text:c="3"/></text:p>
          </table:table-cell>
          <table:table-cell office:value-type="float" office:value="7.52163082215111" calcext:value-type="float">
            <text:p>7,5 <text:s text:c="3"/></text:p>
          </table:table-cell>
          <table:table-cell office:value-type="float" office:value="7.64056737010195" calcext:value-type="float">
            <text:p>7,6 <text:s text:c="3"/></text:p>
          </table:table-cell>
          <table:table-cell office:value-type="float" office:value="4.28668926719274" calcext:value-type="float">
            <text:p>4,3 <text:s text:c="3"/></text:p>
          </table:table-cell>
          <table:table-cell office:value-type="float" office:value="4.27569235208055" calcext:value-type="float">
            <text:p>4,3 <text:s text:c="3"/></text:p>
          </table:table-cell>
          <table:table-cell office:value-type="float" office:value="4.05190885110022" calcext:value-type="float">
            <text:p>4,1 <text:s text:c="3"/></text:p>
          </table:table-cell>
          <table:table-cell office:value-type="float" office:value="0.377715743252871" calcext:value-type="float">
            <text:p>0,4</text:p>
          </table:table-cell>
          <table:table-cell office:value-type="float" office:value="0.0293155292212743" calcext:value-type="float">
            <text:p>0,0</text:p>
          </table:table-cell>
        </table:table-row>
        <table:table-row table:style-name="ro2">
          <table:table-cell office:value-type="string" calcext:value-type="string">
            <text:p>Commerce</text:p>
          </table:table-cell>
          <table:table-cell office:value-type="float" office:value="119.15" calcext:value-type="float">
            <text:p>119,2 <text:s text:c="3"/></text:p>
          </table:table-cell>
          <table:table-cell office:value-type="float" office:value="124.321134114639" calcext:value-type="float">
            <text:p>124,3 <text:s text:c="3"/></text:p>
          </table:table-cell>
          <table:table-cell office:value-type="float" office:value="135.198106402242" calcext:value-type="float">
            <text:p>135,2 <text:s text:c="3"/></text:p>
          </table:table-cell>
          <table:table-cell office:value-type="float" office:value="12.9191962015503" calcext:value-type="float">
            <text:p>12,9 <text:s text:c="3"/></text:p>
          </table:table-cell>
          <table:table-cell office:value-type="float" office:value="12.6578555545955" calcext:value-type="float">
            <text:p>12,7 <text:s text:c="3"/></text:p>
          </table:table-cell>
          <table:table-cell office:value-type="float" office:value="13.8930897542127" calcext:value-type="float">
            <text:p>13,9 <text:s text:c="3"/></text:p>
          </table:table-cell>
          <table:table-cell office:value-type="float" office:value="3.92610552079963" calcext:value-type="float">
            <text:p>3,9 <text:s text:c="3"/></text:p>
          </table:table-cell>
          <table:table-cell office:value-type="float" office:value="3.65230802898123" calcext:value-type="float">
            <text:p>3,7 <text:s text:c="3"/></text:p>
          </table:table-cell>
          <table:table-cell office:value-type="float" office:value="3.2318522916795" calcext:value-type="float">
            <text:p>3,2 <text:s text:c="3"/></text:p>
          </table:table-cell>
          <table:table-cell office:value-type="float" office:value="0.236305459933162" calcext:value-type="float">
            <text:p>0,2</text:p>
          </table:table-cell>
          <table:table-cell office:value-type="float" office:value="0.381969234174417" calcext:value-type="float">
            <text:p>0,4</text:p>
          </table:table-cell>
        </table:table-row>
        <table:table-row table:style-name="ro2">
          <table:table-cell office:value-type="string" calcext:value-type="string">
            <text:p>Transports</text:p>
          </table:table-cell>
          <table:table-cell office:value-type="float" office:value="32.8322281236176" calcext:value-type="float">
            <text:p>32,8 <text:s text:c="3"/></text:p>
          </table:table-cell>
          <table:table-cell office:value-type="float" office:value="43.0066925694767" calcext:value-type="float">
            <text:p>43,0 <text:s text:c="3"/></text:p>
          </table:table-cell>
          <table:table-cell office:value-type="float" office:value="46.9484037952389" calcext:value-type="float">
            <text:p>46,9 <text:s text:c="3"/></text:p>
          </table:table-cell>
          <table:table-cell office:value-type="float" office:value="3.55993283141481" calcext:value-type="float">
            <text:p>3,6 <text:s text:c="3"/></text:p>
          </table:table-cell>
          <table:table-cell office:value-type="float" office:value="4.37876074974792" calcext:value-type="float">
            <text:p>4,4 <text:s text:c="3"/></text:p>
          </table:table-cell>
          <table:table-cell office:value-type="float" office:value="4.82446393001742" calcext:value-type="float">
            <text:p>4,8 <text:s text:c="3"/></text:p>
          </table:table-cell>
          <table:table-cell office:value-type="float" office:value="3.4208761744965" calcext:value-type="float">
            <text:p>3,4 <text:s text:c="3"/></text:p>
          </table:table-cell>
          <table:table-cell office:value-type="float" office:value="3.68896911834001" calcext:value-type="float">
            <text:p>3,7 <text:s text:c="3"/></text:p>
          </table:table-cell>
          <table:table-cell office:value-type="float" office:value="3.93531095403393" calcext:value-type="float">
            <text:p>3,9 <text:s text:c="3"/></text:p>
          </table:table-cell>
          <table:table-cell office:value-type="float" office:value="1.51099711761351" calcext:value-type="float">
            <text:p>1,5</text:p>
          </table:table-cell>
          <table:table-cell office:value-type="float" office:value="0.399402140050209" calcext:value-type="float">
            <text:p>0,4</text:p>
          </table:table-cell>
        </table:table-row>
        <table:table-row table:style-name="ro2">
          <table:table-cell office:value-type="string" calcext:value-type="string">
            <text:p>Activités financières</text:p>
          </table:table-cell>
          <table:table-cell office:value-type="float" office:value="25.1362640597981" calcext:value-type="float">
            <text:p>25,1 <text:s text:c="3"/></text:p>
          </table:table-cell>
          <table:table-cell office:value-type="float" office:value="24.3736481079258" calcext:value-type="float">
            <text:p>24,4 <text:s text:c="3"/></text:p>
          </table:table-cell>
          <table:table-cell office:value-type="float" office:value="22.4108995579576" calcext:value-type="float">
            <text:p>22,4 <text:s text:c="3"/></text:p>
          </table:table-cell>
          <table:table-cell office:value-type="float" office:value="2.72547483980285" calcext:value-type="float">
            <text:p>2,7 <text:s text:c="3"/></text:p>
          </table:table-cell>
          <table:table-cell office:value-type="float" office:value="2.48162244726767" calcext:value-type="float">
            <text:p>2,5 <text:s text:c="3"/></text:p>
          </table:table-cell>
          <table:table-cell office:value-type="float" office:value="2.30296597575857" calcext:value-type="float">
            <text:p>2,3 <text:s text:c="3"/></text:p>
          </table:table-cell>
          <table:table-cell office:value-type="float" office:value="3.38928347499921" calcext:value-type="float">
            <text:p>3,4 <text:s text:c="3"/></text:p>
          </table:table-cell>
          <table:table-cell office:value-type="float" office:value="3.12480162768033" calcext:value-type="float">
            <text:p>3,1 <text:s text:c="3"/></text:p>
          </table:table-cell>
          <table:table-cell office:value-type="float" office:value="2.76417530461009" calcext:value-type="float">
            <text:p>2,8 <text:s text:c="3"/></text:p>
          </table:table-cell>
          <table:table-cell office:value-type="float" office:value="-0.171014900335709" calcext:value-type="float">
            <text:p>-0,2</text:p>
          </table:table-cell>
          <table:table-cell office:value-type="float" office:value="-0.380886983720008" calcext:value-type="float">
            <text:p>-0,4</text:p>
          </table:table-cell>
        </table:table-row>
        <table:table-row table:style-name="ro2">
          <table:table-cell office:value-type="string" calcext:value-type="string">
            <text:p>Activités immobilières</text:p>
          </table:table-cell>
          <table:table-cell office:value-type="float" office:value="8.75252679253629" calcext:value-type="float">
            <text:p>8,8 <text:s text:c="3"/></text:p>
          </table:table-cell>
          <table:table-cell office:value-type="float" office:value="10.1778393451972" calcext:value-type="float">
            <text:p>10,2 <text:s text:c="3"/></text:p>
          </table:table-cell>
          <table:table-cell office:value-type="float" office:value="10.6190203067809" calcext:value-type="float">
            <text:p>10,6 <text:s text:c="3"/></text:p>
          </table:table-cell>
          <table:table-cell office:value-type="float" office:value="0.949018975175007" calcext:value-type="float">
            <text:p>0,9 <text:s text:c="3"/></text:p>
          </table:table-cell>
          <table:table-cell office:value-type="float" office:value="1.03626484110568" calcext:value-type="float">
            <text:p>1,0 <text:s text:c="3"/></text:p>
          </table:table-cell>
          <table:table-cell office:value-type="float" office:value="1.09122092128258" calcext:value-type="float">
            <text:p>1,1 <text:s text:c="3"/></text:p>
          </table:table-cell>
          <table:table-cell office:value-type="float" office:value="3.04077774758223" calcext:value-type="float">
            <text:p>3,0 <text:s text:c="3"/></text:p>
          </table:table-cell>
          <table:table-cell office:value-type="float" office:value="3.28707645478594" calcext:value-type="float">
            <text:p>3,3 <text:s text:c="3"/></text:p>
          </table:table-cell>
          <table:table-cell office:value-type="float" office:value="3.34298887906291" calcext:value-type="float">
            <text:p>3,3 <text:s text:c="3"/></text:p>
          </table:table-cell>
          <table:table-cell office:value-type="float" office:value="0.841690846552479" calcext:value-type="float">
            <text:p>0,8</text:p>
          </table:table-cell>
          <table:table-cell office:value-type="float" office:value="0.193068037703292" calcext:value-type="float">
            <text:p>0,2</text:p>
          </table:table-cell>
        </table:table-row>
        <table:table-row table:style-name="ro2">
          <table:table-cell office:value-type="string" calcext:value-type="string">
            <text:p>Services aux entreprises</text:p>
          </table:table-cell>
          <table:table-cell office:value-type="float" office:value="76.1243193388828" calcext:value-type="float">
            <text:p>76,1 <text:s text:c="3"/></text:p>
          </table:table-cell>
          <table:table-cell office:value-type="float" office:value="119.977256266354" calcext:value-type="float">
            <text:p>120,0 <text:s text:c="3"/></text:p>
          </table:table-cell>
          <table:table-cell office:value-type="float" office:value="174.109287814588" calcext:value-type="float">
            <text:p>174,1 <text:s text:c="3"/></text:p>
          </table:table-cell>
          <table:table-cell office:value-type="float" office:value="8.25400769826687" calcext:value-type="float">
            <text:p>8,3 <text:s text:c="3"/></text:p>
          </table:table-cell>
          <table:table-cell office:value-type="float" office:value="12.2155801623866" calcext:value-type="float">
            <text:p>12,2 <text:s text:c="3"/></text:p>
          </table:table-cell>
          <table:table-cell office:value-type="float" office:value="17.8916408448307" calcext:value-type="float">
            <text:p>17,9 <text:s text:c="3"/></text:p>
          </table:table-cell>
          <table:table-cell office:value-type="float" office:value="3.44324017041816" calcext:value-type="float">
            <text:p>3,4 <text:s text:c="3"/></text:p>
          </table:table-cell>
          <table:table-cell office:value-type="float" office:value="3.39519174935949" calcext:value-type="float">
            <text:p>3,4 <text:s text:c="3"/></text:p>
          </table:table-cell>
          <table:table-cell office:value-type="float" office:value="3.41548726234959" calcext:value-type="float">
            <text:p>3,4 <text:s text:c="3"/></text:p>
          </table:table-cell>
          <table:table-cell office:value-type="float" office:value="2.55962326225361" calcext:value-type="float">
            <text:p>2,6</text:p>
          </table:table-cell>
          <table:table-cell office:value-type="float" office:value="1.70704723949302" calcext:value-type="float">
            <text:p>1,7</text:p>
          </table:table-cell>
        </table:table-row>
        <table:table-row table:style-name="ro2">
          <table:table-cell office:value-type="string" calcext:value-type="string">
            <text:p>Services aux particuliers</text:p>
          </table:table-cell>
          <table:table-cell office:value-type="float" office:value="48.2263147042265" calcext:value-type="float">
            <text:p>48,2 <text:s text:c="3"/></text:p>
          </table:table-cell>
          <table:table-cell office:value-type="float" office:value="75.4333960960358" calcext:value-type="float">
            <text:p>75,4 <text:s text:c="3"/></text:p>
          </table:table-cell>
          <table:table-cell office:value-type="float" office:value="88.1533306806657" calcext:value-type="float">
            <text:p>88,2 <text:s text:c="3"/></text:p>
          </table:table-cell>
          <table:table-cell office:value-type="float" office:value="5.22908285137736" calcext:value-type="float">
            <text:p>5,2 <text:s text:c="3"/></text:p>
          </table:table-cell>
          <table:table-cell office:value-type="float" office:value="7.68031146575401" calcext:value-type="float">
            <text:p>7,7 <text:s text:c="3"/></text:p>
          </table:table-cell>
          <table:table-cell office:value-type="float" office:value="9.05872255071" calcext:value-type="float">
            <text:p>9,1 <text:s text:c="3"/></text:p>
          </table:table-cell>
          <table:table-cell office:value-type="float" office:value="3.87588954944786" calcext:value-type="float">
            <text:p>3,9 <text:s text:c="3"/></text:p>
          </table:table-cell>
          <table:table-cell office:value-type="float" office:value="3.31422552927141" calcext:value-type="float">
            <text:p>3,3 <text:s text:c="3"/></text:p>
          </table:table-cell>
          <table:table-cell office:value-type="float" office:value="2.50672607316107" calcext:value-type="float">
            <text:p>2,5 <text:s text:c="3"/></text:p>
          </table:table-cell>
          <table:table-cell office:value-type="float" office:value="2.51639133991051" calcext:value-type="float">
            <text:p>2,5</text:p>
          </table:table-cell>
          <table:table-cell office:value-type="float" office:value="0.710821685191809" calcext:value-type="float">
            <text:p>0,7</text:p>
          </table:table-cell>
        </table:table-row>
        <table:table-row table:style-name="ro1">
          <table:table-cell office:value-type="string" calcext:value-type="string">
            <text:p>Education - santé - action sociale</text:p>
          </table:table-cell>
          <table:table-cell office:value-type="float" office:value="139.533192232678" calcext:value-type="float">
            <text:p>139,5 <text:s text:c="3"/></text:p>
          </table:table-cell>
          <table:table-cell office:value-type="float" office:value="168.91072136371" calcext:value-type="float">
            <text:p>168,9 <text:s text:c="3"/></text:p>
          </table:table-cell>
          <table:table-cell office:value-type="float" office:value="195.320860498756" calcext:value-type="float">
            <text:p>195,3 <text:s text:c="3"/></text:p>
          </table:table-cell>
          <table:table-cell office:value-type="float" office:value="15.1293049692203" calcext:value-type="float">
            <text:p>15,1 <text:s text:c="3"/></text:p>
          </table:table-cell>
          <table:table-cell office:value-type="float" office:value="17.1977799902696" calcext:value-type="float">
            <text:p>17,2 <text:s text:c="3"/></text:p>
          </table:table-cell>
          <table:table-cell office:value-type="float" office:value="20.0713628170629" calcext:value-type="float">
            <text:p>20,1 <text:s text:c="3"/></text:p>
          </table:table-cell>
          <table:table-cell office:value-type="float" office:value="3.82449617475638" calcext:value-type="float">
            <text:p>3,8 <text:s text:c="3"/></text:p>
          </table:table-cell>
          <table:table-cell office:value-type="float" office:value="3.84678940571946" calcext:value-type="float">
            <text:p>3,8 <text:s text:c="3"/></text:p>
          </table:table-cell>
          <table:table-cell office:value-type="float" office:value="3.76279221383221" calcext:value-type="float">
            <text:p>3,8 <text:s text:c="3"/></text:p>
          </table:table-cell>
          <table:table-cell office:value-type="float" office:value="1.06714148602769" calcext:value-type="float">
            <text:p>1,1</text:p>
          </table:table-cell>
          <table:table-cell office:value-type="float" office:value="0.662518395834866" calcext:value-type="float">
            <text:p>0,7</text:p>
          </table:table-cell>
        </table:table-row>
        <table:table-row table:style-name="ro2">
          <table:table-cell table:style-name="ce4" office:value-type="string" calcext:value-type="string">
            <text:p>Administration</text:p>
          </table:table-cell>
          <table:table-cell table:style-name="ce8" office:value-type="float" office:value="98.7891547482607" calcext:value-type="float">
            <text:p>98,8 <text:s text:c="3"/></text:p>
          </table:table-cell>
          <table:table-cell table:style-name="ce12" office:value-type="float" office:value="121.838223014541" calcext:value-type="float">
            <text:p>121,8 <text:s text:c="3"/></text:p>
          </table:table-cell>
          <table:table-cell table:style-name="ce16" office:value-type="float" office:value="101.707737400646" calcext:value-type="float">
            <text:p>101,7 <text:s text:c="3"/></text:p>
          </table:table-cell>
          <table:table-cell table:style-name="ce19" office:value-type="float" office:value="10.7115104723298" calcext:value-type="float">
            <text:p>10,7 <text:s text:c="3"/></text:p>
          </table:table-cell>
          <table:table-cell table:style-name="ce22" office:value-type="float" office:value="12.405055978049" calcext:value-type="float">
            <text:p>12,4 <text:s text:c="3"/></text:p>
          </table:table-cell>
          <table:table-cell table:style-name="ce25" office:value-type="float" office:value="10.4515866531518" calcext:value-type="float">
            <text:p>10,5 <text:s text:c="3"/></text:p>
          </table:table-cell>
          <table:table-cell table:style-name="ce19" office:value-type="float" office:value="4.1009645235234" calcext:value-type="float">
            <text:p>4,1 <text:s text:c="3"/></text:p>
          </table:table-cell>
          <table:table-cell table:style-name="ce22" office:value-type="float" office:value="3.95756222446308" calcext:value-type="float">
            <text:p>4,0 <text:s text:c="3"/></text:p>
          </table:table-cell>
          <table:table-cell table:style-name="ce25" office:value-type="float" office:value="3.67181218138715" calcext:value-type="float">
            <text:p>3,7 <text:s text:c="3"/></text:p>
          </table:table-cell>
          <table:table-cell table:style-name="ce29" office:value-type="float" office:value="1.17184793632952" calcext:value-type="float">
            <text:p>1,2</text:p>
          </table:table-cell>
          <table:table-cell table:style-name="ce33" office:value-type="float" office:value="-0.8175071005872" calcext:value-type="float">
            <text:p>-0,8</text:p>
          </table:table-cell>
        </table:table-row>
      </table:table>
      <table:table table:name="25" table:style-name="ta1">
        <table:table-column table:style-name="co2" table:default-cell-style-name="ce3"/>
        <table:table-column table:style-name="co2" table:default-cell-style-name="ce7"/>
        <table:table-column table:style-name="co2" table:default-cell-style-name="ce11"/>
        <table:table-column table:style-name="co2" table:default-cell-style-name="ce15"/>
        <table:table-column table:style-name="co2" table:default-cell-style-name="ce18"/>
        <table:table-column table:style-name="co2" table:default-cell-style-name="ce21"/>
        <table:table-column table:style-name="co2" table:default-cell-style-name="ce24"/>
        <table:table-column table:style-name="co2" table:default-cell-style-name="ce18"/>
        <table:table-column table:style-name="co2" table:default-cell-style-name="ce21"/>
        <table:table-column table:style-name="co2" table:default-cell-style-name="ce24"/>
        <table:table-column table:style-name="co2" table:default-cell-style-name="ce28"/>
        <table:table-column table:style-name="co2" table:default-cell-style-name="ce32"/>
        <table:table-row table:style-name="ro1">
          <table:table-cell table:style-name="ce1" office:value-type="string" calcext:value-type="string">
            <text:p>Secteur</text:p>
          </table:table-cell>
          <table:table-cell table:style-name="ce5" office:value-type="string" calcext:value-type="string">
            <text:p>Nb_1990</text:p>
          </table:table-cell>
          <table:table-cell table:style-name="ce9" office:value-type="string" calcext:value-type="string">
            <text:p>Nb_2008</text:p>
          </table:table-cell>
          <table:table-cell table:style-name="ce13" office:value-type="string" calcext:value-type="string">
            <text:p>Nb_2030</text:p>
          </table:table-cell>
          <table:table-cell table:style-name="ce5" office:value-type="string" calcext:value-type="string">
            <text:p>P_Reg_1990</text:p>
          </table:table-cell>
          <table:table-cell table:style-name="ce9" office:value-type="string" calcext:value-type="string">
            <text:p>P_Reg_2008</text:p>
          </table:table-cell>
          <table:table-cell table:style-name="ce13" office:value-type="string" calcext:value-type="string">
            <text:p>P_Reg_2030</text:p>
          </table:table-cell>
          <table:table-cell table:style-name="ce5" office:value-type="string" calcext:value-type="string">
            <text:p>P_Sect_1990</text:p>
          </table:table-cell>
          <table:table-cell table:style-name="ce9" office:value-type="string" calcext:value-type="string">
            <text:p>P_Sect_2008</text:p>
          </table:table-cell>
          <table:table-cell table:style-name="ce13" office:value-type="string" calcext:value-type="string">
            <text:p>P_Sect_2030</text:p>
          </table:table-cell>
          <table:table-cell table:style-name="ce26" office:value-type="string" calcext:value-type="string">
            <text:p>TCAM1990_2008</text:p>
          </table:table-cell>
          <table:table-cell table:style-name="ce30" office:value-type="string" calcext:value-type="string">
            <text:p>TCAM_2008-2030</text:p>
          </table:table-cell>
        </table:table-row>
        <table:table-row table:style-name="ro2">
          <table:table-cell table:style-name="ce2" office:value-type="string" calcext:value-type="string">
            <text:p>Ensemble des secteurs</text:p>
          </table:table-cell>
          <table:table-cell table:style-name="ce6" office:value-type="float" office:value="542.977" calcext:value-type="float">
            <text:p>543,0 <text:s text:c="3"/></text:p>
          </table:table-cell>
          <table:table-cell table:style-name="ce10" office:value-type="float" office:value="567.268078723543" calcext:value-type="float">
            <text:p>567,3 <text:s text:c="3"/></text:p>
          </table:table-cell>
          <table:table-cell table:style-name="ce14" office:value-type="float" office:value="572.936863327124" calcext:value-type="float">
            <text:p>572,9 <text:s text:c="3"/></text:p>
          </table:table-cell>
          <table:table-cell table:style-name="ce17" office:value-type="float" office:value="100" calcext:value-type="float">
            <text:p>100,0 <text:s text:c="3"/></text:p>
          </table:table-cell>
          <table:table-cell table:style-name="ce20" office:value-type="float" office:value="100" calcext:value-type="float">
            <text:p>100,0 <text:s text:c="3"/></text:p>
          </table:table-cell>
          <table:table-cell table:style-name="ce23" office:value-type="float" office:value="100" calcext:value-type="float">
            <text:p>100,0 <text:s text:c="3"/></text:p>
          </table:table-cell>
          <table:table-cell table:style-name="ce17" office:value-type="float" office:value="2.44843967361773" calcext:value-type="float">
            <text:p>2,4 <text:s text:c="3"/></text:p>
          </table:table-cell>
          <table:table-cell table:style-name="ce20" office:value-type="float" office:value="2.25900986289458" calcext:value-type="float">
            <text:p>2,3 <text:s text:c="3"/></text:p>
          </table:table-cell>
          <table:table-cell table:style-name="ce23" office:value-type="float" office:value="2.06728419789802" calcext:value-type="float">
            <text:p>2,1 <text:s text:c="3"/></text:p>
          </table:table-cell>
          <table:table-cell table:style-name="ce27" office:value-type="float" office:value="0.243434890576677" calcext:value-type="float">
            <text:p>0,2</text:p>
          </table:table-cell>
          <table:table-cell table:style-name="ce31" office:value-type="float" office:value="0.0452080817042289" calcext:value-type="float">
            <text:p>0,0</text:p>
          </table:table-cell>
        </table:table-row>
        <table:table-row table:style-name="ro2">
          <table:table-cell office:value-type="string" calcext:value-type="string">
            <text:p>Agriculture - sylviculture - pêche</text:p>
          </table:table-cell>
          <table:table-cell office:value-type="float" office:value="61.904" calcext:value-type="float">
            <text:p>61,9 <text:s text:c="3"/></text:p>
          </table:table-cell>
          <table:table-cell office:value-type="float" office:value="36.8292315969103" calcext:value-type="float">
            <text:p>36,8 <text:s text:c="3"/></text:p>
          </table:table-cell>
          <table:table-cell office:value-type="float" office:value="16.0963783811616" calcext:value-type="float">
            <text:p>16,1 <text:s text:c="3"/></text:p>
          </table:table-cell>
          <table:table-cell office:value-type="float" office:value="11.4008512331093" calcext:value-type="float">
            <text:p>11,4 <text:s text:c="3"/></text:p>
          </table:table-cell>
          <table:table-cell office:value-type="float" office:value="6.4923856952753" calcext:value-type="float">
            <text:p>6,5 <text:s text:c="3"/></text:p>
          </table:table-cell>
          <table:table-cell office:value-type="float" office:value="2.8094506413303" calcext:value-type="float">
            <text:p>2,8 <text:s text:c="3"/></text:p>
          </table:table-cell>
          <table:table-cell office:value-type="float" office:value="5.05111990534862" calcext:value-type="float">
            <text:p>5,1 <text:s text:c="3"/></text:p>
          </table:table-cell>
          <table:table-cell office:value-type="float" office:value="4.74359162659917" calcext:value-type="float">
            <text:p>4,7 <text:s text:c="3"/></text:p>
          </table:table-cell>
          <table:table-cell office:value-type="float" office:value="4.32492783741344" calcext:value-type="float">
            <text:p>4,3 <text:s text:c="3"/></text:p>
          </table:table-cell>
          <table:table-cell office:value-type="float" office:value="-2.84374305929823" calcext:value-type="float">
            <text:p>-2,8</text:p>
          </table:table-cell>
          <table:table-cell office:value-type="float" office:value="-3.69236786682808" calcext:value-type="float">
            <text:p>-3,7</text:p>
          </table:table-cell>
        </table:table-row>
        <table:table-row table:style-name="ro2">
          <table:table-cell office:value-type="string" calcext:value-type="string">
            <text:p>Industries agricoles et alimentaires</text:p>
          </table:table-cell>
          <table:table-cell office:value-type="float" office:value="22.6250580611888" calcext:value-type="float">
            <text:p>22,6 <text:s text:c="3"/></text:p>
          </table:table-cell>
          <table:table-cell office:value-type="float" office:value="21.860561677421" calcext:value-type="float">
            <text:p>21,9 <text:s text:c="3"/></text:p>
          </table:table-cell>
          <table:table-cell office:value-type="float" office:value="15.5679025826588" calcext:value-type="float">
            <text:p>15,6 <text:s text:c="3"/></text:p>
          </table:table-cell>
          <table:table-cell office:value-type="float" office:value="4.16685385590713" calcext:value-type="float">
            <text:p>4,2 <text:s text:c="3"/></text:p>
          </table:table-cell>
          <table:table-cell office:value-type="float" office:value="3.85365623368253" calcext:value-type="float">
            <text:p>3,9 <text:s text:c="3"/></text:p>
          </table:table-cell>
          <table:table-cell office:value-type="float" office:value="2.71721084453423" calcext:value-type="float">
            <text:p>2,7 <text:s text:c="3"/></text:p>
          </table:table-cell>
          <table:table-cell office:value-type="float" office:value="3.92587441154455" calcext:value-type="float">
            <text:p>3,9 <text:s text:c="3"/></text:p>
          </table:table-cell>
          <table:table-cell office:value-type="float" office:value="3.8315125197761" calcext:value-type="float">
            <text:p>3,8 <text:s text:c="3"/></text:p>
          </table:table-cell>
          <table:table-cell office:value-type="float" office:value="3.53043348288272" calcext:value-type="float">
            <text:p>3,5 <text:s text:c="3"/></text:p>
          </table:table-cell>
          <table:table-cell office:value-type="float" office:value="-0.190783770978265" calcext:value-type="float">
            <text:p>-0,2</text:p>
          </table:table-cell>
          <table:table-cell office:value-type="float" office:value="-1.53121452510757" calcext:value-type="float">
            <text:p>-1,5</text:p>
          </table:table-cell>
        </table:table-row>
        <table:table-row table:style-name="ro2">
          <table:table-cell office:value-type="string" calcext:value-type="string">
            <text:p>Industries des biens de consommation</text:p>
          </table:table-cell>
          <table:table-cell office:value-type="float" office:value="26.1277172470013" calcext:value-type="float">
            <text:p>26,1 <text:s text:c="3"/></text:p>
          </table:table-cell>
          <table:table-cell office:value-type="float" office:value="12.7671064758103" calcext:value-type="float">
            <text:p>12,8 <text:s text:c="3"/></text:p>
          </table:table-cell>
          <table:table-cell office:value-type="float" office:value="7.02173674271883" calcext:value-type="float">
            <text:p>7,0 <text:s text:c="3"/></text:p>
          </table:table-cell>
          <table:table-cell office:value-type="float" office:value="4.81193812021527" calcext:value-type="float">
            <text:p>4,8 <text:s text:c="3"/></text:p>
          </table:table-cell>
          <table:table-cell office:value-type="float" office:value="2.25063016141126" calcext:value-type="float">
            <text:p>2,3 <text:s text:c="3"/></text:p>
          </table:table-cell>
          <table:table-cell office:value-type="float" office:value="1.22556902726465" calcext:value-type="float">
            <text:p>1,2 <text:s text:c="3"/></text:p>
          </table:table-cell>
          <table:table-cell office:value-type="float" office:value="2.78079876009556" calcext:value-type="float">
            <text:p>2,8 <text:s text:c="3"/></text:p>
          </table:table-cell>
          <table:table-cell office:value-type="float" office:value="2.28392148154636" calcext:value-type="float">
            <text:p>2,3 <text:s text:c="3"/></text:p>
          </table:table-cell>
          <table:table-cell office:value-type="float" office:value="2.20065422670184" calcext:value-type="float">
            <text:p>2,2 <text:s text:c="3"/></text:p>
          </table:table-cell>
          <table:table-cell office:value-type="float" office:value="-3.90036836869431" calcext:value-type="float">
            <text:p>-3,9</text:p>
          </table:table-cell>
          <table:table-cell office:value-type="float" office:value="-2.68095891772079" calcext:value-type="float">
            <text:p>-2,7</text:p>
          </table:table-cell>
        </table:table-row>
        <table:table-row table:style-name="ro2">
          <table:table-cell office:value-type="string" calcext:value-type="string">
            <text:p>Industrie automobile</text:p>
          </table:table-cell>
          <table:table-cell office:value-type="float" office:value="12.9546957360795" calcext:value-type="float">
            <text:p>13,0 <text:s text:c="3"/></text:p>
          </table:table-cell>
          <table:table-cell office:value-type="float" office:value="9.81576044935487" calcext:value-type="float">
            <text:p>9,8 <text:s text:c="3"/></text:p>
          </table:table-cell>
          <table:table-cell office:value-type="float" office:value="6.25193618391363" calcext:value-type="float">
            <text:p>6,3 <text:s text:c="3"/></text:p>
          </table:table-cell>
          <table:table-cell office:value-type="float" office:value="2.38586454602671" calcext:value-type="float">
            <text:p>2,4 <text:s text:c="3"/></text:p>
          </table:table-cell>
          <table:table-cell office:value-type="float" office:value="1.7303565664125" calcext:value-type="float">
            <text:p>1,7 <text:s text:c="3"/></text:p>
          </table:table-cell>
          <table:table-cell office:value-type="float" office:value="1.09120857534071" calcext:value-type="float">
            <text:p>1,1 <text:s text:c="3"/></text:p>
          </table:table-cell>
          <table:table-cell office:value-type="float" office:value="3.95367353915503" calcext:value-type="float">
            <text:p>4,0 <text:s text:c="3"/></text:p>
          </table:table-cell>
          <table:table-cell office:value-type="float" office:value="3.83984514706555" calcext:value-type="float">
            <text:p>3,8 <text:s text:c="3"/></text:p>
          </table:table-cell>
          <table:table-cell office:value-type="float" office:value="3.3684543910971" calcext:value-type="float">
            <text:p>3,4 <text:s text:c="3"/></text:p>
          </table:table-cell>
          <table:table-cell office:value-type="float" office:value="-1.52967436683659" calcext:value-type="float">
            <text:p>-1,5</text:p>
          </table:table-cell>
          <table:table-cell office:value-type="float" office:value="-2.02956720284133" calcext:value-type="float">
            <text:p>-2,0</text:p>
          </table:table-cell>
        </table:table-row>
        <table:table-row table:style-name="ro2">
          <table:table-cell office:value-type="string" calcext:value-type="string">
            <text:p>Industries des biens d’équipement</text:p>
          </table:table-cell>
          <table:table-cell office:value-type="float" office:value="21.5943084895773" calcext:value-type="float">
            <text:p>21,6 <text:s text:c="3"/></text:p>
          </table:table-cell>
          <table:table-cell office:value-type="float" office:value="15.1791088577126" calcext:value-type="float">
            <text:p>15,2 <text:s text:c="3"/></text:p>
          </table:table-cell>
          <table:table-cell office:value-type="float" office:value="9.00133504989809" calcext:value-type="float">
            <text:p>9,0 <text:s text:c="3"/></text:p>
          </table:table-cell>
          <table:table-cell office:value-type="float" office:value="3.9770208479507" calcext:value-type="float">
            <text:p>4,0 <text:s text:c="3"/></text:p>
          </table:table-cell>
          <table:table-cell office:value-type="float" office:value="2.67582637328515" calcext:value-type="float">
            <text:p>2,7 <text:s text:c="3"/></text:p>
          </table:table-cell>
          <table:table-cell office:value-type="float" office:value="1.5710867332966" calcext:value-type="float">
            <text:p>1,6 <text:s text:c="3"/></text:p>
          </table:table-cell>
          <table:table-cell office:value-type="float" office:value="2.23771732107381" calcext:value-type="float">
            <text:p>2,2 <text:s text:c="3"/></text:p>
          </table:table-cell>
          <table:table-cell office:value-type="float" office:value="1.92685345612379" calcext:value-type="float">
            <text:p>1,9 <text:s text:c="3"/></text:p>
          </table:table-cell>
          <table:table-cell office:value-type="float" office:value="1.64994212153962" calcext:value-type="float">
            <text:p>1,6 <text:s text:c="3"/></text:p>
          </table:table-cell>
          <table:table-cell office:value-type="float" office:value="-1.93933549485175" calcext:value-type="float">
            <text:p>-1,9</text:p>
          </table:table-cell>
          <table:table-cell office:value-type="float" office:value="-2.34722816260214" calcext:value-type="float">
            <text:p>-2,3</text:p>
          </table:table-cell>
        </table:table-row>
        <table:table-row table:style-name="ro2">
          <table:table-cell office:value-type="string" calcext:value-type="string">
            <text:p>Industries des biens intermédiaires</text:p>
          </table:table-cell>
          <table:table-cell office:value-type="float" office:value="34.8481525229167" calcext:value-type="float">
            <text:p>34,8 <text:s text:c="3"/></text:p>
          </table:table-cell>
          <table:table-cell office:value-type="float" office:value="29.9242699906815" calcext:value-type="float">
            <text:p>29,9 <text:s text:c="3"/></text:p>
          </table:table-cell>
          <table:table-cell office:value-type="float" office:value="19.3505971952468" calcext:value-type="float">
            <text:p>19,4 <text:s text:c="3"/></text:p>
          </table:table-cell>
          <table:table-cell office:value-type="float" office:value="6.41797949506456" calcext:value-type="float">
            <text:p>6,4 <text:s text:c="3"/></text:p>
          </table:table-cell>
          <table:table-cell office:value-type="float" office:value="5.2751549246375" calcext:value-type="float">
            <text:p>5,3 <text:s text:c="3"/></text:p>
          </table:table-cell>
          <table:table-cell office:value-type="float" office:value="3.37743972047378" calcext:value-type="float">
            <text:p>3,4 <text:s text:c="3"/></text:p>
          </table:table-cell>
          <table:table-cell office:value-type="float" office:value="2.03267274967827" calcext:value-type="float">
            <text:p>2,0 <text:s text:c="3"/></text:p>
          </table:table-cell>
          <table:table-cell office:value-type="float" office:value="2.37703707100002" calcext:value-type="float">
            <text:p>2,4 <text:s text:c="3"/></text:p>
          </table:table-cell>
          <table:table-cell office:value-type="float" office:value="2.59118254777701" calcext:value-type="float">
            <text:p>2,6 <text:s text:c="3"/></text:p>
          </table:table-cell>
          <table:table-cell office:value-type="float" office:value="-0.842708398596736" calcext:value-type="float">
            <text:p>-0,8</text:p>
          </table:table-cell>
          <table:table-cell office:value-type="float" office:value="-1.96207117781539" calcext:value-type="float">
            <text:p>-2,0</text:p>
          </table:table-cell>
        </table:table-row>
        <table:table-row table:style-name="ro1">
          <table:table-cell office:value-type="string" calcext:value-type="string">
            <text:p>Energie</text:p>
          </table:table-cell>
          <table:table-cell office:value-type="float" office:value="8.03606794323645" calcext:value-type="float">
            <text:p>8,0 <text:s text:c="3"/></text:p>
          </table:table-cell>
          <table:table-cell office:value-type="float" office:value="7.88790609478963" calcext:value-type="float">
            <text:p>7,9 <text:s text:c="3"/></text:p>
          </table:table-cell>
          <table:table-cell office:value-type="float" office:value="8.64283295174838" calcext:value-type="float">
            <text:p>8,6 <text:s text:c="3"/></text:p>
          </table:table-cell>
          <table:table-cell office:value-type="float" office:value="1.48000153657272" calcext:value-type="float">
            <text:p>1,5 <text:s text:c="3"/></text:p>
          </table:table-cell>
          <table:table-cell office:value-type="float" office:value="1.39050766130519" calcext:value-type="float">
            <text:p>1,4 <text:s text:c="3"/></text:p>
          </table:table-cell>
          <table:table-cell office:value-type="float" office:value="1.50851402745466" calcext:value-type="float">
            <text:p>1,5 <text:s text:c="3"/></text:p>
          </table:table-cell>
          <table:table-cell office:value-type="float" office:value="2.85808167751764" calcext:value-type="float">
            <text:p>2,9 <text:s text:c="3"/></text:p>
          </table:table-cell>
          <table:table-cell office:value-type="float" office:value="3.33361513105757" calcext:value-type="float">
            <text:p>3,3 <text:s text:c="3"/></text:p>
          </table:table-cell>
          <table:table-cell office:value-type="float" office:value="4.56170043271703" calcext:value-type="float">
            <text:p>4,6 <text:s text:c="3"/></text:p>
          </table:table-cell>
          <table:table-cell office:value-type="float" office:value="-0.103330962111514" calcext:value-type="float">
            <text:p>-0,1</text:p>
          </table:table-cell>
          <table:table-cell office:value-type="float" office:value="0.416317405897582" calcext:value-type="float">
            <text:p>0,4</text:p>
          </table:table-cell>
        </table:table-row>
        <table:table-row table:style-name="ro2">
          <table:table-cell office:value-type="string" calcext:value-type="string">
            <text:p>Construction</text:p>
          </table:table-cell>
          <table:table-cell office:value-type="float" office:value="39.488" calcext:value-type="float">
            <text:p>39,5 <text:s text:c="3"/></text:p>
          </table:table-cell>
          <table:table-cell office:value-type="float" office:value="43.9413464214997" calcext:value-type="float">
            <text:p>43,9 <text:s text:c="3"/></text:p>
          </table:table-cell>
          <table:table-cell office:value-type="float" office:value="46.054007910093" calcext:value-type="float">
            <text:p>46,1 <text:s text:c="3"/></text:p>
          </table:table-cell>
          <table:table-cell office:value-type="float" office:value="7.27249957180507" calcext:value-type="float">
            <text:p>7,3 <text:s text:c="3"/></text:p>
          </table:table-cell>
          <table:table-cell office:value-type="float" office:value="7.74613415942172" calcext:value-type="float">
            <text:p>7,7 <text:s text:c="3"/></text:p>
          </table:table-cell>
          <table:table-cell office:value-type="float" office:value="8.03823437763299" calcext:value-type="float">
            <text:p>8,0 <text:s text:c="3"/></text:p>
          </table:table-cell>
          <table:table-cell office:value-type="float" office:value="2.452233670147" calcext:value-type="float">
            <text:p>2,5 <text:s text:c="3"/></text:p>
          </table:table-cell>
          <table:table-cell office:value-type="float" office:value="2.54321436352852" calcext:value-type="float">
            <text:p>2,5 <text:s text:c="3"/></text:p>
          </table:table-cell>
          <table:table-cell office:value-type="float" office:value="2.50974571572713" calcext:value-type="float">
            <text:p>2,5 <text:s text:c="3"/></text:p>
          </table:table-cell>
          <table:table-cell office:value-type="float" office:value="0.595426103001162" calcext:value-type="float">
            <text:p>0,6</text:p>
          </table:table-cell>
          <table:table-cell office:value-type="float" office:value="0.213678349460755" calcext:value-type="float">
            <text:p>0,2</text:p>
          </table:table-cell>
        </table:table-row>
        <table:table-row table:style-name="ro2">
          <table:table-cell office:value-type="string" calcext:value-type="string">
            <text:p>Commerce</text:p>
          </table:table-cell>
          <table:table-cell office:value-type="float" office:value="69.722" calcext:value-type="float">
            <text:p>69,7 <text:s text:c="3"/></text:p>
          </table:table-cell>
          <table:table-cell office:value-type="float" office:value="77.0653860154921" calcext:value-type="float">
            <text:p>77,1 <text:s text:c="3"/></text:p>
          </table:table-cell>
          <table:table-cell office:value-type="float" office:value="90.4007033848714" calcext:value-type="float">
            <text:p>90,4 <text:s text:c="3"/></text:p>
          </table:table-cell>
          <table:table-cell office:value-type="float" office:value="12.8406912263319" calcext:value-type="float">
            <text:p>12,8 <text:s text:c="3"/></text:p>
          </table:table-cell>
          <table:table-cell office:value-type="float" office:value="13.585355655637" calcext:value-type="float">
            <text:p>13,6 <text:s text:c="3"/></text:p>
          </table:table-cell>
          <table:table-cell office:value-type="float" office:value="15.7784756351515" calcext:value-type="float">
            <text:p>15,8 <text:s text:c="3"/></text:p>
          </table:table-cell>
          <table:table-cell office:value-type="float" office:value="2.29740603542754" calcext:value-type="float">
            <text:p>2,3 <text:s text:c="3"/></text:p>
          </table:table-cell>
          <table:table-cell office:value-type="float" office:value="2.26402799576597" calcext:value-type="float">
            <text:p>2,3 <text:s text:c="3"/></text:p>
          </table:table-cell>
          <table:table-cell office:value-type="float" office:value="2.16098973704998" calcext:value-type="float">
            <text:p>2,2 <text:s text:c="3"/></text:p>
          </table:table-cell>
          <table:table-cell office:value-type="float" office:value="0.557874378717305" calcext:value-type="float">
            <text:p>0,6</text:p>
          </table:table-cell>
          <table:table-cell office:value-type="float" office:value="0.728082349656867" calcext:value-type="float">
            <text:p>0,7</text:p>
          </table:table-cell>
        </table:table-row>
        <table:table-row table:style-name="ro2">
          <table:table-cell office:value-type="string" calcext:value-type="string">
            <text:p>Transports</text:p>
          </table:table-cell>
          <table:table-cell office:value-type="float" office:value="14.6723129806118" calcext:value-type="float">
            <text:p>14,7 <text:s text:c="3"/></text:p>
          </table:table-cell>
          <table:table-cell office:value-type="float" office:value="18.4504861971185" calcext:value-type="float">
            <text:p>18,5 <text:s text:c="3"/></text:p>
          </table:table-cell>
          <table:table-cell office:value-type="float" office:value="19.1118302059944" calcext:value-type="float">
            <text:p>19,1 <text:s text:c="3"/></text:p>
          </table:table-cell>
          <table:table-cell office:value-type="float" office:value="2.70219787958087" calcext:value-type="float">
            <text:p>2,7 <text:s text:c="3"/></text:p>
          </table:table-cell>
          <table:table-cell office:value-type="float" office:value="3.25251620691146" calcext:value-type="float">
            <text:p>3,3 <text:s text:c="3"/></text:p>
          </table:table-cell>
          <table:table-cell office:value-type="float" office:value="3.3357654969187" calcext:value-type="float">
            <text:p>3,3 <text:s text:c="3"/></text:p>
          </table:table-cell>
          <table:table-cell office:value-type="float" office:value="1.52874686759457" calcext:value-type="float">
            <text:p>1,5 <text:s text:c="3"/></text:p>
          </table:table-cell>
          <table:table-cell office:value-type="float" office:value="1.58262051166975" calcext:value-type="float">
            <text:p>1,6 <text:s text:c="3"/></text:p>
          </table:table-cell>
          <table:table-cell office:value-type="float" office:value="1.60199258507941" calcext:value-type="float">
            <text:p>1,6 <text:s text:c="3"/></text:p>
          </table:table-cell>
          <table:table-cell office:value-type="float" office:value="1.28107228983978" calcext:value-type="float">
            <text:p>1,3</text:p>
          </table:table-cell>
          <table:table-cell office:value-type="float" office:value="0.16020457035828" calcext:value-type="float">
            <text:p>0,2</text:p>
          </table:table-cell>
        </table:table-row>
        <table:table-row table:style-name="ro2">
          <table:table-cell office:value-type="string" calcext:value-type="string">
            <text:p>Activités financières</text:p>
          </table:table-cell>
          <table:table-cell office:value-type="float" office:value="11.641759669755" calcext:value-type="float">
            <text:p>11,6 <text:s text:c="3"/></text:p>
          </table:table-cell>
          <table:table-cell office:value-type="float" office:value="10.7113514921256" calcext:value-type="float">
            <text:p>10,7 <text:s text:c="3"/></text:p>
          </table:table-cell>
          <table:table-cell office:value-type="float" office:value="9.34226508587827" calcext:value-type="float">
            <text:p>9,3 <text:s text:c="3"/></text:p>
          </table:table-cell>
          <table:table-cell office:value-type="float" office:value="2.14406128984376" calcext:value-type="float">
            <text:p>2,1 <text:s text:c="3"/></text:p>
          </table:table-cell>
          <table:table-cell office:value-type="float" office:value="1.88823448628171" calcext:value-type="float">
            <text:p>1,9 <text:s text:c="3"/></text:p>
          </table:table-cell>
          <table:table-cell office:value-type="float" office:value="1.63059242367936" calcext:value-type="float">
            <text:p>1,6 <text:s text:c="3"/></text:p>
          </table:table-cell>
          <table:table-cell office:value-type="float" office:value="1.56973301898586" calcext:value-type="float">
            <text:p>1,6 <text:s text:c="3"/></text:p>
          </table:table-cell>
          <table:table-cell office:value-type="float" office:value="1.37323918147346" calcext:value-type="float">
            <text:p>1,4 <text:s text:c="3"/></text:p>
          </table:table-cell>
          <table:table-cell office:value-type="float" office:value="1.15228120909303" calcext:value-type="float">
            <text:p>1,2 <text:s text:c="3"/></text:p>
          </table:table-cell>
          <table:table-cell office:value-type="float" office:value="-0.461678412615074" calcext:value-type="float">
            <text:p>-0,5</text:p>
          </table:table-cell>
          <table:table-cell office:value-type="float" office:value="-0.61968710133502" calcext:value-type="float">
            <text:p>-0,6</text:p>
          </table:table-cell>
        </table:table-row>
        <table:table-row table:style-name="ro2">
          <table:table-cell office:value-type="string" calcext:value-type="string">
            <text:p>Activités immobilières</text:p>
          </table:table-cell>
          <table:table-cell office:value-type="float" office:value="3.75558166750732" calcext:value-type="float">
            <text:p>3,8 <text:s text:c="3"/></text:p>
          </table:table-cell>
          <table:table-cell office:value-type="float" office:value="4.54797192357207" calcext:value-type="float">
            <text:p>4,5 <text:s text:c="3"/></text:p>
          </table:table-cell>
          <table:table-cell office:value-type="float" office:value="5.04380768431817" calcext:value-type="float">
            <text:p>5,0 <text:s text:c="3"/></text:p>
          </table:table-cell>
          <table:table-cell office:value-type="float" office:value="0.691664963250252" calcext:value-type="float">
            <text:p>0,7 <text:s text:c="3"/></text:p>
          </table:table-cell>
          <table:table-cell office:value-type="float" office:value="0.801732389702914" calcext:value-type="float">
            <text:p>0,8 <text:s text:c="3"/></text:p>
          </table:table-cell>
          <table:table-cell office:value-type="float" office:value="0.88034267074876" calcext:value-type="float">
            <text:p>0,9 <text:s text:c="3"/></text:p>
          </table:table-cell>
          <table:table-cell office:value-type="float" office:value="1.30475340829831" calcext:value-type="float">
            <text:p>1,3 <text:s text:c="3"/></text:p>
          </table:table-cell>
          <table:table-cell office:value-type="float" office:value="1.46883153879373" calcext:value-type="float">
            <text:p>1,5 <text:s text:c="3"/></text:p>
          </table:table-cell>
          <table:table-cell office:value-type="float" office:value="1.58784826751302" calcext:value-type="float">
            <text:p>1,6 <text:s text:c="3"/></text:p>
          </table:table-cell>
          <table:table-cell office:value-type="float" office:value="1.06922144239612" calcext:value-type="float">
            <text:p>1,1</text:p>
          </table:table-cell>
          <table:table-cell office:value-type="float" office:value="0.471471067644824" calcext:value-type="float">
            <text:p>0,5</text:p>
          </table:table-cell>
        </table:table-row>
        <table:table-row table:style-name="ro2">
          <table:table-cell office:value-type="string" calcext:value-type="string">
            <text:p>Services aux entreprises</text:p>
          </table:table-cell>
          <table:table-cell office:value-type="float" office:value="37.3612438477262" calcext:value-type="float">
            <text:p>37,4 <text:s text:c="3"/></text:p>
          </table:table-cell>
          <table:table-cell office:value-type="float" office:value="57.014787260663" calcext:value-type="float">
            <text:p>57,0 <text:s text:c="3"/></text:p>
          </table:table-cell>
          <table:table-cell office:value-type="float" office:value="82.7630889217311" calcext:value-type="float">
            <text:p>82,8 <text:s text:c="3"/></text:p>
          </table:table-cell>
          <table:table-cell office:value-type="float" office:value="6.88081518143978" calcext:value-type="float">
            <text:p>6,9 <text:s text:c="3"/></text:p>
          </table:table-cell>
          <table:table-cell office:value-type="float" office:value="10.050766013303" calcext:value-type="float">
            <text:p>10,1 <text:s text:c="3"/></text:p>
          </table:table-cell>
          <table:table-cell office:value-type="float" office:value="14.4454117406784" calcext:value-type="float">
            <text:p>14,4 <text:s text:c="3"/></text:p>
          </table:table-cell>
          <table:table-cell office:value-type="float" office:value="1.68991639925995" calcext:value-type="float">
            <text:p>1,7 <text:s text:c="3"/></text:p>
          </table:table-cell>
          <table:table-cell office:value-type="float" office:value="1.61344025795309" calcext:value-type="float">
            <text:p>1,6 <text:s text:c="3"/></text:p>
          </table:table-cell>
          <table:table-cell office:value-type="float" office:value="1.62355655779781" calcext:value-type="float">
            <text:p>1,6 <text:s text:c="3"/></text:p>
          </table:table-cell>
          <table:table-cell office:value-type="float" office:value="2.37599157553865" calcext:value-type="float">
            <text:p>2,4</text:p>
          </table:table-cell>
          <table:table-cell office:value-type="float" office:value="1.70839032220278" calcext:value-type="float">
            <text:p>1,7</text:p>
          </table:table-cell>
        </table:table-row>
        <table:table-row table:style-name="ro2">
          <table:table-cell office:value-type="string" calcext:value-type="string">
            <text:p>Services aux particuliers</text:p>
          </table:table-cell>
          <table:table-cell office:value-type="float" office:value="26.6814783243516" calcext:value-type="float">
            <text:p>26,7 <text:s text:c="3"/></text:p>
          </table:table-cell>
          <table:table-cell office:value-type="float" office:value="51.3941311913275" calcext:value-type="float">
            <text:p>51,4 <text:s text:c="3"/></text:p>
          </table:table-cell>
          <table:table-cell office:value-type="float" office:value="79.6917693297281" calcext:value-type="float">
            <text:p>79,7 <text:s text:c="3"/></text:p>
          </table:table-cell>
          <table:table-cell office:value-type="float" office:value="4.91392422226938" calcext:value-type="float">
            <text:p>4,9 <text:s text:c="3"/></text:p>
          </table:table-cell>
          <table:table-cell office:value-type="float" office:value="9.05993711244491" calcext:value-type="float">
            <text:p>9,1 <text:s text:c="3"/></text:p>
          </table:table-cell>
          <table:table-cell office:value-type="float" office:value="13.9093457640248" calcext:value-type="float">
            <text:p>13,9 <text:s text:c="3"/></text:p>
          </table:table-cell>
          <table:table-cell office:value-type="float" office:value="2.14435756983336" calcext:value-type="float">
            <text:p>2,1 <text:s text:c="3"/></text:p>
          </table:table-cell>
          <table:table-cell office:value-type="float" office:value="2.2580415368303" calcext:value-type="float">
            <text:p>2,3 <text:s text:c="3"/></text:p>
          </table:table-cell>
          <table:table-cell office:value-type="float" office:value="2.26611331021416" calcext:value-type="float">
            <text:p>2,3 <text:s text:c="3"/></text:p>
          </table:table-cell>
          <table:table-cell office:value-type="float" office:value="3.70910083111322" calcext:value-type="float">
            <text:p>3,7</text:p>
          </table:table-cell>
          <table:table-cell office:value-type="float" office:value="2.01383827030841" calcext:value-type="float">
            <text:p>2,0</text:p>
          </table:table-cell>
        </table:table-row>
        <table:table-row table:style-name="ro1">
          <table:table-cell office:value-type="string" calcext:value-type="string">
            <text:p>Education - santé - action sociale</text:p>
          </table:table-cell>
          <table:table-cell office:value-type="float" office:value="99.5636766527737" calcext:value-type="float">
            <text:p>99,6 <text:s text:c="3"/></text:p>
          </table:table-cell>
          <table:table-cell office:value-type="float" office:value="109.669688369787" calcext:value-type="float">
            <text:p>109,7 <text:s text:c="3"/></text:p>
          </table:table-cell>
          <table:table-cell office:value-type="float" office:value="112.220569530298" calcext:value-type="float">
            <text:p>112,2 <text:s text:c="3"/></text:p>
          </table:table-cell>
          <table:table-cell office:value-type="float" office:value="18.3366287435331" calcext:value-type="float">
            <text:p>18,3 <text:s text:c="3"/></text:p>
          </table:table-cell>
          <table:table-cell office:value-type="float" office:value="19.3329560543163" calcext:value-type="float">
            <text:p>19,3 <text:s text:c="3"/></text:p>
          </table:table-cell>
          <table:table-cell office:value-type="float" office:value="19.5868998337126" calcext:value-type="float">
            <text:p>19,6 <text:s text:c="3"/></text:p>
          </table:table-cell>
          <table:table-cell office:value-type="float" office:value="2.72896286833491" calcext:value-type="float">
            <text:p>2,7 <text:s text:c="3"/></text:p>
          </table:table-cell>
          <table:table-cell office:value-type="float" office:value="2.49762828518764" calcext:value-type="float">
            <text:p>2,5 <text:s text:c="3"/></text:p>
          </table:table-cell>
          <table:table-cell office:value-type="float" office:value="2.16189240709961" calcext:value-type="float">
            <text:p>2,2 <text:s text:c="3"/></text:p>
          </table:table-cell>
          <table:table-cell office:value-type="float" office:value="0.538531615279037" calcext:value-type="float">
            <text:p>0,5</text:p>
          </table:table-cell>
          <table:table-cell office:value-type="float" office:value="0.104569591327297" calcext:value-type="float">
            <text:p>0,1</text:p>
          </table:table-cell>
        </table:table-row>
        <table:table-row table:style-name="ro2">
          <table:table-cell table:style-name="ce4" office:value-type="string" calcext:value-type="string">
            <text:p>Administration</text:p>
          </table:table-cell>
          <table:table-cell table:style-name="ce8" office:value-type="float" office:value="52.0009468572743" calcext:value-type="float">
            <text:p>52,0 <text:s text:c="3"/></text:p>
          </table:table-cell>
          <table:table-cell table:style-name="ce12" office:value-type="float" office:value="60.2089847092775" calcext:value-type="float">
            <text:p>60,2 <text:s text:c="3"/></text:p>
          </table:table-cell>
          <table:table-cell table:style-name="ce16" office:value-type="float" office:value="46.3761021868648" calcext:value-type="float">
            <text:p>46,4 <text:s text:c="3"/></text:p>
          </table:table-cell>
          <table:table-cell table:style-name="ce19" office:value-type="float" office:value="9.57700728709951" calcext:value-type="float">
            <text:p>9,6 <text:s text:c="3"/></text:p>
          </table:table-cell>
          <table:table-cell table:style-name="ce22" office:value-type="float" office:value="10.6138503059715" calcext:value-type="float">
            <text:p>10,6 <text:s text:c="3"/></text:p>
          </table:table-cell>
          <table:table-cell table:style-name="ce25" office:value-type="float" office:value="8.09445248775796" calcext:value-type="float">
            <text:p>8,1 <text:s text:c="3"/></text:p>
          </table:table-cell>
          <table:table-cell table:style-name="ce19" office:value-type="float" office:value="2.15867864032982" calcext:value-type="float">
            <text:p>2,2 <text:s text:c="3"/></text:p>
          </table:table-cell>
          <table:table-cell table:style-name="ce22" office:value-type="float" office:value="1.95571469743345" calcext:value-type="float">
            <text:p>2,0 <text:s text:c="3"/></text:p>
          </table:table-cell>
          <table:table-cell table:style-name="ce25" office:value-type="float" office:value="1.67425154945884" calcext:value-type="float">
            <text:p>1,7 <text:s text:c="3"/></text:p>
          </table:table-cell>
          <table:table-cell table:style-name="ce29" office:value-type="float" office:value="0.817544131090675" calcext:value-type="float">
            <text:p>0,8</text:p>
          </table:table-cell>
          <table:table-cell table:style-name="ce33" office:value-type="float" office:value="-1.17952164182186" calcext:value-type="float">
            <text:p>-1,2</text:p>
          </table:table-cell>
        </table:table-row>
      </table:table>
      <table:table table:name="26" table:style-name="ta1">
        <table:table-column table:style-name="co2" table:default-cell-style-name="ce3"/>
        <table:table-column table:style-name="co2" table:default-cell-style-name="ce7"/>
        <table:table-column table:style-name="co2" table:default-cell-style-name="ce11"/>
        <table:table-column table:style-name="co2" table:default-cell-style-name="ce15"/>
        <table:table-column table:style-name="co2" table:default-cell-style-name="ce18"/>
        <table:table-column table:style-name="co2" table:default-cell-style-name="ce21"/>
        <table:table-column table:style-name="co2" table:default-cell-style-name="ce24"/>
        <table:table-column table:style-name="co2" table:default-cell-style-name="ce18"/>
        <table:table-column table:style-name="co2" table:default-cell-style-name="ce21"/>
        <table:table-column table:style-name="co2" table:default-cell-style-name="ce24"/>
        <table:table-column table:style-name="co2" table:default-cell-style-name="ce28"/>
        <table:table-column table:style-name="co2" table:default-cell-style-name="ce32"/>
        <table:table-row table:style-name="ro1">
          <table:table-cell table:style-name="ce1" office:value-type="string" calcext:value-type="string">
            <text:p>Secteur</text:p>
          </table:table-cell>
          <table:table-cell table:style-name="ce5" office:value-type="string" calcext:value-type="string">
            <text:p>Nb_1990</text:p>
          </table:table-cell>
          <table:table-cell table:style-name="ce9" office:value-type="string" calcext:value-type="string">
            <text:p>Nb_2008</text:p>
          </table:table-cell>
          <table:table-cell table:style-name="ce13" office:value-type="string" calcext:value-type="string">
            <text:p>Nb_2030</text:p>
          </table:table-cell>
          <table:table-cell table:style-name="ce5" office:value-type="string" calcext:value-type="string">
            <text:p>P_Reg_1990</text:p>
          </table:table-cell>
          <table:table-cell table:style-name="ce9" office:value-type="string" calcext:value-type="string">
            <text:p>P_Reg_2008</text:p>
          </table:table-cell>
          <table:table-cell table:style-name="ce13" office:value-type="string" calcext:value-type="string">
            <text:p>P_Reg_2030</text:p>
          </table:table-cell>
          <table:table-cell table:style-name="ce5" office:value-type="string" calcext:value-type="string">
            <text:p>P_Sect_1990</text:p>
          </table:table-cell>
          <table:table-cell table:style-name="ce9" office:value-type="string" calcext:value-type="string">
            <text:p>P_Sect_2008</text:p>
          </table:table-cell>
          <table:table-cell table:style-name="ce13" office:value-type="string" calcext:value-type="string">
            <text:p>P_Sect_2030</text:p>
          </table:table-cell>
          <table:table-cell table:style-name="ce26" office:value-type="string" calcext:value-type="string">
            <text:p>TCAM1990_2008</text:p>
          </table:table-cell>
          <table:table-cell table:style-name="ce30" office:value-type="string" calcext:value-type="string">
            <text:p>TCAM_2008-2030</text:p>
          </table:table-cell>
        </table:table-row>
        <table:table-row table:style-name="ro2">
          <table:table-cell table:style-name="ce2" office:value-type="string" calcext:value-type="string">
            <text:p>Ensemble des secteurs</text:p>
          </table:table-cell>
          <table:table-cell table:style-name="ce6" office:value-type="float" office:value="608.078" calcext:value-type="float">
            <text:p>608,1 <text:s text:c="3"/></text:p>
          </table:table-cell>
          <table:table-cell table:style-name="ce10" office:value-type="float" office:value="643.861177732714" calcext:value-type="float">
            <text:p>643,9 <text:s text:c="3"/></text:p>
          </table:table-cell>
          <table:table-cell table:style-name="ce14" office:value-type="float" office:value="634.050876054232" calcext:value-type="float">
            <text:p>634,1 <text:s text:c="3"/></text:p>
          </table:table-cell>
          <table:table-cell table:style-name="ce17" office:value-type="float" office:value="100" calcext:value-type="float">
            <text:p>100,0 <text:s text:c="3"/></text:p>
          </table:table-cell>
          <table:table-cell table:style-name="ce20" office:value-type="float" office:value="100" calcext:value-type="float">
            <text:p>100,0 <text:s text:c="3"/></text:p>
          </table:table-cell>
          <table:table-cell table:style-name="ce23" office:value-type="float" office:value="100" calcext:value-type="float">
            <text:p>100,0 <text:s text:c="3"/></text:p>
          </table:table-cell>
          <table:table-cell table:style-name="ce17" office:value-type="float" office:value="2.74199883209441" calcext:value-type="float">
            <text:p>2,7 <text:s text:c="3"/></text:p>
          </table:table-cell>
          <table:table-cell table:style-name="ce20" office:value-type="float" office:value="2.56402361667518" calcext:value-type="float">
            <text:p>2,6 <text:s text:c="3"/></text:p>
          </table:table-cell>
          <table:table-cell table:style-name="ce23" office:value-type="float" office:value="2.28779720878584" calcext:value-type="float">
            <text:p>2,3 <text:s text:c="3"/></text:p>
          </table:table-cell>
          <table:table-cell table:style-name="ce27" office:value-type="float" office:value="0.3181716344556" calcext:value-type="float">
            <text:p>0,3</text:p>
          </table:table-cell>
          <table:table-cell table:style-name="ce31" office:value-type="float" office:value="-0.0697663019021633" calcext:value-type="float">
            <text:p>-0,1</text:p>
          </table:table-cell>
        </table:table-row>
        <table:table-row table:style-name="ro2">
          <table:table-cell office:value-type="string" calcext:value-type="string">
            <text:p>Agriculture - sylviculture - pêche</text:p>
          </table:table-cell>
          <table:table-cell office:value-type="float" office:value="48.233" calcext:value-type="float">
            <text:p>48,2 <text:s text:c="3"/></text:p>
          </table:table-cell>
          <table:table-cell office:value-type="float" office:value="33.208175287375" calcext:value-type="float">
            <text:p>33,2 <text:s text:c="3"/></text:p>
          </table:table-cell>
          <table:table-cell office:value-type="float" office:value="17.6201514195393" calcext:value-type="float">
            <text:p>17,6 <text:s text:c="3"/></text:p>
          </table:table-cell>
          <table:table-cell office:value-type="float" office:value="7.93204161308253" calcext:value-type="float">
            <text:p>7,9 <text:s text:c="3"/></text:p>
          </table:table-cell>
          <table:table-cell office:value-type="float" office:value="5.1576607560521" calcext:value-type="float">
            <text:p>5,2 <text:s text:c="3"/></text:p>
          </table:table-cell>
          <table:table-cell office:value-type="float" office:value="2.77898069145356" calcext:value-type="float">
            <text:p>2,8 <text:s text:c="3"/></text:p>
          </table:table-cell>
          <table:table-cell office:value-type="float" office:value="3.9356207417078" calcext:value-type="float">
            <text:p>3,9 <text:s text:c="3"/></text:p>
          </table:table-cell>
          <table:table-cell office:value-type="float" office:value="4.27720089172441" calcext:value-type="float">
            <text:p>4,3 <text:s text:c="3"/></text:p>
          </table:table-cell>
          <table:table-cell office:value-type="float" office:value="4.73434965116084" calcext:value-type="float">
            <text:p>4,7 <text:s text:c="3"/></text:p>
          </table:table-cell>
          <table:table-cell office:value-type="float" office:value="-2.05224518490009" calcext:value-type="float">
            <text:p>-2,1</text:p>
          </table:table-cell>
          <table:table-cell office:value-type="float" office:value="-2.83959843832956" calcext:value-type="float">
            <text:p>-2,8</text:p>
          </table:table-cell>
        </table:table-row>
        <table:table-row table:style-name="ro2">
          <table:table-cell office:value-type="string" calcext:value-type="string">
            <text:p>Industries agricoles et alimentaires</text:p>
          </table:table-cell>
          <table:table-cell office:value-type="float" office:value="15.7576050171812" calcext:value-type="float">
            <text:p>15,8 <text:s text:c="3"/></text:p>
          </table:table-cell>
          <table:table-cell office:value-type="float" office:value="15.4042585467419" calcext:value-type="float">
            <text:p>15,4 <text:s text:c="3"/></text:p>
          </table:table-cell>
          <table:table-cell office:value-type="float" office:value="11.248593134627" calcext:value-type="float">
            <text:p>11,2 <text:s text:c="3"/></text:p>
          </table:table-cell>
          <table:table-cell office:value-type="float" office:value="2.59137890487424" calcext:value-type="float">
            <text:p>2,6 <text:s text:c="3"/></text:p>
          </table:table-cell>
          <table:table-cell office:value-type="float" office:value="2.39248134217167" calcext:value-type="float">
            <text:p>2,4 <text:s text:c="3"/></text:p>
          </table:table-cell>
          <table:table-cell office:value-type="float" office:value="1.77408368309941" calcext:value-type="float">
            <text:p>1,8 <text:s text:c="3"/></text:p>
          </table:table-cell>
          <table:table-cell office:value-type="float" office:value="2.73424174898789" calcext:value-type="float">
            <text:p>2,7 <text:s text:c="3"/></text:p>
          </table:table-cell>
          <table:table-cell office:value-type="float" office:value="2.69991276302252" calcext:value-type="float">
            <text:p>2,7 <text:s text:c="3"/></text:p>
          </table:table-cell>
          <table:table-cell office:value-type="float" office:value="2.55091587495207" calcext:value-type="float">
            <text:p>2,6 <text:s text:c="3"/></text:p>
          </table:table-cell>
          <table:table-cell office:value-type="float" office:value="-0.125915697161805" calcext:value-type="float">
            <text:p>-0,1</text:p>
          </table:table-cell>
          <table:table-cell office:value-type="float" office:value="-1.41893206108832" calcext:value-type="float">
            <text:p>-1,4</text:p>
          </table:table-cell>
        </table:table-row>
        <table:table-row table:style-name="ro2">
          <table:table-cell office:value-type="string" calcext:value-type="string">
            <text:p>Industries des biens de consommation</text:p>
          </table:table-cell>
          <table:table-cell office:value-type="float" office:value="24.1656513568166" calcext:value-type="float">
            <text:p>24,2 <text:s text:c="3"/></text:p>
          </table:table-cell>
          <table:table-cell office:value-type="float" office:value="14.2830601391042" calcext:value-type="float">
            <text:p>14,3 <text:s text:c="3"/></text:p>
          </table:table-cell>
          <table:table-cell office:value-type="float" office:value="8.5248349501215" calcext:value-type="float">
            <text:p>8,5 <text:s text:c="3"/></text:p>
          </table:table-cell>
          <table:table-cell office:value-type="float" office:value="3.97410387430833" calcext:value-type="float">
            <text:p>4,0 <text:s text:c="3"/></text:p>
          </table:table-cell>
          <table:table-cell office:value-type="float" office:value="2.21834467321052" calcext:value-type="float">
            <text:p>2,2 <text:s text:c="3"/></text:p>
          </table:table-cell>
          <table:table-cell office:value-type="float" office:value="1.34450329966776" calcext:value-type="float">
            <text:p>1,3 <text:s text:c="3"/></text:p>
          </table:table-cell>
          <table:table-cell office:value-type="float" office:value="2.57197414893373" calcext:value-type="float">
            <text:p>2,6 <text:s text:c="3"/></text:p>
          </table:table-cell>
          <table:table-cell office:value-type="float" office:value="2.55511207145692" calcext:value-type="float">
            <text:p>2,6 <text:s text:c="3"/></text:p>
          </table:table-cell>
          <table:table-cell office:value-type="float" office:value="2.67173418091668" calcext:value-type="float">
            <text:p>2,7 <text:s text:c="3"/></text:p>
          </table:table-cell>
          <table:table-cell office:value-type="float" office:value="-2.87917217740088" calcext:value-type="float">
            <text:p>-2,9</text:p>
          </table:table-cell>
          <table:table-cell office:value-type="float" office:value="-2.31856467523761" calcext:value-type="float">
            <text:p>-2,3</text:p>
          </table:table-cell>
        </table:table-row>
        <table:table-row table:style-name="ro2">
          <table:table-cell office:value-type="string" calcext:value-type="string">
            <text:p>Industrie automobile</text:p>
          </table:table-cell>
          <table:table-cell office:value-type="float" office:value="6.92322336920401" calcext:value-type="float">
            <text:p>6,9 <text:s text:c="3"/></text:p>
          </table:table-cell>
          <table:table-cell office:value-type="float" office:value="6.16097791453906" calcext:value-type="float">
            <text:p>6,2 <text:s text:c="3"/></text:p>
          </table:table-cell>
          <table:table-cell office:value-type="float" office:value="4.85623688338371" calcext:value-type="float">
            <text:p>4,9 <text:s text:c="3"/></text:p>
          </table:table-cell>
          <table:table-cell office:value-type="float" office:value="1.13854199119258" calcext:value-type="float">
            <text:p>1,1 <text:s text:c="3"/></text:p>
          </table:table-cell>
          <table:table-cell office:value-type="float" office:value="0.956879856653925" calcext:value-type="float">
            <text:p>1,0 <text:s text:c="3"/></text:p>
          </table:table-cell>
          <table:table-cell office:value-type="float" office:value="0.765906501636683" calcext:value-type="float">
            <text:p>0,8 <text:s text:c="3"/></text:p>
          </table:table-cell>
          <table:table-cell office:value-type="float" office:value="2.11291454451136" calcext:value-type="float">
            <text:p>2,1 <text:s text:c="3"/></text:p>
          </table:table-cell>
          <table:table-cell office:value-type="float" office:value="2.4101241333651" calcext:value-type="float">
            <text:p>2,4 <text:s text:c="3"/></text:p>
          </table:table-cell>
          <table:table-cell office:value-type="float" office:value="2.61647143746142" calcext:value-type="float">
            <text:p>2,6 <text:s text:c="3"/></text:p>
          </table:table-cell>
          <table:table-cell office:value-type="float" office:value="-0.645937842319955" calcext:value-type="float">
            <text:p>-0,6</text:p>
          </table:table-cell>
          <table:table-cell office:value-type="float" office:value="-1.07586024530201" calcext:value-type="float">
            <text:p>-1,1</text:p>
          </table:table-cell>
        </table:table-row>
        <table:table-row table:style-name="ro2">
          <table:table-cell office:value-type="string" calcext:value-type="string">
            <text:p>Industries des biens d’équipement</text:p>
          </table:table-cell>
          <table:table-cell office:value-type="float" office:value="23.7813195271293" calcext:value-type="float">
            <text:p>23,8 <text:s text:c="3"/></text:p>
          </table:table-cell>
          <table:table-cell office:value-type="float" office:value="22.385794215936" calcext:value-type="float">
            <text:p>22,4 <text:s text:c="3"/></text:p>
          </table:table-cell>
          <table:table-cell office:value-type="float" office:value="16.5654635926666" calcext:value-type="float">
            <text:p>16,6 <text:s text:c="3"/></text:p>
          </table:table-cell>
          <table:table-cell office:value-type="float" office:value="3.91089951077481" calcext:value-type="float">
            <text:p>3,9 <text:s text:c="3"/></text:p>
          </table:table-cell>
          <table:table-cell office:value-type="float" office:value="3.4768044712317" calcext:value-type="float">
            <text:p>3,5 <text:s text:c="3"/></text:p>
          </table:table-cell>
          <table:table-cell office:value-type="float" office:value="2.61263949286771" calcext:value-type="float">
            <text:p>2,6 <text:s text:c="3"/></text:p>
          </table:table-cell>
          <table:table-cell office:value-type="float" office:value="2.46434705929728" calcext:value-type="float">
            <text:p>2,5 <text:s text:c="3"/></text:p>
          </table:table-cell>
          <table:table-cell office:value-type="float" office:value="2.84167834603385" calcext:value-type="float">
            <text:p>2,8 <text:s text:c="3"/></text:p>
          </table:table-cell>
          <table:table-cell office:value-type="float" office:value="3.03644470435317" calcext:value-type="float">
            <text:p>3,0 <text:s text:c="3"/></text:p>
          </table:table-cell>
          <table:table-cell office:value-type="float" office:value="-0.335401865841733" calcext:value-type="float">
            <text:p>-0,3</text:p>
          </table:table-cell>
          <table:table-cell office:value-type="float" office:value="-1.35934248307389" calcext:value-type="float">
            <text:p>-1,4</text:p>
          </table:table-cell>
        </table:table-row>
        <table:table-row table:style-name="ro2">
          <table:table-cell office:value-type="string" calcext:value-type="string">
            <text:p>Industries des biens intermédiaires</text:p>
          </table:table-cell>
          <table:table-cell office:value-type="float" office:value="72.6744187677645" calcext:value-type="float">
            <text:p>72,7 <text:s text:c="3"/></text:p>
          </table:table-cell>
          <table:table-cell office:value-type="float" office:value="51.4871620829339" calcext:value-type="float">
            <text:p>51,5 <text:s text:c="3"/></text:p>
          </table:table-cell>
          <table:table-cell office:value-type="float" office:value="27.2896179404512" calcext:value-type="float">
            <text:p>27,3 <text:s text:c="3"/></text:p>
          </table:table-cell>
          <table:table-cell office:value-type="float" office:value="11.9514961514418" calcext:value-type="float">
            <text:p>12,0 <text:s text:c="3"/></text:p>
          </table:table-cell>
          <table:table-cell office:value-type="float" office:value="7.99662471718519" calcext:value-type="float">
            <text:p>8,0 <text:s text:c="3"/></text:p>
          </table:table-cell>
          <table:table-cell office:value-type="float" office:value="4.30401076176686" calcext:value-type="float">
            <text:p>4,3 <text:s text:c="3"/></text:p>
          </table:table-cell>
          <table:table-cell office:value-type="float" office:value="4.23905716467456" calcext:value-type="float">
            <text:p>4,2 <text:s text:c="3"/></text:p>
          </table:table-cell>
          <table:table-cell office:value-type="float" office:value="4.08988733859947" calcext:value-type="float">
            <text:p>4,1 <text:s text:c="3"/></text:p>
          </table:table-cell>
          <table:table-cell office:value-type="float" office:value="3.65427387223836" calcext:value-type="float">
            <text:p>3,7 <text:s text:c="3"/></text:p>
          </table:table-cell>
          <table:table-cell office:value-type="float" office:value="-1.89654574318316" calcext:value-type="float">
            <text:p>-1,9</text:p>
          </table:table-cell>
          <table:table-cell office:value-type="float" office:value="-2.8443383675171" calcext:value-type="float">
            <text:p>-2,8</text:p>
          </table:table-cell>
        </table:table-row>
        <table:table-row table:style-name="ro1">
          <table:table-cell office:value-type="string" calcext:value-type="string">
            <text:p>Energie</text:p>
          </table:table-cell>
          <table:table-cell office:value-type="float" office:value="5.21578196190449" calcext:value-type="float">
            <text:p>5,2 <text:s text:c="3"/></text:p>
          </table:table-cell>
          <table:table-cell office:value-type="float" office:value="3.86643514480378" calcext:value-type="float">
            <text:p>3,9 <text:s text:c="3"/></text:p>
          </table:table-cell>
          <table:table-cell office:value-type="float" office:value="2.5918103195184" calcext:value-type="float">
            <text:p>2,6 <text:s text:c="3"/></text:p>
          </table:table-cell>
          <table:table-cell office:value-type="float" office:value="0.857748835166622" calcext:value-type="float">
            <text:p>0,9 <text:s text:c="3"/></text:p>
          </table:table-cell>
          <table:table-cell office:value-type="float" office:value="0.600507575005377" calcext:value-type="float">
            <text:p>0,6 <text:s text:c="3"/></text:p>
          </table:table-cell>
          <table:table-cell office:value-type="float" office:value="0.408770087291342" calcext:value-type="float">
            <text:p>0,4 <text:s text:c="3"/></text:p>
          </table:table-cell>
          <table:table-cell office:value-type="float" office:value="1.85502797693402" calcext:value-type="float">
            <text:p>1,9 <text:s text:c="3"/></text:p>
          </table:table-cell>
          <table:table-cell office:value-type="float" office:value="1.63404667183914" calcext:value-type="float">
            <text:p>1,6 <text:s text:c="3"/></text:p>
          </table:table-cell>
          <table:table-cell office:value-type="float" office:value="1.36796144528928" calcext:value-type="float">
            <text:p>1,4 <text:s text:c="3"/></text:p>
          </table:table-cell>
          <table:table-cell office:value-type="float" office:value="-1.64933640794432" calcext:value-type="float">
            <text:p>-1,6</text:p>
          </table:table-cell>
          <table:table-cell office:value-type="float" office:value="-1.80164698268327" calcext:value-type="float">
            <text:p>-1,8</text:p>
          </table:table-cell>
        </table:table-row>
        <table:table-row table:style-name="ro2">
          <table:table-cell office:value-type="string" calcext:value-type="string">
            <text:p>Construction</text:p>
          </table:table-cell>
          <table:table-cell office:value-type="float" office:value="41.958" calcext:value-type="float">
            <text:p>42,0 <text:s text:c="3"/></text:p>
          </table:table-cell>
          <table:table-cell office:value-type="float" office:value="46.574201777905" calcext:value-type="float">
            <text:p>46,6 <text:s text:c="3"/></text:p>
          </table:table-cell>
          <table:table-cell office:value-type="float" office:value="49.1486002847833" calcext:value-type="float">
            <text:p>49,1 <text:s text:c="3"/></text:p>
          </table:table-cell>
          <table:table-cell office:value-type="float" office:value="6.90010163169857" calcext:value-type="float">
            <text:p>6,9 <text:s text:c="3"/></text:p>
          </table:table-cell>
          <table:table-cell office:value-type="float" office:value="7.23357819800705" calcext:value-type="float">
            <text:p>7,2 <text:s text:c="3"/></text:p>
          </table:table-cell>
          <table:table-cell office:value-type="float" office:value="7.75152312550066" calcext:value-type="float">
            <text:p>7,8 <text:s text:c="3"/></text:p>
          </table:table-cell>
          <table:table-cell office:value-type="float" office:value="2.60562247599341" calcext:value-type="float">
            <text:p>2,6 <text:s text:c="3"/></text:p>
          </table:table-cell>
          <table:table-cell office:value-type="float" office:value="2.69559739465537" calcext:value-type="float">
            <text:p>2,7 <text:s text:c="3"/></text:p>
          </table:table-cell>
          <table:table-cell office:value-type="float" office:value="2.67838771469197" calcext:value-type="float">
            <text:p>2,7 <text:s text:c="3"/></text:p>
          </table:table-cell>
          <table:table-cell office:value-type="float" office:value="0.581560423433625" calcext:value-type="float">
            <text:p>0,6</text:p>
          </table:table-cell>
          <table:table-cell office:value-type="float" office:value="0.244851955039427" calcext:value-type="float">
            <text:p>0,2</text:p>
          </table:table-cell>
        </table:table-row>
        <table:table-row table:style-name="ro2">
          <table:table-cell office:value-type="string" calcext:value-type="string">
            <text:p>Commerce</text:p>
          </table:table-cell>
          <table:table-cell office:value-type="float" office:value="83.726" calcext:value-type="float">
            <text:p>83,7 <text:s text:c="3"/></text:p>
          </table:table-cell>
          <table:table-cell office:value-type="float" office:value="88.8907185162172" calcext:value-type="float">
            <text:p>88,9 <text:s text:c="3"/></text:p>
          </table:table-cell>
          <table:table-cell office:value-type="float" office:value="100.369173001833" calcext:value-type="float">
            <text:p>100,4 <text:s text:c="3"/></text:p>
          </table:table-cell>
          <table:table-cell office:value-type="float" office:value="13.7689572719289" calcext:value-type="float">
            <text:p>13,8 <text:s text:c="3"/></text:p>
          </table:table-cell>
          <table:table-cell office:value-type="float" office:value="13.8058826328427" calcext:value-type="float">
            <text:p>13,8 <text:s text:c="3"/></text:p>
          </table:table-cell>
          <table:table-cell office:value-type="float" office:value="15.8298295598046" calcext:value-type="float">
            <text:p>15,8 <text:s text:c="3"/></text:p>
          </table:table-cell>
          <table:table-cell office:value-type="float" office:value="2.75885111904716" calcext:value-type="float">
            <text:p>2,8 <text:s text:c="3"/></text:p>
          </table:table-cell>
          <table:table-cell office:value-type="float" office:value="2.6114327805224" calcext:value-type="float">
            <text:p>2,6 <text:s text:c="3"/></text:p>
          </table:table-cell>
          <table:table-cell office:value-type="float" office:value="2.39928169418925" calcext:value-type="float">
            <text:p>2,4 <text:s text:c="3"/></text:p>
          </table:table-cell>
          <table:table-cell office:value-type="float" office:value="0.333098939814613" calcext:value-type="float">
            <text:p>0,3</text:p>
          </table:table-cell>
          <table:table-cell office:value-type="float" office:value="0.553560080546611" calcext:value-type="float">
            <text:p>0,6</text:p>
          </table:table-cell>
        </table:table-row>
        <table:table-row table:style-name="ro2">
          <table:table-cell office:value-type="string" calcext:value-type="string">
            <text:p>Transports</text:p>
          </table:table-cell>
          <table:table-cell office:value-type="float" office:value="26.4251615153629" calcext:value-type="float">
            <text:p>26,4 <text:s text:c="3"/></text:p>
          </table:table-cell>
          <table:table-cell office:value-type="float" office:value="29.0596428816704" calcext:value-type="float">
            <text:p>29,1 <text:s text:c="3"/></text:p>
          </table:table-cell>
          <table:table-cell office:value-type="float" office:value="25.0958062401925" calcext:value-type="float">
            <text:p>25,1 <text:s text:c="3"/></text:p>
          </table:table-cell>
          <table:table-cell office:value-type="float" office:value="4.34568616449911" calcext:value-type="float">
            <text:p>4,3 <text:s text:c="3"/></text:p>
          </table:table-cell>
          <table:table-cell office:value-type="float" office:value="4.51333981402648" calcext:value-type="float">
            <text:p>4,5 <text:s text:c="3"/></text:p>
          </table:table-cell>
          <table:table-cell office:value-type="float" office:value="3.95801144481757" calcext:value-type="float">
            <text:p>4,0 <text:s text:c="3"/></text:p>
          </table:table-cell>
          <table:table-cell office:value-type="float" office:value="2.75330705838086" calcext:value-type="float">
            <text:p>2,8 <text:s text:c="3"/></text:p>
          </table:table-cell>
          <table:table-cell office:value-type="float" office:value="2.49263820990863" calcext:value-type="float">
            <text:p>2,5 <text:s text:c="3"/></text:p>
          </table:table-cell>
          <table:table-cell office:value-type="float" office:value="2.1035816601577" calcext:value-type="float">
            <text:p>2,1 <text:s text:c="3"/></text:p>
          </table:table-cell>
          <table:table-cell office:value-type="float" office:value="0.529361331503986" calcext:value-type="float">
            <text:p>0,5</text:p>
          </table:table-cell>
          <table:table-cell office:value-type="float" office:value="-0.6643723997386" calcext:value-type="float">
            <text:p>-0,7</text:p>
          </table:table-cell>
        </table:table-row>
        <table:table-row table:style-name="ro2">
          <table:table-cell office:value-type="string" calcext:value-type="string">
            <text:p>Activités financières</text:p>
          </table:table-cell>
          <table:table-cell office:value-type="float" office:value="14.4558629470108" calcext:value-type="float">
            <text:p>14,5 <text:s text:c="3"/></text:p>
          </table:table-cell>
          <table:table-cell office:value-type="float" office:value="12.9296785587998" calcext:value-type="float">
            <text:p>12,9 <text:s text:c="3"/></text:p>
          </table:table-cell>
          <table:table-cell office:value-type="float" office:value="10.6998941919846" calcext:value-type="float">
            <text:p>10,7 <text:s text:c="3"/></text:p>
          </table:table-cell>
          <table:table-cell office:value-type="float" office:value="2.3773040542514" calcext:value-type="float">
            <text:p>2,4 <text:s text:c="3"/></text:p>
          </table:table-cell>
          <table:table-cell office:value-type="float" office:value="2.00814694315476" calcext:value-type="float">
            <text:p>2,0 <text:s text:c="3"/></text:p>
          </table:table-cell>
          <table:table-cell office:value-type="float" office:value="1.68754505294137" calcext:value-type="float">
            <text:p>1,7 <text:s text:c="3"/></text:p>
          </table:table-cell>
          <table:table-cell office:value-type="float" office:value="1.94917658752311" calcext:value-type="float">
            <text:p>1,9 <text:s text:c="3"/></text:p>
          </table:table-cell>
          <table:table-cell office:value-type="float" office:value="1.65763780731629" calcext:value-type="float">
            <text:p>1,7 <text:s text:c="3"/></text:p>
          </table:table-cell>
          <table:table-cell office:value-type="float" office:value="1.31973208888542" calcext:value-type="float">
            <text:p>1,3 <text:s text:c="3"/></text:p>
          </table:table-cell>
          <table:table-cell office:value-type="float" office:value="-0.617942500917523" calcext:value-type="float">
            <text:p>-0,6</text:p>
          </table:table-cell>
          <table:table-cell office:value-type="float" office:value="-0.85672483276058" calcext:value-type="float">
            <text:p>-0,9</text:p>
          </table:table-cell>
        </table:table-row>
        <table:table-row table:style-name="ro2">
          <table:table-cell office:value-type="string" calcext:value-type="string">
            <text:p>Activités immobilières</text:p>
          </table:table-cell>
          <table:table-cell office:value-type="float" office:value="7.19002652870879" calcext:value-type="float">
            <text:p>7,2 <text:s text:c="3"/></text:p>
          </table:table-cell>
          <table:table-cell office:value-type="float" office:value="5.69524326549262" calcext:value-type="float">
            <text:p>5,7 <text:s text:c="3"/></text:p>
          </table:table-cell>
          <table:table-cell office:value-type="float" office:value="3.71054235217545" calcext:value-type="float">
            <text:p>3,7 <text:s text:c="3"/></text:p>
          </table:table-cell>
          <table:table-cell office:value-type="float" office:value="1.18241846090613" calcext:value-type="float">
            <text:p>1,2 <text:s text:c="3"/></text:p>
          </table:table-cell>
          <table:table-cell office:value-type="float" office:value="0.884545219133694" calcext:value-type="float">
            <text:p>0,9 <text:s text:c="3"/></text:p>
          </table:table-cell>
          <table:table-cell office:value-type="float" office:value="0.58521208507219" calcext:value-type="float">
            <text:p>0,6 <text:s text:c="3"/></text:p>
          </table:table-cell>
          <table:table-cell office:value-type="float" office:value="2.49793838867965" calcext:value-type="float">
            <text:p>2,5 <text:s text:c="3"/></text:p>
          </table:table-cell>
          <table:table-cell office:value-type="float" office:value="1.83935896483895" calcext:value-type="float">
            <text:p>1,8 <text:s text:c="3"/></text:p>
          </table:table-cell>
          <table:table-cell office:value-type="float" office:value="1.16812111289527" calcext:value-type="float">
            <text:p>1,2 <text:s text:c="3"/></text:p>
          </table:table-cell>
          <table:table-cell office:value-type="float" office:value="-1.28645105796932" calcext:value-type="float">
            <text:p>-1,3</text:p>
          </table:table-cell>
          <table:table-cell office:value-type="float" office:value="-1.92867325666075" calcext:value-type="float">
            <text:p>-1,9</text:p>
          </table:table-cell>
        </table:table-row>
        <table:table-row table:style-name="ro2">
          <table:table-cell office:value-type="string" calcext:value-type="string">
            <text:p>Services aux entreprises</text:p>
          </table:table-cell>
          <table:table-cell office:value-type="float" office:value="45.0960543237587" calcext:value-type="float">
            <text:p>45,1 <text:s text:c="3"/></text:p>
          </table:table-cell>
          <table:table-cell office:value-type="float" office:value="61.8703110892356" calcext:value-type="float">
            <text:p>61,9 <text:s text:c="3"/></text:p>
          </table:table-cell>
          <table:table-cell office:value-type="float" office:value="72.9910904106527" calcext:value-type="float">
            <text:p>73,0 <text:s text:c="3"/></text:p>
          </table:table-cell>
          <table:table-cell office:value-type="float" office:value="7.41616278236652" calcext:value-type="float">
            <text:p>7,4 <text:s text:c="3"/></text:p>
          </table:table-cell>
          <table:table-cell office:value-type="float" office:value="9.60926255984327" calcext:value-type="float">
            <text:p>9,6 <text:s text:c="3"/></text:p>
          </table:table-cell>
          <table:table-cell office:value-type="float" office:value="11.5118665027142" calcext:value-type="float">
            <text:p>11,5 <text:s text:c="3"/></text:p>
          </table:table-cell>
          <table:table-cell office:value-type="float" office:value="2.03977581833842" calcext:value-type="float">
            <text:p>2,0 <text:s text:c="3"/></text:p>
          </table:table-cell>
          <table:table-cell office:value-type="float" office:value="1.75084492075843" calcext:value-type="float">
            <text:p>1,8 <text:s text:c="3"/></text:p>
          </table:table-cell>
          <table:table-cell office:value-type="float" office:value="1.43186008450093" calcext:value-type="float">
            <text:p>1,4 <text:s text:c="3"/></text:p>
          </table:table-cell>
          <table:table-cell office:value-type="float" office:value="1.77244508955008" calcext:value-type="float">
            <text:p>1,8</text:p>
          </table:table-cell>
          <table:table-cell office:value-type="float" office:value="0.754179473465233" calcext:value-type="float">
            <text:p>0,8</text:p>
          </table:table-cell>
        </table:table-row>
        <table:table-row table:style-name="ro2">
          <table:table-cell office:value-type="string" calcext:value-type="string">
            <text:p>Services aux particuliers</text:p>
          </table:table-cell>
          <table:table-cell office:value-type="float" office:value="31.2499194887622" calcext:value-type="float">
            <text:p>31,2 <text:s text:c="3"/></text:p>
          </table:table-cell>
          <table:table-cell office:value-type="float" office:value="53.294745784235" calcext:value-type="float">
            <text:p>53,3 <text:s text:c="3"/></text:p>
          </table:table-cell>
          <table:table-cell office:value-type="float" office:value="72.12490553816" calcext:value-type="float">
            <text:p>72,1 <text:s text:c="3"/></text:p>
          </table:table-cell>
          <table:table-cell office:value-type="float" office:value="5.13913009330418" calcext:value-type="float">
            <text:p>5,1 <text:s text:c="3"/></text:p>
          </table:table-cell>
          <table:table-cell office:value-type="float" office:value="8.27736593343096" calcext:value-type="float">
            <text:p>8,3 <text:s text:c="3"/></text:p>
          </table:table-cell>
          <table:table-cell office:value-type="float" office:value="11.3752552456045" calcext:value-type="float">
            <text:p>11,4 <text:s text:c="3"/></text:p>
          </table:table-cell>
          <table:table-cell office:value-type="float" office:value="2.51151756277503" calcext:value-type="float">
            <text:p>2,5 <text:s text:c="3"/></text:p>
          </table:table-cell>
          <table:table-cell office:value-type="float" office:value="2.34154653237764" calcext:value-type="float">
            <text:p>2,3 <text:s text:c="3"/></text:p>
          </table:table-cell>
          <table:table-cell office:value-type="float" office:value="2.05094214638039" calcext:value-type="float">
            <text:p>2,1 <text:s text:c="3"/></text:p>
          </table:table-cell>
          <table:table-cell office:value-type="float" office:value="3.01008595616403" calcext:value-type="float">
            <text:p>3,0</text:p>
          </table:table-cell>
          <table:table-cell office:value-type="float" office:value="1.38478078680699" calcext:value-type="float">
            <text:p>1,4</text:p>
          </table:table-cell>
        </table:table-row>
        <table:table-row table:style-name="ro1">
          <table:table-cell office:value-type="string" calcext:value-type="string">
            <text:p>Education - santé - action sociale</text:p>
          </table:table-cell>
          <table:table-cell office:value-type="float" office:value="98.9914708324487" calcext:value-type="float">
            <text:p>99,0 <text:s text:c="3"/></text:p>
          </table:table-cell>
          <table:table-cell office:value-type="float" office:value="121.579753245673" calcext:value-type="float">
            <text:p>121,6 <text:s text:c="3"/></text:p>
          </table:table-cell>
          <table:table-cell office:value-type="float" office:value="146.367503839436" calcext:value-type="float">
            <text:p>146,4 <text:s text:c="3"/></text:p>
          </table:table-cell>
          <table:table-cell office:value-type="float" office:value="16.2794034371328" calcext:value-type="float">
            <text:p>16,3 <text:s text:c="3"/></text:p>
          </table:table-cell>
          <table:table-cell office:value-type="float" office:value="18.8829141203703" calcext:value-type="float">
            <text:p>18,9 <text:s text:c="3"/></text:p>
          </table:table-cell>
          <table:table-cell office:value-type="float" office:value="23.0845046300223" calcext:value-type="float">
            <text:p>23,1 <text:s text:c="3"/></text:p>
          </table:table-cell>
          <table:table-cell office:value-type="float" office:value="2.7132791522528" calcext:value-type="float">
            <text:p>2,7 <text:s text:c="3"/></text:p>
          </table:table-cell>
          <table:table-cell office:value-type="float" office:value="2.76886927578964" calcext:value-type="float">
            <text:p>2,8 <text:s text:c="3"/></text:p>
          </table:table-cell>
          <table:table-cell office:value-type="float" office:value="2.81972187916198" calcext:value-type="float">
            <text:p>2,8 <text:s text:c="3"/></text:p>
          </table:table-cell>
          <table:table-cell office:value-type="float" office:value="1.14841511710384" calcext:value-type="float">
            <text:p>1,1</text:p>
          </table:table-cell>
          <table:table-cell office:value-type="float" office:value="0.846976519951359" calcext:value-type="float">
            <text:p>0,8</text:p>
          </table:table-cell>
        </table:table-row>
        <table:table-row table:style-name="ro2">
          <table:table-cell table:style-name="ce4" office:value-type="string" calcext:value-type="string">
            <text:p>Administration</text:p>
          </table:table-cell>
          <table:table-cell table:style-name="ce8" office:value-type="float" office:value="62.234504363948" calcext:value-type="float">
            <text:p>62,2 <text:s text:c="3"/></text:p>
          </table:table-cell>
          <table:table-cell table:style-name="ce12" office:value-type="float" office:value="77.1710192820509" calcext:value-type="float">
            <text:p>77,2 <text:s text:c="3"/></text:p>
          </table:table-cell>
          <table:table-cell table:style-name="ce16" office:value-type="float" office:value="64.8466519547066" calcext:value-type="float">
            <text:p>64,8 <text:s text:c="3"/></text:p>
          </table:table-cell>
          <table:table-cell table:style-name="ce19" office:value-type="float" office:value="10.2346252230714" calcext:value-type="float">
            <text:p>10,2 <text:s text:c="3"/></text:p>
          </table:table-cell>
          <table:table-cell table:style-name="ce22" office:value-type="float" office:value="11.9856611876803" calcext:value-type="float">
            <text:p>12,0 <text:s text:c="3"/></text:p>
          </table:table-cell>
          <table:table-cell table:style-name="ce25" office:value-type="float" office:value="10.2273578357394" calcext:value-type="float">
            <text:p>10,2 <text:s text:c="3"/></text:p>
          </table:table-cell>
          <table:table-cell table:style-name="ce19" office:value-type="float" office:value="2.58349709728746" calcext:value-type="float">
            <text:p>2,6 <text:s text:c="3"/></text:p>
          </table:table-cell>
          <table:table-cell table:style-name="ce22" office:value-type="float" office:value="2.50667732323631" calcext:value-type="float">
            <text:p>2,5 <text:s text:c="3"/></text:p>
          </table:table-cell>
          <table:table-cell table:style-name="ce25" office:value-type="float" office:value="2.34106797235617" calcext:value-type="float">
            <text:p>2,3 <text:s text:c="3"/></text:p>
          </table:table-cell>
          <table:table-cell table:style-name="ce29" office:value-type="float" office:value="1.20224967063456" calcext:value-type="float">
            <text:p>1,2</text:p>
          </table:table-cell>
          <table:table-cell table:style-name="ce33" office:value-type="float" office:value="-0.787783802299402" calcext:value-type="float">
            <text:p>-0,8</text:p>
          </table:table-cell>
        </table:table-row>
      </table:table>
      <table:table table:name="31" table:style-name="ta1">
        <table:table-column table:style-name="co2" table:default-cell-style-name="ce3"/>
        <table:table-column table:style-name="co2" table:default-cell-style-name="ce7"/>
        <table:table-column table:style-name="co2" table:default-cell-style-name="ce11"/>
        <table:table-column table:style-name="co2" table:default-cell-style-name="ce15"/>
        <table:table-column table:style-name="co2" table:default-cell-style-name="ce18"/>
        <table:table-column table:style-name="co2" table:default-cell-style-name="ce21"/>
        <table:table-column table:style-name="co2" table:default-cell-style-name="ce24"/>
        <table:table-column table:style-name="co2" table:default-cell-style-name="ce18"/>
        <table:table-column table:style-name="co2" table:default-cell-style-name="ce21"/>
        <table:table-column table:style-name="co2" table:default-cell-style-name="ce24"/>
        <table:table-column table:style-name="co2" table:default-cell-style-name="ce28"/>
        <table:table-column table:style-name="co2" table:default-cell-style-name="ce32"/>
        <table:table-row table:style-name="ro1">
          <table:table-cell table:style-name="ce1" office:value-type="string" calcext:value-type="string">
            <text:p>Secteur</text:p>
          </table:table-cell>
          <table:table-cell table:style-name="ce5" office:value-type="string" calcext:value-type="string">
            <text:p>Nb_1990</text:p>
          </table:table-cell>
          <table:table-cell table:style-name="ce9" office:value-type="string" calcext:value-type="string">
            <text:p>Nb_2008</text:p>
          </table:table-cell>
          <table:table-cell table:style-name="ce13" office:value-type="string" calcext:value-type="string">
            <text:p>Nb_2030</text:p>
          </table:table-cell>
          <table:table-cell table:style-name="ce5" office:value-type="string" calcext:value-type="string">
            <text:p>P_Reg_1990</text:p>
          </table:table-cell>
          <table:table-cell table:style-name="ce9" office:value-type="string" calcext:value-type="string">
            <text:p>P_Reg_2008</text:p>
          </table:table-cell>
          <table:table-cell table:style-name="ce13" office:value-type="string" calcext:value-type="string">
            <text:p>P_Reg_2030</text:p>
          </table:table-cell>
          <table:table-cell table:style-name="ce5" office:value-type="string" calcext:value-type="string">
            <text:p>P_Sect_1990</text:p>
          </table:table-cell>
          <table:table-cell table:style-name="ce9" office:value-type="string" calcext:value-type="string">
            <text:p>P_Sect_2008</text:p>
          </table:table-cell>
          <table:table-cell table:style-name="ce13" office:value-type="string" calcext:value-type="string">
            <text:p>P_Sect_2030</text:p>
          </table:table-cell>
          <table:table-cell table:style-name="ce26" office:value-type="string" calcext:value-type="string">
            <text:p>TCAM1990_2008</text:p>
          </table:table-cell>
          <table:table-cell table:style-name="ce30" office:value-type="string" calcext:value-type="string">
            <text:p>TCAM_2008-2030</text:p>
          </table:table-cell>
        </table:table-row>
        <table:table-row table:style-name="ro2">
          <table:table-cell table:style-name="ce2" office:value-type="string" calcext:value-type="string">
            <text:p>Ensemble des secteurs</text:p>
          </table:table-cell>
          <table:table-cell table:style-name="ce6" office:value-type="float" office:value="1292.468" calcext:value-type="float">
            <text:p>1 292,5 <text:s text:c="3"/></text:p>
          </table:table-cell>
          <table:table-cell table:style-name="ce10" office:value-type="float" office:value="1446.9791060777" calcext:value-type="float">
            <text:p>1 447,0 <text:s text:c="3"/></text:p>
          </table:table-cell>
          <table:table-cell table:style-name="ce14" office:value-type="float" office:value="1583.7286023957" calcext:value-type="float">
            <text:p>1 583,7 <text:s text:c="3"/></text:p>
          </table:table-cell>
          <table:table-cell table:style-name="ce17" office:value-type="float" office:value="100" calcext:value-type="float">
            <text:p>100,0 <text:s text:c="3"/></text:p>
          </table:table-cell>
          <table:table-cell table:style-name="ce20" office:value-type="float" office:value="100" calcext:value-type="float">
            <text:p>100,0 <text:s text:c="3"/></text:p>
          </table:table-cell>
          <table:table-cell table:style-name="ce23" office:value-type="float" office:value="100" calcext:value-type="float">
            <text:p>100,0 <text:s text:c="3"/></text:p>
          </table:table-cell>
          <table:table-cell table:style-name="ce17" office:value-type="float" office:value="5.82811045050042" calcext:value-type="float">
            <text:p>5,8 <text:s text:c="3"/></text:p>
          </table:table-cell>
          <table:table-cell table:style-name="ce20" office:value-type="float" office:value="5.76224926914125" calcext:value-type="float">
            <text:p>5,8 <text:s text:c="3"/></text:p>
          </table:table-cell>
          <table:table-cell table:style-name="ce23" office:value-type="float" office:value="5.71444660495237" calcext:value-type="float">
            <text:p>5,7 <text:s text:c="3"/></text:p>
          </table:table-cell>
          <table:table-cell table:style-name="ce27" office:value-type="float" office:value="0.629330007503492" calcext:value-type="float">
            <text:p>0,6</text:p>
          </table:table-cell>
          <table:table-cell table:style-name="ce31" office:value-type="float" office:value="0.411316018143526" calcext:value-type="float">
            <text:p>0,4</text:p>
          </table:table-cell>
        </table:table-row>
        <table:table-row table:style-name="ro2">
          <table:table-cell office:value-type="string" calcext:value-type="string">
            <text:p>Agriculture - sylviculture - pêche</text:p>
          </table:table-cell>
          <table:table-cell office:value-type="float" office:value="46.341" calcext:value-type="float">
            <text:p>46,3 <text:s text:c="3"/></text:p>
          </table:table-cell>
          <table:table-cell office:value-type="float" office:value="30.1937157317791" calcext:value-type="float">
            <text:p>30,2 <text:s text:c="3"/></text:p>
          </table:table-cell>
          <table:table-cell office:value-type="float" office:value="14.7230747011785" calcext:value-type="float">
            <text:p>14,7 <text:s text:c="3"/></text:p>
          </table:table-cell>
          <table:table-cell office:value-type="float" office:value="3.58546594577196" calcext:value-type="float">
            <text:p>3,6 <text:s text:c="3"/></text:p>
          </table:table-cell>
          <table:table-cell office:value-type="float" office:value="2.08667254454176" calcext:value-type="float">
            <text:p>2,1 <text:s text:c="3"/></text:p>
          </table:table-cell>
          <table:table-cell office:value-type="float" office:value="0.92964632190812" calcext:value-type="float">
            <text:p>0,9 <text:s text:c="3"/></text:p>
          </table:table-cell>
          <table:table-cell office:value-type="float" office:value="3.78124107543552" calcext:value-type="float">
            <text:p>3,8 <text:s text:c="3"/></text:p>
          </table:table-cell>
          <table:table-cell office:value-type="float" office:value="3.88893959800124" calcext:value-type="float">
            <text:p>3,9 <text:s text:c="3"/></text:p>
          </table:table-cell>
          <table:table-cell office:value-type="float" office:value="3.9559355601362" calcext:value-type="float">
            <text:p>4,0 <text:s text:c="3"/></text:p>
          </table:table-cell>
          <table:table-cell office:value-type="float" office:value="-2.35186492384768" calcext:value-type="float">
            <text:p>-2,4</text:p>
          </table:table-cell>
          <table:table-cell office:value-type="float" office:value="-3.21191282222468" calcext:value-type="float">
            <text:p>-3,2</text:p>
          </table:table-cell>
        </table:table-row>
        <table:table-row table:style-name="ro2">
          <table:table-cell office:value-type="string" calcext:value-type="string">
            <text:p>Industries agricoles et alimentaires</text:p>
          </table:table-cell>
          <table:table-cell office:value-type="float" office:value="39.0280451840582" calcext:value-type="float">
            <text:p>39,0 <text:s text:c="3"/></text:p>
          </table:table-cell>
          <table:table-cell office:value-type="float" office:value="34.7834633126263" calcext:value-type="float">
            <text:p>34,8 <text:s text:c="3"/></text:p>
          </table:table-cell>
          <table:table-cell office:value-type="float" office:value="22.7143428812945" calcext:value-type="float">
            <text:p>22,7 <text:s text:c="3"/></text:p>
          </table:table-cell>
          <table:table-cell office:value-type="float" office:value="3.01965272517836" calcext:value-type="float">
            <text:p>3,0 <text:s text:c="3"/></text:p>
          </table:table-cell>
          <table:table-cell office:value-type="float" office:value="2.4038676969506" calcext:value-type="float">
            <text:p>2,4 <text:s text:c="3"/></text:p>
          </table:table-cell>
          <table:table-cell office:value-type="float" office:value="1.43423202983987" calcext:value-type="float">
            <text:p>1,4 <text:s text:c="3"/></text:p>
          </table:table-cell>
          <table:table-cell office:value-type="float" office:value="6.77210213146511" calcext:value-type="float">
            <text:p>6,8 <text:s text:c="3"/></text:p>
          </table:table-cell>
          <table:table-cell office:value-type="float" office:value="6.0965165090499" calcext:value-type="float">
            <text:p>6,1 <text:s text:c="3"/></text:p>
          </table:table-cell>
          <table:table-cell office:value-type="float" office:value="5.15107775270423" calcext:value-type="float">
            <text:p>5,2 <text:s text:c="3"/></text:p>
          </table:table-cell>
          <table:table-cell office:value-type="float" office:value="-0.637616395952045" calcext:value-type="float">
            <text:p>-0,6</text:p>
          </table:table-cell>
          <table:table-cell office:value-type="float" office:value="-1.91838526946502" calcext:value-type="float">
            <text:p>-1,9</text:p>
          </table:table-cell>
        </table:table-row>
        <table:table-row table:style-name="ro2">
          <table:table-cell office:value-type="string" calcext:value-type="string">
            <text:p>Industries des biens de consommation</text:p>
          </table:table-cell>
          <table:table-cell office:value-type="float" office:value="46.4710188057782" calcext:value-type="float">
            <text:p>46,5 <text:s text:c="3"/></text:p>
          </table:table-cell>
          <table:table-cell office:value-type="float" office:value="22.1025842533881" calcext:value-type="float">
            <text:p>22,1 <text:s text:c="3"/></text:p>
          </table:table-cell>
          <table:table-cell office:value-type="float" office:value="12.851918817516" calcext:value-type="float">
            <text:p>12,9 <text:s text:c="3"/></text:p>
          </table:table-cell>
          <table:table-cell office:value-type="float" office:value="3.59552567690482" calcext:value-type="float">
            <text:p>3,6 <text:s text:c="3"/></text:p>
          </table:table-cell>
          <table:table-cell office:value-type="float" office:value="1.52749850779125" calcext:value-type="float">
            <text:p>1,5 <text:s text:c="3"/></text:p>
          </table:table-cell>
          <table:table-cell office:value-type="float" office:value="0.811497550658295" calcext:value-type="float">
            <text:p>0,8 <text:s text:c="3"/></text:p>
          </table:table-cell>
          <table:table-cell office:value-type="float" office:value="4.9459564436429" calcext:value-type="float">
            <text:p>4,9 <text:s text:c="3"/></text:p>
          </table:table-cell>
          <table:table-cell office:value-type="float" office:value="3.95395519491017" calcext:value-type="float">
            <text:p>4,0 <text:s text:c="3"/></text:p>
          </table:table-cell>
          <table:table-cell office:value-type="float" office:value="4.02786810489912" calcext:value-type="float">
            <text:p>4,0 <text:s text:c="3"/></text:p>
          </table:table-cell>
          <table:table-cell office:value-type="float" office:value="-4.0444613233825" calcext:value-type="float">
            <text:p>-4,0</text:p>
          </table:table-cell>
          <table:table-cell office:value-type="float" office:value="-2.43442975756697" calcext:value-type="float">
            <text:p>-2,4</text:p>
          </table:table-cell>
        </table:table-row>
        <table:table-row table:style-name="ro2">
          <table:table-cell office:value-type="string" calcext:value-type="string">
            <text:p>Industrie automobile</text:p>
          </table:table-cell>
          <table:table-cell office:value-type="float" office:value="22.9665668020766" calcext:value-type="float">
            <text:p>23,0 <text:s text:c="3"/></text:p>
          </table:table-cell>
          <table:table-cell office:value-type="float" office:value="27.4338079158231" calcext:value-type="float">
            <text:p>27,4 <text:s text:c="3"/></text:p>
          </table:table-cell>
          <table:table-cell office:value-type="float" office:value="30.8531689103336" calcext:value-type="float">
            <text:p>30,9 <text:s text:c="3"/></text:p>
          </table:table-cell>
          <table:table-cell office:value-type="float" office:value="1.77695438510483" calcext:value-type="float">
            <text:p>1,8 <text:s text:c="3"/></text:p>
          </table:table-cell>
          <table:table-cell office:value-type="float" office:value="1.89593670016338" calcext:value-type="float">
            <text:p>1,9 <text:s text:c="3"/></text:p>
          </table:table-cell>
          <table:table-cell office:value-type="float" office:value="1.94813485490267" calcext:value-type="float">
            <text:p>1,9 <text:s text:c="3"/></text:p>
          </table:table-cell>
          <table:table-cell office:value-type="float" office:value="7.00921961429924" calcext:value-type="float">
            <text:p>7,0 <text:s text:c="3"/></text:p>
          </table:table-cell>
          <table:table-cell office:value-type="float" office:value="10.7318811145218" calcext:value-type="float">
            <text:p>10,7 <text:s text:c="3"/></text:p>
          </table:table-cell>
          <table:table-cell office:value-type="float" office:value="16.6232490604561" calcext:value-type="float">
            <text:p>16,6 <text:s text:c="3"/></text:p>
          </table:table-cell>
          <table:table-cell office:value-type="float" office:value="0.992316559539819" calcext:value-type="float">
            <text:p>1,0</text:p>
          </table:table-cell>
          <table:table-cell office:value-type="float" office:value="0.53535221906762" calcext:value-type="float">
            <text:p>0,5</text:p>
          </table:table-cell>
        </table:table-row>
        <table:table-row table:style-name="ro2">
          <table:table-cell office:value-type="string" calcext:value-type="string">
            <text:p>Industries des biens d’équipement</text:p>
          </table:table-cell>
          <table:table-cell office:value-type="float" office:value="51.6678331916495" calcext:value-type="float">
            <text:p>51,7 <text:s text:c="3"/></text:p>
          </table:table-cell>
          <table:table-cell office:value-type="float" office:value="36.9041140958567" calcext:value-type="float">
            <text:p>36,9 <text:s text:c="3"/></text:p>
          </table:table-cell>
          <table:table-cell office:value-type="float" office:value="19.6559770033403" calcext:value-type="float">
            <text:p>19,7 <text:s text:c="3"/></text:p>
          </table:table-cell>
          <table:table-cell office:value-type="float" office:value="3.99761024579715" calcext:value-type="float">
            <text:p>4,0 <text:s text:c="3"/></text:p>
          </table:table-cell>
          <table:table-cell office:value-type="float" office:value="2.5504248085442" calcext:value-type="float">
            <text:p>2,6 <text:s text:c="3"/></text:p>
          </table:table-cell>
          <table:table-cell office:value-type="float" office:value="1.24112028876707" calcext:value-type="float">
            <text:p>1,2 <text:s text:c="3"/></text:p>
          </table:table-cell>
          <table:table-cell office:value-type="float" office:value="5.35409621156014" calcext:value-type="float">
            <text:p>5,4 <text:s text:c="3"/></text:p>
          </table:table-cell>
          <table:table-cell office:value-type="float" office:value="4.68465049281582" calcext:value-type="float">
            <text:p>4,7 <text:s text:c="3"/></text:p>
          </table:table-cell>
          <table:table-cell office:value-type="float" office:value="3.60293492221384" calcext:value-type="float">
            <text:p>3,6 <text:s text:c="3"/></text:p>
          </table:table-cell>
          <table:table-cell office:value-type="float" office:value="-1.85214615264696" calcext:value-type="float">
            <text:p>-1,9</text:p>
          </table:table-cell>
          <table:table-cell office:value-type="float" office:value="-2.82276481318958" calcext:value-type="float">
            <text:p>-2,8</text:p>
          </table:table-cell>
        </table:table-row>
        <table:table-row table:style-name="ro2">
          <table:table-cell office:value-type="string" calcext:value-type="string">
            <text:p>Industries des biens intermédiaires</text:p>
          </table:table-cell>
          <table:table-cell office:value-type="float" office:value="152.07135672632" calcext:value-type="float">
            <text:p>152,1 <text:s text:c="3"/></text:p>
          </table:table-cell>
          <table:table-cell office:value-type="float" office:value="98.5709206519608" calcext:value-type="float">
            <text:p>98,6 <text:s text:c="3"/></text:p>
          </table:table-cell>
          <table:table-cell office:value-type="float" office:value="53.4668782433968" calcext:value-type="float">
            <text:p>53,5 <text:s text:c="3"/></text:p>
          </table:table-cell>
          <table:table-cell office:value-type="float" office:value="11.7659668731698" calcext:value-type="float">
            <text:p>11,8 <text:s text:c="3"/></text:p>
          </table:table-cell>
          <table:table-cell office:value-type="float" office:value="6.81218686834776" calcext:value-type="float">
            <text:p>6,8 <text:s text:c="3"/></text:p>
          </table:table-cell>
          <table:table-cell office:value-type="float" office:value="3.37601266798602" calcext:value-type="float">
            <text:p>3,4 <text:s text:c="3"/></text:p>
          </table:table-cell>
          <table:table-cell office:value-type="float" office:value="8.87023501808075" calcext:value-type="float">
            <text:p>8,9 <text:s text:c="3"/></text:p>
          </table:table-cell>
          <table:table-cell office:value-type="float" office:value="7.8299899240742" calcext:value-type="float">
            <text:p>7,8 <text:s text:c="3"/></text:p>
          </table:table-cell>
          <table:table-cell office:value-type="float" office:value="7.15959514791817" calcext:value-type="float">
            <text:p>7,2 <text:s text:c="3"/></text:p>
          </table:table-cell>
          <table:table-cell office:value-type="float" office:value="-2.37996337944891" calcext:value-type="float">
            <text:p>-2,4</text:p>
          </table:table-cell>
          <table:table-cell office:value-type="float" office:value="-2.74221727953741" calcext:value-type="float">
            <text:p>-2,7</text:p>
          </table:table-cell>
        </table:table-row>
        <table:table-row table:style-name="ro1">
          <table:table-cell office:value-type="string" calcext:value-type="string">
            <text:p>Energie</text:p>
          </table:table-cell>
          <table:table-cell office:value-type="float" office:value="15.6531792901172" calcext:value-type="float">
            <text:p>15,7 <text:s text:c="3"/></text:p>
          </table:table-cell>
          <table:table-cell office:value-type="float" office:value="13.8445275066614" calcext:value-type="float">
            <text:p>13,8 <text:s text:c="3"/></text:p>
          </table:table-cell>
          <table:table-cell office:value-type="float" office:value="11.3874982898609" calcext:value-type="float">
            <text:p>11,4 <text:s text:c="3"/></text:p>
          </table:table-cell>
          <table:table-cell office:value-type="float" office:value="1.21110768623418" calcext:value-type="float">
            <text:p>1,2 <text:s text:c="3"/></text:p>
          </table:table-cell>
          <table:table-cell office:value-type="float" office:value="0.956788349500744" calcext:value-type="float">
            <text:p>1,0 <text:s text:c="3"/></text:p>
          </table:table-cell>
          <table:table-cell office:value-type="float" office:value="0.719030916827231" calcext:value-type="float">
            <text:p>0,7 <text:s text:c="3"/></text:p>
          </table:table-cell>
          <table:table-cell office:value-type="float" office:value="5.56715862035938" calcext:value-type="float">
            <text:p>5,6 <text:s text:c="3"/></text:p>
          </table:table-cell>
          <table:table-cell office:value-type="float" office:value="5.85102381087362" calcext:value-type="float">
            <text:p>5,9 <text:s text:c="3"/></text:p>
          </table:table-cell>
          <table:table-cell office:value-type="float" office:value="6.01033899028612" calcext:value-type="float">
            <text:p>6,0 <text:s text:c="3"/></text:p>
          </table:table-cell>
          <table:table-cell office:value-type="float" office:value="-0.679812179844497" calcext:value-type="float">
            <text:p>-0,7</text:p>
          </table:table-cell>
          <table:table-cell office:value-type="float" office:value="-0.884131621110396" calcext:value-type="float">
            <text:p>-0,9</text:p>
          </table:table-cell>
        </table:table-row>
        <table:table-row table:style-name="ro2">
          <table:table-cell office:value-type="string" calcext:value-type="string">
            <text:p>Construction</text:p>
          </table:table-cell>
          <table:table-cell office:value-type="float" office:value="86.754" calcext:value-type="float">
            <text:p>86,8 <text:s text:c="3"/></text:p>
          </table:table-cell>
          <table:table-cell office:value-type="float" office:value="94.8613494960912" calcext:value-type="float">
            <text:p>94,9 <text:s text:c="3"/></text:p>
          </table:table-cell>
          <table:table-cell office:value-type="float" office:value="97.449844784065" calcext:value-type="float">
            <text:p>97,4 <text:s text:c="3"/></text:p>
          </table:table-cell>
          <table:table-cell office:value-type="float" office:value="6.71227450118688" calcext:value-type="float">
            <text:p>6,7 <text:s text:c="3"/></text:p>
          </table:table-cell>
          <table:table-cell office:value-type="float" office:value="6.55582026704105" calcext:value-type="float">
            <text:p>6,6 <text:s text:c="3"/></text:p>
          </table:table-cell>
          <table:table-cell office:value-type="float" office:value="6.15319093414445" calcext:value-type="float">
            <text:p>6,2 <text:s text:c="3"/></text:p>
          </table:table-cell>
          <table:table-cell office:value-type="float" office:value="5.38748682688241" calcext:value-type="float">
            <text:p>5,4 <text:s text:c="3"/></text:p>
          </table:table-cell>
          <table:table-cell office:value-type="float" office:value="5.49033578234001" calcext:value-type="float">
            <text:p>5,5 <text:s text:c="3"/></text:p>
          </table:table-cell>
          <table:table-cell office:value-type="float" office:value="5.310598176874" calcext:value-type="float">
            <text:p>5,3 <text:s text:c="3"/></text:p>
          </table:table-cell>
          <table:table-cell office:value-type="float" office:value="0.497566098487656" calcext:value-type="float">
            <text:p>0,5</text:p>
          </table:table-cell>
          <table:table-cell office:value-type="float" office:value="0.122445296943763" calcext:value-type="float">
            <text:p>0,1</text:p>
          </table:table-cell>
        </table:table-row>
        <table:table-row table:style-name="ro2">
          <table:table-cell office:value-type="string" calcext:value-type="string">
            <text:p>Commerce</text:p>
          </table:table-cell>
          <table:table-cell office:value-type="float" office:value="190.617" calcext:value-type="float">
            <text:p>190,6 <text:s text:c="3"/></text:p>
          </table:table-cell>
          <table:table-cell office:value-type="float" office:value="206.734724976968" calcext:value-type="float">
            <text:p>206,7 <text:s text:c="3"/></text:p>
          </table:table-cell>
          <table:table-cell office:value-type="float" office:value="237.058403925725" calcext:value-type="float">
            <text:p>237,1 <text:s text:c="3"/></text:p>
          </table:table-cell>
          <table:table-cell office:value-type="float" office:value="14.7482955090571" calcext:value-type="float">
            <text:p>14,7 <text:s text:c="3"/></text:p>
          </table:table-cell>
          <table:table-cell office:value-type="float" office:value="14.2873331141153" calcext:value-type="float">
            <text:p>14,3 <text:s text:c="3"/></text:p>
          </table:table-cell>
          <table:table-cell office:value-type="float" office:value="14.9683729628377" calcext:value-type="float">
            <text:p>15,0 <text:s text:c="3"/></text:p>
          </table:table-cell>
          <table:table-cell office:value-type="float" office:value="6.28101096146255" calcext:value-type="float">
            <text:p>6,3 <text:s text:c="3"/></text:p>
          </table:table-cell>
          <table:table-cell office:value-type="float" office:value="6.07345566206266" calcext:value-type="float">
            <text:p>6,1 <text:s text:c="3"/></text:p>
          </table:table-cell>
          <table:table-cell office:value-type="float" office:value="5.66677867299284" calcext:value-type="float">
            <text:p>5,7 <text:s text:c="3"/></text:p>
          </table:table-cell>
          <table:table-cell office:value-type="float" office:value="0.451964237391178" calcext:value-type="float">
            <text:p>0,5</text:p>
          </table:table-cell>
          <table:table-cell office:value-type="float" office:value="0.624076068990576" calcext:value-type="float">
            <text:p>0,6</text:p>
          </table:table-cell>
        </table:table-row>
        <table:table-row table:style-name="ro2">
          <table:table-cell office:value-type="string" calcext:value-type="string">
            <text:p>Transports</text:p>
          </table:table-cell>
          <table:table-cell office:value-type="float" office:value="54.4965768572251" calcext:value-type="float">
            <text:p>54,5 <text:s text:c="3"/></text:p>
          </table:table-cell>
          <table:table-cell office:value-type="float" office:value="65.6582843982443" calcext:value-type="float">
            <text:p>65,7 <text:s text:c="3"/></text:p>
          </table:table-cell>
          <table:table-cell office:value-type="float" office:value="63.7001534004286" calcext:value-type="float">
            <text:p>63,7 <text:s text:c="3"/></text:p>
          </table:table-cell>
          <table:table-cell office:value-type="float" office:value="4.21647397515645" calcext:value-type="float">
            <text:p>4,2 <text:s text:c="3"/></text:p>
          </table:table-cell>
          <table:table-cell office:value-type="float" office:value="4.5376110907519" calcext:value-type="float">
            <text:p>4,5 <text:s text:c="3"/></text:p>
          </table:table-cell>
          <table:table-cell office:value-type="float" office:value="4.02216347574133" calcext:value-type="float">
            <text:p>4,0 <text:s text:c="3"/></text:p>
          </table:table-cell>
          <table:table-cell office:value-type="float" office:value="5.6781416314659" calcext:value-type="float">
            <text:p>5,7 <text:s text:c="3"/></text:p>
          </table:table-cell>
          <table:table-cell office:value-type="float" office:value="5.63194630968239" calcext:value-type="float">
            <text:p>5,6 <text:s text:c="3"/></text:p>
          </table:table-cell>
          <table:table-cell office:value-type="float" office:value="5.33947676993804" calcext:value-type="float">
            <text:p>5,3 <text:s text:c="3"/></text:p>
          </table:table-cell>
          <table:table-cell office:value-type="float" office:value="1.04052000062416" calcext:value-type="float">
            <text:p>1,0</text:p>
          </table:table-cell>
          <table:table-cell office:value-type="float" office:value="-0.137527219157896" calcext:value-type="float">
            <text:p>-0,1</text:p>
          </table:table-cell>
        </table:table-row>
        <table:table-row table:style-name="ro2">
          <table:table-cell office:value-type="string" calcext:value-type="string">
            <text:p>Activités financières</text:p>
          </table:table-cell>
          <table:table-cell office:value-type="float" office:value="34.0684528048405" calcext:value-type="float">
            <text:p>34,1 <text:s text:c="3"/></text:p>
          </table:table-cell>
          <table:table-cell office:value-type="float" office:value="39.0491595086687" calcext:value-type="float">
            <text:p>39,0 <text:s text:c="3"/></text:p>
          </table:table-cell>
          <table:table-cell office:value-type="float" office:value="44.0473324382979" calcext:value-type="float">
            <text:p>44,0 <text:s text:c="3"/></text:p>
          </table:table-cell>
          <table:table-cell office:value-type="float" office:value="2.63592234429328" calcext:value-type="float">
            <text:p>2,6 <text:s text:c="3"/></text:p>
          </table:table-cell>
          <table:table-cell office:value-type="float" office:value="2.69866782074819" calcext:value-type="float">
            <text:p>2,7 <text:s text:c="3"/></text:p>
          </table:table-cell>
          <table:table-cell office:value-type="float" office:value="2.78124246614398" calcext:value-type="float">
            <text:p>2,8 <text:s text:c="3"/></text:p>
          </table:table-cell>
          <table:table-cell office:value-type="float" office:value="4.59366769204618" calcext:value-type="float">
            <text:p>4,6 <text:s text:c="3"/></text:p>
          </table:table-cell>
          <table:table-cell office:value-type="float" office:value="5.00626236384196" calcext:value-type="float">
            <text:p>5,0 <text:s text:c="3"/></text:p>
          </table:table-cell>
          <table:table-cell office:value-type="float" office:value="5.43282737245866" calcext:value-type="float">
            <text:p>5,4 <text:s text:c="3"/></text:p>
          </table:table-cell>
          <table:table-cell office:value-type="float" office:value="0.7609334631971" calcext:value-type="float">
            <text:p>0,8</text:p>
          </table:table-cell>
          <table:table-cell office:value-type="float" office:value="0.54897154009963" calcext:value-type="float">
            <text:p>0,5</text:p>
          </table:table-cell>
        </table:table-row>
        <table:table-row table:style-name="ro2">
          <table:table-cell office:value-type="string" calcext:value-type="string">
            <text:p>Activités immobilières</text:p>
          </table:table-cell>
          <table:table-cell office:value-type="float" office:value="12.4998582975163" calcext:value-type="float">
            <text:p>12,5 <text:s text:c="3"/></text:p>
          </table:table-cell>
          <table:table-cell office:value-type="float" office:value="15.7206666966377" calcext:value-type="float">
            <text:p>15,7 <text:s text:c="3"/></text:p>
          </table:table-cell>
          <table:table-cell office:value-type="float" office:value="18.1546912567089" calcext:value-type="float">
            <text:p>18,2 <text:s text:c="3"/></text:p>
          </table:table-cell>
          <table:table-cell office:value-type="float" office:value="0.9671309693947" calcext:value-type="float">
            <text:p>1,0 <text:s text:c="3"/></text:p>
          </table:table-cell>
          <table:table-cell office:value-type="float" office:value="1.08644738756812" calcext:value-type="float">
            <text:p>1,1 <text:s text:c="3"/></text:p>
          </table:table-cell>
          <table:table-cell office:value-type="float" office:value="1.14632590642401" calcext:value-type="float">
            <text:p>1,1 <text:s text:c="3"/></text:p>
          </table:table-cell>
          <table:table-cell office:value-type="float" office:value="4.34266490808471" calcext:value-type="float">
            <text:p>4,3 <text:s text:c="3"/></text:p>
          </table:table-cell>
          <table:table-cell office:value-type="float" office:value="5.07721055514992" calcext:value-type="float">
            <text:p>5,1 <text:s text:c="3"/></text:p>
          </table:table-cell>
          <table:table-cell office:value-type="float" office:value="5.71530416372246" calcext:value-type="float">
            <text:p>5,7 <text:s text:c="3"/></text:p>
          </table:table-cell>
          <table:table-cell office:value-type="float" office:value="1.28180609420232" calcext:value-type="float">
            <text:p>1,3</text:p>
          </table:table-cell>
          <table:table-cell office:value-type="float" office:value="0.656476339435685" calcext:value-type="float">
            <text:p>0,7</text:p>
          </table:table-cell>
        </table:table-row>
        <table:table-row table:style-name="ro2">
          <table:table-cell office:value-type="string" calcext:value-type="string">
            <text:p>Services aux entreprises</text:p>
          </table:table-cell>
          <table:table-cell office:value-type="float" office:value="108.050134624935" calcext:value-type="float">
            <text:p>108,1 <text:s text:c="3"/></text:p>
          </table:table-cell>
          <table:table-cell office:value-type="float" office:value="197.274578587063" calcext:value-type="float">
            <text:p>197,3 <text:s text:c="3"/></text:p>
          </table:table-cell>
          <table:table-cell office:value-type="float" office:value="314.522544422429" calcext:value-type="float">
            <text:p>314,5 <text:s text:c="3"/></text:p>
          </table:table-cell>
          <table:table-cell office:value-type="float" office:value="8.35998528589763" calcext:value-type="float">
            <text:p>8,4 <text:s text:c="3"/></text:p>
          </table:table-cell>
          <table:table-cell office:value-type="float" office:value="13.6335471437326" calcext:value-type="float">
            <text:p>13,6 <text:s text:c="3"/></text:p>
          </table:table-cell>
          <table:table-cell office:value-type="float" office:value="19.8596239246201" calcext:value-type="float">
            <text:p>19,9 <text:s text:c="3"/></text:p>
          </table:table-cell>
          <table:table-cell office:value-type="float" office:value="4.88730233899951" calcext:value-type="float">
            <text:p>4,9 <text:s text:c="3"/></text:p>
          </table:table-cell>
          <table:table-cell office:value-type="float" office:value="5.58259992285722" calcext:value-type="float">
            <text:p>5,6 <text:s text:c="3"/></text:p>
          </table:table-cell>
          <table:table-cell office:value-type="float" office:value="6.16996231321432" calcext:value-type="float">
            <text:p>6,2 <text:s text:c="3"/></text:p>
          </table:table-cell>
          <table:table-cell office:value-type="float" office:value="3.40100677497128" calcext:value-type="float">
            <text:p>3,4</text:p>
          </table:table-cell>
          <table:table-cell office:value-type="float" office:value="2.14290649830431" calcext:value-type="float">
            <text:p>2,1</text:p>
          </table:table-cell>
        </table:table-row>
        <table:table-row table:style-name="ro2">
          <table:table-cell office:value-type="string" calcext:value-type="string">
            <text:p>Services aux particuliers</text:p>
          </table:table-cell>
          <table:table-cell office:value-type="float" office:value="48.4036377285178" calcext:value-type="float">
            <text:p>48,4 <text:s text:c="3"/></text:p>
          </table:table-cell>
          <table:table-cell office:value-type="float" office:value="95.8150889742544" calcext:value-type="float">
            <text:p>95,8 <text:s text:c="3"/></text:p>
          </table:table-cell>
          <table:table-cell office:value-type="float" office:value="151.930688491846" calcext:value-type="float">
            <text:p>151,9 <text:s text:c="3"/></text:p>
          </table:table-cell>
          <table:table-cell office:value-type="float" office:value="3.74505502097675" calcext:value-type="float">
            <text:p>3,7 <text:s text:c="3"/></text:p>
          </table:table-cell>
          <table:table-cell office:value-type="float" office:value="6.62173272383861" calcext:value-type="float">
            <text:p>6,6 <text:s text:c="3"/></text:p>
          </table:table-cell>
          <table:table-cell office:value-type="float" office:value="9.59322754302855" calcext:value-type="float">
            <text:p>9,6 <text:s text:c="3"/></text:p>
          </table:table-cell>
          <table:table-cell office:value-type="float" office:value="3.8901407826375" calcext:value-type="float">
            <text:p>3,9 <text:s text:c="3"/></text:p>
          </table:table-cell>
          <table:table-cell office:value-type="float" office:value="4.20971122079142" calcext:value-type="float">
            <text:p>4,2 <text:s text:c="3"/></text:p>
          </table:table-cell>
          <table:table-cell office:value-type="float" office:value="4.32029754536946" calcext:value-type="float">
            <text:p>4,3 <text:s text:c="3"/></text:p>
          </table:table-cell>
          <table:table-cell office:value-type="float" office:value="3.86645950376365" calcext:value-type="float">
            <text:p>3,9</text:p>
          </table:table-cell>
          <table:table-cell office:value-type="float" office:value="2.11758304355372" calcext:value-type="float">
            <text:p>2,1</text:p>
          </table:table-cell>
        </table:table-row>
        <table:table-row table:style-name="ro1">
          <table:table-cell office:value-type="string" calcext:value-type="string">
            <text:p>Education - santé - action sociale</text:p>
          </table:table-cell>
          <table:table-cell office:value-type="float" office:value="247.422745415335" calcext:value-type="float">
            <text:p>247,4 <text:s text:c="3"/></text:p>
          </table:table-cell>
          <table:table-cell office:value-type="float" office:value="301.398358191396" calcext:value-type="float">
            <text:p>301,4 <text:s text:c="3"/></text:p>
          </table:table-cell>
          <table:table-cell office:value-type="float" office:value="354.322574198606" calcext:value-type="float">
            <text:p>354,3 <text:s text:c="3"/></text:p>
          </table:table-cell>
          <table:table-cell office:value-type="float" office:value="19.1434329836665" calcext:value-type="float">
            <text:p>19,1 <text:s text:c="3"/></text:p>
          </table:table-cell>
          <table:table-cell office:value-type="float" office:value="20.8294893081346" calcext:value-type="float">
            <text:p>20,8 <text:s text:c="3"/></text:p>
          </table:table-cell>
          <table:table-cell office:value-type="float" office:value="22.3726826466746" calcext:value-type="float">
            <text:p>22,4 <text:s text:c="3"/></text:p>
          </table:table-cell>
          <table:table-cell office:value-type="float" office:value="6.78166483721469" calcext:value-type="float">
            <text:p>6,8 <text:s text:c="3"/></text:p>
          </table:table-cell>
          <table:table-cell office:value-type="float" office:value="6.86407589661148" calcext:value-type="float">
            <text:p>6,9 <text:s text:c="3"/></text:p>
          </table:table-cell>
          <table:table-cell office:value-type="float" office:value="6.82590799556709" calcext:value-type="float">
            <text:p>6,8 <text:s text:c="3"/></text:p>
          </table:table-cell>
          <table:table-cell office:value-type="float" office:value="1.10233389047825" calcext:value-type="float">
            <text:p>1,1</text:p>
          </table:table-cell>
          <table:table-cell office:value-type="float" office:value="0.738050656902622" calcext:value-type="float">
            <text:p>0,7</text:p>
          </table:table-cell>
        </table:table-row>
        <table:table-row table:style-name="ro2">
          <table:table-cell table:style-name="ce4" office:value-type="string" calcext:value-type="string">
            <text:p>Administration</text:p>
          </table:table-cell>
          <table:table-cell table:style-name="ce8" office:value-type="float" office:value="135.95659427163" calcext:value-type="float">
            <text:p>136,0 <text:s text:c="3"/></text:p>
          </table:table-cell>
          <table:table-cell table:style-name="ce12" office:value-type="float" office:value="166.633761780279" calcext:value-type="float">
            <text:p>166,6 <text:s text:c="3"/></text:p>
          </table:table-cell>
          <table:table-cell table:style-name="ce16" office:value-type="float" office:value="136.889510630675" calcext:value-type="float">
            <text:p>136,9 <text:s text:c="3"/></text:p>
          </table:table-cell>
          <table:table-cell table:style-name="ce19" office:value-type="float" office:value="10.5191458722096" calcext:value-type="float">
            <text:p>10,5 <text:s text:c="3"/></text:p>
          </table:table-cell>
          <table:table-cell table:style-name="ce22" office:value-type="float" office:value="11.51597566823" calcext:value-type="float">
            <text:p>11,5 <text:s text:c="3"/></text:p>
          </table:table-cell>
          <table:table-cell table:style-name="ce25" office:value-type="float" office:value="8.64349550949595" calcext:value-type="float">
            <text:p>8,6 <text:s text:c="3"/></text:p>
          </table:table-cell>
          <table:table-cell table:style-name="ce19" office:value-type="float" office:value="5.64387023320328" calcext:value-type="float">
            <text:p>5,6 <text:s text:c="3"/></text:p>
          </table:table-cell>
          <table:table-cell table:style-name="ce22" office:value-type="float" office:value="5.41261571800099" calcext:value-type="float">
            <text:p>5,4 <text:s text:c="3"/></text:p>
          </table:table-cell>
          <table:table-cell table:style-name="ce25" office:value-type="float" office:value="4.94193053039685" calcext:value-type="float">
            <text:p>4,9 <text:s text:c="3"/></text:p>
          </table:table-cell>
          <table:table-cell table:style-name="ce29" office:value-type="float" office:value="1.13676082968621" calcext:value-type="float">
            <text:p>1,1</text:p>
          </table:table-cell>
          <table:table-cell table:style-name="ce33" office:value-type="float" office:value="-0.889764558166017" calcext:value-type="float">
            <text:p>-0,9</text:p>
          </table:table-cell>
        </table:table-row>
      </table:table>
      <table:table table:name="41" table:style-name="ta1">
        <table:table-column table:style-name="co2" table:default-cell-style-name="ce3"/>
        <table:table-column table:style-name="co2" table:default-cell-style-name="ce7"/>
        <table:table-column table:style-name="co2" table:default-cell-style-name="ce11"/>
        <table:table-column table:style-name="co2" table:default-cell-style-name="ce15"/>
        <table:table-column table:style-name="co2" table:default-cell-style-name="ce18"/>
        <table:table-column table:style-name="co2" table:default-cell-style-name="ce21"/>
        <table:table-column table:style-name="co2" table:default-cell-style-name="ce24"/>
        <table:table-column table:style-name="co2" table:default-cell-style-name="ce18"/>
        <table:table-column table:style-name="co2" table:default-cell-style-name="ce21"/>
        <table:table-column table:style-name="co2" table:default-cell-style-name="ce24"/>
        <table:table-column table:style-name="co2" table:default-cell-style-name="ce28"/>
        <table:table-column table:style-name="co2" table:default-cell-style-name="ce32"/>
        <table:table-row table:style-name="ro1">
          <table:table-cell table:style-name="ce1" office:value-type="string" calcext:value-type="string">
            <text:p>Secteur</text:p>
          </table:table-cell>
          <table:table-cell table:style-name="ce5" office:value-type="string" calcext:value-type="string">
            <text:p>Nb_1990</text:p>
          </table:table-cell>
          <table:table-cell table:style-name="ce9" office:value-type="string" calcext:value-type="string">
            <text:p>Nb_2008</text:p>
          </table:table-cell>
          <table:table-cell table:style-name="ce13" office:value-type="string" calcext:value-type="string">
            <text:p>Nb_2030</text:p>
          </table:table-cell>
          <table:table-cell table:style-name="ce5" office:value-type="string" calcext:value-type="string">
            <text:p>P_Reg_1990</text:p>
          </table:table-cell>
          <table:table-cell table:style-name="ce9" office:value-type="string" calcext:value-type="string">
            <text:p>P_Reg_2008</text:p>
          </table:table-cell>
          <table:table-cell table:style-name="ce13" office:value-type="string" calcext:value-type="string">
            <text:p>P_Reg_2030</text:p>
          </table:table-cell>
          <table:table-cell table:style-name="ce5" office:value-type="string" calcext:value-type="string">
            <text:p>P_Sect_1990</text:p>
          </table:table-cell>
          <table:table-cell table:style-name="ce9" office:value-type="string" calcext:value-type="string">
            <text:p>P_Sect_2008</text:p>
          </table:table-cell>
          <table:table-cell table:style-name="ce13" office:value-type="string" calcext:value-type="string">
            <text:p>P_Sect_2030</text:p>
          </table:table-cell>
          <table:table-cell table:style-name="ce26" office:value-type="string" calcext:value-type="string">
            <text:p>TCAM1990_2008</text:p>
          </table:table-cell>
          <table:table-cell table:style-name="ce30" office:value-type="string" calcext:value-type="string">
            <text:p>TCAM_2008-2030</text:p>
          </table:table-cell>
        </table:table-row>
        <table:table-row table:style-name="ro2">
          <table:table-cell table:style-name="ce2" office:value-type="string" calcext:value-type="string">
            <text:p>Ensemble des secteurs</text:p>
          </table:table-cell>
          <table:table-cell table:style-name="ce6" office:value-type="float" office:value="803.328" calcext:value-type="float">
            <text:p>803,3 <text:s text:c="3"/></text:p>
          </table:table-cell>
          <table:table-cell table:style-name="ce10" office:value-type="float" office:value="829.679350886808" calcext:value-type="float">
            <text:p>829,7 <text:s text:c="3"/></text:p>
          </table:table-cell>
          <table:table-cell table:style-name="ce14" office:value-type="float" office:value="826.474430328187" calcext:value-type="float">
            <text:p>826,5 <text:s text:c="3"/></text:p>
          </table:table-cell>
          <table:table-cell table:style-name="ce17" office:value-type="float" office:value="100" calcext:value-type="float">
            <text:p>100,0 <text:s text:c="3"/></text:p>
          </table:table-cell>
          <table:table-cell table:style-name="ce20" office:value-type="float" office:value="100" calcext:value-type="float">
            <text:p>100,0 <text:s text:c="3"/></text:p>
          </table:table-cell>
          <table:table-cell table:style-name="ce23" office:value-type="float" office:value="100" calcext:value-type="float">
            <text:p>100,0 <text:s text:c="3"/></text:p>
          </table:table-cell>
          <table:table-cell table:style-name="ce17" office:value-type="float" office:value="3.62243731526011" calcext:value-type="float">
            <text:p>3,6 <text:s text:c="3"/></text:p>
          </table:table-cell>
          <table:table-cell table:style-name="ce20" office:value-type="float" office:value="3.30400018437611" calcext:value-type="float">
            <text:p>3,3 <text:s text:c="3"/></text:p>
          </table:table-cell>
          <table:table-cell table:style-name="ce23" office:value-type="float" office:value="2.98210438033677" calcext:value-type="float">
            <text:p>3,0 <text:s text:c="3"/></text:p>
          </table:table-cell>
          <table:table-cell table:style-name="ce27" office:value-type="float" office:value="0.179473100113103" calcext:value-type="float">
            <text:p>0,2</text:p>
          </table:table-cell>
          <table:table-cell table:style-name="ce31" office:value-type="float" office:value="-0.0175908272911918" calcext:value-type="float">
            <text:p>0,0</text:p>
          </table:table-cell>
        </table:table-row>
        <table:table-row table:style-name="ro2">
          <table:table-cell office:value-type="string" calcext:value-type="string">
            <text:p>Agriculture - sylviculture - pêche</text:p>
          </table:table-cell>
          <table:table-cell office:value-type="float" office:value="28.79" calcext:value-type="float">
            <text:p>28,8 <text:s text:c="3"/></text:p>
          </table:table-cell>
          <table:table-cell office:value-type="float" office:value="19.0367182534305" calcext:value-type="float">
            <text:p>19,0 <text:s text:c="3"/></text:p>
          </table:table-cell>
          <table:table-cell office:value-type="float" office:value="9.55284858313161" calcext:value-type="float">
            <text:p>9,6 <text:s text:c="3"/></text:p>
          </table:table-cell>
          <table:table-cell office:value-type="float" office:value="3.58384122052263" calcext:value-type="float">
            <text:p>3,6 <text:s text:c="3"/></text:p>
          </table:table-cell>
          <table:table-cell office:value-type="float" office:value="2.29446692063422" calcext:value-type="float">
            <text:p>2,3 <text:s text:c="3"/></text:p>
          </table:table-cell>
          <table:table-cell office:value-type="float" office:value="1.15585530932134" calcext:value-type="float">
            <text:p>1,2 <text:s text:c="3"/></text:p>
          </table:table-cell>
          <table:table-cell office:value-type="float" office:value="2.34914936151116" calcext:value-type="float">
            <text:p>2,3 <text:s text:c="3"/></text:p>
          </table:table-cell>
          <table:table-cell office:value-type="float" office:value="2.45192238310169" calcext:value-type="float">
            <text:p>2,5 <text:s text:c="3"/></text:p>
          </table:table-cell>
          <table:table-cell office:value-type="float" office:value="2.56675009653942" calcext:value-type="float">
            <text:p>2,6 <text:s text:c="3"/></text:p>
          </table:table-cell>
          <table:table-cell office:value-type="float" office:value="-2.27189725361964" calcext:value-type="float">
            <text:p>-2,3</text:p>
          </table:table-cell>
          <table:table-cell office:value-type="float" office:value="-3.08562067726491" calcext:value-type="float">
            <text:p>-3,1</text:p>
          </table:table-cell>
        </table:table-row>
        <table:table-row table:style-name="ro2">
          <table:table-cell office:value-type="string" calcext:value-type="string">
            <text:p>Industries agricoles et alimentaires</text:p>
          </table:table-cell>
          <table:table-cell office:value-type="float" office:value="22.821932095845" calcext:value-type="float">
            <text:p>22,8 <text:s text:c="3"/></text:p>
          </table:table-cell>
          <table:table-cell office:value-type="float" office:value="18.6472168471814" calcext:value-type="float">
            <text:p>18,6 <text:s text:c="3"/></text:p>
          </table:table-cell>
          <table:table-cell office:value-type="float" office:value="10.9718956378155" calcext:value-type="float">
            <text:p>11,0 <text:s text:c="3"/></text:p>
          </table:table-cell>
          <table:table-cell office:value-type="float" office:value="2.84092327117255" calcext:value-type="float">
            <text:p>2,8 <text:s text:c="3"/></text:p>
          </table:table-cell>
          <table:table-cell office:value-type="float" office:value="2.24752090397937" calcext:value-type="float">
            <text:p>2,2 <text:s text:c="3"/></text:p>
          </table:table-cell>
          <table:table-cell office:value-type="float" office:value="1.32755415475572" calcext:value-type="float">
            <text:p>1,3 <text:s text:c="3"/></text:p>
          </table:table-cell>
          <table:table-cell office:value-type="float" office:value="3.9600357707271" calcext:value-type="float">
            <text:p>4,0 <text:s text:c="3"/></text:p>
          </table:table-cell>
          <table:table-cell office:value-type="float" office:value="3.26830782590324" calcext:value-type="float">
            <text:p>3,3 <text:s text:c="3"/></text:p>
          </table:table-cell>
          <table:table-cell office:value-type="float" office:value="2.48816740243392" calcext:value-type="float">
            <text:p>2,5 <text:s text:c="3"/></text:p>
          </table:table-cell>
          <table:table-cell office:value-type="float" office:value="-1.11608670465211" calcext:value-type="float">
            <text:p>-1,1</text:p>
          </table:table-cell>
          <table:table-cell office:value-type="float" office:value="-2.38190064845456" calcext:value-type="float">
            <text:p>-2,4</text:p>
          </table:table-cell>
        </table:table-row>
        <table:table-row table:style-name="ro2">
          <table:table-cell office:value-type="string" calcext:value-type="string">
            <text:p>Industries des biens de consommation</text:p>
          </table:table-cell>
          <table:table-cell office:value-type="float" office:value="33.7159497676231" calcext:value-type="float">
            <text:p>33,7 <text:s text:c="3"/></text:p>
          </table:table-cell>
          <table:table-cell office:value-type="float" office:value="15.0542115098283" calcext:value-type="float">
            <text:p>15,1 <text:s text:c="3"/></text:p>
          </table:table-cell>
          <table:table-cell office:value-type="float" office:value="6.9219750409608" calcext:value-type="float">
            <text:p>6,9 <text:s text:c="3"/></text:p>
          </table:table-cell>
          <table:table-cell office:value-type="float" office:value="4.19703405926634" calcext:value-type="float">
            <text:p>4,2 <text:s text:c="3"/></text:p>
          </table:table-cell>
          <table:table-cell office:value-type="float" office:value="1.81446139327651" calcext:value-type="float">
            <text:p>1,8 <text:s text:c="3"/></text:p>
          </table:table-cell>
          <table:table-cell office:value-type="float" office:value="0.837530453085178" calcext:value-type="float">
            <text:p>0,8 <text:s text:c="3"/></text:p>
          </table:table-cell>
          <table:table-cell office:value-type="float" office:value="3.58842184423943" calcext:value-type="float">
            <text:p>3,6 <text:s text:c="3"/></text:p>
          </table:table-cell>
          <table:table-cell office:value-type="float" office:value="2.69306417395232" calcext:value-type="float">
            <text:p>2,7 <text:s text:c="3"/></text:p>
          </table:table-cell>
          <table:table-cell office:value-type="float" office:value="2.16938831362636" calcext:value-type="float">
            <text:p>2,2 <text:s text:c="3"/></text:p>
          </table:table-cell>
          <table:table-cell office:value-type="float" office:value="-4.38066899478496" calcext:value-type="float">
            <text:p>-4,4</text:p>
          </table:table-cell>
          <table:table-cell office:value-type="float" office:value="-3.46998707520647" calcext:value-type="float">
            <text:p>-3,5</text:p>
          </table:table-cell>
        </table:table-row>
        <table:table-row table:style-name="ro2">
          <table:table-cell office:value-type="string" calcext:value-type="string">
            <text:p>Industrie automobile</text:p>
          </table:table-cell>
          <table:table-cell office:value-type="float" office:value="17.5793341218379" calcext:value-type="float">
            <text:p>17,6 <text:s text:c="3"/></text:p>
          </table:table-cell>
          <table:table-cell office:value-type="float" office:value="19.5904765725659" calcext:value-type="float">
            <text:p>19,6 <text:s text:c="3"/></text:p>
          </table:table-cell>
          <table:table-cell office:value-type="float" office:value="20.1398174515475" calcext:value-type="float">
            <text:p>20,1 <text:s text:c="3"/></text:p>
          </table:table-cell>
          <table:table-cell office:value-type="float" office:value="2.18831338156243" calcext:value-type="float">
            <text:p>2,2 <text:s text:c="3"/></text:p>
          </table:table-cell>
          <table:table-cell office:value-type="float" office:value="2.36121057510066" calcext:value-type="float">
            <text:p>2,4 <text:s text:c="3"/></text:p>
          </table:table-cell>
          <table:table-cell office:value-type="float" office:value="2.43683491134143" calcext:value-type="float">
            <text:p>2,4 <text:s text:c="3"/></text:p>
          </table:table-cell>
          <table:table-cell office:value-type="float" office:value="5.36507761891362" calcext:value-type="float">
            <text:p>5,4 <text:s text:c="3"/></text:p>
          </table:table-cell>
          <table:table-cell office:value-type="float" office:value="7.66363408968608" calcext:value-type="float">
            <text:p>7,7 <text:s text:c="3"/></text:p>
          </table:table-cell>
          <table:table-cell office:value-type="float" office:value="10.8510475051094" calcext:value-type="float">
            <text:p>10,9 <text:s text:c="3"/></text:p>
          </table:table-cell>
          <table:table-cell office:value-type="float" office:value="0.603589551916794" calcext:value-type="float">
            <text:p>0,6</text:p>
          </table:table-cell>
          <table:table-cell office:value-type="float" office:value="0.125784789496453" calcext:value-type="float">
            <text:p>0,1</text:p>
          </table:table-cell>
        </table:table-row>
        <table:table-row table:style-name="ro2">
          <table:table-cell office:value-type="string" calcext:value-type="string">
            <text:p>Industries des biens d’équipement</text:p>
          </table:table-cell>
          <table:table-cell office:value-type="float" office:value="24.9556313694932" calcext:value-type="float">
            <text:p>25,0 <text:s text:c="3"/></text:p>
          </table:table-cell>
          <table:table-cell office:value-type="float" office:value="20.7259677860805" calcext:value-type="float">
            <text:p>20,7 <text:s text:c="3"/></text:p>
          </table:table-cell>
          <table:table-cell office:value-type="float" office:value="13.3132215590545" calcext:value-type="float">
            <text:p>13,3 <text:s text:c="3"/></text:p>
          </table:table-cell>
          <table:table-cell office:value-type="float" office:value="3.10653075325312" calcext:value-type="float">
            <text:p>3,1 <text:s text:c="3"/></text:p>
          </table:table-cell>
          <table:table-cell office:value-type="float" office:value="2.49806961736813" calcext:value-type="float">
            <text:p>2,5 <text:s text:c="3"/></text:p>
          </table:table-cell>
          <table:table-cell office:value-type="float" office:value="1.61084494214393" calcext:value-type="float">
            <text:p>1,6 <text:s text:c="3"/></text:p>
          </table:table-cell>
          <table:table-cell office:value-type="float" office:value="2.58603551027353" calcext:value-type="float">
            <text:p>2,6 <text:s text:c="3"/></text:p>
          </table:table-cell>
          <table:table-cell office:value-type="float" office:value="2.63097807878412" calcext:value-type="float">
            <text:p>2,6 <text:s text:c="3"/></text:p>
          </table:table-cell>
          <table:table-cell office:value-type="float" office:value="2.44030967649872" calcext:value-type="float">
            <text:p>2,4 <text:s text:c="3"/></text:p>
          </table:table-cell>
          <table:table-cell office:value-type="float" office:value="-1.02642980732449" calcext:value-type="float">
            <text:p>-1,0</text:p>
          </table:table-cell>
          <table:table-cell office:value-type="float" office:value="-1.99184869757528" calcext:value-type="float">
            <text:p>-2,0</text:p>
          </table:table-cell>
        </table:table-row>
        <table:table-row table:style-name="ro2">
          <table:table-cell office:value-type="string" calcext:value-type="string">
            <text:p>Industries des biens intermédiaires</text:p>
          </table:table-cell>
          <table:table-cell office:value-type="float" office:value="99.7700068182451" calcext:value-type="float">
            <text:p>99,8 <text:s text:c="3"/></text:p>
          </table:table-cell>
          <table:table-cell office:value-type="float" office:value="65.0730382218778" calcext:value-type="float">
            <text:p>65,1 <text:s text:c="3"/></text:p>
          </table:table-cell>
          <table:table-cell office:value-type="float" office:value="32.6595559071112" calcext:value-type="float">
            <text:p>32,7 <text:s text:c="3"/></text:p>
          </table:table-cell>
          <table:table-cell office:value-type="float" office:value="12.4195853771118" calcext:value-type="float">
            <text:p>12,4 <text:s text:c="3"/></text:p>
          </table:table-cell>
          <table:table-cell office:value-type="float" office:value="7.84315508784497" calcext:value-type="float">
            <text:p>7,8 <text:s text:c="3"/></text:p>
          </table:table-cell>
          <table:table-cell office:value-type="float" office:value="3.95167166806871" calcext:value-type="float">
            <text:p>4,0 <text:s text:c="3"/></text:p>
          </table:table-cell>
          <table:table-cell office:value-type="float" office:value="5.81952727512019" calcext:value-type="float">
            <text:p>5,8 <text:s text:c="3"/></text:p>
          </table:table-cell>
          <table:table-cell office:value-type="float" office:value="5.16908262838736" calcext:value-type="float">
            <text:p>5,2 <text:s text:c="3"/></text:p>
          </table:table-cell>
          <table:table-cell office:value-type="float" office:value="4.3733467463961" calcext:value-type="float">
            <text:p>4,4 <text:s text:c="3"/></text:p>
          </table:table-cell>
          <table:table-cell office:value-type="float" office:value="-2.34624466293136" calcext:value-type="float">
            <text:p>-2,3</text:p>
          </table:table-cell>
          <table:table-cell office:value-type="float" office:value="-3.08492708111462" calcext:value-type="float">
            <text:p>-3,1</text:p>
          </table:table-cell>
        </table:table-row>
        <table:table-row table:style-name="ro1">
          <table:table-cell office:value-type="string" calcext:value-type="string">
            <text:p>Energie</text:p>
          </table:table-cell>
          <table:table-cell office:value-type="float" office:value="23.1751458269557" calcext:value-type="float">
            <text:p>23,2 <text:s text:c="3"/></text:p>
          </table:table-cell>
          <table:table-cell office:value-type="float" office:value="10.2157077423777" calcext:value-type="float">
            <text:p>10,2 <text:s text:c="3"/></text:p>
          </table:table-cell>
          <table:table-cell office:value-type="float" office:value="7.05700875736708" calcext:value-type="float">
            <text:p>7,1 <text:s text:c="3"/></text:p>
          </table:table-cell>
          <table:table-cell office:value-type="float" office:value="2.88489207732778" calcext:value-type="float">
            <text:p>2,9 <text:s text:c="3"/></text:p>
          </table:table-cell>
          <table:table-cell office:value-type="float" office:value="1.23128383651571" calcext:value-type="float">
            <text:p>1,2 <text:s text:c="3"/></text:p>
          </table:table-cell>
          <table:table-cell office:value-type="float" office:value="0.853868976268848" calcext:value-type="float">
            <text:p>0,9 <text:s text:c="3"/></text:p>
          </table:table-cell>
          <table:table-cell office:value-type="float" office:value="8.24239667082076" calcext:value-type="float">
            <text:p>8,2 <text:s text:c="3"/></text:p>
          </table:table-cell>
          <table:table-cell office:value-type="float" office:value="4.31739900237246" calcext:value-type="float">
            <text:p>4,3 <text:s text:c="3"/></text:p>
          </table:table-cell>
          <table:table-cell office:value-type="float" office:value="3.72470000078586" calcext:value-type="float">
            <text:p>3,7 <text:s text:c="3"/></text:p>
          </table:table-cell>
          <table:table-cell office:value-type="float" office:value="-4.44885667337437" calcext:value-type="float">
            <text:p>-4,4</text:p>
          </table:table-cell>
          <table:table-cell office:value-type="float" office:value="-1.66733101587427" calcext:value-type="float">
            <text:p>-1,7</text:p>
          </table:table-cell>
        </table:table-row>
        <table:table-row table:style-name="ro2">
          <table:table-cell office:value-type="string" calcext:value-type="string">
            <text:p>Construction</text:p>
          </table:table-cell>
          <table:table-cell office:value-type="float" office:value="56.49" calcext:value-type="float">
            <text:p>56,5 <text:s text:c="3"/></text:p>
          </table:table-cell>
          <table:table-cell office:value-type="float" office:value="57.8973873072547" calcext:value-type="float">
            <text:p>57,9 <text:s text:c="3"/></text:p>
          </table:table-cell>
          <table:table-cell office:value-type="float" office:value="55.1123206296745" calcext:value-type="float">
            <text:p>55,1 <text:s text:c="3"/></text:p>
          </table:table-cell>
          <table:table-cell office:value-type="float" office:value="7.03199689292543" calcext:value-type="float">
            <text:p>7,0 <text:s text:c="3"/></text:p>
          </table:table-cell>
          <table:table-cell office:value-type="float" office:value="6.97828471268698" calcext:value-type="float">
            <text:p>7,0 <text:s text:c="3"/></text:p>
          </table:table-cell>
          <table:table-cell office:value-type="float" office:value="6.66836366707555" calcext:value-type="float">
            <text:p>6,7 <text:s text:c="3"/></text:p>
          </table:table-cell>
          <table:table-cell office:value-type="float" office:value="3.50807030051165" calcext:value-type="float">
            <text:p>3,5 <text:s text:c="3"/></text:p>
          </table:table-cell>
          <table:table-cell office:value-type="float" office:value="3.35095482960757" calcext:value-type="float">
            <text:p>3,4 <text:s text:c="3"/></text:p>
          </table:table-cell>
          <table:table-cell office:value-type="float" office:value="3.00338487052268" calcext:value-type="float">
            <text:p>3,0 <text:s text:c="3"/></text:p>
          </table:table-cell>
          <table:table-cell office:value-type="float" office:value="0.136808096993613" calcext:value-type="float">
            <text:p>0,1</text:p>
          </table:table-cell>
          <table:table-cell office:value-type="float" office:value="-0.223835311028597" calcext:value-type="float">
            <text:p>-0,2</text:p>
          </table:table-cell>
        </table:table-row>
        <table:table-row table:style-name="ro2">
          <table:table-cell office:value-type="string" calcext:value-type="string">
            <text:p>Commerce</text:p>
          </table:table-cell>
          <table:table-cell office:value-type="float" office:value="102.827" calcext:value-type="float">
            <text:p>102,8 <text:s text:c="3"/></text:p>
          </table:table-cell>
          <table:table-cell office:value-type="float" office:value="110.731785912734" calcext:value-type="float">
            <text:p>110,7 <text:s text:c="3"/></text:p>
          </table:table-cell>
          <table:table-cell office:value-type="float" office:value="127.286021865617" calcext:value-type="float">
            <text:p>127,3 <text:s text:c="3"/></text:p>
          </table:table-cell>
          <table:table-cell office:value-type="float" office:value="12.8001264738687" calcext:value-type="float">
            <text:p>12,8 <text:s text:c="3"/></text:p>
          </table:table-cell>
          <table:table-cell office:value-type="float" office:value="13.3463350382745" calcext:value-type="float">
            <text:p>13,3 <text:s text:c="3"/></text:p>
          </table:table-cell>
          <table:table-cell office:value-type="float" office:value="15.4010840740799" calcext:value-type="float">
            <text:p>15,4 <text:s text:c="3"/></text:p>
          </table:table-cell>
          <table:table-cell office:value-type="float" office:value="3.38824718747179" calcext:value-type="float">
            <text:p>3,4 <text:s text:c="3"/></text:p>
          </table:table-cell>
          <table:table-cell office:value-type="float" office:value="3.25307996611082" calcext:value-type="float">
            <text:p>3,3 <text:s text:c="3"/></text:p>
          </table:table-cell>
          <table:table-cell office:value-type="float" office:value="3.04271733097544" calcext:value-type="float">
            <text:p>3,0 <text:s text:c="3"/></text:p>
          </table:table-cell>
          <table:table-cell office:value-type="float" office:value="0.412308605323419" calcext:value-type="float">
            <text:p>0,4</text:p>
          </table:table-cell>
          <table:table-cell office:value-type="float" office:value="0.635308490033082" calcext:value-type="float">
            <text:p>0,6</text:p>
          </table:table-cell>
        </table:table-row>
        <table:table-row table:style-name="ro2">
          <table:table-cell office:value-type="string" calcext:value-type="string">
            <text:p>Transports</text:p>
          </table:table-cell>
          <table:table-cell office:value-type="float" office:value="32.6330925262444" calcext:value-type="float">
            <text:p>32,6 <text:s text:c="3"/></text:p>
          </table:table-cell>
          <table:table-cell office:value-type="float" office:value="35.1693492170599" calcext:value-type="float">
            <text:p>35,2 <text:s text:c="3"/></text:p>
          </table:table-cell>
          <table:table-cell office:value-type="float" office:value="29.9727401389391" calcext:value-type="float">
            <text:p>30,0 <text:s text:c="3"/></text:p>
          </table:table-cell>
          <table:table-cell office:value-type="float" office:value="4.0622376571269" calcext:value-type="float">
            <text:p>4,1 <text:s text:c="3"/></text:p>
          </table:table-cell>
          <table:table-cell office:value-type="float" office:value="4.23890858311333" calcext:value-type="float">
            <text:p>4,2 <text:s text:c="3"/></text:p>
          </table:table-cell>
          <table:table-cell office:value-type="float" office:value="3.62657803303572" calcext:value-type="float">
            <text:p>3,6 <text:s text:c="3"/></text:p>
          </table:table-cell>
          <table:table-cell office:value-type="float" office:value="3.40012771301581" calcext:value-type="float">
            <text:p>3,4 <text:s text:c="3"/></text:p>
          </table:table-cell>
          <table:table-cell office:value-type="float" office:value="3.01670822428994" calcext:value-type="float">
            <text:p>3,0 <text:s text:c="3"/></text:p>
          </table:table-cell>
          <table:table-cell office:value-type="float" office:value="2.51237620570907" calcext:value-type="float">
            <text:p>2,5 <text:s text:c="3"/></text:p>
          </table:table-cell>
          <table:table-cell office:value-type="float" office:value="0.416688301165746" calcext:value-type="float">
            <text:p>0,4</text:p>
          </table:table-cell>
          <table:table-cell office:value-type="float" office:value="-0.724122939822391" calcext:value-type="float">
            <text:p>-0,7</text:p>
          </table:table-cell>
        </table:table-row>
        <table:table-row table:style-name="ro2">
          <table:table-cell office:value-type="string" calcext:value-type="string">
            <text:p>Activités financières</text:p>
          </table:table-cell>
          <table:table-cell office:value-type="float" office:value="18.5603994621708" calcext:value-type="float">
            <text:p>18,6 <text:s text:c="3"/></text:p>
          </table:table-cell>
          <table:table-cell office:value-type="float" office:value="18.6116007368368" calcext:value-type="float">
            <text:p>18,6 <text:s text:c="3"/></text:p>
          </table:table-cell>
          <table:table-cell office:value-type="float" office:value="17.9577924627503" calcext:value-type="float">
            <text:p>18,0 <text:s text:c="3"/></text:p>
          </table:table-cell>
          <table:table-cell office:value-type="float" office:value="2.31043850857567" calcext:value-type="float">
            <text:p>2,3 <text:s text:c="3"/></text:p>
          </table:table-cell>
          <table:table-cell office:value-type="float" office:value="2.24322814795181" calcext:value-type="float">
            <text:p>2,2 <text:s text:c="3"/></text:p>
          </table:table-cell>
          <table:table-cell office:value-type="float" office:value="2.17281888026703" calcext:value-type="float">
            <text:p>2,2 <text:s text:c="3"/></text:p>
          </table:table-cell>
          <table:table-cell office:value-type="float" office:value="2.50261753444616" calcext:value-type="float">
            <text:p>2,5 <text:s text:c="3"/></text:p>
          </table:table-cell>
          <table:table-cell office:value-type="float" office:value="2.38608352835341" calcext:value-type="float">
            <text:p>2,4 <text:s text:c="3"/></text:p>
          </table:table-cell>
          <table:table-cell office:value-type="float" office:value="2.21492610425903" calcext:value-type="float">
            <text:p>2,2 <text:s text:c="3"/></text:p>
          </table:table-cell>
          <table:table-cell office:value-type="float" office:value="0.0153057932063438" calcext:value-type="float">
            <text:p>0,0</text:p>
          </table:table-cell>
          <table:table-cell office:value-type="float" office:value="-0.162417689534644" calcext:value-type="float">
            <text:p>-0,2</text:p>
          </table:table-cell>
        </table:table-row>
        <table:table-row table:style-name="ro2">
          <table:table-cell office:value-type="string" calcext:value-type="string">
            <text:p>Activités immobilières</text:p>
          </table:table-cell>
          <table:table-cell office:value-type="float" office:value="4.84659435306555" calcext:value-type="float">
            <text:p>4,8 <text:s text:c="3"/></text:p>
          </table:table-cell>
          <table:table-cell office:value-type="float" office:value="7.06587551379688" calcext:value-type="float">
            <text:p>7,1 <text:s text:c="3"/></text:p>
          </table:table-cell>
          <table:table-cell office:value-type="float" office:value="9.81084562955552" calcext:value-type="float">
            <text:p>9,8 <text:s text:c="3"/></text:p>
          </table:table-cell>
          <table:table-cell office:value-type="float" office:value="0.60331450578911" calcext:value-type="float">
            <text:p>0,6 <text:s text:c="3"/></text:p>
          </table:table-cell>
          <table:table-cell office:value-type="float" office:value="0.851639311770803" calcext:value-type="float">
            <text:p>0,9 <text:s text:c="3"/></text:p>
          </table:table-cell>
          <table:table-cell office:value-type="float" office:value="1.18707188868017" calcext:value-type="float">
            <text:p>1,2 <text:s text:c="3"/></text:p>
          </table:table-cell>
          <table:table-cell office:value-type="float" office:value="1.68378990543927" calcext:value-type="float">
            <text:p>1,7 <text:s text:c="3"/></text:p>
          </table:table-cell>
          <table:table-cell office:value-type="float" office:value="2.28202393908" calcext:value-type="float">
            <text:p>2,3 <text:s text:c="3"/></text:p>
          </table:table-cell>
          <table:table-cell office:value-type="float" office:value="3.08856626000269" calcext:value-type="float">
            <text:p>3,1 <text:s text:c="3"/></text:p>
          </table:table-cell>
          <table:table-cell office:value-type="float" office:value="2.11653565571162" calcext:value-type="float">
            <text:p>2,1</text:p>
          </table:table-cell>
          <table:table-cell office:value-type="float" office:value="1.50305457137814" calcext:value-type="float">
            <text:p>1,5</text:p>
          </table:table-cell>
        </table:table-row>
        <table:table-row table:style-name="ro2">
          <table:table-cell office:value-type="string" calcext:value-type="string">
            <text:p>Services aux entreprises</text:p>
          </table:table-cell>
          <table:table-cell office:value-type="float" office:value="59.8207299029237" calcext:value-type="float">
            <text:p>59,8 <text:s text:c="3"/></text:p>
          </table:table-cell>
          <table:table-cell office:value-type="float" office:value="93.4783984081794" calcext:value-type="float">
            <text:p>93,5 <text:s text:c="3"/></text:p>
          </table:table-cell>
          <table:table-cell office:value-type="float" office:value="126.472836014879" calcext:value-type="float">
            <text:p>126,5 <text:s text:c="3"/></text:p>
          </table:table-cell>
          <table:table-cell office:value-type="float" office:value="7.44661332642753" calcext:value-type="float">
            <text:p>7,4 <text:s text:c="3"/></text:p>
          </table:table-cell>
          <table:table-cell office:value-type="float" office:value="11.2668102813773" calcext:value-type="float">
            <text:p>11,3 <text:s text:c="3"/></text:p>
          </table:table-cell>
          <table:table-cell office:value-type="float" office:value="15.3026919374453" calcext:value-type="float">
            <text:p>15,3 <text:s text:c="3"/></text:p>
          </table:table-cell>
          <table:table-cell office:value-type="float" office:value="2.70579943458716" calcext:value-type="float">
            <text:p>2,7 <text:s text:c="3"/></text:p>
          </table:table-cell>
          <table:table-cell office:value-type="float" office:value="2.6453104271213" calcext:value-type="float">
            <text:p>2,6 <text:s text:c="3"/></text:p>
          </table:table-cell>
          <table:table-cell office:value-type="float" office:value="2.481006992011" calcext:value-type="float">
            <text:p>2,5 <text:s text:c="3"/></text:p>
          </table:table-cell>
          <table:table-cell office:value-type="float" office:value="2.51088320276427" calcext:value-type="float">
            <text:p>2,5</text:p>
          </table:table-cell>
          <table:table-cell office:value-type="float" office:value="1.38356190269557" calcext:value-type="float">
            <text:p>1,4</text:p>
          </table:table-cell>
        </table:table-row>
        <table:table-row table:style-name="ro2">
          <table:table-cell office:value-type="string" calcext:value-type="string">
            <text:p>Services aux particuliers</text:p>
          </table:table-cell>
          <table:table-cell office:value-type="float" office:value="35.3917088965237" calcext:value-type="float">
            <text:p>35,4 <text:s text:c="3"/></text:p>
          </table:table-cell>
          <table:table-cell office:value-type="float" office:value="63.6429351645906" calcext:value-type="float">
            <text:p>63,6 <text:s text:c="3"/></text:p>
          </table:table-cell>
          <table:table-cell office:value-type="float" office:value="97.9536474493443" calcext:value-type="float">
            <text:p>98,0 <text:s text:c="3"/></text:p>
          </table:table-cell>
          <table:table-cell office:value-type="float" office:value="4.4056361656165" calcext:value-type="float">
            <text:p>4,4 <text:s text:c="3"/></text:p>
          </table:table-cell>
          <table:table-cell office:value-type="float" office:value="7.67078692467945" calcext:value-type="float">
            <text:p>7,7 <text:s text:c="3"/></text:p>
          </table:table-cell>
          <table:table-cell office:value-type="float" office:value="11.8519876544091" calcext:value-type="float">
            <text:p>11,9 <text:s text:c="3"/></text:p>
          </table:table-cell>
          <table:table-cell office:value-type="float" office:value="2.84438807921426" calcext:value-type="float">
            <text:p>2,8 <text:s text:c="3"/></text:p>
          </table:table-cell>
          <table:table-cell office:value-type="float" office:value="2.79620236389351" calcext:value-type="float">
            <text:p>2,8 <text:s text:c="3"/></text:p>
          </table:table-cell>
          <table:table-cell office:value-type="float" office:value="2.7854076542153" calcext:value-type="float">
            <text:p>2,8 <text:s text:c="3"/></text:p>
          </table:table-cell>
          <table:table-cell office:value-type="float" office:value="3.31378183118456" calcext:value-type="float">
            <text:p>3,3</text:p>
          </table:table-cell>
          <table:table-cell office:value-type="float" office:value="1.9793621899884" calcext:value-type="float">
            <text:p>2,0</text:p>
          </table:table-cell>
        </table:table-row>
        <table:table-row table:style-name="ro1">
          <table:table-cell office:value-type="string" calcext:value-type="string">
            <text:p>Education - santé - action sociale</text:p>
          </table:table-cell>
          <table:table-cell office:value-type="float" office:value="151.523565894979" calcext:value-type="float">
            <text:p>151,5 <text:s text:c="3"/></text:p>
          </table:table-cell>
          <table:table-cell office:value-type="float" office:value="167.980298872767" calcext:value-type="float">
            <text:p>168,0 <text:s text:c="3"/></text:p>
          </table:table-cell>
          <table:table-cell office:value-type="float" office:value="176.137845077625" calcext:value-type="float">
            <text:p>176,1 <text:s text:c="3"/></text:p>
          </table:table-cell>
          <table:table-cell office:value-type="float" office:value="18.8619799004863" calcext:value-type="float">
            <text:p>18,9 <text:s text:c="3"/></text:p>
          </table:table-cell>
          <table:table-cell office:value-type="float" office:value="20.24641190518" calcext:value-type="float">
            <text:p>20,2 <text:s text:c="3"/></text:p>
          </table:table-cell>
          <table:table-cell office:value-type="float" office:value="21.3119533544047" calcext:value-type="float">
            <text:p>21,3 <text:s text:c="3"/></text:p>
          </table:table-cell>
          <table:table-cell office:value-type="float" office:value="4.1531429825274" calcext:value-type="float">
            <text:p>4,2 <text:s text:c="3"/></text:p>
          </table:table-cell>
          <table:table-cell office:value-type="float" office:value="3.82559987226588" calcext:value-type="float">
            <text:p>3,8 <text:s text:c="3"/></text:p>
          </table:table-cell>
          <table:table-cell office:value-type="float" office:value="3.39323772344067" calcext:value-type="float">
            <text:p>3,4 <text:s text:c="3"/></text:p>
          </table:table-cell>
          <table:table-cell office:value-type="float" office:value="0.574452243992529" calcext:value-type="float">
            <text:p>0,6</text:p>
          </table:table-cell>
          <table:table-cell office:value-type="float" office:value="0.215778810145029" calcext:value-type="float">
            <text:p>0,2</text:p>
          </table:table-cell>
        </table:table-row>
        <table:table-row table:style-name="ro2">
          <table:table-cell table:style-name="ce4" office:value-type="string" calcext:value-type="string">
            <text:p>Administration</text:p>
          </table:table-cell>
          <table:table-cell table:style-name="ce8" office:value-type="float" office:value="90.4269089640929" calcext:value-type="float">
            <text:p>90,4 <text:s text:c="3"/></text:p>
          </table:table-cell>
          <table:table-cell table:style-name="ce12" office:value-type="float" office:value="106.758382820247" calcext:value-type="float">
            <text:p>106,8 <text:s text:c="3"/></text:p>
          </table:table-cell>
          <table:table-cell table:style-name="ce16" office:value-type="float" office:value="85.1540581228139" calcext:value-type="float">
            <text:p>85,2 <text:s text:c="3"/></text:p>
          </table:table-cell>
          <table:table-cell table:style-name="ce19" office:value-type="float" office:value="11.2565364289671" calcext:value-type="float">
            <text:p>11,3 <text:s text:c="3"/></text:p>
          </table:table-cell>
          <table:table-cell table:style-name="ce22" office:value-type="float" office:value="12.8674267602463" calcext:value-type="float">
            <text:p>12,9 <text:s text:c="3"/></text:p>
          </table:table-cell>
          <table:table-cell table:style-name="ce25" office:value-type="float" office:value="10.3032900956173" calcext:value-type="float">
            <text:p>10,3 <text:s text:c="3"/></text:p>
          </table:table-cell>
          <table:table-cell table:style-name="ce19" office:value-type="float" office:value="3.75382851061548" calcext:value-type="float">
            <text:p>3,8 <text:s text:c="3"/></text:p>
          </table:table-cell>
          <table:table-cell table:style-name="ce22" office:value-type="float" office:value="3.46773723828651" calcext:value-type="float">
            <text:p>3,5 <text:s text:c="3"/></text:p>
          </table:table-cell>
          <table:table-cell table:style-name="ce25" office:value-type="float" office:value="3.07419785260026" calcext:value-type="float">
            <text:p>3,1 <text:s text:c="3"/></text:p>
          </table:table-cell>
          <table:table-cell table:style-name="ce29" office:value-type="float" office:value="0.926635191477399" calcext:value-type="float">
            <text:p>0,9</text:p>
          </table:table-cell>
          <table:table-cell table:style-name="ce33" office:value-type="float" office:value="-1.02249169974492" calcext:value-type="float">
            <text:p>-1,0</text:p>
          </table:table-cell>
        </table:table-row>
      </table:table>
      <table:table table:name="42" table:style-name="ta1">
        <table:table-column table:style-name="co2" table:default-cell-style-name="ce3"/>
        <table:table-column table:style-name="co2" table:default-cell-style-name="ce7"/>
        <table:table-column table:style-name="co2" table:default-cell-style-name="ce11"/>
        <table:table-column table:style-name="co2" table:default-cell-style-name="ce15"/>
        <table:table-column table:style-name="co2" table:default-cell-style-name="ce18"/>
        <table:table-column table:style-name="co2" table:default-cell-style-name="ce21"/>
        <table:table-column table:style-name="co2" table:default-cell-style-name="ce24"/>
        <table:table-column table:style-name="co2" table:default-cell-style-name="ce18"/>
        <table:table-column table:style-name="co2" table:default-cell-style-name="ce21"/>
        <table:table-column table:style-name="co2" table:default-cell-style-name="ce24"/>
        <table:table-column table:style-name="co2" table:default-cell-style-name="ce28"/>
        <table:table-column table:style-name="co2" table:default-cell-style-name="ce32"/>
        <table:table-row table:style-name="ro1">
          <table:table-cell table:style-name="ce1" office:value-type="string" calcext:value-type="string">
            <text:p>Secteur</text:p>
          </table:table-cell>
          <table:table-cell table:style-name="ce5" office:value-type="string" calcext:value-type="string">
            <text:p>Nb_1990</text:p>
          </table:table-cell>
          <table:table-cell table:style-name="ce9" office:value-type="string" calcext:value-type="string">
            <text:p>Nb_2008</text:p>
          </table:table-cell>
          <table:table-cell table:style-name="ce13" office:value-type="string" calcext:value-type="string">
            <text:p>Nb_2030</text:p>
          </table:table-cell>
          <table:table-cell table:style-name="ce5" office:value-type="string" calcext:value-type="string">
            <text:p>P_Reg_1990</text:p>
          </table:table-cell>
          <table:table-cell table:style-name="ce9" office:value-type="string" calcext:value-type="string">
            <text:p>P_Reg_2008</text:p>
          </table:table-cell>
          <table:table-cell table:style-name="ce13" office:value-type="string" calcext:value-type="string">
            <text:p>P_Reg_2030</text:p>
          </table:table-cell>
          <table:table-cell table:style-name="ce5" office:value-type="string" calcext:value-type="string">
            <text:p>P_Sect_1990</text:p>
          </table:table-cell>
          <table:table-cell table:style-name="ce9" office:value-type="string" calcext:value-type="string">
            <text:p>P_Sect_2008</text:p>
          </table:table-cell>
          <table:table-cell table:style-name="ce13" office:value-type="string" calcext:value-type="string">
            <text:p>P_Sect_2030</text:p>
          </table:table-cell>
          <table:table-cell table:style-name="ce26" office:value-type="string" calcext:value-type="string">
            <text:p>TCAM1990_2008</text:p>
          </table:table-cell>
          <table:table-cell table:style-name="ce30" office:value-type="string" calcext:value-type="string">
            <text:p>TCAM_2008-2030</text:p>
          </table:table-cell>
        </table:table-row>
        <table:table-row table:style-name="ro2">
          <table:table-cell table:style-name="ce2" office:value-type="string" calcext:value-type="string">
            <text:p>Ensemble des secteurs</text:p>
          </table:table-cell>
          <table:table-cell table:style-name="ce6" office:value-type="float" office:value="634.747" calcext:value-type="float">
            <text:p>634,7 <text:s text:c="3"/></text:p>
          </table:table-cell>
          <table:table-cell table:style-name="ce10" office:value-type="float" office:value="731.488528562478" calcext:value-type="float">
            <text:p>731,5 <text:s text:c="3"/></text:p>
          </table:table-cell>
          <table:table-cell table:style-name="ce14" office:value-type="float" office:value="802.335623353369" calcext:value-type="float">
            <text:p>802,3 <text:s text:c="3"/></text:p>
          </table:table-cell>
          <table:table-cell table:style-name="ce17" office:value-type="float" office:value="100" calcext:value-type="float">
            <text:p>100,0 <text:s text:c="3"/></text:p>
          </table:table-cell>
          <table:table-cell table:style-name="ce20" office:value-type="float" office:value="100" calcext:value-type="float">
            <text:p>100,0 <text:s text:c="3"/></text:p>
          </table:table-cell>
          <table:table-cell table:style-name="ce23" office:value-type="float" office:value="100" calcext:value-type="float">
            <text:p>100,0 <text:s text:c="3"/></text:p>
          </table:table-cell>
          <table:table-cell table:style-name="ce17" office:value-type="float" office:value="2.86225703392563" calcext:value-type="float">
            <text:p>2,9 <text:s text:c="3"/></text:p>
          </table:table-cell>
          <table:table-cell table:style-name="ce20" office:value-type="float" office:value="2.91297864730054" calcext:value-type="float">
            <text:p>2,9 <text:s text:c="3"/></text:p>
          </table:table-cell>
          <table:table-cell table:style-name="ce23" office:value-type="float" office:value="2.89500617212345" calcext:value-type="float">
            <text:p>2,9 <text:s text:c="3"/></text:p>
          </table:table-cell>
          <table:table-cell table:style-name="ce27" office:value-type="float" office:value="0.791197129934718" calcext:value-type="float">
            <text:p>0,8</text:p>
          </table:table-cell>
          <table:table-cell table:style-name="ce31" office:value-type="float" office:value="0.421090765417831" calcext:value-type="float">
            <text:p>0,4</text:p>
          </table:table-cell>
        </table:table-row>
        <table:table-row table:style-name="ro2">
          <table:table-cell office:value-type="string" calcext:value-type="string">
            <text:p>Agriculture - sylviculture - pêche</text:p>
          </table:table-cell>
          <table:table-cell office:value-type="float" office:value="17.981" calcext:value-type="float">
            <text:p>18,0 <text:s text:c="3"/></text:p>
          </table:table-cell>
          <table:table-cell office:value-type="float" office:value="13.6971331582939" calcext:value-type="float">
            <text:p>13,7 <text:s text:c="3"/></text:p>
          </table:table-cell>
          <table:table-cell office:value-type="float" office:value="8.14697698861269" calcext:value-type="float">
            <text:p>8,1 <text:s text:c="3"/></text:p>
          </table:table-cell>
          <table:table-cell office:value-type="float" office:value="2.83278219511081" calcext:value-type="float">
            <text:p>2,8 <text:s text:c="3"/></text:p>
          </table:table-cell>
          <table:table-cell office:value-type="float" office:value="1.87250143009236" calcext:value-type="float">
            <text:p>1,9 <text:s text:c="3"/></text:p>
          </table:table-cell>
          <table:table-cell office:value-type="float" office:value="1.01540761141358" calcext:value-type="float">
            <text:p>1,0 <text:s text:c="3"/></text:p>
          </table:table-cell>
          <table:table-cell office:value-type="float" office:value="1.46717800171352" calcext:value-type="float">
            <text:p>1,5 <text:s text:c="3"/></text:p>
          </table:table-cell>
          <table:table-cell office:value-type="float" office:value="1.7641857660573" calcext:value-type="float">
            <text:p>1,8 <text:s text:c="3"/></text:p>
          </table:table-cell>
          <table:table-cell office:value-type="float" office:value="2.18900716263325" calcext:value-type="float">
            <text:p>2,2 <text:s text:c="3"/></text:p>
          </table:table-cell>
          <table:table-cell office:value-type="float" office:value="-1.50045754156567" calcext:value-type="float">
            <text:p>-1,5</text:p>
          </table:table-cell>
          <table:table-cell office:value-type="float" office:value="-2.33387747523645" calcext:value-type="float">
            <text:p>-2,3</text:p>
          </table:table-cell>
        </table:table-row>
        <table:table-row table:style-name="ro2">
          <table:table-cell office:value-type="string" calcext:value-type="string">
            <text:p>Industries agricoles et alimentaires</text:p>
          </table:table-cell>
          <table:table-cell office:value-type="float" office:value="21.0225240681505" calcext:value-type="float">
            <text:p>21,0 <text:s text:c="3"/></text:p>
          </table:table-cell>
          <table:table-cell office:value-type="float" office:value="22.0167092819745" calcext:value-type="float">
            <text:p>22,0 <text:s text:c="3"/></text:p>
          </table:table-cell>
          <table:table-cell office:value-type="float" office:value="17.2433576719913" calcext:value-type="float">
            <text:p>17,2 <text:s text:c="3"/></text:p>
          </table:table-cell>
          <table:table-cell office:value-type="float" office:value="3.31195327715618" calcext:value-type="float">
            <text:p>3,3 <text:s text:c="3"/></text:p>
          </table:table-cell>
          <table:table-cell office:value-type="float" office:value="3.00985024676214" calcext:value-type="float">
            <text:p>3,0 <text:s text:c="3"/></text:p>
          </table:table-cell>
          <table:table-cell office:value-type="float" office:value="2.14914521680123" calcext:value-type="float">
            <text:p>2,1 <text:s text:c="3"/></text:p>
          </table:table-cell>
          <table:table-cell office:value-type="float" office:value="3.64780453080061" calcext:value-type="float">
            <text:p>3,6 <text:s text:c="3"/></text:p>
          </table:table-cell>
          <table:table-cell office:value-type="float" office:value="3.85888059524499" calcext:value-type="float">
            <text:p>3,9 <text:s text:c="3"/></text:p>
          </table:table-cell>
          <table:table-cell office:value-type="float" office:value="3.9103872187851" calcext:value-type="float">
            <text:p>3,9 <text:s text:c="3"/></text:p>
          </table:table-cell>
          <table:table-cell office:value-type="float" office:value="0.257036664770127" calcext:value-type="float">
            <text:p>0,3</text:p>
          </table:table-cell>
          <table:table-cell office:value-type="float" office:value="-1.10464742277943" calcext:value-type="float">
            <text:p>-1,1</text:p>
          </table:table-cell>
        </table:table-row>
        <table:table-row table:style-name="ro2">
          <table:table-cell office:value-type="string" calcext:value-type="string">
            <text:p>Industries des biens de consommation</text:p>
          </table:table-cell>
          <table:table-cell office:value-type="float" office:value="29.7930708050113" calcext:value-type="float">
            <text:p>29,8 <text:s text:c="3"/></text:p>
          </table:table-cell>
          <table:table-cell office:value-type="float" office:value="18.8342603827599" calcext:value-type="float">
            <text:p>18,8 <text:s text:c="3"/></text:p>
          </table:table-cell>
          <table:table-cell office:value-type="float" office:value="12.262101804824" calcext:value-type="float">
            <text:p>12,3 <text:s text:c="3"/></text:p>
          </table:table-cell>
          <table:table-cell office:value-type="float" office:value="4.69369225927989" calcext:value-type="float">
            <text:p>4,7 <text:s text:c="3"/></text:p>
          </table:table-cell>
          <table:table-cell office:value-type="float" office:value="2.57478547473232" calcext:value-type="float">
            <text:p>2,6 <text:s text:c="3"/></text:p>
          </table:table-cell>
          <table:table-cell office:value-type="float" office:value="1.52830080678388" calcext:value-type="float">
            <text:p>1,5 <text:s text:c="3"/></text:p>
          </table:table-cell>
          <table:table-cell office:value-type="float" office:value="3.17090596054745" calcext:value-type="float">
            <text:p>3,2 <text:s text:c="3"/></text:p>
          </table:table-cell>
          <table:table-cell office:value-type="float" office:value="3.36928120390668" calcext:value-type="float">
            <text:p>3,4 <text:s text:c="3"/></text:p>
          </table:table-cell>
          <table:table-cell office:value-type="float" office:value="3.84301593092561" calcext:value-type="float">
            <text:p>3,8 <text:s text:c="3"/></text:p>
          </table:table-cell>
          <table:table-cell office:value-type="float" office:value="-2.51558644356856" calcext:value-type="float">
            <text:p>-2,5</text:p>
          </table:table-cell>
          <table:table-cell office:value-type="float" office:value="-1.9318425197131" calcext:value-type="float">
            <text:p>-1,9</text:p>
          </table:table-cell>
        </table:table-row>
        <table:table-row table:style-name="ro2">
          <table:table-cell office:value-type="string" calcext:value-type="string">
            <text:p>Industrie automobile</text:p>
          </table:table-cell>
          <table:table-cell office:value-type="float" office:value="19.3518463614554" calcext:value-type="float">
            <text:p>19,4 <text:s text:c="3"/></text:p>
          </table:table-cell>
          <table:table-cell office:value-type="float" office:value="17.2628025806275" calcext:value-type="float">
            <text:p>17,3 <text:s text:c="3"/></text:p>
          </table:table-cell>
          <table:table-cell office:value-type="float" office:value="13.5615386028089" calcext:value-type="float">
            <text:p>13,6 <text:s text:c="3"/></text:p>
          </table:table-cell>
          <table:table-cell office:value-type="float" office:value="3.0487495587148" calcext:value-type="float">
            <text:p>3,0 <text:s text:c="3"/></text:p>
          </table:table-cell>
          <table:table-cell office:value-type="float" office:value="2.35995533854131" calcext:value-type="float">
            <text:p>2,4 <text:s text:c="3"/></text:p>
          </table:table-cell>
          <table:table-cell office:value-type="float" office:value="1.6902575690368" calcext:value-type="float">
            <text:p>1,7 <text:s text:c="3"/></text:p>
          </table:table-cell>
          <table:table-cell office:value-type="float" office:value="5.90603472685146" calcext:value-type="float">
            <text:p>5,9 <text:s text:c="3"/></text:p>
          </table:table-cell>
          <table:table-cell office:value-type="float" office:value="6.75306707574855" calcext:value-type="float">
            <text:p>6,8 <text:s text:c="3"/></text:p>
          </table:table-cell>
          <table:table-cell office:value-type="float" office:value="7.30676432273953" calcext:value-type="float">
            <text:p>7,3 <text:s text:c="3"/></text:p>
          </table:table-cell>
          <table:table-cell office:value-type="float" office:value="-0.632622615318035" calcext:value-type="float">
            <text:p>-0,6</text:p>
          </table:table-cell>
          <table:table-cell office:value-type="float" office:value="-1.09089836500093" calcext:value-type="float">
            <text:p>-1,1</text:p>
          </table:table-cell>
        </table:table-row>
        <table:table-row table:style-name="ro2">
          <table:table-cell office:value-type="string" calcext:value-type="string">
            <text:p>Industries des biens d’équipement</text:p>
          </table:table-cell>
          <table:table-cell office:value-type="float" office:value="40.4633232817984" calcext:value-type="float">
            <text:p>40,5 <text:s text:c="3"/></text:p>
          </table:table-cell>
          <table:table-cell office:value-type="float" office:value="35.7183151070888" calcext:value-type="float">
            <text:p>35,7 <text:s text:c="3"/></text:p>
          </table:table-cell>
          <table:table-cell office:value-type="float" office:value="24.4562549605817" calcext:value-type="float">
            <text:p>24,5 <text:s text:c="3"/></text:p>
          </table:table-cell>
          <table:table-cell office:value-type="float" office:value="6.37471674254442" calcext:value-type="float">
            <text:p>6,4 <text:s text:c="3"/></text:p>
          </table:table-cell>
          <table:table-cell office:value-type="float" office:value="4.88296312414939" calcext:value-type="float">
            <text:p>4,9 <text:s text:c="3"/></text:p>
          </table:table-cell>
          <table:table-cell office:value-type="float" office:value="3.04813275750696" calcext:value-type="float">
            <text:p>3,0 <text:s text:c="3"/></text:p>
          </table:table-cell>
          <table:table-cell office:value-type="float" office:value="4.19302518622406" calcext:value-type="float">
            <text:p>4,2 <text:s text:c="3"/></text:p>
          </table:table-cell>
          <table:table-cell office:value-type="float" office:value="4.53412381162567" calcext:value-type="float">
            <text:p>4,5 <text:s text:c="3"/></text:p>
          </table:table-cell>
          <table:table-cell office:value-type="float" office:value="4.48282448891101" calcext:value-type="float">
            <text:p>4,5 <text:s text:c="3"/></text:p>
          </table:table-cell>
          <table:table-cell office:value-type="float" office:value="-0.690562253440397" calcext:value-type="float">
            <text:p>-0,7</text:p>
          </table:table-cell>
          <table:table-cell office:value-type="float" office:value="-1.7069794153018" calcext:value-type="float">
            <text:p>-1,7</text:p>
          </table:table-cell>
        </table:table-row>
        <table:table-row table:style-name="ro2">
          <table:table-cell office:value-type="string" calcext:value-type="string">
            <text:p>Industries des biens intermédiaires</text:p>
          </table:table-cell>
          <table:table-cell office:value-type="float" office:value="68.4139453551913" calcext:value-type="float">
            <text:p>68,4 <text:s text:c="3"/></text:p>
          </table:table-cell>
          <table:table-cell office:value-type="float" office:value="46.8509255954375" calcext:value-type="float">
            <text:p>46,9 <text:s text:c="3"/></text:p>
          </table:table-cell>
          <table:table-cell office:value-type="float" office:value="24.6212088217525" calcext:value-type="float">
            <text:p>24,6 <text:s text:c="3"/></text:p>
          </table:table-cell>
          <table:table-cell office:value-type="float" office:value="10.7781439463584" calcext:value-type="float">
            <text:p>10,8 <text:s text:c="3"/></text:p>
          </table:table-cell>
          <table:table-cell office:value-type="float" office:value="6.40487495921624" calcext:value-type="float">
            <text:p>6,4 <text:s text:c="3"/></text:p>
          </table:table-cell>
          <table:table-cell office:value-type="float" office:value="3.06869196694121" calcext:value-type="float">
            <text:p>3,1 <text:s text:c="3"/></text:p>
          </table:table-cell>
          <table:table-cell office:value-type="float" office:value="3.99054619409237" calcext:value-type="float">
            <text:p>4,0 <text:s text:c="3"/></text:p>
          </table:table-cell>
          <table:table-cell office:value-type="float" office:value="3.72160747733189" calcext:value-type="float">
            <text:p>3,7 <text:s text:c="3"/></text:p>
          </table:table-cell>
          <table:table-cell office:value-type="float" office:value="3.29695491877478" calcext:value-type="float">
            <text:p>3,3 <text:s text:c="3"/></text:p>
          </table:table-cell>
          <table:table-cell office:value-type="float" office:value="-2.08139974668116" calcext:value-type="float">
            <text:p>-2,1</text:p>
          </table:table-cell>
          <table:table-cell office:value-type="float" office:value="-2.88202914864262" calcext:value-type="float">
            <text:p>-2,9</text:p>
          </table:table-cell>
        </table:table-row>
        <table:table-row table:style-name="ro1">
          <table:table-cell office:value-type="string" calcext:value-type="string">
            <text:p>Energie</text:p>
          </table:table-cell>
          <table:table-cell office:value-type="float" office:value="5.06929012839309" calcext:value-type="float">
            <text:p>5,1 <text:s text:c="3"/></text:p>
          </table:table-cell>
          <table:table-cell office:value-type="float" office:value="5.40633607831957" calcext:value-type="float">
            <text:p>5,4 <text:s text:c="3"/></text:p>
          </table:table-cell>
          <table:table-cell office:value-type="float" office:value="4.78742728075584" calcext:value-type="float">
            <text:p>4,8 <text:s text:c="3"/></text:p>
          </table:table-cell>
          <table:table-cell office:value-type="float" office:value="0.798631600998994" calcext:value-type="float">
            <text:p>0,8 <text:s text:c="3"/></text:p>
          </table:table-cell>
          <table:table-cell office:value-type="float" office:value="0.739086925798291" calcext:value-type="float">
            <text:p>0,7 <text:s text:c="3"/></text:p>
          </table:table-cell>
          <table:table-cell office:value-type="float" office:value="0.596686366828229" calcext:value-type="float">
            <text:p>0,6 <text:s text:c="3"/></text:p>
          </table:table-cell>
          <table:table-cell office:value-type="float" office:value="1.80292716989476" calcext:value-type="float">
            <text:p>1,8 <text:s text:c="3"/></text:p>
          </table:table-cell>
          <table:table-cell office:value-type="float" office:value="2.28484512083295" calcext:value-type="float">
            <text:p>2,3 <text:s text:c="3"/></text:p>
          </table:table-cell>
          <table:table-cell office:value-type="float" office:value="2.52681143094492" calcext:value-type="float">
            <text:p>2,5 <text:s text:c="3"/></text:p>
          </table:table-cell>
          <table:table-cell office:value-type="float" office:value="0.35825587384597" calcext:value-type="float">
            <text:p>0,4</text:p>
          </table:table-cell>
          <table:table-cell office:value-type="float" office:value="-0.551105124937457" calcext:value-type="float">
            <text:p>-0,6</text:p>
          </table:table-cell>
        </table:table-row>
        <table:table-row table:style-name="ro2">
          <table:table-cell office:value-type="string" calcext:value-type="string">
            <text:p>Construction</text:p>
          </table:table-cell>
          <table:table-cell office:value-type="float" office:value="41.177" calcext:value-type="float">
            <text:p>41,2 <text:s text:c="3"/></text:p>
          </table:table-cell>
          <table:table-cell office:value-type="float" office:value="50.1400785450977" calcext:value-type="float">
            <text:p>50,1 <text:s text:c="3"/></text:p>
          </table:table-cell>
          <table:table-cell office:value-type="float" office:value="58.57429656614" calcext:value-type="float">
            <text:p>58,6 <text:s text:c="3"/></text:p>
          </table:table-cell>
          <table:table-cell office:value-type="float" office:value="6.48715157377664" calcext:value-type="float">
            <text:p>6,5 <text:s text:c="3"/></text:p>
          </table:table-cell>
          <table:table-cell office:value-type="float" office:value="6.85452697988758" calcext:value-type="float">
            <text:p>6,9 <text:s text:c="3"/></text:p>
          </table:table-cell>
          <table:table-cell office:value-type="float" office:value="7.30047312636179" calcext:value-type="float">
            <text:p>7,3 <text:s text:c="3"/></text:p>
          </table:table-cell>
          <table:table-cell office:value-type="float" office:value="2.55712180499501" calcext:value-type="float">
            <text:p>2,6 <text:s text:c="3"/></text:p>
          </table:table-cell>
          <table:table-cell office:value-type="float" office:value="2.90198135307818" calcext:value-type="float">
            <text:p>2,9 <text:s text:c="3"/></text:p>
          </table:table-cell>
          <table:table-cell office:value-type="float" office:value="3.19204769638264" calcext:value-type="float">
            <text:p>3,2 <text:s text:c="3"/></text:p>
          </table:table-cell>
          <table:table-cell office:value-type="float" office:value="1.10012295175699" calcext:value-type="float">
            <text:p>1,1</text:p>
          </table:table-cell>
          <table:table-cell office:value-type="float" office:value="0.709209041322434" calcext:value-type="float">
            <text:p>0,7</text:p>
          </table:table-cell>
        </table:table-row>
        <table:table-row table:style-name="ro2">
          <table:table-cell office:value-type="string" calcext:value-type="string">
            <text:p>Commerce</text:p>
          </table:table-cell>
          <table:table-cell office:value-type="float" office:value="89.35" calcext:value-type="float">
            <text:p>89,4 <text:s text:c="3"/></text:p>
          </table:table-cell>
          <table:table-cell office:value-type="float" office:value="105.90572357889" calcext:value-type="float">
            <text:p>105,9 <text:s text:c="3"/></text:p>
          </table:table-cell>
          <table:table-cell office:value-type="float" office:value="132.833062215682" calcext:value-type="float">
            <text:p>132,8 <text:s text:c="3"/></text:p>
          </table:table-cell>
          <table:table-cell office:value-type="float" office:value="14.0764745638814" calcext:value-type="float">
            <text:p>14,1 <text:s text:c="3"/></text:p>
          </table:table-cell>
          <table:table-cell office:value-type="float" office:value="14.4781113364848" calcext:value-type="float">
            <text:p>14,5 <text:s text:c="3"/></text:p>
          </table:table-cell>
          <table:table-cell office:value-type="float" office:value="16.5557976424511" calcext:value-type="float">
            <text:p>16,6 <text:s text:c="3"/></text:p>
          </table:table-cell>
          <table:table-cell office:value-type="float" office:value="2.94416725374273" calcext:value-type="float">
            <text:p>2,9 <text:s text:c="3"/></text:p>
          </table:table-cell>
          <table:table-cell office:value-type="float" office:value="3.11129983889601" calcext:value-type="float">
            <text:p>3,1 <text:s text:c="3"/></text:p>
          </table:table-cell>
          <table:table-cell office:value-type="float" office:value="3.1753169327336" calcext:value-type="float">
            <text:p>3,2 <text:s text:c="3"/></text:p>
          </table:table-cell>
          <table:table-cell office:value-type="float" office:value="0.9488514124806" calcext:value-type="float">
            <text:p>0,9</text:p>
          </table:table-cell>
          <table:table-cell office:value-type="float" office:value="1.03506498325212" calcext:value-type="float">
            <text:p>1,0</text:p>
          </table:table-cell>
        </table:table-row>
        <table:table-row table:style-name="ro2">
          <table:table-cell office:value-type="string" calcext:value-type="string">
            <text:p>Transports</text:p>
          </table:table-cell>
          <table:table-cell office:value-type="float" office:value="27.1399537480176" calcext:value-type="float">
            <text:p>27,1 <text:s text:c="3"/></text:p>
          </table:table-cell>
          <table:table-cell office:value-type="float" office:value="32.0889932474352" calcext:value-type="float">
            <text:p>32,1 <text:s text:c="3"/></text:p>
          </table:table-cell>
          <table:table-cell office:value-type="float" office:value="30.3187188999175" calcext:value-type="float">
            <text:p>30,3 <text:s text:c="3"/></text:p>
          </table:table-cell>
          <table:table-cell office:value-type="float" office:value="4.27571201565626" calcext:value-type="float">
            <text:p>4,3 <text:s text:c="3"/></text:p>
          </table:table-cell>
          <table:table-cell office:value-type="float" office:value="4.38680744734255" calcext:value-type="float">
            <text:p>4,4 <text:s text:c="3"/></text:p>
          </table:table-cell>
          <table:table-cell office:value-type="float" office:value="3.77880752361464" calcext:value-type="float">
            <text:p>3,8 <text:s text:c="3"/></text:p>
          </table:table-cell>
          <table:table-cell office:value-type="float" office:value="2.82778314051568" calcext:value-type="float">
            <text:p>2,8 <text:s text:c="3"/></text:p>
          </table:table-cell>
          <table:table-cell office:value-type="float" office:value="2.75248567271655" calcext:value-type="float">
            <text:p>2,8 <text:s text:c="3"/></text:p>
          </table:table-cell>
          <table:table-cell office:value-type="float" office:value="2.54137685105326" calcext:value-type="float">
            <text:p>2,5 <text:s text:c="3"/></text:p>
          </table:table-cell>
          <table:table-cell office:value-type="float" office:value="0.934933068212795" calcext:value-type="float">
            <text:p>0,9</text:p>
          </table:table-cell>
          <table:table-cell office:value-type="float" office:value="-0.257612039245858" calcext:value-type="float">
            <text:p>-0,3</text:p>
          </table:table-cell>
        </table:table-row>
        <table:table-row table:style-name="ro2">
          <table:table-cell office:value-type="string" calcext:value-type="string">
            <text:p>Activités financières</text:p>
          </table:table-cell>
          <table:table-cell office:value-type="float" office:value="18.8612701016873" calcext:value-type="float">
            <text:p>18,9 <text:s text:c="3"/></text:p>
          </table:table-cell>
          <table:table-cell office:value-type="float" office:value="17.8742567993311" calcext:value-type="float">
            <text:p>17,9 <text:s text:c="3"/></text:p>
          </table:table-cell>
          <table:table-cell office:value-type="float" office:value="15.8477627019029" calcext:value-type="float">
            <text:p>15,8 <text:s text:c="3"/></text:p>
          </table:table-cell>
          <table:table-cell office:value-type="float" office:value="2.97146266176717" calcext:value-type="float">
            <text:p>3,0 <text:s text:c="3"/></text:p>
          </table:table-cell>
          <table:table-cell office:value-type="float" office:value="2.44354574287824" calcext:value-type="float">
            <text:p>2,4 <text:s text:c="3"/></text:p>
          </table:table-cell>
          <table:table-cell office:value-type="float" office:value="1.9752036729551" calcext:value-type="float">
            <text:p>2,0 <text:s text:c="3"/></text:p>
          </table:table-cell>
          <table:table-cell office:value-type="float" office:value="2.54318584977734" calcext:value-type="float">
            <text:p>2,5 <text:s text:c="3"/></text:p>
          </table:table-cell>
          <table:table-cell office:value-type="float" office:value="2.29155301220434" calcext:value-type="float">
            <text:p>2,3 <text:s text:c="3"/></text:p>
          </table:table-cell>
          <table:table-cell office:value-type="float" office:value="1.95467362568971" calcext:value-type="float">
            <text:p>2,0 <text:s text:c="3"/></text:p>
          </table:table-cell>
          <table:table-cell office:value-type="float" office:value="-0.298160773878597" calcext:value-type="float">
            <text:p>-0,3</text:p>
          </table:table-cell>
          <table:table-cell office:value-type="float" office:value="-0.545475821718566" calcext:value-type="float">
            <text:p>-0,5</text:p>
          </table:table-cell>
        </table:table-row>
        <table:table-row table:style-name="ro2">
          <table:table-cell office:value-type="string" calcext:value-type="string">
            <text:p>Activités immobilières</text:p>
          </table:table-cell>
          <table:table-cell office:value-type="float" office:value="8.43768388650869" calcext:value-type="float">
            <text:p>8,4 <text:s text:c="3"/></text:p>
          </table:table-cell>
          <table:table-cell office:value-type="float" office:value="5.44540794688915" calcext:value-type="float">
            <text:p>5,4 <text:s text:c="3"/></text:p>
          </table:table-cell>
          <table:table-cell office:value-type="float" office:value="2.80923266729605" calcext:value-type="float">
            <text:p>2,8 <text:s text:c="3"/></text:p>
          </table:table-cell>
          <table:table-cell office:value-type="float" office:value="1.32929874209861" calcext:value-type="float">
            <text:p>1,3 <text:s text:c="3"/></text:p>
          </table:table-cell>
          <table:table-cell office:value-type="float" office:value="0.744428344979035" calcext:value-type="float">
            <text:p>0,7 <text:s text:c="3"/></text:p>
          </table:table-cell>
          <table:table-cell office:value-type="float" office:value="0.350131863216398" calcext:value-type="float">
            <text:p>0,4 <text:s text:c="3"/></text:p>
          </table:table-cell>
          <table:table-cell office:value-type="float" office:value="2.93139592844295" calcext:value-type="float">
            <text:p>2,9 <text:s text:c="3"/></text:p>
          </table:table-cell>
          <table:table-cell office:value-type="float" office:value="1.75867113262799" calcext:value-type="float">
            <text:p>1,8 <text:s text:c="3"/></text:p>
          </table:table-cell>
          <table:table-cell office:value-type="float" office:value="0.884378529672271" calcext:value-type="float">
            <text:p>0,9 <text:s text:c="3"/></text:p>
          </table:table-cell>
          <table:table-cell office:value-type="float" office:value="-2.40361497589451" calcext:value-type="float">
            <text:p>-2,4</text:p>
          </table:table-cell>
          <table:table-cell office:value-type="float" office:value="-2.96365671273423" calcext:value-type="float">
            <text:p>-3,0</text:p>
          </table:table-cell>
        </table:table-row>
        <table:table-row table:style-name="ro2">
          <table:table-cell office:value-type="string" calcext:value-type="string">
            <text:p>Services aux entreprises</text:p>
          </table:table-cell>
          <table:table-cell office:value-type="float" office:value="58.5291622369076" calcext:value-type="float">
            <text:p>58,5 <text:s text:c="3"/></text:p>
          </table:table-cell>
          <table:table-cell office:value-type="float" office:value="89.5324285678218" calcext:value-type="float">
            <text:p>89,5 <text:s text:c="3"/></text:p>
          </table:table-cell>
          <table:table-cell office:value-type="float" office:value="115.696383540662" calcext:value-type="float">
            <text:p>115,7 <text:s text:c="3"/></text:p>
          </table:table-cell>
          <table:table-cell office:value-type="float" office:value="9.22086472829452" calcext:value-type="float">
            <text:p>9,2 <text:s text:c="3"/></text:p>
          </table:table-cell>
          <table:table-cell office:value-type="float" office:value="12.2397583928993" calcext:value-type="float">
            <text:p>12,2 <text:s text:c="3"/></text:p>
          </table:table-cell>
          <table:table-cell office:value-type="float" office:value="14.4199484820465" calcext:value-type="float">
            <text:p>14,4 <text:s text:c="3"/></text:p>
          </table:table-cell>
          <table:table-cell office:value-type="float" office:value="2.6473795011275" calcext:value-type="float">
            <text:p>2,6 <text:s text:c="3"/></text:p>
          </table:table-cell>
          <table:table-cell office:value-type="float" office:value="2.53364489431848" calcext:value-type="float">
            <text:p>2,5 <text:s text:c="3"/></text:p>
          </table:table-cell>
          <table:table-cell office:value-type="float" office:value="2.26960622975989" calcext:value-type="float">
            <text:p>2,3 <text:s text:c="3"/></text:p>
          </table:table-cell>
          <table:table-cell office:value-type="float" office:value="2.38963696803647" calcext:value-type="float">
            <text:p>2,4</text:p>
          </table:table-cell>
          <table:table-cell office:value-type="float" office:value="1.17212750525872" calcext:value-type="float">
            <text:p>1,2</text:p>
          </table:table-cell>
        </table:table-row>
        <table:table-row table:style-name="ro2">
          <table:table-cell office:value-type="string" calcext:value-type="string">
            <text:p>Services aux particuliers</text:p>
          </table:table-cell>
          <table:table-cell office:value-type="float" office:value="32.7209688898465" calcext:value-type="float">
            <text:p>32,7 <text:s text:c="3"/></text:p>
          </table:table-cell>
          <table:table-cell office:value-type="float" office:value="63.2117403893698" calcext:value-type="float">
            <text:p>63,2 <text:s text:c="3"/></text:p>
          </table:table-cell>
          <table:table-cell office:value-type="float" office:value="102.892073506772" calcext:value-type="float">
            <text:p>102,9 <text:s text:c="3"/></text:p>
          </table:table-cell>
          <table:table-cell office:value-type="float" office:value="5.15496235348044" calcext:value-type="float">
            <text:p>5,2 <text:s text:c="3"/></text:p>
          </table:table-cell>
          <table:table-cell office:value-type="float" office:value="8.64152176297194" calcext:value-type="float">
            <text:p>8,6 <text:s text:c="3"/></text:p>
          </table:table-cell>
          <table:table-cell office:value-type="float" office:value="12.8240689447059" calcext:value-type="float">
            <text:p>12,8 <text:s text:c="3"/></text:p>
          </table:table-cell>
          <table:table-cell office:value-type="float" office:value="2.62974399237788" calcext:value-type="float">
            <text:p>2,6 <text:s text:c="3"/></text:p>
          </table:table-cell>
          <table:table-cell office:value-type="float" office:value="2.77725748263289" calcext:value-type="float">
            <text:p>2,8 <text:s text:c="3"/></text:p>
          </table:table-cell>
          <table:table-cell office:value-type="float" office:value="2.92583662340962" calcext:value-type="float">
            <text:p>2,9 <text:s text:c="3"/></text:p>
          </table:table-cell>
          <table:table-cell office:value-type="float" office:value="3.72592363234101" calcext:value-type="float">
            <text:p>3,7</text:p>
          </table:table-cell>
          <table:table-cell office:value-type="float" office:value="2.23920465573648" calcext:value-type="float">
            <text:p>2,2</text:p>
          </table:table-cell>
        </table:table-row>
        <table:table-row table:style-name="ro1">
          <table:table-cell office:value-type="string" calcext:value-type="string">
            <text:p>Education - santé - action sociale</text:p>
          </table:table-cell>
          <table:table-cell office:value-type="float" office:value="96.6433339043455" calcext:value-type="float">
            <text:p>96,6 <text:s text:c="3"/></text:p>
          </table:table-cell>
          <table:table-cell office:value-type="float" office:value="126.152401224634" calcext:value-type="float">
            <text:p>126,2 <text:s text:c="3"/></text:p>
          </table:table-cell>
          <table:table-cell office:value-type="float" office:value="160.516254182193" calcext:value-type="float">
            <text:p>160,5 <text:s text:c="3"/></text:p>
          </table:table-cell>
          <table:table-cell office:value-type="float" office:value="15.225488880506" calcext:value-type="float">
            <text:p>15,2 <text:s text:c="3"/></text:p>
          </table:table-cell>
          <table:table-cell office:value-type="float" office:value="17.2459849059491" calcext:value-type="float">
            <text:p>17,2 <text:s text:c="3"/></text:p>
          </table:table-cell>
          <table:table-cell office:value-type="float" office:value="20.0061233117525" calcext:value-type="float">
            <text:p>20,0 <text:s text:c="3"/></text:p>
          </table:table-cell>
          <table:table-cell office:value-type="float" office:value="2.64891854704025" calcext:value-type="float">
            <text:p>2,6 <text:s text:c="3"/></text:p>
          </table:table-cell>
          <table:table-cell office:value-type="float" office:value="2.87300721125956" calcext:value-type="float">
            <text:p>2,9 <text:s text:c="3"/></text:p>
          </table:table-cell>
          <table:table-cell office:value-type="float" office:value="3.09229290659467" calcext:value-type="float">
            <text:p>3,1 <text:s text:c="3"/></text:p>
          </table:table-cell>
          <table:table-cell office:value-type="float" office:value="1.49136414360265" calcext:value-type="float">
            <text:p>1,5</text:p>
          </table:table-cell>
          <table:table-cell office:value-type="float" office:value="1.10103774709529" calcext:value-type="float">
            <text:p>1,1</text:p>
          </table:table-cell>
        </table:table-row>
        <table:table-row table:style-name="ro2">
          <table:table-cell table:style-name="ce4" office:value-type="string" calcext:value-type="string">
            <text:p>Administration</text:p>
          </table:table-cell>
          <table:table-cell table:style-name="ce8" office:value-type="float" office:value="59.7926272326869" calcext:value-type="float">
            <text:p>59,8 <text:s text:c="3"/></text:p>
          </table:table-cell>
          <table:table-cell table:style-name="ce12" office:value-type="float" office:value="81.3510160785076" calcext:value-type="float">
            <text:p>81,4 <text:s text:c="3"/></text:p>
          </table:table-cell>
          <table:table-cell table:style-name="ce16" office:value-type="float" office:value="77.7689729414756" calcext:value-type="float">
            <text:p>77,8 <text:s text:c="3"/></text:p>
          </table:table-cell>
          <table:table-cell table:style-name="ce19" office:value-type="float" office:value="9.41991490037556" calcext:value-type="float">
            <text:p>9,4 <text:s text:c="3"/></text:p>
          </table:table-cell>
          <table:table-cell table:style-name="ce22" office:value-type="float" office:value="11.1212975873154" calcext:value-type="float">
            <text:p>11,1 <text:s text:c="3"/></text:p>
          </table:table-cell>
          <table:table-cell table:style-name="ce25" office:value-type="float" office:value="9.69282313758418" calcext:value-type="float">
            <text:p>9,7 <text:s text:c="3"/></text:p>
          </table:table-cell>
          <table:table-cell table:style-name="ce19" office:value-type="float" office:value="2.48212917373731" calcext:value-type="float">
            <text:p>2,5 <text:s text:c="3"/></text:p>
          </table:table-cell>
          <table:table-cell table:style-name="ce22" office:value-type="float" office:value="2.64245242739274" calcext:value-type="float">
            <text:p>2,6 <text:s text:c="3"/></text:p>
          </table:table-cell>
          <table:table-cell table:style-name="ce25" office:value-type="float" office:value="2.80758445206218" calcext:value-type="float">
            <text:p>2,8 <text:s text:c="3"/></text:p>
          </table:table-cell>
          <table:table-cell table:style-name="ce29" office:value-type="float" office:value="1.72521824935548" calcext:value-type="float">
            <text:p>1,7</text:p>
          </table:table-cell>
          <table:table-cell table:style-name="ce33" office:value-type="float" office:value="-0.204476014817723" calcext:value-type="float">
            <text:p>-0,2</text:p>
          </table:table-cell>
        </table:table-row>
      </table:table>
      <table:table table:name="43" table:style-name="ta1">
        <table:table-column table:style-name="co2" table:default-cell-style-name="ce3"/>
        <table:table-column table:style-name="co2" table:default-cell-style-name="ce7"/>
        <table:table-column table:style-name="co2" table:default-cell-style-name="ce11"/>
        <table:table-column table:style-name="co2" table:default-cell-style-name="ce15"/>
        <table:table-column table:style-name="co2" table:default-cell-style-name="ce18"/>
        <table:table-column table:style-name="co2" table:default-cell-style-name="ce21"/>
        <table:table-column table:style-name="co2" table:default-cell-style-name="ce24"/>
        <table:table-column table:style-name="co2" table:default-cell-style-name="ce18"/>
        <table:table-column table:style-name="co2" table:default-cell-style-name="ce21"/>
        <table:table-column table:style-name="co2" table:default-cell-style-name="ce24"/>
        <table:table-column table:style-name="co2" table:default-cell-style-name="ce28"/>
        <table:table-column table:style-name="co2" table:default-cell-style-name="ce32"/>
        <table:table-row table:style-name="ro1">
          <table:table-cell table:style-name="ce1" office:value-type="string" calcext:value-type="string">
            <text:p>Secteur</text:p>
          </table:table-cell>
          <table:table-cell table:style-name="ce5" office:value-type="string" calcext:value-type="string">
            <text:p>Nb_1990</text:p>
          </table:table-cell>
          <table:table-cell table:style-name="ce9" office:value-type="string" calcext:value-type="string">
            <text:p>Nb_2008</text:p>
          </table:table-cell>
          <table:table-cell table:style-name="ce13" office:value-type="string" calcext:value-type="string">
            <text:p>Nb_2030</text:p>
          </table:table-cell>
          <table:table-cell table:style-name="ce5" office:value-type="string" calcext:value-type="string">
            <text:p>P_Reg_1990</text:p>
          </table:table-cell>
          <table:table-cell table:style-name="ce9" office:value-type="string" calcext:value-type="string">
            <text:p>P_Reg_2008</text:p>
          </table:table-cell>
          <table:table-cell table:style-name="ce13" office:value-type="string" calcext:value-type="string">
            <text:p>P_Reg_2030</text:p>
          </table:table-cell>
          <table:table-cell table:style-name="ce5" office:value-type="string" calcext:value-type="string">
            <text:p>P_Sect_1990</text:p>
          </table:table-cell>
          <table:table-cell table:style-name="ce9" office:value-type="string" calcext:value-type="string">
            <text:p>P_Sect_2008</text:p>
          </table:table-cell>
          <table:table-cell table:style-name="ce13" office:value-type="string" calcext:value-type="string">
            <text:p>P_Sect_2030</text:p>
          </table:table-cell>
          <table:table-cell table:style-name="ce26" office:value-type="string" calcext:value-type="string">
            <text:p>TCAM1990_2008</text:p>
          </table:table-cell>
          <table:table-cell table:style-name="ce30" office:value-type="string" calcext:value-type="string">
            <text:p>TCAM_2008-2030</text:p>
          </table:table-cell>
        </table:table-row>
        <table:table-row table:style-name="ro2">
          <table:table-cell table:style-name="ce2" office:value-type="string" calcext:value-type="string">
            <text:p>Ensemble des secteurs</text:p>
          </table:table-cell>
          <table:table-cell table:style-name="ce6" office:value-type="float" office:value="413.341" calcext:value-type="float">
            <text:p>413,3 <text:s text:c="3"/></text:p>
          </table:table-cell>
          <table:table-cell table:style-name="ce10" office:value-type="float" office:value="441.323153030687" calcext:value-type="float">
            <text:p>441,3 <text:s text:c="3"/></text:p>
          </table:table-cell>
          <table:table-cell table:style-name="ce14" office:value-type="float" office:value="450.632003589921" calcext:value-type="float">
            <text:p>450,6 <text:s text:c="3"/></text:p>
          </table:table-cell>
          <table:table-cell table:style-name="ce17" office:value-type="float" office:value="100" calcext:value-type="float">
            <text:p>100,0 <text:s text:c="3"/></text:p>
          </table:table-cell>
          <table:table-cell table:style-name="ce20" office:value-type="float" office:value="100" calcext:value-type="float">
            <text:p>100,0 <text:s text:c="3"/></text:p>
          </table:table-cell>
          <table:table-cell table:style-name="ce23" office:value-type="float" office:value="100" calcext:value-type="float">
            <text:p>100,0 <text:s text:c="3"/></text:p>
          </table:table-cell>
          <table:table-cell table:style-name="ce17" office:value-type="float" office:value="1.86387361367577" calcext:value-type="float">
            <text:p>1,9 <text:s text:c="3"/></text:p>
          </table:table-cell>
          <table:table-cell table:style-name="ce20" office:value-type="float" office:value="1.757464226902" calcext:value-type="float">
            <text:p>1,8 <text:s text:c="3"/></text:p>
          </table:table-cell>
          <table:table-cell table:style-name="ce23" office:value-type="float" office:value="1.62598094086445" calcext:value-type="float">
            <text:p>1,6 <text:s text:c="3"/></text:p>
          </table:table-cell>
          <table:table-cell table:style-name="ce27" office:value-type="float" office:value="0.36457664905245" calcext:value-type="float">
            <text:p>0,4</text:p>
          </table:table-cell>
          <table:table-cell table:style-name="ce31" office:value-type="float" office:value="0.0949253413095486" calcext:value-type="float">
            <text:p>0,1</text:p>
          </table:table-cell>
        </table:table-row>
        <table:table-row table:style-name="ro2">
          <table:table-cell office:value-type="string" calcext:value-type="string">
            <text:p>Agriculture - sylviculture - pêche</text:p>
          </table:table-cell>
          <table:table-cell office:value-type="float" office:value="22.758" calcext:value-type="float">
            <text:p>22,8 <text:s text:c="3"/></text:p>
          </table:table-cell>
          <table:table-cell office:value-type="float" office:value="15.3480262891841" calcext:value-type="float">
            <text:p>15,3 <text:s text:c="3"/></text:p>
          </table:table-cell>
          <table:table-cell office:value-type="float" office:value="7.65656136633195" calcext:value-type="float">
            <text:p>7,7 <text:s text:c="3"/></text:p>
          </table:table-cell>
          <table:table-cell office:value-type="float" office:value="5.50586561700872" calcext:value-type="float">
            <text:p>5,5 <text:s text:c="3"/></text:p>
          </table:table-cell>
          <table:table-cell office:value-type="float" office:value="3.47772968261126" calcext:value-type="float">
            <text:p>3,5 <text:s text:c="3"/></text:p>
          </table:table-cell>
          <table:table-cell office:value-type="float" office:value="1.69907181588005" calcext:value-type="float">
            <text:p>1,7 <text:s text:c="3"/></text:p>
          </table:table-cell>
          <table:table-cell office:value-type="float" office:value="1.8569621802456" calcext:value-type="float">
            <text:p>1,9 <text:s text:c="3"/></text:p>
          </table:table-cell>
          <table:table-cell office:value-type="float" office:value="1.97682020051446" calcext:value-type="float">
            <text:p>2,0 <text:s text:c="3"/></text:p>
          </table:table-cell>
          <table:table-cell office:value-type="float" office:value="2.05723763494951" calcext:value-type="float">
            <text:p>2,1 <text:s text:c="3"/></text:p>
          </table:table-cell>
          <table:table-cell office:value-type="float" office:value="-2.1647252519396" calcext:value-type="float">
            <text:p>-2,2</text:p>
          </table:table-cell>
          <table:table-cell office:value-type="float" office:value="-3.11157988901148" calcext:value-type="float">
            <text:p>-3,1</text:p>
          </table:table-cell>
        </table:table-row>
        <table:table-row table:style-name="ro2">
          <table:table-cell office:value-type="string" calcext:value-type="string">
            <text:p>Industries agricoles et alimentaires</text:p>
          </table:table-cell>
          <table:table-cell office:value-type="float" office:value="10.7075081359114" calcext:value-type="float">
            <text:p>10,7 <text:s text:c="3"/></text:p>
          </table:table-cell>
          <table:table-cell office:value-type="float" office:value="10.7251550629955" calcext:value-type="float">
            <text:p>10,7 <text:s text:c="3"/></text:p>
          </table:table-cell>
          <table:table-cell office:value-type="float" office:value="7.70561235091824" calcext:value-type="float">
            <text:p>7,7 <text:s text:c="3"/></text:p>
          </table:table-cell>
          <table:table-cell office:value-type="float" office:value="2.59047811272325" calcext:value-type="float">
            <text:p>2,6 <text:s text:c="3"/></text:p>
          </table:table-cell>
          <table:table-cell office:value-type="float" office:value="2.43022714519802" calcext:value-type="float">
            <text:p>2,4 <text:s text:c="3"/></text:p>
          </table:table-cell>
          <table:table-cell office:value-type="float" office:value="1.7099567473087" calcext:value-type="float">
            <text:p>1,7 <text:s text:c="3"/></text:p>
          </table:table-cell>
          <table:table-cell office:value-type="float" office:value="1.85795466639217" calcext:value-type="float">
            <text:p>1,9 <text:s text:c="3"/></text:p>
          </table:table-cell>
          <table:table-cell office:value-type="float" office:value="1.87980375375495" calcext:value-type="float">
            <text:p>1,9 <text:s text:c="3"/></text:p>
          </table:table-cell>
          <table:table-cell office:value-type="float" office:value="1.74745131563832" calcext:value-type="float">
            <text:p>1,7 <text:s text:c="3"/></text:p>
          </table:table-cell>
          <table:table-cell office:value-type="float" office:value="0.00914893214298829" calcext:value-type="float">
            <text:p>0,0</text:p>
          </table:table-cell>
          <table:table-cell office:value-type="float" office:value="-1.49168513367463" calcext:value-type="float">
            <text:p>-1,5</text:p>
          </table:table-cell>
        </table:table-row>
        <table:table-row table:style-name="ro2">
          <table:table-cell office:value-type="string" calcext:value-type="string">
            <text:p>Industries des biens de consommation</text:p>
          </table:table-cell>
          <table:table-cell office:value-type="float" office:value="25.0609827144734" calcext:value-type="float">
            <text:p>25,1 <text:s text:c="3"/></text:p>
          </table:table-cell>
          <table:table-cell office:value-type="float" office:value="12.2272270373889" calcext:value-type="float">
            <text:p>12,2 <text:s text:c="3"/></text:p>
          </table:table-cell>
          <table:table-cell office:value-type="float" office:value="5.91653348453044" calcext:value-type="float">
            <text:p>5,9 <text:s text:c="3"/></text:p>
          </table:table-cell>
          <table:table-cell office:value-type="float" office:value="6.06302851990812" calcext:value-type="float">
            <text:p>6,1 <text:s text:c="3"/></text:p>
          </table:table-cell>
          <table:table-cell office:value-type="float" office:value="2.77058363093374" calcext:value-type="float">
            <text:p>2,8 <text:s text:c="3"/></text:p>
          </table:table-cell>
          <table:table-cell office:value-type="float" office:value="1.31294125525859" calcext:value-type="float">
            <text:p>1,3 <text:s text:c="3"/></text:p>
          </table:table-cell>
          <table:table-cell office:value-type="float" office:value="2.66726514989297" calcext:value-type="float">
            <text:p>2,7 <text:s text:c="3"/></text:p>
          </table:table-cell>
          <table:table-cell office:value-type="float" office:value="2.18734186507711" calcext:value-type="float">
            <text:p>2,2 <text:s text:c="3"/></text:p>
          </table:table-cell>
          <table:table-cell office:value-type="float" office:value="1.8542769256703" calcext:value-type="float">
            <text:p>1,9 <text:s text:c="3"/></text:p>
          </table:table-cell>
          <table:table-cell office:value-type="float" office:value="-3.90849547007229" calcext:value-type="float">
            <text:p>-3,9</text:p>
          </table:table-cell>
          <table:table-cell office:value-type="float" office:value="-3.24576789732334" calcext:value-type="float">
            <text:p>-3,2</text:p>
          </table:table-cell>
        </table:table-row>
        <table:table-row table:style-name="ro2">
          <table:table-cell office:value-type="string" calcext:value-type="string">
            <text:p>Industrie automobile</text:p>
          </table:table-cell>
          <table:table-cell office:value-type="float" office:value="35.0545880983668" calcext:value-type="float">
            <text:p>35,1 <text:s text:c="3"/></text:p>
          </table:table-cell>
          <table:table-cell office:value-type="float" office:value="21.4831993415435" calcext:value-type="float">
            <text:p>21,5 <text:s text:c="3"/></text:p>
          </table:table-cell>
          <table:table-cell office:value-type="float" office:value="10.0975803813254" calcext:value-type="float">
            <text:p>10,1 <text:s text:c="3"/></text:p>
          </table:table-cell>
          <table:table-cell office:value-type="float" office:value="8.48079142847354" calcext:value-type="float">
            <text:p>8,5 <text:s text:c="3"/></text:p>
          </table:table-cell>
          <table:table-cell office:value-type="float" office:value="4.86790670147544" calcext:value-type="float">
            <text:p>4,9 <text:s text:c="3"/></text:p>
          </table:table-cell>
          <table:table-cell office:value-type="float" office:value="2.24075971100231" calcext:value-type="float">
            <text:p>2,2 <text:s text:c="3"/></text:p>
          </table:table-cell>
          <table:table-cell office:value-type="float" office:value="10.6983907776776" calcext:value-type="float">
            <text:p>10,7 <text:s text:c="3"/></text:p>
          </table:table-cell>
          <table:table-cell office:value-type="float" office:value="8.40405174522055" calcext:value-type="float">
            <text:p>8,4 <text:s text:c="3"/></text:p>
          </table:table-cell>
          <table:table-cell office:value-type="float" office:value="5.44043284741907" calcext:value-type="float">
            <text:p>5,4 <text:s text:c="3"/></text:p>
          </table:table-cell>
          <table:table-cell office:value-type="float" office:value="-2.68353198926502" calcext:value-type="float">
            <text:p>-2,7</text:p>
          </table:table-cell>
          <table:table-cell office:value-type="float" office:value="-3.37349103500729" calcext:value-type="float">
            <text:p>-3,4</text:p>
          </table:table-cell>
        </table:table-row>
        <table:table-row table:style-name="ro2">
          <table:table-cell office:value-type="string" calcext:value-type="string">
            <text:p>Industries des biens d’équipement</text:p>
          </table:table-cell>
          <table:table-cell office:value-type="float" office:value="21.5358941618172" calcext:value-type="float">
            <text:p>21,5 <text:s text:c="3"/></text:p>
          </table:table-cell>
          <table:table-cell office:value-type="float" office:value="16.0668754791989" calcext:value-type="float">
            <text:p>16,1 <text:s text:c="3"/></text:p>
          </table:table-cell>
          <table:table-cell office:value-type="float" office:value="9.29750789408769" calcext:value-type="float">
            <text:p>9,3 <text:s text:c="3"/></text:p>
          </table:table-cell>
          <table:table-cell office:value-type="float" office:value="5.21020033382054" calcext:value-type="float">
            <text:p>5,2 <text:s text:c="3"/></text:p>
          </table:table-cell>
          <table:table-cell office:value-type="float" office:value="3.64061467631219" calcext:value-type="float">
            <text:p>3,6 <text:s text:c="3"/></text:p>
          </table:table-cell>
          <table:table-cell office:value-type="float" office:value="2.06321517779915" calcext:value-type="float">
            <text:p>2,1 <text:s text:c="3"/></text:p>
          </table:table-cell>
          <table:table-cell office:value-type="float" office:value="2.23166411714321" calcext:value-type="float">
            <text:p>2,2 <text:s text:c="3"/></text:p>
          </table:table-cell>
          <table:table-cell office:value-type="float" office:value="2.03954756741038" calcext:value-type="float">
            <text:p>2,0 <text:s text:c="3"/></text:p>
          </table:table-cell>
          <table:table-cell office:value-type="float" office:value="1.70423051855804" calcext:value-type="float">
            <text:p>1,7 <text:s text:c="3"/></text:p>
          </table:table-cell>
          <table:table-cell office:value-type="float" office:value="-1.61438959407013" calcext:value-type="float">
            <text:p>-1,6</text:p>
          </table:table-cell>
          <table:table-cell office:value-type="float" office:value="-2.45576732624672" calcext:value-type="float">
            <text:p>-2,5</text:p>
          </table:table-cell>
        </table:table-row>
        <table:table-row table:style-name="ro2">
          <table:table-cell office:value-type="string" calcext:value-type="string">
            <text:p>Industries des biens intermédiaires</text:p>
          </table:table-cell>
          <table:table-cell office:value-type="float" office:value="43.1141472423503" calcext:value-type="float">
            <text:p>43,1 <text:s text:c="3"/></text:p>
          </table:table-cell>
          <table:table-cell office:value-type="float" office:value="37.448951256914" calcext:value-type="float">
            <text:p>37,4 <text:s text:c="3"/></text:p>
          </table:table-cell>
          <table:table-cell office:value-type="float" office:value="28.1343805054667" calcext:value-type="float">
            <text:p>28,1 <text:s text:c="3"/></text:p>
          </table:table-cell>
          <table:table-cell office:value-type="float" office:value="10.4306486030542" calcext:value-type="float">
            <text:p>10,4 <text:s text:c="3"/></text:p>
          </table:table-cell>
          <table:table-cell office:value-type="float" office:value="8.48560765501239" calcext:value-type="float">
            <text:p>8,5 <text:s text:c="3"/></text:p>
          </table:table-cell>
          <table:table-cell office:value-type="float" office:value="6.2433161163292" calcext:value-type="float">
            <text:p>6,2 <text:s text:c="3"/></text:p>
          </table:table-cell>
          <table:table-cell office:value-type="float" office:value="2.51482348074293" calcext:value-type="float">
            <text:p>2,5 <text:s text:c="3"/></text:p>
          </table:table-cell>
          <table:table-cell office:value-type="float" office:value="2.97476080236803" calcext:value-type="float">
            <text:p>3,0 <text:s text:c="3"/></text:p>
          </table:table-cell>
          <table:table-cell office:value-type="float" office:value="3.76739358598143" calcext:value-type="float">
            <text:p>3,8 <text:s text:c="3"/></text:p>
          </table:table-cell>
          <table:table-cell office:value-type="float" office:value="-0.779570352811931" calcext:value-type="float">
            <text:p>-0,8</text:p>
          </table:table-cell>
          <table:table-cell office:value-type="float" office:value="-1.29152535145972" calcext:value-type="float">
            <text:p>-1,3</text:p>
          </table:table-cell>
        </table:table-row>
        <table:table-row table:style-name="ro1">
          <table:table-cell office:value-type="string" calcext:value-type="string">
            <text:p>Energie</text:p>
          </table:table-cell>
          <table:table-cell office:value-type="float" office:value="2.11587964708091" calcext:value-type="float">
            <text:p>2,1 <text:s text:c="3"/></text:p>
          </table:table-cell>
          <table:table-cell office:value-type="float" office:value="2.13883052233878" calcext:value-type="float">
            <text:p>2,1 <text:s text:c="3"/></text:p>
          </table:table-cell>
          <table:table-cell office:value-type="float" office:value="1.6707825749532" calcext:value-type="float">
            <text:p>1,7 <text:s text:c="3"/></text:p>
          </table:table-cell>
          <table:table-cell office:value-type="float" office:value="0.511896871367928" calcext:value-type="float">
            <text:p>0,5 <text:s text:c="3"/></text:p>
          </table:table-cell>
          <table:table-cell office:value-type="float" office:value="0.484640451707745" calcext:value-type="float">
            <text:p>0,5 <text:s text:c="3"/></text:p>
          </table:table-cell>
          <table:table-cell office:value-type="float" office:value="0.37076429584296" calcext:value-type="float">
            <text:p>0,4 <text:s text:c="3"/></text:p>
          </table:table-cell>
          <table:table-cell office:value-type="float" office:value="0.752526844455588" calcext:value-type="float">
            <text:p>0,8 <text:s text:c="3"/></text:p>
          </table:table-cell>
          <table:table-cell office:value-type="float" office:value="0.903920217400419" calcext:value-type="float">
            <text:p>0,9 <text:s text:c="3"/></text:p>
          </table:table-cell>
          <table:table-cell office:value-type="float" office:value="0.881841594959702" calcext:value-type="float">
            <text:p>0,9 <text:s text:c="3"/></text:p>
          </table:table-cell>
          <table:table-cell office:value-type="float" office:value="0.0599544096457683" calcext:value-type="float">
            <text:p>0,1</text:p>
          </table:table-cell>
          <table:table-cell office:value-type="float" office:value="-1.11630020170794" calcext:value-type="float">
            <text:p>-1,1</text:p>
          </table:table-cell>
        </table:table-row>
        <table:table-row table:style-name="ro2">
          <table:table-cell office:value-type="string" calcext:value-type="string">
            <text:p>Construction</text:p>
          </table:table-cell>
          <table:table-cell office:value-type="float" office:value="23.562" calcext:value-type="float">
            <text:p>23,6 <text:s text:c="3"/></text:p>
          </table:table-cell>
          <table:table-cell office:value-type="float" office:value="30.1645483315895" calcext:value-type="float">
            <text:p>30,2 <text:s text:c="3"/></text:p>
          </table:table-cell>
          <table:table-cell office:value-type="float" office:value="35.864262378311" calcext:value-type="float">
            <text:p>35,9 <text:s text:c="3"/></text:p>
          </table:table-cell>
          <table:table-cell office:value-type="float" office:value="5.70037813814744" calcext:value-type="float">
            <text:p>5,7 <text:s text:c="3"/></text:p>
          </table:table-cell>
          <table:table-cell office:value-type="float" office:value="6.8350251112912" calcext:value-type="float">
            <text:p>6,8 <text:s text:c="3"/></text:p>
          </table:table-cell>
          <table:table-cell office:value-type="float" office:value="7.95865852682488" calcext:value-type="float">
            <text:p>8,0 <text:s text:c="3"/></text:p>
          </table:table-cell>
          <table:table-cell office:value-type="float" office:value="1.46321742645876" calcext:value-type="float">
            <text:p>1,5 <text:s text:c="3"/></text:p>
          </table:table-cell>
          <table:table-cell office:value-type="float" office:value="1.74584801863771" calcext:value-type="float">
            <text:p>1,7 <text:s text:c="3"/></text:p>
          </table:table-cell>
          <table:table-cell office:value-type="float" office:value="1.95444833004325" calcext:value-type="float">
            <text:p>2,0 <text:s text:c="3"/></text:p>
          </table:table-cell>
          <table:table-cell office:value-type="float" office:value="1.3818611662515" calcext:value-type="float">
            <text:p>1,4</text:p>
          </table:table-cell>
          <table:table-cell office:value-type="float" office:value="0.789802542960549" calcext:value-type="float">
            <text:p>0,8</text:p>
          </table:table-cell>
        </table:table-row>
        <table:table-row table:style-name="ro2">
          <table:table-cell office:value-type="string" calcext:value-type="string">
            <text:p>Commerce</text:p>
          </table:table-cell>
          <table:table-cell office:value-type="float" office:value="48.516" calcext:value-type="float">
            <text:p>48,5 <text:s text:c="3"/></text:p>
          </table:table-cell>
          <table:table-cell office:value-type="float" office:value="51.440738331511" calcext:value-type="float">
            <text:p>51,4 <text:s text:c="3"/></text:p>
          </table:table-cell>
          <table:table-cell office:value-type="float" office:value="54.3404802141854" calcext:value-type="float">
            <text:p>54,3 <text:s text:c="3"/></text:p>
          </table:table-cell>
          <table:table-cell office:value-type="float" office:value="11.737524223341" calcext:value-type="float">
            <text:p>11,7 <text:s text:c="3"/></text:p>
          </table:table-cell>
          <table:table-cell office:value-type="float" office:value="11.6560252908222" calcext:value-type="float">
            <text:p>11,7 <text:s text:c="3"/></text:p>
          </table:table-cell>
          <table:table-cell office:value-type="float" office:value="12.0587263623725" calcext:value-type="float">
            <text:p>12,1 <text:s text:c="3"/></text:p>
          </table:table-cell>
          <table:table-cell office:value-type="float" office:value="1.59864822028632" calcext:value-type="float">
            <text:p>1,6 <text:s text:c="3"/></text:p>
          </table:table-cell>
          <table:table-cell office:value-type="float" office:value="1.5112267352038" calcext:value-type="float">
            <text:p>1,5 <text:s text:c="3"/></text:p>
          </table:table-cell>
          <table:table-cell office:value-type="float" office:value="1.29898568984889" calcext:value-type="float">
            <text:p>1,3 <text:s text:c="3"/></text:p>
          </table:table-cell>
          <table:table-cell office:value-type="float" office:value="0.325733766736525" calcext:value-type="float">
            <text:p>0,3</text:p>
          </table:table-cell>
          <table:table-cell office:value-type="float" office:value="0.249579150112078" calcext:value-type="float">
            <text:p>0,2</text:p>
          </table:table-cell>
        </table:table-row>
        <table:table-row table:style-name="ro2">
          <table:table-cell office:value-type="string" calcext:value-type="string">
            <text:p>Transports</text:p>
          </table:table-cell>
          <table:table-cell office:value-type="float" office:value="11.4458803112552" calcext:value-type="float">
            <text:p>11,4 <text:s text:c="3"/></text:p>
          </table:table-cell>
          <table:table-cell office:value-type="float" office:value="14.3028062001993" calcext:value-type="float">
            <text:p>14,3 <text:s text:c="3"/></text:p>
          </table:table-cell>
          <table:table-cell office:value-type="float" office:value="13.8820063372903" calcext:value-type="float">
            <text:p>13,9 <text:s text:c="3"/></text:p>
          </table:table-cell>
          <table:table-cell office:value-type="float" office:value="2.76911322884863" calcext:value-type="float">
            <text:p>2,8 <text:s text:c="3"/></text:p>
          </table:table-cell>
          <table:table-cell office:value-type="float" office:value="3.24089187299104" calcext:value-type="float">
            <text:p>3,2 <text:s text:c="3"/></text:p>
          </table:table-cell>
          <table:table-cell office:value-type="float" office:value="3.08056379189681" calcext:value-type="float">
            <text:p>3,1 <text:s text:c="3"/></text:p>
          </table:table-cell>
          <table:table-cell office:value-type="float" office:value="1.19257636446385" calcext:value-type="float">
            <text:p>1,2 <text:s text:c="3"/></text:p>
          </table:table-cell>
          <table:table-cell office:value-type="float" office:value="1.22684650285302" calcext:value-type="float">
            <text:p>1,2 <text:s text:c="3"/></text:p>
          </table:table-cell>
          <table:table-cell office:value-type="float" office:value="1.1636180825523" calcext:value-type="float">
            <text:p>1,2 <text:s text:c="3"/></text:p>
          </table:table-cell>
          <table:table-cell office:value-type="float" office:value="1.24561556888205" calcext:value-type="float">
            <text:p>1,2</text:p>
          </table:table-cell>
          <table:table-cell office:value-type="float" office:value="-0.135645474434853" calcext:value-type="float">
            <text:p>-0,1</text:p>
          </table:table-cell>
        </table:table-row>
        <table:table-row table:style-name="ro2">
          <table:table-cell office:value-type="string" calcext:value-type="string">
            <text:p>Activités financières</text:p>
          </table:table-cell>
          <table:table-cell office:value-type="float" office:value="8.22949502839637" calcext:value-type="float">
            <text:p>8,2 <text:s text:c="3"/></text:p>
          </table:table-cell>
          <table:table-cell office:value-type="float" office:value="7.86214414949203" calcext:value-type="float">
            <text:p>7,9 <text:s text:c="3"/></text:p>
          </table:table-cell>
          <table:table-cell office:value-type="float" office:value="7.07879219703875" calcext:value-type="float">
            <text:p>7,1 <text:s text:c="3"/></text:p>
          </table:table-cell>
          <table:table-cell office:value-type="float" office:value="1.99096993242779" calcext:value-type="float">
            <text:p>2,0 <text:s text:c="3"/></text:p>
          </table:table-cell>
          <table:table-cell office:value-type="float" office:value="1.78149369583276" calcext:value-type="float">
            <text:p>1,8 <text:s text:c="3"/></text:p>
          </table:table-cell>
          <table:table-cell office:value-type="float" office:value="1.57085873631836" calcext:value-type="float">
            <text:p>1,6 <text:s text:c="3"/></text:p>
          </table:table-cell>
          <table:table-cell office:value-type="float" office:value="1.10963552264481" calcext:value-type="float">
            <text:p>1,1 <text:s text:c="3"/></text:p>
          </table:table-cell>
          <table:table-cell office:value-type="float" office:value="1.00795911742901" calcext:value-type="float">
            <text:p>1,0 <text:s text:c="3"/></text:p>
          </table:table-cell>
          <table:table-cell office:value-type="float" office:value="0.873102952735929" calcext:value-type="float">
            <text:p>0,9 <text:s text:c="3"/></text:p>
          </table:table-cell>
          <table:table-cell office:value-type="float" office:value="-0.253374538949136" calcext:value-type="float">
            <text:p>-0,3</text:p>
          </table:table-cell>
          <table:table-cell office:value-type="float" office:value="-0.475936824616297" calcext:value-type="float">
            <text:p>-0,5</text:p>
          </table:table-cell>
        </table:table-row>
        <table:table-row table:style-name="ro2">
          <table:table-cell office:value-type="string" calcext:value-type="string">
            <text:p>Activités immobilières</text:p>
          </table:table-cell>
          <table:table-cell office:value-type="float" office:value="4.40807925900711" calcext:value-type="float">
            <text:p>4,4 <text:s text:c="3"/></text:p>
          </table:table-cell>
          <table:table-cell office:value-type="float" office:value="3.79860333642569" calcext:value-type="float">
            <text:p>3,8 <text:s text:c="3"/></text:p>
          </table:table-cell>
          <table:table-cell office:value-type="float" office:value="2.70467235284322" calcext:value-type="float">
            <text:p>2,7 <text:s text:c="3"/></text:p>
          </table:table-cell>
          <table:table-cell office:value-type="float" office:value="1.06645100752336" calcext:value-type="float">
            <text:p>1,1 <text:s text:c="3"/></text:p>
          </table:table-cell>
          <table:table-cell office:value-type="float" office:value="0.860730580378492" calcext:value-type="float">
            <text:p>0,9 <text:s text:c="3"/></text:p>
          </table:table-cell>
          <table:table-cell office:value-type="float" office:value="0.60019535481206" calcext:value-type="float">
            <text:p>0,6 <text:s text:c="3"/></text:p>
          </table:table-cell>
          <table:table-cell office:value-type="float" office:value="1.53144224954533" calcext:value-type="float">
            <text:p>1,5 <text:s text:c="3"/></text:p>
          </table:table-cell>
          <table:table-cell office:value-type="float" office:value="1.22681240730415" calcext:value-type="float">
            <text:p>1,2 <text:s text:c="3"/></text:p>
          </table:table-cell>
          <table:table-cell office:value-type="float" office:value="0.851461748433619" calcext:value-type="float">
            <text:p>0,9 <text:s text:c="3"/></text:p>
          </table:table-cell>
          <table:table-cell office:value-type="float" office:value="-0.823290008271416" calcext:value-type="float">
            <text:p>-0,8</text:p>
          </table:table-cell>
          <table:table-cell office:value-type="float" office:value="-1.53201914079973" calcext:value-type="float">
            <text:p>-1,5</text:p>
          </table:table-cell>
        </table:table-row>
        <table:table-row table:style-name="ro2">
          <table:table-cell office:value-type="string" calcext:value-type="string">
            <text:p>Services aux entreprises</text:p>
          </table:table-cell>
          <table:table-cell office:value-type="float" office:value="27.4521779147333" calcext:value-type="float">
            <text:p>27,5 <text:s text:c="3"/></text:p>
          </table:table-cell>
          <table:table-cell office:value-type="float" office:value="48.3816487435514" calcext:value-type="float">
            <text:p>48,4 <text:s text:c="3"/></text:p>
          </table:table-cell>
          <table:table-cell office:value-type="float" office:value="75.2047451400888" calcext:value-type="float">
            <text:p>75,2 <text:s text:c="3"/></text:p>
          </table:table-cell>
          <table:table-cell office:value-type="float" office:value="6.64153275739239" calcext:value-type="float">
            <text:p>6,6 <text:s text:c="3"/></text:p>
          </table:table-cell>
          <table:table-cell office:value-type="float" office:value="10.9628621139184" calcext:value-type="float">
            <text:p>11,0 <text:s text:c="3"/></text:p>
          </table:table-cell>
          <table:table-cell office:value-type="float" office:value="16.6887270635411" calcext:value-type="float">
            <text:p>16,7 <text:s text:c="3"/></text:p>
          </table:table-cell>
          <table:table-cell office:value-type="float" office:value="1.24171148697804" calcext:value-type="float">
            <text:p>1,2 <text:s text:c="3"/></text:p>
          </table:table-cell>
          <table:table-cell office:value-type="float" office:value="1.36913428216629" calcext:value-type="float">
            <text:p>1,4 <text:s text:c="3"/></text:p>
          </table:table-cell>
          <table:table-cell office:value-type="float" office:value="1.4752851632347" calcext:value-type="float">
            <text:p>1,5 <text:s text:c="3"/></text:p>
          </table:table-cell>
          <table:table-cell office:value-type="float" office:value="3.19827468586189" calcext:value-type="float">
            <text:p>3,2</text:p>
          </table:table-cell>
          <table:table-cell office:value-type="float" office:value="2.02520613205721" calcext:value-type="float">
            <text:p>2,0</text:p>
          </table:table-cell>
        </table:table-row>
        <table:table-row table:style-name="ro2">
          <table:table-cell office:value-type="string" calcext:value-type="string">
            <text:p>Services aux particuliers</text:p>
          </table:table-cell>
          <table:table-cell office:value-type="float" office:value="16.9084412753582" calcext:value-type="float">
            <text:p>16,9 <text:s text:c="3"/></text:p>
          </table:table-cell>
          <table:table-cell office:value-type="float" office:value="31.3732795481747" calcext:value-type="float">
            <text:p>31,4 <text:s text:c="3"/></text:p>
          </table:table-cell>
          <table:table-cell office:value-type="float" office:value="49.669564900354" calcext:value-type="float">
            <text:p>49,7 <text:s text:c="3"/></text:p>
          </table:table-cell>
          <table:table-cell office:value-type="float" office:value="4.09067604601483" calcext:value-type="float">
            <text:p>4,1 <text:s text:c="3"/></text:p>
          </table:table-cell>
          <table:table-cell office:value-type="float" office:value="7.10891312470824" calcext:value-type="float">
            <text:p>7,1 <text:s text:c="3"/></text:p>
          </table:table-cell>
          <table:table-cell office:value-type="float" office:value="11.0222009321721" calcext:value-type="float">
            <text:p>11,0 <text:s text:c="3"/></text:p>
          </table:table-cell>
          <table:table-cell office:value-type="float" office:value="1.35891061215321" calcext:value-type="float">
            <text:p>1,4 <text:s text:c="3"/></text:p>
          </table:table-cell>
          <table:table-cell office:value-type="float" office:value="1.37840968850391" calcext:value-type="float">
            <text:p>1,4 <text:s text:c="3"/></text:p>
          </table:table-cell>
          <table:table-cell office:value-type="float" office:value="1.4124025991634" calcext:value-type="float">
            <text:p>1,4 <text:s text:c="3"/></text:p>
          </table:table-cell>
          <table:table-cell office:value-type="float" office:value="3.49377810593245" calcext:value-type="float">
            <text:p>3,5</text:p>
          </table:table-cell>
          <table:table-cell office:value-type="float" office:value="2.11030308937128" calcext:value-type="float">
            <text:p>2,1</text:p>
          </table:table-cell>
        </table:table-row>
        <table:table-row table:style-name="ro1">
          <table:table-cell office:value-type="string" calcext:value-type="string">
            <text:p>Education - santé - action sociale</text:p>
          </table:table-cell>
          <table:table-cell office:value-type="float" office:value="70.448237275382" calcext:value-type="float">
            <text:p>70,4 <text:s text:c="3"/></text:p>
          </table:table-cell>
          <table:table-cell office:value-type="float" office:value="83.3904860519242" calcext:value-type="float">
            <text:p>83,4 <text:s text:c="3"/></text:p>
          </table:table-cell>
          <table:table-cell office:value-type="float" office:value="93.2481093064514" calcext:value-type="float">
            <text:p>93,2 <text:s text:c="3"/></text:p>
          </table:table-cell>
          <table:table-cell office:value-type="float" office:value="17.0436122415589" calcext:value-type="float">
            <text:p>17,0 <text:s text:c="3"/></text:p>
          </table:table-cell>
          <table:table-cell office:value-type="float" office:value="18.8955611051129" calcext:value-type="float">
            <text:p>18,9 <text:s text:c="3"/></text:p>
          </table:table-cell>
          <table:table-cell office:value-type="float" office:value="20.6927400991493" calcext:value-type="float">
            <text:p>20,7 <text:s text:c="3"/></text:p>
          </table:table-cell>
          <table:table-cell office:value-type="float" office:value="1.93093134090091" calcext:value-type="float">
            <text:p>1,9 <text:s text:c="3"/></text:p>
          </table:table-cell>
          <table:table-cell office:value-type="float" office:value="1.89914314314957" calcext:value-type="float">
            <text:p>1,9 <text:s text:c="3"/></text:p>
          </table:table-cell>
          <table:table-cell office:value-type="float" office:value="1.79639419341553" calcext:value-type="float">
            <text:p>1,8 <text:s text:c="3"/></text:p>
          </table:table-cell>
          <table:table-cell office:value-type="float" office:value="0.941381210773651" calcext:value-type="float">
            <text:p>0,9</text:p>
          </table:table-cell>
          <table:table-cell office:value-type="float" office:value="0.509153421425057" calcext:value-type="float">
            <text:p>0,5</text:p>
          </table:table-cell>
        </table:table-row>
        <table:table-row table:style-name="ro2">
          <table:table-cell table:style-name="ce4" office:value-type="string" calcext:value-type="string">
            <text:p>Administration</text:p>
          </table:table-cell>
          <table:table-cell table:style-name="ce8" office:value-type="float" office:value="42.0236889358678" calcext:value-type="float">
            <text:p>42,0 <text:s text:c="3"/></text:p>
          </table:table-cell>
          <table:table-cell table:style-name="ce12" office:value-type="float" office:value="55.1706333482551" calcext:value-type="float">
            <text:p>55,2 <text:s text:c="3"/></text:p>
          </table:table-cell>
          <table:table-cell table:style-name="ce16" office:value-type="float" office:value="48.1604122057446" calcext:value-type="float">
            <text:p>48,2 <text:s text:c="3"/></text:p>
          </table:table-cell>
          <table:table-cell table:style-name="ce19" office:value-type="float" office:value="10.1668329383893" calcext:value-type="float">
            <text:p>10,2 <text:s text:c="3"/></text:p>
          </table:table-cell>
          <table:table-cell table:style-name="ce22" office:value-type="float" office:value="12.5011871616939" calcext:value-type="float">
            <text:p>12,5 <text:s text:c="3"/></text:p>
          </table:table-cell>
          <table:table-cell table:style-name="ce25" office:value-type="float" office:value="10.6873040134919" calcext:value-type="float">
            <text:p>10,7 <text:s text:c="3"/></text:p>
          </table:table-cell>
          <table:table-cell table:style-name="ce19" office:value-type="float" office:value="1.74449976733515" calcext:value-type="float">
            <text:p>1,7 <text:s text:c="3"/></text:p>
          </table:table-cell>
          <table:table-cell table:style-name="ce22" office:value-type="float" office:value="1.7920584282709" calcext:value-type="float">
            <text:p>1,8 <text:s text:c="3"/></text:p>
          </table:table-cell>
          <table:table-cell table:style-name="ce25" office:value-type="float" office:value="1.73866799829681" calcext:value-type="float">
            <text:p>1,7 <text:s text:c="3"/></text:p>
          </table:table-cell>
          <table:table-cell table:style-name="ce29" office:value-type="float" office:value="1.52369907305285" calcext:value-type="float">
            <text:p>1,5</text:p>
          </table:table-cell>
          <table:table-cell table:style-name="ce33" office:value-type="float" office:value="-0.615793657897201" calcext:value-type="float">
            <text:p>-0,6</text:p>
          </table:table-cell>
        </table:table-row>
      </table:table>
      <table:table table:name="52" table:style-name="ta1">
        <table:table-column table:style-name="co2" table:default-cell-style-name="ce3"/>
        <table:table-column table:style-name="co2" table:default-cell-style-name="ce7"/>
        <table:table-column table:style-name="co2" table:default-cell-style-name="ce11"/>
        <table:table-column table:style-name="co2" table:default-cell-style-name="ce15"/>
        <table:table-column table:style-name="co2" table:default-cell-style-name="ce18"/>
        <table:table-column table:style-name="co2" table:default-cell-style-name="ce21"/>
        <table:table-column table:style-name="co2" table:default-cell-style-name="ce24"/>
        <table:table-column table:style-name="co2" table:default-cell-style-name="ce18"/>
        <table:table-column table:style-name="co2" table:default-cell-style-name="ce21"/>
        <table:table-column table:style-name="co2" table:default-cell-style-name="ce24"/>
        <table:table-column table:style-name="co2" table:default-cell-style-name="ce28"/>
        <table:table-column table:style-name="co2" table:default-cell-style-name="ce32"/>
        <table:table-row table:style-name="ro1">
          <table:table-cell table:style-name="ce1" office:value-type="string" calcext:value-type="string">
            <text:p>Secteur</text:p>
          </table:table-cell>
          <table:table-cell table:style-name="ce5" office:value-type="string" calcext:value-type="string">
            <text:p>Nb_1990</text:p>
          </table:table-cell>
          <table:table-cell table:style-name="ce9" office:value-type="string" calcext:value-type="string">
            <text:p>Nb_2008</text:p>
          </table:table-cell>
          <table:table-cell table:style-name="ce13" office:value-type="string" calcext:value-type="string">
            <text:p>Nb_2030</text:p>
          </table:table-cell>
          <table:table-cell table:style-name="ce5" office:value-type="string" calcext:value-type="string">
            <text:p>P_Reg_1990</text:p>
          </table:table-cell>
          <table:table-cell table:style-name="ce9" office:value-type="string" calcext:value-type="string">
            <text:p>P_Reg_2008</text:p>
          </table:table-cell>
          <table:table-cell table:style-name="ce13" office:value-type="string" calcext:value-type="string">
            <text:p>P_Reg_2030</text:p>
          </table:table-cell>
          <table:table-cell table:style-name="ce5" office:value-type="string" calcext:value-type="string">
            <text:p>P_Sect_1990</text:p>
          </table:table-cell>
          <table:table-cell table:style-name="ce9" office:value-type="string" calcext:value-type="string">
            <text:p>P_Sect_2008</text:p>
          </table:table-cell>
          <table:table-cell table:style-name="ce13" office:value-type="string" calcext:value-type="string">
            <text:p>P_Sect_2030</text:p>
          </table:table-cell>
          <table:table-cell table:style-name="ce26" office:value-type="string" calcext:value-type="string">
            <text:p>TCAM1990_2008</text:p>
          </table:table-cell>
          <table:table-cell table:style-name="ce30" office:value-type="string" calcext:value-type="string">
            <text:p>TCAM_2008-2030</text:p>
          </table:table-cell>
        </table:table-row>
        <table:table-row table:style-name="ro2">
          <table:table-cell table:style-name="ce2" office:value-type="string" calcext:value-type="string">
            <text:p>Ensemble des secteurs</text:p>
          </table:table-cell>
          <table:table-cell table:style-name="ce6" office:value-type="float" office:value="1172.89" calcext:value-type="float">
            <text:p>1 172,9 <text:s text:c="3"/></text:p>
          </table:table-cell>
          <table:table-cell table:style-name="ce10" office:value-type="float" office:value="1451.33138111583" calcext:value-type="float">
            <text:p>1 451,3 <text:s text:c="3"/></text:p>
          </table:table-cell>
          <table:table-cell table:style-name="ce14" office:value-type="float" office:value="1793.83991413614" calcext:value-type="float">
            <text:p>1 793,8 <text:s text:c="3"/></text:p>
          </table:table-cell>
          <table:table-cell table:style-name="ce17" office:value-type="float" office:value="100" calcext:value-type="float">
            <text:p>100,0 <text:s text:c="3"/></text:p>
          </table:table-cell>
          <table:table-cell table:style-name="ce20" office:value-type="float" office:value="100" calcext:value-type="float">
            <text:p>100,0 <text:s text:c="3"/></text:p>
          </table:table-cell>
          <table:table-cell table:style-name="ce23" office:value-type="float" office:value="100" calcext:value-type="float">
            <text:p>100,0 <text:s text:c="3"/></text:p>
          </table:table-cell>
          <table:table-cell table:style-name="ce17" office:value-type="float" office:value="5.2888988093225" calcext:value-type="float">
            <text:p>5,3 <text:s text:c="3"/></text:p>
          </table:table-cell>
          <table:table-cell table:style-name="ce20" office:value-type="float" office:value="5.77958116671478" calcext:value-type="float">
            <text:p>5,8 <text:s text:c="3"/></text:p>
          </table:table-cell>
          <table:table-cell table:style-name="ce23" office:value-type="float" office:value="6.47257515691576" calcext:value-type="float">
            <text:p>6,5 <text:s text:c="3"/></text:p>
          </table:table-cell>
          <table:table-cell table:style-name="ce27" office:value-type="float" office:value="1.19042167549543" calcext:value-type="float">
            <text:p>1,2</text:p>
          </table:table-cell>
          <table:table-cell table:style-name="ce31" office:value-type="float" office:value="0.967730687919932" calcext:value-type="float">
            <text:p>1,0</text:p>
          </table:table-cell>
        </table:table-row>
        <table:table-row table:style-name="ro2">
          <table:table-cell office:value-type="string" calcext:value-type="string">
            <text:p>Agriculture - sylviculture - pêche</text:p>
          </table:table-cell>
          <table:table-cell office:value-type="float" office:value="114.376" calcext:value-type="float">
            <text:p>114,4 <text:s text:c="3"/></text:p>
          </table:table-cell>
          <table:table-cell office:value-type="float" office:value="71.2134520859991" calcext:value-type="float">
            <text:p>71,2 <text:s text:c="3"/></text:p>
          </table:table-cell>
          <table:table-cell office:value-type="float" office:value="33.0516814841399" calcext:value-type="float">
            <text:p>33,1 <text:s text:c="3"/></text:p>
          </table:table-cell>
          <table:table-cell office:value-type="float" office:value="9.75163911364237" calcext:value-type="float">
            <text:p>9,8 <text:s text:c="3"/></text:p>
          </table:table-cell>
          <table:table-cell office:value-type="float" office:value="4.90676719408134" calcext:value-type="float">
            <text:p>4,9 <text:s text:c="3"/></text:p>
          </table:table-cell>
          <table:table-cell office:value-type="float" office:value="1.84251009377593" calcext:value-type="float">
            <text:p>1,8 <text:s text:c="3"/></text:p>
          </table:table-cell>
          <table:table-cell office:value-type="float" office:value="9.33262616784301" calcext:value-type="float">
            <text:p>9,3 <text:s text:c="3"/></text:p>
          </table:table-cell>
          <table:table-cell office:value-type="float" office:value="9.17226671231191" calcext:value-type="float">
            <text:p>9,2 <text:s text:c="3"/></text:p>
          </table:table-cell>
          <table:table-cell office:value-type="float" office:value="8.88063972771516" calcext:value-type="float">
            <text:p>8,9 <text:s text:c="3"/></text:p>
          </table:table-cell>
          <table:table-cell office:value-type="float" office:value="-2.59793280510361" calcext:value-type="float">
            <text:p>-2,6</text:p>
          </table:table-cell>
          <table:table-cell office:value-type="float" office:value="-3.42896471215942" calcext:value-type="float">
            <text:p>-3,4</text:p>
          </table:table-cell>
        </table:table-row>
        <table:table-row table:style-name="ro2">
          <table:table-cell office:value-type="string" calcext:value-type="string">
            <text:p>Industries agricoles et alimentaires</text:p>
          </table:table-cell>
          <table:table-cell office:value-type="float" office:value="46.7277760781123" calcext:value-type="float">
            <text:p>46,7 <text:s text:c="3"/></text:p>
          </table:table-cell>
          <table:table-cell office:value-type="float" office:value="59.4504184490359" calcext:value-type="float">
            <text:p>59,5 <text:s text:c="3"/></text:p>
          </table:table-cell>
          <table:table-cell office:value-type="float" office:value="60.1616268279348" calcext:value-type="float">
            <text:p>60,2 <text:s text:c="3"/></text:p>
          </table:table-cell>
          <table:table-cell office:value-type="float" office:value="3.98398622872667" calcext:value-type="float">
            <text:p>4,0 <text:s text:c="3"/></text:p>
          </table:table-cell>
          <table:table-cell office:value-type="float" office:value="4.09626769065853" calcext:value-type="float">
            <text:p>4,1 <text:s text:c="3"/></text:p>
          </table:table-cell>
          <table:table-cell office:value-type="float" office:value="3.35379017680665" calcext:value-type="float">
            <text:p>3,4 <text:s text:c="3"/></text:p>
          </table:table-cell>
          <table:table-cell office:value-type="float" office:value="8.10815070252268" calcext:value-type="float">
            <text:p>8,1 <text:s text:c="3"/></text:p>
          </table:table-cell>
          <table:table-cell office:value-type="float" office:value="10.4199071348053" calcext:value-type="float">
            <text:p>10,4 <text:s text:c="3"/></text:p>
          </table:table-cell>
          <table:table-cell office:value-type="float" office:value="13.6432393901684" calcext:value-type="float">
            <text:p>13,6 <text:s text:c="3"/></text:p>
          </table:table-cell>
          <table:table-cell office:value-type="float" office:value="1.34678800311161" calcext:value-type="float">
            <text:p>1,3</text:p>
          </table:table-cell>
          <table:table-cell office:value-type="float" office:value="0.0540694267018305" calcext:value-type="float">
            <text:p>0,1</text:p>
          </table:table-cell>
        </table:table-row>
        <table:table-row table:style-name="ro2">
          <table:table-cell office:value-type="string" calcext:value-type="string">
            <text:p>Industries des biens de consommation</text:p>
          </table:table-cell>
          <table:table-cell office:value-type="float" office:value="73.9159082180635" calcext:value-type="float">
            <text:p>73,9 <text:s text:c="3"/></text:p>
          </table:table-cell>
          <table:table-cell office:value-type="float" office:value="39.6825357616746" calcext:value-type="float">
            <text:p>39,7 <text:s text:c="3"/></text:p>
          </table:table-cell>
          <table:table-cell office:value-type="float" office:value="25.2197900706333" calcext:value-type="float">
            <text:p>25,2 <text:s text:c="3"/></text:p>
          </table:table-cell>
          <table:table-cell office:value-type="float" office:value="6.30203243424903" calcext:value-type="float">
            <text:p>6,3 <text:s text:c="3"/></text:p>
          </table:table-cell>
          <table:table-cell office:value-type="float" office:value="2.73421606381621" calcext:value-type="float">
            <text:p>2,7 <text:s text:c="3"/></text:p>
          </table:table-cell>
          <table:table-cell office:value-type="float" office:value="1.40591085480325" calcext:value-type="float">
            <text:p>1,4 <text:s text:c="3"/></text:p>
          </table:table-cell>
          <table:table-cell office:value-type="float" office:value="7.86694313862108" calcext:value-type="float">
            <text:p>7,9 <text:s text:c="3"/></text:p>
          </table:table-cell>
          <table:table-cell office:value-type="float" office:value="7.09885172807477" calcext:value-type="float">
            <text:p>7,1 <text:s text:c="3"/></text:p>
          </table:table-cell>
          <table:table-cell office:value-type="float" office:value="7.90403281254071" calcext:value-type="float">
            <text:p>7,9 <text:s text:c="3"/></text:p>
          </table:table-cell>
          <table:table-cell office:value-type="float" office:value="-3.39662366418084" calcext:value-type="float">
            <text:p>-3,4</text:p>
          </table:table-cell>
          <table:table-cell office:value-type="float" office:value="-2.03929287403483" calcext:value-type="float">
            <text:p>-2,0</text:p>
          </table:table-cell>
        </table:table-row>
        <table:table-row table:style-name="ro2">
          <table:table-cell office:value-type="string" calcext:value-type="string">
            <text:p>Industrie automobile</text:p>
          </table:table-cell>
          <table:table-cell office:value-type="float" office:value="15.0288097640358" calcext:value-type="float">
            <text:p>15,0 <text:s text:c="3"/></text:p>
          </table:table-cell>
          <table:table-cell office:value-type="float" office:value="14.0363026454529" calcext:value-type="float">
            <text:p>14,0 <text:s text:c="3"/></text:p>
          </table:table-cell>
          <table:table-cell office:value-type="float" office:value="11.5992474423641" calcext:value-type="float">
            <text:p>11,6 <text:s text:c="3"/></text:p>
          </table:table-cell>
          <table:table-cell office:value-type="float" office:value="1.28134861445113" calcext:value-type="float">
            <text:p>1,3 <text:s text:c="3"/></text:p>
          </table:table-cell>
          <table:table-cell office:value-type="float" office:value="0.967132856636876" calcext:value-type="float">
            <text:p>1,0 <text:s text:c="3"/></text:p>
          </table:table-cell>
          <table:table-cell office:value-type="float" office:value="0.646615528562923" calcext:value-type="float">
            <text:p>0,6 <text:s text:c="3"/></text:p>
          </table:table-cell>
          <table:table-cell office:value-type="float" office:value="4.58667719409097" calcext:value-type="float">
            <text:p>4,6 <text:s text:c="3"/></text:p>
          </table:table-cell>
          <table:table-cell office:value-type="float" office:value="5.4908867095904" calcext:value-type="float">
            <text:p>5,5 <text:s text:c="3"/></text:p>
          </table:table-cell>
          <table:table-cell office:value-type="float" office:value="6.24950972487292" calcext:value-type="float">
            <text:p>6,2 <text:s text:c="3"/></text:p>
          </table:table-cell>
          <table:table-cell office:value-type="float" office:value="-0.37884716964518" calcext:value-type="float">
            <text:p>-0,4</text:p>
          </table:table-cell>
          <table:table-cell office:value-type="float" office:value="-0.863102783438185" calcext:value-type="float">
            <text:p>-0,9</text:p>
          </table:table-cell>
        </table:table-row>
        <table:table-row table:style-name="ro2">
          <table:table-cell office:value-type="string" calcext:value-type="string">
            <text:p>Industries des biens d’équipement</text:p>
          </table:table-cell>
          <table:table-cell office:value-type="float" office:value="62.152053376729" calcext:value-type="float">
            <text:p>62,2 <text:s text:c="3"/></text:p>
          </table:table-cell>
          <table:table-cell office:value-type="float" office:value="66.8887705480662" calcext:value-type="float">
            <text:p>66,9 <text:s text:c="3"/></text:p>
          </table:table-cell>
          <table:table-cell office:value-type="float" office:value="61.892912324694" calcext:value-type="float">
            <text:p>61,9 <text:s text:c="3"/></text:p>
          </table:table-cell>
          <table:table-cell office:value-type="float" office:value="5.29905220239997" calcext:value-type="float">
            <text:p>5,3 <text:s text:c="3"/></text:p>
          </table:table-cell>
          <table:table-cell office:value-type="float" office:value="4.60878689859514" calcext:value-type="float">
            <text:p>4,6 <text:s text:c="3"/></text:p>
          </table:table-cell>
          <table:table-cell office:value-type="float" office:value="3.45030299732737" calcext:value-type="float">
            <text:p>3,5 <text:s text:c="3"/></text:p>
          </table:table-cell>
          <table:table-cell office:value-type="float" office:value="6.44052697721432" calcext:value-type="float">
            <text:p>6,4 <text:s text:c="3"/></text:p>
          </table:table-cell>
          <table:table-cell office:value-type="float" office:value="8.4909371106411" calcext:value-type="float">
            <text:p>8,5 <text:s text:c="3"/></text:p>
          </table:table-cell>
          <table:table-cell office:value-type="float" office:value="11.3449529989918" calcext:value-type="float">
            <text:p>11,3 <text:s text:c="3"/></text:p>
          </table:table-cell>
          <table:table-cell office:value-type="float" office:value="0.408873852606373" calcext:value-type="float">
            <text:p>0,4</text:p>
          </table:table-cell>
          <table:table-cell office:value-type="float" office:value="-0.35222109403299" calcext:value-type="float">
            <text:p>-0,4</text:p>
          </table:table-cell>
        </table:table-row>
        <table:table-row table:style-name="ro2">
          <table:table-cell office:value-type="string" calcext:value-type="string">
            <text:p>Industries des biens intermédiaires</text:p>
          </table:table-cell>
          <table:table-cell office:value-type="float" office:value="80.6868550040683" calcext:value-type="float">
            <text:p>80,7 <text:s text:c="3"/></text:p>
          </table:table-cell>
          <table:table-cell office:value-type="float" office:value="82.8172132922206" calcext:value-type="float">
            <text:p>82,8 <text:s text:c="3"/></text:p>
          </table:table-cell>
          <table:table-cell office:value-type="float" office:value="65.8693159902263" calcext:value-type="float">
            <text:p>65,9 <text:s text:c="3"/></text:p>
          </table:table-cell>
          <table:table-cell office:value-type="float" office:value="6.87931988541708" calcext:value-type="float">
            <text:p>6,9 <text:s text:c="3"/></text:p>
          </table:table-cell>
          <table:table-cell office:value-type="float" office:value="5.70629246840568" calcext:value-type="float">
            <text:p>5,7 <text:s text:c="3"/></text:p>
          </table:table-cell>
          <table:table-cell office:value-type="float" office:value="3.6719729264106" calcext:value-type="float">
            <text:p>3,7 <text:s text:c="3"/></text:p>
          </table:table-cell>
          <table:table-cell office:value-type="float" office:value="4.70641797484547" calcext:value-type="float">
            <text:p>4,7 <text:s text:c="3"/></text:p>
          </table:table-cell>
          <table:table-cell office:value-type="float" office:value="6.57859276680188" calcext:value-type="float">
            <text:p>6,6 <text:s text:c="3"/></text:p>
          </table:table-cell>
          <table:table-cell office:value-type="float" office:value="8.82036974392751" calcext:value-type="float">
            <text:p>8,8 <text:s text:c="3"/></text:p>
          </table:table-cell>
          <table:table-cell office:value-type="float" office:value="0.144884049926119" calcext:value-type="float">
            <text:p>0,1</text:p>
          </table:table-cell>
          <table:table-cell office:value-type="float" office:value="-1.03534489102354" calcext:value-type="float">
            <text:p>-1,0</text:p>
          </table:table-cell>
        </table:table-row>
        <table:table-row table:style-name="ro1">
          <table:table-cell office:value-type="string" calcext:value-type="string">
            <text:p>Energie</text:p>
          </table:table-cell>
          <table:table-cell office:value-type="float" office:value="10.028597558991" calcext:value-type="float">
            <text:p>10,0 <text:s text:c="3"/></text:p>
          </table:table-cell>
          <table:table-cell office:value-type="float" office:value="9.97639650047208" calcext:value-type="float">
            <text:p>10,0 <text:s text:c="3"/></text:p>
          </table:table-cell>
          <table:table-cell office:value-type="float" office:value="8.58576958823104" calcext:value-type="float">
            <text:p>8,6 <text:s text:c="3"/></text:p>
          </table:table-cell>
          <table:table-cell office:value-type="float" office:value="0.855033085710599" calcext:value-type="float">
            <text:p>0,9 <text:s text:c="3"/></text:p>
          </table:table-cell>
          <table:table-cell office:value-type="float" office:value="0.687396181897612" calcext:value-type="float">
            <text:p>0,7 <text:s text:c="3"/></text:p>
          </table:table-cell>
          <table:table-cell office:value-type="float" office:value="0.478625183918135" calcext:value-type="float">
            <text:p>0,5 <text:s text:c="3"/></text:p>
          </table:table-cell>
          <table:table-cell office:value-type="float" office:value="3.56673825271403" calcext:value-type="float">
            <text:p>3,6 <text:s text:c="3"/></text:p>
          </table:table-cell>
          <table:table-cell office:value-type="float" office:value="4.21626042802054" calcext:value-type="float">
            <text:p>4,2 <text:s text:c="3"/></text:p>
          </table:table-cell>
          <table:table-cell office:value-type="float" office:value="4.53158230229583" calcext:value-type="float">
            <text:p>4,5 <text:s text:c="3"/></text:p>
          </table:table-cell>
          <table:table-cell office:value-type="float" office:value="-0.0289892114619383" calcext:value-type="float">
            <text:p>0,0</text:p>
          </table:table-cell>
          <table:table-cell office:value-type="float" office:value="-0.680021948252074" calcext:value-type="float">
            <text:p>-0,7</text:p>
          </table:table-cell>
        </table:table-row>
        <table:table-row table:style-name="ro2">
          <table:table-cell office:value-type="string" calcext:value-type="string">
            <text:p>Construction</text:p>
          </table:table-cell>
          <table:table-cell office:value-type="float" office:value="89.094" calcext:value-type="float">
            <text:p>89,1 <text:s text:c="3"/></text:p>
          </table:table-cell>
          <table:table-cell office:value-type="float" office:value="116.368323496106" calcext:value-type="float">
            <text:p>116,4 <text:s text:c="3"/></text:p>
          </table:table-cell>
          <table:table-cell office:value-type="float" office:value="149.500369765409" calcext:value-type="float">
            <text:p>149,5 <text:s text:c="3"/></text:p>
          </table:table-cell>
          <table:table-cell office:value-type="float" office:value="7.59610875700194" calcext:value-type="float">
            <text:p>7,6 <text:s text:c="3"/></text:p>
          </table:table-cell>
          <table:table-cell office:value-type="float" office:value="8.01803950567364" calcext:value-type="float">
            <text:p>8,0 <text:s text:c="3"/></text:p>
          </table:table-cell>
          <table:table-cell office:value-type="float" office:value="8.33409762974329" calcext:value-type="float">
            <text:p>8,3 <text:s text:c="3"/></text:p>
          </table:table-cell>
          <table:table-cell office:value-type="float" office:value="5.53280253768428" calcext:value-type="float">
            <text:p>5,5 <text:s text:c="3"/></text:p>
          </table:table-cell>
          <table:table-cell office:value-type="float" office:value="6.73510522267991" calcext:value-type="float">
            <text:p>6,7 <text:s text:c="3"/></text:p>
          </table:table-cell>
          <table:table-cell office:value-type="float" office:value="8.1471283292182" calcext:value-type="float">
            <text:p>8,1 <text:s text:c="3"/></text:p>
          </table:table-cell>
          <table:table-cell office:value-type="float" office:value="1.49477483735456" calcext:value-type="float">
            <text:p>1,5</text:p>
          </table:table-cell>
          <table:table-cell office:value-type="float" office:value="1.14532051872258" calcext:value-type="float">
            <text:p>1,1</text:p>
          </table:table-cell>
        </table:table-row>
        <table:table-row table:style-name="ro2">
          <table:table-cell office:value-type="string" calcext:value-type="string">
            <text:p>Commerce</text:p>
          </table:table-cell>
          <table:table-cell office:value-type="float" office:value="145.673" calcext:value-type="float">
            <text:p>145,7 <text:s text:c="3"/></text:p>
          </table:table-cell>
          <table:table-cell office:value-type="float" office:value="193.260904153167" calcext:value-type="float">
            <text:p>193,3 <text:s text:c="3"/></text:p>
          </table:table-cell>
          <table:table-cell office:value-type="float" office:value="281.55358163317" calcext:value-type="float">
            <text:p>281,6 <text:s text:c="3"/></text:p>
          </table:table-cell>
          <table:table-cell office:value-type="float" office:value="12.4200052860882" calcext:value-type="float">
            <text:p>12,4 <text:s text:c="3"/></text:p>
          </table:table-cell>
          <table:table-cell office:value-type="float" office:value="13.3161114455185" calcext:value-type="float">
            <text:p>13,3 <text:s text:c="3"/></text:p>
          </table:table-cell>
          <table:table-cell office:value-type="float" office:value="15.6955801582081" calcext:value-type="float">
            <text:p>15,7 <text:s text:c="3"/></text:p>
          </table:table-cell>
          <table:table-cell office:value-type="float" office:value="4.80006352942882" calcext:value-type="float">
            <text:p>4,8 <text:s text:c="3"/></text:p>
          </table:table-cell>
          <table:table-cell office:value-type="float" office:value="5.67762156413328" calcext:value-type="float">
            <text:p>5,7 <text:s text:c="3"/></text:p>
          </table:table-cell>
          <table:table-cell office:value-type="float" office:value="6.73041666223103" calcext:value-type="float">
            <text:p>6,7 <text:s text:c="3"/></text:p>
          </table:table-cell>
          <table:table-cell office:value-type="float" office:value="1.58282226070092" calcext:value-type="float">
            <text:p>1,6</text:p>
          </table:table-cell>
          <table:table-cell office:value-type="float" office:value="1.72508178676898" calcext:value-type="float">
            <text:p>1,7</text:p>
          </table:table-cell>
        </table:table-row>
        <table:table-row table:style-name="ro2">
          <table:table-cell office:value-type="string" calcext:value-type="string">
            <text:p>Transports</text:p>
          </table:table-cell>
          <table:table-cell office:value-type="float" office:value="37.2290566125666" calcext:value-type="float">
            <text:p>37,2 <text:s text:c="3"/></text:p>
          </table:table-cell>
          <table:table-cell office:value-type="float" office:value="55.4336614528029" calcext:value-type="float">
            <text:p>55,4 <text:s text:c="3"/></text:p>
          </table:table-cell>
          <table:table-cell office:value-type="float" office:value="69.7447490487596" calcext:value-type="float">
            <text:p>69,7 <text:s text:c="3"/></text:p>
          </table:table-cell>
          <table:table-cell office:value-type="float" office:value="3.17413027756794" calcext:value-type="float">
            <text:p>3,2 <text:s text:c="3"/></text:p>
          </table:table-cell>
          <table:table-cell office:value-type="float" office:value="3.81950408942331" calcext:value-type="float">
            <text:p>3,8 <text:s text:c="3"/></text:p>
          </table:table-cell>
          <table:table-cell office:value-type="float" office:value="3.88801411425537" calcext:value-type="float">
            <text:p>3,9 <text:s text:c="3"/></text:p>
          </table:table-cell>
          <table:table-cell office:value-type="float" office:value="3.87899329541079" calcext:value-type="float">
            <text:p>3,9 <text:s text:c="3"/></text:p>
          </table:table-cell>
          <table:table-cell office:value-type="float" office:value="4.75491261936847" calcext:value-type="float">
            <text:p>4,8 <text:s text:c="3"/></text:p>
          </table:table-cell>
          <table:table-cell office:value-type="float" office:value="5.84614710470233" calcext:value-type="float">
            <text:p>5,8 <text:s text:c="3"/></text:p>
          </table:table-cell>
          <table:table-cell office:value-type="float" office:value="2.23629094221713" calcext:value-type="float">
            <text:p>2,2</text:p>
          </table:table-cell>
          <table:table-cell office:value-type="float" office:value="1.04935441094149" calcext:value-type="float">
            <text:p>1,0</text:p>
          </table:table-cell>
        </table:table-row>
        <table:table-row table:style-name="ro2">
          <table:table-cell office:value-type="string" calcext:value-type="string">
            <text:p>Activités financières</text:p>
          </table:table-cell>
          <table:table-cell office:value-type="float" office:value="35.6403421372561" calcext:value-type="float">
            <text:p>35,6 <text:s text:c="3"/></text:p>
          </table:table-cell>
          <table:table-cell office:value-type="float" office:value="38.4632911854961" calcext:value-type="float">
            <text:p>38,5 <text:s text:c="3"/></text:p>
          </table:table-cell>
          <table:table-cell office:value-type="float" office:value="40.0536279611005" calcext:value-type="float">
            <text:p>40,1 <text:s text:c="3"/></text:p>
          </table:table-cell>
          <table:table-cell office:value-type="float" office:value="3.0386772960172" calcext:value-type="float">
            <text:p>3,0 <text:s text:c="3"/></text:p>
          </table:table-cell>
          <table:table-cell office:value-type="float" office:value="2.65020736724678" calcext:value-type="float">
            <text:p>2,7 <text:s text:c="3"/></text:p>
          </table:table-cell>
          <table:table-cell office:value-type="float" office:value="2.23284294464978" calcext:value-type="float">
            <text:p>2,2 <text:s text:c="3"/></text:p>
          </table:table-cell>
          <table:table-cell office:value-type="float" office:value="4.80561559831458" calcext:value-type="float">
            <text:p>4,8 <text:s text:c="3"/></text:p>
          </table:table-cell>
          <table:table-cell office:value-type="float" office:value="4.93115164255192" calcext:value-type="float">
            <text:p>4,9 <text:s text:c="3"/></text:p>
          </table:table-cell>
          <table:table-cell office:value-type="float" office:value="4.94024119753826" calcext:value-type="float">
            <text:p>4,9 <text:s text:c="3"/></text:p>
          </table:table-cell>
          <table:table-cell office:value-type="float" office:value="0.42437631664376" calcext:value-type="float">
            <text:p>0,4</text:p>
          </table:table-cell>
          <table:table-cell office:value-type="float" office:value="0.18432851499357" calcext:value-type="float">
            <text:p>0,2</text:p>
          </table:table-cell>
        </table:table-row>
        <table:table-row table:style-name="ro2">
          <table:table-cell office:value-type="string" calcext:value-type="string">
            <text:p>Activités immobilières</text:p>
          </table:table-cell>
          <table:table-cell office:value-type="float" office:value="8.58556484712176" calcext:value-type="float">
            <text:p>8,6 <text:s text:c="3"/></text:p>
          </table:table-cell>
          <table:table-cell office:value-type="float" office:value="12.8383677689022" calcext:value-type="float">
            <text:p>12,8 <text:s text:c="3"/></text:p>
          </table:table-cell>
          <table:table-cell office:value-type="float" office:value="18.5185173050396" calcext:value-type="float">
            <text:p>18,5 <text:s text:c="3"/></text:p>
          </table:table-cell>
          <table:table-cell office:value-type="float" office:value="0.732000856612449" calcext:value-type="float">
            <text:p>0,7 <text:s text:c="3"/></text:p>
          </table:table-cell>
          <table:table-cell office:value-type="float" office:value="0.884592446353064" calcext:value-type="float">
            <text:p>0,9 <text:s text:c="3"/></text:p>
          </table:table-cell>
          <table:table-cell office:value-type="float" office:value="1.03233946123657" calcext:value-type="float">
            <text:p>1,0 <text:s text:c="3"/></text:p>
          </table:table-cell>
          <table:table-cell office:value-type="float" office:value="2.98277230751405" calcext:value-type="float">
            <text:p>3,0 <text:s text:c="3"/></text:p>
          </table:table-cell>
          <table:table-cell office:value-type="float" office:value="4.14633155228131" calcext:value-type="float">
            <text:p>4,1 <text:s text:c="3"/></text:p>
          </table:table-cell>
          <table:table-cell office:value-type="float" office:value="5.82984075922234" calcext:value-type="float">
            <text:p>5,8 <text:s text:c="3"/></text:p>
          </table:table-cell>
          <table:table-cell office:value-type="float" office:value="2.26048071738234" calcext:value-type="float">
            <text:p>2,3</text:p>
          </table:table-cell>
          <table:table-cell office:value-type="float" office:value="1.6790908825481" calcext:value-type="float">
            <text:p>1,7</text:p>
          </table:table-cell>
        </table:table-row>
        <table:table-row table:style-name="ro2">
          <table:table-cell office:value-type="string" calcext:value-type="string">
            <text:p>Services aux entreprises</text:p>
          </table:table-cell>
          <table:table-cell office:value-type="float" office:value="87.2469936396977" calcext:value-type="float">
            <text:p>87,2 <text:s text:c="3"/></text:p>
          </table:table-cell>
          <table:table-cell office:value-type="float" office:value="182.564976329839" calcext:value-type="float">
            <text:p>182,6 <text:s text:c="3"/></text:p>
          </table:table-cell>
          <table:table-cell office:value-type="float" office:value="358.022289887993" calcext:value-type="float">
            <text:p>358,0 <text:s text:c="3"/></text:p>
          </table:table-cell>
          <table:table-cell office:value-type="float" office:value="7.4386339417761" calcext:value-type="float">
            <text:p>7,4 <text:s text:c="3"/></text:p>
          </table:table-cell>
          <table:table-cell office:value-type="float" office:value="12.5791379353678" calcext:value-type="float">
            <text:p>12,6 <text:s text:c="3"/></text:p>
          </table:table-cell>
          <table:table-cell office:value-type="float" office:value="19.9584303519306" calcext:value-type="float">
            <text:p>20,0 <text:s text:c="3"/></text:p>
          </table:table-cell>
          <table:table-cell office:value-type="float" office:value="3.94633877658831" calcext:value-type="float">
            <text:p>3,9 <text:s text:c="3"/></text:p>
          </table:table-cell>
          <table:table-cell office:value-type="float" office:value="5.16633835983886" calcext:value-type="float">
            <text:p>5,2 <text:s text:c="3"/></text:p>
          </table:table-cell>
          <table:table-cell office:value-type="float" office:value="7.02329316315325" calcext:value-type="float">
            <text:p>7,0 <text:s text:c="3"/></text:p>
          </table:table-cell>
          <table:table-cell office:value-type="float" office:value="4.18731187974899" calcext:value-type="float">
            <text:p>4,2</text:p>
          </table:table-cell>
          <table:table-cell office:value-type="float" office:value="3.10865416297472" calcext:value-type="float">
            <text:p>3,1</text:p>
          </table:table-cell>
        </table:table-row>
        <table:table-row table:style-name="ro2">
          <table:table-cell office:value-type="string" calcext:value-type="string">
            <text:p>Services aux particuliers</text:p>
          </table:table-cell>
          <table:table-cell office:value-type="float" office:value="60.2030608169716" calcext:value-type="float">
            <text:p>60,2 <text:s text:c="3"/></text:p>
          </table:table-cell>
          <table:table-cell office:value-type="float" office:value="115.635502073626" calcext:value-type="float">
            <text:p>115,6 <text:s text:c="3"/></text:p>
          </table:table-cell>
          <table:table-cell office:value-type="float" office:value="174.636286038331" calcext:value-type="float">
            <text:p>174,6 <text:s text:c="3"/></text:p>
          </table:table-cell>
          <table:table-cell office:value-type="float" office:value="5.13288209610207" calcext:value-type="float">
            <text:p>5,1 <text:s text:c="3"/></text:p>
          </table:table-cell>
          <table:table-cell office:value-type="float" office:value="7.96754645963223" calcext:value-type="float">
            <text:p>8,0 <text:s text:c="3"/></text:p>
          </table:table-cell>
          <table:table-cell office:value-type="float" office:value="9.7353328277585" calcext:value-type="float">
            <text:p>9,7 <text:s text:c="3"/></text:p>
          </table:table-cell>
          <table:table-cell office:value-type="float" office:value="4.83844589196497" calcext:value-type="float">
            <text:p>4,8 <text:s text:c="3"/></text:p>
          </table:table-cell>
          <table:table-cell office:value-type="float" office:value="5.08053664420217" calcext:value-type="float">
            <text:p>5,1 <text:s text:c="3"/></text:p>
          </table:table-cell>
          <table:table-cell office:value-type="float" office:value="4.9659533922558" calcext:value-type="float">
            <text:p>5,0 <text:s text:c="3"/></text:p>
          </table:table-cell>
          <table:table-cell office:value-type="float" office:value="3.69277062700095" calcext:value-type="float">
            <text:p>3,7</text:p>
          </table:table-cell>
          <table:table-cell office:value-type="float" office:value="1.89158818671327" calcext:value-type="float">
            <text:p>1,9</text:p>
          </table:table-cell>
        </table:table-row>
        <table:table-row table:style-name="ro1">
          <table:table-cell office:value-type="string" calcext:value-type="string">
            <text:p>Education - santé - action sociale</text:p>
          </table:table-cell>
          <table:table-cell office:value-type="float" office:value="198.216259734971" calcext:value-type="float">
            <text:p>198,2 <text:s text:c="3"/></text:p>
          </table:table-cell>
          <table:table-cell office:value-type="float" office:value="244.973179111771" calcext:value-type="float">
            <text:p>245,0 <text:s text:c="3"/></text:p>
          </table:table-cell>
          <table:table-cell office:value-type="float" office:value="296.280112897199" calcext:value-type="float">
            <text:p>296,3 <text:s text:c="3"/></text:p>
          </table:table-cell>
          <table:table-cell office:value-type="float" office:value="16.8998166695061" calcext:value-type="float">
            <text:p>16,9 <text:s text:c="3"/></text:p>
          </table:table-cell>
          <table:table-cell office:value-type="float" office:value="16.8792036263578" calcext:value-type="float">
            <text:p>16,9 <text:s text:c="3"/></text:p>
          </table:table-cell>
          <table:table-cell office:value-type="float" office:value="16.5165302969567" calcext:value-type="float">
            <text:p>16,5 <text:s text:c="3"/></text:p>
          </table:table-cell>
          <table:table-cell office:value-type="float" office:value="5.43295337117196" calcext:value-type="float">
            <text:p>5,4 <text:s text:c="3"/></text:p>
          </table:table-cell>
          <table:table-cell office:value-type="float" office:value="5.5790433104801" calcext:value-type="float">
            <text:p>5,6 <text:s text:c="3"/></text:p>
          </table:table-cell>
          <table:table-cell office:value-type="float" office:value="5.70773904577392" calcext:value-type="float">
            <text:p>5,7 <text:s text:c="3"/></text:p>
          </table:table-cell>
          <table:table-cell office:value-type="float" office:value="1.18356083552027" calcext:value-type="float">
            <text:p>1,2</text:p>
          </table:table-cell>
          <table:table-cell office:value-type="float" office:value="0.868094468728731" calcext:value-type="float">
            <text:p>0,9</text:p>
          </table:table-cell>
        </table:table-row>
        <table:table-row table:style-name="ro2">
          <table:table-cell table:style-name="ce4" office:value-type="string" calcext:value-type="string">
            <text:p>Administration</text:p>
          </table:table-cell>
          <table:table-cell table:style-name="ce8" office:value-type="float" office:value="108.085722211416" calcext:value-type="float">
            <text:p>108,1 <text:s text:c="3"/></text:p>
          </table:table-cell>
          <table:table-cell table:style-name="ce12" office:value-type="float" office:value="147.728086261197" calcext:value-type="float">
            <text:p>147,7 <text:s text:c="3"/></text:p>
          </table:table-cell>
          <table:table-cell table:style-name="ce16" office:value-type="float" office:value="139.150035870917" calcext:value-type="float">
            <text:p>139,2 <text:s text:c="3"/></text:p>
          </table:table-cell>
          <table:table-cell table:style-name="ce19" office:value-type="float" office:value="9.21533325473111" calcext:value-type="float">
            <text:p>9,2 <text:s text:c="3"/></text:p>
          </table:table-cell>
          <table:table-cell table:style-name="ce22" office:value-type="float" office:value="10.1787977703355" calcext:value-type="float">
            <text:p>10,2 <text:s text:c="3"/></text:p>
          </table:table-cell>
          <table:table-cell table:style-name="ce25" office:value-type="float" office:value="7.7571044536562" calcext:value-type="float">
            <text:p>7,8 <text:s text:c="3"/></text:p>
          </table:table-cell>
          <table:table-cell table:style-name="ce19" office:value-type="float" office:value="4.48688637348854" calcext:value-type="float">
            <text:p>4,5 <text:s text:c="3"/></text:p>
          </table:table-cell>
          <table:table-cell table:style-name="ce22" office:value-type="float" office:value="4.79851953856683" calcext:value-type="float">
            <text:p>4,8 <text:s text:c="3"/></text:p>
          </table:table-cell>
          <table:table-cell table:style-name="ce25" office:value-type="float" office:value="5.02353911127362" calcext:value-type="float">
            <text:p>5,0 <text:s text:c="3"/></text:p>
          </table:table-cell>
          <table:table-cell table:style-name="ce29" office:value-type="float" office:value="1.75097907969695" calcext:value-type="float">
            <text:p>1,8</text:p>
          </table:table-cell>
          <table:table-cell table:style-name="ce33" office:value-type="float" office:value="-0.271542396642344" calcext:value-type="float">
            <text:p>-0,3</text:p>
          </table:table-cell>
        </table:table-row>
      </table:table>
      <table:table table:name="53" table:style-name="ta1">
        <table:table-column table:style-name="co2" table:default-cell-style-name="ce3"/>
        <table:table-column table:style-name="co2" table:default-cell-style-name="ce7"/>
        <table:table-column table:style-name="co2" table:default-cell-style-name="ce11"/>
        <table:table-column table:style-name="co2" table:default-cell-style-name="ce15"/>
        <table:table-column table:style-name="co2" table:default-cell-style-name="ce18"/>
        <table:table-column table:style-name="co2" table:default-cell-style-name="ce21"/>
        <table:table-column table:style-name="co2" table:default-cell-style-name="ce24"/>
        <table:table-column table:style-name="co2" table:default-cell-style-name="ce18"/>
        <table:table-column table:style-name="co2" table:default-cell-style-name="ce21"/>
        <table:table-column table:style-name="co2" table:default-cell-style-name="ce24"/>
        <table:table-column table:style-name="co2" table:default-cell-style-name="ce28"/>
        <table:table-column table:style-name="co2" table:default-cell-style-name="ce32"/>
        <table:table-row table:style-name="ro1">
          <table:table-cell table:style-name="ce1" office:value-type="string" calcext:value-type="string">
            <text:p>Secteur</text:p>
          </table:table-cell>
          <table:table-cell table:style-name="ce5" office:value-type="string" calcext:value-type="string">
            <text:p>Nb_1990</text:p>
          </table:table-cell>
          <table:table-cell table:style-name="ce9" office:value-type="string" calcext:value-type="string">
            <text:p>Nb_2008</text:p>
          </table:table-cell>
          <table:table-cell table:style-name="ce13" office:value-type="string" calcext:value-type="string">
            <text:p>Nb_2030</text:p>
          </table:table-cell>
          <table:table-cell table:style-name="ce5" office:value-type="string" calcext:value-type="string">
            <text:p>P_Reg_1990</text:p>
          </table:table-cell>
          <table:table-cell table:style-name="ce9" office:value-type="string" calcext:value-type="string">
            <text:p>P_Reg_2008</text:p>
          </table:table-cell>
          <table:table-cell table:style-name="ce13" office:value-type="string" calcext:value-type="string">
            <text:p>P_Reg_2030</text:p>
          </table:table-cell>
          <table:table-cell table:style-name="ce5" office:value-type="string" calcext:value-type="string">
            <text:p>P_Sect_1990</text:p>
          </table:table-cell>
          <table:table-cell table:style-name="ce9" office:value-type="string" calcext:value-type="string">
            <text:p>P_Sect_2008</text:p>
          </table:table-cell>
          <table:table-cell table:style-name="ce13" office:value-type="string" calcext:value-type="string">
            <text:p>P_Sect_2030</text:p>
          </table:table-cell>
          <table:table-cell table:style-name="ce26" office:value-type="string" calcext:value-type="string">
            <text:p>TCAM1990_2008</text:p>
          </table:table-cell>
          <table:table-cell table:style-name="ce30" office:value-type="string" calcext:value-type="string">
            <text:p>TCAM_2008-2030</text:p>
          </table:table-cell>
        </table:table-row>
        <table:table-row table:style-name="ro2">
          <table:table-cell table:style-name="ce2" office:value-type="string" calcext:value-type="string">
            <text:p>Ensemble des secteurs</text:p>
          </table:table-cell>
          <table:table-cell table:style-name="ce6" office:value-type="float" office:value="1040.166" calcext:value-type="float">
            <text:p>1 040,2 <text:s text:c="3"/></text:p>
          </table:table-cell>
          <table:table-cell table:style-name="ce10" office:value-type="float" office:value="1253.73544843341" calcext:value-type="float">
            <text:p>1 253,7 <text:s text:c="3"/></text:p>
          </table:table-cell>
          <table:table-cell table:style-name="ce14" office:value-type="float" office:value="1493.40010206264" calcext:value-type="float">
            <text:p>1 493,4 <text:s text:c="3"/></text:p>
          </table:table-cell>
          <table:table-cell table:style-name="ce17" office:value-type="float" office:value="100" calcext:value-type="float">
            <text:p>100,0 <text:s text:c="3"/></text:p>
          </table:table-cell>
          <table:table-cell table:style-name="ce20" office:value-type="float" office:value="100" calcext:value-type="float">
            <text:p>100,0 <text:s text:c="3"/></text:p>
          </table:table-cell>
          <table:table-cell table:style-name="ce23" office:value-type="float" office:value="100" calcext:value-type="float">
            <text:p>100,0 <text:s text:c="3"/></text:p>
          </table:table-cell>
          <table:table-cell table:style-name="ce17" office:value-type="float" office:value="4.6904080680181" calcext:value-type="float">
            <text:p>4,7 <text:s text:c="3"/></text:p>
          </table:table-cell>
          <table:table-cell table:style-name="ce20" office:value-type="float" office:value="4.99270248000662" calcext:value-type="float">
            <text:p>5,0 <text:s text:c="3"/></text:p>
          </table:table-cell>
          <table:table-cell table:style-name="ce23" office:value-type="float" office:value="5.38852119621892" calcext:value-type="float">
            <text:p>5,4 <text:s text:c="3"/></text:p>
          </table:table-cell>
          <table:table-cell table:style-name="ce27" office:value-type="float" office:value="1.04288462662048" calcext:value-type="float">
            <text:p>1,0</text:p>
          </table:table-cell>
          <table:table-cell table:style-name="ce31" office:value-type="float" office:value="0.798296869581305" calcext:value-type="float">
            <text:p>0,8</text:p>
          </table:table-cell>
        </table:table-row>
        <table:table-row table:style-name="ro2">
          <table:table-cell office:value-type="string" calcext:value-type="string">
            <text:p>Agriculture - sylviculture - pêche</text:p>
          </table:table-cell>
          <table:table-cell office:value-type="float" office:value="119.82" calcext:value-type="float">
            <text:p>119,8 <text:s text:c="3"/></text:p>
          </table:table-cell>
          <table:table-cell office:value-type="float" office:value="68.840183540119" calcext:value-type="float">
            <text:p>68,8 <text:s text:c="3"/></text:p>
          </table:table-cell>
          <table:table-cell office:value-type="float" office:value="28.7552040064177" calcext:value-type="float">
            <text:p>28,8 <text:s text:c="3"/></text:p>
          </table:table-cell>
          <table:table-cell office:value-type="float" office:value="11.5193151862299" calcext:value-type="float">
            <text:p>11,5 <text:s text:c="3"/></text:p>
          </table:table-cell>
          <table:table-cell office:value-type="float" office:value="5.49080618452143" calcext:value-type="float">
            <text:p>5,5 <text:s text:c="3"/></text:p>
          </table:table-cell>
          <table:table-cell office:value-type="float" office:value="1.92548560608117" calcext:value-type="float">
            <text:p>1,9 <text:s text:c="3"/></text:p>
          </table:table-cell>
          <table:table-cell office:value-type="float" office:value="9.77683489045734" calcext:value-type="float">
            <text:p>9,8 <text:s text:c="3"/></text:p>
          </table:table-cell>
          <table:table-cell office:value-type="float" office:value="8.86659058729462" calcext:value-type="float">
            <text:p>8,9 <text:s text:c="3"/></text:p>
          </table:table-cell>
          <table:table-cell office:value-type="float" office:value="7.72622134823871" calcext:value-type="float">
            <text:p>7,7 <text:s text:c="3"/></text:p>
          </table:table-cell>
          <table:table-cell office:value-type="float" office:value="-3.03198987424517" calcext:value-type="float">
            <text:p>-3,0</text:p>
          </table:table-cell>
          <table:table-cell office:value-type="float" office:value="-3.89034468644279" calcext:value-type="float">
            <text:p>-3,9</text:p>
          </table:table-cell>
        </table:table-row>
        <table:table-row table:style-name="ro2">
          <table:table-cell office:value-type="string" calcext:value-type="string">
            <text:p>Industries agricoles et alimentaires</text:p>
          </table:table-cell>
          <table:table-cell office:value-type="float" office:value="60.6107986375389" calcext:value-type="float">
            <text:p>60,6 <text:s text:c="3"/></text:p>
          </table:table-cell>
          <table:table-cell office:value-type="float" office:value="70.9349348814312" calcext:value-type="float">
            <text:p>70,9 <text:s text:c="3"/></text:p>
          </table:table-cell>
          <table:table-cell office:value-type="float" office:value="64.81029681622" calcext:value-type="float">
            <text:p>64,8 <text:s text:c="3"/></text:p>
          </table:table-cell>
          <table:table-cell office:value-type="float" office:value="5.82703132360978" calcext:value-type="float">
            <text:p>5,8 <text:s text:c="3"/></text:p>
          </table:table-cell>
          <table:table-cell office:value-type="float" office:value="5.65788699442672" calcext:value-type="float">
            <text:p>5,7 <text:s text:c="3"/></text:p>
          </table:table-cell>
          <table:table-cell office:value-type="float" office:value="4.33978119639244" calcext:value-type="float">
            <text:p>4,3 <text:s text:c="3"/></text:p>
          </table:table-cell>
          <table:table-cell office:value-type="float" office:value="10.5171170297492" calcext:value-type="float">
            <text:p>10,5 <text:s text:c="3"/></text:p>
          </table:table-cell>
          <table:table-cell office:value-type="float" office:value="12.4328045682571" calcext:value-type="float">
            <text:p>12,4 <text:s text:c="3"/></text:p>
          </table:table-cell>
          <table:table-cell office:value-type="float" office:value="14.6974482079828" calcext:value-type="float">
            <text:p>14,7 <text:s text:c="3"/></text:p>
          </table:table-cell>
          <table:table-cell office:value-type="float" office:value="0.8776622574306" calcext:value-type="float">
            <text:p>0,9</text:p>
          </table:table-cell>
          <table:table-cell office:value-type="float" office:value="-0.409606788753791" calcext:value-type="float">
            <text:p>-0,4</text:p>
          </table:table-cell>
        </table:table-row>
        <table:table-row table:style-name="ro2">
          <table:table-cell office:value-type="string" calcext:value-type="string">
            <text:p>Industries des biens de consommation</text:p>
          </table:table-cell>
          <table:table-cell office:value-type="float" office:value="28.9299278554193" calcext:value-type="float">
            <text:p>28,9 <text:s text:c="3"/></text:p>
          </table:table-cell>
          <table:table-cell office:value-type="float" office:value="23.4410398533189" calcext:value-type="float">
            <text:p>23,4 <text:s text:c="3"/></text:p>
          </table:table-cell>
          <table:table-cell office:value-type="float" office:value="17.796590869612" calcext:value-type="float">
            <text:p>17,8 <text:s text:c="3"/></text:p>
          </table:table-cell>
          <table:table-cell office:value-type="float" office:value="2.78127989719135" calcext:value-type="float">
            <text:p>2,8 <text:s text:c="3"/></text:p>
          </table:table-cell>
          <table:table-cell office:value-type="float" office:value="1.86969586626983" calcext:value-type="float">
            <text:p>1,9 <text:s text:c="3"/></text:p>
          </table:table-cell>
          <table:table-cell office:value-type="float" office:value="1.1916827141656" calcext:value-type="float">
            <text:p>1,2 <text:s text:c="3"/></text:p>
          </table:table-cell>
          <table:table-cell office:value-type="float" office:value="3.07904080365985" calcext:value-type="float">
            <text:p>3,1 <text:s text:c="3"/></text:p>
          </table:table-cell>
          <table:table-cell office:value-type="float" office:value="4.19339296435072" calcext:value-type="float">
            <text:p>4,2 <text:s text:c="3"/></text:p>
          </table:table-cell>
          <table:table-cell office:value-type="float" office:value="5.5775578540033" calcext:value-type="float">
            <text:p>5,6 <text:s text:c="3"/></text:p>
          </table:table-cell>
          <table:table-cell office:value-type="float" office:value="-1.16201967337313" calcext:value-type="float">
            <text:p>-1,2</text:p>
          </table:table-cell>
          <table:table-cell office:value-type="float" office:value="-1.24438097744414" calcext:value-type="float">
            <text:p>-1,2</text:p>
          </table:table-cell>
        </table:table-row>
        <table:table-row table:style-name="ro2">
          <table:table-cell office:value-type="string" calcext:value-type="string">
            <text:p>Industrie automobile</text:p>
          </table:table-cell>
          <table:table-cell office:value-type="float" office:value="15.9342419016156" calcext:value-type="float">
            <text:p>15,9 <text:s text:c="3"/></text:p>
          </table:table-cell>
          <table:table-cell office:value-type="float" office:value="13.1788051753132" calcext:value-type="float">
            <text:p>13,2 <text:s text:c="3"/></text:p>
          </table:table-cell>
          <table:table-cell office:value-type="float" office:value="9.49751787960653" calcext:value-type="float">
            <text:p>9,5 <text:s text:c="3"/></text:p>
          </table:table-cell>
          <table:table-cell office:value-type="float" office:value="1.53189413051529" calcext:value-type="float">
            <text:p>1,5 <text:s text:c="3"/></text:p>
          </table:table-cell>
          <table:table-cell office:value-type="float" office:value="1.05116316139746" calcext:value-type="float">
            <text:p>1,1 <text:s text:c="3"/></text:p>
          </table:table-cell>
          <table:table-cell office:value-type="float" office:value="0.635966066058842" calcext:value-type="float">
            <text:p>0,6 <text:s text:c="3"/></text:p>
          </table:table-cell>
          <table:table-cell office:value-type="float" office:value="4.86300812125277" calcext:value-type="float">
            <text:p>4,9 <text:s text:c="3"/></text:p>
          </table:table-cell>
          <table:table-cell office:value-type="float" office:value="5.15544071777695" calcext:value-type="float">
            <text:p>5,2 <text:s text:c="3"/></text:p>
          </table:table-cell>
          <table:table-cell office:value-type="float" office:value="5.11712769692049" calcext:value-type="float">
            <text:p>5,1 <text:s text:c="3"/></text:p>
          </table:table-cell>
          <table:table-cell office:value-type="float" office:value="-1.0492372619739" calcext:value-type="float">
            <text:p>-1,0</text:p>
          </table:table-cell>
          <table:table-cell office:value-type="float" office:value="-1.47796644455078" calcext:value-type="float">
            <text:p>-1,5</text:p>
          </table:table-cell>
        </table:table-row>
        <table:table-row table:style-name="ro2">
          <table:table-cell office:value-type="string" calcext:value-type="string">
            <text:p>Industries des biens d’équipement</text:p>
          </table:table-cell>
          <table:table-cell office:value-type="float" office:value="44.1533844256233" calcext:value-type="float">
            <text:p>44,2 <text:s text:c="3"/></text:p>
          </table:table-cell>
          <table:table-cell office:value-type="float" office:value="39.8246553232532" calcext:value-type="float">
            <text:p>39,8 <text:s text:c="3"/></text:p>
          </table:table-cell>
          <table:table-cell office:value-type="float" office:value="33.8344866828651" calcext:value-type="float">
            <text:p>33,8 <text:s text:c="3"/></text:p>
          </table:table-cell>
          <table:table-cell office:value-type="float" office:value="4.24484019143323" calcext:value-type="float">
            <text:p>4,2 <text:s text:c="3"/></text:p>
          </table:table-cell>
          <table:table-cell office:value-type="float" office:value="3.17647996417551" calcext:value-type="float">
            <text:p>3,2 <text:s text:c="3"/></text:p>
          </table:table-cell>
          <table:table-cell office:value-type="float" office:value="2.26560093548499" calcext:value-type="float">
            <text:p>2,3 <text:s text:c="3"/></text:p>
          </table:table-cell>
          <table:table-cell office:value-type="float" office:value="4.57540898616579" calcext:value-type="float">
            <text:p>4,6 <text:s text:c="3"/></text:p>
          </table:table-cell>
          <table:table-cell office:value-type="float" office:value="5.05538733978834" calcext:value-type="float">
            <text:p>5,1 <text:s text:c="3"/></text:p>
          </table:table-cell>
          <table:table-cell office:value-type="float" office:value="6.20185166192238" calcext:value-type="float">
            <text:p>6,2 <text:s text:c="3"/></text:p>
          </table:table-cell>
          <table:table-cell office:value-type="float" office:value="-0.571601111926556" calcext:value-type="float">
            <text:p>-0,6</text:p>
          </table:table-cell>
          <table:table-cell office:value-type="float" office:value="-0.738196403969083" calcext:value-type="float">
            <text:p>-0,7</text:p>
          </table:table-cell>
        </table:table-row>
        <table:table-row table:style-name="ro2">
          <table:table-cell office:value-type="string" calcext:value-type="string">
            <text:p>Industries des biens intermédiaires</text:p>
          </table:table-cell>
          <table:table-cell office:value-type="float" office:value="42.4262725569896" calcext:value-type="float">
            <text:p>42,4 <text:s text:c="3"/></text:p>
          </table:table-cell>
          <table:table-cell office:value-type="float" office:value="41.6322154656601" calcext:value-type="float">
            <text:p>41,6 <text:s text:c="3"/></text:p>
          </table:table-cell>
          <table:table-cell office:value-type="float" office:value="31.1983589101106" calcext:value-type="float">
            <text:p>31,2 <text:s text:c="3"/></text:p>
          </table:table-cell>
          <table:table-cell office:value-type="float" office:value="4.07879824537522" calcext:value-type="float">
            <text:p>4,1 <text:s text:c="3"/></text:p>
          </table:table-cell>
          <table:table-cell office:value-type="float" office:value="3.32065393203018" calcext:value-type="float">
            <text:p>3,3 <text:s text:c="3"/></text:p>
          </table:table-cell>
          <table:table-cell office:value-type="float" office:value="2.08908241448627" calcext:value-type="float">
            <text:p>2,1 <text:s text:c="3"/></text:p>
          </table:table-cell>
          <table:table-cell office:value-type="float" office:value="2.47470014487293" calcext:value-type="float">
            <text:p>2,5 <text:s text:c="3"/></text:p>
          </table:table-cell>
          <table:table-cell office:value-type="float" office:value="3.30705877004021" calcext:value-type="float">
            <text:p>3,3 <text:s text:c="3"/></text:p>
          </table:table-cell>
          <table:table-cell office:value-type="float" office:value="4.17768207934272" calcext:value-type="float">
            <text:p>4,2 <text:s text:c="3"/></text:p>
          </table:table-cell>
          <table:table-cell office:value-type="float" office:value="-0.104908978249652" calcext:value-type="float">
            <text:p>-0,1</text:p>
          </table:table-cell>
          <table:table-cell office:value-type="float" office:value="-1.30284213024999" calcext:value-type="float">
            <text:p>-1,3</text:p>
          </table:table-cell>
        </table:table-row>
        <table:table-row table:style-name="ro1">
          <table:table-cell office:value-type="string" calcext:value-type="string">
            <text:p>Energie</text:p>
          </table:table-cell>
          <table:table-cell office:value-type="float" office:value="6.55037462281313" calcext:value-type="float">
            <text:p>6,6 <text:s text:c="3"/></text:p>
          </table:table-cell>
          <table:table-cell office:value-type="float" office:value="7.24823787210498" calcext:value-type="float">
            <text:p>7,2 <text:s text:c="3"/></text:p>
          </table:table-cell>
          <table:table-cell office:value-type="float" office:value="6.5590406277346" calcext:value-type="float">
            <text:p>6,6 <text:s text:c="3"/></text:p>
          </table:table-cell>
          <table:table-cell office:value-type="float" office:value="0.629743197029428" calcext:value-type="float">
            <text:p>0,6 <text:s text:c="3"/></text:p>
          </table:table-cell>
          <table:table-cell office:value-type="float" office:value="0.57813136584452" calcext:value-type="float">
            <text:p>0,6 <text:s text:c="3"/></text:p>
          </table:table-cell>
          <table:table-cell office:value-type="float" office:value="0.439201833365046" calcext:value-type="float">
            <text:p>0,4 <text:s text:c="3"/></text:p>
          </table:table-cell>
          <table:table-cell office:value-type="float" office:value="2.32968484370464" calcext:value-type="float">
            <text:p>2,3 <text:s text:c="3"/></text:p>
          </table:table-cell>
          <table:table-cell office:value-type="float" office:value="3.06327625526811" calcext:value-type="float">
            <text:p>3,1 <text:s text:c="3"/></text:p>
          </table:table-cell>
          <table:table-cell office:value-type="float" office:value="3.46187166138538" calcext:value-type="float">
            <text:p>3,5 <text:s text:c="3"/></text:p>
          </table:table-cell>
          <table:table-cell office:value-type="float" office:value="0.564007594610061" calcext:value-type="float">
            <text:p>0,6</text:p>
          </table:table-cell>
          <table:table-cell office:value-type="float" office:value="-0.453125007349497" calcext:value-type="float">
            <text:p>-0,5</text:p>
          </table:table-cell>
        </table:table-row>
        <table:table-row table:style-name="ro2">
          <table:table-cell office:value-type="string" calcext:value-type="string">
            <text:p>Construction</text:p>
          </table:table-cell>
          <table:table-cell office:value-type="float" office:value="74.201" calcext:value-type="float">
            <text:p>74,2 <text:s text:c="3"/></text:p>
          </table:table-cell>
          <table:table-cell office:value-type="float" office:value="98.5313094828888" calcext:value-type="float">
            <text:p>98,5 <text:s text:c="3"/></text:p>
          </table:table-cell>
          <table:table-cell office:value-type="float" office:value="128.956351704574" calcext:value-type="float">
            <text:p>129,0 <text:s text:c="3"/></text:p>
          </table:table-cell>
          <table:table-cell office:value-type="float" office:value="7.13357291047775" calcext:value-type="float">
            <text:p>7,1 <text:s text:c="3"/></text:p>
          </table:table-cell>
          <table:table-cell office:value-type="float" office:value="7.8590191898943" calcext:value-type="float">
            <text:p>7,9 <text:s text:c="3"/></text:p>
          </table:table-cell>
          <table:table-cell office:value-type="float" office:value="8.63508389523099" calcext:value-type="float">
            <text:p>8,6 <text:s text:c="3"/></text:p>
          </table:table-cell>
          <table:table-cell office:value-type="float" office:value="4.60793634923464" calcext:value-type="float">
            <text:p>4,6 <text:s text:c="3"/></text:p>
          </table:table-cell>
          <table:table-cell office:value-type="float" office:value="5.70274381514057" calcext:value-type="float">
            <text:p>5,7 <text:s text:c="3"/></text:p>
          </table:table-cell>
          <table:table-cell office:value-type="float" office:value="7.02756754283327" calcext:value-type="float">
            <text:p>7,0 <text:s text:c="3"/></text:p>
          </table:table-cell>
          <table:table-cell office:value-type="float" office:value="1.58801443829844" calcext:value-type="float">
            <text:p>1,6</text:p>
          </table:table-cell>
          <table:table-cell office:value-type="float" office:value="1.2306915693199" calcext:value-type="float">
            <text:p>1,2</text:p>
          </table:table-cell>
        </table:table-row>
        <table:table-row table:style-name="ro2">
          <table:table-cell office:value-type="string" calcext:value-type="string">
            <text:p>Commerce</text:p>
          </table:table-cell>
          <table:table-cell office:value-type="float" office:value="138.268" calcext:value-type="float">
            <text:p>138,3 <text:s text:c="3"/></text:p>
          </table:table-cell>
          <table:table-cell office:value-type="float" office:value="172.756374506713" calcext:value-type="float">
            <text:p>172,8 <text:s text:c="3"/></text:p>
          </table:table-cell>
          <table:table-cell office:value-type="float" office:value="240.305747787954" calcext:value-type="float">
            <text:p>240,3 <text:s text:c="3"/></text:p>
          </table:table-cell>
          <table:table-cell office:value-type="float" office:value="13.2928782521251" calcext:value-type="float">
            <text:p>13,3 <text:s text:c="3"/></text:p>
          </table:table-cell>
          <table:table-cell office:value-type="float" office:value="13.7793323721187" calcext:value-type="float">
            <text:p>13,8 <text:s text:c="3"/></text:p>
          </table:table-cell>
          <table:table-cell office:value-type="float" office:value="16.0911832975001" calcext:value-type="float">
            <text:p>16,1 <text:s text:c="3"/></text:p>
          </table:table-cell>
          <table:table-cell office:value-type="float" office:value="4.55606175534975" calcext:value-type="float">
            <text:p>4,6 <text:s text:c="3"/></text:p>
          </table:table-cell>
          <table:table-cell office:value-type="float" office:value="5.07523920339025" calcext:value-type="float">
            <text:p>5,1 <text:s text:c="3"/></text:p>
          </table:table-cell>
          <table:table-cell office:value-type="float" office:value="5.74440502429535" calcext:value-type="float">
            <text:p>5,7 <text:s text:c="3"/></text:p>
          </table:table-cell>
          <table:table-cell office:value-type="float" office:value="1.24484297009257" calcext:value-type="float">
            <text:p>1,2</text:p>
          </table:table-cell>
          <table:table-cell office:value-type="float" office:value="1.51144349972836" calcext:value-type="float">
            <text:p>1,5</text:p>
          </table:table-cell>
        </table:table-row>
        <table:table-row table:style-name="ro2">
          <table:table-cell office:value-type="string" calcext:value-type="string">
            <text:p>Transports</text:p>
          </table:table-cell>
          <table:table-cell office:value-type="float" office:value="37.1540046529276" calcext:value-type="float">
            <text:p>37,2 <text:s text:c="3"/></text:p>
          </table:table-cell>
          <table:table-cell office:value-type="float" office:value="46.6557149060065" calcext:value-type="float">
            <text:p>46,7 <text:s text:c="3"/></text:p>
          </table:table-cell>
          <table:table-cell office:value-type="float" office:value="47.9028132533827" calcext:value-type="float">
            <text:p>47,9 <text:s text:c="3"/></text:p>
          </table:table-cell>
          <table:table-cell office:value-type="float" office:value="3.57193031236626" calcext:value-type="float">
            <text:p>3,6 <text:s text:c="3"/></text:p>
          </table:table-cell>
          <table:table-cell office:value-type="float" office:value="3.72133650398932" calcext:value-type="float">
            <text:p>3,7 <text:s text:c="3"/></text:p>
          </table:table-cell>
          <table:table-cell office:value-type="float" office:value="3.2076342560323" calcext:value-type="float">
            <text:p>3,2 <text:s text:c="3"/></text:p>
          </table:table-cell>
          <table:table-cell office:value-type="float" office:value="3.8711734344007" calcext:value-type="float">
            <text:p>3,9 <text:s text:c="3"/></text:p>
          </table:table-cell>
          <table:table-cell office:value-type="float" office:value="4.00196995396217" calcext:value-type="float">
            <text:p>4,0 <text:s text:c="3"/></text:p>
          </table:table-cell>
          <table:table-cell office:value-type="float" office:value="4.01531150126549" calcext:value-type="float">
            <text:p>4,0 <text:s text:c="3"/></text:p>
          </table:table-cell>
          <table:table-cell office:value-type="float" office:value="1.27316923348424" calcext:value-type="float">
            <text:p>1,3</text:p>
          </table:table-cell>
          <table:table-cell office:value-type="float" office:value="0.119975589023058" calcext:value-type="float">
            <text:p>0,1</text:p>
          </table:table-cell>
        </table:table-row>
        <table:table-row table:style-name="ro2">
          <table:table-cell office:value-type="string" calcext:value-type="string">
            <text:p>Activités financières</text:p>
          </table:table-cell>
          <table:table-cell office:value-type="float" office:value="26.1838121830383" calcext:value-type="float">
            <text:p>26,2 <text:s text:c="3"/></text:p>
          </table:table-cell>
          <table:table-cell office:value-type="float" office:value="30.7915567162637" calcext:value-type="float">
            <text:p>30,8 <text:s text:c="3"/></text:p>
          </table:table-cell>
          <table:table-cell office:value-type="float" office:value="35.7752811421235" calcext:value-type="float">
            <text:p>35,8 <text:s text:c="3"/></text:p>
          </table:table-cell>
          <table:table-cell office:value-type="float" office:value="2.5172724529583" calcext:value-type="float">
            <text:p>2,5 <text:s text:c="3"/></text:p>
          </table:table-cell>
          <table:table-cell office:value-type="float" office:value="2.45598517252894" calcext:value-type="float">
            <text:p>2,5 <text:s text:c="3"/></text:p>
          </table:table-cell>
          <table:table-cell office:value-type="float" office:value="2.39555903958434" calcext:value-type="float">
            <text:p>2,4 <text:s text:c="3"/></text:p>
          </table:table-cell>
          <table:table-cell office:value-type="float" office:value="3.53053109775325" calcext:value-type="float">
            <text:p>3,5 <text:s text:c="3"/></text:p>
          </table:table-cell>
          <table:table-cell office:value-type="float" office:value="3.94760382687662" calcext:value-type="float">
            <text:p>3,9 <text:s text:c="3"/></text:p>
          </table:table-cell>
          <table:table-cell office:value-type="float" office:value="4.41254704626202" calcext:value-type="float">
            <text:p>4,4 <text:s text:c="3"/></text:p>
          </table:table-cell>
          <table:table-cell office:value-type="float" office:value="0.90461802353663" calcext:value-type="float">
            <text:p>0,9</text:p>
          </table:table-cell>
          <table:table-cell office:value-type="float" office:value="0.684224118392662" calcext:value-type="float">
            <text:p>0,7</text:p>
          </table:table-cell>
        </table:table-row>
        <table:table-row table:style-name="ro2">
          <table:table-cell office:value-type="string" calcext:value-type="string">
            <text:p>Activités immobilières</text:p>
          </table:table-cell>
          <table:table-cell office:value-type="float" office:value="5.34762376765717" calcext:value-type="float">
            <text:p>5,3 <text:s text:c="3"/></text:p>
          </table:table-cell>
          <table:table-cell office:value-type="float" office:value="7.66092173009441" calcext:value-type="float">
            <text:p>7,7 <text:s text:c="3"/></text:p>
          </table:table-cell>
          <table:table-cell office:value-type="float" office:value="10.3423310151218" calcext:value-type="float">
            <text:p>10,3 <text:s text:c="3"/></text:p>
          </table:table-cell>
          <table:table-cell office:value-type="float" office:value="0.514112532774304" calcext:value-type="float">
            <text:p>0,5 <text:s text:c="3"/></text:p>
          </table:table-cell>
          <table:table-cell office:value-type="float" office:value="0.611047708642764" calcext:value-type="float">
            <text:p>0,6 <text:s text:c="3"/></text:p>
          </table:table-cell>
          <table:table-cell office:value-type="float" office:value="0.692535844937817" calcext:value-type="float">
            <text:p>0,7 <text:s text:c="3"/></text:p>
          </table:table-cell>
          <table:table-cell office:value-type="float" office:value="1.85785610722154" calcext:value-type="float">
            <text:p>1,9 <text:s text:c="3"/></text:p>
          </table:table-cell>
          <table:table-cell office:value-type="float" office:value="2.4742024890415" calcext:value-type="float">
            <text:p>2,5 <text:s text:c="3"/></text:p>
          </table:table-cell>
          <table:table-cell office:value-type="float" office:value="3.25588392980673" calcext:value-type="float">
            <text:p>3,3 <text:s text:c="3"/></text:p>
          </table:table-cell>
          <table:table-cell office:value-type="float" office:value="2.01718679777771" calcext:value-type="float">
            <text:p>2,0</text:p>
          </table:table-cell>
          <table:table-cell office:value-type="float" office:value="1.37349685803867" calcext:value-type="float">
            <text:p>1,4</text:p>
          </table:table-cell>
        </table:table-row>
        <table:table-row table:style-name="ro2">
          <table:table-cell office:value-type="string" calcext:value-type="string">
            <text:p>Services aux entreprises</text:p>
          </table:table-cell>
          <table:table-cell office:value-type="float" office:value="72.9653063321878" calcext:value-type="float">
            <text:p>73,0 <text:s text:c="3"/></text:p>
          </table:table-cell>
          <table:table-cell office:value-type="float" office:value="142.499829714779" calcext:value-type="float">
            <text:p>142,5 <text:s text:c="3"/></text:p>
          </table:table-cell>
          <table:table-cell office:value-type="float" office:value="275.345236905509" calcext:value-type="float">
            <text:p>275,3 <text:s text:c="3"/></text:p>
          </table:table-cell>
          <table:table-cell office:value-type="float" office:value="7.01477517359612" calcext:value-type="float">
            <text:p>7,0 <text:s text:c="3"/></text:p>
          </table:table-cell>
          <table:table-cell office:value-type="float" office:value="11.3660206300171" calcext:value-type="float">
            <text:p>11,4 <text:s text:c="3"/></text:p>
          </table:table-cell>
          <table:table-cell office:value-type="float" office:value="18.4374727526274" calcext:value-type="float">
            <text:p>18,4 <text:s text:c="3"/></text:p>
          </table:table-cell>
          <table:table-cell office:value-type="float" office:value="3.30035231831003" calcext:value-type="float">
            <text:p>3,3 <text:s text:c="3"/></text:p>
          </table:table-cell>
          <table:table-cell office:value-type="float" office:value="4.03254967807119" calcext:value-type="float">
            <text:p>4,0 <text:s text:c="3"/></text:p>
          </table:table-cell>
          <table:table-cell office:value-type="float" office:value="5.40142436514294" calcext:value-type="float">
            <text:p>5,4 <text:s text:c="3"/></text:p>
          </table:table-cell>
          <table:table-cell office:value-type="float" office:value="3.78865531968382" calcext:value-type="float">
            <text:p>3,8</text:p>
          </table:table-cell>
          <table:table-cell office:value-type="float" office:value="3.03929386186386" calcext:value-type="float">
            <text:p>3,0</text:p>
          </table:table-cell>
        </table:table-row>
        <table:table-row table:style-name="ro2">
          <table:table-cell office:value-type="string" calcext:value-type="string">
            <text:p>Services aux particuliers</text:p>
          </table:table-cell>
          <table:table-cell office:value-type="float" office:value="54.6212894723719" calcext:value-type="float">
            <text:p>54,6 <text:s text:c="3"/></text:p>
          </table:table-cell>
          <table:table-cell office:value-type="float" office:value="101.304514562332" calcext:value-type="float">
            <text:p>101,3 <text:s text:c="3"/></text:p>
          </table:table-cell>
          <table:table-cell office:value-type="float" office:value="152.393331743443" calcext:value-type="float">
            <text:p>152,4 <text:s text:c="3"/></text:p>
          </table:table-cell>
          <table:table-cell office:value-type="float" office:value="5.25120889092432" calcext:value-type="float">
            <text:p>5,3 <text:s text:c="3"/></text:p>
          </table:table-cell>
          <table:table-cell office:value-type="float" office:value="8.08021458505589" calcext:value-type="float">
            <text:p>8,1 <text:s text:c="3"/></text:p>
          </table:table-cell>
          <table:table-cell office:value-type="float" office:value="10.2044543543931" calcext:value-type="float">
            <text:p>10,2 <text:s text:c="3"/></text:p>
          </table:table-cell>
          <table:table-cell office:value-type="float" office:value="4.3898457997824" calcext:value-type="float">
            <text:p>4,4 <text:s text:c="3"/></text:p>
          </table:table-cell>
          <table:table-cell office:value-type="float" office:value="4.45089344731984" calcext:value-type="float">
            <text:p>4,5 <text:s text:c="3"/></text:p>
          </table:table-cell>
          <table:table-cell office:value-type="float" office:value="4.33345325817572" calcext:value-type="float">
            <text:p>4,3 <text:s text:c="3"/></text:p>
          </table:table-cell>
          <table:table-cell office:value-type="float" office:value="3.49126940599651" calcext:value-type="float">
            <text:p>3,5</text:p>
          </table:table-cell>
          <table:table-cell office:value-type="float" office:value="1.87339514892131" calcext:value-type="float">
            <text:p>1,9</text:p>
          </table:table-cell>
        </table:table-row>
        <table:table-row table:style-name="ro1">
          <table:table-cell office:value-type="string" calcext:value-type="string">
            <text:p>Education - santé - action sociale</text:p>
          </table:table-cell>
          <table:table-cell office:value-type="float" office:value="195.734292700801" calcext:value-type="float">
            <text:p>195,7 <text:s text:c="3"/></text:p>
          </table:table-cell>
          <table:table-cell office:value-type="float" office:value="239.9092120327" calcext:value-type="float">
            <text:p>239,9 <text:s text:c="3"/></text:p>
          </table:table-cell>
          <table:table-cell office:value-type="float" office:value="283.107362538335" calcext:value-type="float">
            <text:p>283,1 <text:s text:c="3"/></text:p>
          </table:table-cell>
          <table:table-cell office:value-type="float" office:value="18.8176014886856" calcext:value-type="float">
            <text:p>18,8 <text:s text:c="3"/></text:p>
          </table:table-cell>
          <table:table-cell office:value-type="float" office:value="19.1355530652401" calcext:value-type="float">
            <text:p>19,1 <text:s text:c="3"/></text:p>
          </table:table-cell>
          <table:table-cell office:value-type="float" office:value="18.9572347120718" calcext:value-type="float">
            <text:p>19,0 <text:s text:c="3"/></text:p>
          </table:table-cell>
          <table:table-cell office:value-type="float" office:value="5.36492458693671" calcext:value-type="float">
            <text:p>5,4 <text:s text:c="3"/></text:p>
          </table:table-cell>
          <table:table-cell office:value-type="float" office:value="5.46371602543029" calcext:value-type="float">
            <text:p>5,5 <text:s text:c="3"/></text:p>
          </table:table-cell>
          <table:table-cell office:value-type="float" office:value="5.45397033741107" calcext:value-type="float">
            <text:p>5,5 <text:s text:c="3"/></text:p>
          </table:table-cell>
          <table:table-cell office:value-type="float" office:value="1.13698441319146" calcext:value-type="float">
            <text:p>1,1</text:p>
          </table:table-cell>
          <table:table-cell office:value-type="float" office:value="0.755409978764265" calcext:value-type="float">
            <text:p>0,8</text:p>
          </table:table-cell>
        </table:table-row>
        <table:table-row table:style-name="ro2">
          <table:table-cell table:style-name="ce4" office:value-type="string" calcext:value-type="string">
            <text:p>Administration</text:p>
          </table:table-cell>
          <table:table-cell table:style-name="ce8" office:value-type="float" office:value="117.265670891016" calcext:value-type="float">
            <text:p>117,3 <text:s text:c="3"/></text:p>
          </table:table-cell>
          <table:table-cell table:style-name="ce12" office:value-type="float" office:value="148.52594267043" calcext:value-type="float">
            <text:p>148,5 <text:s text:c="3"/></text:p>
          </table:table-cell>
          <table:table-cell table:style-name="ce16" office:value-type="float" office:value="126.820150179635" calcext:value-type="float">
            <text:p>126,8 <text:s text:c="3"/></text:p>
          </table:table-cell>
          <table:table-cell table:style-name="ce19" office:value-type="float" office:value="11.2737458147081" calcext:value-type="float">
            <text:p>11,3 <text:s text:c="3"/></text:p>
          </table:table-cell>
          <table:table-cell table:style-name="ce22" office:value-type="float" office:value="11.8466733038472" calcext:value-type="float">
            <text:p>11,8 <text:s text:c="3"/></text:p>
          </table:table-cell>
          <table:table-cell table:style-name="ce25" office:value-type="float" office:value="8.49204108158785" calcext:value-type="float">
            <text:p>8,5 <text:s text:c="3"/></text:p>
          </table:table-cell>
          <table:table-cell table:style-name="ce19" office:value-type="float" office:value="4.86796711012142" calcext:value-type="float">
            <text:p>4,9 <text:s text:c="3"/></text:p>
          </table:table-cell>
          <table:table-cell table:style-name="ce22" office:value-type="float" office:value="4.82443559600432" calcext:value-type="float">
            <text:p>4,8 <text:s text:c="3"/></text:p>
          </table:table-cell>
          <table:table-cell table:style-name="ce25" office:value-type="float" office:value="4.57841049438163" calcext:value-type="float">
            <text:p>4,6 <text:s text:c="3"/></text:p>
          </table:table-cell>
          <table:table-cell table:style-name="ce29" office:value-type="float" office:value="1.32153154462844" calcext:value-type="float">
            <text:p>1,3</text:p>
          </table:table-cell>
          <table:table-cell table:style-name="ce33" office:value-type="float" office:value="-0.715562565970718" calcext:value-type="float">
            <text:p>-0,7</text:p>
          </table:table-cell>
        </table:table-row>
      </table:table>
      <table:table table:name="54" table:style-name="ta1">
        <table:table-column table:style-name="co2" table:default-cell-style-name="ce3"/>
        <table:table-column table:style-name="co2" table:default-cell-style-name="ce7"/>
        <table:table-column table:style-name="co2" table:default-cell-style-name="ce11"/>
        <table:table-column table:style-name="co2" table:default-cell-style-name="ce15"/>
        <table:table-column table:style-name="co2" table:default-cell-style-name="ce18"/>
        <table:table-column table:style-name="co2" table:default-cell-style-name="ce21"/>
        <table:table-column table:style-name="co2" table:default-cell-style-name="ce24"/>
        <table:table-column table:style-name="co2" table:default-cell-style-name="ce18"/>
        <table:table-column table:style-name="co2" table:default-cell-style-name="ce21"/>
        <table:table-column table:style-name="co2" table:default-cell-style-name="ce24"/>
        <table:table-column table:style-name="co2" table:default-cell-style-name="ce28"/>
        <table:table-column table:style-name="co2" table:default-cell-style-name="ce32"/>
        <table:table-row table:style-name="ro1">
          <table:table-cell table:style-name="ce1" office:value-type="string" calcext:value-type="string">
            <text:p>Secteur</text:p>
          </table:table-cell>
          <table:table-cell table:style-name="ce5" office:value-type="string" calcext:value-type="string">
            <text:p>Nb_1990</text:p>
          </table:table-cell>
          <table:table-cell table:style-name="ce9" office:value-type="string" calcext:value-type="string">
            <text:p>Nb_2008</text:p>
          </table:table-cell>
          <table:table-cell table:style-name="ce13" office:value-type="string" calcext:value-type="string">
            <text:p>Nb_2030</text:p>
          </table:table-cell>
          <table:table-cell table:style-name="ce5" office:value-type="string" calcext:value-type="string">
            <text:p>P_Reg_1990</text:p>
          </table:table-cell>
          <table:table-cell table:style-name="ce9" office:value-type="string" calcext:value-type="string">
            <text:p>P_Reg_2008</text:p>
          </table:table-cell>
          <table:table-cell table:style-name="ce13" office:value-type="string" calcext:value-type="string">
            <text:p>P_Reg_2030</text:p>
          </table:table-cell>
          <table:table-cell table:style-name="ce5" office:value-type="string" calcext:value-type="string">
            <text:p>P_Sect_1990</text:p>
          </table:table-cell>
          <table:table-cell table:style-name="ce9" office:value-type="string" calcext:value-type="string">
            <text:p>P_Sect_2008</text:p>
          </table:table-cell>
          <table:table-cell table:style-name="ce13" office:value-type="string" calcext:value-type="string">
            <text:p>P_Sect_2030</text:p>
          </table:table-cell>
          <table:table-cell table:style-name="ce26" office:value-type="string" calcext:value-type="string">
            <text:p>TCAM1990_2008</text:p>
          </table:table-cell>
          <table:table-cell table:style-name="ce30" office:value-type="string" calcext:value-type="string">
            <text:p>TCAM_2008-2030</text:p>
          </table:table-cell>
        </table:table-row>
        <table:table-row table:style-name="ro2">
          <table:table-cell table:style-name="ce2" office:value-type="string" calcext:value-type="string">
            <text:p>Ensemble des secteurs</text:p>
          </table:table-cell>
          <table:table-cell table:style-name="ce6" office:value-type="float" office:value="574.462" calcext:value-type="float">
            <text:p>574,5 <text:s text:c="3"/></text:p>
          </table:table-cell>
          <table:table-cell table:style-name="ce10" office:value-type="float" office:value="665.962533515532" calcext:value-type="float">
            <text:p>666,0 <text:s text:c="3"/></text:p>
          </table:table-cell>
          <table:table-cell table:style-name="ce14" office:value-type="float" office:value="743.16244567846" calcext:value-type="float">
            <text:p>743,2 <text:s text:c="3"/></text:p>
          </table:table-cell>
          <table:table-cell table:style-name="ce17" office:value-type="float" office:value="100" calcext:value-type="float">
            <text:p>100,0 <text:s text:c="3"/></text:p>
          </table:table-cell>
          <table:table-cell table:style-name="ce20" office:value-type="float" office:value="100" calcext:value-type="float">
            <text:p>100,0 <text:s text:c="3"/></text:p>
          </table:table-cell>
          <table:table-cell table:style-name="ce23" office:value-type="float" office:value="100" calcext:value-type="float">
            <text:p>100,0 <text:s text:c="3"/></text:p>
          </table:table-cell>
          <table:table-cell table:style-name="ce17" office:value-type="float" office:value="2.59041460648571" calcext:value-type="float">
            <text:p>2,6 <text:s text:c="3"/></text:p>
          </table:table-cell>
          <table:table-cell table:style-name="ce20" office:value-type="float" office:value="2.6520369961854" calcext:value-type="float">
            <text:p>2,7 <text:s text:c="3"/></text:p>
          </table:table-cell>
          <table:table-cell table:style-name="ce23" office:value-type="float" office:value="2.68149612768963" calcext:value-type="float">
            <text:p>2,7 <text:s text:c="3"/></text:p>
          </table:table-cell>
          <table:table-cell table:style-name="ce27" office:value-type="float" office:value="0.824488462654638" calcext:value-type="float">
            <text:p>0,8</text:p>
          </table:table-cell>
          <table:table-cell table:style-name="ce31" office:value-type="float" office:value="0.499795936931546" calcext:value-type="float">
            <text:p>0,5</text:p>
          </table:table-cell>
        </table:table-row>
        <table:table-row table:style-name="ro2">
          <table:table-cell office:value-type="string" calcext:value-type="string">
            <text:p>Agriculture - sylviculture - pêche</text:p>
          </table:table-cell>
          <table:table-cell office:value-type="float" office:value="65.435" calcext:value-type="float">
            <text:p>65,4 <text:s text:c="3"/></text:p>
          </table:table-cell>
          <table:table-cell office:value-type="float" office:value="39.3363186890329" calcext:value-type="float">
            <text:p>39,3 <text:s text:c="3"/></text:p>
          </table:table-cell>
          <table:table-cell office:value-type="float" office:value="17.5000085434652" calcext:value-type="float">
            <text:p>17,5 <text:s text:c="3"/></text:p>
          </table:table-cell>
          <table:table-cell office:value-type="float" office:value="11.3906576936333" calcext:value-type="float">
            <text:p>11,4 <text:s text:c="3"/></text:p>
          </table:table-cell>
          <table:table-cell office:value-type="float" office:value="5.90668644396276" calcext:value-type="float">
            <text:p>5,9 <text:s text:c="3"/></text:p>
          </table:table-cell>
          <table:table-cell office:value-type="float" office:value="2.35480259332653" calcext:value-type="float">
            <text:p>2,4 <text:s text:c="3"/></text:p>
          </table:table-cell>
          <table:table-cell office:value-type="float" office:value="5.33923544531027" calcext:value-type="float">
            <text:p>5,3 <text:s text:c="3"/></text:p>
          </table:table-cell>
          <table:table-cell office:value-type="float" office:value="5.06650353167256" calcext:value-type="float">
            <text:p>5,1 <text:s text:c="3"/></text:p>
          </table:table-cell>
          <table:table-cell office:value-type="float" office:value="4.70206852202141" calcext:value-type="float">
            <text:p>4,7 <text:s text:c="3"/></text:p>
          </table:table-cell>
          <table:table-cell office:value-type="float" office:value="-2.78767917494697" calcext:value-type="float">
            <text:p>-2,8</text:p>
          </table:table-cell>
          <table:table-cell office:value-type="float" office:value="-3.61463068533888" calcext:value-type="float">
            <text:p>-3,6</text:p>
          </table:table-cell>
        </table:table-row>
        <table:table-row table:style-name="ro2">
          <table:table-cell office:value-type="string" calcext:value-type="string">
            <text:p>Industries agricoles et alimentaires</text:p>
          </table:table-cell>
          <table:table-cell office:value-type="float" office:value="20.3986539143723" calcext:value-type="float">
            <text:p>20,4 <text:s text:c="3"/></text:p>
          </table:table-cell>
          <table:table-cell office:value-type="float" office:value="19.1406402842303" calcext:value-type="float">
            <text:p>19,1 <text:s text:c="3"/></text:p>
          </table:table-cell>
          <table:table-cell office:value-type="float" office:value="13.1129496161116" calcext:value-type="float">
            <text:p>13,1 <text:s text:c="3"/></text:p>
          </table:table-cell>
          <table:table-cell office:value-type="float" office:value="3.55091440589147" calcext:value-type="float">
            <text:p>3,6 <text:s text:c="3"/></text:p>
          </table:table-cell>
          <table:table-cell office:value-type="float" office:value="2.87413169975033" calcext:value-type="float">
            <text:p>2,9 <text:s text:c="3"/></text:p>
          </table:table-cell>
          <table:table-cell office:value-type="float" office:value="1.7644795821377" calcext:value-type="float">
            <text:p>1,8 <text:s text:c="3"/></text:p>
          </table:table-cell>
          <table:table-cell office:value-type="float" office:value="3.53955128936271" calcext:value-type="float">
            <text:p>3,5 <text:s text:c="3"/></text:p>
          </table:table-cell>
          <table:table-cell office:value-type="float" office:value="3.35479041974055" calcext:value-type="float">
            <text:p>3,4 <text:s text:c="3"/></text:p>
          </table:table-cell>
          <table:table-cell office:value-type="float" office:value="2.97370799555504" calcext:value-type="float">
            <text:p>3,0 <text:s text:c="3"/></text:p>
          </table:table-cell>
          <table:table-cell office:value-type="float" office:value="-0.353014743431523" calcext:value-type="float">
            <text:p>-0,4</text:p>
          </table:table-cell>
          <table:table-cell office:value-type="float" office:value="-1.70445950852418" calcext:value-type="float">
            <text:p>-1,7</text:p>
          </table:table-cell>
        </table:table-row>
        <table:table-row table:style-name="ro2">
          <table:table-cell office:value-type="string" calcext:value-type="string">
            <text:p>Industries des biens de consommation</text:p>
          </table:table-cell>
          <table:table-cell office:value-type="float" office:value="18.967619086601" calcext:value-type="float">
            <text:p>19,0 <text:s text:c="3"/></text:p>
          </table:table-cell>
          <table:table-cell office:value-type="float" office:value="12.1068329106087" calcext:value-type="float">
            <text:p>12,1 <text:s text:c="3"/></text:p>
          </table:table-cell>
          <table:table-cell office:value-type="float" office:value="8.61580014681041" calcext:value-type="float">
            <text:p>8,6 <text:s text:c="3"/></text:p>
          </table:table-cell>
          <table:table-cell office:value-type="float" office:value="3.30180570457245" calcext:value-type="float">
            <text:p>3,3 <text:s text:c="3"/></text:p>
          </table:table-cell>
          <table:table-cell office:value-type="float" office:value="1.81794504965591" calcext:value-type="float">
            <text:p>1,8 <text:s text:c="3"/></text:p>
          </table:table-cell>
          <table:table-cell office:value-type="float" office:value="1.15934277854214" calcext:value-type="float">
            <text:p>1,2 <text:s text:c="3"/></text:p>
          </table:table-cell>
          <table:table-cell office:value-type="float" office:value="2.01874243889556" calcext:value-type="float">
            <text:p>2,0 <text:s text:c="3"/></text:p>
          </table:table-cell>
          <table:table-cell office:value-type="float" office:value="2.16580442956452" calcext:value-type="float">
            <text:p>2,2 <text:s text:c="3"/></text:p>
          </table:table-cell>
          <table:table-cell office:value-type="float" office:value="2.70024321677363" calcext:value-type="float">
            <text:p>2,7 <text:s text:c="3"/></text:p>
          </table:table-cell>
          <table:table-cell office:value-type="float" office:value="-2.46339123008482" calcext:value-type="float">
            <text:p>-2,5</text:p>
          </table:table-cell>
          <table:table-cell office:value-type="float" office:value="-1.534344635773" calcext:value-type="float">
            <text:p>-1,5</text:p>
          </table:table-cell>
        </table:table-row>
        <table:table-row table:style-name="ro2">
          <table:table-cell office:value-type="string" calcext:value-type="string">
            <text:p>Industrie automobile</text:p>
          </table:table-cell>
          <table:table-cell office:value-type="float" office:value="8.18252899282342" calcext:value-type="float">
            <text:p>8,2 <text:s text:c="3"/></text:p>
          </table:table-cell>
          <table:table-cell office:value-type="float" office:value="6.39261098918319" calcext:value-type="float">
            <text:p>6,4 <text:s text:c="3"/></text:p>
          </table:table-cell>
          <table:table-cell office:value-type="float" office:value="4.22758199391529" calcext:value-type="float">
            <text:p>4,2 <text:s text:c="3"/></text:p>
          </table:table-cell>
          <table:table-cell office:value-type="float" office:value="1.42438124590024" calcext:value-type="float">
            <text:p>1,4 <text:s text:c="3"/></text:p>
          </table:table-cell>
          <table:table-cell office:value-type="float" office:value="0.95990550030456" calcext:value-type="float">
            <text:p>1,0 <text:s text:c="3"/></text:p>
          </table:table-cell>
          <table:table-cell office:value-type="float" office:value="0.568863781868819" calcext:value-type="float">
            <text:p>0,6 <text:s text:c="3"/></text:p>
          </table:table-cell>
          <table:table-cell office:value-type="float" office:value="2.49724493892941" calcext:value-type="float">
            <text:p>2,5 <text:s text:c="3"/></text:p>
          </table:table-cell>
          <table:table-cell office:value-type="float" office:value="2.50073709627931" calcext:value-type="float">
            <text:p>2,5 <text:s text:c="3"/></text:p>
          </table:table-cell>
          <table:table-cell office:value-type="float" office:value="2.27776111467163" calcext:value-type="float">
            <text:p>2,3 <text:s text:c="3"/></text:p>
          </table:table-cell>
          <table:table-cell office:value-type="float" office:value="-1.36207466148692" calcext:value-type="float">
            <text:p>-1,4</text:p>
          </table:table-cell>
          <table:table-cell office:value-type="float" office:value="-1.8620483223093" calcext:value-type="float">
            <text:p>-1,9</text:p>
          </table:table-cell>
        </table:table-row>
        <table:table-row table:style-name="ro2">
          <table:table-cell office:value-type="string" calcext:value-type="string">
            <text:p>Industries des biens d’équipement</text:p>
          </table:table-cell>
          <table:table-cell office:value-type="float" office:value="25.1840770958969" calcext:value-type="float">
            <text:p>25,2 <text:s text:c="3"/></text:p>
          </table:table-cell>
          <table:table-cell office:value-type="float" office:value="26.8532811920135" calcext:value-type="float">
            <text:p>26,9 <text:s text:c="3"/></text:p>
          </table:table-cell>
          <table:table-cell office:value-type="float" office:value="24.8392056980396" calcext:value-type="float">
            <text:p>24,8 <text:s text:c="3"/></text:p>
          </table:table-cell>
          <table:table-cell office:value-type="float" office:value="4.3839413391829" calcext:value-type="float">
            <text:p>4,4 <text:s text:c="3"/></text:p>
          </table:table-cell>
          <table:table-cell office:value-type="float" office:value="4.03225104124979" calcext:value-type="float">
            <text:p>4,0 <text:s text:c="3"/></text:p>
          </table:table-cell>
          <table:table-cell office:value-type="float" office:value="3.34236556791604" calcext:value-type="float">
            <text:p>3,3 <text:s text:c="3"/></text:p>
          </table:table-cell>
          <table:table-cell office:value-type="float" office:value="2.60970827382349" calcext:value-type="float">
            <text:p>2,6 <text:s text:c="3"/></text:p>
          </table:table-cell>
          <table:table-cell office:value-type="float" office:value="3.40878625735692" calcext:value-type="float">
            <text:p>3,4 <text:s text:c="3"/></text:p>
          </table:table-cell>
          <table:table-cell office:value-type="float" office:value="4.55301924876649" calcext:value-type="float">
            <text:p>4,6 <text:s text:c="3"/></text:p>
          </table:table-cell>
          <table:table-cell office:value-type="float" office:value="0.357170140556451" calcext:value-type="float">
            <text:p>0,4</text:p>
          </table:table-cell>
          <table:table-cell office:value-type="float" office:value="-0.353757970540969" calcext:value-type="float">
            <text:p>-0,4</text:p>
          </table:table-cell>
        </table:table-row>
        <table:table-row table:style-name="ro2">
          <table:table-cell office:value-type="string" calcext:value-type="string">
            <text:p>Industries des biens intermédiaires</text:p>
          </table:table-cell>
          <table:table-cell office:value-type="float" office:value="40.2569319907951" calcext:value-type="float">
            <text:p>40,3 <text:s text:c="3"/></text:p>
          </table:table-cell>
          <table:table-cell office:value-type="float" office:value="34.2296210130626" calcext:value-type="float">
            <text:p>34,2 <text:s text:c="3"/></text:p>
          </table:table-cell>
          <table:table-cell office:value-type="float" office:value="24.0489305111807" calcext:value-type="float">
            <text:p>24,0 <text:s text:c="3"/></text:p>
          </table:table-cell>
          <table:table-cell office:value-type="float" office:value="7.00776239173262" calcext:value-type="float">
            <text:p>7,0 <text:s text:c="3"/></text:p>
          </table:table-cell>
          <table:table-cell office:value-type="float" office:value="5.13987188323774" calcext:value-type="float">
            <text:p>5,1 <text:s text:c="3"/></text:p>
          </table:table-cell>
          <table:table-cell office:value-type="float" office:value="3.23602607357609" calcext:value-type="float">
            <text:p>3,2 <text:s text:c="3"/></text:p>
          </table:table-cell>
          <table:table-cell office:value-type="float" office:value="2.34816375386122" calcext:value-type="float">
            <text:p>2,3 <text:s text:c="3"/></text:p>
          </table:table-cell>
          <table:table-cell office:value-type="float" office:value="2.71903301566482" calcext:value-type="float">
            <text:p>2,7 <text:s text:c="3"/></text:p>
          </table:table-cell>
          <table:table-cell office:value-type="float" office:value="3.22032278407306" calcext:value-type="float">
            <text:p>3,2 <text:s text:c="3"/></text:p>
          </table:table-cell>
          <table:table-cell office:value-type="float" office:value="-0.897012794510621" calcext:value-type="float">
            <text:p>-0,9</text:p>
          </table:table-cell>
          <table:table-cell office:value-type="float" office:value="-1.59174502120797" calcext:value-type="float">
            <text:p>-1,6</text:p>
          </table:table-cell>
        </table:table-row>
        <table:table-row table:style-name="ro1">
          <table:table-cell office:value-type="string" calcext:value-type="string">
            <text:p>Energie</text:p>
          </table:table-cell>
          <table:table-cell office:value-type="float" office:value="4.42018891951137" calcext:value-type="float">
            <text:p>4,4 <text:s text:c="3"/></text:p>
          </table:table-cell>
          <table:table-cell office:value-type="float" office:value="4.8478859594104" calcext:value-type="float">
            <text:p>4,8 <text:s text:c="3"/></text:p>
          </table:table-cell>
          <table:table-cell office:value-type="float" office:value="4.40141915276872" calcext:value-type="float">
            <text:p>4,4 <text:s text:c="3"/></text:p>
          </table:table-cell>
          <table:table-cell office:value-type="float" office:value="0.769448443850311" calcext:value-type="float">
            <text:p>0,8 <text:s text:c="3"/></text:p>
          </table:table-cell>
          <table:table-cell office:value-type="float" office:value="0.727951756357678" calcext:value-type="float">
            <text:p>0,7 <text:s text:c="3"/></text:p>
          </table:table-cell>
          <table:table-cell office:value-type="float" office:value="0.592255324305375" calcext:value-type="float">
            <text:p>0,6 <text:s text:c="3"/></text:p>
          </table:table-cell>
          <table:table-cell office:value-type="float" office:value="1.57206995401958" calcext:value-type="float">
            <text:p>1,6 <text:s text:c="3"/></text:p>
          </table:table-cell>
          <table:table-cell office:value-type="float" office:value="2.04883093101314" calcext:value-type="float">
            <text:p>2,0 <text:s text:c="3"/></text:p>
          </table:table-cell>
          <table:table-cell office:value-type="float" office:value="2.32307575141695" calcext:value-type="float">
            <text:p>2,3 <text:s text:c="3"/></text:p>
          </table:table-cell>
          <table:table-cell office:value-type="float" office:value="0.514431389518544" calcext:value-type="float">
            <text:p>0,5</text:p>
          </table:table-cell>
          <table:table-cell office:value-type="float" office:value="-0.438199372664194" calcext:value-type="float">
            <text:p>-0,4</text:p>
          </table:table-cell>
        </table:table-row>
        <table:table-row table:style-name="ro2">
          <table:table-cell office:value-type="string" calcext:value-type="string">
            <text:p>Construction</text:p>
          </table:table-cell>
          <table:table-cell office:value-type="float" office:value="41.561" calcext:value-type="float">
            <text:p>41,6 <text:s text:c="3"/></text:p>
          </table:table-cell>
          <table:table-cell office:value-type="float" office:value="51.5571735503115" calcext:value-type="float">
            <text:p>51,6 <text:s text:c="3"/></text:p>
          </table:table-cell>
          <table:table-cell office:value-type="float" office:value="62.441659524615" calcext:value-type="float">
            <text:p>62,4 <text:s text:c="3"/></text:p>
          </table:table-cell>
          <table:table-cell office:value-type="float" office:value="7.23476922755552" calcext:value-type="float">
            <text:p>7,2 <text:s text:c="3"/></text:p>
          </table:table-cell>
          <table:table-cell office:value-type="float" office:value="7.74175286981202" calcext:value-type="float">
            <text:p>7,7 <text:s text:c="3"/></text:p>
          </table:table-cell>
          <table:table-cell office:value-type="float" office:value="8.40215485695186" calcext:value-type="float">
            <text:p>8,4 <text:s text:c="3"/></text:p>
          </table:table-cell>
          <table:table-cell office:value-type="float" office:value="2.58096848574198" calcext:value-type="float">
            <text:p>2,6 <text:s text:c="3"/></text:p>
          </table:table-cell>
          <table:table-cell office:value-type="float" office:value="2.9839992397668" calcext:value-type="float">
            <text:p>3,0 <text:s text:c="3"/></text:p>
          </table:table-cell>
          <table:table-cell office:value-type="float" office:value="3.40280237456706" calcext:value-type="float">
            <text:p>3,4 <text:s text:c="3"/></text:p>
          </table:table-cell>
          <table:table-cell office:value-type="float" office:value="1.20458139847637" calcext:value-type="float">
            <text:p>1,2</text:p>
          </table:table-cell>
          <table:table-cell office:value-type="float" office:value="0.874443456010332" calcext:value-type="float">
            <text:p>0,9</text:p>
          </table:table-cell>
        </table:table-row>
        <table:table-row table:style-name="ro2">
          <table:table-cell office:value-type="string" calcext:value-type="string">
            <text:p>Commerce</text:p>
          </table:table-cell>
          <table:table-cell office:value-type="float" office:value="81.309" calcext:value-type="float">
            <text:p>81,3 <text:s text:c="3"/></text:p>
          </table:table-cell>
          <table:table-cell office:value-type="float" office:value="95.8476226657678" calcext:value-type="float">
            <text:p>95,8 <text:s text:c="3"/></text:p>
          </table:table-cell>
          <table:table-cell office:value-type="float" office:value="120.557407331035" calcext:value-type="float">
            <text:p>120,6 <text:s text:c="3"/></text:p>
          </table:table-cell>
          <table:table-cell office:value-type="float" office:value="14.1539388157963" calcext:value-type="float">
            <text:p>14,2 <text:s text:c="3"/></text:p>
          </table:table-cell>
          <table:table-cell office:value-type="float" office:value="14.392344590288" calcext:value-type="float">
            <text:p>14,4 <text:s text:c="3"/></text:p>
          </table:table-cell>
          <table:table-cell office:value-type="float" office:value="16.2222146762238" calcext:value-type="float">
            <text:p>16,2 <text:s text:c="3"/></text:p>
          </table:table-cell>
          <table:table-cell office:value-type="float" office:value="2.67920867638017" calcext:value-type="float">
            <text:p>2,7 <text:s text:c="3"/></text:p>
          </table:table-cell>
          <table:table-cell office:value-type="float" office:value="2.81581280861019" calcext:value-type="float">
            <text:p>2,8 <text:s text:c="3"/></text:p>
          </table:table-cell>
          <table:table-cell office:value-type="float" office:value="2.88187270909354" calcext:value-type="float">
            <text:p>2,9 <text:s text:c="3"/></text:p>
          </table:table-cell>
          <table:table-cell office:value-type="float" office:value="0.918094171111394" calcext:value-type="float">
            <text:p>0,9</text:p>
          </table:table-cell>
          <table:table-cell office:value-type="float" office:value="1.04802820938801" calcext:value-type="float">
            <text:p>1,0</text:p>
          </table:table-cell>
        </table:table-row>
        <table:table-row table:style-name="ro2">
          <table:table-cell office:value-type="string" calcext:value-type="string">
            <text:p>Transports</text:p>
          </table:table-cell>
          <table:table-cell office:value-type="float" office:value="17.2678750311127" calcext:value-type="float">
            <text:p>17,3 <text:s text:c="3"/></text:p>
          </table:table-cell>
          <table:table-cell office:value-type="float" office:value="22.306699410049" calcext:value-type="float">
            <text:p>22,3 <text:s text:c="3"/></text:p>
          </table:table-cell>
          <table:table-cell office:value-type="float" office:value="23.8057272783665" calcext:value-type="float">
            <text:p>23,8 <text:s text:c="3"/></text:p>
          </table:table-cell>
          <table:table-cell office:value-type="float" office:value="3.00592119776637" calcext:value-type="float">
            <text:p>3,0 <text:s text:c="3"/></text:p>
          </table:table-cell>
          <table:table-cell office:value-type="float" office:value="3.34954269758912" calcext:value-type="float">
            <text:p>3,3 <text:s text:c="3"/></text:p>
          </table:table-cell>
          <table:table-cell office:value-type="float" office:value="3.2033006265048" calcext:value-type="float">
            <text:p>3,2 <text:s text:c="3"/></text:p>
          </table:table-cell>
          <table:table-cell office:value-type="float" office:value="1.79918530218861" calcext:value-type="float">
            <text:p>1,8 <text:s text:c="3"/></text:p>
          </table:table-cell>
          <table:table-cell office:value-type="float" office:value="1.9133934822546" calcext:value-type="float">
            <text:p>1,9 <text:s text:c="3"/></text:p>
          </table:table-cell>
          <table:table-cell office:value-type="float" office:value="1.99544461055353" calcext:value-type="float">
            <text:p>2,0 <text:s text:c="3"/></text:p>
          </table:table-cell>
          <table:table-cell office:value-type="float" office:value="1.43260489943713" calcext:value-type="float">
            <text:p>1,4</text:p>
          </table:table-cell>
          <table:table-cell office:value-type="float" office:value="0.296069870723681" calcext:value-type="float">
            <text:p>0,3</text:p>
          </table:table-cell>
        </table:table-row>
        <table:table-row table:style-name="ro2">
          <table:table-cell office:value-type="string" calcext:value-type="string">
            <text:p>Activités financières</text:p>
          </table:table-cell>
          <table:table-cell office:value-type="float" office:value="19.2461087617361" calcext:value-type="float">
            <text:p>19,2 <text:s text:c="3"/></text:p>
          </table:table-cell>
          <table:table-cell office:value-type="float" office:value="24.3216842343167" calcext:value-type="float">
            <text:p>24,3 <text:s text:c="3"/></text:p>
          </table:table-cell>
          <table:table-cell office:value-type="float" office:value="30.6524385343954" calcext:value-type="float">
            <text:p>30,7 <text:s text:c="3"/></text:p>
          </table:table-cell>
          <table:table-cell office:value-type="float" office:value="3.35028405042215" calcext:value-type="float">
            <text:p>3,4 <text:s text:c="3"/></text:p>
          </table:table-cell>
          <table:table-cell office:value-type="float" office:value="3.65210999272371" calcext:value-type="float">
            <text:p>3,7 <text:s text:c="3"/></text:p>
          </table:table-cell>
          <table:table-cell office:value-type="float" office:value="4.12459465795687" calcext:value-type="float">
            <text:p>4,1 <text:s text:c="3"/></text:p>
          </table:table-cell>
          <table:table-cell office:value-type="float" office:value="2.59507611111218" calcext:value-type="float">
            <text:p>2,6 <text:s text:c="3"/></text:p>
          </table:table-cell>
          <table:table-cell office:value-type="float" office:value="3.1181396460141" calcext:value-type="float">
            <text:p>3,1 <text:s text:c="3"/></text:p>
          </table:table-cell>
          <table:table-cell office:value-type="float" office:value="3.78069222093181" calcext:value-type="float">
            <text:p>3,8 <text:s text:c="3"/></text:p>
          </table:table-cell>
          <table:table-cell office:value-type="float" office:value="1.30882110915014" calcext:value-type="float">
            <text:p>1,3</text:p>
          </table:table-cell>
          <table:table-cell office:value-type="float" office:value="1.05711159425483" calcext:value-type="float">
            <text:p>1,1</text:p>
          </table:table-cell>
        </table:table-row>
        <table:table-row table:style-name="ro2">
          <table:table-cell office:value-type="string" calcext:value-type="string">
            <text:p>Activités immobilières</text:p>
          </table:table-cell>
          <table:table-cell office:value-type="float" office:value="3.71960577287954" calcext:value-type="float">
            <text:p>3,7 <text:s text:c="3"/></text:p>
          </table:table-cell>
          <table:table-cell office:value-type="float" office:value="5.14827099310626" calcext:value-type="float">
            <text:p>5,1 <text:s text:c="3"/></text:p>
          </table:table-cell>
          <table:table-cell office:value-type="float" office:value="6.69011930071687" calcext:value-type="float">
            <text:p>6,7 <text:s text:c="3"/></text:p>
          </table:table-cell>
          <table:table-cell office:value-type="float" office:value="0.647493789472505" calcext:value-type="float">
            <text:p>0,6 <text:s text:c="3"/></text:p>
          </table:table-cell>
          <table:table-cell office:value-type="float" office:value="0.773057151718308" calcext:value-type="float">
            <text:p>0,8 <text:s text:c="3"/></text:p>
          </table:table-cell>
          <table:table-cell office:value-type="float" office:value="0.900223005026743" calcext:value-type="float">
            <text:p>0,9 <text:s text:c="3"/></text:p>
          </table:table-cell>
          <table:table-cell office:value-type="float" office:value="1.29225476620026" calcext:value-type="float">
            <text:p>1,3 <text:s text:c="3"/></text:p>
          </table:table-cell>
          <table:table-cell office:value-type="float" office:value="1.66270657163425" calcext:value-type="float">
            <text:p>1,7 <text:s text:c="3"/></text:p>
          </table:table-cell>
          <table:table-cell office:value-type="float" office:value="2.10612596791242" calcext:value-type="float">
            <text:p>2,1 <text:s text:c="3"/></text:p>
          </table:table-cell>
          <table:table-cell office:value-type="float" office:value="1.82219886298804" calcext:value-type="float">
            <text:p>1,8</text:p>
          </table:table-cell>
          <table:table-cell office:value-type="float" office:value="1.1978942285096" calcext:value-type="float">
            <text:p>1,2</text:p>
          </table:table-cell>
        </table:table-row>
        <table:table-row table:style-name="ro2">
          <table:table-cell office:value-type="string" calcext:value-type="string">
            <text:p>Services aux entreprises</text:p>
          </table:table-cell>
          <table:table-cell office:value-type="float" office:value="36.7464591536538" calcext:value-type="float">
            <text:p>36,7 <text:s text:c="3"/></text:p>
          </table:table-cell>
          <table:table-cell office:value-type="float" office:value="61.5398213729936" calcext:value-type="float">
            <text:p>61,5 <text:s text:c="3"/></text:p>
          </table:table-cell>
          <table:table-cell office:value-type="float" office:value="94.0172443619739" calcext:value-type="float">
            <text:p>94,0 <text:s text:c="3"/></text:p>
          </table:table-cell>
          <table:table-cell office:value-type="float" office:value="6.39667361003056" calcext:value-type="float">
            <text:p>6,4 <text:s text:c="3"/></text:p>
          </table:table-cell>
          <table:table-cell office:value-type="float" office:value="9.24073326589901" calcext:value-type="float">
            <text:p>9,2 <text:s text:c="3"/></text:p>
          </table:table-cell>
          <table:table-cell office:value-type="float" office:value="12.6509681575933" calcext:value-type="float">
            <text:p>12,7 <text:s text:c="3"/></text:p>
          </table:table-cell>
          <table:table-cell office:value-type="float" office:value="1.66210857945712" calcext:value-type="float">
            <text:p>1,7 <text:s text:c="3"/></text:p>
          </table:table-cell>
          <table:table-cell office:value-type="float" office:value="1.74149251520465" calcext:value-type="float">
            <text:p>1,7 <text:s text:c="3"/></text:p>
          </table:table-cell>
          <table:table-cell office:value-type="float" office:value="1.84432837897478" calcext:value-type="float">
            <text:p>1,8 <text:s text:c="3"/></text:p>
          </table:table-cell>
          <table:table-cell office:value-type="float" office:value="2.90610771061501" calcext:value-type="float">
            <text:p>2,9</text:p>
          </table:table-cell>
          <table:table-cell office:value-type="float" office:value="1.9450087712197" calcext:value-type="float">
            <text:p>1,9</text:p>
          </table:table-cell>
        </table:table-row>
        <table:table-row table:style-name="ro2">
          <table:table-cell office:value-type="string" calcext:value-type="string">
            <text:p>Services aux particuliers</text:p>
          </table:table-cell>
          <table:table-cell office:value-type="float" office:value="30.5902484198844" calcext:value-type="float">
            <text:p>30,6 <text:s text:c="3"/></text:p>
          </table:table-cell>
          <table:table-cell office:value-type="float" office:value="57.4264452351432" calcext:value-type="float">
            <text:p>57,4 <text:s text:c="3"/></text:p>
          </table:table-cell>
          <table:table-cell office:value-type="float" office:value="83.2608702737199" calcext:value-type="float">
            <text:p>83,3 <text:s text:c="3"/></text:p>
          </table:table-cell>
          <table:table-cell office:value-type="float" office:value="5.32502557521374" calcext:value-type="float">
            <text:p>5,3 <text:s text:c="3"/></text:p>
          </table:table-cell>
          <table:table-cell office:value-type="float" office:value="8.62307447417444" calcext:value-type="float">
            <text:p>8,6 <text:s text:c="3"/></text:p>
          </table:table-cell>
          <table:table-cell office:value-type="float" office:value="11.2035895728972" calcext:value-type="float">
            <text:p>11,2 <text:s text:c="3"/></text:p>
          </table:table-cell>
          <table:table-cell office:value-type="float" office:value="2.45850061097978" calcext:value-type="float">
            <text:p>2,5 <text:s text:c="3"/></text:p>
          </table:table-cell>
          <table:table-cell office:value-type="float" office:value="2.52307599423619" calcext:value-type="float">
            <text:p>2,5 <text:s text:c="3"/></text:p>
          </table:table-cell>
          <table:table-cell office:value-type="float" office:value="2.36760418214114" calcext:value-type="float">
            <text:p>2,4 <text:s text:c="3"/></text:p>
          </table:table-cell>
          <table:table-cell office:value-type="float" office:value="3.56095618778653" calcext:value-type="float">
            <text:p>3,6</text:p>
          </table:table-cell>
          <table:table-cell office:value-type="float" office:value="1.70285320173698" calcext:value-type="float">
            <text:p>1,7</text:p>
          </table:table-cell>
        </table:table-row>
        <table:table-row table:style-name="ro1">
          <table:table-cell office:value-type="string" calcext:value-type="string">
            <text:p>Education - santé - action sociale</text:p>
          </table:table-cell>
          <table:table-cell office:value-type="float" office:value="96.1680386409169" calcext:value-type="float">
            <text:p>96,2 <text:s text:c="3"/></text:p>
          </table:table-cell>
          <table:table-cell office:value-type="float" office:value="123.32152038383" calcext:value-type="float">
            <text:p>123,3 <text:s text:c="3"/></text:p>
          </table:table-cell>
          <table:table-cell office:value-type="float" office:value="155.165888863651" calcext:value-type="float">
            <text:p>155,2 <text:s text:c="3"/></text:p>
          </table:table-cell>
          <table:table-cell office:value-type="float" office:value="16.7405396076532" calcext:value-type="float">
            <text:p>16,7 <text:s text:c="3"/></text:p>
          </table:table-cell>
          <table:table-cell office:value-type="float" office:value="18.5177865386558" calcext:value-type="float">
            <text:p>18,5 <text:s text:c="3"/></text:p>
          </table:table-cell>
          <table:table-cell office:value-type="float" office:value="20.8791348063874" calcext:value-type="float">
            <text:p>20,9 <text:s text:c="3"/></text:p>
          </table:table-cell>
          <table:table-cell office:value-type="float" office:value="2.63589107387938" calcext:value-type="float">
            <text:p>2,6 <text:s text:c="3"/></text:p>
          </table:table-cell>
          <table:table-cell office:value-type="float" office:value="2.80853645215475" calcext:value-type="float">
            <text:p>2,8 <text:s text:c="3"/></text:p>
          </table:table-cell>
          <table:table-cell office:value-type="float" office:value="2.98921987634915" calcext:value-type="float">
            <text:p>3,0 <text:s text:c="3"/></text:p>
          </table:table-cell>
          <table:table-cell office:value-type="float" office:value="1.39124378313664" calcext:value-type="float">
            <text:p>1,4</text:p>
          </table:table-cell>
          <table:table-cell office:value-type="float" office:value="1.04955993131952" calcext:value-type="float">
            <text:p>1,0</text:p>
          </table:table-cell>
        </table:table-row>
        <table:table-row table:style-name="ro2">
          <table:table-cell table:style-name="ce4" office:value-type="string" calcext:value-type="string">
            <text:p>Administration</text:p>
          </table:table-cell>
          <table:table-cell table:style-name="ce8" office:value-type="float" office:value="65.0086642198166" calcext:value-type="float">
            <text:p>65,0 <text:s text:c="3"/></text:p>
          </table:table-cell>
          <table:table-cell table:style-name="ce12" office:value-type="float" office:value="81.5861046324721" calcext:value-type="float">
            <text:p>81,6 <text:s text:c="3"/></text:p>
          </table:table-cell>
          <table:table-cell table:style-name="ce16" office:value-type="float" office:value="69.8251945476948" calcext:value-type="float">
            <text:p>69,8 <text:s text:c="3"/></text:p>
          </table:table-cell>
          <table:table-cell table:style-name="ce19" office:value-type="float" office:value="11.3164429013262" calcext:value-type="float">
            <text:p>11,3 <text:s text:c="3"/></text:p>
          </table:table-cell>
          <table:table-cell table:style-name="ce22" office:value-type="float" office:value="12.2508550446208" calcext:value-type="float">
            <text:p>12,3 <text:s text:c="3"/></text:p>
          </table:table-cell>
          <table:table-cell table:style-name="ce25" office:value-type="float" office:value="9.39568393878525" calcext:value-type="float">
            <text:p>9,4 <text:s text:c="3"/></text:p>
          </table:table-cell>
          <table:table-cell table:style-name="ce19" office:value-type="float" office:value="2.69865883928728" calcext:value-type="float">
            <text:p>2,7 <text:s text:c="3"/></text:p>
          </table:table-cell>
          <table:table-cell table:style-name="ce22" office:value-type="float" office:value="2.65008859901076" calcext:value-type="float">
            <text:p>2,7 <text:s text:c="3"/></text:p>
          </table:table-cell>
          <table:table-cell table:style-name="ce25" office:value-type="float" office:value="2.52080133193804" calcext:value-type="float">
            <text:p>2,5 <text:s text:c="3"/></text:p>
          </table:table-cell>
          <table:table-cell table:style-name="ce29" office:value-type="float" office:value="1.26987532540415" calcext:value-type="float">
            <text:p>1,3</text:p>
          </table:table-cell>
          <table:table-cell table:style-name="ce33" office:value-type="float" office:value="-0.705066583025471" calcext:value-type="float">
            <text:p>-0,7</text:p>
          </table:table-cell>
        </table:table-row>
      </table:table>
      <table:table table:name="72" table:style-name="ta1">
        <table:table-column table:style-name="co2" table:default-cell-style-name="ce3"/>
        <table:table-column table:style-name="co2" table:default-cell-style-name="ce7"/>
        <table:table-column table:style-name="co2" table:default-cell-style-name="ce11"/>
        <table:table-column table:style-name="co2" table:default-cell-style-name="ce15"/>
        <table:table-column table:style-name="co2" table:default-cell-style-name="ce18"/>
        <table:table-column table:style-name="co2" table:default-cell-style-name="ce21"/>
        <table:table-column table:style-name="co2" table:default-cell-style-name="ce24"/>
        <table:table-column table:style-name="co2" table:default-cell-style-name="ce18"/>
        <table:table-column table:style-name="co2" table:default-cell-style-name="ce21"/>
        <table:table-column table:style-name="co2" table:default-cell-style-name="ce24"/>
        <table:table-column table:style-name="co2" table:default-cell-style-name="ce28"/>
        <table:table-column table:style-name="co2" table:default-cell-style-name="ce32"/>
        <table:table-row table:style-name="ro1">
          <table:table-cell table:style-name="ce1" office:value-type="string" calcext:value-type="string">
            <text:p>Secteur</text:p>
          </table:table-cell>
          <table:table-cell table:style-name="ce5" office:value-type="string" calcext:value-type="string">
            <text:p>Nb_1990</text:p>
          </table:table-cell>
          <table:table-cell table:style-name="ce9" office:value-type="string" calcext:value-type="string">
            <text:p>Nb_2008</text:p>
          </table:table-cell>
          <table:table-cell table:style-name="ce13" office:value-type="string" calcext:value-type="string">
            <text:p>Nb_2030</text:p>
          </table:table-cell>
          <table:table-cell table:style-name="ce5" office:value-type="string" calcext:value-type="string">
            <text:p>P_Reg_1990</text:p>
          </table:table-cell>
          <table:table-cell table:style-name="ce9" office:value-type="string" calcext:value-type="string">
            <text:p>P_Reg_2008</text:p>
          </table:table-cell>
          <table:table-cell table:style-name="ce13" office:value-type="string" calcext:value-type="string">
            <text:p>P_Reg_2030</text:p>
          </table:table-cell>
          <table:table-cell table:style-name="ce5" office:value-type="string" calcext:value-type="string">
            <text:p>P_Sect_1990</text:p>
          </table:table-cell>
          <table:table-cell table:style-name="ce9" office:value-type="string" calcext:value-type="string">
            <text:p>P_Sect_2008</text:p>
          </table:table-cell>
          <table:table-cell table:style-name="ce13" office:value-type="string" calcext:value-type="string">
            <text:p>P_Sect_2030</text:p>
          </table:table-cell>
          <table:table-cell table:style-name="ce26" office:value-type="string" calcext:value-type="string">
            <text:p>TCAM1990_2008</text:p>
          </table:table-cell>
          <table:table-cell table:style-name="ce30" office:value-type="string" calcext:value-type="string">
            <text:p>TCAM_2008-2030</text:p>
          </table:table-cell>
        </table:table-row>
        <table:table-row table:style-name="ro2">
          <table:table-cell table:style-name="ce2" office:value-type="string" calcext:value-type="string">
            <text:p>Ensemble des secteurs</text:p>
          </table:table-cell>
          <table:table-cell table:style-name="ce6" office:value-type="float" office:value="1057.577" calcext:value-type="float">
            <text:p>1 057,6 <text:s text:c="3"/></text:p>
          </table:table-cell>
          <table:table-cell table:style-name="ce10" office:value-type="float" office:value="1237.96271143574" calcext:value-type="float">
            <text:p>1 238,0 <text:s text:c="3"/></text:p>
          </table:table-cell>
          <table:table-cell table:style-name="ce14" office:value-type="float" office:value="1392.45533721866" calcext:value-type="float">
            <text:p>1 392,5 <text:s text:c="3"/></text:p>
          </table:table-cell>
          <table:table-cell table:style-name="ce17" office:value-type="float" office:value="100" calcext:value-type="float">
            <text:p>100,0 <text:s text:c="3"/></text:p>
          </table:table-cell>
          <table:table-cell table:style-name="ce20" office:value-type="float" office:value="100" calcext:value-type="float">
            <text:p>100,0 <text:s text:c="3"/></text:p>
          </table:table-cell>
          <table:table-cell table:style-name="ce23" office:value-type="float" office:value="100" calcext:value-type="float">
            <text:p>100,0 <text:s text:c="3"/></text:p>
          </table:table-cell>
          <table:table-cell table:style-name="ce17" office:value-type="float" office:value="4.76891928149005" calcext:value-type="float">
            <text:p>4,8 <text:s text:c="3"/></text:p>
          </table:table-cell>
          <table:table-cell table:style-name="ce20" office:value-type="float" office:value="4.92989131579877" calcext:value-type="float">
            <text:p>4,9 <text:s text:c="3"/></text:p>
          </table:table-cell>
          <table:table-cell table:style-name="ce23" office:value-type="float" office:value="5.02428993343952" calcext:value-type="float">
            <text:p>5,0 <text:s text:c="3"/></text:p>
          </table:table-cell>
          <table:table-cell table:style-name="ce34" office:value-type="float" office:value="0.878764279380029" calcext:value-type="float">
            <text:p>0,88</text:p>
          </table:table-cell>
          <table:table-cell table:style-name="ce35" office:value-type="float" office:value="0.53598384818172" calcext:value-type="float">
            <text:p>0,54</text:p>
          </table:table-cell>
        </table:table-row>
        <table:table-row table:style-name="ro2">
          <table:table-cell office:value-type="string" calcext:value-type="string">
            <text:p>Agriculture - sylviculture - pêche</text:p>
          </table:table-cell>
          <table:table-cell office:value-type="float" office:value="108.624" calcext:value-type="float">
            <text:p>108,6 <text:s text:c="3"/></text:p>
          </table:table-cell>
          <table:table-cell office:value-type="float" office:value="69.0586627248374" calcext:value-type="float">
            <text:p>69,1 <text:s text:c="3"/></text:p>
          </table:table-cell>
          <table:table-cell office:value-type="float" office:value="32.9380686987305" calcext:value-type="float">
            <text:p>32,9 <text:s text:c="3"/></text:p>
          </table:table-cell>
          <table:table-cell office:value-type="float" office:value="10.2710251830363" calcext:value-type="float">
            <text:p>10,3 <text:s text:c="3"/></text:p>
          </table:table-cell>
          <table:table-cell office:value-type="float" office:value="5.5784121837358" calcext:value-type="float">
            <text:p>5,6 <text:s text:c="3"/></text:p>
          </table:table-cell>
          <table:table-cell office:value-type="float" office:value="2.36546679942513" calcext:value-type="float">
            <text:p>2,4 <text:s text:c="3"/></text:p>
          </table:table-cell>
          <table:table-cell office:value-type="float" office:value="8.86328587164946" calcext:value-type="float">
            <text:p>8,9 <text:s text:c="3"/></text:p>
          </table:table-cell>
          <table:table-cell office:value-type="float" office:value="8.89473062677627" calcext:value-type="float">
            <text:p>8,9 <text:s text:c="3"/></text:p>
          </table:table-cell>
          <table:table-cell office:value-type="float" office:value="8.8501131653626" calcext:value-type="float">
            <text:p>8,9 <text:s text:c="3"/></text:p>
          </table:table-cell>
          <table:table-cell office:value-type="float" office:value="-2.48491615766274" calcext:value-type="float">
            <text:p>-2,5</text:p>
          </table:table-cell>
          <table:table-cell office:value-type="float" office:value="-3.30913331454048" calcext:value-type="float">
            <text:p>-3,3</text:p>
          </table:table-cell>
        </table:table-row>
        <table:table-row table:style-name="ro2">
          <table:table-cell office:value-type="string" calcext:value-type="string">
            <text:p>Industries agricoles et alimentaires</text:p>
          </table:table-cell>
          <table:table-cell office:value-type="float" office:value="29.2627487621841" calcext:value-type="float">
            <text:p>29,3 <text:s text:c="3"/></text:p>
          </table:table-cell>
          <table:table-cell office:value-type="float" office:value="31.856539642447" calcext:value-type="float">
            <text:p>31,9 <text:s text:c="3"/></text:p>
          </table:table-cell>
          <table:table-cell office:value-type="float" office:value="26.5320636866861" calcext:value-type="float">
            <text:p>26,5 <text:s text:c="3"/></text:p>
          </table:table-cell>
          <table:table-cell office:value-type="float" office:value="2.76696153208552" calcext:value-type="float">
            <text:p>2,8 <text:s text:c="3"/></text:p>
          </table:table-cell>
          <table:table-cell office:value-type="float" office:value="2.57330365027724" calcext:value-type="float">
            <text:p>2,6 <text:s text:c="3"/></text:p>
          </table:table-cell>
          <table:table-cell office:value-type="float" office:value="1.90541577726165" calcext:value-type="float">
            <text:p>1,9 <text:s text:c="3"/></text:p>
          </table:table-cell>
          <table:table-cell office:value-type="float" office:value="5.07763897295736" calcext:value-type="float">
            <text:p>5,1 <text:s text:c="3"/></text:p>
          </table:table-cell>
          <table:table-cell office:value-type="float" office:value="5.58351300748368" calcext:value-type="float">
            <text:p>5,6 <text:s text:c="3"/></text:p>
          </table:table-cell>
          <table:table-cell office:value-type="float" office:value="6.01684687530049" calcext:value-type="float">
            <text:p>6,0 <text:s text:c="3"/></text:p>
          </table:table-cell>
          <table:table-cell office:value-type="float" office:value="0.472933446696411" calcext:value-type="float">
            <text:p>0,5</text:p>
          </table:table-cell>
          <table:table-cell office:value-type="float" office:value="-0.827866586127413" calcext:value-type="float">
            <text:p>-0,8</text:p>
          </table:table-cell>
        </table:table-row>
        <table:table-row table:style-name="ro2">
          <table:table-cell office:value-type="string" calcext:value-type="string">
            <text:p>Industries des biens de consommation</text:p>
          </table:table-cell>
          <table:table-cell office:value-type="float" office:value="32.6615473475373" calcext:value-type="float">
            <text:p>32,7 <text:s text:c="3"/></text:p>
          </table:table-cell>
          <table:table-cell office:value-type="float" office:value="20.5660568686299" calcext:value-type="float">
            <text:p>20,6 <text:s text:c="3"/></text:p>
          </table:table-cell>
          <table:table-cell office:value-type="float" office:value="12.415885528973" calcext:value-type="float">
            <text:p>12,4 <text:s text:c="3"/></text:p>
          </table:table-cell>
          <table:table-cell office:value-type="float" office:value="3.08833752507262" calcext:value-type="float">
            <text:p>3,1 <text:s text:c="3"/></text:p>
          </table:table-cell>
          <table:table-cell office:value-type="float" office:value="1.66128241817382" calcext:value-type="float">
            <text:p>1,7 <text:s text:c="3"/></text:p>
          </table:table-cell>
          <table:table-cell office:value-type="float" office:value="0.891654130449381" calcext:value-type="float">
            <text:p>0,9 <text:s text:c="3"/></text:p>
          </table:table-cell>
          <table:table-cell office:value-type="float" office:value="3.47620075294785" calcext:value-type="float">
            <text:p>3,5 <text:s text:c="3"/></text:p>
          </table:table-cell>
          <table:table-cell office:value-type="float" office:value="3.67908414972209" calcext:value-type="float">
            <text:p>3,7 <text:s text:c="3"/></text:p>
          </table:table-cell>
          <table:table-cell office:value-type="float" office:value="3.89121266842042" calcext:value-type="float">
            <text:p>3,9 <text:s text:c="3"/></text:p>
          </table:table-cell>
          <table:table-cell office:value-type="float" office:value="-2.53702091404064" calcext:value-type="float">
            <text:p>-2,5</text:p>
          </table:table-cell>
          <table:table-cell office:value-type="float" office:value="-2.26782233899036" calcext:value-type="float">
            <text:p>-2,3</text:p>
          </table:table-cell>
        </table:table-row>
        <table:table-row table:style-name="ro2">
          <table:table-cell office:value-type="string" calcext:value-type="string">
            <text:p>Industrie automobile</text:p>
          </table:table-cell>
          <table:table-cell office:value-type="float" office:value="5.20117560596912" calcext:value-type="float">
            <text:p>5,2 <text:s text:c="3"/></text:p>
          </table:table-cell>
          <table:table-cell office:value-type="float" office:value="4.43669189179002" calcext:value-type="float">
            <text:p>4,4 <text:s text:c="3"/></text:p>
          </table:table-cell>
          <table:table-cell office:value-type="float" office:value="3.26523149783403" calcext:value-type="float">
            <text:p>3,3 <text:s text:c="3"/></text:p>
          </table:table-cell>
          <table:table-cell office:value-type="float" office:value="0.491801127101773" calcext:value-type="float">
            <text:p>0,5 <text:s text:c="3"/></text:p>
          </table:table-cell>
          <table:table-cell office:value-type="float" office:value="0.358386553230228" calcext:value-type="float">
            <text:p>0,4 <text:s text:c="3"/></text:p>
          </table:table-cell>
          <table:table-cell office:value-type="float" office:value="0.234494522772711" calcext:value-type="float">
            <text:p>0,2 <text:s text:c="3"/></text:p>
          </table:table-cell>
          <table:table-cell office:value-type="float" office:value="1.58735880677982" calcext:value-type="float">
            <text:p>1,6 <text:s text:c="3"/></text:p>
          </table:table-cell>
          <table:table-cell office:value-type="float" office:value="1.73559755432241" calcext:value-type="float">
            <text:p>1,7 <text:s text:c="3"/></text:p>
          </table:table-cell>
          <table:table-cell office:value-type="float" office:value="1.75926034004117" calcext:value-type="float">
            <text:p>1,8 <text:s text:c="3"/></text:p>
          </table:table-cell>
          <table:table-cell office:value-type="float" office:value="-0.879309311655785" calcext:value-type="float">
            <text:p>-0,9</text:p>
          </table:table-cell>
          <table:table-cell office:value-type="float" office:value="-1.38387323351684" calcext:value-type="float">
            <text:p>-1,4</text:p>
          </table:table-cell>
        </table:table-row>
        <table:table-row table:style-name="ro2">
          <table:table-cell office:value-type="string" calcext:value-type="string">
            <text:p>Industries des biens d’équipement</text:p>
          </table:table-cell>
          <table:table-cell office:value-type="float" office:value="41.1686815147072" calcext:value-type="float">
            <text:p>41,2 <text:s text:c="3"/></text:p>
          </table:table-cell>
          <table:table-cell office:value-type="float" office:value="39.6083373183347" calcext:value-type="float">
            <text:p>39,6 <text:s text:c="3"/></text:p>
          </table:table-cell>
          <table:table-cell office:value-type="float" office:value="31.0472496537352" calcext:value-type="float">
            <text:p>31,0 <text:s text:c="3"/></text:p>
          </table:table-cell>
          <table:table-cell office:value-type="float" office:value="3.89273608585542" calcext:value-type="float">
            <text:p>3,9 <text:s text:c="3"/></text:p>
          </table:table-cell>
          <table:table-cell office:value-type="float" office:value="3.19947741175488" calcext:value-type="float">
            <text:p>3,2 <text:s text:c="3"/></text:p>
          </table:table-cell>
          <table:table-cell office:value-type="float" office:value="2.22967651628598" calcext:value-type="float">
            <text:p>2,2 <text:s text:c="3"/></text:p>
          </table:table-cell>
          <table:table-cell office:value-type="float" office:value="4.26611816514967" calcext:value-type="float">
            <text:p>4,3 <text:s text:c="3"/></text:p>
          </table:table-cell>
          <table:table-cell office:value-type="float" office:value="5.02792768459341" calcext:value-type="float">
            <text:p>5,0 <text:s text:c="3"/></text:p>
          </table:table-cell>
          <table:table-cell office:value-type="float" office:value="5.69095191743075" calcext:value-type="float">
            <text:p>5,7 <text:s text:c="3"/></text:p>
          </table:table-cell>
          <table:table-cell office:value-type="float" office:value="-0.214426307835347" calcext:value-type="float">
            <text:p>-0,2</text:p>
          </table:table-cell>
          <table:table-cell office:value-type="float" office:value="-1.10084768651016" calcext:value-type="float">
            <text:p>-1,1</text:p>
          </table:table-cell>
        </table:table-row>
        <table:table-row table:style-name="ro2">
          <table:table-cell office:value-type="string" calcext:value-type="string">
            <text:p>Industries des biens intermédiaires</text:p>
          </table:table-cell>
          <table:table-cell office:value-type="float" office:value="61.4312835676702" calcext:value-type="float">
            <text:p>61,4 <text:s text:c="3"/></text:p>
          </table:table-cell>
          <table:table-cell office:value-type="float" office:value="50.427833268744" calcext:value-type="float">
            <text:p>50,4 <text:s text:c="3"/></text:p>
          </table:table-cell>
          <table:table-cell office:value-type="float" office:value="30.760015080494" calcext:value-type="float">
            <text:p>30,8 <text:s text:c="3"/></text:p>
          </table:table-cell>
          <table:table-cell office:value-type="float" office:value="5.80868188015342" calcext:value-type="float">
            <text:p>5,8 <text:s text:c="3"/></text:p>
          </table:table-cell>
          <table:table-cell office:value-type="float" office:value="4.07345332802956" calcext:value-type="float">
            <text:p>4,1 <text:s text:c="3"/></text:p>
          </table:table-cell>
          <table:table-cell office:value-type="float" office:value="2.20904859626846" calcext:value-type="float">
            <text:p>2,2 <text:s text:c="3"/></text:p>
          </table:table-cell>
          <table:table-cell office:value-type="float" office:value="3.58325153689698" calcext:value-type="float">
            <text:p>3,6 <text:s text:c="3"/></text:p>
          </table:table-cell>
          <table:table-cell office:value-type="float" office:value="4.00573945921956" calcext:value-type="float">
            <text:p>4,0 <text:s text:c="3"/></text:p>
          </table:table-cell>
          <table:table-cell office:value-type="float" office:value="4.11898472391912" calcext:value-type="float">
            <text:p>4,1 <text:s text:c="3"/></text:p>
          </table:table-cell>
          <table:table-cell office:value-type="float" office:value="-1.09054298948728" calcext:value-type="float">
            <text:p>-1,1</text:p>
          </table:table-cell>
          <table:table-cell office:value-type="float" office:value="-2.22188802785028" calcext:value-type="float">
            <text:p>-2,2</text:p>
          </table:table-cell>
        </table:table-row>
        <table:table-row table:style-name="ro1">
          <table:table-cell office:value-type="string" calcext:value-type="string">
            <text:p>Energie</text:p>
          </table:table-cell>
          <table:table-cell office:value-type="float" office:value="15.8425632019322" calcext:value-type="float">
            <text:p>15,8 <text:s text:c="3"/></text:p>
          </table:table-cell>
          <table:table-cell office:value-type="float" office:value="11.4771645432545" calcext:value-type="float">
            <text:p>11,5 <text:s text:c="3"/></text:p>
          </table:table-cell>
          <table:table-cell office:value-type="float" office:value="8.68726129787298" calcext:value-type="float">
            <text:p>8,7 <text:s text:c="3"/></text:p>
          </table:table-cell>
          <table:table-cell office:value-type="float" office:value="1.49800564894397" calcext:value-type="float">
            <text:p>1,5 <text:s text:c="3"/></text:p>
          </table:table-cell>
          <table:table-cell office:value-type="float" office:value="0.927100989168221" calcext:value-type="float">
            <text:p>0,9 <text:s text:c="3"/></text:p>
          </table:table-cell>
          <table:table-cell office:value-type="float" office:value="0.623880785664928" calcext:value-type="float">
            <text:p>0,6 <text:s text:c="3"/></text:p>
          </table:table-cell>
          <table:table-cell office:value-type="float" office:value="5.63451428387523" calcext:value-type="float">
            <text:p>5,6 <text:s text:c="3"/></text:p>
          </table:table-cell>
          <table:table-cell office:value-type="float" office:value="4.8505203945447" calcext:value-type="float">
            <text:p>4,9 <text:s text:c="3"/></text:p>
          </table:table-cell>
          <table:table-cell office:value-type="float" office:value="4.58514978166002" calcext:value-type="float">
            <text:p>4,6 <text:s text:c="3"/></text:p>
          </table:table-cell>
          <table:table-cell office:value-type="float" office:value="-1.77484312601659" calcext:value-type="float">
            <text:p>-1,8</text:p>
          </table:table-cell>
          <table:table-cell office:value-type="float" office:value="-1.25793750589653" calcext:value-type="float">
            <text:p>-1,3</text:p>
          </table:table-cell>
        </table:table-row>
        <table:table-row table:style-name="ro2">
          <table:table-cell office:value-type="string" calcext:value-type="string">
            <text:p>Construction</text:p>
          </table:table-cell>
          <table:table-cell office:value-type="float" office:value="80.062" calcext:value-type="float">
            <text:p>80,1 <text:s text:c="3"/></text:p>
          </table:table-cell>
          <table:table-cell office:value-type="float" office:value="98.710931148108" calcext:value-type="float">
            <text:p>98,7 <text:s text:c="3"/></text:p>
          </table:table-cell>
          <table:table-cell office:value-type="float" office:value="117.192956705031" calcext:value-type="float">
            <text:p>117,2 <text:s text:c="3"/></text:p>
          </table:table-cell>
          <table:table-cell office:value-type="float" office:value="7.57032348472026" calcext:value-type="float">
            <text:p>7,6 <text:s text:c="3"/></text:p>
          </table:table-cell>
          <table:table-cell office:value-type="float" office:value="7.97365948394577" calcext:value-type="float">
            <text:p>8,0 <text:s text:c="3"/></text:p>
          </table:table-cell>
          <table:table-cell office:value-type="float" office:value="8.41628119571265" calcext:value-type="float">
            <text:p>8,4 <text:s text:c="3"/></text:p>
          </table:table-cell>
          <table:table-cell office:value-type="float" office:value="4.97190873428153" calcext:value-type="float">
            <text:p>5,0 <text:s text:c="3"/></text:p>
          </table:table-cell>
          <table:table-cell office:value-type="float" office:value="5.71313986433315" calcext:value-type="float">
            <text:p>5,7 <text:s text:c="3"/></text:p>
          </table:table-cell>
          <table:table-cell office:value-type="float" office:value="6.38651301702207" calcext:value-type="float">
            <text:p>6,4 <text:s text:c="3"/></text:p>
          </table:table-cell>
          <table:table-cell office:value-type="float" office:value="1.1700946552756" calcext:value-type="float">
            <text:p>1,2</text:p>
          </table:table-cell>
          <table:table-cell office:value-type="float" office:value="0.783169432385034" calcext:value-type="float">
            <text:p>0,8</text:p>
          </table:table-cell>
        </table:table-row>
        <table:table-row table:style-name="ro2">
          <table:table-cell office:value-type="string" calcext:value-type="string">
            <text:p>Commerce</text:p>
          </table:table-cell>
          <table:table-cell office:value-type="float" office:value="155.098" calcext:value-type="float">
            <text:p>155,1 <text:s text:c="3"/></text:p>
          </table:table-cell>
          <table:table-cell office:value-type="float" office:value="184.801911920205" calcext:value-type="float">
            <text:p>184,8 <text:s text:c="3"/></text:p>
          </table:table-cell>
          <table:table-cell office:value-type="float" office:value="239.055097192148" calcext:value-type="float">
            <text:p>239,1 <text:s text:c="3"/></text:p>
          </table:table-cell>
          <table:table-cell office:value-type="float" office:value="14.6654097053926" calcext:value-type="float">
            <text:p>14,7 <text:s text:c="3"/></text:p>
          </table:table-cell>
          <table:table-cell office:value-type="float" office:value="14.9279061649506" calcext:value-type="float">
            <text:p>14,9 <text:s text:c="3"/></text:p>
          </table:table-cell>
          <table:table-cell office:value-type="float" office:value="17.1678825742193" calcext:value-type="float">
            <text:p>17,2 <text:s text:c="3"/></text:p>
          </table:table-cell>
          <table:table-cell office:value-type="float" office:value="5.11062621959699" calcext:value-type="float">
            <text:p>5,1 <text:s text:c="3"/></text:p>
          </table:table-cell>
          <table:table-cell office:value-type="float" office:value="5.42911317117535" calcext:value-type="float">
            <text:p>5,4 <text:s text:c="3"/></text:p>
          </table:table-cell>
          <table:table-cell office:value-type="float" office:value="5.71450876241932" calcext:value-type="float">
            <text:p>5,7 <text:s text:c="3"/></text:p>
          </table:table-cell>
          <table:table-cell office:value-type="float" office:value="0.978238945931853" calcext:value-type="float">
            <text:p>1,0</text:p>
          </table:table-cell>
          <table:table-cell office:value-type="float" office:value="1.17691520330232" calcext:value-type="float">
            <text:p>1,2</text:p>
          </table:table-cell>
        </table:table-row>
        <table:table-row table:style-name="ro2">
          <table:table-cell office:value-type="string" calcext:value-type="string">
            <text:p>Transports</text:p>
          </table:table-cell>
          <table:table-cell office:value-type="float" office:value="41.5652278000753" calcext:value-type="float">
            <text:p>41,6 <text:s text:c="3"/></text:p>
          </table:table-cell>
          <table:table-cell office:value-type="float" office:value="48.2669952894699" calcext:value-type="float">
            <text:p>48,3 <text:s text:c="3"/></text:p>
          </table:table-cell>
          <table:table-cell office:value-type="float" office:value="44.8136163346442" calcext:value-type="float">
            <text:p>44,8 <text:s text:c="3"/></text:p>
          </table:table-cell>
          <table:table-cell office:value-type="float" office:value="3.93023182237088" calcext:value-type="float">
            <text:p>3,9 <text:s text:c="3"/></text:p>
          </table:table-cell>
          <table:table-cell office:value-type="float" office:value="3.89890542288562" calcext:value-type="float">
            <text:p>3,9 <text:s text:c="3"/></text:p>
          </table:table-cell>
          <table:table-cell office:value-type="float" office:value="3.21831624590248" calcext:value-type="float">
            <text:p>3,2 <text:s text:c="3"/></text:p>
          </table:table-cell>
          <table:table-cell office:value-type="float" office:value="4.33079037260082" calcext:value-type="float">
            <text:p>4,3 <text:s text:c="3"/></text:p>
          </table:table-cell>
          <table:table-cell office:value-type="float" office:value="4.14018015382772" calcext:value-type="float">
            <text:p>4,1 <text:s text:c="3"/></text:p>
          </table:table-cell>
          <table:table-cell office:value-type="float" office:value="3.7563687153403" calcext:value-type="float">
            <text:p>3,8 <text:s text:c="3"/></text:p>
          </table:table-cell>
          <table:table-cell office:value-type="float" office:value="0.833924899233485" calcext:value-type="float">
            <text:p>0,8</text:p>
          </table:table-cell>
          <table:table-cell office:value-type="float" office:value="-0.336867553143061" calcext:value-type="float">
            <text:p>-0,3</text:p>
          </table:table-cell>
        </table:table-row>
        <table:table-row table:style-name="ro2">
          <table:table-cell office:value-type="string" calcext:value-type="string">
            <text:p>Activités financières</text:p>
          </table:table-cell>
          <table:table-cell office:value-type="float" office:value="28.5379303587106" calcext:value-type="float">
            <text:p>28,5 <text:s text:c="3"/></text:p>
          </table:table-cell>
          <table:table-cell office:value-type="float" office:value="30.5022298861868" calcext:value-type="float">
            <text:p>30,5 <text:s text:c="3"/></text:p>
          </table:table-cell>
          <table:table-cell office:value-type="float" office:value="31.8400823437067" calcext:value-type="float">
            <text:p>31,8 <text:s text:c="3"/></text:p>
          </table:table-cell>
          <table:table-cell office:value-type="float" office:value="2.69842577502259" calcext:value-type="float">
            <text:p>2,7 <text:s text:c="3"/></text:p>
          </table:table-cell>
          <table:table-cell office:value-type="float" office:value="2.46390538296679" calcext:value-type="float">
            <text:p>2,5 <text:s text:c="3"/></text:p>
          </table:table-cell>
          <table:table-cell office:value-type="float" office:value="2.28661426278169" calcext:value-type="float">
            <text:p>2,3 <text:s text:c="3"/></text:p>
          </table:table-cell>
          <table:table-cell office:value-type="float" office:value="3.84795192894839" calcext:value-type="float">
            <text:p>3,8 <text:s text:c="3"/></text:p>
          </table:table-cell>
          <table:table-cell office:value-type="float" office:value="3.91051094092239" calcext:value-type="float">
            <text:p>3,9 <text:s text:c="3"/></text:p>
          </table:table-cell>
          <table:table-cell office:value-type="float" office:value="3.92717700079891" calcext:value-type="float">
            <text:p>3,9 <text:s text:c="3"/></text:p>
          </table:table-cell>
          <table:table-cell office:value-type="float" office:value="0.370494081915407" calcext:value-type="float">
            <text:p>0,4</text:p>
          </table:table-cell>
          <table:table-cell office:value-type="float" office:value="0.195309367955465" calcext:value-type="float">
            <text:p>0,2</text:p>
          </table:table-cell>
        </table:table-row>
        <table:table-row table:style-name="ro2">
          <table:table-cell office:value-type="string" calcext:value-type="string">
            <text:p>Activités immobilières</text:p>
          </table:table-cell>
          <table:table-cell office:value-type="float" office:value="9.37461902671516" calcext:value-type="float">
            <text:p>9,4 <text:s text:c="3"/></text:p>
          </table:table-cell>
          <table:table-cell office:value-type="float" office:value="13.6935802459532" calcext:value-type="float">
            <text:p>13,7 <text:s text:c="3"/></text:p>
          </table:table-cell>
          <table:table-cell office:value-type="float" office:value="19.1930197869012" calcext:value-type="float">
            <text:p>19,2 <text:s text:c="3"/></text:p>
          </table:table-cell>
          <table:table-cell office:value-type="float" office:value="0.88642425343168" calcext:value-type="float">
            <text:p>0,9 <text:s text:c="3"/></text:p>
          </table:table-cell>
          <table:table-cell office:value-type="float" office:value="1.10613834483528" calcext:value-type="float">
            <text:p>1,1 <text:s text:c="3"/></text:p>
          </table:table-cell>
          <table:table-cell office:value-type="float" office:value="1.37835801794821" calcext:value-type="float">
            <text:p>1,4 <text:s text:c="3"/></text:p>
          </table:table-cell>
          <table:table-cell office:value-type="float" office:value="3.25690324682067" calcext:value-type="float">
            <text:p>3,3 <text:s text:c="3"/></text:p>
          </table:table-cell>
          <table:table-cell office:value-type="float" office:value="4.42253445761406" calcext:value-type="float">
            <text:p>4,4 <text:s text:c="3"/></text:p>
          </table:table-cell>
          <table:table-cell office:value-type="float" office:value="6.0421818444281" calcext:value-type="float">
            <text:p>6,0 <text:s text:c="3"/></text:p>
          </table:table-cell>
          <table:table-cell office:value-type="float" office:value="2.12743165064744" calcext:value-type="float">
            <text:p>2,1</text:p>
          </table:table-cell>
          <table:table-cell office:value-type="float" office:value="1.54647021797152" calcext:value-type="float">
            <text:p>1,5</text:p>
          </table:table-cell>
        </table:table-row>
        <table:table-row table:style-name="ro2">
          <table:table-cell office:value-type="string" calcext:value-type="string">
            <text:p>Services aux entreprises</text:p>
          </table:table-cell>
          <table:table-cell office:value-type="float" office:value="88.3886341402233" calcext:value-type="float">
            <text:p>88,4 <text:s text:c="3"/></text:p>
          </table:table-cell>
          <table:table-cell office:value-type="float" office:value="147.208443070649" calcext:value-type="float">
            <text:p>147,2 <text:s text:c="3"/></text:p>
          </table:table-cell>
          <table:table-cell office:value-type="float" office:value="226.644139872247" calcext:value-type="float">
            <text:p>226,6 <text:s text:c="3"/></text:p>
          </table:table-cell>
          <table:table-cell office:value-type="float" office:value="8.35765472776197" calcext:value-type="float">
            <text:p>8,4 <text:s text:c="3"/></text:p>
          </table:table-cell>
          <table:table-cell office:value-type="float" office:value="11.891185551132" calcext:value-type="float">
            <text:p>11,9 <text:s text:c="3"/></text:p>
          </table:table-cell>
          <table:table-cell office:value-type="float" office:value="16.2765823660064" calcext:value-type="float">
            <text:p>16,3 <text:s text:c="3"/></text:p>
          </table:table-cell>
          <table:table-cell office:value-type="float" office:value="3.99797723412363" calcext:value-type="float">
            <text:p>4,0 <text:s text:c="3"/></text:p>
          </table:table-cell>
          <table:table-cell office:value-type="float" office:value="4.1657969760531" calcext:value-type="float">
            <text:p>4,2 <text:s text:c="3"/></text:p>
          </table:table-cell>
          <table:table-cell office:value-type="float" office:value="4.44605903875842" calcext:value-type="float">
            <text:p>4,4 <text:s text:c="3"/></text:p>
          </table:table-cell>
          <table:table-cell office:value-type="float" office:value="2.8744608221031" calcext:value-type="float">
            <text:p>2,9</text:p>
          </table:table-cell>
          <table:table-cell office:value-type="float" office:value="1.98087103865048" calcext:value-type="float">
            <text:p>2,0</text:p>
          </table:table-cell>
        </table:table-row>
        <table:table-row table:style-name="ro2">
          <table:table-cell office:value-type="string" calcext:value-type="string">
            <text:p>Services aux particuliers</text:p>
          </table:table-cell>
          <table:table-cell office:value-type="float" office:value="61.3060333312429" calcext:value-type="float">
            <text:p>61,3 <text:s text:c="3"/></text:p>
          </table:table-cell>
          <table:table-cell office:value-type="float" office:value="119.00974491535" calcext:value-type="float">
            <text:p>119,0 <text:s text:c="3"/></text:p>
          </table:table-cell>
          <table:table-cell office:value-type="float" office:value="190.11298763742" calcext:value-type="float">
            <text:p>190,1 <text:s text:c="3"/></text:p>
          </table:table-cell>
          <table:table-cell office:value-type="float" office:value="5.79683874850181" calcext:value-type="float">
            <text:p>5,8 <text:s text:c="3"/></text:p>
          </table:table-cell>
          <table:table-cell office:value-type="float" office:value="9.61335457166776" calcext:value-type="float">
            <text:p>9,6 <text:s text:c="3"/></text:p>
          </table:table-cell>
          <table:table-cell office:value-type="float" office:value="13.6530761566226" calcext:value-type="float">
            <text:p>13,7 <text:s text:c="3"/></text:p>
          </table:table-cell>
          <table:table-cell office:value-type="float" office:value="4.92709043525241" calcext:value-type="float">
            <text:p>4,9 <text:s text:c="3"/></text:p>
          </table:table-cell>
          <table:table-cell office:value-type="float" office:value="5.22878665476468" calcext:value-type="float">
            <text:p>5,2 <text:s text:c="3"/></text:p>
          </table:table-cell>
          <table:table-cell office:value-type="float" office:value="5.40604852111154" calcext:value-type="float">
            <text:p>5,4 <text:s text:c="3"/></text:p>
          </table:table-cell>
          <table:table-cell office:value-type="float" office:value="3.75389417067327" calcext:value-type="float">
            <text:p>3,8</text:p>
          </table:table-cell>
          <table:table-cell office:value-type="float" office:value="2.15197899583832" calcext:value-type="float">
            <text:p>2,2</text:p>
          </table:table-cell>
        </table:table-row>
        <table:table-row table:style-name="ro1">
          <table:table-cell office:value-type="string" calcext:value-type="string">
            <text:p>Education - santé - action sociale</text:p>
          </table:table-cell>
          <table:table-cell office:value-type="float" office:value="177.900235011915" calcext:value-type="float">
            <text:p>177,9 <text:s text:c="3"/></text:p>
          </table:table-cell>
          <table:table-cell office:value-type="float" office:value="210.459272541918" calcext:value-type="float">
            <text:p>210,5 <text:s text:c="3"/></text:p>
          </table:table-cell>
          <table:table-cell office:value-type="float" office:value="236.916982519859" calcext:value-type="float">
            <text:p>236,9 <text:s text:c="3"/></text:p>
          </table:table-cell>
          <table:table-cell office:value-type="float" office:value="16.8214924314651" calcext:value-type="float">
            <text:p>16,8 <text:s text:c="3"/></text:p>
          </table:table-cell>
          <table:table-cell office:value-type="float" office:value="17.0004532929619" calcext:value-type="float">
            <text:p>17,0 <text:s text:c="3"/></text:p>
          </table:table-cell>
          <table:table-cell office:value-type="float" office:value="17.0143326099842" calcext:value-type="float">
            <text:p>17,0 <text:s text:c="3"/></text:p>
          </table:table-cell>
          <table:table-cell office:value-type="float" office:value="4.87610694921083" calcext:value-type="float">
            <text:p>4,9 <text:s text:c="3"/></text:p>
          </table:table-cell>
          <table:table-cell office:value-type="float" office:value="4.79302020270463" calcext:value-type="float">
            <text:p>4,8 <text:s text:c="3"/></text:p>
          </table:table-cell>
          <table:table-cell office:value-type="float" office:value="4.56412784007792" calcext:value-type="float">
            <text:p>4,6 <text:s text:c="3"/></text:p>
          </table:table-cell>
          <table:table-cell office:value-type="float" office:value="0.938090740507391" calcext:value-type="float">
            <text:p>0,9</text:p>
          </table:table-cell>
          <table:table-cell office:value-type="float" office:value="0.539713233701122" calcext:value-type="float">
            <text:p>0,5</text:p>
          </table:table-cell>
        </table:table-row>
        <table:table-row table:style-name="ro2">
          <table:table-cell table:style-name="ce4" office:value-type="string" calcext:value-type="string">
            <text:p>Administration</text:p>
          </table:table-cell>
          <table:table-cell table:style-name="ce8" office:value-type="float" office:value="121.152320331118" calcext:value-type="float">
            <text:p>121,2 <text:s text:c="3"/></text:p>
          </table:table-cell>
          <table:table-cell table:style-name="ce12" office:value-type="float" office:value="157.878316159862" calcext:value-type="float">
            <text:p>157,9 <text:s text:c="3"/></text:p>
          </table:table-cell>
          <table:table-cell table:style-name="ce16" office:value-type="float" office:value="141.040679382374" calcext:value-type="float">
            <text:p>141,0 <text:s text:c="3"/></text:p>
          </table:table-cell>
          <table:table-cell table:style-name="ce19" office:value-type="float" office:value="11.4556500690841" calcext:value-type="float">
            <text:p>11,5 <text:s text:c="3"/></text:p>
          </table:table-cell>
          <table:table-cell table:style-name="ce22" office:value-type="float" office:value="12.7530752502845" calcext:value-type="float">
            <text:p>12,8 <text:s text:c="3"/></text:p>
          </table:table-cell>
          <table:table-cell table:style-name="ce25" office:value-type="float" office:value="10.1289194426943" calcext:value-type="float">
            <text:p>10,1 <text:s text:c="3"/></text:p>
          </table:table-cell>
          <table:table-cell table:style-name="ce19" office:value-type="float" office:value="5.02931084780036" calcext:value-type="float">
            <text:p>5,0 <text:s text:c="3"/></text:p>
          </table:table-cell>
          <table:table-cell table:style-name="ce22" office:value-type="float" office:value="5.12822039452712" calcext:value-type="float">
            <text:p>5,1 <text:s text:c="3"/></text:p>
          </table:table-cell>
          <table:table-cell table:style-name="ce25" office:value-type="float" office:value="5.09179436946191" calcext:value-type="float">
            <text:p>5,1 <text:s text:c="3"/></text:p>
          </table:table-cell>
          <table:table-cell table:style-name="ce29" office:value-type="float" office:value="1.48184981922477" calcext:value-type="float">
            <text:p>1,5</text:p>
          </table:table-cell>
          <table:table-cell table:style-name="ce33" office:value-type="float" office:value="-0.511307578913356" calcext:value-type="float">
            <text:p>-0,5</text:p>
          </table:table-cell>
        </table:table-row>
      </table:table>
      <table:table table:name="73" table:style-name="ta1">
        <table:table-column table:style-name="co2" table:default-cell-style-name="ce3"/>
        <table:table-column table:style-name="co2" table:default-cell-style-name="ce7"/>
        <table:table-column table:style-name="co2" table:default-cell-style-name="ce11"/>
        <table:table-column table:style-name="co2" table:default-cell-style-name="ce15"/>
        <table:table-column table:style-name="co2" table:default-cell-style-name="ce18"/>
        <table:table-column table:style-name="co2" table:default-cell-style-name="ce21"/>
        <table:table-column table:style-name="co2" table:default-cell-style-name="ce24"/>
        <table:table-column table:style-name="co2" table:default-cell-style-name="ce18"/>
        <table:table-column table:style-name="co2" table:default-cell-style-name="ce21"/>
        <table:table-column table:style-name="co2" table:default-cell-style-name="ce24"/>
        <table:table-column table:style-name="co2" table:default-cell-style-name="ce28"/>
        <table:table-column table:style-name="co2" table:default-cell-style-name="ce32"/>
        <table:table-row table:style-name="ro1">
          <table:table-cell table:style-name="ce1" office:value-type="string" calcext:value-type="string">
            <text:p>Secteur</text:p>
          </table:table-cell>
          <table:table-cell table:style-name="ce5" office:value-type="string" calcext:value-type="string">
            <text:p>Nb_1990</text:p>
          </table:table-cell>
          <table:table-cell table:style-name="ce9" office:value-type="string" calcext:value-type="string">
            <text:p>Nb_2008</text:p>
          </table:table-cell>
          <table:table-cell table:style-name="ce13" office:value-type="string" calcext:value-type="string">
            <text:p>Nb_2030</text:p>
          </table:table-cell>
          <table:table-cell table:style-name="ce5" office:value-type="string" calcext:value-type="string">
            <text:p>P_Reg_1990</text:p>
          </table:table-cell>
          <table:table-cell table:style-name="ce9" office:value-type="string" calcext:value-type="string">
            <text:p>P_Reg_2008</text:p>
          </table:table-cell>
          <table:table-cell table:style-name="ce13" office:value-type="string" calcext:value-type="string">
            <text:p>P_Reg_2030</text:p>
          </table:table-cell>
          <table:table-cell table:style-name="ce5" office:value-type="string" calcext:value-type="string">
            <text:p>P_Sect_1990</text:p>
          </table:table-cell>
          <table:table-cell table:style-name="ce9" office:value-type="string" calcext:value-type="string">
            <text:p>P_Sect_2008</text:p>
          </table:table-cell>
          <table:table-cell table:style-name="ce13" office:value-type="string" calcext:value-type="string">
            <text:p>P_Sect_2030</text:p>
          </table:table-cell>
          <table:table-cell table:style-name="ce26" office:value-type="string" calcext:value-type="string">
            <text:p>TCAM1990_2008</text:p>
          </table:table-cell>
          <table:table-cell table:style-name="ce30" office:value-type="string" calcext:value-type="string">
            <text:p>TCAM_2008-2030</text:p>
          </table:table-cell>
        </table:table-row>
        <table:table-row table:style-name="ro2">
          <table:table-cell table:style-name="ce2" office:value-type="string" calcext:value-type="string">
            <text:p>Ensemble des secteurs</text:p>
          </table:table-cell>
          <table:table-cell table:style-name="ce6" office:value-type="float" office:value="939.089" calcext:value-type="float">
            <text:p>939,1 <text:s text:c="3"/></text:p>
          </table:table-cell>
          <table:table-cell table:style-name="ce10" office:value-type="float" office:value="1128.51935916533" calcext:value-type="float">
            <text:p>1 128,5 <text:s text:c="3"/></text:p>
          </table:table-cell>
          <table:table-cell table:style-name="ce14" office:value-type="float" office:value="1335.43474369556" calcext:value-type="float">
            <text:p>1 335,4 <text:s text:c="3"/></text:p>
          </table:table-cell>
          <table:table-cell table:style-name="ce17" office:value-type="float" office:value="100" calcext:value-type="float">
            <text:p>100,0 <text:s text:c="3"/></text:p>
          </table:table-cell>
          <table:table-cell table:style-name="ce20" office:value-type="float" office:value="100" calcext:value-type="float">
            <text:p>100,0 <text:s text:c="3"/></text:p>
          </table:table-cell>
          <table:table-cell table:style-name="ce23" office:value-type="float" office:value="100" calcext:value-type="float">
            <text:p>100,0 <text:s text:c="3"/></text:p>
          </table:table-cell>
          <table:table-cell table:style-name="ce17" office:value-type="float" office:value="4.23462276423864" calcext:value-type="float">
            <text:p>4,2 <text:s text:c="3"/></text:p>
          </table:table-cell>
          <table:table-cell table:style-name="ce20" office:value-type="float" office:value="4.49405926129041" calcext:value-type="float">
            <text:p>4,5 <text:s text:c="3"/></text:p>
          </table:table-cell>
          <table:table-cell table:style-name="ce23" office:value-type="float" office:value="4.81854689351618" calcext:value-type="float">
            <text:p>4,8 <text:s text:c="3"/></text:p>
          </table:table-cell>
          <table:table-cell table:style-name="ce34" office:value-type="float" office:value="1.02607000023254" calcext:value-type="float">
            <text:p>1,03</text:p>
          </table:table-cell>
          <table:table-cell table:style-name="ce35" office:value-type="float" office:value="0.768164532161841" calcext:value-type="float">
            <text:p>0,77</text:p>
          </table:table-cell>
        </table:table-row>
        <table:table-row table:style-name="ro2">
          <table:table-cell office:value-type="string" calcext:value-type="string">
            <text:p>Agriculture - sylviculture - pêche</text:p>
          </table:table-cell>
          <table:table-cell office:value-type="float" office:value="94.684" calcext:value-type="float">
            <text:p>94,7 <text:s text:c="3"/></text:p>
          </table:table-cell>
          <table:table-cell office:value-type="float" office:value="57.1523182493781" calcext:value-type="float">
            <text:p>57,2 <text:s text:c="3"/></text:p>
          </table:table-cell>
          <table:table-cell office:value-type="float" office:value="25.4278465747986" calcext:value-type="float">
            <text:p>25,4 <text:s text:c="3"/></text:p>
          </table:table-cell>
          <table:table-cell office:value-type="float" office:value="10.0825374378786" calcext:value-type="float">
            <text:p>10,1 <text:s text:c="3"/></text:p>
          </table:table-cell>
          <table:table-cell office:value-type="float" office:value="5.06436312192719" calcext:value-type="float">
            <text:p>5,1 <text:s text:c="3"/></text:p>
          </table:table-cell>
          <table:table-cell office:value-type="float" office:value="1.90408754114274" calcext:value-type="float">
            <text:p>1,9 <text:s text:c="3"/></text:p>
          </table:table-cell>
          <table:table-cell office:value-type="float" office:value="7.7258373791359" calcext:value-type="float">
            <text:p>7,7 <text:s text:c="3"/></text:p>
          </table:table-cell>
          <table:table-cell office:value-type="float" office:value="7.36119779135508" calcext:value-type="float">
            <text:p>7,4 <text:s text:c="3"/></text:p>
          </table:table-cell>
          <table:table-cell office:value-type="float" office:value="6.83219534808727" calcext:value-type="float">
            <text:p>6,8 <text:s text:c="3"/></text:p>
          </table:table-cell>
          <table:table-cell office:value-type="float" office:value="-2.76562041701232" calcext:value-type="float">
            <text:p>-2,8</text:p>
          </table:table-cell>
          <table:table-cell office:value-type="float" office:value="-3.61431609920312" calcext:value-type="float">
            <text:p>-3,6</text:p>
          </table:table-cell>
        </table:table-row>
        <table:table-row table:style-name="ro2">
          <table:table-cell office:value-type="string" calcext:value-type="string">
            <text:p>Industries agricoles et alimentaires</text:p>
          </table:table-cell>
          <table:table-cell office:value-type="float" office:value="24.330060656528" calcext:value-type="float">
            <text:p>24,3 <text:s text:c="3"/></text:p>
          </table:table-cell>
          <table:table-cell office:value-type="float" office:value="25.4419517349068" calcext:value-type="float">
            <text:p>25,4 <text:s text:c="3"/></text:p>
          </table:table-cell>
          <table:table-cell office:value-type="float" office:value="20.0585938863628" calcext:value-type="float">
            <text:p>20,1 <text:s text:c="3"/></text:p>
          </table:table-cell>
          <table:table-cell office:value-type="float" office:value="2.59081521096808" calcext:value-type="float">
            <text:p>2,6 <text:s text:c="3"/></text:p>
          </table:table-cell>
          <table:table-cell office:value-type="float" office:value="2.25445416848887" calcext:value-type="float">
            <text:p>2,3 <text:s text:c="3"/></text:p>
          </table:table-cell>
          <table:table-cell office:value-type="float" office:value="1.50202725974123" calcext:value-type="float">
            <text:p>1,5 <text:s text:c="3"/></text:p>
          </table:table-cell>
          <table:table-cell office:value-type="float" office:value="4.22172452793128" calcext:value-type="float">
            <text:p>4,2 <text:s text:c="3"/></text:p>
          </table:table-cell>
          <table:table-cell office:value-type="float" office:value="4.45922470054919" calcext:value-type="float">
            <text:p>4,5 <text:s text:c="3"/></text:p>
          </table:table-cell>
          <table:table-cell office:value-type="float" office:value="4.54881645744903" calcext:value-type="float">
            <text:p>4,5 <text:s text:c="3"/></text:p>
          </table:table-cell>
          <table:table-cell office:value-type="float" office:value="0.248568447050168" calcext:value-type="float">
            <text:p>0,2</text:p>
          </table:table-cell>
          <table:table-cell office:value-type="float" office:value="-1.07482642344361" calcext:value-type="float">
            <text:p>-1,1</text:p>
          </table:table-cell>
        </table:table-row>
        <table:table-row table:style-name="ro2">
          <table:table-cell office:value-type="string" calcext:value-type="string">
            <text:p>Industries des biens de consommation</text:p>
          </table:table-cell>
          <table:table-cell office:value-type="float" office:value="32.2079169917167" calcext:value-type="float">
            <text:p>32,2 <text:s text:c="3"/></text:p>
          </table:table-cell>
          <table:table-cell office:value-type="float" office:value="17.606851560651" calcext:value-type="float">
            <text:p>17,6 <text:s text:c="3"/></text:p>
          </table:table-cell>
          <table:table-cell office:value-type="float" office:value="9.80480308832737" calcext:value-type="float">
            <text:p>9,8 <text:s text:c="3"/></text:p>
          </table:table-cell>
          <table:table-cell office:value-type="float" office:value="3.42969803625819" calcext:value-type="float">
            <text:p>3,4 <text:s text:c="3"/></text:p>
          </table:table-cell>
          <table:table-cell office:value-type="float" office:value="1.5601727535869" calcext:value-type="float">
            <text:p>1,6 <text:s text:c="3"/></text:p>
          </table:table-cell>
          <table:table-cell office:value-type="float" office:value="0.734203085146224" calcext:value-type="float">
            <text:p>0,7 <text:s text:c="3"/></text:p>
          </table:table-cell>
          <table:table-cell office:value-type="float" office:value="3.427920426003" calcext:value-type="float">
            <text:p>3,4 <text:s text:c="3"/></text:p>
          </table:table-cell>
          <table:table-cell office:value-type="float" office:value="3.14970871261702" calcext:value-type="float">
            <text:p>3,1 <text:s text:c="3"/></text:p>
          </table:table-cell>
          <table:table-cell office:value-type="float" office:value="3.07288383898486" calcext:value-type="float">
            <text:p>3,1 <text:s text:c="3"/></text:p>
          </table:table-cell>
          <table:table-cell office:value-type="float" office:value="-3.29947388938079" calcext:value-type="float">
            <text:p>-3,3</text:p>
          </table:table-cell>
          <table:table-cell office:value-type="float" office:value="-2.62588851318778" calcext:value-type="float">
            <text:p>-2,6</text:p>
          </table:table-cell>
        </table:table-row>
        <table:table-row table:style-name="ro2">
          <table:table-cell office:value-type="string" calcext:value-type="string">
            <text:p>Industrie automobile</text:p>
          </table:table-cell>
          <table:table-cell office:value-type="float" office:value="2.87061712758031" calcext:value-type="float">
            <text:p>2,9 <text:s text:c="3"/></text:p>
          </table:table-cell>
          <table:table-cell office:value-type="float" office:value="2.87984165052801" calcext:value-type="float">
            <text:p>2,9 <text:s text:c="3"/></text:p>
          </table:table-cell>
          <table:table-cell office:value-type="float" office:value="2.63750622320938" calcext:value-type="float">
            <text:p>2,6 <text:s text:c="3"/></text:p>
          </table:table-cell>
          <table:table-cell office:value-type="float" office:value="0.305681051272064" calcext:value-type="float">
            <text:p>0,3 <text:s text:c="3"/></text:p>
          </table:table-cell>
          <table:table-cell office:value-type="float" office:value="0.255187616157332" calcext:value-type="float">
            <text:p>0,3 <text:s text:c="3"/></text:p>
          </table:table-cell>
          <table:table-cell office:value-type="float" office:value="0.197501692663064" calcext:value-type="float">
            <text:p>0,2 <text:s text:c="3"/></text:p>
          </table:table-cell>
          <table:table-cell office:value-type="float" office:value="0.876090277191972" calcext:value-type="float">
            <text:p>0,9 <text:s text:c="3"/></text:p>
          </table:table-cell>
          <table:table-cell office:value-type="float" office:value="1.12657048255737" calcext:value-type="float">
            <text:p>1,1 <text:s text:c="3"/></text:p>
          </table:table-cell>
          <table:table-cell office:value-type="float" office:value="1.42105088052164" calcext:value-type="float">
            <text:p>1,4 <text:s text:c="3"/></text:p>
          </table:table-cell>
          <table:table-cell office:value-type="float" office:value="0.0178253468190226" calcext:value-type="float">
            <text:p>0,0</text:p>
          </table:table-cell>
          <table:table-cell office:value-type="float" office:value="-0.398754906764431" calcext:value-type="float">
            <text:p>-0,4</text:p>
          </table:table-cell>
        </table:table-row>
        <table:table-row table:style-name="ro2">
          <table:table-cell office:value-type="string" calcext:value-type="string">
            <text:p>Industries des biens d’équipement</text:p>
          </table:table-cell>
          <table:table-cell office:value-type="float" office:value="44.5058164964719" calcext:value-type="float">
            <text:p>44,5 <text:s text:c="3"/></text:p>
          </table:table-cell>
          <table:table-cell office:value-type="float" office:value="51.8812271622773" calcext:value-type="float">
            <text:p>51,9 <text:s text:c="3"/></text:p>
          </table:table-cell>
          <table:table-cell office:value-type="float" office:value="53.5963486514501" calcext:value-type="float">
            <text:p>53,6 <text:s text:c="3"/></text:p>
          </table:table-cell>
          <table:table-cell office:value-type="float" office:value="4.73925437274549" calcext:value-type="float">
            <text:p>4,7 <text:s text:c="3"/></text:p>
          </table:table-cell>
          <table:table-cell office:value-type="float" office:value="4.59728286811573" calcext:value-type="float">
            <text:p>4,6 <text:s text:c="3"/></text:p>
          </table:table-cell>
          <table:table-cell office:value-type="float" office:value="4.01340079734128" calcext:value-type="float">
            <text:p>4,0 <text:s text:c="3"/></text:p>
          </table:table-cell>
          <table:table-cell office:value-type="float" office:value="4.61192987544642" calcext:value-type="float">
            <text:p>4,6 <text:s text:c="3"/></text:p>
          </table:table-cell>
          <table:table-cell office:value-type="float" office:value="6.58586237193915" calcext:value-type="float">
            <text:p>6,6 <text:s text:c="3"/></text:p>
          </table:table-cell>
          <table:table-cell office:value-type="float" office:value="9.82419526776221" calcext:value-type="float">
            <text:p>9,8 <text:s text:c="3"/></text:p>
          </table:table-cell>
          <table:table-cell office:value-type="float" office:value="0.855511677030263" calcext:value-type="float">
            <text:p>0,9</text:p>
          </table:table-cell>
          <table:table-cell office:value-type="float" office:value="0.147945379324033" calcext:value-type="float">
            <text:p>0,1</text:p>
          </table:table-cell>
        </table:table-row>
        <table:table-row table:style-name="ro2">
          <table:table-cell office:value-type="string" calcext:value-type="string">
            <text:p>Industries des biens intermédiaires</text:p>
          </table:table-cell>
          <table:table-cell office:value-type="float" office:value="55.5596747600473" calcext:value-type="float">
            <text:p>55,6 <text:s text:c="3"/></text:p>
          </table:table-cell>
          <table:table-cell office:value-type="float" office:value="48.1256878843429" calcext:value-type="float">
            <text:p>48,1 <text:s text:c="3"/></text:p>
          </table:table-cell>
          <table:table-cell office:value-type="float" office:value="34.8591882211649" calcext:value-type="float">
            <text:p>34,9 <text:s text:c="3"/></text:p>
          </table:table-cell>
          <table:table-cell office:value-type="float" office:value="5.91633751008129" calcext:value-type="float">
            <text:p>5,9 <text:s text:c="3"/></text:p>
          </table:table-cell>
          <table:table-cell office:value-type="float" office:value="4.26449821117267" calcext:value-type="float">
            <text:p>4,3 <text:s text:c="3"/></text:p>
          </table:table-cell>
          <table:table-cell office:value-type="float" office:value="2.61032509343727" calcext:value-type="float">
            <text:p>2,6 <text:s text:c="3"/></text:p>
          </table:table-cell>
          <table:table-cell office:value-type="float" office:value="3.24076396278019" calcext:value-type="float">
            <text:p>3,2 <text:s text:c="3"/></text:p>
          </table:table-cell>
          <table:table-cell office:value-type="float" office:value="3.82286833410081" calcext:value-type="float">
            <text:p>3,8 <text:s text:c="3"/></text:p>
          </table:table-cell>
          <table:table-cell office:value-type="float" office:value="4.66789315270041" calcext:value-type="float">
            <text:p>4,7 <text:s text:c="3"/></text:p>
          </table:table-cell>
          <table:table-cell office:value-type="float" office:value="-0.794833128572614" calcext:value-type="float">
            <text:p>-0,8</text:p>
          </table:table-cell>
          <table:table-cell office:value-type="float" office:value="-1.45521396628908" calcext:value-type="float">
            <text:p>-1,5</text:p>
          </table:table-cell>
        </table:table-row>
        <table:table-row table:style-name="ro1">
          <table:table-cell office:value-type="string" calcext:value-type="string">
            <text:p>Energie</text:p>
          </table:table-cell>
          <table:table-cell office:value-type="float" office:value="11.6689139676557" calcext:value-type="float">
            <text:p>11,7 <text:s text:c="3"/></text:p>
          </table:table-cell>
          <table:table-cell office:value-type="float" office:value="9.70105227752923" calcext:value-type="float">
            <text:p>9,7 <text:s text:c="3"/></text:p>
          </table:table-cell>
          <table:table-cell office:value-type="float" office:value="7.23222451016591" calcext:value-type="float">
            <text:p>7,2 <text:s text:c="3"/></text:p>
          </table:table-cell>
          <table:table-cell office:value-type="float" office:value="1.24257806956057" calcext:value-type="float">
            <text:p>1,2 <text:s text:c="3"/></text:p>
          </table:table-cell>
          <table:table-cell office:value-type="float" office:value="0.859626571643773" calcext:value-type="float">
            <text:p>0,9 <text:s text:c="3"/></text:p>
          </table:table-cell>
          <table:table-cell office:value-type="float" office:value="0.541563303209568" calcext:value-type="float">
            <text:p>0,5 <text:s text:c="3"/></text:p>
          </table:table-cell>
          <table:table-cell office:value-type="float" office:value="4.15012782906546" calcext:value-type="float">
            <text:p>4,2 <text:s text:c="3"/></text:p>
          </table:table-cell>
          <table:table-cell office:value-type="float" office:value="4.09989346613975" calcext:value-type="float">
            <text:p>4,1 <text:s text:c="3"/></text:p>
          </table:table-cell>
          <table:table-cell office:value-type="float" office:value="3.81717914273197" calcext:value-type="float">
            <text:p>3,8 <text:s text:c="3"/></text:p>
          </table:table-cell>
          <table:table-cell office:value-type="float" office:value="-1.02083165872803" calcext:value-type="float">
            <text:p>-1,0</text:p>
          </table:table-cell>
          <table:table-cell office:value-type="float" office:value="-1.32607320849536" calcext:value-type="float">
            <text:p>-1,3</text:p>
          </table:table-cell>
        </table:table-row>
        <table:table-row table:style-name="ro2">
          <table:table-cell office:value-type="string" calcext:value-type="string">
            <text:p>Construction</text:p>
          </table:table-cell>
          <table:table-cell office:value-type="float" office:value="70.421" calcext:value-type="float">
            <text:p>70,4 <text:s text:c="3"/></text:p>
          </table:table-cell>
          <table:table-cell office:value-type="float" office:value="88.1562176929892" calcext:value-type="float">
            <text:p>88,2 <text:s text:c="3"/></text:p>
          </table:table-cell>
          <table:table-cell office:value-type="float" office:value="107.395929016359" calcext:value-type="float">
            <text:p>107,4 <text:s text:c="3"/></text:p>
          </table:table-cell>
          <table:table-cell office:value-type="float" office:value="7.4988632600318" calcext:value-type="float">
            <text:p>7,5 <text:s text:c="3"/></text:p>
          </table:table-cell>
          <table:table-cell office:value-type="float" office:value="7.81167083905327" calcext:value-type="float">
            <text:p>7,8 <text:s text:c="3"/></text:p>
          </table:table-cell>
          <table:table-cell office:value-type="float" office:value="8.04201998812468" calcext:value-type="float">
            <text:p>8,0 <text:s text:c="3"/></text:p>
          </table:table-cell>
          <table:table-cell office:value-type="float" office:value="4.37319558563163" calcext:value-type="float">
            <text:p>4,4 <text:s text:c="3"/></text:p>
          </table:table-cell>
          <table:table-cell office:value-type="float" office:value="5.10225965587299" calcext:value-type="float">
            <text:p>5,1 <text:s text:c="3"/></text:p>
          </table:table-cell>
          <table:table-cell office:value-type="float" office:value="5.85261706780291" calcext:value-type="float">
            <text:p>5,9 <text:s text:c="3"/></text:p>
          </table:table-cell>
          <table:table-cell office:value-type="float" office:value="1.2557014783642" calcext:value-type="float">
            <text:p>1,3</text:p>
          </table:table-cell>
          <table:table-cell office:value-type="float" office:value="0.901364565144336" calcext:value-type="float">
            <text:p>0,9</text:p>
          </table:table-cell>
        </table:table-row>
        <table:table-row table:style-name="ro2">
          <table:table-cell office:value-type="string" calcext:value-type="string">
            <text:p>Commerce</text:p>
          </table:table-cell>
          <table:table-cell office:value-type="float" office:value="128.029" calcext:value-type="float">
            <text:p>128,0 <text:s text:c="3"/></text:p>
          </table:table-cell>
          <table:table-cell office:value-type="float" office:value="155.159682801021" calcext:value-type="float">
            <text:p>155,2 <text:s text:c="3"/></text:p>
          </table:table-cell>
          <table:table-cell office:value-type="float" office:value="203.002563826847" calcext:value-type="float">
            <text:p>203,0 <text:s text:c="3"/></text:p>
          </table:table-cell>
          <table:table-cell office:value-type="float" office:value="13.6333190996806" calcext:value-type="float">
            <text:p>13,6 <text:s text:c="3"/></text:p>
          </table:table-cell>
          <table:table-cell office:value-type="float" office:value="13.7489606661049" calcext:value-type="float">
            <text:p>13,7 <text:s text:c="3"/></text:p>
          </table:table-cell>
          <table:table-cell office:value-type="float" office:value="15.2012342636134" calcext:value-type="float">
            <text:p>15,2 <text:s text:c="3"/></text:p>
          </table:table-cell>
          <table:table-cell office:value-type="float" office:value="4.2186769930546" calcext:value-type="float">
            <text:p>4,2 <text:s text:c="3"/></text:p>
          </table:table-cell>
          <table:table-cell office:value-type="float" office:value="4.55828334662544" calcext:value-type="float">
            <text:p>4,6 <text:s text:c="3"/></text:p>
          </table:table-cell>
          <table:table-cell office:value-type="float" office:value="4.8526885366919" calcext:value-type="float">
            <text:p>4,9 <text:s text:c="3"/></text:p>
          </table:table-cell>
          <table:table-cell office:value-type="float" office:value="1.07348762485082" calcext:value-type="float">
            <text:p>1,1</text:p>
          </table:table-cell>
          <table:table-cell office:value-type="float" office:value="1.2291463527254" calcext:value-type="float">
            <text:p>1,2</text:p>
          </table:table-cell>
        </table:table-row>
        <table:table-row table:style-name="ro2">
          <table:table-cell office:value-type="string" calcext:value-type="string">
            <text:p>Transports</text:p>
          </table:table-cell>
          <table:table-cell office:value-type="float" office:value="30.1874162952307" calcext:value-type="float">
            <text:p>30,2 <text:s text:c="3"/></text:p>
          </table:table-cell>
          <table:table-cell office:value-type="float" office:value="37.7840715944396" calcext:value-type="float">
            <text:p>37,8 <text:s text:c="3"/></text:p>
          </table:table-cell>
          <table:table-cell office:value-type="float" office:value="38.8106743846995" calcext:value-type="float">
            <text:p>38,8 <text:s text:c="3"/></text:p>
          </table:table-cell>
          <table:table-cell office:value-type="float" office:value="3.21454263602605" calcext:value-type="float">
            <text:p>3,2 <text:s text:c="3"/></text:p>
          </table:table-cell>
          <table:table-cell office:value-type="float" office:value="3.3481101841607" calcext:value-type="float">
            <text:p>3,3 <text:s text:c="3"/></text:p>
          </table:table-cell>
          <table:table-cell office:value-type="float" office:value="2.90622020790761" calcext:value-type="float">
            <text:p>2,9 <text:s text:c="3"/></text:p>
          </table:table-cell>
          <table:table-cell office:value-type="float" office:value="3.14530627605129" calcext:value-type="float">
            <text:p>3,1 <text:s text:c="3"/></text:p>
          </table:table-cell>
          <table:table-cell office:value-type="float" office:value="3.24099029591412" calcext:value-type="float">
            <text:p>3,2 <text:s text:c="3"/></text:p>
          </table:table-cell>
          <table:table-cell office:value-type="float" office:value="3.2531898785245" calcext:value-type="float">
            <text:p>3,3 <text:s text:c="3"/></text:p>
          </table:table-cell>
          <table:table-cell office:value-type="float" office:value="1.25482135219748" calcext:value-type="float">
            <text:p>1,3</text:p>
          </table:table-cell>
          <table:table-cell office:value-type="float" office:value="0.12192742736552" calcext:value-type="float">
            <text:p>0,1</text:p>
          </table:table-cell>
        </table:table-row>
        <table:table-row table:style-name="ro2">
          <table:table-cell office:value-type="string" calcext:value-type="string">
            <text:p>Activités financières</text:p>
          </table:table-cell>
          <table:table-cell office:value-type="float" office:value="23.5376135596366" calcext:value-type="float">
            <text:p>23,5 <text:s text:c="3"/></text:p>
          </table:table-cell>
          <table:table-cell office:value-type="float" office:value="24.9806535507878" calcext:value-type="float">
            <text:p>25,0 <text:s text:c="3"/></text:p>
          </table:table-cell>
          <table:table-cell office:value-type="float" office:value="25.6415139317871" calcext:value-type="float">
            <text:p>25,6 <text:s text:c="3"/></text:p>
          </table:table-cell>
          <table:table-cell office:value-type="float" office:value="2.50643054701276" calcext:value-type="float">
            <text:p>2,5 <text:s text:c="3"/></text:p>
          </table:table-cell>
          <table:table-cell office:value-type="float" office:value="2.21357775991223" calcext:value-type="float">
            <text:p>2,2 <text:s text:c="3"/></text:p>
          </table:table-cell>
          <table:table-cell office:value-type="float" office:value="1.92008737625241" calcext:value-type="float">
            <text:p>1,9 <text:s text:c="3"/></text:p>
          </table:table-cell>
          <table:table-cell office:value-type="float" office:value="3.1737271890847" calcext:value-type="float">
            <text:p>3,2 <text:s text:c="3"/></text:p>
          </table:table-cell>
          <table:table-cell office:value-type="float" office:value="3.20262221438394" calcext:value-type="float">
            <text:p>3,2 <text:s text:c="3"/></text:p>
          </table:table-cell>
          <table:table-cell office:value-type="float" office:value="3.16264143702766" calcext:value-type="float">
            <text:p>3,2 <text:s text:c="3"/></text:p>
          </table:table-cell>
          <table:table-cell office:value-type="float" office:value="0.331113354975043" calcext:value-type="float">
            <text:p>0,3</text:p>
          </table:table-cell>
          <table:table-cell office:value-type="float" office:value="0.118756863337888" calcext:value-type="float">
            <text:p>0,1</text:p>
          </table:table-cell>
        </table:table-row>
        <table:table-row table:style-name="ro2">
          <table:table-cell office:value-type="string" calcext:value-type="string">
            <text:p>Activités immobilières</text:p>
          </table:table-cell>
          <table:table-cell office:value-type="float" office:value="9.18809721916076" calcext:value-type="float">
            <text:p>9,2 <text:s text:c="3"/></text:p>
          </table:table-cell>
          <table:table-cell office:value-type="float" office:value="9.66679495304942" calcext:value-type="float">
            <text:p>9,7 <text:s text:c="3"/></text:p>
          </table:table-cell>
          <table:table-cell office:value-type="float" office:value="9.08984162440184" calcext:value-type="float">
            <text:p>9,1 <text:s text:c="3"/></text:p>
          </table:table-cell>
          <table:table-cell office:value-type="float" office:value="0.978405371499481" calcext:value-type="float">
            <text:p>1,0 <text:s text:c="3"/></text:p>
          </table:table-cell>
          <table:table-cell office:value-type="float" office:value="0.85659097245785" calcext:value-type="float">
            <text:p>0,9 <text:s text:c="3"/></text:p>
          </table:table-cell>
          <table:table-cell office:value-type="float" office:value="0.680665353909203" calcext:value-type="float">
            <text:p>0,7 <text:s text:c="3"/></text:p>
          </table:table-cell>
          <table:table-cell office:value-type="float" office:value="3.1921023755644" calcext:value-type="float">
            <text:p>3,2 <text:s text:c="3"/></text:p>
          </table:table-cell>
          <table:table-cell office:value-type="float" office:value="3.12202747613686" calcext:value-type="float">
            <text:p>3,1 <text:s text:c="3"/></text:p>
          </table:table-cell>
          <table:table-cell office:value-type="float" office:value="2.86158596414155" calcext:value-type="float">
            <text:p>2,9 <text:s text:c="3"/></text:p>
          </table:table-cell>
          <table:table-cell office:value-type="float" office:value="0.282553690163945" calcext:value-type="float">
            <text:p>0,3</text:p>
          </table:table-cell>
          <table:table-cell office:value-type="float" office:value="-0.279333351149591" calcext:value-type="float">
            <text:p>-0,3</text:p>
          </table:table-cell>
        </table:table-row>
        <table:table-row table:style-name="ro2">
          <table:table-cell office:value-type="string" calcext:value-type="string">
            <text:p>Services aux entreprises</text:p>
          </table:table-cell>
          <table:table-cell office:value-type="float" office:value="84.3993932689073" calcext:value-type="float">
            <text:p>84,4 <text:s text:c="3"/></text:p>
          </table:table-cell>
          <table:table-cell office:value-type="float" office:value="154.101998890434" calcext:value-type="float">
            <text:p>154,1 <text:s text:c="3"/></text:p>
          </table:table-cell>
          <table:table-cell office:value-type="float" office:value="270.030457353263" calcext:value-type="float">
            <text:p>270,0 <text:s text:c="3"/></text:p>
          </table:table-cell>
          <table:table-cell office:value-type="float" office:value="8.98736895745848" calcext:value-type="float">
            <text:p>9,0 <text:s text:c="3"/></text:p>
          </table:table-cell>
          <table:table-cell office:value-type="float" office:value="13.6552375144375" calcext:value-type="float">
            <text:p>13,7 <text:s text:c="3"/></text:p>
          </table:table-cell>
          <table:table-cell office:value-type="float" office:value="20.2204157580928" calcext:value-type="float">
            <text:p>20,2 <text:s text:c="3"/></text:p>
          </table:table-cell>
          <table:table-cell office:value-type="float" office:value="3.8175366792933" calcext:value-type="float">
            <text:p>3,8 <text:s text:c="3"/></text:p>
          </table:table-cell>
          <table:table-cell office:value-type="float" office:value="4.36087514812868" calcext:value-type="float">
            <text:p>4,4 <text:s text:c="3"/></text:p>
          </table:table-cell>
          <table:table-cell office:value-type="float" office:value="5.29716478145994" calcext:value-type="float">
            <text:p>5,3 <text:s text:c="3"/></text:p>
          </table:table-cell>
          <table:table-cell office:value-type="float" office:value="3.40131279343565" calcext:value-type="float">
            <text:p>3,4</text:p>
          </table:table-cell>
          <table:table-cell office:value-type="float" office:value="2.58241780465809" calcext:value-type="float">
            <text:p>2,6</text:p>
          </table:table-cell>
        </table:table-row>
        <table:table-row table:style-name="ro2">
          <table:table-cell office:value-type="string" calcext:value-type="string">
            <text:p>Services aux particuliers</text:p>
          </table:table-cell>
          <table:table-cell office:value-type="float" office:value="46.4582805434064" calcext:value-type="float">
            <text:p>46,5 <text:s text:c="3"/></text:p>
          </table:table-cell>
          <table:table-cell office:value-type="float" office:value="96.3450197303515" calcext:value-type="float">
            <text:p>96,3 <text:s text:c="3"/></text:p>
          </table:table-cell>
          <table:table-cell office:value-type="float" office:value="162.523089809297" calcext:value-type="float">
            <text:p>162,5 <text:s text:c="3"/></text:p>
          </table:table-cell>
          <table:table-cell office:value-type="float" office:value="4.9471648100879" calcext:value-type="float">
            <text:p>4,9 <text:s text:c="3"/></text:p>
          </table:table-cell>
          <table:table-cell office:value-type="float" office:value="8.53729437141508" calcext:value-type="float">
            <text:p>8,5 <text:s text:c="3"/></text:p>
          </table:table-cell>
          <table:table-cell office:value-type="float" office:value="12.1700510321864" calcext:value-type="float">
            <text:p>12,2 <text:s text:c="3"/></text:p>
          </table:table-cell>
          <table:table-cell office:value-type="float" office:value="3.73379482027319" calcext:value-type="float">
            <text:p>3,7 <text:s text:c="3"/></text:p>
          </table:table-cell>
          <table:table-cell office:value-type="float" office:value="4.23299414495364" calcext:value-type="float">
            <text:p>4,2 <text:s text:c="3"/></text:p>
          </table:table-cell>
          <table:table-cell office:value-type="float" office:value="4.62150282433987" calcext:value-type="float">
            <text:p>4,6 <text:s text:c="3"/></text:p>
          </table:table-cell>
          <table:table-cell office:value-type="float" office:value="4.13533506909973" calcext:value-type="float">
            <text:p>4,1</text:p>
          </table:table-cell>
          <table:table-cell office:value-type="float" office:value="2.40521691514215" calcext:value-type="float">
            <text:p>2,4</text:p>
          </table:table-cell>
        </table:table-row>
        <table:table-row table:style-name="ro1">
          <table:table-cell office:value-type="string" calcext:value-type="string">
            <text:p>Education - santé - action sociale</text:p>
          </table:table-cell>
          <table:table-cell office:value-type="float" office:value="174.577152234997" calcext:value-type="float">
            <text:p>174,6 <text:s text:c="3"/></text:p>
          </table:table-cell>
          <table:table-cell office:value-type="float" office:value="208.002517463389" calcext:value-type="float">
            <text:p>208,0 <text:s text:c="3"/></text:p>
          </table:table-cell>
          <table:table-cell office:value-type="float" office:value="236.044286462332" calcext:value-type="float">
            <text:p>236,0 <text:s text:c="3"/></text:p>
          </table:table-cell>
          <table:table-cell office:value-type="float" office:value="18.5900540028684" calcext:value-type="float">
            <text:p>18,6 <text:s text:c="3"/></text:p>
          </table:table-cell>
          <table:table-cell office:value-type="float" office:value="18.4314531934331" calcext:value-type="float">
            <text:p>18,4 <text:s text:c="3"/></text:p>
          </table:table-cell>
          <table:table-cell office:value-type="float" office:value="17.6754639323764" calcext:value-type="float">
            <text:p>17,7 <text:s text:c="3"/></text:p>
          </table:table-cell>
          <table:table-cell office:value-type="float" office:value="4.78502383726187" calcext:value-type="float">
            <text:p>4,8 <text:s text:c="3"/></text:p>
          </table:table-cell>
          <table:table-cell office:value-type="float" office:value="4.73706982056055" calcext:value-type="float">
            <text:p>4,7 <text:s text:c="3"/></text:p>
          </table:table-cell>
          <table:table-cell office:value-type="float" office:value="4.54731563721378" calcext:value-type="float">
            <text:p>4,5 <text:s text:c="3"/></text:p>
          </table:table-cell>
          <table:table-cell office:value-type="float" office:value="0.977992536246997" calcext:value-type="float">
            <text:p>1,0</text:p>
          </table:table-cell>
          <table:table-cell office:value-type="float" office:value="0.576515761035701" calcext:value-type="float">
            <text:p>0,6</text:p>
          </table:table-cell>
        </table:table-row>
        <table:table-row table:style-name="ro2">
          <table:table-cell table:style-name="ce4" office:value-type="string" calcext:value-type="string">
            <text:p>Administration</text:p>
          </table:table-cell>
          <table:table-cell table:style-name="ce8" office:value-type="float" office:value="106.464046878662" calcext:value-type="float">
            <text:p>106,5 <text:s text:c="3"/></text:p>
          </table:table-cell>
          <table:table-cell table:style-name="ce12" office:value-type="float" office:value="141.533471969258" calcext:value-type="float">
            <text:p>141,5 <text:s text:c="3"/></text:p>
          </table:table-cell>
          <table:table-cell table:style-name="ce16" office:value-type="float" office:value="129.279876131095" calcext:value-type="float">
            <text:p>129,3 <text:s text:c="3"/></text:p>
          </table:table-cell>
          <table:table-cell table:style-name="ce19" office:value-type="float" office:value="11.3369496265702" calcext:value-type="float">
            <text:p>11,3 <text:s text:c="3"/></text:p>
          </table:table-cell>
          <table:table-cell table:style-name="ce22" office:value-type="float" office:value="12.5415191879329" calcext:value-type="float">
            <text:p>12,5 <text:s text:c="3"/></text:p>
          </table:table-cell>
          <table:table-cell table:style-name="ce25" office:value-type="float" office:value="9.68073331485578" calcext:value-type="float">
            <text:p>9,7 <text:s text:c="3"/></text:p>
          </table:table-cell>
          <table:table-cell table:style-name="ce19" office:value-type="float" office:value="4.41956690886467" calcext:value-type="float">
            <text:p>4,4 <text:s text:c="3"/></text:p>
          </table:table-cell>
          <table:table-cell table:style-name="ce22" office:value-type="float" office:value="4.59730541289815" calcext:value-type="float">
            <text:p>4,6 <text:s text:c="3"/></text:p>
          </table:table-cell>
          <table:table-cell table:style-name="ce25" office:value-type="float" office:value="4.66721053990687" calcext:value-type="float">
            <text:p>4,7 <text:s text:c="3"/></text:p>
          </table:table-cell>
          <table:table-cell table:style-name="ce29" office:value-type="float" office:value="1.59440433742091" calcext:value-type="float">
            <text:p>1,6</text:p>
          </table:table-cell>
          <table:table-cell table:style-name="ce33" office:value-type="float" office:value="-0.410774927241264" calcext:value-type="float">
            <text:p>-0,4</text:p>
          </table:table-cell>
        </table:table-row>
      </table:table>
      <table:table table:name="74" table:style-name="ta1">
        <table:table-column table:style-name="co2" table:default-cell-style-name="ce3"/>
        <table:table-column table:style-name="co2" table:default-cell-style-name="ce7"/>
        <table:table-column table:style-name="co2" table:default-cell-style-name="ce11"/>
        <table:table-column table:style-name="co2" table:default-cell-style-name="ce15"/>
        <table:table-column table:style-name="co2" table:default-cell-style-name="ce18"/>
        <table:table-column table:style-name="co2" table:default-cell-style-name="ce21"/>
        <table:table-column table:style-name="co2" table:default-cell-style-name="ce24"/>
        <table:table-column table:style-name="co2" table:default-cell-style-name="ce18"/>
        <table:table-column table:style-name="co2" table:default-cell-style-name="ce21"/>
        <table:table-column table:style-name="co2" table:default-cell-style-name="ce24"/>
        <table:table-column table:style-name="co2" table:default-cell-style-name="ce28"/>
        <table:table-column table:style-name="co2" table:default-cell-style-name="ce32"/>
        <table:table-row table:style-name="ro1">
          <table:table-cell table:style-name="ce1" office:value-type="string" calcext:value-type="string">
            <text:p>Secteur</text:p>
          </table:table-cell>
          <table:table-cell table:style-name="ce5" office:value-type="string" calcext:value-type="string">
            <text:p>Nb_1990</text:p>
          </table:table-cell>
          <table:table-cell table:style-name="ce9" office:value-type="string" calcext:value-type="string">
            <text:p>Nb_2008</text:p>
          </table:table-cell>
          <table:table-cell table:style-name="ce13" office:value-type="string" calcext:value-type="string">
            <text:p>Nb_2030</text:p>
          </table:table-cell>
          <table:table-cell table:style-name="ce5" office:value-type="string" calcext:value-type="string">
            <text:p>P_Reg_1990</text:p>
          </table:table-cell>
          <table:table-cell table:style-name="ce9" office:value-type="string" calcext:value-type="string">
            <text:p>P_Reg_2008</text:p>
          </table:table-cell>
          <table:table-cell table:style-name="ce13" office:value-type="string" calcext:value-type="string">
            <text:p>P_Reg_2030</text:p>
          </table:table-cell>
          <table:table-cell table:style-name="ce5" office:value-type="string" calcext:value-type="string">
            <text:p>P_Sect_1990</text:p>
          </table:table-cell>
          <table:table-cell table:style-name="ce9" office:value-type="string" calcext:value-type="string">
            <text:p>P_Sect_2008</text:p>
          </table:table-cell>
          <table:table-cell table:style-name="ce13" office:value-type="string" calcext:value-type="string">
            <text:p>P_Sect_2030</text:p>
          </table:table-cell>
          <table:table-cell table:style-name="ce26" office:value-type="string" calcext:value-type="string">
            <text:p>TCAM1990_2008</text:p>
          </table:table-cell>
          <table:table-cell table:style-name="ce30" office:value-type="string" calcext:value-type="string">
            <text:p>TCAM_2008-2030</text:p>
          </table:table-cell>
        </table:table-row>
        <table:table-row table:style-name="ro2">
          <table:table-cell table:style-name="ce2" office:value-type="string" calcext:value-type="string">
            <text:p>Ensemble des secteurs</text:p>
          </table:table-cell>
          <table:table-cell table:style-name="ce6" office:value-type="float" office:value="275.071" calcext:value-type="float">
            <text:p>275,1 <text:s text:c="3"/></text:p>
          </table:table-cell>
          <table:table-cell table:style-name="ce10" office:value-type="float" office:value="283.771743353314" calcext:value-type="float">
            <text:p>283,8 <text:s text:c="3"/></text:p>
          </table:table-cell>
          <table:table-cell table:style-name="ce14" office:value-type="float" office:value="290.991969839507" calcext:value-type="float">
            <text:p>291,0 <text:s text:c="3"/></text:p>
          </table:table-cell>
          <table:table-cell table:style-name="ce17" office:value-type="float" office:value="100" calcext:value-type="float">
            <text:p>100,0 <text:s text:c="3"/></text:p>
          </table:table-cell>
          <table:table-cell table:style-name="ce20" office:value-type="float" office:value="100" calcext:value-type="float">
            <text:p>100,0 <text:s text:c="3"/></text:p>
          </table:table-cell>
          <table:table-cell table:style-name="ce23" office:value-type="float" office:value="100" calcext:value-type="float">
            <text:p>100,0 <text:s text:c="3"/></text:p>
          </table:table-cell>
          <table:table-cell table:style-name="ce17" office:value-type="float" office:value="1.24037436109026" calcext:value-type="float">
            <text:p>1,2 <text:s text:c="3"/></text:p>
          </table:table-cell>
          <table:table-cell table:style-name="ce20" office:value-type="float" office:value="1.13005330475917" calcext:value-type="float">
            <text:p>1,1 <text:s text:c="3"/></text:p>
          </table:table-cell>
          <table:table-cell table:style-name="ce23" office:value-type="float" office:value="1.0499640352535" calcext:value-type="float">
            <text:p>1,0 <text:s text:c="3"/></text:p>
          </table:table-cell>
          <table:table-cell table:style-name="ce27" office:value-type="float" office:value="0.173155008544246" calcext:value-type="float">
            <text:p>0,2</text:p>
          </table:table-cell>
          <table:table-cell table:style-name="ce31" office:value-type="float" office:value="0.114271955792788" calcext:value-type="float">
            <text:p>0,1</text:p>
          </table:table-cell>
        </table:table-row>
        <table:table-row table:style-name="ro2">
          <table:table-cell office:value-type="string" calcext:value-type="string">
            <text:p>Agriculture - sylviculture - pêche</text:p>
          </table:table-cell>
          <table:table-cell office:value-type="float" office:value="31.495" calcext:value-type="float">
            <text:p>31,5 <text:s text:c="3"/></text:p>
          </table:table-cell>
          <table:table-cell office:value-type="float" office:value="17.4539318727247" calcext:value-type="float">
            <text:p>17,5 <text:s text:c="3"/></text:p>
          </table:table-cell>
          <table:table-cell office:value-type="float" office:value="7.05184155123556" calcext:value-type="float">
            <text:p>7,1 <text:s text:c="3"/></text:p>
          </table:table-cell>
          <table:table-cell office:value-type="float" office:value="11.449771149994" calcext:value-type="float">
            <text:p>11,4 <text:s text:c="3"/></text:p>
          </table:table-cell>
          <table:table-cell office:value-type="float" office:value="6.15069409888124" calcext:value-type="float">
            <text:p>6,2 <text:s text:c="3"/></text:p>
          </table:table-cell>
          <table:table-cell office:value-type="float" office:value="2.42338012115074" calcext:value-type="float">
            <text:p>2,4 <text:s text:c="3"/></text:p>
          </table:table-cell>
          <table:table-cell office:value-type="float" office:value="2.56986659051038" calcext:value-type="float">
            <text:p>2,6 <text:s text:c="3"/></text:p>
          </table:table-cell>
          <table:table-cell office:value-type="float" office:value="2.24806007328252" calcext:value-type="float">
            <text:p>2,2 <text:s text:c="3"/></text:p>
          </table:table-cell>
          <table:table-cell office:value-type="float" office:value="1.89475577100385" calcext:value-type="float">
            <text:p>1,9 <text:s text:c="3"/></text:p>
          </table:table-cell>
          <table:table-cell office:value-type="float" office:value="-3.22605939092577" calcext:value-type="float">
            <text:p>-3,2</text:p>
          </table:table-cell>
          <table:table-cell office:value-type="float" office:value="-4.03574143391727" calcext:value-type="float">
            <text:p>-4,0</text:p>
          </table:table-cell>
        </table:table-row>
        <table:table-row table:style-name="ro2">
          <table:table-cell office:value-type="string" calcext:value-type="string">
            <text:p>Industries agricoles et alimentaires</text:p>
          </table:table-cell>
          <table:table-cell office:value-type="float" office:value="7.30090771898753" calcext:value-type="float">
            <text:p>7,3 <text:s text:c="3"/></text:p>
          </table:table-cell>
          <table:table-cell office:value-type="float" office:value="7.63330949146411" calcext:value-type="float">
            <text:p>7,6 <text:s text:c="3"/></text:p>
          </table:table-cell>
          <table:table-cell office:value-type="float" office:value="5.97233520365957" calcext:value-type="float">
            <text:p>6,0 <text:s text:c="3"/></text:p>
          </table:table-cell>
          <table:table-cell office:value-type="float" office:value="2.65419027050744" calcext:value-type="float">
            <text:p>2,7 <text:s text:c="3"/></text:p>
          </table:table-cell>
          <table:table-cell office:value-type="float" office:value="2.68994699798568" calcext:value-type="float">
            <text:p>2,7 <text:s text:c="3"/></text:p>
          </table:table-cell>
          <table:table-cell office:value-type="float" office:value="2.05240550347611" calcext:value-type="float">
            <text:p>2,1 <text:s text:c="3"/></text:p>
          </table:table-cell>
          <table:table-cell office:value-type="float" office:value="1.26684522609862" calcext:value-type="float">
            <text:p>1,3 <text:s text:c="3"/></text:p>
          </table:table-cell>
          <table:table-cell office:value-type="float" office:value="1.3378943009538" calcext:value-type="float">
            <text:p>1,3 <text:s text:c="3"/></text:p>
          </table:table-cell>
          <table:table-cell office:value-type="float" office:value="1.35438489944596" calcext:value-type="float">
            <text:p>1,4 <text:s text:c="3"/></text:p>
          </table:table-cell>
          <table:table-cell office:value-type="float" office:value="0.247655121070345" calcext:value-type="float">
            <text:p>0,2</text:p>
          </table:table-cell>
          <table:table-cell office:value-type="float" office:value="-1.1091822106933" calcext:value-type="float">
            <text:p>-1,1</text:p>
          </table:table-cell>
        </table:table-row>
        <table:table-row table:style-name="ro2">
          <table:table-cell office:value-type="string" calcext:value-type="string">
            <text:p>Industries des biens de consommation</text:p>
          </table:table-cell>
          <table:table-cell office:value-type="float" office:value="11.1279792819718" calcext:value-type="float">
            <text:p>11,1 <text:s text:c="3"/></text:p>
          </table:table-cell>
          <table:table-cell office:value-type="float" office:value="6.28011776199571" calcext:value-type="float">
            <text:p>6,3 <text:s text:c="3"/></text:p>
          </table:table-cell>
          <table:table-cell office:value-type="float" office:value="3.6886141904043" calcext:value-type="float">
            <text:p>3,7 <text:s text:c="3"/></text:p>
          </table:table-cell>
          <table:table-cell office:value-type="float" office:value="4.04549344786321" calcext:value-type="float">
            <text:p>4,0 <text:s text:c="3"/></text:p>
          </table:table-cell>
          <table:table-cell office:value-type="float" office:value="2.21308777533095" calcext:value-type="float">
            <text:p>2,2 <text:s text:c="3"/></text:p>
          </table:table-cell>
          <table:table-cell office:value-type="float" office:value="1.26759999337394" calcext:value-type="float">
            <text:p>1,3 <text:s text:c="3"/></text:p>
          </table:table-cell>
          <table:table-cell office:value-type="float" office:value="1.18436182913101" calcext:value-type="float">
            <text:p>1,2 <text:s text:c="3"/></text:p>
          </table:table-cell>
          <table:table-cell office:value-type="float" office:value="1.12345705665093" calcext:value-type="float">
            <text:p>1,1 <text:s text:c="3"/></text:p>
          </table:table-cell>
          <table:table-cell office:value-type="float" office:value="1.15603371447995" calcext:value-type="float">
            <text:p>1,2 <text:s text:c="3"/></text:p>
          </table:table-cell>
          <table:table-cell office:value-type="float" office:value="-3.12821453337565" calcext:value-type="float">
            <text:p>-3,1</text:p>
          </table:table-cell>
          <table:table-cell office:value-type="float" office:value="-2.38978991302046" calcext:value-type="float">
            <text:p>-2,4</text:p>
          </table:table-cell>
        </table:table-row>
        <table:table-row table:style-name="ro2">
          <table:table-cell office:value-type="string" calcext:value-type="string">
            <text:p>Industrie automobile</text:p>
          </table:table-cell>
          <table:table-cell office:value-type="float" office:value="3.02910001106929" calcext:value-type="float">
            <text:p>3,0 <text:s text:c="3"/></text:p>
          </table:table-cell>
          <table:table-cell office:value-type="float" office:value="1.72380447121683" calcext:value-type="float">
            <text:p>1,7 <text:s text:c="3"/></text:p>
          </table:table-cell>
          <table:table-cell office:value-type="float" office:value="0.784314261171965" calcext:value-type="float">
            <text:p>0,8 <text:s text:c="3"/></text:p>
          </table:table-cell>
          <table:table-cell office:value-type="float" office:value="1.10120660159351" calcext:value-type="float">
            <text:p>1,1 <text:s text:c="3"/></text:p>
          </table:table-cell>
          <table:table-cell office:value-type="float" office:value="0.607461634779678" calcext:value-type="float">
            <text:p>0,6 <text:s text:c="3"/></text:p>
          </table:table-cell>
          <table:table-cell office:value-type="float" office:value="0.269531238818908" calcext:value-type="float">
            <text:p>0,3 <text:s text:c="3"/></text:p>
          </table:table-cell>
          <table:table-cell office:value-type="float" office:value="0.924458034769967" calcext:value-type="float">
            <text:p>0,9 <text:s text:c="3"/></text:p>
          </table:table-cell>
          <table:table-cell office:value-type="float" office:value="0.674338200024725" calcext:value-type="float">
            <text:p>0,7 <text:s text:c="3"/></text:p>
          </table:table-cell>
          <table:table-cell office:value-type="float" office:value="0.422577380722874" calcext:value-type="float">
            <text:p>0,4 <text:s text:c="3"/></text:p>
          </table:table-cell>
          <table:table-cell office:value-type="float" office:value="-3.08330910779762" calcext:value-type="float">
            <text:p>-3,1</text:p>
          </table:table-cell>
          <table:table-cell office:value-type="float" office:value="-3.51614633403347" calcext:value-type="float">
            <text:p>-3,5</text:p>
          </table:table-cell>
        </table:table-row>
        <table:table-row table:style-name="ro2">
          <table:table-cell office:value-type="string" calcext:value-type="string">
            <text:p>Industries des biens d’équipement</text:p>
          </table:table-cell>
          <table:table-cell office:value-type="float" office:value="6.68380971883994" calcext:value-type="float">
            <text:p>6,7 <text:s text:c="3"/></text:p>
          </table:table-cell>
          <table:table-cell office:value-type="float" office:value="4.90148078817529" calcext:value-type="float">
            <text:p>4,9 <text:s text:c="3"/></text:p>
          </table:table-cell>
          <table:table-cell office:value-type="float" office:value="2.70589926079199" calcext:value-type="float">
            <text:p>2,7 <text:s text:c="3"/></text:p>
          </table:table-cell>
          <table:table-cell office:value-type="float" office:value="2.42984891858463" calcext:value-type="float">
            <text:p>2,4 <text:s text:c="3"/></text:p>
          </table:table-cell>
          <table:table-cell office:value-type="float" office:value="1.72726175279285" calcext:value-type="float">
            <text:p>1,7 <text:s text:c="3"/></text:p>
          </table:table-cell>
          <table:table-cell office:value-type="float" office:value="0.929887949239422" calcext:value-type="float">
            <text:p>0,9 <text:s text:c="3"/></text:p>
          </table:table-cell>
          <table:table-cell office:value-type="float" office:value="0.692611980875818" calcext:value-type="float">
            <text:p>0,7 <text:s text:c="3"/></text:p>
          </table:table-cell>
          <table:table-cell office:value-type="float" office:value="0.622199582686382" calcext:value-type="float">
            <text:p>0,6 <text:s text:c="3"/></text:p>
          </table:table-cell>
          <table:table-cell office:value-type="float" office:value="0.495990554987082" calcext:value-type="float">
            <text:p>0,5 <text:s text:c="3"/></text:p>
          </table:table-cell>
          <table:table-cell office:value-type="float" office:value="-1.7083001125427" calcext:value-type="float">
            <text:p>-1,7</text:p>
          </table:table-cell>
          <table:table-cell office:value-type="float" office:value="-2.66433182272346" calcext:value-type="float">
            <text:p>-2,7</text:p>
          </table:table-cell>
        </table:table-row>
        <table:table-row table:style-name="ro2">
          <table:table-cell office:value-type="string" calcext:value-type="string">
            <text:p>Industries des biens intermédiaires</text:p>
          </table:table-cell>
          <table:table-cell office:value-type="float" office:value="25.6361660578555" calcext:value-type="float">
            <text:p>25,6 <text:s text:c="3"/></text:p>
          </table:table-cell>
          <table:table-cell office:value-type="float" office:value="19.0908678741308" calcext:value-type="float">
            <text:p>19,1 <text:s text:c="3"/></text:p>
          </table:table-cell>
          <table:table-cell office:value-type="float" office:value="10.837008482276" calcext:value-type="float">
            <text:p>10,8 <text:s text:c="3"/></text:p>
          </table:table-cell>
          <table:table-cell office:value-type="float" office:value="9.31983599065532" calcext:value-type="float">
            <text:p>9,3 <text:s text:c="3"/></text:p>
          </table:table-cell>
          <table:table-cell office:value-type="float" office:value="6.72754364072162" calcext:value-type="float">
            <text:p>6,7 <text:s text:c="3"/></text:p>
          </table:table-cell>
          <table:table-cell office:value-type="float" office:value="3.72416066610121" calcext:value-type="float">
            <text:p>3,7 <text:s text:c="3"/></text:p>
          </table:table-cell>
          <table:table-cell office:value-type="float" office:value="1.49534286265998" calcext:value-type="float">
            <text:p>1,5 <text:s text:c="3"/></text:p>
          </table:table-cell>
          <table:table-cell office:value-type="float" office:value="1.51648480208552" calcext:value-type="float">
            <text:p>1,5 <text:s text:c="3"/></text:p>
          </table:table-cell>
          <table:table-cell office:value-type="float" office:value="1.45115248723603" calcext:value-type="float">
            <text:p>1,5 <text:s text:c="3"/></text:p>
          </table:table-cell>
          <table:table-cell office:value-type="float" office:value="-1.62440628155461" calcext:value-type="float">
            <text:p>-1,6</text:p>
          </table:table-cell>
          <table:table-cell office:value-type="float" office:value="-2.54099161806145" calcext:value-type="float">
            <text:p>-2,5</text:p>
          </table:table-cell>
        </table:table-row>
        <table:table-row table:style-name="ro1">
          <table:table-cell office:value-type="string" calcext:value-type="string">
            <text:p>Energie</text:p>
          </table:table-cell>
          <table:table-cell office:value-type="float" office:value="3.89303721127592" calcext:value-type="float">
            <text:p>3,9 <text:s text:c="3"/></text:p>
          </table:table-cell>
          <table:table-cell office:value-type="float" office:value="2.48309118871501" calcext:value-type="float">
            <text:p>2,5 <text:s text:c="3"/></text:p>
          </table:table-cell>
          <table:table-cell office:value-type="float" office:value="1.76086048510022" calcext:value-type="float">
            <text:p>1,8 <text:s text:c="3"/></text:p>
          </table:table-cell>
          <table:table-cell office:value-type="float" office:value="1.41528449428545" calcext:value-type="float">
            <text:p>1,4 <text:s text:c="3"/></text:p>
          </table:table-cell>
          <table:table-cell office:value-type="float" office:value="0.875031163910991" calcext:value-type="float">
            <text:p>0,9 <text:s text:c="3"/></text:p>
          </table:table-cell>
          <table:table-cell office:value-type="float" office:value="0.605123394323012" calcext:value-type="float">
            <text:p>0,6 <text:s text:c="3"/></text:p>
          </table:table-cell>
          <table:table-cell office:value-type="float" office:value="1.3845848992363" calcext:value-type="float">
            <text:p>1,4 <text:s text:c="3"/></text:p>
          </table:table-cell>
          <table:table-cell office:value-type="float" office:value="1.04941289348816" calcext:value-type="float">
            <text:p>1,0 <text:s text:c="3"/></text:p>
          </table:table-cell>
          <table:table-cell office:value-type="float" office:value="0.929384853517395" calcext:value-type="float">
            <text:p>0,9 <text:s text:c="3"/></text:p>
          </table:table-cell>
          <table:table-cell office:value-type="float" office:value="-2.46730413572782" calcext:value-type="float">
            <text:p>-2,5</text:p>
          </table:table-cell>
          <table:table-cell office:value-type="float" office:value="-1.55013984205675" calcext:value-type="float">
            <text:p>-1,6</text:p>
          </table:table-cell>
        </table:table-row>
        <table:table-row table:style-name="ro2">
          <table:table-cell office:value-type="string" calcext:value-type="string">
            <text:p>Construction</text:p>
          </table:table-cell>
          <table:table-cell office:value-type="float" office:value="19.299" calcext:value-type="float">
            <text:p>19,3 <text:s text:c="3"/></text:p>
          </table:table-cell>
          <table:table-cell office:value-type="float" office:value="21.5233835242723" calcext:value-type="float">
            <text:p>21,5 <text:s text:c="3"/></text:p>
          </table:table-cell>
          <table:table-cell office:value-type="float" office:value="22.6976366931598" calcext:value-type="float">
            <text:p>22,7 <text:s text:c="3"/></text:p>
          </table:table-cell>
          <table:table-cell office:value-type="float" office:value="7.01600677643227" calcext:value-type="float">
            <text:p>7,0 <text:s text:c="3"/></text:p>
          </table:table-cell>
          <table:table-cell office:value-type="float" office:value="7.58475219200182" calcext:value-type="float">
            <text:p>7,6 <text:s text:c="3"/></text:p>
          </table:table-cell>
          <table:table-cell office:value-type="float" office:value="7.80009039619837" calcext:value-type="float">
            <text:p>7,8 <text:s text:c="3"/></text:p>
          </table:table-cell>
          <table:table-cell office:value-type="float" office:value="1.1984820097287" calcext:value-type="float">
            <text:p>1,2 <text:s text:c="3"/></text:p>
          </table:table-cell>
          <table:table-cell office:value-type="float" office:value="1.2457191822388" calcext:value-type="float">
            <text:p>1,2 <text:s text:c="3"/></text:p>
          </table:table-cell>
          <table:table-cell office:value-type="float" office:value="1.23692375610385" calcext:value-type="float">
            <text:p>1,2 <text:s text:c="3"/></text:p>
          </table:table-cell>
          <table:table-cell office:value-type="float" office:value="0.607877168814985" calcext:value-type="float">
            <text:p>0,6</text:p>
          </table:table-cell>
          <table:table-cell office:value-type="float" office:value="0.241750194475343" calcext:value-type="float">
            <text:p>0,2</text:p>
          </table:table-cell>
        </table:table-row>
        <table:table-row table:style-name="ro2">
          <table:table-cell office:value-type="string" calcext:value-type="string">
            <text:p>Commerce</text:p>
          </table:table-cell>
          <table:table-cell office:value-type="float" office:value="35.372" calcext:value-type="float">
            <text:p>35,4 <text:s text:c="3"/></text:p>
          </table:table-cell>
          <table:table-cell office:value-type="float" office:value="35.9914009616721" calcext:value-type="float">
            <text:p>36,0 <text:s text:c="3"/></text:p>
          </table:table-cell>
          <table:table-cell office:value-type="float" office:value="38.0095100951521" calcext:value-type="float">
            <text:p>38,0 <text:s text:c="3"/></text:p>
          </table:table-cell>
          <table:table-cell office:value-type="float" office:value="12.8592254363419" calcext:value-type="float">
            <text:p>12,9 <text:s text:c="3"/></text:p>
          </table:table-cell>
          <table:table-cell office:value-type="float" office:value="12.6832222744816" calcext:value-type="float">
            <text:p>12,7 <text:s text:c="3"/></text:p>
          </table:table-cell>
          <table:table-cell office:value-type="float" office:value="13.0620477658252" calcext:value-type="float">
            <text:p>13,1 <text:s text:c="3"/></text:p>
          </table:table-cell>
          <table:table-cell office:value-type="float" office:value="1.1655409524274" calcext:value-type="float">
            <text:p>1,2 <text:s text:c="3"/></text:p>
          </table:table-cell>
          <table:table-cell office:value-type="float" office:value="1.05735588436141" calcext:value-type="float">
            <text:p>1,1 <text:s text:c="3"/></text:p>
          </table:table-cell>
          <table:table-cell office:value-type="float" office:value="0.908600908515355" calcext:value-type="float">
            <text:p>0,9 <text:s text:c="3"/></text:p>
          </table:table-cell>
          <table:table-cell office:value-type="float" office:value="0.0964881923497529" calcext:value-type="float">
            <text:p>0,1</text:p>
          </table:table-cell>
          <table:table-cell office:value-type="float" office:value="0.248291125541433" calcext:value-type="float">
            <text:p>0,2</text:p>
          </table:table-cell>
        </table:table-row>
        <table:table-row table:style-name="ro2">
          <table:table-cell office:value-type="string" calcext:value-type="string">
            <text:p>Transports</text:p>
          </table:table-cell>
          <table:table-cell office:value-type="float" office:value="9.58437716845729" calcext:value-type="float">
            <text:p>9,6 <text:s text:c="3"/></text:p>
          </table:table-cell>
          <table:table-cell office:value-type="float" office:value="10.0834801447104" calcext:value-type="float">
            <text:p>10,1 <text:s text:c="3"/></text:p>
          </table:table-cell>
          <table:table-cell office:value-type="float" office:value="8.26273408424528" calcext:value-type="float">
            <text:p>8,3 <text:s text:c="3"/></text:p>
          </table:table-cell>
          <table:table-cell office:value-type="float" office:value="3.48432847099741" calcext:value-type="float">
            <text:p>3,5 <text:s text:c="3"/></text:p>
          </table:table-cell>
          <table:table-cell office:value-type="float" office:value="3.55337710004333" calcext:value-type="float">
            <text:p>3,6 <text:s text:c="3"/></text:p>
          </table:table-cell>
          <table:table-cell office:value-type="float" office:value="2.83950587667505" calcext:value-type="float">
            <text:p>2,8 <text:s text:c="3"/></text:p>
          </table:table-cell>
          <table:table-cell office:value-type="float" office:value="0.99862145753607" calcext:value-type="float">
            <text:p>1,0 <text:s text:c="3"/></text:p>
          </table:table-cell>
          <table:table-cell office:value-type="float" office:value="0.864926936642223" calcext:value-type="float">
            <text:p>0,9 <text:s text:c="3"/></text:p>
          </table:table-cell>
          <table:table-cell office:value-type="float" office:value="0.692599222197573" calcext:value-type="float">
            <text:p>0,7 <text:s text:c="3"/></text:p>
          </table:table-cell>
          <table:table-cell office:value-type="float" office:value="0.282420618512802" calcext:value-type="float">
            <text:p>0,3</text:p>
          </table:table-cell>
          <table:table-cell office:value-type="float" office:value="-0.901110532984484" calcext:value-type="float">
            <text:p>-0,9</text:p>
          </table:table-cell>
        </table:table-row>
        <table:table-row table:style-name="ro2">
          <table:table-cell office:value-type="string" calcext:value-type="string">
            <text:p>Activités financières</text:p>
          </table:table-cell>
          <table:table-cell office:value-type="float" office:value="6.11666828721948" calcext:value-type="float">
            <text:p>6,1 <text:s text:c="3"/></text:p>
          </table:table-cell>
          <table:table-cell office:value-type="float" office:value="5.74614062165949" calcext:value-type="float">
            <text:p>5,7 <text:s text:c="3"/></text:p>
          </table:table-cell>
          <table:table-cell office:value-type="float" office:value="5.1138549410427" calcext:value-type="float">
            <text:p>5,1 <text:s text:c="3"/></text:p>
          </table:table-cell>
          <table:table-cell office:value-type="float" office:value="2.22366890265403" calcext:value-type="float">
            <text:p>2,2 <text:s text:c="3"/></text:p>
          </table:table-cell>
          <table:table-cell office:value-type="float" office:value="2.02491641830074" calcext:value-type="float">
            <text:p>2,0 <text:s text:c="3"/></text:p>
          </table:table-cell>
          <table:table-cell office:value-type="float" office:value="1.75738696289907" calcext:value-type="float">
            <text:p>1,8 <text:s text:c="3"/></text:p>
          </table:table-cell>
          <table:table-cell office:value-type="float" office:value="0.824749560977169" calcext:value-type="float">
            <text:p>0,8 <text:s text:c="3"/></text:p>
          </table:table-cell>
          <table:table-cell office:value-type="float" office:value="0.736678788826974" calcext:value-type="float">
            <text:p>0,7 <text:s text:c="3"/></text:p>
          </table:table-cell>
          <table:table-cell office:value-type="float" office:value="0.630746280524436" calcext:value-type="float">
            <text:p>0,6 <text:s text:c="3"/></text:p>
          </table:table-cell>
          <table:table-cell office:value-type="float" office:value="-0.346559854448303" calcext:value-type="float">
            <text:p>-0,3</text:p>
          </table:table-cell>
          <table:table-cell office:value-type="float" office:value="-0.52848458878465" calcext:value-type="float">
            <text:p>-0,5</text:p>
          </table:table-cell>
        </table:table-row>
        <table:table-row table:style-name="ro2">
          <table:table-cell office:value-type="string" calcext:value-type="string">
            <text:p>Activités immobilières</text:p>
          </table:table-cell>
          <table:table-cell office:value-type="float" office:value="2.9527241714025" calcext:value-type="float">
            <text:p>3,0 <text:s text:c="3"/></text:p>
          </table:table-cell>
          <table:table-cell office:value-type="float" office:value="2.0777681032465" calcext:value-type="float">
            <text:p>2,1 <text:s text:c="3"/></text:p>
          </table:table-cell>
          <table:table-cell office:value-type="float" office:value="1.18049982892207" calcext:value-type="float">
            <text:p>1,2 <text:s text:c="3"/></text:p>
          </table:table-cell>
          <table:table-cell office:value-type="float" office:value="1.07344073762865" calcext:value-type="float">
            <text:p>1,1 <text:s text:c="3"/></text:p>
          </table:table-cell>
          <table:table-cell office:value-type="float" office:value="0.732196968836164" calcext:value-type="float">
            <text:p>0,7 <text:s text:c="3"/></text:p>
          </table:table-cell>
          <table:table-cell office:value-type="float" office:value="0.40568123909851" calcext:value-type="float">
            <text:p>0,4 <text:s text:c="3"/></text:p>
          </table:table-cell>
          <table:table-cell office:value-type="float" office:value="1.0258269603705" calcext:value-type="float">
            <text:p>1,0 <text:s text:c="3"/></text:p>
          </table:table-cell>
          <table:table-cell office:value-type="float" office:value="0.67104445050115" calcext:value-type="float">
            <text:p>0,7 <text:s text:c="3"/></text:p>
          </table:table-cell>
          <table:table-cell office:value-type="float" office:value="0.371634829373302" calcext:value-type="float">
            <text:p>0,4 <text:s text:c="3"/></text:p>
          </table:table-cell>
          <table:table-cell office:value-type="float" office:value="-1.93347446776854" calcext:value-type="float">
            <text:p>-1,9</text:p>
          </table:table-cell>
          <table:table-cell office:value-type="float" office:value="-2.53706326046048" calcext:value-type="float">
            <text:p>-2,5</text:p>
          </table:table-cell>
        </table:table-row>
        <table:table-row table:style-name="ro2">
          <table:table-cell office:value-type="string" calcext:value-type="string">
            <text:p>Services aux entreprises</text:p>
          </table:table-cell>
          <table:table-cell office:value-type="float" office:value="18.5797337702742" calcext:value-type="float">
            <text:p>18,6 <text:s text:c="3"/></text:p>
          </table:table-cell>
          <table:table-cell office:value-type="float" office:value="28.2159641241946" calcext:value-type="float">
            <text:p>28,2 <text:s text:c="3"/></text:p>
          </table:table-cell>
          <table:table-cell office:value-type="float" office:value="50.4549423920284" calcext:value-type="float">
            <text:p>50,5 <text:s text:c="3"/></text:p>
          </table:table-cell>
          <table:table-cell office:value-type="float" office:value="6.75452293054309" calcext:value-type="float">
            <text:p>6,8 <text:s text:c="3"/></text:p>
          </table:table-cell>
          <table:table-cell office:value-type="float" office:value="9.94319018192869" calcext:value-type="float">
            <text:p>9,9 <text:s text:c="3"/></text:p>
          </table:table-cell>
          <table:table-cell office:value-type="float" office:value="17.3389466451106" calcext:value-type="float">
            <text:p>17,3 <text:s text:c="3"/></text:p>
          </table:table-cell>
          <table:table-cell office:value-type="float" office:value="0.840394846602011" calcext:value-type="float">
            <text:p>0,8 <text:s text:c="3"/></text:p>
          </table:table-cell>
          <table:table-cell office:value-type="float" office:value="0.798473073780022" calcext:value-type="float">
            <text:p>0,8 <text:s text:c="3"/></text:p>
          </table:table-cell>
          <table:table-cell office:value-type="float" office:value="0.989770363348285" calcext:value-type="float">
            <text:p>1,0 <text:s text:c="3"/></text:p>
          </table:table-cell>
          <table:table-cell office:value-type="float" office:value="2.34835244475375" calcext:value-type="float">
            <text:p>2,3</text:p>
          </table:table-cell>
          <table:table-cell office:value-type="float" office:value="2.67698986957534" calcext:value-type="float">
            <text:p>2,7</text:p>
          </table:table-cell>
        </table:table-row>
        <table:table-row table:style-name="ro2">
          <table:table-cell office:value-type="string" calcext:value-type="string">
            <text:p>Services aux particuliers</text:p>
          </table:table-cell>
          <table:table-cell office:value-type="float" office:value="13.41464399552" calcext:value-type="float">
            <text:p>13,4 <text:s text:c="3"/></text:p>
          </table:table-cell>
          <table:table-cell office:value-type="float" office:value="21.4001684465703" calcext:value-type="float">
            <text:p>21,4 <text:s text:c="3"/></text:p>
          </table:table-cell>
          <table:table-cell office:value-type="float" office:value="26.8642336760229" calcext:value-type="float">
            <text:p>26,9 <text:s text:c="3"/></text:p>
          </table:table-cell>
          <table:table-cell office:value-type="float" office:value="4.87679326265581" calcext:value-type="float">
            <text:p>4,9 <text:s text:c="3"/></text:p>
          </table:table-cell>
          <table:table-cell office:value-type="float" office:value="7.54133170332106" calcext:value-type="float">
            <text:p>7,5 <text:s text:c="3"/></text:p>
          </table:table-cell>
          <table:table-cell office:value-type="float" office:value="9.23195017747039" calcext:value-type="float">
            <text:p>9,2 <text:s text:c="3"/></text:p>
          </table:table-cell>
          <table:table-cell office:value-type="float" office:value="1.0781184254007" calcext:value-type="float">
            <text:p>1,1 <text:s text:c="3"/></text:p>
          </table:table-cell>
          <table:table-cell office:value-type="float" office:value="0.940233215882735" calcext:value-type="float">
            <text:p>0,9 <text:s text:c="3"/></text:p>
          </table:table-cell>
          <table:table-cell office:value-type="float" office:value="0.763910727719651" calcext:value-type="float">
            <text:p>0,8 <text:s text:c="3"/></text:p>
          </table:table-cell>
          <table:table-cell office:value-type="float" office:value="2.62868872509017" calcext:value-type="float">
            <text:p>2,6</text:p>
          </table:table-cell>
          <table:table-cell office:value-type="float" office:value="1.03898308462216" calcext:value-type="float">
            <text:p>1,0</text:p>
          </table:table-cell>
        </table:table-row>
        <table:table-row table:style-name="ro1">
          <table:table-cell office:value-type="string" calcext:value-type="string">
            <text:p>Education - santé - action sociale</text:p>
          </table:table-cell>
          <table:table-cell office:value-type="float" office:value="50.8386808478865" calcext:value-type="float">
            <text:p>50,8 <text:s text:c="3"/></text:p>
          </table:table-cell>
          <table:table-cell office:value-type="float" office:value="61.4444017059666" calcext:value-type="float">
            <text:p>61,4 <text:s text:c="3"/></text:p>
          </table:table-cell>
          <table:table-cell office:value-type="float" office:value="72.6199130158474" calcext:value-type="float">
            <text:p>72,6 <text:s text:c="3"/></text:p>
          </table:table-cell>
          <table:table-cell office:value-type="float" office:value="18.4820213137286" calcext:value-type="float">
            <text:p>18,5 <text:s text:c="3"/></text:p>
          </table:table-cell>
          <table:table-cell office:value-type="float" office:value="21.6527554787104" calcext:value-type="float">
            <text:p>21,7 <text:s text:c="3"/></text:p>
          </table:table-cell>
          <table:table-cell office:value-type="float" office:value="24.9559852307609" calcext:value-type="float">
            <text:p>25,0 <text:s text:c="3"/></text:p>
          </table:table-cell>
          <table:table-cell office:value-type="float" office:value="1.39344866494689" calcext:value-type="float">
            <text:p>1,4 <text:s text:c="3"/></text:p>
          </table:table-cell>
          <table:table-cell office:value-type="float" office:value="1.39934085660749" calcext:value-type="float">
            <text:p>1,4 <text:s text:c="3"/></text:p>
          </table:table-cell>
          <table:table-cell office:value-type="float" office:value="1.39899876832124" calcext:value-type="float">
            <text:p>1,4 <text:s text:c="3"/></text:p>
          </table:table-cell>
          <table:table-cell office:value-type="float" office:value="1.05819991289178" calcext:value-type="float">
            <text:p>1,1</text:p>
          </table:table-cell>
          <table:table-cell office:value-type="float" office:value="0.76246681198846" calcext:value-type="float">
            <text:p>0,8</text:p>
          </table:table-cell>
        </table:table-row>
        <table:table-row table:style-name="ro2">
          <table:table-cell table:style-name="ce4" office:value-type="string" calcext:value-type="string">
            <text:p>Administration</text:p>
          </table:table-cell>
          <table:table-cell table:style-name="ce8" office:value-type="float" office:value="29.7471717592401" calcext:value-type="float">
            <text:p>29,7 <text:s text:c="3"/></text:p>
          </table:table-cell>
          <table:table-cell table:style-name="ce12" office:value-type="float" office:value="37.7224322725992" calcext:value-type="float">
            <text:p>37,7 <text:s text:c="3"/></text:p>
          </table:table-cell>
          <table:table-cell table:style-name="ce16" office:value-type="float" office:value="32.9877716784465" calcext:value-type="float">
            <text:p>33,0 <text:s text:c="3"/></text:p>
          </table:table-cell>
          <table:table-cell table:style-name="ce19" office:value-type="float" office:value="10.8143612955346" calcext:value-type="float">
            <text:p>10,8 <text:s text:c="3"/></text:p>
          </table:table-cell>
          <table:table-cell table:style-name="ce22" office:value-type="float" office:value="13.2932306179732" calcext:value-type="float">
            <text:p>13,3 <text:s text:c="3"/></text:p>
          </table:table-cell>
          <table:table-cell table:style-name="ce25" office:value-type="float" office:value="11.3363168394786" calcext:value-type="float">
            <text:p>11,3 <text:s text:c="3"/></text:p>
          </table:table-cell>
          <table:table-cell table:style-name="ce19" office:value-type="float" office:value="1.23487336611662" calcext:value-type="float">
            <text:p>1,2 <text:s text:c="3"/></text:p>
          </table:table-cell>
          <table:table-cell table:style-name="ce22" office:value-type="float" office:value="1.22530408999062" calcext:value-type="float">
            <text:p>1,2 <text:s text:c="3"/></text:p>
          </table:table-cell>
          <table:table-cell table:style-name="ce25" office:value-type="float" office:value="1.19091137981571" calcext:value-type="float">
            <text:p>1,2 <text:s text:c="3"/></text:p>
          </table:table-cell>
          <table:table-cell table:style-name="ce29" office:value-type="float" office:value="1.32830505002961" calcext:value-type="float">
            <text:p>1,3</text:p>
          </table:table-cell>
          <table:table-cell table:style-name="ce33" office:value-type="float" office:value="-0.607772817802987" calcext:value-type="float">
            <text:p>-0,6</text:p>
          </table:table-cell>
        </table:table-row>
      </table:table>
      <table:table table:name="82" table:style-name="ta1">
        <table:table-column table:style-name="co2" table:default-cell-style-name="ce3"/>
        <table:table-column table:style-name="co2" table:default-cell-style-name="ce7"/>
        <table:table-column table:style-name="co2" table:default-cell-style-name="ce11"/>
        <table:table-column table:style-name="co2" table:default-cell-style-name="ce15"/>
        <table:table-column table:style-name="co2" table:default-cell-style-name="ce18"/>
        <table:table-column table:style-name="co2" table:default-cell-style-name="ce21"/>
        <table:table-column table:style-name="co2" table:default-cell-style-name="ce24"/>
        <table:table-column table:style-name="co2" table:default-cell-style-name="ce18"/>
        <table:table-column table:style-name="co2" table:default-cell-style-name="ce21"/>
        <table:table-column table:style-name="co2" table:default-cell-style-name="ce24"/>
        <table:table-column table:style-name="co2" table:default-cell-style-name="ce28"/>
        <table:table-column table:style-name="co2" table:default-cell-style-name="ce32"/>
        <table:table-row table:style-name="ro1">
          <table:table-cell table:style-name="ce1" office:value-type="string" calcext:value-type="string">
            <text:p>Secteur</text:p>
          </table:table-cell>
          <table:table-cell table:style-name="ce5" office:value-type="string" calcext:value-type="string">
            <text:p>Nb_1990</text:p>
          </table:table-cell>
          <table:table-cell table:style-name="ce9" office:value-type="string" calcext:value-type="string">
            <text:p>Nb_2008</text:p>
          </table:table-cell>
          <table:table-cell table:style-name="ce13" office:value-type="string" calcext:value-type="string">
            <text:p>Nb_2030</text:p>
          </table:table-cell>
          <table:table-cell table:style-name="ce5" office:value-type="string" calcext:value-type="string">
            <text:p>P_Reg_1990</text:p>
          </table:table-cell>
          <table:table-cell table:style-name="ce9" office:value-type="string" calcext:value-type="string">
            <text:p>P_Reg_2008</text:p>
          </table:table-cell>
          <table:table-cell table:style-name="ce13" office:value-type="string" calcext:value-type="string">
            <text:p>P_Reg_2030</text:p>
          </table:table-cell>
          <table:table-cell table:style-name="ce5" office:value-type="string" calcext:value-type="string">
            <text:p>P_Sect_1990</text:p>
          </table:table-cell>
          <table:table-cell table:style-name="ce9" office:value-type="string" calcext:value-type="string">
            <text:p>P_Sect_2008</text:p>
          </table:table-cell>
          <table:table-cell table:style-name="ce13" office:value-type="string" calcext:value-type="string">
            <text:p>P_Sect_2030</text:p>
          </table:table-cell>
          <table:table-cell table:style-name="ce26" office:value-type="string" calcext:value-type="string">
            <text:p>TCAM1990_2008</text:p>
          </table:table-cell>
          <table:table-cell table:style-name="ce30" office:value-type="string" calcext:value-type="string">
            <text:p>TCAM_2008-2030</text:p>
          </table:table-cell>
        </table:table-row>
        <table:table-row table:style-name="ro2">
          <table:table-cell table:style-name="ce2" office:value-type="string" calcext:value-type="string">
            <text:p>Ensemble des secteurs</text:p>
          </table:table-cell>
          <table:table-cell table:style-name="ce6" office:value-type="float" office:value="2176.652" calcext:value-type="float">
            <text:p>2 176,7 <text:s text:c="3"/></text:p>
          </table:table-cell>
          <table:table-cell table:style-name="ce10" office:value-type="float" office:value="2516.10452922778" calcext:value-type="float">
            <text:p>2 516,1 <text:s text:c="3"/></text:p>
          </table:table-cell>
          <table:table-cell table:style-name="ce14" office:value-type="float" office:value="2847.89276361018" calcext:value-type="float">
            <text:p>2 847,9 <text:s text:c="3"/></text:p>
          </table:table-cell>
          <table:table-cell table:style-name="ce17" office:value-type="float" office:value="100" calcext:value-type="float">
            <text:p>100,0 <text:s text:c="3"/></text:p>
          </table:table-cell>
          <table:table-cell table:style-name="ce20" office:value-type="float" office:value="100" calcext:value-type="float">
            <text:p>100,0 <text:s text:c="3"/></text:p>
          </table:table-cell>
          <table:table-cell table:style-name="ce23" office:value-type="float" office:value="100" calcext:value-type="float">
            <text:p>100,0 <text:s text:c="3"/></text:p>
          </table:table-cell>
          <table:table-cell table:style-name="ce17" office:value-type="float" office:value="9.81515075677126" calcext:value-type="float">
            <text:p>9,8 <text:s text:c="3"/></text:p>
          </table:table-cell>
          <table:table-cell table:style-name="ce20" office:value-type="float" office:value="10.0197863422689" calcext:value-type="float">
            <text:p>10,0 <text:s text:c="3"/></text:p>
          </table:table-cell>
          <table:table-cell table:style-name="ce23" office:value-type="float" office:value="10.2758333149144" calcext:value-type="float">
            <text:p>10,3 <text:s text:c="3"/></text:p>
          </table:table-cell>
          <table:table-cell table:style-name="ce27" office:value-type="float" office:value="0.808383064855067" calcext:value-type="float">
            <text:p>0,8</text:p>
          </table:table-cell>
          <table:table-cell table:style-name="ce31" office:value-type="float" office:value="0.564621904948148" calcext:value-type="float">
            <text:p>0,6</text:p>
          </table:table-cell>
        </table:table-row>
        <table:table-row table:style-name="ro2">
          <table:table-cell office:value-type="string" calcext:value-type="string">
            <text:p>Agriculture - sylviculture - pêche</text:p>
          </table:table-cell>
          <table:table-cell office:value-type="float" office:value="85.908" calcext:value-type="float">
            <text:p>85,9 <text:s text:c="3"/></text:p>
          </table:table-cell>
          <table:table-cell office:value-type="float" office:value="55.1560562194976" calcext:value-type="float">
            <text:p>55,2 <text:s text:c="3"/></text:p>
          </table:table-cell>
          <table:table-cell office:value-type="float" office:value="27.7503497620262" calcext:value-type="float">
            <text:p>27,8 <text:s text:c="3"/></text:p>
          </table:table-cell>
          <table:table-cell office:value-type="float" office:value="3.94679535359809" calcext:value-type="float">
            <text:p>3,9 <text:s text:c="3"/></text:p>
          </table:table-cell>
          <table:table-cell office:value-type="float" office:value="2.19212101797796" calcext:value-type="float">
            <text:p>2,2 <text:s text:c="3"/></text:p>
          </table:table-cell>
          <table:table-cell office:value-type="float" office:value="0.974416948440432" calcext:value-type="float">
            <text:p>1,0 <text:s text:c="3"/></text:p>
          </table:table-cell>
          <table:table-cell office:value-type="float" office:value="7.00975072416466" calcext:value-type="float">
            <text:p>7,0 <text:s text:c="3"/></text:p>
          </table:table-cell>
          <table:table-cell office:value-type="float" office:value="7.10407996839638" calcext:value-type="float">
            <text:p>7,1 <text:s text:c="3"/></text:p>
          </table:table-cell>
          <table:table-cell office:value-type="float" office:value="7.45622756509069" calcext:value-type="float">
            <text:p>7,5 <text:s text:c="3"/></text:p>
          </table:table-cell>
          <table:table-cell office:value-type="float" office:value="-2.43167113924377" calcext:value-type="float">
            <text:p>-2,4</text:p>
          </table:table-cell>
          <table:table-cell office:value-type="float" office:value="-3.07411293669502" calcext:value-type="float">
            <text:p>-3,1</text:p>
          </table:table-cell>
        </table:table-row>
        <table:table-row table:style-name="ro2">
          <table:table-cell office:value-type="string" calcext:value-type="string">
            <text:p>Industries agricoles et alimentaires</text:p>
          </table:table-cell>
          <table:table-cell office:value-type="float" office:value="45.1290361614434" calcext:value-type="float">
            <text:p>45,1 <text:s text:c="3"/></text:p>
          </table:table-cell>
          <table:table-cell office:value-type="float" office:value="48.2203039458952" calcext:value-type="float">
            <text:p>48,2 <text:s text:c="3"/></text:p>
          </table:table-cell>
          <table:table-cell office:value-type="float" office:value="41.1437375972895" calcext:value-type="float">
            <text:p>41,1 <text:s text:c="3"/></text:p>
          </table:table-cell>
          <table:table-cell office:value-type="float" office:value="2.07332344175566" calcext:value-type="float">
            <text:p>2,1 <text:s text:c="3"/></text:p>
          </table:table-cell>
          <table:table-cell office:value-type="float" office:value="1.91646664062461" calcext:value-type="float">
            <text:p>1,9 <text:s text:c="3"/></text:p>
          </table:table-cell>
          <table:table-cell office:value-type="float" office:value="1.4447081056919" calcext:value-type="float">
            <text:p>1,4 <text:s text:c="3"/></text:p>
          </table:table-cell>
          <table:table-cell office:value-type="float" office:value="7.83073916560679" calcext:value-type="float">
            <text:p>7,8 <text:s text:c="3"/></text:p>
          </table:table-cell>
          <table:table-cell office:value-type="float" office:value="8.45159886568402" calcext:value-type="float">
            <text:p>8,5 <text:s text:c="3"/></text:p>
          </table:table-cell>
          <table:table-cell office:value-type="float" office:value="9.33043022675462" calcext:value-type="float">
            <text:p>9,3 <text:s text:c="3"/></text:p>
          </table:table-cell>
          <table:table-cell office:value-type="float" office:value="0.368757796771546" calcext:value-type="float">
            <text:p>0,4</text:p>
          </table:table-cell>
          <table:table-cell office:value-type="float" office:value="-0.718806165466257" calcext:value-type="float">
            <text:p>-0,7</text:p>
          </table:table-cell>
        </table:table-row>
        <table:table-row table:style-name="ro2">
          <table:table-cell office:value-type="string" calcext:value-type="string">
            <text:p>Industries des biens de consommation</text:p>
          </table:table-cell>
          <table:table-cell office:value-type="float" office:value="95.5148198149156" calcext:value-type="float">
            <text:p>95,5 <text:s text:c="3"/></text:p>
          </table:table-cell>
          <table:table-cell office:value-type="float" office:value="61.0115508217268" calcext:value-type="float">
            <text:p>61,0 <text:s text:c="3"/></text:p>
          </table:table-cell>
          <table:table-cell office:value-type="float" office:value="37.1983937625062" calcext:value-type="float">
            <text:p>37,2 <text:s text:c="3"/></text:p>
          </table:table-cell>
          <table:table-cell office:value-type="float" office:value="4.38815298977125" calcext:value-type="float">
            <text:p>4,4 <text:s text:c="3"/></text:p>
          </table:table-cell>
          <table:table-cell office:value-type="float" office:value="2.42484165951769" calcext:value-type="float">
            <text:p>2,4 <text:s text:c="3"/></text:p>
          </table:table-cell>
          <table:table-cell office:value-type="float" office:value="1.30617255810401" calcext:value-type="float">
            <text:p>1,3 <text:s text:c="3"/></text:p>
          </table:table-cell>
          <table:table-cell office:value-type="float" office:value="10.1657366390304" calcext:value-type="float">
            <text:p>10,2 <text:s text:c="3"/></text:p>
          </table:table-cell>
          <table:table-cell office:value-type="float" office:value="10.9144222935883" calcext:value-type="float">
            <text:p>10,9 <text:s text:c="3"/></text:p>
          </table:table-cell>
          <table:table-cell office:value-type="float" office:value="11.6581987419087" calcext:value-type="float">
            <text:p>11,7 <text:s text:c="3"/></text:p>
          </table:table-cell>
          <table:table-cell office:value-type="float" office:value="-2.45935390408137" calcext:value-type="float">
            <text:p>-2,5</text:p>
          </table:table-cell>
          <table:table-cell office:value-type="float" office:value="-2.22397684343738" calcext:value-type="float">
            <text:p>-2,2</text:p>
          </table:table-cell>
        </table:table-row>
        <table:table-row table:style-name="ro2">
          <table:table-cell office:value-type="string" calcext:value-type="string">
            <text:p>Industrie automobile</text:p>
          </table:table-cell>
          <table:table-cell office:value-type="float" office:value="28.9105438992146" calcext:value-type="float">
            <text:p>28,9 <text:s text:c="3"/></text:p>
          </table:table-cell>
          <table:table-cell office:value-type="float" office:value="25.5701334246671" calcext:value-type="float">
            <text:p>25,6 <text:s text:c="3"/></text:p>
          </table:table-cell>
          <table:table-cell office:value-type="float" office:value="20.9350338994245" calcext:value-type="float">
            <text:p>20,9 <text:s text:c="3"/></text:p>
          </table:table-cell>
          <table:table-cell office:value-type="float" office:value="1.32821157903122" calcext:value-type="float">
            <text:p>1,3 <text:s text:c="3"/></text:p>
          </table:table-cell>
          <table:table-cell office:value-type="float" office:value="1.01625878923698" calcext:value-type="float">
            <text:p>1,0 <text:s text:c="3"/></text:p>
          </table:table-cell>
          <table:table-cell office:value-type="float" office:value="0.735106116597093" calcext:value-type="float">
            <text:p>0,7 <text:s text:c="3"/></text:p>
          </table:table-cell>
          <table:table-cell office:value-type="float" office:value="8.82327572530828" calcext:value-type="float">
            <text:p>8,8 <text:s text:c="3"/></text:p>
          </table:table-cell>
          <table:table-cell office:value-type="float" office:value="10.0028269075148" calcext:value-type="float">
            <text:p>10,0 <text:s text:c="3"/></text:p>
          </table:table-cell>
          <table:table-cell office:value-type="float" office:value="11.2794988291354" calcext:value-type="float">
            <text:p>11,3 <text:s text:c="3"/></text:p>
          </table:table-cell>
          <table:table-cell office:value-type="float" office:value="-0.679797529417259" calcext:value-type="float">
            <text:p>-0,7</text:p>
          </table:table-cell>
          <table:table-cell office:value-type="float" office:value="-0.904975624005799" calcext:value-type="float">
            <text:p>-0,9</text:p>
          </table:table-cell>
        </table:table-row>
        <table:table-row table:style-name="ro2">
          <table:table-cell office:value-type="string" calcext:value-type="string">
            <text:p>Industries des biens d’équipement</text:p>
          </table:table-cell>
          <table:table-cell office:value-type="float" office:value="117.668181040516" calcext:value-type="float">
            <text:p>117,7 <text:s text:c="3"/></text:p>
          </table:table-cell>
          <table:table-cell office:value-type="float" office:value="100.036393479696" calcext:value-type="float">
            <text:p>100,0 <text:s text:c="3"/></text:p>
          </table:table-cell>
          <table:table-cell office:value-type="float" office:value="67.8882242510087" calcext:value-type="float">
            <text:p>67,9 <text:s text:c="3"/></text:p>
          </table:table-cell>
          <table:table-cell office:value-type="float" office:value="5.40592529446675" calcext:value-type="float">
            <text:p>5,4 <text:s text:c="3"/></text:p>
          </table:table-cell>
          <table:table-cell office:value-type="float" office:value="3.97584410018125" calcext:value-type="float">
            <text:p>4,0 <text:s text:c="3"/></text:p>
          </table:table-cell>
          <table:table-cell office:value-type="float" office:value="2.38380549711952" calcext:value-type="float">
            <text:p>2,4 <text:s text:c="3"/></text:p>
          </table:table-cell>
          <table:table-cell office:value-type="float" office:value="12.1934039694163" calcext:value-type="float">
            <text:p>12,2 <text:s text:c="3"/></text:p>
          </table:table-cell>
          <table:table-cell office:value-type="float" office:value="12.6987343144701" calcext:value-type="float">
            <text:p>12,7 <text:s text:c="3"/></text:p>
          </table:table-cell>
          <table:table-cell office:value-type="float" office:value="12.4438919479544" calcext:value-type="float">
            <text:p>12,4 <text:s text:c="3"/></text:p>
          </table:table-cell>
          <table:table-cell office:value-type="float" office:value="-0.89780424945517" calcext:value-type="float">
            <text:p>-0,9</text:p>
          </table:table-cell>
          <table:table-cell office:value-type="float" office:value="-1.7467080679771" calcext:value-type="float">
            <text:p>-1,7</text:p>
          </table:table-cell>
        </table:table-row>
        <table:table-row table:style-name="ro2">
          <table:table-cell office:value-type="string" calcext:value-type="string">
            <text:p>Industries des biens intermédiaires</text:p>
          </table:table-cell>
          <table:table-cell office:value-type="float" office:value="244.187466832569" calcext:value-type="float">
            <text:p>244,2 <text:s text:c="3"/></text:p>
          </table:table-cell>
          <table:table-cell office:value-type="float" office:value="194.679053560842" calcext:value-type="float">
            <text:p>194,7 <text:s text:c="3"/></text:p>
          </table:table-cell>
          <table:table-cell office:value-type="float" office:value="121.154915192443" calcext:value-type="float">
            <text:p>121,2 <text:s text:c="3"/></text:p>
          </table:table-cell>
          <table:table-cell office:value-type="float" office:value="11.2184890755421" calcext:value-type="float">
            <text:p>11,2 <text:s text:c="3"/></text:p>
          </table:table-cell>
          <table:table-cell office:value-type="float" office:value="7.73731978538234" calcext:value-type="float">
            <text:p>7,7 <text:s text:c="3"/></text:p>
          </table:table-cell>
          <table:table-cell office:value-type="float" office:value="4.25419512772871" calcext:value-type="float">
            <text:p>4,3 <text:s text:c="3"/></text:p>
          </table:table-cell>
          <table:table-cell office:value-type="float" office:value="14.2433148878443" calcext:value-type="float">
            <text:p>14,2 <text:s text:c="3"/></text:p>
          </table:table-cell>
          <table:table-cell office:value-type="float" office:value="15.464348082858" calcext:value-type="float">
            <text:p>15,5 <text:s text:c="3"/></text:p>
          </table:table-cell>
          <table:table-cell office:value-type="float" office:value="16.2235045593929" calcext:value-type="float">
            <text:p>16,2 <text:s text:c="3"/></text:p>
          </table:table-cell>
          <table:table-cell office:value-type="float" office:value="-1.25090977858613" calcext:value-type="float">
            <text:p>-1,3</text:p>
          </table:table-cell>
          <table:table-cell office:value-type="float" office:value="-2.13275677117865" calcext:value-type="float">
            <text:p>-2,1</text:p>
          </table:table-cell>
        </table:table-row>
        <table:table-row table:style-name="ro1">
          <table:table-cell office:value-type="string" calcext:value-type="string">
            <text:p>Energie</text:p>
          </table:table-cell>
          <table:table-cell office:value-type="float" office:value="32.9019522513415" calcext:value-type="float">
            <text:p>32,9 <text:s text:c="3"/></text:p>
          </table:table-cell>
          <table:table-cell office:value-type="float" office:value="30.0946697032275" calcext:value-type="float">
            <text:p>30,1 <text:s text:c="3"/></text:p>
          </table:table-cell>
          <table:table-cell office:value-type="float" office:value="24.3159557299073" calcext:value-type="float">
            <text:p>24,3 <text:s text:c="3"/></text:p>
          </table:table-cell>
          <table:table-cell office:value-type="float" office:value="1.51158532697654" calcext:value-type="float">
            <text:p>1,5 <text:s text:c="3"/></text:p>
          </table:table-cell>
          <table:table-cell office:value-type="float" office:value="1.1960818540581" calcext:value-type="float">
            <text:p>1,2 <text:s text:c="3"/></text:p>
          </table:table-cell>
          <table:table-cell office:value-type="float" office:value="0.853822729584901" calcext:value-type="float">
            <text:p>0,9 <text:s text:c="3"/></text:p>
          </table:table-cell>
          <table:table-cell office:value-type="float" office:value="11.7018008743026" calcext:value-type="float">
            <text:p>11,7 <text:s text:c="3"/></text:p>
          </table:table-cell>
          <table:table-cell office:value-type="float" office:value="12.7187171197598" calcext:value-type="float">
            <text:p>12,7 <text:s text:c="3"/></text:p>
          </table:table-cell>
          <table:table-cell office:value-type="float" office:value="12.8339985736514" calcext:value-type="float">
            <text:p>12,8 <text:s text:c="3"/></text:p>
          </table:table-cell>
          <table:table-cell office:value-type="float" office:value="-0.494240841501536" calcext:value-type="float">
            <text:p>-0,5</text:p>
          </table:table-cell>
          <table:table-cell office:value-type="float" office:value="-0.964479322108058" calcext:value-type="float">
            <text:p>-1,0</text:p>
          </table:table-cell>
        </table:table-row>
        <table:table-row table:style-name="ro2">
          <table:table-cell office:value-type="string" calcext:value-type="string">
            <text:p>Construction</text:p>
          </table:table-cell>
          <table:table-cell office:value-type="float" office:value="164.415" calcext:value-type="float">
            <text:p>164,4 <text:s text:c="3"/></text:p>
          </table:table-cell>
          <table:table-cell office:value-type="float" office:value="182.747589397649" calcext:value-type="float">
            <text:p>182,7 <text:s text:c="3"/></text:p>
          </table:table-cell>
          <table:table-cell office:value-type="float" office:value="201.629544101453" calcext:value-type="float">
            <text:p>201,6 <text:s text:c="3"/></text:p>
          </table:table-cell>
          <table:table-cell office:value-type="float" office:value="7.55357310217711" calcext:value-type="float">
            <text:p>7,6 <text:s text:c="3"/></text:p>
          </table:table-cell>
          <table:table-cell office:value-type="float" office:value="7.26311595066109" calcext:value-type="float">
            <text:p>7,3 <text:s text:c="3"/></text:p>
          </table:table-cell>
          <table:table-cell office:value-type="float" office:value="7.07995563168093" calcext:value-type="float">
            <text:p>7,1 <text:s text:c="3"/></text:p>
          </table:table-cell>
          <table:table-cell office:value-type="float" office:value="10.2102917057643" calcext:value-type="float">
            <text:p>10,2 <text:s text:c="3"/></text:p>
          </table:table-cell>
          <table:table-cell office:value-type="float" office:value="10.576969804205" calcext:value-type="float">
            <text:p>10,6 <text:s text:c="3"/></text:p>
          </table:table-cell>
          <table:table-cell office:value-type="float" office:value="10.9879445337424" calcext:value-type="float">
            <text:p>11,0 <text:s text:c="3"/></text:p>
          </table:table-cell>
          <table:table-cell office:value-type="float" office:value="0.589017864430752" calcext:value-type="float">
            <text:p>0,6</text:p>
          </table:table-cell>
          <table:table-cell office:value-type="float" office:value="0.447937370591456" calcext:value-type="float">
            <text:p>0,4</text:p>
          </table:table-cell>
        </table:table-row>
        <table:table-row table:style-name="ro2">
          <table:table-cell office:value-type="string" calcext:value-type="string">
            <text:p>Commerce</text:p>
          </table:table-cell>
          <table:table-cell office:value-type="float" office:value="285.821" calcext:value-type="float">
            <text:p>285,8 <text:s text:c="3"/></text:p>
          </table:table-cell>
          <table:table-cell office:value-type="float" office:value="342.607881795228" calcext:value-type="float">
            <text:p>342,6 <text:s text:c="3"/></text:p>
          </table:table-cell>
          <table:table-cell office:value-type="float" office:value="462.316213617303" calcext:value-type="float">
            <text:p>462,3 <text:s text:c="3"/></text:p>
          </table:table-cell>
          <table:table-cell office:value-type="float" office:value="13.1312217111417" calcext:value-type="float">
            <text:p>13,1 <text:s text:c="3"/></text:p>
          </table:table-cell>
          <table:table-cell office:value-type="float" office:value="13.6165997006642" calcext:value-type="float">
            <text:p>13,6 <text:s text:c="3"/></text:p>
          </table:table-cell>
          <table:table-cell office:value-type="float" office:value="16.2336243669245" calcext:value-type="float">
            <text:p>16,2 <text:s text:c="3"/></text:p>
          </table:table-cell>
          <table:table-cell office:value-type="float" office:value="9.41807306806941" calcext:value-type="float">
            <text:p>9,4 <text:s text:c="3"/></text:p>
          </table:table-cell>
          <table:table-cell office:value-type="float" office:value="10.0651391767316" calcext:value-type="float">
            <text:p>10,1 <text:s text:c="3"/></text:p>
          </table:table-cell>
          <table:table-cell office:value-type="float" office:value="11.0514692418421" calcext:value-type="float">
            <text:p>11,1 <text:s text:c="3"/></text:p>
          </table:table-cell>
          <table:table-cell office:value-type="float" office:value="1.01186760991021" calcext:value-type="float">
            <text:p>1,0</text:p>
          </table:table-cell>
          <table:table-cell office:value-type="float" office:value="1.37142119722296" calcext:value-type="float">
            <text:p>1,4</text:p>
          </table:table-cell>
        </table:table-row>
        <table:table-row table:style-name="ro2">
          <table:table-cell office:value-type="string" calcext:value-type="string">
            <text:p>Transports</text:p>
          </table:table-cell>
          <table:table-cell office:value-type="float" office:value="93.7494354068347" calcext:value-type="float">
            <text:p>93,7 <text:s text:c="3"/></text:p>
          </table:table-cell>
          <table:table-cell office:value-type="float" office:value="122.046958379886" calcext:value-type="float">
            <text:p>122,0 <text:s text:c="3"/></text:p>
          </table:table-cell>
          <table:table-cell office:value-type="float" office:value="138.164462706645" calcext:value-type="float">
            <text:p>138,2 <text:s text:c="3"/></text:p>
          </table:table-cell>
          <table:table-cell office:value-type="float" office:value="4.30704749343647" calcext:value-type="float">
            <text:p>4,3 <text:s text:c="3"/></text:p>
          </table:table-cell>
          <table:table-cell office:value-type="float" office:value="4.85063148061433" calcext:value-type="float">
            <text:p>4,9 <text:s text:c="3"/></text:p>
          </table:table-cell>
          <table:table-cell office:value-type="float" office:value="4.85146296490104" calcext:value-type="float">
            <text:p>4,9 <text:s text:c="3"/></text:p>
          </table:table-cell>
          <table:table-cell office:value-type="float" office:value="9.76800017191165" calcext:value-type="float">
            <text:p>9,8 <text:s text:c="3"/></text:p>
          </table:table-cell>
          <table:table-cell office:value-type="float" office:value="10.4687766845449" calcext:value-type="float">
            <text:p>10,5 <text:s text:c="3"/></text:p>
          </table:table-cell>
          <table:table-cell office:value-type="float" office:value="11.5812270406265" calcext:value-type="float">
            <text:p>11,6 <text:s text:c="3"/></text:p>
          </table:table-cell>
          <table:table-cell office:value-type="float" office:value="1.4762360387647" calcext:value-type="float">
            <text:p>1,5</text:p>
          </table:table-cell>
          <table:table-cell office:value-type="float" office:value="0.565405411768372" calcext:value-type="float">
            <text:p>0,6</text:p>
          </table:table-cell>
        </table:table-row>
        <table:table-row table:style-name="ro2">
          <table:table-cell office:value-type="string" calcext:value-type="string">
            <text:p>Activités financières</text:p>
          </table:table-cell>
          <table:table-cell office:value-type="float" office:value="56.9215269107272" calcext:value-type="float">
            <text:p>56,9 <text:s text:c="3"/></text:p>
          </table:table-cell>
          <table:table-cell office:value-type="float" office:value="59.1539196313979" calcext:value-type="float">
            <text:p>59,2 <text:s text:c="3"/></text:p>
          </table:table-cell>
          <table:table-cell office:value-type="float" office:value="61.7844702514041" calcext:value-type="float">
            <text:p>61,8 <text:s text:c="3"/></text:p>
          </table:table-cell>
          <table:table-cell office:value-type="float" office:value="2.61509542686324" calcext:value-type="float">
            <text:p>2,6 <text:s text:c="3"/></text:p>
          </table:table-cell>
          <table:table-cell office:value-type="float" office:value="2.35101200861289" calcext:value-type="float">
            <text:p>2,4 <text:s text:c="3"/></text:p>
          </table:table-cell>
          <table:table-cell office:value-type="float" office:value="2.16948022203904" calcext:value-type="float">
            <text:p>2,2 <text:s text:c="3"/></text:p>
          </table:table-cell>
          <table:table-cell office:value-type="float" office:value="7.67509404226874" calcext:value-type="float">
            <text:p>7,7 <text:s text:c="3"/></text:p>
          </table:table-cell>
          <table:table-cell office:value-type="float" office:value="7.58377504792794" calcext:value-type="float">
            <text:p>7,6 <text:s text:c="3"/></text:p>
          </table:table-cell>
          <table:table-cell office:value-type="float" office:value="7.62053778500411" calcext:value-type="float">
            <text:p>7,6 <text:s text:c="3"/></text:p>
          </table:table-cell>
          <table:table-cell office:value-type="float" office:value="0.213946627482575" calcext:value-type="float">
            <text:p>0,2</text:p>
          </table:table-cell>
          <table:table-cell office:value-type="float" office:value="0.197964729527511" calcext:value-type="float">
            <text:p>0,2</text:p>
          </table:table-cell>
        </table:table-row>
        <table:table-row table:style-name="ro2">
          <table:table-cell office:value-type="string" calcext:value-type="string">
            <text:p>Activités immobilières</text:p>
          </table:table-cell>
          <table:table-cell office:value-type="float" office:value="36.0403095381607" calcext:value-type="float">
            <text:p>36,0 <text:s text:c="3"/></text:p>
          </table:table-cell>
          <table:table-cell office:value-type="float" office:value="26.7743438409871" calcext:value-type="float">
            <text:p>26,8 <text:s text:c="3"/></text:p>
          </table:table-cell>
          <table:table-cell office:value-type="float" office:value="16.9548367817641" calcext:value-type="float">
            <text:p>17,0 <text:s text:c="3"/></text:p>
          </table:table-cell>
          <table:table-cell office:value-type="float" office:value="1.65576810340655" calcext:value-type="float">
            <text:p>1,7 <text:s text:c="3"/></text:p>
          </table:table-cell>
          <table:table-cell office:value-type="float" office:value="1.06411890006829" calcext:value-type="float">
            <text:p>1,1 <text:s text:c="3"/></text:p>
          </table:table-cell>
          <table:table-cell office:value-type="float" office:value="0.595346741928265" calcext:value-type="float">
            <text:p>0,6 <text:s text:c="3"/></text:p>
          </table:table-cell>
          <table:table-cell office:value-type="float" office:value="12.5210209414118" calcext:value-type="float">
            <text:p>12,5 <text:s text:c="3"/></text:p>
          </table:table-cell>
          <table:table-cell office:value-type="float" office:value="8.64715115331256" calcext:value-type="float">
            <text:p>8,6 <text:s text:c="3"/></text:p>
          </table:table-cell>
          <table:table-cell office:value-type="float" office:value="5.33757627071965" calcext:value-type="float">
            <text:p>5,3 <text:s text:c="3"/></text:p>
          </table:table-cell>
          <table:table-cell office:value-type="float" office:value="-1.63752171367699" calcext:value-type="float">
            <text:p>-1,6</text:p>
          </table:table-cell>
          <table:table-cell office:value-type="float" office:value="-2.05536059227387" calcext:value-type="float">
            <text:p>-2,1</text:p>
          </table:table-cell>
        </table:table-row>
        <table:table-row table:style-name="ro2">
          <table:table-cell office:value-type="string" calcext:value-type="string">
            <text:p>Services aux entreprises</text:p>
          </table:table-cell>
          <table:table-cell office:value-type="float" office:value="227.944265079125" calcext:value-type="float">
            <text:p>227,9 <text:s text:c="3"/></text:p>
          </table:table-cell>
          <table:table-cell office:value-type="float" office:value="348.215894273676" calcext:value-type="float">
            <text:p>348,2 <text:s text:c="3"/></text:p>
          </table:table-cell>
          <table:table-cell office:value-type="float" office:value="463.549020640443" calcext:value-type="float">
            <text:p>463,5 <text:s text:c="3"/></text:p>
          </table:table-cell>
          <table:table-cell office:value-type="float" office:value="10.4722420064909" calcext:value-type="float">
            <text:p>10,5 <text:s text:c="3"/></text:p>
          </table:table-cell>
          <table:table-cell office:value-type="float" office:value="13.8394844184215" calcext:value-type="float">
            <text:p>13,8 <text:s text:c="3"/></text:p>
          </table:table-cell>
          <table:table-cell office:value-type="float" office:value="16.2769127603251" calcext:value-type="float">
            <text:p>16,3 <text:s text:c="3"/></text:p>
          </table:table-cell>
          <table:table-cell office:value-type="float" office:value="10.3103299570127" calcext:value-type="float">
            <text:p>10,3 <text:s text:c="3"/></text:p>
          </table:table-cell>
          <table:table-cell office:value-type="float" office:value="9.85403207262187" calcext:value-type="float">
            <text:p>9,9 <text:s text:c="3"/></text:p>
          </table:table-cell>
          <table:table-cell office:value-type="float" office:value="9.093402169091" calcext:value-type="float">
            <text:p>9,1 <text:s text:c="3"/></text:p>
          </table:table-cell>
          <table:table-cell office:value-type="float" office:value="2.38193394717616" calcext:value-type="float">
            <text:p>2,4</text:p>
          </table:table-cell>
          <table:table-cell office:value-type="float" office:value="1.30889873105531" calcext:value-type="float">
            <text:p>1,3</text:p>
          </table:table-cell>
        </table:table-row>
        <table:table-row table:style-name="ro2">
          <table:table-cell office:value-type="string" calcext:value-type="string">
            <text:p>Services aux particuliers</text:p>
          </table:table-cell>
          <table:table-cell office:value-type="float" office:value="118.191256401786" calcext:value-type="float">
            <text:p>118,2 <text:s text:c="3"/></text:p>
          </table:table-cell>
          <table:table-cell office:value-type="float" office:value="213.881291014933" calcext:value-type="float">
            <text:p>213,9 <text:s text:c="3"/></text:p>
          </table:table-cell>
          <table:table-cell office:value-type="float" office:value="338.612376914077" calcext:value-type="float">
            <text:p>338,6 <text:s text:c="3"/></text:p>
          </table:table-cell>
          <table:table-cell office:value-type="float" office:value="5.42995648370921" calcext:value-type="float">
            <text:p>5,4 <text:s text:c="3"/></text:p>
          </table:table-cell>
          <table:table-cell office:value-type="float" office:value="8.50049306499106" calcext:value-type="float">
            <text:p>8,5 <text:s text:c="3"/></text:p>
          </table:table-cell>
          <table:table-cell office:value-type="float" office:value="11.8899272206032" calcext:value-type="float">
            <text:p>11,9 <text:s text:c="3"/></text:p>
          </table:table-cell>
          <table:table-cell office:value-type="float" office:value="9.49888579157073" calcext:value-type="float">
            <text:p>9,5 <text:s text:c="3"/></text:p>
          </table:table-cell>
          <table:table-cell office:value-type="float" office:value="9.39704257796861" calcext:value-type="float">
            <text:p>9,4 <text:s text:c="3"/></text:p>
          </table:table-cell>
          <table:table-cell office:value-type="float" office:value="9.62877372132835" calcext:value-type="float">
            <text:p>9,6 <text:s text:c="3"/></text:p>
          </table:table-cell>
          <table:table-cell office:value-type="float" office:value="3.34998400595174" calcext:value-type="float">
            <text:p>3,3</text:p>
          </table:table-cell>
          <table:table-cell office:value-type="float" office:value="2.11029876157822" calcext:value-type="float">
            <text:p>2,1</text:p>
          </table:table-cell>
        </table:table-row>
        <table:table-row table:style-name="ro1">
          <table:table-cell office:value-type="string" calcext:value-type="string">
            <text:p>Education - santé - action sociale</text:p>
          </table:table-cell>
          <table:table-cell office:value-type="float" office:value="352.928562493203" calcext:value-type="float">
            <text:p>352,9 <text:s text:c="3"/></text:p>
          </table:table-cell>
          <table:table-cell office:value-type="float" office:value="440.233719425869" calcext:value-type="float">
            <text:p>440,2 <text:s text:c="3"/></text:p>
          </table:table-cell>
          <table:table-cell office:value-type="float" office:value="556.011214880659" calcext:value-type="float">
            <text:p>556,0 <text:s text:c="3"/></text:p>
          </table:table-cell>
          <table:table-cell office:value-type="float" office:value="16.2142851725128" calcext:value-type="float">
            <text:p>16,2 <text:s text:c="3"/></text:p>
          </table:table-cell>
          <table:table-cell office:value-type="float" office:value="17.49663872514" calcext:value-type="float">
            <text:p>17,5 <text:s text:c="3"/></text:p>
          </table:table-cell>
          <table:table-cell office:value-type="float" office:value="19.5236008176032" calcext:value-type="float">
            <text:p>19,5 <text:s text:c="3"/></text:p>
          </table:table-cell>
          <table:table-cell office:value-type="float" office:value="9.67349714874088" calcext:value-type="float">
            <text:p>9,7 <text:s text:c="3"/></text:p>
          </table:table-cell>
          <table:table-cell office:value-type="float" office:value="10.0259260883824" calcext:value-type="float">
            <text:p>10,0 <text:s text:c="3"/></text:p>
          </table:table-cell>
          <table:table-cell office:value-type="float" office:value="10.7113734027895" calcext:value-type="float">
            <text:p>10,7 <text:s text:c="3"/></text:p>
          </table:table-cell>
          <table:table-cell office:value-type="float" office:value="1.23557145479416" calcext:value-type="float">
            <text:p>1,2</text:p>
          </table:table-cell>
          <table:table-cell office:value-type="float" office:value="1.0669365969475" calcext:value-type="float">
            <text:p>1,1</text:p>
          </table:table-cell>
        </table:table-row>
        <table:table-row table:style-name="ro2">
          <table:table-cell table:style-name="ce4" office:value-type="string" calcext:value-type="string">
            <text:p>Administration</text:p>
          </table:table-cell>
          <table:table-cell table:style-name="ce8" office:value-type="float" office:value="190.420644170164" calcext:value-type="float">
            <text:p>190,4 <text:s text:c="3"/></text:p>
          </table:table-cell>
          <table:table-cell table:style-name="ce12" office:value-type="float" office:value="265.674770312603" calcext:value-type="float">
            <text:p>265,7 <text:s text:c="3"/></text:p>
          </table:table-cell>
          <table:table-cell table:style-name="ce16" office:value-type="float" office:value="268.484013521831" calcext:value-type="float">
            <text:p>268,5 <text:s text:c="3"/></text:p>
          </table:table-cell>
          <table:table-cell table:style-name="ce19" office:value-type="float" office:value="8.74832743912045" calcext:value-type="float">
            <text:p>8,7 <text:s text:c="3"/></text:p>
          </table:table-cell>
          <table:table-cell table:style-name="ce22" office:value-type="float" office:value="10.5589719038478" calcext:value-type="float">
            <text:p>10,6 <text:s text:c="3"/></text:p>
          </table:table-cell>
          <table:table-cell table:style-name="ce25" office:value-type="float" office:value="9.42746219072809" calcext:value-type="float">
            <text:p>9,4 <text:s text:c="3"/></text:p>
          </table:table-cell>
          <table:table-cell table:style-name="ce19" office:value-type="float" office:value="7.90479793331833" calcext:value-type="float">
            <text:p>7,9 <text:s text:c="3"/></text:p>
          </table:table-cell>
          <table:table-cell table:style-name="ce22" office:value-type="float" office:value="8.62967637714629" calcext:value-type="float">
            <text:p>8,6 <text:s text:c="3"/></text:p>
          </table:table-cell>
          <table:table-cell table:style-name="ce25" office:value-type="float" office:value="9.69270280267693" calcext:value-type="float">
            <text:p>9,7 <text:s text:c="3"/></text:p>
          </table:table-cell>
          <table:table-cell table:style-name="ce29" office:value-type="float" office:value="1.86742989715885" calcext:value-type="float">
            <text:p>1,9</text:p>
          </table:table-cell>
          <table:table-cell table:style-name="ce33" office:value-type="float" office:value="0.0478227018859689" calcext:value-type="float">
            <text:p>0,0</text:p>
          </table:table-cell>
        </table:table-row>
      </table:table>
      <table:table table:name="83" table:style-name="ta1">
        <table:table-column table:style-name="co2" table:default-cell-style-name="ce3"/>
        <table:table-column table:style-name="co2" table:default-cell-style-name="ce7"/>
        <table:table-column table:style-name="co2" table:default-cell-style-name="ce11"/>
        <table:table-column table:style-name="co2" table:default-cell-style-name="ce15"/>
        <table:table-column table:style-name="co2" table:default-cell-style-name="ce18"/>
        <table:table-column table:style-name="co2" table:default-cell-style-name="ce21"/>
        <table:table-column table:style-name="co2" table:default-cell-style-name="ce24"/>
        <table:table-column table:style-name="co2" table:default-cell-style-name="ce18"/>
        <table:table-column table:style-name="co2" table:default-cell-style-name="ce21"/>
        <table:table-column table:style-name="co2" table:default-cell-style-name="ce24"/>
        <table:table-column table:style-name="co2" table:default-cell-style-name="ce28"/>
        <table:table-column table:style-name="co2" table:default-cell-style-name="ce32"/>
        <table:table-row table:style-name="ro1">
          <table:table-cell table:style-name="ce1" office:value-type="string" calcext:value-type="string">
            <text:p>Secteur</text:p>
          </table:table-cell>
          <table:table-cell table:style-name="ce5" office:value-type="string" calcext:value-type="string">
            <text:p>Nb_1990</text:p>
          </table:table-cell>
          <table:table-cell table:style-name="ce9" office:value-type="string" calcext:value-type="string">
            <text:p>Nb_2008</text:p>
          </table:table-cell>
          <table:table-cell table:style-name="ce13" office:value-type="string" calcext:value-type="string">
            <text:p>Nb_2030</text:p>
          </table:table-cell>
          <table:table-cell table:style-name="ce5" office:value-type="string" calcext:value-type="string">
            <text:p>P_Reg_1990</text:p>
          </table:table-cell>
          <table:table-cell table:style-name="ce9" office:value-type="string" calcext:value-type="string">
            <text:p>P_Reg_2008</text:p>
          </table:table-cell>
          <table:table-cell table:style-name="ce13" office:value-type="string" calcext:value-type="string">
            <text:p>P_Reg_2030</text:p>
          </table:table-cell>
          <table:table-cell table:style-name="ce5" office:value-type="string" calcext:value-type="string">
            <text:p>P_Sect_1990</text:p>
          </table:table-cell>
          <table:table-cell table:style-name="ce9" office:value-type="string" calcext:value-type="string">
            <text:p>P_Sect_2008</text:p>
          </table:table-cell>
          <table:table-cell table:style-name="ce13" office:value-type="string" calcext:value-type="string">
            <text:p>P_Sect_2030</text:p>
          </table:table-cell>
          <table:table-cell table:style-name="ce26" office:value-type="string" calcext:value-type="string">
            <text:p>TCAM1990_2008</text:p>
          </table:table-cell>
          <table:table-cell table:style-name="ce30" office:value-type="string" calcext:value-type="string">
            <text:p>TCAM_2008-2030</text:p>
          </table:table-cell>
        </table:table-row>
        <table:table-row table:style-name="ro2">
          <table:table-cell table:style-name="ce2" office:value-type="string" calcext:value-type="string">
            <text:p>Ensemble des secteurs</text:p>
          </table:table-cell>
          <table:table-cell table:style-name="ce6" office:value-type="float" office:value="492.22" calcext:value-type="float">
            <text:p>492,2 <text:s text:c="3"/></text:p>
          </table:table-cell>
          <table:table-cell table:style-name="ce10" office:value-type="float" office:value="522.528604751537" calcext:value-type="float">
            <text:p>522,5 <text:s text:c="3"/></text:p>
          </table:table-cell>
          <table:table-cell table:style-name="ce14" office:value-type="float" office:value="539.360741584342" calcext:value-type="float">
            <text:p>539,4 <text:s text:c="3"/></text:p>
          </table:table-cell>
          <table:table-cell table:style-name="ce17" office:value-type="float" office:value="100" calcext:value-type="float">
            <text:p>100,0 <text:s text:c="3"/></text:p>
          </table:table-cell>
          <table:table-cell table:style-name="ce20" office:value-type="float" office:value="100" calcext:value-type="float">
            <text:p>100,0 <text:s text:c="3"/></text:p>
          </table:table-cell>
          <table:table-cell table:style-name="ce23" office:value-type="float" office:value="100" calcext:value-type="float">
            <text:p>100,0 <text:s text:c="3"/></text:p>
          </table:table-cell>
          <table:table-cell table:style-name="ce17" office:value-type="float" office:value="2.2195617422987" calcext:value-type="float">
            <text:p>2,2 <text:s text:c="3"/></text:p>
          </table:table-cell>
          <table:table-cell table:style-name="ce20" office:value-type="float" office:value="2.08084557557755" calcext:value-type="float">
            <text:p>2,1 <text:s text:c="3"/></text:p>
          </table:table-cell>
          <table:table-cell table:style-name="ce23" office:value-type="float" office:value="1.94613404969064" calcext:value-type="float">
            <text:p>1,9 <text:s text:c="3"/></text:p>
          </table:table-cell>
          <table:table-cell table:style-name="ce27" office:value-type="float" office:value="0.332518047979935" calcext:value-type="float">
            <text:p>0,3</text:p>
          </table:table-cell>
          <table:table-cell table:style-name="ce31" office:value-type="float" office:value="0.144217066309493" calcext:value-type="float">
            <text:p>0,1</text:p>
          </table:table-cell>
        </table:table-row>
        <table:table-row table:style-name="ro2">
          <table:table-cell office:value-type="string" calcext:value-type="string">
            <text:p>Agriculture - sylviculture - pêche</text:p>
          </table:table-cell>
          <table:table-cell office:value-type="float" office:value="50.826" calcext:value-type="float">
            <text:p>50,8 <text:s text:c="3"/></text:p>
          </table:table-cell>
          <table:table-cell office:value-type="float" office:value="31.2083916135927" calcext:value-type="float">
            <text:p>31,2 <text:s text:c="3"/></text:p>
          </table:table-cell>
          <table:table-cell office:value-type="float" office:value="14.1765881324326" calcext:value-type="float">
            <text:p>14,2 <text:s text:c="3"/></text:p>
          </table:table-cell>
          <table:table-cell office:value-type="float" office:value="10.325870545691" calcext:value-type="float">
            <text:p>10,3 <text:s text:c="3"/></text:p>
          </table:table-cell>
          <table:table-cell office:value-type="float" office:value="5.97257094249077" calcext:value-type="float">
            <text:p>6,0 <text:s text:c="3"/></text:p>
          </table:table-cell>
          <table:table-cell office:value-type="float" office:value="2.62840563641872" calcext:value-type="float">
            <text:p>2,6 <text:s text:c="3"/></text:p>
          </table:table-cell>
          <table:table-cell office:value-type="float" office:value="4.14719921667823" calcext:value-type="float">
            <text:p>4,1 <text:s text:c="3"/></text:p>
          </table:table-cell>
          <table:table-cell office:value-type="float" office:value="4.01962948231278" calcext:value-type="float">
            <text:p>4,0 <text:s text:c="3"/></text:p>
          </table:table-cell>
          <table:table-cell office:value-type="float" office:value="3.80910035795756" calcext:value-type="float">
            <text:p>3,8 <text:s text:c="3"/></text:p>
          </table:table-cell>
          <table:table-cell office:value-type="float" office:value="-2.67318189364177" calcext:value-type="float">
            <text:p>-2,7</text:p>
          </table:table-cell>
          <table:table-cell office:value-type="float" office:value="-3.52323278681745" calcext:value-type="float">
            <text:p>-3,5</text:p>
          </table:table-cell>
        </table:table-row>
        <table:table-row table:style-name="ro2">
          <table:table-cell office:value-type="string" calcext:value-type="string">
            <text:p>Industries agricoles et alimentaires</text:p>
          </table:table-cell>
          <table:table-cell office:value-type="float" office:value="13.9457963957534" calcext:value-type="float">
            <text:p>13,9 <text:s text:c="3"/></text:p>
          </table:table-cell>
          <table:table-cell office:value-type="float" office:value="14.3169702011276" calcext:value-type="float">
            <text:p>14,3 <text:s text:c="3"/></text:p>
          </table:table-cell>
          <table:table-cell office:value-type="float" office:value="10.9636284879037" calcext:value-type="float">
            <text:p>11,0 <text:s text:c="3"/></text:p>
          </table:table-cell>
          <table:table-cell office:value-type="float" office:value="2.83324456457548" calcext:value-type="float">
            <text:p>2,8 <text:s text:c="3"/></text:p>
          </table:table-cell>
          <table:table-cell office:value-type="float" office:value="2.73993999006722" calcext:value-type="float">
            <text:p>2,7 <text:s text:c="3"/></text:p>
          </table:table-cell>
          <table:table-cell office:value-type="float" office:value="2.03270791561481" calcext:value-type="float">
            <text:p>2,0 <text:s text:c="3"/></text:p>
          </table:table-cell>
          <table:table-cell office:value-type="float" office:value="2.4198587721026" calcext:value-type="float">
            <text:p>2,4 <text:s text:c="3"/></text:p>
          </table:table-cell>
          <table:table-cell office:value-type="float" office:value="2.50934314407577" calcext:value-type="float">
            <text:p>2,5 <text:s text:c="3"/></text:p>
          </table:table-cell>
          <table:table-cell office:value-type="float" office:value="2.48629260763085" calcext:value-type="float">
            <text:p>2,5 <text:s text:c="3"/></text:p>
          </table:table-cell>
          <table:table-cell office:value-type="float" office:value="0.146036706526931" calcext:value-type="float">
            <text:p>0,1</text:p>
          </table:table-cell>
          <table:table-cell office:value-type="float" office:value="-1.20568299539837" calcext:value-type="float">
            <text:p>-1,2</text:p>
          </table:table-cell>
        </table:table-row>
        <table:table-row table:style-name="ro2">
          <table:table-cell office:value-type="string" calcext:value-type="string">
            <text:p>Industries des biens de consommation</text:p>
          </table:table-cell>
          <table:table-cell office:value-type="float" office:value="17.337674440182" calcext:value-type="float">
            <text:p>17,3 <text:s text:c="3"/></text:p>
          </table:table-cell>
          <table:table-cell office:value-type="float" office:value="12.4754790891448" calcext:value-type="float">
            <text:p>12,5 <text:s text:c="3"/></text:p>
          </table:table-cell>
          <table:table-cell office:value-type="float" office:value="7.41254492522719" calcext:value-type="float">
            <text:p>7,4 <text:s text:c="3"/></text:p>
          </table:table-cell>
          <table:table-cell office:value-type="float" office:value="3.52234253792654" calcext:value-type="float">
            <text:p>3,5 <text:s text:c="3"/></text:p>
          </table:table-cell>
          <table:table-cell office:value-type="float" office:value="2.38752079325435" calcext:value-type="float">
            <text:p>2,4 <text:s text:c="3"/></text:p>
          </table:table-cell>
          <table:table-cell office:value-type="float" office:value="1.37432044153849" calcext:value-type="float">
            <text:p>1,4 <text:s text:c="3"/></text:p>
          </table:table-cell>
          <table:table-cell office:value-type="float" office:value="1.84526581983476" calcext:value-type="float">
            <text:p>1,8 <text:s text:c="3"/></text:p>
          </table:table-cell>
          <table:table-cell office:value-type="float" office:value="2.23175194303155" calcext:value-type="float">
            <text:p>2,2 <text:s text:c="3"/></text:p>
          </table:table-cell>
          <table:table-cell office:value-type="float" office:value="2.32313584487963" calcext:value-type="float">
            <text:p>2,3 <text:s text:c="3"/></text:p>
          </table:table-cell>
          <table:table-cell office:value-type="float" office:value="-1.81181237246438" calcext:value-type="float">
            <text:p>-1,8</text:p>
          </table:table-cell>
          <table:table-cell office:value-type="float" office:value="-2.33854582287122" calcext:value-type="float">
            <text:p>-2,3</text:p>
          </table:table-cell>
        </table:table-row>
        <table:table-row table:style-name="ro2">
          <table:table-cell office:value-type="string" calcext:value-type="string">
            <text:p>Industrie automobile</text:p>
          </table:table-cell>
          <table:table-cell office:value-type="float" office:value="1.94108410206084" calcext:value-type="float">
            <text:p>1,9 <text:s text:c="3"/></text:p>
          </table:table-cell>
          <table:table-cell office:value-type="float" office:value="1.63131009535814" calcext:value-type="float">
            <text:p>1,6 <text:s text:c="3"/></text:p>
          </table:table-cell>
          <table:table-cell office:value-type="float" office:value="1.18847847798217" calcext:value-type="float">
            <text:p>1,2 <text:s text:c="3"/></text:p>
          </table:table-cell>
          <table:table-cell office:value-type="float" office:value="0.394352952350746" calcext:value-type="float">
            <text:p>0,4 <text:s text:c="3"/></text:p>
          </table:table-cell>
          <table:table-cell office:value-type="float" office:value="0.312195367014182" calcext:value-type="float">
            <text:p>0,3 <text:s text:c="3"/></text:p>
          </table:table-cell>
          <table:table-cell office:value-type="float" office:value="0.220349459341642" calcext:value-type="float">
            <text:p>0,2 <text:s text:c="3"/></text:p>
          </table:table-cell>
          <table:table-cell office:value-type="float" office:value="0.592403944325674" calcext:value-type="float">
            <text:p>0,6 <text:s text:c="3"/></text:p>
          </table:table-cell>
          <table:table-cell office:value-type="float" office:value="0.638155157243237" calcext:value-type="float">
            <text:p>0,6 <text:s text:c="3"/></text:p>
          </table:table-cell>
          <table:table-cell office:value-type="float" office:value="0.640335318550451" calcext:value-type="float">
            <text:p>0,6 <text:s text:c="3"/></text:p>
          </table:table-cell>
          <table:table-cell office:value-type="float" office:value="-0.9612567770649" calcext:value-type="float">
            <text:p>-1,0</text:p>
          </table:table-cell>
          <table:table-cell office:value-type="float" office:value="-1.429276249543" calcext:value-type="float">
            <text:p>-1,4</text:p>
          </table:table-cell>
        </table:table-row>
        <table:table-row table:style-name="ro2">
          <table:table-cell office:value-type="string" calcext:value-type="string">
            <text:p>Industries des biens d’équipement</text:p>
          </table:table-cell>
          <table:table-cell office:value-type="float" office:value="14.3885368632349" calcext:value-type="float">
            <text:p>14,4 <text:s text:c="3"/></text:p>
          </table:table-cell>
          <table:table-cell office:value-type="float" office:value="12.3278616157723" calcext:value-type="float">
            <text:p>12,3 <text:s text:c="3"/></text:p>
          </table:table-cell>
          <table:table-cell office:value-type="float" office:value="8.669150322528" calcext:value-type="float">
            <text:p>8,7 <text:s text:c="3"/></text:p>
          </table:table-cell>
          <table:table-cell office:value-type="float" office:value="2.92319224396304" calcext:value-type="float">
            <text:p>2,9 <text:s text:c="3"/></text:p>
          </table:table-cell>
          <table:table-cell office:value-type="float" office:value="2.35927019184609" calcext:value-type="float">
            <text:p>2,4 <text:s text:c="3"/></text:p>
          </table:table-cell>
          <table:table-cell office:value-type="float" office:value="1.60730094983607" calcext:value-type="float">
            <text:p>1,6 <text:s text:c="3"/></text:p>
          </table:table-cell>
          <table:table-cell office:value-type="float" office:value="1.49101686582417" calcext:value-type="float">
            <text:p>1,5 <text:s text:c="3"/></text:p>
          </table:table-cell>
          <table:table-cell office:value-type="float" office:value="1.56491286699595" calcext:value-type="float">
            <text:p>1,6 <text:s text:c="3"/></text:p>
          </table:table-cell>
          <table:table-cell office:value-type="float" office:value="1.58905275670854" calcext:value-type="float">
            <text:p>1,6 <text:s text:c="3"/></text:p>
          </table:table-cell>
          <table:table-cell office:value-type="float" office:value="-0.855045544839794" calcext:value-type="float">
            <text:p>-0,9</text:p>
          </table:table-cell>
          <table:table-cell office:value-type="float" office:value="-1.58767546162827" calcext:value-type="float">
            <text:p>-1,6</text:p>
          </table:table-cell>
        </table:table-row>
        <table:table-row table:style-name="ro2">
          <table:table-cell office:value-type="string" calcext:value-type="string">
            <text:p>Industries des biens intermédiaires</text:p>
          </table:table-cell>
          <table:table-cell office:value-type="float" office:value="66.80731755732" calcext:value-type="float">
            <text:p>66,8 <text:s text:c="3"/></text:p>
          </table:table-cell>
          <table:table-cell office:value-type="float" office:value="49.2471883620007" calcext:value-type="float">
            <text:p>49,2 <text:s text:c="3"/></text:p>
          </table:table-cell>
          <table:table-cell office:value-type="float" office:value="27.4793749114503" calcext:value-type="float">
            <text:p>27,5 <text:s text:c="3"/></text:p>
          </table:table-cell>
          <table:table-cell office:value-type="float" office:value="13.5726540078258" calcext:value-type="float">
            <text:p>13,6 <text:s text:c="3"/></text:p>
          </table:table-cell>
          <table:table-cell office:value-type="float" office:value="9.42478323945879" calcext:value-type="float">
            <text:p>9,4 <text:s text:c="3"/></text:p>
          </table:table-cell>
          <table:table-cell office:value-type="float" office:value="5.09480442175513" calcext:value-type="float">
            <text:p>5,1 <text:s text:c="3"/></text:p>
          </table:table-cell>
          <table:table-cell office:value-type="float" office:value="3.89683251611587" calcext:value-type="float">
            <text:p>3,9 <text:s text:c="3"/></text:p>
          </table:table-cell>
          <table:table-cell office:value-type="float" office:value="3.91195482514527" calcext:value-type="float">
            <text:p>3,9 <text:s text:c="3"/></text:p>
          </table:table-cell>
          <table:table-cell office:value-type="float" office:value="3.67968367983297" calcext:value-type="float">
            <text:p>3,7 <text:s text:c="3"/></text:p>
          </table:table-cell>
          <table:table-cell office:value-type="float" office:value="-1.6799528543289" calcext:value-type="float">
            <text:p>-1,7</text:p>
          </table:table-cell>
          <table:table-cell office:value-type="float" office:value="-2.61703952197426" calcext:value-type="float">
            <text:p>-2,6</text:p>
          </table:table-cell>
        </table:table-row>
        <table:table-row table:style-name="ro1">
          <table:table-cell office:value-type="string" calcext:value-type="string">
            <text:p>Energie</text:p>
          </table:table-cell>
          <table:table-cell office:value-type="float" office:value="4.02059064144884" calcext:value-type="float">
            <text:p>4,0 <text:s text:c="3"/></text:p>
          </table:table-cell>
          <table:table-cell office:value-type="float" office:value="3.44181490946725" calcext:value-type="float">
            <text:p>3,4 <text:s text:c="3"/></text:p>
          </table:table-cell>
          <table:table-cell office:value-type="float" office:value="2.32935123840542" calcext:value-type="float">
            <text:p>2,3 <text:s text:c="3"/></text:p>
          </table:table-cell>
          <table:table-cell office:value-type="float" office:value="0.816827971526723" calcext:value-type="float">
            <text:p>0,8 <text:s text:c="3"/></text:p>
          </table:table-cell>
          <table:table-cell office:value-type="float" office:value="0.658684496536575" calcext:value-type="float">
            <text:p>0,7 <text:s text:c="3"/></text:p>
          </table:table-cell>
          <table:table-cell office:value-type="float" office:value="0.431872596356027" calcext:value-type="float">
            <text:p>0,4 <text:s text:c="3"/></text:p>
          </table:table-cell>
          <table:table-cell office:value-type="float" office:value="1.42995013560025" calcext:value-type="float">
            <text:p>1,4 <text:s text:c="3"/></text:p>
          </table:table-cell>
          <table:table-cell office:value-type="float" office:value="1.45459214684091" calcext:value-type="float">
            <text:p>1,5 <text:s text:c="3"/></text:p>
          </table:table-cell>
          <table:table-cell office:value-type="float" office:value="1.22943514140632" calcext:value-type="float">
            <text:p>1,2 <text:s text:c="3"/></text:p>
          </table:table-cell>
          <table:table-cell office:value-type="float" office:value="-0.859781970135554" calcext:value-type="float">
            <text:p>-0,9</text:p>
          </table:table-cell>
          <table:table-cell office:value-type="float" office:value="-1.75893389776567" calcext:value-type="float">
            <text:p>-1,8</text:p>
          </table:table-cell>
        </table:table-row>
        <table:table-row table:style-name="ro2">
          <table:table-cell office:value-type="string" calcext:value-type="string">
            <text:p>Construction</text:p>
          </table:table-cell>
          <table:table-cell office:value-type="float" office:value="32.664" calcext:value-type="float">
            <text:p>32,7 <text:s text:c="3"/></text:p>
          </table:table-cell>
          <table:table-cell office:value-type="float" office:value="38.1755792281769" calcext:value-type="float">
            <text:p>38,2 <text:s text:c="3"/></text:p>
          </table:table-cell>
          <table:table-cell office:value-type="float" office:value="42.8839626490191" calcext:value-type="float">
            <text:p>42,9 <text:s text:c="3"/></text:p>
          </table:table-cell>
          <table:table-cell office:value-type="float" office:value="6.63605704766161" calcext:value-type="float">
            <text:p>6,6 <text:s text:c="3"/></text:p>
          </table:table-cell>
          <table:table-cell office:value-type="float" office:value="7.30593098273146" calcext:value-type="float">
            <text:p>7,3 <text:s text:c="3"/></text:p>
          </table:table-cell>
          <table:table-cell office:value-type="float" office:value="7.9508869190312" calcext:value-type="float">
            <text:p>8,0 <text:s text:c="3"/></text:p>
          </table:table-cell>
          <table:table-cell office:value-type="float" office:value="2.02845828103934" calcext:value-type="float">
            <text:p>2,0 <text:s text:c="3"/></text:p>
          </table:table-cell>
          <table:table-cell office:value-type="float" office:value="2.20950629272518" calcext:value-type="float">
            <text:p>2,2 <text:s text:c="3"/></text:p>
          </table:table-cell>
          <table:table-cell office:value-type="float" office:value="2.33699185838266" calcext:value-type="float">
            <text:p>2,3 <text:s text:c="3"/></text:p>
          </table:table-cell>
          <table:table-cell office:value-type="float" office:value="0.869998624401092" calcext:value-type="float">
            <text:p>0,9</text:p>
          </table:table-cell>
          <table:table-cell office:value-type="float" office:value="0.53004479806289" calcext:value-type="float">
            <text:p>0,5</text:p>
          </table:table-cell>
        </table:table-row>
        <table:table-row table:style-name="ro2">
          <table:table-cell office:value-type="string" calcext:value-type="string">
            <text:p>Commerce</text:p>
          </table:table-cell>
          <table:table-cell office:value-type="float" office:value="60.35" calcext:value-type="float">
            <text:p>60,4 <text:s text:c="3"/></text:p>
          </table:table-cell>
          <table:table-cell office:value-type="float" office:value="65.5304443066588" calcext:value-type="float">
            <text:p>65,5 <text:s text:c="3"/></text:p>
          </table:table-cell>
          <table:table-cell office:value-type="float" office:value="75.758817669498" calcext:value-type="float">
            <text:p>75,8 <text:s text:c="3"/></text:p>
          </table:table-cell>
          <table:table-cell office:value-type="float" office:value="12.260777701028" calcext:value-type="float">
            <text:p>12,3 <text:s text:c="3"/></text:p>
          </table:table-cell>
          <table:table-cell office:value-type="float" office:value="12.54102525886" calcext:value-type="float">
            <text:p>12,5 <text:s text:c="3"/></text:p>
          </table:table-cell>
          <table:table-cell office:value-type="float" office:value="14.0460385468473" calcext:value-type="float">
            <text:p>14,0 <text:s text:c="3"/></text:p>
          </table:table-cell>
          <table:table-cell office:value-type="float" office:value="1.98858974553301" calcext:value-type="float">
            <text:p>2,0 <text:s text:c="3"/></text:p>
          </table:table-cell>
          <table:table-cell office:value-type="float" office:value="1.92515431578366" calcext:value-type="float">
            <text:p>1,9 <text:s text:c="3"/></text:p>
          </table:table-cell>
          <table:table-cell office:value-type="float" office:value="1.81098178824816" calcext:value-type="float">
            <text:p>1,8 <text:s text:c="3"/></text:p>
          </table:table-cell>
          <table:table-cell office:value-type="float" office:value="0.4585698151782" calcext:value-type="float">
            <text:p>0,5</text:p>
          </table:table-cell>
          <table:table-cell office:value-type="float" office:value="0.661450755955317" calcext:value-type="float">
            <text:p>0,7</text:p>
          </table:table-cell>
        </table:table-row>
        <table:table-row table:style-name="ro2">
          <table:table-cell office:value-type="string" calcext:value-type="string">
            <text:p>Transports</text:p>
          </table:table-cell>
          <table:table-cell office:value-type="float" office:value="14.9203898887104" calcext:value-type="float">
            <text:p>14,9 <text:s text:c="3"/></text:p>
          </table:table-cell>
          <table:table-cell office:value-type="float" office:value="17.663292886437" calcext:value-type="float">
            <text:p>17,7 <text:s text:c="3"/></text:p>
          </table:table-cell>
          <table:table-cell office:value-type="float" office:value="16.7608094938067" calcext:value-type="float">
            <text:p>16,8 <text:s text:c="3"/></text:p>
          </table:table-cell>
          <table:table-cell office:value-type="float" office:value="3.03124413650612" calcext:value-type="float">
            <text:p>3,0 <text:s text:c="3"/></text:p>
          </table:table-cell>
          <table:table-cell office:value-type="float" office:value="3.38034946332477" calcext:value-type="float">
            <text:p>3,4 <text:s text:c="3"/></text:p>
          </table:table-cell>
          <table:table-cell office:value-type="float" office:value="3.10753234367276" calcext:value-type="float">
            <text:p>3,1 <text:s text:c="3"/></text:p>
          </table:table-cell>
          <table:table-cell office:value-type="float" office:value="1.5545946529219" calcext:value-type="float">
            <text:p>1,6 <text:s text:c="3"/></text:p>
          </table:table-cell>
          <table:table-cell office:value-type="float" office:value="1.51509772301129" calcext:value-type="float">
            <text:p>1,5 <text:s text:c="3"/></text:p>
          </table:table-cell>
          <table:table-cell office:value-type="float" office:value="1.40492523424497" calcext:value-type="float">
            <text:p>1,4 <text:s text:c="3"/></text:p>
          </table:table-cell>
          <table:table-cell office:value-type="float" office:value="0.941963879353192" calcext:value-type="float">
            <text:p>0,9</text:p>
          </table:table-cell>
          <table:table-cell office:value-type="float" office:value="-0.238103559589664" calcext:value-type="float">
            <text:p>-0,2</text:p>
          </table:table-cell>
        </table:table-row>
        <table:table-row table:style-name="ro2">
          <table:table-cell office:value-type="string" calcext:value-type="string">
            <text:p>Activités financières</text:p>
          </table:table-cell>
          <table:table-cell office:value-type="float" office:value="11.308620441888" calcext:value-type="float">
            <text:p>11,3 <text:s text:c="3"/></text:p>
          </table:table-cell>
          <table:table-cell office:value-type="float" office:value="10.3121223892256" calcext:value-type="float">
            <text:p>10,3 <text:s text:c="3"/></text:p>
          </table:table-cell>
          <table:table-cell office:value-type="float" office:value="8.85563018153875" calcext:value-type="float">
            <text:p>8,9 <text:s text:c="3"/></text:p>
          </table:table-cell>
          <table:table-cell office:value-type="float" office:value="2.29747276459469" calcext:value-type="float">
            <text:p>2,3 <text:s text:c="3"/></text:p>
          </table:table-cell>
          <table:table-cell office:value-type="float" office:value="1.97350389920358" calcext:value-type="float">
            <text:p>2,0 <text:s text:c="3"/></text:p>
          </table:table-cell>
          <table:table-cell office:value-type="float" office:value="1.64187518645236" calcext:value-type="float">
            <text:p>1,6 <text:s text:c="3"/></text:p>
          </table:table-cell>
          <table:table-cell office:value-type="float" office:value="1.52481372321472" calcext:value-type="float">
            <text:p>1,5 <text:s text:c="3"/></text:p>
          </table:table-cell>
          <table:table-cell office:value-type="float" office:value="1.32205637350663" calcext:value-type="float">
            <text:p>1,3 <text:s text:c="3"/></text:p>
          </table:table-cell>
          <table:table-cell office:value-type="float" office:value="1.0922593352964" calcext:value-type="float">
            <text:p>1,1 <text:s text:c="3"/></text:p>
          </table:table-cell>
          <table:table-cell office:value-type="float" office:value="-0.511162272383781" calcext:value-type="float">
            <text:p>-0,5</text:p>
          </table:table-cell>
          <table:table-cell office:value-type="float" office:value="-0.689731714291042" calcext:value-type="float">
            <text:p>-0,7</text:p>
          </table:table-cell>
        </table:table-row>
        <table:table-row table:style-name="ro2">
          <table:table-cell office:value-type="string" calcext:value-type="string">
            <text:p>Activités immobilières</text:p>
          </table:table-cell>
          <table:table-cell office:value-type="float" office:value="5.26283245481566" calcext:value-type="float">
            <text:p>5,3 <text:s text:c="3"/></text:p>
          </table:table-cell>
          <table:table-cell office:value-type="float" office:value="4.01135374879634" calcext:value-type="float">
            <text:p>4,0 <text:s text:c="3"/></text:p>
          </table:table-cell>
          <table:table-cell office:value-type="float" office:value="2.52255630119428" calcext:value-type="float">
            <text:p>2,5 <text:s text:c="3"/></text:p>
          </table:table-cell>
          <table:table-cell office:value-type="float" office:value="1.06920329422121" calcext:value-type="float">
            <text:p>1,1 <text:s text:c="3"/></text:p>
          </table:table-cell>
          <table:table-cell office:value-type="float" office:value="0.767681178086651" calcext:value-type="float">
            <text:p>0,8 <text:s text:c="3"/></text:p>
          </table:table-cell>
          <table:table-cell office:value-type="float" office:value="0.467693717155686" calcext:value-type="float">
            <text:p>0,5 <text:s text:c="3"/></text:p>
          </table:table-cell>
          <table:table-cell office:value-type="float" office:value="1.82839815257733" calcext:value-type="float">
            <text:p>1,8 <text:s text:c="3"/></text:p>
          </table:table-cell>
          <table:table-cell office:value-type="float" office:value="1.29552314713122" calcext:value-type="float">
            <text:p>1,3 <text:s text:c="3"/></text:p>
          </table:table-cell>
          <table:table-cell office:value-type="float" office:value="0.794129535312934" calcext:value-type="float">
            <text:p>0,8 <text:s text:c="3"/></text:p>
          </table:table-cell>
          <table:table-cell office:value-type="float" office:value="-1.49723710838225" calcext:value-type="float">
            <text:p>-1,5</text:p>
          </table:table-cell>
          <table:table-cell office:value-type="float" office:value="-2.08636417494709" calcext:value-type="float">
            <text:p>-2,1</text:p>
          </table:table-cell>
        </table:table-row>
        <table:table-row table:style-name="ro2">
          <table:table-cell office:value-type="string" calcext:value-type="string">
            <text:p>Services aux entreprises</text:p>
          </table:table-cell>
          <table:table-cell office:value-type="float" office:value="31.3403386781836" calcext:value-type="float">
            <text:p>31,3 <text:s text:c="3"/></text:p>
          </table:table-cell>
          <table:table-cell office:value-type="float" office:value="51.0156833272449" calcext:value-type="float">
            <text:p>51,0 <text:s text:c="3"/></text:p>
          </table:table-cell>
          <table:table-cell office:value-type="float" office:value="85.1916601416224" calcext:value-type="float">
            <text:p>85,2 <text:s text:c="3"/></text:p>
          </table:table-cell>
          <table:table-cell office:value-type="float" office:value="6.36714044089707" calcext:value-type="float">
            <text:p>6,4 <text:s text:c="3"/></text:p>
          </table:table-cell>
          <table:table-cell office:value-type="float" office:value="9.76323264666113" calcext:value-type="float">
            <text:p>9,8 <text:s text:c="3"/></text:p>
          </table:table-cell>
          <table:table-cell office:value-type="float" office:value="15.7949315872298" calcext:value-type="float">
            <text:p>15,8 <text:s text:c="3"/></text:p>
          </table:table-cell>
          <table:table-cell office:value-type="float" office:value="1.41758000634249" calcext:value-type="float">
            <text:p>1,4 <text:s text:c="3"/></text:p>
          </table:table-cell>
          <table:table-cell office:value-type="float" office:value="1.44367384711708" calcext:value-type="float">
            <text:p>1,4 <text:s text:c="3"/></text:p>
          </table:table-cell>
          <table:table-cell office:value-type="float" office:value="1.67119763525762" calcext:value-type="float">
            <text:p>1,7 <text:s text:c="3"/></text:p>
          </table:table-cell>
          <table:table-cell office:value-type="float" office:value="2.74378407123916" calcext:value-type="float">
            <text:p>2,7</text:p>
          </table:table-cell>
          <table:table-cell office:value-type="float" office:value="2.35814955745766" calcext:value-type="float">
            <text:p>2,4</text:p>
          </table:table-cell>
        </table:table-row>
        <table:table-row table:style-name="ro2">
          <table:table-cell office:value-type="string" calcext:value-type="string">
            <text:p>Services aux particuliers</text:p>
          </table:table-cell>
          <table:table-cell office:value-type="float" office:value="24.5779473226052" calcext:value-type="float">
            <text:p>24,6 <text:s text:c="3"/></text:p>
          </table:table-cell>
          <table:table-cell office:value-type="float" office:value="47.3937547223294" calcext:value-type="float">
            <text:p>47,4 <text:s text:c="3"/></text:p>
          </table:table-cell>
          <table:table-cell office:value-type="float" office:value="73.6130093782794" calcext:value-type="float">
            <text:p>73,6 <text:s text:c="3"/></text:p>
          </table:table-cell>
          <table:table-cell office:value-type="float" office:value="4.99328497879102" calcext:value-type="float">
            <text:p>5,0 <text:s text:c="3"/></text:p>
          </table:table-cell>
          <table:table-cell office:value-type="float" office:value="9.07007851653695" calcext:value-type="float">
            <text:p>9,1 <text:s text:c="3"/></text:p>
          </table:table-cell>
          <table:table-cell office:value-type="float" office:value="13.6481956699417" calcext:value-type="float">
            <text:p>13,6 <text:s text:c="3"/></text:p>
          </table:table-cell>
          <table:table-cell office:value-type="float" office:value="1.97529937252736" calcext:value-type="float">
            <text:p>2,0 <text:s text:c="3"/></text:p>
          </table:table-cell>
          <table:table-cell office:value-type="float" office:value="2.082281853369" calcext:value-type="float">
            <text:p>2,1 <text:s text:c="3"/></text:p>
          </table:table-cell>
          <table:table-cell office:value-type="float" office:value="2.09325783277359" calcext:value-type="float">
            <text:p>2,1 <text:s text:c="3"/></text:p>
          </table:table-cell>
          <table:table-cell office:value-type="float" office:value="3.71536110134865" calcext:value-type="float">
            <text:p>3,7</text:p>
          </table:table-cell>
          <table:table-cell office:value-type="float" office:value="2.02167036727492" calcext:value-type="float">
            <text:p>2,0</text:p>
          </table:table-cell>
        </table:table-row>
        <table:table-row table:style-name="ro1">
          <table:table-cell office:value-type="string" calcext:value-type="string">
            <text:p>Education - santé - action sociale</text:p>
          </table:table-cell>
          <table:table-cell office:value-type="float" office:value="89.0202746265498" calcext:value-type="float">
            <text:p>89,0 <text:s text:c="3"/></text:p>
          </table:table-cell>
          <table:table-cell office:value-type="float" office:value="101.633838516958" calcext:value-type="float">
            <text:p>101,6 <text:s text:c="3"/></text:p>
          </table:table-cell>
          <table:table-cell office:value-type="float" office:value="113.426463511218" calcext:value-type="float">
            <text:p>113,4 <text:s text:c="3"/></text:p>
          </table:table-cell>
          <table:table-cell office:value-type="float" office:value="18.0854647569278" calcext:value-type="float">
            <text:p>18,1 <text:s text:c="3"/></text:p>
          </table:table-cell>
          <table:table-cell office:value-type="float" office:value="19.4503875180737" calcext:value-type="float">
            <text:p>19,5 <text:s text:c="3"/></text:p>
          </table:table-cell>
          <table:table-cell office:value-type="float" office:value="21.0297959725496" calcext:value-type="float">
            <text:p>21,0 <text:s text:c="3"/></text:p>
          </table:table-cell>
          <table:table-cell office:value-type="float" office:value="2.43997642666466" calcext:value-type="float">
            <text:p>2,4 <text:s text:c="3"/></text:p>
          </table:table-cell>
          <table:table-cell office:value-type="float" office:value="2.3146190491235" calcext:value-type="float">
            <text:p>2,3 <text:s text:c="3"/></text:p>
          </table:table-cell>
          <table:table-cell office:value-type="float" office:value="2.18512355850107" calcext:value-type="float">
            <text:p>2,2 <text:s text:c="3"/></text:p>
          </table:table-cell>
          <table:table-cell office:value-type="float" office:value="0.738896396278199" calcext:value-type="float">
            <text:p>0,7</text:p>
          </table:table-cell>
          <table:table-cell office:value-type="float" office:value="0.500238820988774" calcext:value-type="float">
            <text:p>0,5</text:p>
          </table:table-cell>
        </table:table-row>
        <table:table-row table:style-name="ro2">
          <table:table-cell table:style-name="ce4" office:value-type="string" calcext:value-type="string">
            <text:p>Administration</text:p>
          </table:table-cell>
          <table:table-cell table:style-name="ce8" office:value-type="float" office:value="53.5085965872474" calcext:value-type="float">
            <text:p>53,5 <text:s text:c="3"/></text:p>
          </table:table-cell>
          <table:table-cell table:style-name="ce12" office:value-type="float" office:value="62.1435197392466" calcext:value-type="float">
            <text:p>62,1 <text:s text:c="3"/></text:p>
          </table:table-cell>
          <table:table-cell table:style-name="ce16" office:value-type="float" office:value="48.1287157622364" calcext:value-type="float">
            <text:p>48,1 <text:s text:c="3"/></text:p>
          </table:table-cell>
          <table:table-cell table:style-name="ce19" office:value-type="float" office:value="10.8708700555133" calcext:value-type="float">
            <text:p>10,9 <text:s text:c="3"/></text:p>
          </table:table-cell>
          <table:table-cell table:style-name="ce22" office:value-type="float" office:value="11.8928455158538" calcext:value-type="float">
            <text:p>11,9 <text:s text:c="3"/></text:p>
          </table:table-cell>
          <table:table-cell table:style-name="ce25" office:value-type="float" office:value="8.92328863625873" calcext:value-type="float">
            <text:p>8,9 <text:s text:c="3"/></text:p>
          </table:table-cell>
          <table:table-cell table:style-name="ce19" office:value-type="float" office:value="2.2212646405064" calcext:value-type="float">
            <text:p>2,2 <text:s text:c="3"/></text:p>
          </table:table-cell>
          <table:table-cell table:style-name="ce22" office:value-type="float" office:value="2.0185524717138" calcext:value-type="float">
            <text:p>2,0 <text:s text:c="3"/></text:p>
          </table:table-cell>
          <table:table-cell table:style-name="ce25" office:value-type="float" office:value="1.7375237059317" calcext:value-type="float">
            <text:p>1,7 <text:s text:c="3"/></text:p>
          </table:table-cell>
          <table:table-cell table:style-name="ce29" office:value-type="float" office:value="0.834598065280479" calcext:value-type="float">
            <text:p>0,8</text:p>
          </table:table-cell>
          <table:table-cell table:style-name="ce33" office:value-type="float" office:value="-1.15494931358175" calcext:value-type="float">
            <text:p>-1,2</text:p>
          </table:table-cell>
        </table:table-row>
      </table:table>
      <table:table table:name="91" table:style-name="ta1">
        <table:table-column table:style-name="co2" table:default-cell-style-name="ce3"/>
        <table:table-column table:style-name="co2" table:default-cell-style-name="ce7"/>
        <table:table-column table:style-name="co2" table:default-cell-style-name="ce11"/>
        <table:table-column table:style-name="co2" table:default-cell-style-name="ce15"/>
        <table:table-column table:style-name="co2" table:default-cell-style-name="ce18"/>
        <table:table-column table:style-name="co2" table:default-cell-style-name="ce21"/>
        <table:table-column table:style-name="co2" table:default-cell-style-name="ce24"/>
        <table:table-column table:style-name="co2" table:default-cell-style-name="ce18"/>
        <table:table-column table:style-name="co2" table:default-cell-style-name="ce21"/>
        <table:table-column table:style-name="co2" table:default-cell-style-name="ce24"/>
        <table:table-column table:style-name="co2" table:default-cell-style-name="ce28"/>
        <table:table-column table:style-name="co2" table:default-cell-style-name="ce32"/>
        <table:table-row table:style-name="ro1">
          <table:table-cell table:style-name="ce1" office:value-type="string" calcext:value-type="string">
            <text:p>Secteur</text:p>
          </table:table-cell>
          <table:table-cell table:style-name="ce5" office:value-type="string" calcext:value-type="string">
            <text:p>Nb_1990</text:p>
          </table:table-cell>
          <table:table-cell table:style-name="ce9" office:value-type="string" calcext:value-type="string">
            <text:p>Nb_2008</text:p>
          </table:table-cell>
          <table:table-cell table:style-name="ce13" office:value-type="string" calcext:value-type="string">
            <text:p>Nb_2030</text:p>
          </table:table-cell>
          <table:table-cell table:style-name="ce5" office:value-type="string" calcext:value-type="string">
            <text:p>P_Reg_1990</text:p>
          </table:table-cell>
          <table:table-cell table:style-name="ce9" office:value-type="string" calcext:value-type="string">
            <text:p>P_Reg_2008</text:p>
          </table:table-cell>
          <table:table-cell table:style-name="ce13" office:value-type="string" calcext:value-type="string">
            <text:p>P_Reg_2030</text:p>
          </table:table-cell>
          <table:table-cell table:style-name="ce5" office:value-type="string" calcext:value-type="string">
            <text:p>P_Sect_1990</text:p>
          </table:table-cell>
          <table:table-cell table:style-name="ce9" office:value-type="string" calcext:value-type="string">
            <text:p>P_Sect_2008</text:p>
          </table:table-cell>
          <table:table-cell table:style-name="ce13" office:value-type="string" calcext:value-type="string">
            <text:p>P_Sect_2030</text:p>
          </table:table-cell>
          <table:table-cell table:style-name="ce26" office:value-type="string" calcext:value-type="string">
            <text:p>TCAM1990_2008</text:p>
          </table:table-cell>
          <table:table-cell table:style-name="ce30" office:value-type="string" calcext:value-type="string">
            <text:p>TCAM_2008-2030</text:p>
          </table:table-cell>
        </table:table-row>
        <table:table-row table:style-name="ro2">
          <table:table-cell table:style-name="ce2" office:value-type="string" calcext:value-type="string">
            <text:p>Ensemble des secteurs</text:p>
          </table:table-cell>
          <table:table-cell table:style-name="ce6" office:value-type="float" office:value="707.402" calcext:value-type="float">
            <text:p>707,4 <text:s text:c="3"/></text:p>
          </table:table-cell>
          <table:table-cell table:style-name="ce10" office:value-type="float" office:value="902.245982049134" calcext:value-type="float">
            <text:p>902,2 <text:s text:c="3"/></text:p>
          </table:table-cell>
          <table:table-cell table:style-name="ce14" office:value-type="float" office:value="1115.28419693494" calcext:value-type="float">
            <text:p>1 115,3 <text:s text:c="3"/></text:p>
          </table:table-cell>
          <table:table-cell table:style-name="ce17" office:value-type="float" office:value="100" calcext:value-type="float">
            <text:p>100,0 <text:s text:c="3"/></text:p>
          </table:table-cell>
          <table:table-cell table:style-name="ce20" office:value-type="float" office:value="100" calcext:value-type="float">
            <text:p>100,0 <text:s text:c="3"/></text:p>
          </table:table-cell>
          <table:table-cell table:style-name="ce23" office:value-type="float" office:value="100" calcext:value-type="float">
            <text:p>100,0 <text:s text:c="3"/></text:p>
          </table:table-cell>
          <table:table-cell table:style-name="ce17" office:value-type="float" office:value="3.1898793539994" calcext:value-type="float">
            <text:p>3,2 <text:s text:c="3"/></text:p>
          </table:table-cell>
          <table:table-cell table:style-name="ce20" office:value-type="float" office:value="3.59297949003632" calcext:value-type="float">
            <text:p>3,6 <text:s text:c="3"/></text:p>
          </table:table-cell>
          <table:table-cell table:style-name="ce23" office:value-type="float" office:value="4.0241945388188" calcext:value-type="float">
            <text:p>4,0 <text:s text:c="3"/></text:p>
          </table:table-cell>
          <table:table-cell table:style-name="ce27" office:value-type="float" office:value="1.36077589005077" calcext:value-type="float">
            <text:p>1,4</text:p>
          </table:table-cell>
          <table:table-cell table:style-name="ce31" office:value-type="float" office:value="0.968190320281193" calcext:value-type="float">
            <text:p>1,0</text:p>
          </table:table-cell>
        </table:table-row>
        <table:table-row table:style-name="ro2">
          <table:table-cell office:value-type="string" calcext:value-type="string">
            <text:p>Agriculture - sylviculture - pêche</text:p>
          </table:table-cell>
          <table:table-cell office:value-type="float" office:value="58.96" calcext:value-type="float">
            <text:p>59,0 <text:s text:c="3"/></text:p>
          </table:table-cell>
          <table:table-cell office:value-type="float" office:value="39.165043145074" calcext:value-type="float">
            <text:p>39,2 <text:s text:c="3"/></text:p>
          </table:table-cell>
          <table:table-cell office:value-type="float" office:value="19.6320767933016" calcext:value-type="float">
            <text:p>19,6 <text:s text:c="3"/></text:p>
          </table:table-cell>
          <table:table-cell office:value-type="float" office:value="8.33472339631497" calcext:value-type="float">
            <text:p>8,3 <text:s text:c="3"/></text:p>
          </table:table-cell>
          <table:table-cell office:value-type="float" office:value="4.34083874290295" calcext:value-type="float">
            <text:p>4,3 <text:s text:c="3"/></text:p>
          </table:table-cell>
          <table:table-cell office:value-type="float" office:value="1.76027570795453" calcext:value-type="float">
            <text:p>1,8 <text:s text:c="3"/></text:p>
          </table:table-cell>
          <table:table-cell office:value-type="float" office:value="4.81090122802007" calcext:value-type="float">
            <text:p>4,8 <text:s text:c="3"/></text:p>
          </table:table-cell>
          <table:table-cell office:value-type="float" office:value="5.04444330394213" calcext:value-type="float">
            <text:p>5,0 <text:s text:c="3"/></text:p>
          </table:table-cell>
          <table:table-cell office:value-type="float" office:value="5.27493287117056" calcext:value-type="float">
            <text:p>5,3 <text:s text:c="3"/></text:p>
          </table:table-cell>
          <table:table-cell office:value-type="float" office:value="-2.24700710567981" calcext:value-type="float">
            <text:p>-2,2</text:p>
          </table:table-cell>
          <table:table-cell office:value-type="float" office:value="-3.0904201547102" calcext:value-type="float">
            <text:p>-3,1</text:p>
          </table:table-cell>
        </table:table-row>
        <table:table-row table:style-name="ro2">
          <table:table-cell office:value-type="string" calcext:value-type="string">
            <text:p>Industries agricoles et alimentaires</text:p>
          </table:table-cell>
          <table:table-cell office:value-type="float" office:value="16.5874165317055" calcext:value-type="float">
            <text:p>16,6 <text:s text:c="3"/></text:p>
          </table:table-cell>
          <table:table-cell office:value-type="float" office:value="19.7337425049498" calcext:value-type="float">
            <text:p>19,7 <text:s text:c="3"/></text:p>
          </table:table-cell>
          <table:table-cell office:value-type="float" office:value="18.470923982401" calcext:value-type="float">
            <text:p>18,5 <text:s text:c="3"/></text:p>
          </table:table-cell>
          <table:table-cell office:value-type="float" office:value="2.34483596762597" calcext:value-type="float">
            <text:p>2,3 <text:s text:c="3"/></text:p>
          </table:table-cell>
          <table:table-cell office:value-type="float" office:value="2.18717987085202" calcext:value-type="float">
            <text:p>2,2 <text:s text:c="3"/></text:p>
          </table:table-cell>
          <table:table-cell office:value-type="float" office:value="1.65616297919072" calcext:value-type="float">
            <text:p>1,7 <text:s text:c="3"/></text:p>
          </table:table-cell>
          <table:table-cell office:value-type="float" office:value="2.87822970174654" calcext:value-type="float">
            <text:p>2,9 <text:s text:c="3"/></text:p>
          </table:table-cell>
          <table:table-cell office:value-type="float" office:value="3.45874376813693" calcext:value-type="float">
            <text:p>3,5 <text:s text:c="3"/></text:p>
          </table:table-cell>
          <table:table-cell office:value-type="float" office:value="4.18877033312683" calcext:value-type="float">
            <text:p>4,2 <text:s text:c="3"/></text:p>
          </table:table-cell>
          <table:table-cell office:value-type="float" office:value="0.969590477182591" calcext:value-type="float">
            <text:p>1,0</text:p>
          </table:table-cell>
          <table:table-cell office:value-type="float" office:value="-0.300149416337492" calcext:value-type="float">
            <text:p>-0,3</text:p>
          </table:table-cell>
        </table:table-row>
        <table:table-row table:style-name="ro2">
          <table:table-cell office:value-type="string" calcext:value-type="string">
            <text:p>Industries des biens de consommation</text:p>
          </table:table-cell>
          <table:table-cell office:value-type="float" office:value="16.5152055562477" calcext:value-type="float">
            <text:p>16,5 <text:s text:c="3"/></text:p>
          </table:table-cell>
          <table:table-cell office:value-type="float" office:value="11.2337576683091" calcext:value-type="float">
            <text:p>11,2 <text:s text:c="3"/></text:p>
          </table:table-cell>
          <table:table-cell office:value-type="float" office:value="7.49512932436197" calcext:value-type="float">
            <text:p>7,5 <text:s text:c="3"/></text:p>
          </table:table-cell>
          <table:table-cell office:value-type="float" office:value="2.33462805536988" calcext:value-type="float">
            <text:p>2,3 <text:s text:c="3"/></text:p>
          </table:table-cell>
          <table:table-cell office:value-type="float" office:value="1.24508813470086" calcext:value-type="float">
            <text:p>1,2 <text:s text:c="3"/></text:p>
          </table:table-cell>
          <table:table-cell office:value-type="float" office:value="0.67203761561047" calcext:value-type="float">
            <text:p>0,7 <text:s text:c="3"/></text:p>
          </table:table-cell>
          <table:table-cell office:value-type="float" office:value="1.75772964394001" calcext:value-type="float">
            <text:p>1,8 <text:s text:c="3"/></text:p>
          </table:table-cell>
          <table:table-cell office:value-type="float" office:value="2.00961905548053" calcext:value-type="float">
            <text:p>2,0 <text:s text:c="3"/></text:p>
          </table:table-cell>
          <table:table-cell office:value-type="float" office:value="2.34901828873571" calcext:value-type="float">
            <text:p>2,3 <text:s text:c="3"/></text:p>
          </table:table-cell>
          <table:table-cell office:value-type="float" office:value="-2.11812465210904" calcext:value-type="float">
            <text:p>-2,1</text:p>
          </table:table-cell>
          <table:table-cell office:value-type="float" office:value="-1.82259492811326" calcext:value-type="float">
            <text:p>-1,8</text:p>
          </table:table-cell>
        </table:table-row>
        <table:table-row table:style-name="ro2">
          <table:table-cell office:value-type="string" calcext:value-type="string">
            <text:p>Industrie automobile</text:p>
          </table:table-cell>
          <table:table-cell office:value-type="float" office:value="0.464372119098044" calcext:value-type="float">
            <text:p>0,5 <text:s text:c="3"/></text:p>
          </table:table-cell>
          <table:table-cell office:value-type="float" office:value="0.757805072159081" calcext:value-type="float">
            <text:p>0,8 <text:s text:c="3"/></text:p>
          </table:table-cell>
          <table:table-cell office:value-type="float" office:value="1.23602569721189" calcext:value-type="float">
            <text:p>1,2 <text:s text:c="3"/></text:p>
          </table:table-cell>
          <table:table-cell office:value-type="float" office:value="0.0656447280468594" calcext:value-type="float">
            <text:p>0,1 <text:s text:c="3"/></text:p>
          </table:table-cell>
          <table:table-cell office:value-type="float" office:value="0.0839909611387788" calcext:value-type="float">
            <text:p>0,1 <text:s text:c="3"/></text:p>
          </table:table-cell>
          <table:table-cell office:value-type="float" office:value="0.110826074699953" calcext:value-type="float">
            <text:p>0,1 <text:s text:c="3"/></text:p>
          </table:table-cell>
          <table:table-cell office:value-type="float" office:value="0.141722800519815" calcext:value-type="float">
            <text:p>0,1 <text:s text:c="3"/></text:p>
          </table:table-cell>
          <table:table-cell office:value-type="float" office:value="0.29644714169272" calcext:value-type="float">
            <text:p>0,3 <text:s text:c="3"/></text:p>
          </table:table-cell>
          <table:table-cell office:value-type="float" office:value="0.665953084741174" calcext:value-type="float">
            <text:p>0,7 <text:s text:c="3"/></text:p>
          </table:table-cell>
          <table:table-cell office:value-type="float" office:value="2.75812880105286" calcext:value-type="float">
            <text:p>2,8</text:p>
          </table:table-cell>
          <table:table-cell office:value-type="float" office:value="2.24868395815008" calcext:value-type="float">
            <text:p>2,2</text:p>
          </table:table-cell>
        </table:table-row>
        <table:table-row table:style-name="ro2">
          <table:table-cell office:value-type="string" calcext:value-type="string">
            <text:p>Industries des biens d’équipement</text:p>
          </table:table-cell>
          <table:table-cell office:value-type="float" office:value="17.3850700759935" calcext:value-type="float">
            <text:p>17,4 <text:s text:c="3"/></text:p>
          </table:table-cell>
          <table:table-cell office:value-type="float" office:value="15.9745395923984" calcext:value-type="float">
            <text:p>16,0 <text:s text:c="3"/></text:p>
          </table:table-cell>
          <table:table-cell office:value-type="float" office:value="12.3498923801413" calcext:value-type="float">
            <text:p>12,3 <text:s text:c="3"/></text:p>
          </table:table-cell>
          <table:table-cell office:value-type="float" office:value="2.45759413685479" calcext:value-type="float">
            <text:p>2,5 <text:s text:c="3"/></text:p>
          </table:table-cell>
          <table:table-cell office:value-type="float" office:value="1.77053042188317" calcext:value-type="float">
            <text:p>1,8 <text:s text:c="3"/></text:p>
          </table:table-cell>
          <table:table-cell office:value-type="float" office:value="1.10733142405153" calcext:value-type="float">
            <text:p>1,1 <text:s text:c="3"/></text:p>
          </table:table-cell>
          <table:table-cell office:value-type="float" office:value="1.8015336057605" calcext:value-type="float">
            <text:p>1,8 <text:s text:c="3"/></text:p>
          </table:table-cell>
          <table:table-cell office:value-type="float" office:value="2.02782634422966" calcext:value-type="float">
            <text:p>2,0 <text:s text:c="3"/></text:p>
          </table:table-cell>
          <table:table-cell office:value-type="float" office:value="2.26373171552004" calcext:value-type="float">
            <text:p>2,3 <text:s text:c="3"/></text:p>
          </table:table-cell>
          <table:table-cell office:value-type="float" office:value="-0.468983582281024" calcext:value-type="float">
            <text:p>-0,5</text:p>
          </table:table-cell>
          <table:table-cell office:value-type="float" office:value="-1.16295223201643" calcext:value-type="float">
            <text:p>-1,2</text:p>
          </table:table-cell>
        </table:table-row>
        <table:table-row table:style-name="ro2">
          <table:table-cell office:value-type="string" calcext:value-type="string">
            <text:p>Industries des biens intermédiaires</text:p>
          </table:table-cell>
          <table:table-cell office:value-type="float" office:value="27.283528404136" calcext:value-type="float">
            <text:p>27,3 <text:s text:c="3"/></text:p>
          </table:table-cell>
          <table:table-cell office:value-type="float" office:value="22.5359524189647" calcext:value-type="float">
            <text:p>22,5 <text:s text:c="3"/></text:p>
          </table:table-cell>
          <table:table-cell office:value-type="float" office:value="13.782261323265" calcext:value-type="float">
            <text:p>13,8 <text:s text:c="3"/></text:p>
          </table:table-cell>
          <table:table-cell office:value-type="float" office:value="3.8568633399589" calcext:value-type="float">
            <text:p>3,9 <text:s text:c="3"/></text:p>
          </table:table-cell>
          <table:table-cell office:value-type="float" office:value="2.49776146054784" calcext:value-type="float">
            <text:p>2,5 <text:s text:c="3"/></text:p>
          </table:table-cell>
          <table:table-cell office:value-type="float" office:value="1.23576227127954" calcext:value-type="float">
            <text:p>1,2 <text:s text:c="3"/></text:p>
          </table:table-cell>
          <table:table-cell office:value-type="float" office:value="1.5914325634821" calcext:value-type="float">
            <text:p>1,6 <text:s text:c="3"/></text:p>
          </table:table-cell>
          <table:table-cell office:value-type="float" office:value="1.79014540193806" calcext:value-type="float">
            <text:p>1,8 <text:s text:c="3"/></text:p>
          </table:table-cell>
          <table:table-cell office:value-type="float" office:value="1.84554278348157" calcext:value-type="float">
            <text:p>1,8 <text:s text:c="3"/></text:p>
          </table:table-cell>
          <table:table-cell office:value-type="float" office:value="-1.05644250606592" calcext:value-type="float">
            <text:p>-1,1</text:p>
          </table:table-cell>
          <table:table-cell office:value-type="float" office:value="-2.21034032939081" calcext:value-type="float">
            <text:p>-2,2</text:p>
          </table:table-cell>
        </table:table-row>
        <table:table-row table:style-name="ro1">
          <table:table-cell office:value-type="string" calcext:value-type="string">
            <text:p>Energie</text:p>
          </table:table-cell>
          <table:table-cell office:value-type="float" office:value="10.9394073128192" calcext:value-type="float">
            <text:p>10,9 <text:s text:c="3"/></text:p>
          </table:table-cell>
          <table:table-cell office:value-type="float" office:value="9.54626131570162" calcext:value-type="float">
            <text:p>9,5 <text:s text:c="3"/></text:p>
          </table:table-cell>
          <table:table-cell office:value-type="float" office:value="7.61552829313521" calcext:value-type="float">
            <text:p>7,6 <text:s text:c="3"/></text:p>
          </table:table-cell>
          <table:table-cell office:value-type="float" office:value="1.54642018439575" calcext:value-type="float">
            <text:p>1,5 <text:s text:c="3"/></text:p>
          </table:table-cell>
          <table:table-cell office:value-type="float" office:value="1.05805528709817" calcext:value-type="float">
            <text:p>1,1 <text:s text:c="3"/></text:p>
          </table:table-cell>
          <table:table-cell office:value-type="float" office:value="0.682832977824346" calcext:value-type="float">
            <text:p>0,7 <text:s text:c="3"/></text:p>
          </table:table-cell>
          <table:table-cell office:value-type="float" office:value="3.89067387489996" calcext:value-type="float">
            <text:p>3,9 <text:s text:c="3"/></text:p>
          </table:table-cell>
          <table:table-cell office:value-type="float" office:value="4.03447515533604" calcext:value-type="float">
            <text:p>4,0 <text:s text:c="3"/></text:p>
          </table:table-cell>
          <table:table-cell office:value-type="float" office:value="4.019487464829" calcext:value-type="float">
            <text:p>4,0 <text:s text:c="3"/></text:p>
          </table:table-cell>
          <table:table-cell office:value-type="float" office:value="-0.753932599772045" calcext:value-type="float">
            <text:p>-0,8</text:p>
          </table:table-cell>
          <table:table-cell office:value-type="float" office:value="-1.02183539202008" calcext:value-type="float">
            <text:p>-1,0</text:p>
          </table:table-cell>
        </table:table-row>
        <table:table-row table:style-name="ro2">
          <table:table-cell office:value-type="string" calcext:value-type="string">
            <text:p>Construction</text:p>
          </table:table-cell>
          <table:table-cell office:value-type="float" office:value="59.322" calcext:value-type="float">
            <text:p>59,3 <text:s text:c="3"/></text:p>
          </table:table-cell>
          <table:table-cell office:value-type="float" office:value="77.0916362359732" calcext:value-type="float">
            <text:p>77,1 <text:s text:c="3"/></text:p>
          </table:table-cell>
          <table:table-cell office:value-type="float" office:value="97.879801547477" calcext:value-type="float">
            <text:p>97,9 <text:s text:c="3"/></text:p>
          </table:table-cell>
          <table:table-cell office:value-type="float" office:value="8.38589656235069" calcext:value-type="float">
            <text:p>8,4 <text:s text:c="3"/></text:p>
          </table:table-cell>
          <table:table-cell office:value-type="float" office:value="8.54441446897738" calcext:value-type="float">
            <text:p>8,5 <text:s text:c="3"/></text:p>
          </table:table-cell>
          <table:table-cell office:value-type="float" office:value="8.77622060964131" calcext:value-type="float">
            <text:p>8,8 <text:s text:c="3"/></text:p>
          </table:table-cell>
          <table:table-cell office:value-type="float" office:value="3.68393957102057" calcext:value-type="float">
            <text:p>3,7 <text:s text:c="3"/></text:p>
          </table:table-cell>
          <table:table-cell office:value-type="float" office:value="4.4618695727383" calcext:value-type="float">
            <text:p>4,5 <text:s text:c="3"/></text:p>
          </table:table-cell>
          <table:table-cell office:value-type="float" office:value="5.33402897462406" calcext:value-type="float">
            <text:p>5,3 <text:s text:c="3"/></text:p>
          </table:table-cell>
          <table:table-cell office:value-type="float" office:value="1.46628244214875" calcext:value-type="float">
            <text:p>1,5</text:p>
          </table:table-cell>
          <table:table-cell office:value-type="float" office:value="1.09111615875146" calcext:value-type="float">
            <text:p>1,1</text:p>
          </table:table-cell>
        </table:table-row>
        <table:table-row table:style-name="ro2">
          <table:table-cell office:value-type="string" calcext:value-type="string">
            <text:p>Commerce</text:p>
          </table:table-cell>
          <table:table-cell office:value-type="float" office:value="110.537" calcext:value-type="float">
            <text:p>110,5 <text:s text:c="3"/></text:p>
          </table:table-cell>
          <table:table-cell office:value-type="float" office:value="142.198556730001" calcext:value-type="float">
            <text:p>142,2 <text:s text:c="3"/></text:p>
          </table:table-cell>
          <table:table-cell office:value-type="float" office:value="205.634050561348" calcext:value-type="float">
            <text:p>205,6 <text:s text:c="3"/></text:p>
          </table:table-cell>
          <table:table-cell office:value-type="float" office:value="15.6257686577081" calcext:value-type="float">
            <text:p>15,6 <text:s text:c="3"/></text:p>
          </table:table-cell>
          <table:table-cell office:value-type="float" office:value="15.7605087259072" calcext:value-type="float">
            <text:p>15,8 <text:s text:c="3"/></text:p>
          </table:table-cell>
          <table:table-cell office:value-type="float" office:value="18.4378162199803" calcext:value-type="float">
            <text:p>18,4 <text:s text:c="3"/></text:p>
          </table:table-cell>
          <table:table-cell office:value-type="float" office:value="3.64229900086134" calcext:value-type="float">
            <text:p>3,6 <text:s text:c="3"/></text:p>
          </table:table-cell>
          <table:table-cell office:value-type="float" office:value="4.17751120236416" calcext:value-type="float">
            <text:p>4,2 <text:s text:c="3"/></text:p>
          </table:table-cell>
          <table:table-cell office:value-type="float" office:value="4.91559308957165" calcext:value-type="float">
            <text:p>4,9 <text:s text:c="3"/></text:p>
          </table:table-cell>
          <table:table-cell office:value-type="float" office:value="1.40913637220221" calcext:value-type="float">
            <text:p>1,4</text:p>
          </table:table-cell>
          <table:table-cell office:value-type="float" office:value="1.69083443352427" calcext:value-type="float">
            <text:p>1,7</text:p>
          </table:table-cell>
        </table:table-row>
        <table:table-row table:style-name="ro2">
          <table:table-cell office:value-type="string" calcext:value-type="string">
            <text:p>Transports</text:p>
          </table:table-cell>
          <table:table-cell office:value-type="float" office:value="26.3098174335995" calcext:value-type="float">
            <text:p>26,3 <text:s text:c="3"/></text:p>
          </table:table-cell>
          <table:table-cell office:value-type="float" office:value="29.7805243954067" calcext:value-type="float">
            <text:p>29,8 <text:s text:c="3"/></text:p>
          </table:table-cell>
          <table:table-cell office:value-type="float" office:value="26.8408984497007" calcext:value-type="float">
            <text:p>26,8 <text:s text:c="3"/></text:p>
          </table:table-cell>
          <table:table-cell office:value-type="float" office:value="3.71921728148909" calcext:value-type="float">
            <text:p>3,7 <text:s text:c="3"/></text:p>
          </table:table-cell>
          <table:table-cell office:value-type="float" office:value="3.3007101154134" calcext:value-type="float">
            <text:p>3,3 <text:s text:c="3"/></text:p>
          </table:table-cell>
          <table:table-cell office:value-type="float" office:value="2.40664204903698" calcext:value-type="float">
            <text:p>2,4 <text:s text:c="3"/></text:p>
          </table:table-cell>
          <table:table-cell office:value-type="float" office:value="2.7412890552259" calcext:value-type="float">
            <text:p>2,7 <text:s text:c="3"/></text:p>
          </table:table-cell>
          <table:table-cell office:value-type="float" office:value="2.55447299615404" calcext:value-type="float">
            <text:p>2,6 <text:s text:c="3"/></text:p>
          </table:table-cell>
          <table:table-cell office:value-type="float" office:value="2.24985884814963" calcext:value-type="float">
            <text:p>2,2 <text:s text:c="3"/></text:p>
          </table:table-cell>
          <table:table-cell office:value-type="float" office:value="0.690777604977977" calcext:value-type="float">
            <text:p>0,7</text:p>
          </table:table-cell>
          <table:table-cell office:value-type="float" office:value="-0.471285268707355" calcext:value-type="float">
            <text:p>-0,5</text:p>
          </table:table-cell>
        </table:table-row>
        <table:table-row table:style-name="ro2">
          <table:table-cell office:value-type="string" calcext:value-type="string">
            <text:p>Activités financières</text:p>
          </table:table-cell>
          <table:table-cell office:value-type="float" office:value="18.7936806031058" calcext:value-type="float">
            <text:p>18,8 <text:s text:c="3"/></text:p>
          </table:table-cell>
          <table:table-cell office:value-type="float" office:value="20.6964685431566" calcext:value-type="float">
            <text:p>20,7 <text:s text:c="3"/></text:p>
          </table:table-cell>
          <table:table-cell office:value-type="float" office:value="22.3587395265" calcext:value-type="float">
            <text:p>22,4 <text:s text:c="3"/></text:p>
          </table:table-cell>
          <table:table-cell office:value-type="float" office:value="2.65671861305253" calcext:value-type="float">
            <text:p>2,7 <text:s text:c="3"/></text:p>
          </table:table-cell>
          <table:table-cell office:value-type="float" office:value="2.29388314882289" calcext:value-type="float">
            <text:p>2,3 <text:s text:c="3"/></text:p>
          </table:table-cell>
          <table:table-cell office:value-type="float" office:value="2.00475713615838" calcext:value-type="float">
            <text:p>2,0 <text:s text:c="3"/></text:p>
          </table:table-cell>
          <table:table-cell office:value-type="float" office:value="2.53407232478888" calcext:value-type="float">
            <text:p>2,5 <text:s text:c="3"/></text:p>
          </table:table-cell>
          <table:table-cell office:value-type="float" office:value="2.65337212979047" calcext:value-type="float">
            <text:p>2,7 <text:s text:c="3"/></text:p>
          </table:table-cell>
          <table:table-cell office:value-type="float" office:value="2.75774185152758" calcext:value-type="float">
            <text:p>2,8 <text:s text:c="3"/></text:p>
          </table:table-cell>
          <table:table-cell office:value-type="float" office:value="0.537229087456637" calcext:value-type="float">
            <text:p>0,5</text:p>
          </table:table-cell>
          <table:table-cell office:value-type="float" office:value="0.351772686386465" calcext:value-type="float">
            <text:p>0,4</text:p>
          </table:table-cell>
        </table:table-row>
        <table:table-row table:style-name="ro2">
          <table:table-cell office:value-type="string" calcext:value-type="string">
            <text:p>Activités immobilières</text:p>
          </table:table-cell>
          <table:table-cell office:value-type="float" office:value="12.1466736015455" calcext:value-type="float">
            <text:p>12,1 <text:s text:c="3"/></text:p>
          </table:table-cell>
          <table:table-cell office:value-type="float" office:value="11.4287710929691" calcext:value-type="float">
            <text:p>11,4 <text:s text:c="3"/></text:p>
          </table:table-cell>
          <table:table-cell office:value-type="float" office:value="9.3162146630652" calcext:value-type="float">
            <text:p>9,3 <text:s text:c="3"/></text:p>
          </table:table-cell>
          <table:table-cell office:value-type="float" office:value="1.71708216849055" calcext:value-type="float">
            <text:p>1,7 <text:s text:c="3"/></text:p>
          </table:table-cell>
          <table:table-cell office:value-type="float" office:value="1.26670235394262" calcext:value-type="float">
            <text:p>1,3 <text:s text:c="3"/></text:p>
          </table:table-cell>
          <table:table-cell office:value-type="float" office:value="0.835322036183091" calcext:value-type="float">
            <text:p>0,8 <text:s text:c="3"/></text:p>
          </table:table-cell>
          <table:table-cell office:value-type="float" office:value="4.21996249428457" calcext:value-type="float">
            <text:p>4,2 <text:s text:c="3"/></text:p>
          </table:table-cell>
          <table:table-cell office:value-type="float" office:value="3.69108246776999" calcext:value-type="float">
            <text:p>3,7 <text:s text:c="3"/></text:p>
          </table:table-cell>
          <table:table-cell office:value-type="float" office:value="2.93285078226117" calcext:value-type="float">
            <text:p>2,9 <text:s text:c="3"/></text:p>
          </table:table-cell>
          <table:table-cell office:value-type="float" office:value="-0.337880110282163" calcext:value-type="float">
            <text:p>-0,3</text:p>
          </table:table-cell>
          <table:table-cell office:value-type="float" office:value="-0.924687147144754" calcext:value-type="float">
            <text:p>-0,9</text:p>
          </table:table-cell>
        </table:table-row>
        <table:table-row table:style-name="ro2">
          <table:table-cell office:value-type="string" calcext:value-type="string">
            <text:p>Services aux entreprises</text:p>
          </table:table-cell>
          <table:table-cell office:value-type="float" office:value="64.4179888317968" calcext:value-type="float">
            <text:p>64,4 <text:s text:c="3"/></text:p>
          </table:table-cell>
          <table:table-cell office:value-type="float" office:value="102.966540333707" calcext:value-type="float">
            <text:p>103,0 <text:s text:c="3"/></text:p>
          </table:table-cell>
          <table:table-cell office:value-type="float" office:value="149.17930335452" calcext:value-type="float">
            <text:p>149,2 <text:s text:c="3"/></text:p>
          </table:table-cell>
          <table:table-cell office:value-type="float" office:value="9.10627745352668" calcext:value-type="float">
            <text:p>9,1 <text:s text:c="3"/></text:p>
          </table:table-cell>
          <table:table-cell office:value-type="float" office:value="11.4122470348778" calcext:value-type="float">
            <text:p>11,4 <text:s text:c="3"/></text:p>
          </table:table-cell>
          <table:table-cell office:value-type="float" office:value="13.3759003996021" calcext:value-type="float">
            <text:p>13,4 <text:s text:c="3"/></text:p>
          </table:table-cell>
          <table:table-cell office:value-type="float" office:value="2.91374174205452" calcext:value-type="float">
            <text:p>2,9 <text:s text:c="3"/></text:p>
          </table:table-cell>
          <table:table-cell office:value-type="float" office:value="2.91381182634305" calcext:value-type="float">
            <text:p>2,9 <text:s text:c="3"/></text:p>
          </table:table-cell>
          <table:table-cell office:value-type="float" office:value="2.92643785296593" calcext:value-type="float">
            <text:p>2,9 <text:s text:c="3"/></text:p>
          </table:table-cell>
          <table:table-cell office:value-type="float" office:value="2.63986053962832" calcext:value-type="float">
            <text:p>2,6</text:p>
          </table:table-cell>
          <table:table-cell office:value-type="float" office:value="1.69948364682651" calcext:value-type="float">
            <text:p>1,7</text:p>
          </table:table-cell>
        </table:table-row>
        <table:table-row table:style-name="ro2">
          <table:table-cell office:value-type="string" calcext:value-type="string">
            <text:p>Services aux particuliers</text:p>
          </table:table-cell>
          <table:table-cell office:value-type="float" office:value="36.9140916204183" calcext:value-type="float">
            <text:p>36,9 <text:s text:c="3"/></text:p>
          </table:table-cell>
          <table:table-cell office:value-type="float" office:value="81.0144424561305" calcext:value-type="float">
            <text:p>81,0 <text:s text:c="3"/></text:p>
          </table:table-cell>
          <table:table-cell office:value-type="float" office:value="148.640991951479" calcext:value-type="float">
            <text:p>148,6 <text:s text:c="3"/></text:p>
          </table:table-cell>
          <table:table-cell office:value-type="float" office:value="5.21826226394868" calcext:value-type="float">
            <text:p>5,2 <text:s text:c="3"/></text:p>
          </table:table-cell>
          <table:table-cell office:value-type="float" office:value="8.97919681195307" calcext:value-type="float">
            <text:p>9,0 <text:s text:c="3"/></text:p>
          </table:table-cell>
          <table:table-cell office:value-type="float" office:value="13.3276336524788" calcext:value-type="float">
            <text:p>13,3 <text:s text:c="3"/></text:p>
          </table:table-cell>
          <table:table-cell office:value-type="float" office:value="2.96674010478352" calcext:value-type="float">
            <text:p>3,0 <text:s text:c="3"/></text:p>
          </table:table-cell>
          <table:table-cell office:value-type="float" office:value="3.55943318640942" calcext:value-type="float">
            <text:p>3,6 <text:s text:c="3"/></text:p>
          </table:table-cell>
          <table:table-cell office:value-type="float" office:value="4.22675181060425" calcext:value-type="float">
            <text:p>4,2 <text:s text:c="3"/></text:p>
          </table:table-cell>
          <table:table-cell office:value-type="float" office:value="4.46360630851987" calcext:value-type="float">
            <text:p>4,5</text:p>
          </table:table-cell>
          <table:table-cell office:value-type="float" office:value="2.79706946202498" calcext:value-type="float">
            <text:p>2,8</text:p>
          </table:table-cell>
        </table:table-row>
        <table:table-row table:style-name="ro1">
          <table:table-cell office:value-type="string" calcext:value-type="string">
            <text:p>Education - santé - action sociale</text:p>
          </table:table-cell>
          <table:table-cell office:value-type="float" office:value="133.065891210041" calcext:value-type="float">
            <text:p>133,1 <text:s text:c="3"/></text:p>
          </table:table-cell>
          <table:table-cell office:value-type="float" office:value="182.016473465976" calcext:value-type="float">
            <text:p>182,0 <text:s text:c="3"/></text:p>
          </table:table-cell>
          <table:table-cell office:value-type="float" office:value="243.79358714138" calcext:value-type="float">
            <text:p>243,8 <text:s text:c="3"/></text:p>
          </table:table-cell>
          <table:table-cell office:value-type="float" office:value="18.8105053717746" calcext:value-type="float">
            <text:p>18,8 <text:s text:c="3"/></text:p>
          </table:table-cell>
          <table:table-cell office:value-type="float" office:value="20.1737083996306" calcext:value-type="float">
            <text:p>20,2 <text:s text:c="3"/></text:p>
          </table:table-cell>
          <table:table-cell office:value-type="float" office:value="21.8593240907906" calcext:value-type="float">
            <text:p>21,9 <text:s text:c="3"/></text:p>
          </table:table-cell>
          <table:table-cell office:value-type="float" office:value="3.64723248841552" calcext:value-type="float">
            <text:p>3,6 <text:s text:c="3"/></text:p>
          </table:table-cell>
          <table:table-cell office:value-type="float" office:value="4.14526109498792" calcext:value-type="float">
            <text:p>4,1 <text:s text:c="3"/></text:p>
          </table:table-cell>
          <table:table-cell office:value-type="float" office:value="4.69660336911967" calcext:value-type="float">
            <text:p>4,7 <text:s text:c="3"/></text:p>
          </table:table-cell>
          <table:table-cell office:value-type="float" office:value="1.75552448722238" calcext:value-type="float">
            <text:p>1,8</text:p>
          </table:table-cell>
          <table:table-cell office:value-type="float" office:value="1.3371551824102" calcext:value-type="float">
            <text:p>1,3</text:p>
          </table:table-cell>
        </table:table-row>
        <table:table-row table:style-name="ro2">
          <table:table-cell table:style-name="ce4" office:value-type="string" calcext:value-type="string">
            <text:p>Administration</text:p>
          </table:table-cell>
          <table:table-cell table:style-name="ce8" office:value-type="float" office:value="97.759856699493" calcext:value-type="float">
            <text:p>97,8 <text:s text:c="3"/></text:p>
          </table:table-cell>
          <table:table-cell table:style-name="ce12" office:value-type="float" office:value="136.105467078258" calcext:value-type="float">
            <text:p>136,1 <text:s text:c="3"/></text:p>
          </table:table-cell>
          <table:table-cell table:style-name="ce16" office:value-type="float" office:value="131.058771945655" calcext:value-type="float">
            <text:p>131,1 <text:s text:c="3"/></text:p>
          </table:table-cell>
          <table:table-cell table:style-name="ce19" office:value-type="float" office:value="13.819561819092" calcext:value-type="float">
            <text:p>13,8 <text:s text:c="3"/></text:p>
          </table:table-cell>
          <table:table-cell table:style-name="ce22" office:value-type="float" office:value="15.0851840613512" calcext:value-type="float">
            <text:p>15,1 <text:s text:c="3"/></text:p>
          </table:table-cell>
          <table:table-cell table:style-name="ce25" office:value-type="float" office:value="11.7511547555174" calcext:value-type="float">
            <text:p>11,8 <text:s text:c="3"/></text:p>
          </table:table-cell>
          <table:table-cell table:style-name="ce19" office:value-type="float" office:value="4.05823599939659" calcext:value-type="float">
            <text:p>4,1 <text:s text:c="3"/></text:p>
          </table:table-cell>
          <table:table-cell table:style-name="ce22" office:value-type="float" office:value="4.42099237599298" calcext:value-type="float">
            <text:p>4,4 <text:s text:c="3"/></text:p>
          </table:table-cell>
          <table:table-cell table:style-name="ce25" office:value-type="float" office:value="4.7314315272993" calcext:value-type="float">
            <text:p>4,7 <text:s text:c="3"/></text:p>
          </table:table-cell>
          <table:table-cell table:style-name="ce29" office:value-type="float" office:value="1.8554255158312" calcext:value-type="float">
            <text:p>1,9</text:p>
          </table:table-cell>
          <table:table-cell table:style-name="ce33" office:value-type="float" office:value="-0.171599032123937" calcext:value-type="float">
            <text:p>-0,2</text:p>
          </table:table-cell>
        </table:table-row>
      </table:table>
      <table:table table:name="93" table:style-name="ta1">
        <table:table-column table:style-name="co2" table:default-cell-style-name="ce3"/>
        <table:table-column table:style-name="co2" table:default-cell-style-name="ce7"/>
        <table:table-column table:style-name="co2" table:default-cell-style-name="ce11"/>
        <table:table-column table:style-name="co2" table:default-cell-style-name="ce15"/>
        <table:table-column table:style-name="co2" table:default-cell-style-name="ce18"/>
        <table:table-column table:style-name="co2" table:default-cell-style-name="ce21"/>
        <table:table-column table:style-name="co2" table:default-cell-style-name="ce24"/>
        <table:table-column table:style-name="co2" table:default-cell-style-name="ce18"/>
        <table:table-column table:style-name="co2" table:default-cell-style-name="ce21"/>
        <table:table-column table:style-name="co2" table:default-cell-style-name="ce24"/>
        <table:table-column table:style-name="co2" table:default-cell-style-name="ce28"/>
        <table:table-column table:style-name="co2" table:default-cell-style-name="ce32"/>
        <table:table-row table:style-name="ro1">
          <table:table-cell table:style-name="ce1" office:value-type="string" calcext:value-type="string">
            <text:p>Secteur</text:p>
          </table:table-cell>
          <table:table-cell table:style-name="ce5" office:value-type="string" calcext:value-type="string">
            <text:p>Nb_1990</text:p>
          </table:table-cell>
          <table:table-cell table:style-name="ce9" office:value-type="string" calcext:value-type="string">
            <text:p>Nb_2008</text:p>
          </table:table-cell>
          <table:table-cell table:style-name="ce13" office:value-type="string" calcext:value-type="string">
            <text:p>Nb_2030</text:p>
          </table:table-cell>
          <table:table-cell table:style-name="ce5" office:value-type="string" calcext:value-type="string">
            <text:p>P_Reg_1990</text:p>
          </table:table-cell>
          <table:table-cell table:style-name="ce9" office:value-type="string" calcext:value-type="string">
            <text:p>P_Reg_2008</text:p>
          </table:table-cell>
          <table:table-cell table:style-name="ce13" office:value-type="string" calcext:value-type="string">
            <text:p>P_Reg_2030</text:p>
          </table:table-cell>
          <table:table-cell table:style-name="ce5" office:value-type="string" calcext:value-type="string">
            <text:p>P_Sect_1990</text:p>
          </table:table-cell>
          <table:table-cell table:style-name="ce9" office:value-type="string" calcext:value-type="string">
            <text:p>P_Sect_2008</text:p>
          </table:table-cell>
          <table:table-cell table:style-name="ce13" office:value-type="string" calcext:value-type="string">
            <text:p>P_Sect_2030</text:p>
          </table:table-cell>
          <table:table-cell table:style-name="ce26" office:value-type="string" calcext:value-type="string">
            <text:p>TCAM1990_2008</text:p>
          </table:table-cell>
          <table:table-cell table:style-name="ce30" office:value-type="string" calcext:value-type="string">
            <text:p>TCAM_2008-2030</text:p>
          </table:table-cell>
        </table:table-row>
        <table:table-row table:style-name="ro2">
          <table:table-cell table:style-name="ce2" office:value-type="string" calcext:value-type="string">
            <text:p>Ensemble des secteurs</text:p>
          </table:table-cell>
          <table:table-cell table:style-name="ce6" office:value-type="float" office:value="1525.698" calcext:value-type="float">
            <text:p>1 525,7 <text:s text:c="3"/></text:p>
          </table:table-cell>
          <table:table-cell table:style-name="ce10" office:value-type="float" office:value="1879.58022305248" calcext:value-type="float">
            <text:p>1 879,6 <text:s text:c="3"/></text:p>
          </table:table-cell>
          <table:table-cell table:style-name="ce14" office:value-type="float" office:value="2262.19684320333" calcext:value-type="float">
            <text:p>2 262,2 <text:s text:c="3"/></text:p>
          </table:table-cell>
          <table:table-cell table:style-name="ce17" office:value-type="float" office:value="100" calcext:value-type="float">
            <text:p>100,0 <text:s text:c="3"/></text:p>
          </table:table-cell>
          <table:table-cell table:style-name="ce20" office:value-type="float" office:value="100" calcext:value-type="float">
            <text:p>100,0 <text:s text:c="3"/></text:p>
          </table:table-cell>
          <table:table-cell table:style-name="ce23" office:value-type="float" office:value="100" calcext:value-type="float">
            <text:p>100,0 <text:s text:c="3"/></text:p>
          </table:table-cell>
          <table:table-cell table:style-name="ce17" office:value-type="float" office:value="6.87981169213287" calcext:value-type="float">
            <text:p>6,9 <text:s text:c="3"/></text:p>
          </table:table-cell>
          <table:table-cell table:style-name="ce20" office:value-type="float" office:value="7.48498006715167" calcext:value-type="float">
            <text:p>7,5 <text:s text:c="3"/></text:p>
          </table:table-cell>
          <table:table-cell table:style-name="ce23" office:value-type="float" office:value="8.16251158867894" calcext:value-type="float">
            <text:p>8,2 <text:s text:c="3"/></text:p>
          </table:table-cell>
          <table:table-cell table:style-name="ce27" office:value-type="float" office:value="1.16561010357321" calcext:value-type="float">
            <text:p>1,2</text:p>
          </table:table-cell>
          <table:table-cell table:style-name="ce31" office:value-type="float" office:value="0.845774493206419" calcext:value-type="float">
            <text:p>0,8</text:p>
          </table:table-cell>
        </table:table-row>
        <table:table-row table:style-name="ro2">
          <table:table-cell office:value-type="string" calcext:value-type="string">
            <text:p>Agriculture - sylviculture - pêche</text:p>
          </table:table-cell>
          <table:table-cell office:value-type="float" office:value="56.9" calcext:value-type="float">
            <text:p>56,9 <text:s text:c="3"/></text:p>
          </table:table-cell>
          <table:table-cell office:value-type="float" office:value="40.7301939720965" calcext:value-type="float">
            <text:p>40,7 <text:s text:c="3"/></text:p>
          </table:table-cell>
          <table:table-cell office:value-type="float" office:value="22.2910155143584" calcext:value-type="float">
            <text:p>22,3 <text:s text:c="3"/></text:p>
          </table:table-cell>
          <table:table-cell office:value-type="float" office:value="3.72944055769884" calcext:value-type="float">
            <text:p>3,7 <text:s text:c="3"/></text:p>
          </table:table-cell>
          <table:table-cell office:value-type="float" office:value="2.16698353560827" calcext:value-type="float">
            <text:p>2,2 <text:s text:c="3"/></text:p>
          </table:table-cell>
          <table:table-cell office:value-type="float" office:value="0.985370286468696" calcext:value-type="float">
            <text:p>1,0 <text:s text:c="3"/></text:p>
          </table:table-cell>
          <table:table-cell office:value-type="float" office:value="4.64281343070458" calcext:value-type="float">
            <text:p>4,6 <text:s text:c="3"/></text:p>
          </table:table-cell>
          <table:table-cell office:value-type="float" office:value="5.24603416086491" calcext:value-type="float">
            <text:p>5,2 <text:s text:c="3"/></text:p>
          </table:table-cell>
          <table:table-cell office:value-type="float" office:value="5.98936178308865" calcext:value-type="float">
            <text:p>6,0 <text:s text:c="3"/></text:p>
          </table:table-cell>
          <table:table-cell office:value-type="float" office:value="-1.84022204070448" calcext:value-type="float">
            <text:p>-1,8</text:p>
          </table:table-cell>
          <table:table-cell office:value-type="float" office:value="-2.70274049981489" calcext:value-type="float">
            <text:p>-2,7</text:p>
          </table:table-cell>
        </table:table-row>
        <table:table-row table:style-name="ro2">
          <table:table-cell office:value-type="string" calcext:value-type="string">
            <text:p>Industries agricoles et alimentaires</text:p>
          </table:table-cell>
          <table:table-cell office:value-type="float" office:value="31.474608381586" calcext:value-type="float">
            <text:p>31,5 <text:s text:c="3"/></text:p>
          </table:table-cell>
          <table:table-cell office:value-type="float" office:value="29.7265464264179" calcext:value-type="float">
            <text:p>29,7 <text:s text:c="3"/></text:p>
          </table:table-cell>
          <table:table-cell office:value-type="float" office:value="21.8624222275095" calcext:value-type="float">
            <text:p>21,9 <text:s text:c="3"/></text:p>
          </table:table-cell>
          <table:table-cell office:value-type="float" office:value="2.0629645173282" calcext:value-type="float">
            <text:p>2,1 <text:s text:c="3"/></text:p>
          </table:table-cell>
          <table:table-cell office:value-type="float" office:value="1.58155241589749" calcext:value-type="float">
            <text:p>1,6 <text:s text:c="3"/></text:p>
          </table:table-cell>
          <table:table-cell office:value-type="float" office:value="0.966424398177118" calcext:value-type="float">
            <text:p>1,0 <text:s text:c="3"/></text:p>
          </table:table-cell>
          <table:table-cell office:value-type="float" office:value="5.46143834523983" calcext:value-type="float">
            <text:p>5,5 <text:s text:c="3"/></text:p>
          </table:table-cell>
          <table:table-cell office:value-type="float" office:value="5.210187939506" calcext:value-type="float">
            <text:p>5,2 <text:s text:c="3"/></text:p>
          </table:table-cell>
          <table:table-cell office:value-type="float" office:value="4.95788222203384" calcext:value-type="float">
            <text:p>5,0 <text:s text:c="3"/></text:p>
          </table:table-cell>
          <table:table-cell office:value-type="float" office:value="-0.316944843721811" calcext:value-type="float">
            <text:p>-0,3</text:p>
          </table:table-cell>
          <table:table-cell office:value-type="float" office:value="-1.3869787696957" calcext:value-type="float">
            <text:p>-1,4</text:p>
          </table:table-cell>
        </table:table-row>
        <table:table-row table:style-name="ro2">
          <table:table-cell office:value-type="string" calcext:value-type="string">
            <text:p>Industries des biens de consommation</text:p>
          </table:table-cell>
          <table:table-cell office:value-type="float" office:value="30.9048141237884" calcext:value-type="float">
            <text:p>30,9 <text:s text:c="3"/></text:p>
          </table:table-cell>
          <table:table-cell office:value-type="float" office:value="23.9468417606172" calcext:value-type="float">
            <text:p>23,9 <text:s text:c="3"/></text:p>
          </table:table-cell>
          <table:table-cell office:value-type="float" office:value="17.1643368800639" calcext:value-type="float">
            <text:p>17,2 <text:s text:c="3"/></text:p>
          </table:table-cell>
          <table:table-cell office:value-type="float" office:value="2.02561805310018" calcext:value-type="float">
            <text:p>2,0 <text:s text:c="3"/></text:p>
          </table:table-cell>
          <table:table-cell office:value-type="float" office:value="1.27405265638128" calcext:value-type="float">
            <text:p>1,3 <text:s text:c="3"/></text:p>
          </table:table-cell>
          <table:table-cell office:value-type="float" office:value="0.758746389892349" calcext:value-type="float">
            <text:p>0,8 <text:s text:c="3"/></text:p>
          </table:table-cell>
          <table:table-cell office:value-type="float" office:value="3.28922990033805" calcext:value-type="float">
            <text:p>3,3 <text:s text:c="3"/></text:p>
          </table:table-cell>
          <table:table-cell office:value-type="float" office:value="4.28387641443196" calcext:value-type="float">
            <text:p>4,3 <text:s text:c="3"/></text:p>
          </table:table-cell>
          <table:table-cell office:value-type="float" office:value="5.37940567806324" calcext:value-type="float">
            <text:p>5,4 <text:s text:c="3"/></text:p>
          </table:table-cell>
          <table:table-cell office:value-type="float" office:value="-1.40709282452726" calcext:value-type="float">
            <text:p>-1,4</text:p>
          </table:table-cell>
          <table:table-cell office:value-type="float" office:value="-1.50225034666771" calcext:value-type="float">
            <text:p>-1,5</text:p>
          </table:table-cell>
        </table:table-row>
        <table:table-row table:style-name="ro2">
          <table:table-cell office:value-type="string" calcext:value-type="string">
            <text:p>Industrie automobile</text:p>
          </table:table-cell>
          <table:table-cell office:value-type="float" office:value="1.63435261349193" calcext:value-type="float">
            <text:p>1,6 <text:s text:c="3"/></text:p>
          </table:table-cell>
          <table:table-cell office:value-type="float" office:value="0.955643491087018" calcext:value-type="float">
            <text:p>1,0 <text:s text:c="3"/></text:p>
          </table:table-cell>
          <table:table-cell office:value-type="float" office:value="0.437050650840313" calcext:value-type="float">
            <text:p>0,4 <text:s text:c="3"/></text:p>
          </table:table-cell>
          <table:table-cell office:value-type="float" office:value="0.107121633081509" calcext:value-type="float">
            <text:p>0,1 <text:s text:c="3"/></text:p>
          </table:table-cell>
          <table:table-cell office:value-type="float" office:value="0.050843453201217" calcext:value-type="float">
            <text:p>0,1 <text:s text:c="3"/></text:p>
          </table:table-cell>
          <table:table-cell office:value-type="float" office:value="0.0193197445285725" calcext:value-type="float">
            <text:p>0,0 <text:s text:c="3"/></text:p>
          </table:table-cell>
          <table:table-cell office:value-type="float" office:value="0.498791852255994" calcext:value-type="float">
            <text:p>0,5 <text:s text:c="3"/></text:p>
          </table:table-cell>
          <table:table-cell office:value-type="float" office:value="0.373839911895613" calcext:value-type="float">
            <text:p>0,4 <text:s text:c="3"/></text:p>
          </table:table-cell>
          <table:table-cell office:value-type="float" office:value="0.235476681246821" calcext:value-type="float">
            <text:p>0,2 <text:s text:c="3"/></text:p>
          </table:table-cell>
          <table:table-cell office:value-type="float" office:value="-2.93720661314252" calcext:value-type="float">
            <text:p>-2,9</text:p>
          </table:table-cell>
          <table:table-cell office:value-type="float" office:value="-3.49358658939125" calcext:value-type="float">
            <text:p>-3,5</text:p>
          </table:table-cell>
        </table:table-row>
        <table:table-row table:style-name="ro2">
          <table:table-cell office:value-type="string" calcext:value-type="string">
            <text:p>Industries des biens d’équipement</text:p>
          </table:table-cell>
          <table:table-cell office:value-type="float" office:value="57.2012540785957" calcext:value-type="float">
            <text:p>57,2 <text:s text:c="3"/></text:p>
          </table:table-cell>
          <table:table-cell office:value-type="float" office:value="46.5804374043516" calcext:value-type="float">
            <text:p>46,6 <text:s text:c="3"/></text:p>
          </table:table-cell>
          <table:table-cell office:value-type="float" office:value="32.0950788761053" calcext:value-type="float">
            <text:p>32,1 <text:s text:c="3"/></text:p>
          </table:table-cell>
          <table:table-cell office:value-type="float" office:value="3.74918588597453" calcext:value-type="float">
            <text:p>3,7 <text:s text:c="3"/></text:p>
          </table:table-cell>
          <table:table-cell office:value-type="float" office:value="2.47823619513851" calcext:value-type="float">
            <text:p>2,5 <text:s text:c="3"/></text:p>
          </table:table-cell>
          <table:table-cell office:value-type="float" office:value="1.41875712418809" calcext:value-type="float">
            <text:p>1,4 <text:s text:c="3"/></text:p>
          </table:table-cell>
          <table:table-cell office:value-type="float" office:value="5.92749877128958" calcext:value-type="float">
            <text:p>5,9 <text:s text:c="3"/></text:p>
          </table:table-cell>
          <table:table-cell office:value-type="float" office:value="5.91297405148581" calcext:value-type="float">
            <text:p>5,9 <text:s text:c="3"/></text:p>
          </table:table-cell>
          <table:table-cell office:value-type="float" office:value="5.88301871203232" calcext:value-type="float">
            <text:p>5,9 <text:s text:c="3"/></text:p>
          </table:table-cell>
          <table:table-cell office:value-type="float" office:value="-1.13459859146244" calcext:value-type="float">
            <text:p>-1,1</text:p>
          </table:table-cell>
          <table:table-cell office:value-type="float" office:value="-1.67882947730729" calcext:value-type="float">
            <text:p>-1,7</text:p>
          </table:table-cell>
        </table:table-row>
        <table:table-row table:style-name="ro2">
          <table:table-cell office:value-type="string" calcext:value-type="string">
            <text:p>Industries des biens intermédiaires</text:p>
          </table:table-cell>
          <table:table-cell office:value-type="float" office:value="66.6300441727996" calcext:value-type="float">
            <text:p>66,6 <text:s text:c="3"/></text:p>
          </table:table-cell>
          <table:table-cell office:value-type="float" office:value="56.4151035125928" calcext:value-type="float">
            <text:p>56,4 <text:s text:c="3"/></text:p>
          </table:table-cell>
          <table:table-cell office:value-type="float" office:value="40.9194929277163" calcext:value-type="float">
            <text:p>40,9 <text:s text:c="3"/></text:p>
          </table:table-cell>
          <table:table-cell office:value-type="float" office:value="4.36718434269427" calcext:value-type="float">
            <text:p>4,4 <text:s text:c="3"/></text:p>
          </table:table-cell>
          <table:table-cell office:value-type="float" office:value="3.00147356418623" calcext:value-type="float">
            <text:p>3,0 <text:s text:c="3"/></text:p>
          </table:table-cell>
          <table:table-cell office:value-type="float" office:value="1.8088387423339" calcext:value-type="float">
            <text:p>1,8 <text:s text:c="3"/></text:p>
          </table:table-cell>
          <table:table-cell office:value-type="float" office:value="3.88649226127106" calcext:value-type="float">
            <text:p>3,9 <text:s text:c="3"/></text:p>
          </table:table-cell>
          <table:table-cell office:value-type="float" office:value="4.48133880811448" calcext:value-type="float">
            <text:p>4,5 <text:s text:c="3"/></text:p>
          </table:table-cell>
          <table:table-cell office:value-type="float" office:value="5.47941104185807" calcext:value-type="float">
            <text:p>5,5 <text:s text:c="3"/></text:p>
          </table:table-cell>
          <table:table-cell office:value-type="float" office:value="-0.92028738385157" calcext:value-type="float">
            <text:p>-0,9</text:p>
          </table:table-cell>
          <table:table-cell office:value-type="float" office:value="-1.4490817500657" calcext:value-type="float">
            <text:p>-1,4</text:p>
          </table:table-cell>
        </table:table-row>
        <table:table-row table:style-name="ro1">
          <table:table-cell office:value-type="string" calcext:value-type="string">
            <text:p>Energie</text:p>
          </table:table-cell>
          <table:table-cell office:value-type="float" office:value="20.0439266297383" calcext:value-type="float">
            <text:p>20,0 <text:s text:c="3"/></text:p>
          </table:table-cell>
          <table:table-cell office:value-type="float" office:value="18.361387901766" calcext:value-type="float">
            <text:p>18,4 <text:s text:c="3"/></text:p>
          </table:table-cell>
          <table:table-cell office:value-type="float" office:value="15.313311583851" calcext:value-type="float">
            <text:p>15,3 <text:s text:c="3"/></text:p>
          </table:table-cell>
          <table:table-cell office:value-type="float" office:value="1.31375453266232" calcext:value-type="float">
            <text:p>1,3 <text:s text:c="3"/></text:p>
          </table:table-cell>
          <table:table-cell office:value-type="float" office:value="0.97688769420795" calcext:value-type="float">
            <text:p>1,0 <text:s text:c="3"/></text:p>
          </table:table-cell>
          <table:table-cell office:value-type="float" office:value="0.676922153342191" calcext:value-type="float">
            <text:p>0,7 <text:s text:c="3"/></text:p>
          </table:table-cell>
          <table:table-cell office:value-type="float" office:value="7.12875747823644" calcext:value-type="float">
            <text:p>7,1 <text:s text:c="3"/></text:p>
          </table:table-cell>
          <table:table-cell office:value-type="float" office:value="7.75995553204884" calcext:value-type="float">
            <text:p>7,8 <text:s text:c="3"/></text:p>
          </table:table-cell>
          <table:table-cell office:value-type="float" office:value="8.08238924301467" calcext:value-type="float">
            <text:p>8,1 <text:s text:c="3"/></text:p>
          </table:table-cell>
          <table:table-cell office:value-type="float" office:value="-0.48590575383678" calcext:value-type="float">
            <text:p>-0,5</text:p>
          </table:table-cell>
          <table:table-cell office:value-type="float" office:value="-0.821730132323239" calcext:value-type="float">
            <text:p>-0,8</text:p>
          </table:table-cell>
        </table:table-row>
        <table:table-row table:style-name="ro2">
          <table:table-cell office:value-type="string" calcext:value-type="string">
            <text:p>Construction</text:p>
          </table:table-cell>
          <table:table-cell office:value-type="float" office:value="131.333" calcext:value-type="float">
            <text:p>131,3 <text:s text:c="3"/></text:p>
          </table:table-cell>
          <table:table-cell office:value-type="float" office:value="135.82135206273" calcext:value-type="float">
            <text:p>135,8 <text:s text:c="3"/></text:p>
          </table:table-cell>
          <table:table-cell office:value-type="float" office:value="140.238179885249" calcext:value-type="float">
            <text:p>140,2 <text:s text:c="3"/></text:p>
          </table:table-cell>
          <table:table-cell office:value-type="float" office:value="8.60806004858104" calcext:value-type="float">
            <text:p>8,6 <text:s text:c="3"/></text:p>
          </table:table-cell>
          <table:table-cell office:value-type="float" office:value="7.22615349943153" calcext:value-type="float">
            <text:p>7,2 <text:s text:c="3"/></text:p>
          </table:table-cell>
          <table:table-cell office:value-type="float" office:value="6.19920323496996" calcext:value-type="float">
            <text:p>6,2 <text:s text:c="3"/></text:p>
          </table:table-cell>
          <table:table-cell office:value-type="float" office:value="8.15587531912013" calcext:value-type="float">
            <text:p>8,2 <text:s text:c="3"/></text:p>
          </table:table-cell>
          <table:table-cell office:value-type="float" office:value="7.86099747892087" calcext:value-type="float">
            <text:p>7,9 <text:s text:c="3"/></text:p>
          </table:table-cell>
          <table:table-cell office:value-type="float" office:value="7.64237874444016" calcext:value-type="float">
            <text:p>7,6 <text:s text:c="3"/></text:p>
          </table:table-cell>
          <table:table-cell office:value-type="float" office:value="0.186865219707855" calcext:value-type="float">
            <text:p>0,2</text:p>
          </table:table-cell>
          <table:table-cell office:value-type="float" office:value="0.145568700836862" calcext:value-type="float">
            <text:p>0,1</text:p>
          </table:table-cell>
        </table:table-row>
        <table:table-row table:style-name="ro2">
          <table:table-cell office:value-type="string" calcext:value-type="string">
            <text:p>Commerce</text:p>
          </table:table-cell>
          <table:table-cell office:value-type="float" office:value="247.3" calcext:value-type="float">
            <text:p>247,3 <text:s text:c="3"/></text:p>
          </table:table-cell>
          <table:table-cell office:value-type="float" office:value="282.10914152361" calcext:value-type="float">
            <text:p>282,1 <text:s text:c="3"/></text:p>
          </table:table-cell>
          <table:table-cell office:value-type="float" office:value="359.415704049865" calcext:value-type="float">
            <text:p>359,4 <text:s text:c="3"/></text:p>
          </table:table-cell>
          <table:table-cell office:value-type="float" office:value="16.208974515271" calcext:value-type="float">
            <text:p>16,2 <text:s text:c="3"/></text:p>
          </table:table-cell>
          <table:table-cell office:value-type="float" office:value="15.0091567289136" calcext:value-type="float">
            <text:p>15,0 <text:s text:c="3"/></text:p>
          </table:table-cell>
          <table:table-cell office:value-type="float" office:value="15.8879058261315" calcext:value-type="float">
            <text:p>15,9 <text:s text:c="3"/></text:p>
          </table:table-cell>
          <table:table-cell office:value-type="float" office:value="8.14876957862986" calcext:value-type="float">
            <text:p>8,1 <text:s text:c="3"/></text:p>
          </table:table-cell>
          <table:table-cell office:value-type="float" office:value="8.28780633295682" calcext:value-type="float">
            <text:p>8,3 <text:s text:c="3"/></text:p>
          </table:table-cell>
          <table:table-cell office:value-type="float" office:value="8.5916770412688" calcext:value-type="float">
            <text:p>8,6 <text:s text:c="3"/></text:p>
          </table:table-cell>
          <table:table-cell office:value-type="float" office:value="0.734304267051322" calcext:value-type="float">
            <text:p>0,7</text:p>
          </table:table-cell>
          <table:table-cell office:value-type="float" office:value="1.10692542632589" calcext:value-type="float">
            <text:p>1,1</text:p>
          </table:table-cell>
        </table:table-row>
        <table:table-row table:style-name="ro2">
          <table:table-cell office:value-type="string" calcext:value-type="string">
            <text:p>Transports</text:p>
          </table:table-cell>
          <table:table-cell office:value-type="float" office:value="74.3129832431" calcext:value-type="float">
            <text:p>74,3 <text:s text:c="3"/></text:p>
          </table:table-cell>
          <table:table-cell office:value-type="float" office:value="95.8315761561479" calcext:value-type="float">
            <text:p>95,8 <text:s text:c="3"/></text:p>
          </table:table-cell>
          <table:table-cell office:value-type="float" office:value="112.012382943338" calcext:value-type="float">
            <text:p>112,0 <text:s text:c="3"/></text:p>
          </table:table-cell>
          <table:table-cell office:value-type="float" office:value="4.87075314007753" calcext:value-type="float">
            <text:p>4,9 <text:s text:c="3"/></text:p>
          </table:table-cell>
          <table:table-cell office:value-type="float" office:value="5.09856269930928" calcext:value-type="float">
            <text:p>5,1 <text:s text:c="3"/></text:p>
          </table:table-cell>
          <table:table-cell office:value-type="float" office:value="4.95148701492863" calcext:value-type="float">
            <text:p>5,0 <text:s text:c="3"/></text:p>
          </table:table-cell>
          <table:table-cell office:value-type="float" office:value="7.74286511640099" calcext:value-type="float">
            <text:p>7,7 <text:s text:c="3"/></text:p>
          </table:table-cell>
          <table:table-cell office:value-type="float" office:value="8.22010956622094" calcext:value-type="float">
            <text:p>8,2 <text:s text:c="3"/></text:p>
          </table:table-cell>
          <table:table-cell office:value-type="float" office:value="9.38910637956695" calcext:value-type="float">
            <text:p>9,4 <text:s text:c="3"/></text:p>
          </table:table-cell>
          <table:table-cell office:value-type="float" office:value="1.42284160024082" calcext:value-type="float">
            <text:p>1,4</text:p>
          </table:table-cell>
          <table:table-cell office:value-type="float" office:value="0.711689610989508" calcext:value-type="float">
            <text:p>0,7</text:p>
          </table:table-cell>
        </table:table-row>
        <table:table-row table:style-name="ro2">
          <table:table-cell office:value-type="string" calcext:value-type="string">
            <text:p>Activités financières</text:p>
          </table:table-cell>
          <table:table-cell office:value-type="float" office:value="44.8870816946201" calcext:value-type="float">
            <text:p>44,9 <text:s text:c="3"/></text:p>
          </table:table-cell>
          <table:table-cell office:value-type="float" office:value="46.8492113810159" calcext:value-type="float">
            <text:p>46,8 <text:s text:c="3"/></text:p>
          </table:table-cell>
          <table:table-cell office:value-type="float" office:value="49.4747786436965" calcext:value-type="float">
            <text:p>49,5 <text:s text:c="3"/></text:p>
          </table:table-cell>
          <table:table-cell office:value-type="float" office:value="2.94206859382526" calcext:value-type="float">
            <text:p>2,9 <text:s text:c="3"/></text:p>
          </table:table-cell>
          <table:table-cell office:value-type="float" office:value="2.49253587617196" calcext:value-type="float">
            <text:p>2,5 <text:s text:c="3"/></text:p>
          </table:table-cell>
          <table:table-cell office:value-type="float" office:value="2.18702359135286" calcext:value-type="float">
            <text:p>2,2 <text:s text:c="3"/></text:p>
          </table:table-cell>
          <table:table-cell office:value-type="float" office:value="6.05241271601032" calcext:value-type="float">
            <text:p>6,1 <text:s text:c="3"/></text:p>
          </table:table-cell>
          <table:table-cell office:value-type="float" office:value="6.00626099674155" calcext:value-type="float">
            <text:p>6,0 <text:s text:c="3"/></text:p>
          </table:table-cell>
          <table:table-cell office:value-type="float" office:value="6.10225220876495" calcext:value-type="float">
            <text:p>6,1 <text:s text:c="3"/></text:p>
          </table:table-cell>
          <table:table-cell office:value-type="float" office:value="0.237972345530313" calcext:value-type="float">
            <text:p>0,2</text:p>
          </table:table-cell>
          <table:table-cell office:value-type="float" office:value="0.24816579407636" calcext:value-type="float">
            <text:p>0,2</text:p>
          </table:table-cell>
        </table:table-row>
        <table:table-row table:style-name="ro2">
          <table:table-cell office:value-type="string" calcext:value-type="string">
            <text:p>Activités immobilières</text:p>
          </table:table-cell>
          <table:table-cell office:value-type="float" office:value="29.2343904592435" calcext:value-type="float">
            <text:p>29,2 <text:s text:c="3"/></text:p>
          </table:table-cell>
          <table:table-cell office:value-type="float" office:value="30.1212840901183" calcext:value-type="float">
            <text:p>30,1 <text:s text:c="3"/></text:p>
          </table:table-cell>
          <table:table-cell office:value-type="float" office:value="30.3526454800668" calcext:value-type="float">
            <text:p>30,4 <text:s text:c="3"/></text:p>
          </table:table-cell>
          <table:table-cell office:value-type="float" office:value="1.91613218731646" calcext:value-type="float">
            <text:p>1,9 <text:s text:c="3"/></text:p>
          </table:table-cell>
          <table:table-cell office:value-type="float" office:value="1.60255378944138" calcext:value-type="float">
            <text:p>1,6 <text:s text:c="3"/></text:p>
          </table:table-cell>
          <table:table-cell office:value-type="float" office:value="1.34173317283419" calcext:value-type="float">
            <text:p>1,3 <text:s text:c="3"/></text:p>
          </table:table-cell>
          <table:table-cell office:value-type="float" office:value="10.1565280609484" calcext:value-type="float">
            <text:p>10,2 <text:s text:c="3"/></text:p>
          </table:table-cell>
          <table:table-cell office:value-type="float" office:value="9.72809261007529" calcext:value-type="float">
            <text:p>9,7 <text:s text:c="3"/></text:p>
          </table:table-cell>
          <table:table-cell office:value-type="float" office:value="9.55535947371795" calcext:value-type="float">
            <text:p>9,6 <text:s text:c="3"/></text:p>
          </table:table-cell>
          <table:table-cell office:value-type="float" office:value="0.166172707297885" calcext:value-type="float">
            <text:p>0,2</text:p>
          </table:table-cell>
          <table:table-cell office:value-type="float" office:value="0.0347862533102816" calcext:value-type="float">
            <text:p>0,0</text:p>
          </table:table-cell>
        </table:table-row>
        <table:table-row table:style-name="ro2">
          <table:table-cell office:value-type="string" calcext:value-type="string">
            <text:p>Services aux entreprises</text:p>
          </table:table-cell>
          <table:table-cell office:value-type="float" office:value="156.638256010298" calcext:value-type="float">
            <text:p>156,6 <text:s text:c="3"/></text:p>
          </table:table-cell>
          <table:table-cell office:value-type="float" office:value="239.597523457042" calcext:value-type="float">
            <text:p>239,6 <text:s text:c="3"/></text:p>
          </table:table-cell>
          <table:table-cell office:value-type="float" office:value="339.13644327648" calcext:value-type="float">
            <text:p>339,1 <text:s text:c="3"/></text:p>
          </table:table-cell>
          <table:table-cell office:value-type="float" office:value="10.2666619481901" calcext:value-type="float">
            <text:p>10,3 <text:s text:c="3"/></text:p>
          </table:table-cell>
          <table:table-cell office:value-type="float" office:value="12.7473954300248" calcext:value-type="float">
            <text:p>12,7 <text:s text:c="3"/></text:p>
          </table:table-cell>
          <table:table-cell office:value-type="float" office:value="14.9914647920848" calcext:value-type="float">
            <text:p>15,0 <text:s text:c="3"/></text:p>
          </table:table-cell>
          <table:table-cell office:value-type="float" office:value="7.08503064464729" calcext:value-type="float">
            <text:p>7,1 <text:s text:c="3"/></text:p>
          </table:table-cell>
          <table:table-cell office:value-type="float" office:value="6.78028119764936" calcext:value-type="float">
            <text:p>6,8 <text:s text:c="3"/></text:p>
          </table:table-cell>
          <table:table-cell office:value-type="float" office:value="6.65281109783688" calcext:value-type="float">
            <text:p>6,7 <text:s text:c="3"/></text:p>
          </table:table-cell>
          <table:table-cell office:value-type="float" office:value="2.38932823438647" calcext:value-type="float">
            <text:p>2,4</text:p>
          </table:table-cell>
          <table:table-cell office:value-type="float" office:value="1.59181830814978" calcext:value-type="float">
            <text:p>1,6</text:p>
          </table:table-cell>
        </table:table-row>
        <table:table-row table:style-name="ro2">
          <table:table-cell office:value-type="string" calcext:value-type="string">
            <text:p>Services aux particuliers</text:p>
          </table:table-cell>
          <table:table-cell office:value-type="float" office:value="99.0524302881157" calcext:value-type="float">
            <text:p>99,1 <text:s text:c="3"/></text:p>
          </table:table-cell>
          <table:table-cell office:value-type="float" office:value="185.808559862486" calcext:value-type="float">
            <text:p>185,8 <text:s text:c="3"/></text:p>
          </table:table-cell>
          <table:table-cell office:value-type="float" office:value="301.404260547441" calcext:value-type="float">
            <text:p>301,4 <text:s text:c="3"/></text:p>
          </table:table-cell>
          <table:table-cell office:value-type="float" office:value="6.49226978655774" calcext:value-type="float">
            <text:p>6,5 <text:s text:c="3"/></text:p>
          </table:table-cell>
          <table:table-cell office:value-type="float" office:value="9.88564135670297" calcext:value-type="float">
            <text:p>9,9 <text:s text:c="3"/></text:p>
          </table:table-cell>
          <table:table-cell office:value-type="float" office:value="13.3235205173678" calcext:value-type="float">
            <text:p>13,3 <text:s text:c="3"/></text:p>
          </table:table-cell>
          <table:table-cell office:value-type="float" office:value="7.96072189541521" calcext:value-type="float">
            <text:p>8,0 <text:s text:c="3"/></text:p>
          </table:table-cell>
          <table:table-cell office:value-type="float" office:value="8.16364507663692" calcext:value-type="float">
            <text:p>8,2 <text:s text:c="3"/></text:p>
          </table:table-cell>
          <table:table-cell office:value-type="float" office:value="8.57072458456539" calcext:value-type="float">
            <text:p>8,6 <text:s text:c="3"/></text:p>
          </table:table-cell>
          <table:table-cell office:value-type="float" office:value="3.5566064329027" calcext:value-type="float">
            <text:p>3,6</text:p>
          </table:table-cell>
          <table:table-cell office:value-type="float" office:value="2.22314956093963" calcext:value-type="float">
            <text:p>2,2</text:p>
          </table:table-cell>
        </table:table-row>
        <table:table-row table:style-name="ro1">
          <table:table-cell office:value-type="string" calcext:value-type="string">
            <text:p>Education - santé - action sociale</text:p>
          </table:table-cell>
          <table:table-cell office:value-type="float" office:value="267.353934320221" calcext:value-type="float">
            <text:p>267,4 <text:s text:c="3"/></text:p>
          </table:table-cell>
          <table:table-cell office:value-type="float" office:value="345.693752686517" calcext:value-type="float">
            <text:p>345,7 <text:s text:c="3"/></text:p>
          </table:table-cell>
          <table:table-cell office:value-type="float" office:value="456.408208939051" calcext:value-type="float">
            <text:p>456,4 <text:s text:c="3"/></text:p>
          </table:table-cell>
          <table:table-cell office:value-type="float" office:value="17.5233849897045" calcext:value-type="float">
            <text:p>17,5 <text:s text:c="3"/></text:p>
          </table:table-cell>
          <table:table-cell office:value-type="float" office:value="18.3920722535111" calcext:value-type="float">
            <text:p>18,4 <text:s text:c="3"/></text:p>
          </table:table-cell>
          <table:table-cell office:value-type="float" office:value="20.1754418635279" calcext:value-type="float">
            <text:p>20,2 <text:s text:c="3"/></text:p>
          </table:table-cell>
          <table:table-cell office:value-type="float" office:value="7.32796320898829" calcext:value-type="float">
            <text:p>7,3 <text:s text:c="3"/></text:p>
          </table:table-cell>
          <table:table-cell office:value-type="float" office:value="7.87286357385483" calcext:value-type="float">
            <text:p>7,9 <text:s text:c="3"/></text:p>
          </table:table-cell>
          <table:table-cell office:value-type="float" office:value="8.7925542133064" calcext:value-type="float">
            <text:p>8,8 <text:s text:c="3"/></text:p>
          </table:table-cell>
          <table:table-cell office:value-type="float" office:value="1.43790592459465" calcext:value-type="float">
            <text:p>1,4</text:p>
          </table:table-cell>
          <table:table-cell office:value-type="float" office:value="1.2708913594365" calcext:value-type="float">
            <text:p>1,3</text:p>
          </table:table-cell>
        </table:table-row>
        <table:table-row table:style-name="ro2">
          <table:table-cell table:style-name="ce4" office:value-type="string" calcext:value-type="string">
            <text:p>Administration</text:p>
          </table:table-cell>
          <table:table-cell table:style-name="ce8" office:value-type="float" office:value="210.796923984402" calcext:value-type="float">
            <text:p>210,8 <text:s text:c="3"/></text:p>
          </table:table-cell>
          <table:table-cell table:style-name="ce12" office:value-type="float" office:value="301.031667363883" calcext:value-type="float">
            <text:p>301,0 <text:s text:c="3"/></text:p>
          </table:table-cell>
          <table:table-cell table:style-name="ce16" office:value-type="float" office:value="323.671530777693" calcext:value-type="float">
            <text:p>323,7 <text:s text:c="3"/></text:p>
          </table:table-cell>
          <table:table-cell table:style-name="ce19" office:value-type="float" office:value="13.8164252679365" calcext:value-type="float">
            <text:p>13,8 <text:s text:c="3"/></text:p>
          </table:table-cell>
          <table:table-cell table:style-name="ce22" office:value-type="float" office:value="16.0158988518724" calcext:value-type="float">
            <text:p>16,0 <text:s text:c="3"/></text:p>
          </table:table-cell>
          <table:table-cell table:style-name="ce25" office:value-type="float" office:value="14.3078411478714" calcext:value-type="float">
            <text:p>14,3 <text:s text:c="3"/></text:p>
          </table:table-cell>
          <table:table-cell table:style-name="ce19" office:value-type="float" office:value="8.75066406966206" calcext:value-type="float">
            <text:p>8,8 <text:s text:c="3"/></text:p>
          </table:table-cell>
          <table:table-cell table:style-name="ce22" office:value-type="float" office:value="9.77814289842574" calcext:value-type="float">
            <text:p>9,8 <text:s text:c="3"/></text:p>
          </table:table-cell>
          <table:table-cell table:style-name="ce25" office:value-type="float" office:value="11.685060545553" calcext:value-type="float">
            <text:p>11,7 <text:s text:c="3"/></text:p>
          </table:table-cell>
          <table:table-cell table:style-name="ce29" office:value-type="float" office:value="1.99928005603345" calcext:value-type="float">
            <text:p>2,0</text:p>
          </table:table-cell>
          <table:table-cell table:style-name="ce33" office:value-type="float" office:value="0.330151718996041" calcext:value-type="float">
            <text:p>0,3</text:p>
          </table:table-cell>
        </table:table-row>
      </table:table>
      <table:table table:name="94" table:style-name="ta1">
        <table:table-column table:style-name="co5" table:default-cell-style-name="ce3"/>
        <table:table-column table:style-name="co2" table:default-cell-style-name="ce7"/>
        <table:table-column table:style-name="co2" table:default-cell-style-name="ce11"/>
        <table:table-column table:style-name="co2" table:default-cell-style-name="ce15"/>
        <table:table-column table:style-name="co6" table:default-cell-style-name="ce18"/>
        <table:table-column table:style-name="co7" table:default-cell-style-name="ce21"/>
        <table:table-column table:style-name="co7" table:default-cell-style-name="ce24"/>
        <table:table-column table:style-name="co7" table:default-cell-style-name="ce18"/>
        <table:table-column table:style-name="co7" table:default-cell-style-name="ce21"/>
        <table:table-column table:style-name="co7" table:default-cell-style-name="ce24"/>
        <table:table-column table:style-name="co7" table:default-cell-style-name="ce28"/>
        <table:table-column table:style-name="co7" table:default-cell-style-name="ce32"/>
        <table:table-row table:style-name="ro1">
          <table:table-cell table:style-name="ce1" office:value-type="string" calcext:value-type="string">
            <text:p>Secteur</text:p>
          </table:table-cell>
          <table:table-cell table:style-name="ce5" office:value-type="string" calcext:value-type="string">
            <text:p>Nb_1990</text:p>
          </table:table-cell>
          <table:table-cell table:style-name="ce9" office:value-type="string" calcext:value-type="string">
            <text:p>Nb_2008</text:p>
          </table:table-cell>
          <table:table-cell table:style-name="ce13" office:value-type="string" calcext:value-type="string">
            <text:p>Nb_2030</text:p>
          </table:table-cell>
          <table:table-cell table:style-name="ce5" office:value-type="string" calcext:value-type="string">
            <text:p>P_Reg_1990</text:p>
          </table:table-cell>
          <table:table-cell table:style-name="ce9" office:value-type="string" calcext:value-type="string">
            <text:p>P_Reg_2008</text:p>
          </table:table-cell>
          <table:table-cell table:style-name="ce13" office:value-type="string" calcext:value-type="string">
            <text:p>P_Reg_2030</text:p>
          </table:table-cell>
          <table:table-cell table:style-name="ce5" office:value-type="string" calcext:value-type="string">
            <text:p>P_Sect_1990</text:p>
          </table:table-cell>
          <table:table-cell table:style-name="ce9" office:value-type="string" calcext:value-type="string">
            <text:p>P_Sect_2008</text:p>
          </table:table-cell>
          <table:table-cell table:style-name="ce13" office:value-type="string" calcext:value-type="string">
            <text:p>P_Sect_2030</text:p>
          </table:table-cell>
          <table:table-cell table:style-name="ce26" office:value-type="string" calcext:value-type="string">
            <text:p>TCAM1990_2008</text:p>
          </table:table-cell>
          <table:table-cell table:style-name="ce30" office:value-type="string" calcext:value-type="string">
            <text:p>TCAM_2008-2030</text:p>
          </table:table-cell>
        </table:table-row>
        <table:table-row table:style-name="ro2">
          <table:table-cell table:style-name="ce2" office:value-type="string" calcext:value-type="string">
            <text:p>Ensemble des secteurs</text:p>
          </table:table-cell>
          <table:table-cell table:style-name="ce6" office:value-type="float" office:value="81.606" calcext:value-type="float">
            <text:p>81,6 <text:s text:c="3"/></text:p>
          </table:table-cell>
          <table:table-cell table:style-name="ce10" office:value-type="float" office:value="111.20201284213" calcext:value-type="float">
            <text:p>111,2 <text:s text:c="3"/></text:p>
          </table:table-cell>
          <table:table-cell table:style-name="ce14" office:value-type="float" office:value="145.552646038262" calcext:value-type="float">
            <text:p>145,6 <text:s text:c="3"/></text:p>
          </table:table-cell>
          <table:table-cell table:style-name="ce17" office:value-type="float" office:value="100" calcext:value-type="float">
            <text:p>100,0 <text:s text:c="3"/></text:p>
          </table:table-cell>
          <table:table-cell table:style-name="ce20" office:value-type="float" office:value="100" calcext:value-type="float">
            <text:p>100,0 <text:s text:c="3"/></text:p>
          </table:table-cell>
          <table:table-cell table:style-name="ce23" office:value-type="float" office:value="100" calcext:value-type="float">
            <text:p>100,0 <text:s text:c="3"/></text:p>
          </table:table-cell>
          <table:table-cell table:style-name="ce17" office:value-type="float" office:value="0.367984957015212" calcext:value-type="float">
            <text:p>0,4 <text:s text:c="3"/></text:p>
          </table:table-cell>
          <table:table-cell table:style-name="ce20" office:value-type="float" office:value="0.442835500896438" calcext:value-type="float">
            <text:p>0,4 <text:s text:c="3"/></text:p>
          </table:table-cell>
          <table:table-cell table:style-name="ce23" office:value-type="float" office:value="0.525186463600511" calcext:value-type="float">
            <text:p>0,5 <text:s text:c="3"/></text:p>
          </table:table-cell>
          <table:table-cell table:style-name="ce27" office:value-type="float" office:value="1.73400504965699" calcext:value-type="float">
            <text:p>1,7</text:p>
          </table:table-cell>
          <table:table-cell table:style-name="ce31" office:value-type="float" office:value="1.23110449508952" calcext:value-type="float">
            <text:p>1,2</text:p>
          </table:table-cell>
        </table:table-row>
        <table:table-row table:style-name="ro2">
          <table:table-cell office:value-type="string" calcext:value-type="string">
            <text:p>Agriculture - sylviculture - pêche</text:p>
          </table:table-cell>
          <table:table-cell office:value-type="float" office:value="6.361" calcext:value-type="float">
            <text:p>6,4 <text:s text:c="3"/></text:p>
          </table:table-cell>
          <table:table-cell office:value-type="float" office:value="3.86283893782696" calcext:value-type="float">
            <text:p>3,9 <text:s text:c="3"/></text:p>
          </table:table-cell>
          <table:table-cell office:value-type="float" office:value="1.62692096819468" calcext:value-type="float">
            <text:p>1,6 <text:s text:c="3"/></text:p>
          </table:table-cell>
          <table:table-cell office:value-type="float" office:value="7.79476999240252" calcext:value-type="float">
            <text:p>7,8 <text:s text:c="3"/></text:p>
          </table:table-cell>
          <table:table-cell office:value-type="float" office:value="3.47371314520262" calcext:value-type="float">
            <text:p>3,5 <text:s text:c="3"/></text:p>
          </table:table-cell>
          <table:table-cell office:value-type="float" office:value="1.11775430572867" calcext:value-type="float">
            <text:p>1,1 <text:s text:c="3"/></text:p>
          </table:table-cell>
          <table:table-cell office:value-type="float" office:value="0.519032271225164" calcext:value-type="float">
            <text:p>0,5 <text:s text:c="3"/></text:p>
          </table:table-cell>
          <table:table-cell office:value-type="float" office:value="0.497532249407952" calcext:value-type="float">
            <text:p>0,5 <text:s text:c="3"/></text:p>
          </table:table-cell>
          <table:table-cell office:value-type="float" office:value="0.43713657929735" calcext:value-type="float">
            <text:p>0,4 <text:s text:c="3"/></text:p>
          </table:table-cell>
          <table:table-cell office:value-type="float" office:value="-2.73297730541425" calcext:value-type="float">
            <text:p>-2,7</text:p>
          </table:table-cell>
          <table:table-cell office:value-type="float" office:value="-3.8542717202852" calcext:value-type="float">
            <text:p>-3,9</text:p>
          </table:table-cell>
        </table:table-row>
        <table:table-row table:style-name="ro2">
          <table:table-cell office:value-type="string" calcext:value-type="string">
            <text:p>Industries agricoles et alimentaires</text:p>
          </table:table-cell>
          <table:table-cell office:value-type="float" office:value="1.9261452871723" calcext:value-type="float">
            <text:p>1,9 <text:s text:c="3"/></text:p>
          </table:table-cell>
          <table:table-cell office:value-type="float" office:value="2.60550229799892" calcext:value-type="float">
            <text:p>2,6 <text:s text:c="3"/></text:p>
          </table:table-cell>
          <table:table-cell office:value-type="float" office:value="2.65148894143405" calcext:value-type="float">
            <text:p>2,7 <text:s text:c="3"/></text:p>
          </table:table-cell>
          <table:table-cell office:value-type="float" office:value="2.36029861428364" calcext:value-type="float">
            <text:p>2,4 <text:s text:c="3"/></text:p>
          </table:table-cell>
          <table:table-cell office:value-type="float" office:value="2.34303519460379" calcext:value-type="float">
            <text:p>2,3 <text:s text:c="3"/></text:p>
          </table:table-cell>
          <table:table-cell office:value-type="float" office:value="1.82167003733965" calcext:value-type="float">
            <text:p>1,8 <text:s text:c="3"/></text:p>
          </table:table-cell>
          <table:table-cell office:value-type="float" office:value="0.334222545435074" calcext:value-type="float">
            <text:p>0,3 <text:s text:c="3"/></text:p>
          </table:table-cell>
          <table:table-cell office:value-type="float" office:value="0.456667803069278" calcext:value-type="float">
            <text:p>0,5 <text:s text:c="3"/></text:p>
          </table:table-cell>
          <table:table-cell office:value-type="float" office:value="0.601295215500589" calcext:value-type="float">
            <text:p>0,6 <text:s text:c="3"/></text:p>
          </table:table-cell>
          <table:table-cell office:value-type="float" office:value="1.69252320582864" calcext:value-type="float">
            <text:p>1,7</text:p>
          </table:table-cell>
          <table:table-cell office:value-type="float" office:value="0.0795583106511844" calcext:value-type="float">
            <text:p>0,1</text:p>
          </table:table-cell>
        </table:table-row>
        <table:table-row table:style-name="ro2">
          <table:table-cell office:value-type="string" calcext:value-type="string">
            <text:p>Industries des biens de consommation</text:p>
          </table:table-cell>
          <table:table-cell office:value-type="float" office:value="0.494005203121873" calcext:value-type="float">
            <text:p>0,5 <text:s text:c="3"/></text:p>
          </table:table-cell>
          <table:table-cell office:value-type="float" office:value="0.555540194860474" calcext:value-type="float">
            <text:p>0,6 <text:s text:c="3"/></text:p>
          </table:table-cell>
          <table:table-cell office:value-type="float" office:value="0.605728280412322" calcext:value-type="float">
            <text:p>0,6 <text:s text:c="3"/></text:p>
          </table:table-cell>
          <table:table-cell office:value-type="float" office:value="0.605354021912449" calcext:value-type="float">
            <text:p>0,6 <text:s text:c="3"/></text:p>
          </table:table-cell>
          <table:table-cell office:value-type="float" office:value="0.499577463268726" calcext:value-type="float">
            <text:p>0,5 <text:s text:c="3"/></text:p>
          </table:table-cell>
          <table:table-cell office:value-type="float" office:value="0.416157518876774" calcext:value-type="float">
            <text:p>0,4 <text:s text:c="3"/></text:p>
          </table:table-cell>
          <table:table-cell office:value-type="float" office:value="0.0525774618324043" calcext:value-type="float">
            <text:p>0,1 <text:s text:c="3"/></text:p>
          </table:table-cell>
          <table:table-cell office:value-type="float" office:value="0.0993811861214043" calcext:value-type="float">
            <text:p>0,1 <text:s text:c="3"/></text:p>
          </table:table-cell>
          <table:table-cell office:value-type="float" office:value="0.189838860293995" calcext:value-type="float">
            <text:p>0,2 <text:s text:c="3"/></text:p>
          </table:table-cell>
          <table:table-cell office:value-type="float" office:value="0.65432538644925" calcext:value-type="float">
            <text:p>0,7</text:p>
          </table:table-cell>
          <table:table-cell office:value-type="float" office:value="0.393912617575731" calcext:value-type="float">
            <text:p>0,4</text:p>
          </table:table-cell>
        </table:table-row>
        <table:table-row table:style-name="ro2">
          <table:table-cell office:value-type="string" calcext:value-type="string">
            <text:p>Industrie automobile</text:p>
          </table:table-cell>
          <table:table-cell office:value-type="float" office:value="0.00950010006003602" calcext:value-type="float">
            <text:p>0,0 <text:s text:c="3"/></text:p>
          </table:table-cell>
          <table:table-cell office:value-type="float" office:value="0.0302538602538298" calcext:value-type="float">
            <text:p>0,0 <text:s text:c="3"/></text:p>
          </table:table-cell>
          <table:table-cell office:value-type="float" office:value="0.106453966741678" calcext:value-type="float">
            <text:p>0,1 <text:s text:c="3"/></text:p>
          </table:table-cell>
          <table:table-cell office:value-type="float" office:value="0.0116414234983163" calcext:value-type="float">
            <text:p>0,0 <text:s text:c="3"/></text:p>
          </table:table-cell>
          <table:table-cell office:value-type="float" office:value="0.0272062163989607" calcext:value-type="float">
            <text:p>0,0 <text:s text:c="3"/></text:p>
          </table:table-cell>
          <table:table-cell office:value-type="float" office:value="0.0731377749832832" calcext:value-type="float">
            <text:p>0,1 <text:s text:c="3"/></text:p>
          </table:table-cell>
          <table:table-cell office:value-type="float" office:value="0.0028993574987703" calcext:value-type="float">
            <text:p>0,0 <text:s text:c="3"/></text:p>
          </table:table-cell>
          <table:table-cell office:value-type="float" office:value="0.0118350625073886" calcext:value-type="float">
            <text:p>0,0 <text:s text:c="3"/></text:p>
          </table:table-cell>
          <table:table-cell office:value-type="float" office:value="0.0573558848286647" calcext:value-type="float">
            <text:p>0,1 <text:s text:c="3"/></text:p>
          </table:table-cell>
          <table:table-cell office:value-type="float" office:value="6.64668676847002" calcext:value-type="float">
            <text:p>6,6</text:p>
          </table:table-cell>
          <table:table-cell office:value-type="float" office:value="5.88525878761064" calcext:value-type="float">
            <text:p>5,9</text:p>
          </table:table-cell>
        </table:table-row>
        <table:table-row table:style-name="ro2">
          <table:table-cell office:value-type="string" calcext:value-type="string">
            <text:p>Industries des biens d’équipement</text:p>
          </table:table-cell>
          <table:table-cell office:value-type="float" office:value="0.858571542925755" calcext:value-type="float">
            <text:p>0,9 <text:s text:c="3"/></text:p>
          </table:table-cell>
          <table:table-cell office:value-type="float" office:value="1.06255994341229" calcext:value-type="float">
            <text:p>1,1 <text:s text:c="3"/></text:p>
          </table:table-cell>
          <table:table-cell office:value-type="float" office:value="1.04237934200223" calcext:value-type="float">
            <text:p>1,0 <text:s text:c="3"/></text:p>
          </table:table-cell>
          <table:table-cell office:value-type="float" office:value="1.05209364866034" calcext:value-type="float">
            <text:p>1,1 <text:s text:c="3"/></text:p>
          </table:table-cell>
          <table:table-cell office:value-type="float" office:value="0.955522221455449" calcext:value-type="float">
            <text:p>1,0 <text:s text:c="3"/></text:p>
          </table:table-cell>
          <table:table-cell office:value-type="float" office:value="0.716152794452266" calcext:value-type="float">
            <text:p>0,7 <text:s text:c="3"/></text:p>
          </table:table-cell>
          <table:table-cell office:value-type="float" office:value="0.0889697585784392" calcext:value-type="float">
            <text:p>0,1 <text:s text:c="3"/></text:p>
          </table:table-cell>
          <table:table-cell office:value-type="float" office:value="0.134882575683116" calcext:value-type="float">
            <text:p>0,1 <text:s text:c="3"/></text:p>
          </table:table-cell>
          <table:table-cell office:value-type="float" office:value="0.191067833100124" calcext:value-type="float">
            <text:p>0,2 <text:s text:c="3"/></text:p>
          </table:table-cell>
          <table:table-cell office:value-type="float" office:value="1.19129733892207" calcext:value-type="float">
            <text:p>1,2</text:p>
          </table:table-cell>
          <table:table-cell office:value-type="float" office:value="-0.0871216118321194" calcext:value-type="float">
            <text:p>-0,1</text:p>
          </table:table-cell>
        </table:table-row>
        <table:table-row table:style-name="ro2">
          <table:table-cell office:value-type="string" calcext:value-type="string">
            <text:p>Industries des biens intermédiaires</text:p>
          </table:table-cell>
          <table:table-cell office:value-type="float" office:value="1.27420092055233" calcext:value-type="float">
            <text:p>1,3 <text:s text:c="3"/></text:p>
          </table:table-cell>
          <table:table-cell office:value-type="float" office:value="1.21220834378942" calcext:value-type="float">
            <text:p>1,2 <text:s text:c="3"/></text:p>
          </table:table-cell>
          <table:table-cell office:value-type="float" office:value="2.50785075781792" calcext:value-type="float">
            <text:p>2,5 <text:s text:c="3"/></text:p>
          </table:table-cell>
          <table:table-cell office:value-type="float" office:value="1.56140592671168" calcext:value-type="float">
            <text:p>1,6 <text:s text:c="3"/></text:p>
          </table:table-cell>
          <table:table-cell office:value-type="float" office:value="1.09009568514768" calcext:value-type="float">
            <text:p>1,1 <text:s text:c="3"/></text:p>
          </table:table-cell>
          <table:table-cell office:value-type="float" office:value="1.72298534315802" calcext:value-type="float">
            <text:p>1,7 <text:s text:c="3"/></text:p>
          </table:table-cell>
          <table:table-cell office:value-type="float" office:value="0.0743234088842571" calcext:value-type="float">
            <text:p>0,1 <text:s text:c="3"/></text:p>
          </table:table-cell>
          <table:table-cell office:value-type="float" office:value="0.0962918785273721" calcext:value-type="float">
            <text:p>0,1 <text:s text:c="3"/></text:p>
          </table:table-cell>
          <table:table-cell office:value-type="float" office:value="0.335819047366835" calcext:value-type="float">
            <text:p>0,3 <text:s text:c="3"/></text:p>
          </table:table-cell>
          <table:table-cell office:value-type="float" office:value="-0.276702468095247" calcext:value-type="float">
            <text:p>-0,3</text:p>
          </table:table-cell>
          <table:table-cell office:value-type="float" office:value="3.35966902227149" calcext:value-type="float">
            <text:p>3,4</text:p>
          </table:table-cell>
        </table:table-row>
        <table:table-row table:style-name="ro1">
          <table:table-cell office:value-type="string" calcext:value-type="string">
            <text:p>Energie</text:p>
          </table:table-cell>
          <table:table-cell office:value-type="float" office:value="1.3715769461677" calcext:value-type="float">
            <text:p>1,4 <text:s text:c="3"/></text:p>
          </table:table-cell>
          <table:table-cell office:value-type="float" office:value="1.35600252646549" calcext:value-type="float">
            <text:p>1,4 <text:s text:c="3"/></text:p>
          </table:table-cell>
          <table:table-cell office:value-type="float" office:value="0.985290860089171" calcext:value-type="float">
            <text:p>1,0 <text:s text:c="3"/></text:p>
          </table:table-cell>
          <table:table-cell office:value-type="float" office:value="1.68073051756942" calcext:value-type="float">
            <text:p>1,7 <text:s text:c="3"/></text:p>
          </table:table-cell>
          <table:table-cell office:value-type="float" office:value="1.2194046598694" calcext:value-type="float">
            <text:p>1,2 <text:s text:c="3"/></text:p>
          </table:table-cell>
          <table:table-cell office:value-type="float" office:value="0.676930916000089" calcext:value-type="float">
            <text:p>0,7 <text:s text:c="3"/></text:p>
          </table:table-cell>
          <table:table-cell office:value-type="float" office:value="0.487810576868857" calcext:value-type="float">
            <text:p>0,5 <text:s text:c="3"/></text:p>
          </table:table-cell>
          <table:table-cell office:value-type="float" office:value="0.573078645416888" calcext:value-type="float">
            <text:p>0,6 <text:s text:c="3"/></text:p>
          </table:table-cell>
          <table:table-cell office:value-type="float" office:value="0.520038020856539" calcext:value-type="float">
            <text:p>0,5 <text:s text:c="3"/></text:p>
          </table:table-cell>
          <table:table-cell office:value-type="float" office:value="-0.0634247712538838" calcext:value-type="float">
            <text:p>-0,1</text:p>
          </table:table-cell>
          <table:table-cell office:value-type="float" office:value="-1.44114843323154" calcext:value-type="float">
            <text:p>-1,4</text:p>
          </table:table-cell>
        </table:table-row>
        <table:table-row table:style-name="ro2">
          <table:table-cell office:value-type="string" calcext:value-type="string">
            <text:p>Construction</text:p>
          </table:table-cell>
          <table:table-cell office:value-type="float" office:value="9.069" calcext:value-type="float">
            <text:p>9,1 <text:s text:c="3"/></text:p>
          </table:table-cell>
          <table:table-cell office:value-type="float" office:value="12.6186856500214" calcext:value-type="float">
            <text:p>12,6 <text:s text:c="3"/></text:p>
          </table:table-cell>
          <table:table-cell office:value-type="float" office:value="16.3930197558938" calcext:value-type="float">
            <text:p>16,4 <text:s text:c="3"/></text:p>
          </table:table-cell>
          <table:table-cell office:value-type="float" office:value="11.1131534445997" calcext:value-type="float">
            <text:p>11,1 <text:s text:c="3"/></text:p>
          </table:table-cell>
          <table:table-cell office:value-type="float" office:value="11.3475334910851" calcext:value-type="float">
            <text:p>11,3 <text:s text:c="3"/></text:p>
          </table:table-cell>
          <table:table-cell office:value-type="float" office:value="11.2626051137432" calcext:value-type="float">
            <text:p>11,3 <text:s text:c="3"/></text:p>
          </table:table-cell>
          <table:table-cell office:value-type="float" office:value="0.563191530453888" calcext:value-type="float">
            <text:p>0,6 <text:s text:c="3"/></text:p>
          </table:table-cell>
          <table:table-cell office:value-type="float" office:value="0.730337716239929" calcext:value-type="float">
            <text:p>0,7 <text:s text:c="3"/></text:p>
          </table:table-cell>
          <table:table-cell office:value-type="float" office:value="0.893349199498617" calcext:value-type="float">
            <text:p>0,9 <text:s text:c="3"/></text:p>
          </table:table-cell>
          <table:table-cell office:value-type="float" office:value="1.85203407075225" calcext:value-type="float">
            <text:p>1,9</text:p>
          </table:table-cell>
          <table:table-cell office:value-type="float" office:value="1.1965425014304" calcext:value-type="float">
            <text:p>1,2</text:p>
          </table:table-cell>
        </table:table-row>
        <table:table-row table:style-name="ro2">
          <table:table-cell office:value-type="string" calcext:value-type="string">
            <text:p>Commerce</text:p>
          </table:table-cell>
          <table:table-cell office:value-type="float" office:value="13.324" calcext:value-type="float">
            <text:p>13,3 <text:s text:c="3"/></text:p>
          </table:table-cell>
          <table:table-cell office:value-type="float" office:value="17.0949234723265" calcext:value-type="float">
            <text:p>17,1 <text:s text:c="3"/></text:p>
          </table:table-cell>
          <table:table-cell office:value-type="float" office:value="22.3762767907398" calcext:value-type="float">
            <text:p>22,4 <text:s text:c="3"/></text:p>
          </table:table-cell>
          <table:table-cell office:value-type="float" office:value="16.3272308408695" calcext:value-type="float">
            <text:p>16,3 <text:s text:c="3"/></text:p>
          </table:table-cell>
          <table:table-cell office:value-type="float" office:value="15.372854353451" calcext:value-type="float">
            <text:p>15,4 <text:s text:c="3"/></text:p>
          </table:table-cell>
          <table:table-cell office:value-type="float" office:value="15.3733218871595" calcext:value-type="float">
            <text:p>15,4 <text:s text:c="3"/></text:p>
          </table:table-cell>
          <table:table-cell office:value-type="float" office:value="0.439038438599532" calcext:value-type="float">
            <text:p>0,4 <text:s text:c="3"/></text:p>
          </table:table-cell>
          <table:table-cell office:value-type="float" office:value="0.502214902538003" calcext:value-type="float">
            <text:p>0,5 <text:s text:c="3"/></text:p>
          </table:table-cell>
          <table:table-cell office:value-type="float" office:value="0.534895224125774" calcext:value-type="float">
            <text:p>0,5 <text:s text:c="3"/></text:p>
          </table:table-cell>
          <table:table-cell office:value-type="float" office:value="1.39415464493204" calcext:value-type="float">
            <text:p>1,4</text:p>
          </table:table-cell>
          <table:table-cell office:value-type="float" office:value="1.23124443558471" calcext:value-type="float">
            <text:p>1,2</text:p>
          </table:table-cell>
        </table:table-row>
        <table:table-row table:style-name="ro2">
          <table:table-cell office:value-type="string" calcext:value-type="string">
            <text:p>Transports</text:p>
          </table:table-cell>
          <table:table-cell office:value-type="float" office:value="2.36434848265547" calcext:value-type="float">
            <text:p>2,4 <text:s text:c="3"/></text:p>
          </table:table-cell>
          <table:table-cell office:value-type="float" office:value="5.62142918863018" calcext:value-type="float">
            <text:p>5,6 <text:s text:c="3"/></text:p>
          </table:table-cell>
          <table:table-cell office:value-type="float" office:value="11.4399445515478" calcext:value-type="float">
            <text:p>11,4 <text:s text:c="3"/></text:p>
          </table:table-cell>
          <table:table-cell office:value-type="float" office:value="2.89727285083875" calcext:value-type="float">
            <text:p>2,9 <text:s text:c="3"/></text:p>
          </table:table-cell>
          <table:table-cell office:value-type="float" office:value="5.05515057232891" calcext:value-type="float">
            <text:p>5,1 <text:s text:c="3"/></text:p>
          </table:table-cell>
          <table:table-cell office:value-type="float" office:value="7.85966099753389" calcext:value-type="float">
            <text:p>7,9 <text:s text:c="3"/></text:p>
          </table:table-cell>
          <table:table-cell office:value-type="float" office:value="0.246347685026741" calcext:value-type="float">
            <text:p>0,2 <text:s text:c="3"/></text:p>
          </table:table-cell>
          <table:table-cell office:value-type="float" office:value="0.482187246654485" calcext:value-type="float">
            <text:p>0,5 <text:s text:c="3"/></text:p>
          </table:table-cell>
          <table:table-cell office:value-type="float" office:value="0.958919483260737" calcext:value-type="float">
            <text:p>1,0 <text:s text:c="3"/></text:p>
          </table:table-cell>
          <table:table-cell office:value-type="float" office:value="4.92921000459599" calcext:value-type="float">
            <text:p>4,9</text:p>
          </table:table-cell>
          <table:table-cell office:value-type="float" office:value="3.28237955794868" calcext:value-type="float">
            <text:p>3,3</text:p>
          </table:table-cell>
        </table:table-row>
        <table:table-row table:style-name="ro2">
          <table:table-cell office:value-type="string" calcext:value-type="string">
            <text:p>Activités financières</text:p>
          </table:table-cell>
          <table:table-cell office:value-type="float" office:value="1.56755512133932" calcext:value-type="float">
            <text:p>1,6 <text:s text:c="3"/></text:p>
          </table:table-cell>
          <table:table-cell office:value-type="float" office:value="2.06898553042833" calcext:value-type="float">
            <text:p>2,1 <text:s text:c="3"/></text:p>
          </table:table-cell>
          <table:table-cell office:value-type="float" office:value="2.49290596006872" calcext:value-type="float">
            <text:p>2,5 <text:s text:c="3"/></text:p>
          </table:table-cell>
          <table:table-cell office:value-type="float" office:value="1.92088219167624" calcext:value-type="float">
            <text:p>1,9 <text:s text:c="3"/></text:p>
          </table:table-cell>
          <table:table-cell office:value-type="float" office:value="1.86056482031995" calcext:value-type="float">
            <text:p>1,9 <text:s text:c="3"/></text:p>
          </table:table-cell>
          <table:table-cell office:value-type="float" office:value="1.712717719617" calcext:value-type="float">
            <text:p>1,7 <text:s text:c="3"/></text:p>
          </table:table-cell>
          <table:table-cell office:value-type="float" office:value="0.211363496829385" calcext:value-type="float">
            <text:p>0,2 <text:s text:c="3"/></text:p>
          </table:table-cell>
          <table:table-cell office:value-type="float" office:value="0.265252428545038" calcext:value-type="float">
            <text:p>0,3 <text:s text:c="3"/></text:p>
          </table:table-cell>
          <table:table-cell office:value-type="float" office:value="0.307476684446184" calcext:value-type="float">
            <text:p>0,3 <text:s text:c="3"/></text:p>
          </table:table-cell>
          <table:table-cell office:value-type="float" office:value="1.55384436369463" calcext:value-type="float">
            <text:p>1,6</text:p>
          </table:table-cell>
          <table:table-cell office:value-type="float" office:value="0.850829503558725" calcext:value-type="float">
            <text:p>0,9</text:p>
          </table:table-cell>
        </table:table-row>
        <table:table-row table:style-name="ro2">
          <table:table-cell office:value-type="string" calcext:value-type="string">
            <text:p>Activités immobilières</text:p>
          </table:table-cell>
          <table:table-cell office:value-type="float" office:value="1.2857347421238" calcext:value-type="float">
            <text:p>1,3 <text:s text:c="3"/></text:p>
          </table:table-cell>
          <table:table-cell office:value-type="float" office:value="1.06299321928228" calcext:value-type="float">
            <text:p>1,1 <text:s text:c="3"/></text:p>
          </table:table-cell>
          <table:table-cell office:value-type="float" office:value="0.658234136814054" calcext:value-type="float">
            <text:p>0,7 <text:s text:c="3"/></text:p>
          </table:table-cell>
          <table:table-cell office:value-type="float" office:value="1.5755394727395" calcext:value-type="float">
            <text:p>1,6 <text:s text:c="3"/></text:p>
          </table:table-cell>
          <table:table-cell office:value-type="float" office:value="0.95591185097646" calcext:value-type="float">
            <text:p>1,0 <text:s text:c="3"/></text:p>
          </table:table-cell>
          <table:table-cell office:value-type="float" office:value="0.452230965722893" calcext:value-type="float">
            <text:p>0,5 <text:s text:c="3"/></text:p>
          </table:table-cell>
          <table:table-cell office:value-type="float" office:value="0.446686275382482" calcext:value-type="float">
            <text:p>0,4 <text:s text:c="3"/></text:p>
          </table:table-cell>
          <table:table-cell office:value-type="float" office:value="0.343308620247454" calcext:value-type="float">
            <text:p>0,3 <text:s text:c="3"/></text:p>
          </table:table-cell>
          <table:table-cell office:value-type="float" office:value="0.207219624373805" calcext:value-type="float">
            <text:p>0,2 <text:s text:c="3"/></text:p>
          </table:table-cell>
          <table:table-cell office:value-type="float" office:value="-1.05133233790716" calcext:value-type="float">
            <text:p>-1,1</text:p>
          </table:table-cell>
          <table:table-cell office:value-type="float" office:value="-2.15500122231657" calcext:value-type="float">
            <text:p>-2,2</text:p>
          </table:table-cell>
        </table:table-row>
        <table:table-row table:style-name="ro2">
          <table:table-cell office:value-type="string" calcext:value-type="string">
            <text:p>Services aux entreprises</text:p>
          </table:table-cell>
          <table:table-cell office:value-type="float" office:value="6.14911694890722" calcext:value-type="float">
            <text:p>6,1 <text:s text:c="3"/></text:p>
          </table:table-cell>
          <table:table-cell office:value-type="float" office:value="9.63725908920994" calcext:value-type="float">
            <text:p>9,6 <text:s text:c="3"/></text:p>
          </table:table-cell>
          <table:table-cell office:value-type="float" office:value="12.9694958294804" calcext:value-type="float">
            <text:p>13,0 <text:s text:c="3"/></text:p>
          </table:table-cell>
          <table:table-cell office:value-type="float" office:value="7.53512848186068" calcext:value-type="float">
            <text:p>7,5 <text:s text:c="3"/></text:p>
          </table:table-cell>
          <table:table-cell office:value-type="float" office:value="8.6664430282316" calcext:value-type="float">
            <text:p>8,7 <text:s text:c="3"/></text:p>
          </table:table-cell>
          <table:table-cell office:value-type="float" office:value="8.91051875901393" calcext:value-type="float">
            <text:p>8,9 <text:s text:c="3"/></text:p>
          </table:table-cell>
          <table:table-cell office:value-type="float" office:value="0.278135642787439" calcext:value-type="float">
            <text:p>0,3 <text:s text:c="3"/></text:p>
          </table:table-cell>
          <table:table-cell office:value-type="float" office:value="0.272721210372448" calcext:value-type="float">
            <text:p>0,3 <text:s text:c="3"/></text:p>
          </table:table-cell>
          <table:table-cell office:value-type="float" office:value="0.254421509390467" calcext:value-type="float">
            <text:p>0,3 <text:s text:c="3"/></text:p>
          </table:table-cell>
          <table:table-cell office:value-type="float" office:value="2.5276857354354" calcext:value-type="float">
            <text:p>2,5</text:p>
          </table:table-cell>
          <table:table-cell office:value-type="float" office:value="1.35898494746367" calcext:value-type="float">
            <text:p>1,4</text:p>
          </table:table-cell>
        </table:table-row>
        <table:table-row table:style-name="ro2">
          <table:table-cell office:value-type="string" calcext:value-type="string">
            <text:p>Services aux particuliers</text:p>
          </table:table-cell>
          <table:table-cell office:value-type="float" office:value="5.35798263135041" calcext:value-type="float">
            <text:p>5,4 <text:s text:c="3"/></text:p>
          </table:table-cell>
          <table:table-cell office:value-type="float" office:value="10.9516806640078" calcext:value-type="float">
            <text:p>11,0 <text:s text:c="3"/></text:p>
          </table:table-cell>
          <table:table-cell office:value-type="float" office:value="16.9095988766447" calcext:value-type="float">
            <text:p>16,9 <text:s text:c="3"/></text:p>
          </table:table-cell>
          <table:table-cell office:value-type="float" office:value="6.5656724154479" calcext:value-type="float">
            <text:p>6,6 <text:s text:c="3"/></text:p>
          </table:table-cell>
          <table:table-cell office:value-type="float" office:value="9.84845542279487" calcext:value-type="float">
            <text:p>9,8 <text:s text:c="3"/></text:p>
          </table:table-cell>
          <table:table-cell office:value-type="float" office:value="11.6175138940446" calcext:value-type="float">
            <text:p>11,6 <text:s text:c="3"/></text:p>
          </table:table-cell>
          <table:table-cell office:value-type="float" office:value="0.430614468767489" calcext:value-type="float">
            <text:p>0,4 <text:s text:c="3"/></text:p>
          </table:table-cell>
          <table:table-cell office:value-type="float" office:value="0.481170695256421" calcext:value-type="float">
            <text:p>0,5 <text:s text:c="3"/></text:p>
          </table:table-cell>
          <table:table-cell office:value-type="float" office:value="0.480840962712224" calcext:value-type="float">
            <text:p>0,5 <text:s text:c="3"/></text:p>
          </table:table-cell>
          <table:table-cell office:value-type="float" office:value="4.0516231751254" calcext:value-type="float">
            <text:p>4,1</text:p>
          </table:table-cell>
          <table:table-cell office:value-type="float" office:value="1.99411528558953" calcext:value-type="float">
            <text:p>2,0</text:p>
          </table:table-cell>
        </table:table-row>
        <table:table-row table:style-name="ro1">
          <table:table-cell office:value-type="string" calcext:value-type="string">
            <text:p>Education - santé - action sociale</text:p>
          </table:table-cell>
          <table:table-cell office:value-type="float" office:value="13.08257736286" calcext:value-type="float">
            <text:p>13,1 <text:s text:c="3"/></text:p>
          </table:table-cell>
          <table:table-cell office:value-type="float" office:value="19.9980624156897" calcext:value-type="float">
            <text:p>20,0 <text:s text:c="3"/></text:p>
          </table:table-cell>
          <table:table-cell office:value-type="float" office:value="27.6732853469872" calcext:value-type="float">
            <text:p>27,7 <text:s text:c="3"/></text:p>
          </table:table-cell>
          <table:table-cell office:value-type="float" office:value="16.0313915188344" calcext:value-type="float">
            <text:p>16,0 <text:s text:c="3"/></text:p>
          </table:table-cell>
          <table:table-cell office:value-type="float" office:value="17.9835435569682" calcext:value-type="float">
            <text:p>18,0 <text:s text:c="3"/></text:p>
          </table:table-cell>
          <table:table-cell office:value-type="float" office:value="19.0125608157702" calcext:value-type="float">
            <text:p>19,0 <text:s text:c="3"/></text:p>
          </table:table-cell>
          <table:table-cell office:value-type="float" office:value="0.358583260940366" calcext:value-type="float">
            <text:p>0,4 <text:s text:c="3"/></text:p>
          </table:table-cell>
          <table:table-cell office:value-type="float" office:value="0.455437843225737" calcext:value-type="float">
            <text:p>0,5 <text:s text:c="3"/></text:p>
          </table:table-cell>
          <table:table-cell office:value-type="float" office:value="0.533116751425861" calcext:value-type="float">
            <text:p>0,5 <text:s text:c="3"/></text:p>
          </table:table-cell>
          <table:table-cell office:value-type="float" office:value="2.38553154854106" calcext:value-type="float">
            <text:p>2,4</text:p>
          </table:table-cell>
          <table:table-cell office:value-type="float" office:value="1.48746393444461" calcext:value-type="float">
            <text:p>1,5</text:p>
          </table:table-cell>
        </table:table-row>
        <table:table-row table:style-name="ro2">
          <table:table-cell table:style-name="ce4" office:value-type="string" calcext:value-type="string">
            <text:p>Administration</text:p>
          </table:table-cell>
          <table:table-cell table:style-name="ce8" office:value-type="float" office:value="17.1106847107637" calcext:value-type="float">
            <text:p>17,1 <text:s text:c="3"/></text:p>
          </table:table-cell>
          <table:table-cell table:style-name="ce12" office:value-type="float" office:value="21.4630875079261" calcext:value-type="float">
            <text:p>21,5 <text:s text:c="3"/></text:p>
          </table:table-cell>
          <table:table-cell table:style-name="ce16" office:value-type="float" office:value="25.1137716733931" calcext:value-type="float">
            <text:p>25,1 <text:s text:c="3"/></text:p>
          </table:table-cell>
          <table:table-cell table:style-name="ce19" office:value-type="float" office:value="20.9674346380949" calcext:value-type="float">
            <text:p>21,0 <text:s text:c="3"/></text:p>
          </table:table-cell>
          <table:table-cell table:style-name="ce22" office:value-type="float" office:value="19.3009883178973" calcext:value-type="float">
            <text:p>19,3 <text:s text:c="3"/></text:p>
          </table:table-cell>
          <table:table-cell table:style-name="ce25" office:value-type="float" office:value="17.2540811568561" calcext:value-type="float">
            <text:p>17,3 <text:s text:c="3"/></text:p>
          </table:table-cell>
          <table:table-cell table:style-name="ce19" office:value-type="float" office:value="0.710303789427572" calcext:value-type="float">
            <text:p>0,7 <text:s text:c="3"/></text:p>
          </table:table-cell>
          <table:table-cell table:style-name="ce22" office:value-type="float" office:value="0.697166309882708" calcext:value-type="float">
            <text:p>0,7 <text:s text:c="3"/></text:p>
          </table:table-cell>
          <table:table-cell table:style-name="ce25" office:value-type="float" office:value="0.906647371258446" calcext:value-type="float">
            <text:p>0,9 <text:s text:c="3"/></text:p>
          </table:table-cell>
          <table:table-cell table:style-name="ce29" office:value-type="float" office:value="1.26702343639604" calcext:value-type="float">
            <text:p>1,3</text:p>
          </table:table-cell>
          <table:table-cell table:style-name="ce33" office:value-type="float" office:value="0.716563153082794" calcext:value-type="float">
            <text:p>0,7</text:p>
          </table:table-cell>
        </table:table-row>
      </table:table>
      <table:table table:name="total" table:style-name="ta1">
        <table:table-column table:style-name="co8" table:default-cell-style-name="ce3"/>
        <table:table-column table:style-name="co9" table:default-cell-style-name="ce36"/>
        <table:table-column table:style-name="co2" table:number-columns-repeated="2" table:default-cell-style-name="ce36"/>
        <table:table-column table:style-name="co10" table:default-cell-style-name="ce36"/>
        <table:table-column table:style-name="co11" table:default-cell-style-name="ce36"/>
        <table:table-column table:style-name="co12" table:default-cell-style-name="ce36"/>
        <table:table-column table:style-name="co13" table:default-cell-style-name="ce36"/>
        <table:table-column table:style-name="co7" table:default-cell-style-name="ce36"/>
        <table:table-column table:style-name="co2" table:default-cell-style-name="ce36"/>
        <table:table-column table:style-name="co14" table:default-cell-style-name="ce36"/>
        <table:table-column table:style-name="co2" table:default-cell-style-name="ce36"/>
        <table:table-row table:style-name="ro4">
          <table:table-cell table:style-name="ce1" office:value-type="string" calcext:value-type="string">
            <text:p>Secteur</text:p>
          </table:table-cell>
          <table:table-cell table:style-name="ce5" office:value-type="string" calcext:value-type="string">
            <text:p>Nb_1990</text:p>
          </table:table-cell>
          <table:table-cell table:style-name="ce9" office:value-type="string" calcext:value-type="string">
            <text:p>Nb_2008</text:p>
          </table:table-cell>
          <table:table-cell table:style-name="ce13" office:value-type="string" calcext:value-type="string">
            <text:p>Nb_2030</text:p>
          </table:table-cell>
          <table:table-cell table:style-name="ce5" office:value-type="string" calcext:value-type="string">
            <text:p>P_Reg_1990</text:p>
          </table:table-cell>
          <table:table-cell table:style-name="ce9" office:value-type="string" calcext:value-type="string">
            <text:p>P_Reg_2008</text:p>
          </table:table-cell>
          <table:table-cell table:style-name="ce13" office:value-type="string" calcext:value-type="string">
            <text:p>P_Reg_2030</text:p>
          </table:table-cell>
          <table:table-cell table:style-name="ce5" office:value-type="string" calcext:value-type="string">
            <text:p>P_Sect_1990</text:p>
          </table:table-cell>
          <table:table-cell table:style-name="ce9" office:value-type="string" calcext:value-type="string">
            <text:p>P_Sect_2008</text:p>
          </table:table-cell>
          <table:table-cell table:style-name="ce13" office:value-type="string" calcext:value-type="string">
            <text:p>P_Sect_2030</text:p>
          </table:table-cell>
          <table:table-cell table:style-name="ce26" office:value-type="string" calcext:value-type="string">
            <text:p>TCAM1990_2008</text:p>
          </table:table-cell>
          <table:table-cell table:style-name="ce30" office:value-type="string" calcext:value-type="string">
            <text:p>TCAM_2008-2030</text:p>
          </table:table-cell>
        </table:table-row>
        <table:table-row table:style-name="ro4">
          <table:table-cell table:style-name="ce2" office:value-type="string" calcext:value-type="string">
            <text:p>Ensemble des secteurs</text:p>
          </table:table-cell>
          <table:table-cell table:formula="of:=['11'.B2]+['21'.B2]+['22'.B2]+['23'.B2]+['24'.B2]+['25'.B2]+['26'.B2]+['31'.B2]+['41'.B2]+['42'.B2]+['43'.B2]+['52'.B2]+['53'.B2]+['54'.B2]+['72'.B2]+['73'.B2]+['74'.B2]+['82'.B2]+['83'.B2]+['91'.B2]+['93'.B2]+['94'.B2]" office:value-type="float" office:value="22176.45" calcext:value-type="float">
            <text:p>22176</text:p>
          </table:table-cell>
          <table:table-cell table:formula="of:=['11'.C2]+['21'.C2]+['22'.C2]+['23'.C2]+['24'.C2]+['25'.C2]+['26'.C2]+['31'.C2]+['41'.C2]+['42'.C2]+['43'.C2]+['52'.C2]+['53'.C2]+['54'.C2]+['72'.C2]+['73'.C2]+['74'.C2]+['82'.C2]+['83'.C2]+['91'.C2]+['93'.C2]+['94'.C2]" office:value-type="float" office:value="25111.3590976834" calcext:value-type="float">
            <text:p>25111</text:p>
          </table:table-cell>
          <table:table-cell table:formula="of:=['11'.D2]+['21'.D2]+['22'.D2]+['23'.D2]+['24'.D2]+['25'.D2]+['26'.D2]+['31'.D2]+['41'.D2]+['42'.D2]+['43'.D2]+['52'.D2]+['53'.D2]+['54'.D2]+['72'.D2]+['73'.D2]+['74'.D2]+['82'.D2]+['83'.D2]+['91'.D2]+['93'.D2]+['94'.D2]" office:value-type="float" office:value="27714.4702169966" calcext:value-type="float">
            <text:p>27714</text:p>
          </table:table-cell>
          <table:table-cell table:number-columns-repeated="3"/>
          <table:table-cell table:formula="of:=['11'.H2]+['21'.H2]+['22'.H2]+['23'.H2]+['24'.H2]+['25'.H2]+['26'.H2]+['31'.H2]+['41'.H2]+['42'.H2]+['43'.H2]+['52'.H2]+['53'.H2]+['54'.H2]+['72'.H2]+['73'.H2]+['74'.H2]+['82'.H2]+['83'.H2]+['91'.H2]+['93'.H2]+['94'.H2]" office:value-type="float" office:value="100" calcext:value-type="float">
            <text:p>100</text:p>
          </table:table-cell>
          <table:table-cell table:formula="of:=['11'.I2]+['21'.I2]+['22'.I2]+['23'.I2]+['24'.I2]+['25'.I2]+['26'.I2]+['31'.I2]+['41'.I2]+['42'.I2]+['43'.I2]+['52'.I2]+['53'.I2]+['54'.I2]+['72'.I2]+['73'.I2]+['74'.I2]+['82'.I2]+['83'.I2]+['91'.I2]+['93'.I2]+['94'.I2]" office:value-type="float" office:value="100" calcext:value-type="float">
            <text:p>100</text:p>
          </table:table-cell>
          <table:table-cell table:formula="of:=['11'.J2]+['21'.J2]+['22'.J2]+['23'.J2]+['24'.J2]+['25'.J2]+['26'.J2]+['31'.J2]+['41'.J2]+['42'.J2]+['43'.J2]+['52'.J2]+['53'.J2]+['54'.J2]+['72'.J2]+['73'.J2]+['74'.J2]+['82'.J2]+['83'.J2]+['91'.J2]+['93'.J2]+['94'.J2]" office:value-type="float" office:value="100" calcext:value-type="float">
            <text:p>100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Agriculture - sylviculture - pêche</text:p>
          </table:table-cell>
          <table:table-cell table:formula="of:=['11'.B3]+['21'.B3]+['22'.B3]+['23'.B3]+['24'.B3]+['25'.B3]+['26'.B3]+['31'.B3]+['41'.B3]+['42'.B3]+['43'.B3]+['52'.B3]+['53'.B3]+['54'.B3]+['72'.B3]+['73'.B3]+['74'.B3]+['82'.B3]+['83'.B3]+['91'.B3]+['93'.B3]+['94'.B3]" office:value-type="float" office:value="1225.55" calcext:value-type="float">
            <text:p>1226</text:p>
          </table:table-cell>
          <table:table-cell table:formula="of:=['11'.C3]+['21'.C3]+['22'.C3]+['23'.C3]+['24'.C3]+['25'.C3]+['26'.C3]+['31'.C3]+['41'.C3]+['42'.C3]+['43'.C3]+['52'.C3]+['53'.C3]+['54'.C3]+['72'.C3]+['73'.C3]+['74'.C3]+['82'.C3]+['83'.C3]+['91'.C3]+['93'.C3]+['94'.C3]" office:value-type="float" office:value="776.399709249726" calcext:value-type="float">
            <text:p>776</text:p>
          </table:table-cell>
          <table:table-cell table:formula="of:=['11'.D3]+['21'.D3]+['22'.D3]+['23'.D3]+['24'.D3]+['25'.D3]+['26'.D3]+['31'.D3]+['41'.D3]+['42'.D3]+['43'.D3]+['52'.D3]+['53'.D3]+['54'.D3]+['72'.D3]+['73'.D3]+['74'.D3]+['82'.D3]+['83'.D3]+['91'.D3]+['93'.D3]+['94'.D3]" office:value-type="float" office:value="372.176808175096" calcext:value-type="float">
            <text:p>372</text:p>
          </table:table-cell>
          <table:table-cell table:number-columns-repeated="3"/>
          <table:table-cell table:formula="of:=['11'.H3]+['21'.H3]+['22'.H3]+['23'.H3]+['24'.H3]+['25'.H3]+['26'.H3]+['31'.H3]+['41'.H3]+['42'.H3]+['43'.H3]+['52'.H3]+['53'.H3]+['54'.H3]+['72'.H3]+['73'.H3]+['74'.H3]+['82'.H3]+['83'.H3]+['91'.H3]+['93'.H3]+['94'.H3]" office:value-type="float" office:value="100" calcext:value-type="float">
            <text:p>100</text:p>
          </table:table-cell>
          <table:table-cell table:formula="of:=['11'.I3]+['21'.I3]+['22'.I3]+['23'.I3]+['24'.I3]+['25'.I3]+['26'.I3]+['31'.I3]+['41'.I3]+['42'.I3]+['43'.I3]+['52'.I3]+['53'.I3]+['54'.I3]+['72'.I3]+['73'.I3]+['74'.I3]+['82'.I3]+['83'.I3]+['91'.I3]+['93'.I3]+['94'.I3]" office:value-type="float" office:value="100" calcext:value-type="float">
            <text:p>100</text:p>
          </table:table-cell>
          <table:table-cell table:formula="of:=['11'.J3]+['21'.J3]+['22'.J3]+['23'.J3]+['24'.J3]+['25'.J3]+['26'.J3]+['31'.J3]+['41'.J3]+['42'.J3]+['43'.J3]+['52'.J3]+['53'.J3]+['54'.J3]+['72'.J3]+['73'.J3]+['74'.J3]+['82'.J3]+['83'.J3]+['91'.J3]+['93'.J3]+['94'.J3]" office:value-type="float" office:value="100" calcext:value-type="float">
            <text:p>100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Industries agricoles et alimentaires</text:p>
          </table:table-cell>
          <table:table-cell table:formula="of:=['11'.B4]+['21'.B4]+['22'.B4]+['23'.B4]+['24'.B4]+['25'.B4]+['26'.B4]+['31'.B4]+['41'.B4]+['42'.B4]+['43'.B4]+['52'.B4]+['53'.B4]+['54'.B4]+['72'.B4]+['73'.B4]+['74'.B4]+['82'.B4]+['83'.B4]+['91'.B4]+['93'.B4]+['94'.B4]" office:value-type="float" office:value="576.306210780887" calcext:value-type="float">
            <text:p>576</text:p>
          </table:table-cell>
          <table:table-cell table:formula="of:=['11'.C4]+['21'.C4]+['22'.C4]+['23'.C4]+['24'.C4]+['25'.C4]+['26'.C4]+['31'.C4]+['41'.C4]+['42'.C4]+['43'.C4]+['52'.C4]+['53'.C4]+['54'.C4]+['72'.C4]+['73'.C4]+['74'.C4]+['82'.C4]+['83'.C4]+['91'.C4]+['93'.C4]+['94'.C4]" office:value-type="float" office:value="570.546528677359" calcext:value-type="float">
            <text:p>571</text:p>
          </table:table-cell>
          <table:table-cell table:formula="of:=['11'.D4]+['21'.D4]+['22'.D4]+['23'.D4]+['24'.D4]+['25'.D4]+['26'.D4]+['31'.D4]+['41'.D4]+['42'.D4]+['43'.D4]+['52'.D4]+['53'.D4]+['54'.D4]+['72'.D4]+['73'.D4]+['74'.D4]+['82'.D4]+['83'.D4]+['91'.D4]+['93'.D4]+['94'.D4]" office:value-type="float" office:value="440.962920223245" calcext:value-type="float">
            <text:p>441</text:p>
          </table:table-cell>
          <table:table-cell table:number-columns-repeated="3"/>
          <table:table-cell table:formula="of:=['11'.H4]+['21'.H4]+['22'.H4]+['23'.H4]+['24'.H4]+['25'.H4]+['26'.H4]+['31'.H4]+['41'.H4]+['42'.H4]+['43'.H4]+['52'.H4]+['53'.H4]+['54'.H4]+['72'.H4]+['73'.H4]+['74'.H4]+['82'.H4]+['83'.H4]+['91'.H4]+['93'.H4]+['94'.H4]" office:value-type="float" office:value="100" calcext:value-type="float">
            <text:p>100</text:p>
          </table:table-cell>
          <table:table-cell table:formula="of:=['11'.I4]+['21'.I4]+['22'.I4]+['23'.I4]+['24'.I4]+['25'.I4]+['26'.I4]+['31'.I4]+['41'.I4]+['42'.I4]+['43'.I4]+['52'.I4]+['53'.I4]+['54'.I4]+['72'.I4]+['73'.I4]+['74'.I4]+['82'.I4]+['83'.I4]+['91'.I4]+['93'.I4]+['94'.I4]" office:value-type="float" office:value="100" calcext:value-type="float">
            <text:p>100</text:p>
          </table:table-cell>
          <table:table-cell table:formula="of:=['11'.J4]+['21'.J4]+['22'.J4]+['23'.J4]+['24'.J4]+['25'.J4]+['26'.J4]+['31'.J4]+['41'.J4]+['42'.J4]+['43'.J4]+['52'.J4]+['53'.J4]+['54'.J4]+['72'.J4]+['73'.J4]+['74'.J4]+['82'.J4]+['83'.J4]+['91'.J4]+['93'.J4]+['94'.J4]" office:value-type="float" office:value="100" calcext:value-type="float">
            <text:p>100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Industries des biens de consommation</text:p>
          </table:table-cell>
          <table:table-cell table:formula="of:=['11'.B5]+['21'.B5]+['22'.B5]+['23'.B5]+['24'.B5]+['25'.B5]+['26'.B5]+['31'.B5]+['41'.B5]+['42'.B5]+['43'.B5]+['52'.B5]+['53'.B5]+['54'.B5]+['72'.B5]+['73'.B5]+['74'.B5]+['82'.B5]+['83'.B5]+['91'.B5]+['93'.B5]+['94'.B5]" office:value-type="float" office:value="939.575981618439" calcext:value-type="float">
            <text:p>940</text:p>
          </table:table-cell>
          <table:table-cell table:formula="of:=['11'.C5]+['21'.C5]+['22'.C5]+['23'.C5]+['24'.C5]+['25'.C5]+['26'.C5]+['31'.C5]+['41'.C5]+['42'.C5]+['43'.C5]+['52'.C5]+['53'.C5]+['54'.C5]+['72'.C5]+['73'.C5]+['74'.C5]+['82'.C5]+['83'.C5]+['91'.C5]+['93'.C5]+['94'.C5]" office:value-type="float" office:value="558.999360484413" calcext:value-type="float">
            <text:p>559</text:p>
          </table:table-cell>
          <table:table-cell table:formula="of:=['11'.D5]+['21'.D5]+['22'.D5]+['23'.D5]+['24'.D5]+['25'.D5]+['26'.D5]+['31'.D5]+['41'.D5]+['42'.D5]+['43'.D5]+['52'.D5]+['53'.D5]+['54'.D5]+['72'.D5]+['73'.D5]+['74'.D5]+['82'.D5]+['83'.D5]+['91'.D5]+['93'.D5]+['94'.D5]" office:value-type="float" office:value="319.074966776695" calcext:value-type="float">
            <text:p>319</text:p>
          </table:table-cell>
          <table:table-cell table:number-columns-repeated="3"/>
          <table:table-cell table:formula="of:=['11'.H5]+['21'.H5]+['22'.H5]+['23'.H5]+['24'.H5]+['25'.H5]+['26'.H5]+['31'.H5]+['41'.H5]+['42'.H5]+['43'.H5]+['52'.H5]+['53'.H5]+['54'.H5]+['72'.H5]+['73'.H5]+['74'.H5]+['82'.H5]+['83'.H5]+['91'.H5]+['93'.H5]+['94'.H5]" office:value-type="float" office:value="100" calcext:value-type="float">
            <text:p>100</text:p>
          </table:table-cell>
          <table:table-cell table:formula="of:=['11'.I5]+['21'.I5]+['22'.I5]+['23'.I5]+['24'.I5]+['25'.I5]+['26'.I5]+['31'.I5]+['41'.I5]+['42'.I5]+['43'.I5]+['52'.I5]+['53'.I5]+['54'.I5]+['72'.I5]+['73'.I5]+['74'.I5]+['82'.I5]+['83'.I5]+['91'.I5]+['93'.I5]+['94'.I5]" office:value-type="float" office:value="100" calcext:value-type="float">
            <text:p>100</text:p>
          </table:table-cell>
          <table:table-cell table:formula="of:=['11'.J5]+['21'.J5]+['22'.J5]+['23'.J5]+['24'.J5]+['25'.J5]+['26'.J5]+['31'.J5]+['41'.J5]+['42'.J5]+['43'.J5]+['52'.J5]+['53'.J5]+['54'.J5]+['72'.J5]+['73'.J5]+['74'.J5]+['82'.J5]+['83'.J5]+['91'.J5]+['93'.J5]+['94'.J5]" office:value-type="float" office:value="100" calcext:value-type="float">
            <text:p>100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Industrie automobile</text:p>
          </table:table-cell>
          <table:table-cell table:formula="of:=['11'.B6]+['21'.B6]+['22'.B6]+['23'.B6]+['24'.B6]+['25'.B6]+['26'.B6]+['31'.B6]+['41'.B6]+['42'.B6]+['43'.B6]+['52'.B6]+['53'.B6]+['54'.B6]+['72'.B6]+['73'.B6]+['74'.B6]+['82'.B6]+['83'.B6]+['91'.B6]+['93'.B6]+['94'.B6]" office:value-type="float" office:value="327.662251518321" calcext:value-type="float">
            <text:p>328</text:p>
          </table:table-cell>
          <table:table-cell table:formula="of:=['11'.C6]+['21'.C6]+['22'.C6]+['23'.C6]+['24'.C6]+['25'.C6]+['26'.C6]+['31'.C6]+['41'.C6]+['42'.C6]+['43'.C6]+['52'.C6]+['53'.C6]+['54'.C6]+['72'.C6]+['73'.C6]+['74'.C6]+['82'.C6]+['83'.C6]+['91'.C6]+['93'.C6]+['94'.C6]" office:value-type="float" office:value="255.629070272695" calcext:value-type="float">
            <text:p>256</text:p>
          </table:table-cell>
          <table:table-cell table:formula="of:=['11'.D6]+['21'.D6]+['22'.D6]+['23'.D6]+['24'.D6]+['25'.D6]+['26'.D6]+['31'.D6]+['41'.D6]+['42'.D6]+['43'.D6]+['52'.D6]+['53'.D6]+['54'.D6]+['72'.D6]+['73'.D6]+['74'.D6]+['82'.D6]+['83'.D6]+['91'.D6]+['93'.D6]+['94'.D6]" office:value-type="float" office:value="185.602518485559" calcext:value-type="float">
            <text:p>186</text:p>
          </table:table-cell>
          <table:table-cell table:number-columns-repeated="3"/>
          <table:table-cell table:formula="of:=['11'.H6]+['21'.H6]+['22'.H6]+['23'.H6]+['24'.H6]+['25'.H6]+['26'.H6]+['31'.H6]+['41'.H6]+['42'.H6]+['43'.H6]+['52'.H6]+['53'.H6]+['54'.H6]+['72'.H6]+['73'.H6]+['74'.H6]+['82'.H6]+['83'.H6]+['91'.H6]+['93'.H6]+['94'.H6]" office:value-type="float" office:value="100" calcext:value-type="float">
            <text:p>100</text:p>
          </table:table-cell>
          <table:table-cell table:formula="of:=['11'.I6]+['21'.I6]+['22'.I6]+['23'.I6]+['24'.I6]+['25'.I6]+['26'.I6]+['31'.I6]+['41'.I6]+['42'.I6]+['43'.I6]+['52'.I6]+['53'.I6]+['54'.I6]+['72'.I6]+['73'.I6]+['74'.I6]+['82'.I6]+['83'.I6]+['91'.I6]+['93'.I6]+['94'.I6]" office:value-type="float" office:value="100" calcext:value-type="float">
            <text:p>100</text:p>
          </table:table-cell>
          <table:table-cell table:formula="of:=['11'.J6]+['21'.J6]+['22'.J6]+['23'.J6]+['24'.J6]+['25'.J6]+['26'.J6]+['31'.J6]+['41'.J6]+['42'.J6]+['43'.J6]+['52'.J6]+['53'.J6]+['54'.J6]+['72'.J6]+['73'.J6]+['74'.J6]+['82'.J6]+['83'.J6]+['91'.J6]+['93'.J6]+['94'.J6]" office:value-type="float" office:value="100" calcext:value-type="float">
            <text:p>100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Industries des biens d’équipement</text:p>
          </table:table-cell>
          <table:table-cell table:formula="of:=['11'.B7]+['21'.B7]+['22'.B7]+['23'.B7]+['24'.B7]+['25'.B7]+['26'.B7]+['31'.B7]+['41'.B7]+['42'.B7]+['43'.B7]+['52'.B7]+['53'.B7]+['54'.B7]+['72'.B7]+['73'.B7]+['74'.B7]+['82'.B7]+['83'.B7]+['91'.B7]+['93'.B7]+['94'.B7]" office:value-type="float" office:value="965.01503054974" calcext:value-type="float">
            <text:p>965</text:p>
          </table:table-cell>
          <table:table-cell table:formula="of:=['11'.C7]+['21'.C7]+['22'.C7]+['23'.C7]+['24'.C7]+['25'.C7]+['26'.C7]+['31'.C7]+['41'.C7]+['42'.C7]+['43'.C7]+['52'.C7]+['53'.C7]+['54'.C7]+['72'.C7]+['73'.C7]+['74'.C7]+['82'.C7]+['83'.C7]+['91'.C7]+['93'.C7]+['94'.C7]" office:value-type="float" office:value="787.766646678366" calcext:value-type="float">
            <text:p>788</text:p>
          </table:table-cell>
          <table:table-cell table:formula="of:=['11'.D7]+['21'.D7]+['22'.D7]+['23'.D7]+['24'.D7]+['25'.D7]+['26'.D7]+['31'.D7]+['41'.D7]+['42'.D7]+['43'.D7]+['52'.D7]+['53'.D7]+['54'.D7]+['72'.D7]+['73'.D7]+['74'.D7]+['82'.D7]+['83'.D7]+['91'.D7]+['93'.D7]+['94'.D7]" office:value-type="float" office:value="545.554594454417" calcext:value-type="float">
            <text:p>546</text:p>
          </table:table-cell>
          <table:table-cell table:number-columns-repeated="3"/>
          <table:table-cell table:formula="of:=['11'.H7]+['21'.H7]+['22'.H7]+['23'.H7]+['24'.H7]+['25'.H7]+['26'.H7]+['31'.H7]+['41'.H7]+['42'.H7]+['43'.H7]+['52'.H7]+['53'.H7]+['54'.H7]+['72'.H7]+['73'.H7]+['74'.H7]+['82'.H7]+['83'.H7]+['91'.H7]+['93'.H7]+['94'.H7]" office:value-type="float" office:value="99.9999999999999" calcext:value-type="float">
            <text:p>100</text:p>
          </table:table-cell>
          <table:table-cell table:formula="of:=['11'.I7]+['21'.I7]+['22'.I7]+['23'.I7]+['24'.I7]+['25'.I7]+['26'.I7]+['31'.I7]+['41'.I7]+['42'.I7]+['43'.I7]+['52'.I7]+['53'.I7]+['54'.I7]+['72'.I7]+['73'.I7]+['74'.I7]+['82'.I7]+['83'.I7]+['91'.I7]+['93'.I7]+['94'.I7]" office:value-type="float" office:value="100" calcext:value-type="float">
            <text:p>100</text:p>
          </table:table-cell>
          <table:table-cell table:formula="of:=['11'.J7]+['21'.J7]+['22'.J7]+['23'.J7]+['24'.J7]+['25'.J7]+['26'.J7]+['31'.J7]+['41'.J7]+['42'.J7]+['43'.J7]+['52'.J7]+['53'.J7]+['54'.J7]+['72'.J7]+['73'.J7]+['74'.J7]+['82'.J7]+['83'.J7]+['91'.J7]+['93'.J7]+['94'.J7]" office:value-type="float" office:value="99.9999999999999" calcext:value-type="float">
            <text:p>100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Industries des biens intermédiaires</text:p>
          </table:table-cell>
          <table:table-cell table:formula="of:=['11'.B8]+['21'.B8]+['22'.B8]+['23'.B8]+['24'.B8]+['25'.B8]+['26'.B8]+['31'.B8]+['41'.B8]+['42'.B8]+['43'.B8]+['52'.B8]+['53'.B8]+['54'.B8]+['72'.B8]+['73'.B8]+['74'.B8]+['82'.B8]+['83'.B8]+['91'.B8]+['93'.B8]+['94'.B8]" office:value-type="float" office:value="1714.40053635945" calcext:value-type="float">
            <text:p>1714</text:p>
          </table:table-cell>
          <table:table-cell table:formula="of:=['11'.C8]+['21'.C8]+['22'.C8]+['23'.C8]+['24'.C8]+['25'.C8]+['26'.C8]+['31'.C8]+['41'.C8]+['42'.C8]+['43'.C8]+['52'.C8]+['53'.C8]+['54'.C8]+['72'.C8]+['73'.C8]+['74'.C8]+['82'.C8]+['83'.C8]+['91'.C8]+['93'.C8]+['94'.C8]" office:value-type="float" office:value="1258.88949548828" calcext:value-type="float">
            <text:p>1259</text:p>
          </table:table-cell>
          <table:table-cell table:formula="of:=['11'.D8]+['21'.D8]+['22'.D8]+['23'.D8]+['24'.D8]+['25'.D8]+['26'.D8]+['31'.D8]+['41'.D8]+['42'.D8]+['43'.D8]+['52'.D8]+['53'.D8]+['54'.D8]+['72'.D8]+['73'.D8]+['74'.D8]+['82'.D8]+['83'.D8]+['91'.D8]+['93'.D8]+['94'.D8]" office:value-type="float" office:value="746.786335522667" calcext:value-type="float">
            <text:p>747</text:p>
          </table:table-cell>
          <table:table-cell table:number-columns-repeated="3"/>
          <table:table-cell table:formula="of:=['11'.H8]+['21'.H8]+['22'.H8]+['23'.H8]+['24'.H8]+['25'.H8]+['26'.H8]+['31'.H8]+['41'.H8]+['42'.H8]+['43'.H8]+['52'.H8]+['53'.H8]+['54'.H8]+['72'.H8]+['73'.H8]+['74'.H8]+['82'.H8]+['83'.H8]+['91'.H8]+['93'.H8]+['94'.H8]" office:value-type="float" office:value="100" calcext:value-type="float">
            <text:p>100</text:p>
          </table:table-cell>
          <table:table-cell table:formula="of:=['11'.I8]+['21'.I8]+['22'.I8]+['23'.I8]+['24'.I8]+['25'.I8]+['26'.I8]+['31'.I8]+['41'.I8]+['42'.I8]+['43'.I8]+['52'.I8]+['53'.I8]+['54'.I8]+['72'.I8]+['73'.I8]+['74'.I8]+['82'.I8]+['83'.I8]+['91'.I8]+['93'.I8]+['94'.I8]" office:value-type="float" office:value="100" calcext:value-type="float">
            <text:p>100</text:p>
          </table:table-cell>
          <table:table-cell table:formula="of:=['11'.J8]+['21'.J8]+['22'.J8]+['23'.J8]+['24'.J8]+['25'.J8]+['26'.J8]+['31'.J8]+['41'.J8]+['42'.J8]+['43'.J8]+['52'.J8]+['53'.J8]+['54'.J8]+['72'.J8]+['73'.J8]+['74'.J8]+['82'.J8]+['83'.J8]+['91'.J8]+['93'.J8]+['94'.J8]" office:value-type="float" office:value="100" calcext:value-type="float">
            <text:p>100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Energie</text:p>
          </table:table-cell>
          <table:table-cell table:formula="of:=['11'.B9]+['21'.B9]+['22'.B9]+['23'.B9]+['24'.B9]+['25'.B9]+['26'.B9]+['31'.B9]+['41'.B9]+['42'.B9]+['43'.B9]+['52'.B9]+['53'.B9]+['54'.B9]+['72'.B9]+['73'.B9]+['74'.B9]+['82'.B9]+['83'.B9]+['91'.B9]+['93'.B9]+['94'.B9]" office:value-type="float" office:value="281.169989173161" calcext:value-type="float">
            <text:p>281</text:p>
          </table:table-cell>
          <table:table-cell table:formula="of:=['11'.C9]+['21'.C9]+['22'.C9]+['23'.C9]+['24'.C9]+['25'.C9]+['26'.C9]+['31'.C9]+['41'.C9]+['42'.C9]+['43'.C9]+['52'.C9]+['53'.C9]+['54'.C9]+['72'.C9]+['73'.C9]+['74'.C9]+['82'.C9]+['83'.C9]+['91'.C9]+['93'.C9]+['94'.C9]" office:value-type="float" office:value="236.617179388889" calcext:value-type="float">
            <text:p>237</text:p>
          </table:table-cell>
          <table:table-cell table:formula="of:=['11'.D9]+['21'.D9]+['22'.D9]+['23'.D9]+['24'.D9]+['25'.D9]+['26'.D9]+['31'.D9]+['41'.D9]+['42'.D9]+['43'.D9]+['52'.D9]+['53'.D9]+['54'.D9]+['72'.D9]+['73'.D9]+['74'.D9]+['82'.D9]+['83'.D9]+['91'.D9]+['93'.D9]+['94'.D9]" office:value-type="float" office:value="189.465158425595" calcext:value-type="float">
            <text:p>189</text:p>
          </table:table-cell>
          <table:table-cell table:number-columns-repeated="3"/>
          <table:table-cell table:formula="of:=['11'.H9]+['21'.H9]+['22'.H9]+['23'.H9]+['24'.H9]+['25'.H9]+['26'.H9]+['31'.H9]+['41'.H9]+['42'.H9]+['43'.H9]+['52'.H9]+['53'.H9]+['54'.H9]+['72'.H9]+['73'.H9]+['74'.H9]+['82'.H9]+['83'.H9]+['91'.H9]+['93'.H9]+['94'.H9]" office:value-type="float" office:value="100" calcext:value-type="float">
            <text:p>100</text:p>
          </table:table-cell>
          <table:table-cell table:formula="of:=['11'.I9]+['21'.I9]+['22'.I9]+['23'.I9]+['24'.I9]+['25'.I9]+['26'.I9]+['31'.I9]+['41'.I9]+['42'.I9]+['43'.I9]+['52'.I9]+['53'.I9]+['54'.I9]+['72'.I9]+['73'.I9]+['74'.I9]+['82'.I9]+['83'.I9]+['91'.I9]+['93'.I9]+['94'.I9]" office:value-type="float" office:value="100" calcext:value-type="float">
            <text:p>100</text:p>
          </table:table-cell>
          <table:table-cell table:formula="of:=['11'.J9]+['21'.J9]+['22'.J9]+['23'.J9]+['24'.J9]+['25'.J9]+['26'.J9]+['31'.J9]+['41'.J9]+['42'.J9]+['43'.J9]+['52'.J9]+['53'.J9]+['54'.J9]+['72'.J9]+['73'.J9]+['74'.J9]+['82'.J9]+['83'.J9]+['91'.J9]+['93'.J9]+['94'.J9]" office:value-type="float" office:value="100" calcext:value-type="float">
            <text:p>100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Construction</text:p>
          </table:table-cell>
          <table:table-cell table:formula="of:=['11'.B10]+['21'.B10]+['22'.B10]+['23'.B10]+['24'.B10]+['25'.B10]+['26'.B10]+['31'.B10]+['41'.B10]+['42'.B10]+['43'.B10]+['52'.B10]+['53'.B10]+['54'.B10]+['72'.B10]+['73'.B10]+['74'.B10]+['82'.B10]+['83'.B10]+['91'.B10]+['93'.B10]+['94'.B10]" office:value-type="float" office:value="1610.287" calcext:value-type="float">
            <text:p>1610</text:p>
          </table:table-cell>
          <table:table-cell table:formula="of:=['11'.C10]+['21'.C10]+['22'.C10]+['23'.C10]+['24'.C10]+['25'.C10]+['26'.C10]+['31'.C10]+['41'.C10]+['42'.C10]+['43'.C10]+['52'.C10]+['53'.C10]+['54'.C10]+['72'.C10]+['73'.C10]+['74'.C10]+['82'.C10]+['83'.C10]+['91'.C10]+['93'.C10]+['94'.C10]" office:value-type="float" office:value="1727.7877575579" calcext:value-type="float">
            <text:p>1728</text:p>
          </table:table-cell>
          <table:table-cell table:formula="of:=['11'.D10]+['21'.D10]+['22'.D10]+['23'.D10]+['24'.D10]+['25'.D10]+['26'.D10]+['31'.D10]+['41'.D10]+['42'.D10]+['43'.D10]+['52'.D10]+['53'.D10]+['54'.D10]+['72'.D10]+['73'.D10]+['74'.D10]+['82'.D10]+['83'.D10]+['91'.D10]+['93'.D10]+['94'.D10]" office:value-type="float" office:value="1835.00693402918" calcext:value-type="float">
            <text:p>1835</text:p>
          </table:table-cell>
          <table:table-cell table:number-columns-repeated="3"/>
          <table:table-cell table:formula="of:=['11'.H10]+['21'.H10]+['22'.H10]+['23'.H10]+['24'.H10]+['25'.H10]+['26'.H10]+['31'.H10]+['41'.H10]+['42'.H10]+['43'.H10]+['52'.H10]+['53'.H10]+['54'.H10]+['72'.H10]+['73'.H10]+['74'.H10]+['82'.H10]+['83'.H10]+['91'.H10]+['93'.H10]+['94'.H10]" office:value-type="float" office:value="100" calcext:value-type="float">
            <text:p>100</text:p>
          </table:table-cell>
          <table:table-cell table:formula="of:=['11'.I10]+['21'.I10]+['22'.I10]+['23'.I10]+['24'.I10]+['25'.I10]+['26'.I10]+['31'.I10]+['41'.I10]+['42'.I10]+['43'.I10]+['52'.I10]+['53'.I10]+['54'.I10]+['72'.I10]+['73'.I10]+['74'.I10]+['82'.I10]+['83'.I10]+['91'.I10]+['93'.I10]+['94'.I10]" office:value-type="float" office:value="100" calcext:value-type="float">
            <text:p>100</text:p>
          </table:table-cell>
          <table:table-cell table:formula="of:=['11'.J10]+['21'.J10]+['22'.J10]+['23'.J10]+['24'.J10]+['25'.J10]+['26'.J10]+['31'.J10]+['41'.J10]+['42'.J10]+['43'.J10]+['52'.J10]+['53'.J10]+['54'.J10]+['72'.J10]+['73'.J10]+['74'.J10]+['82'.J10]+['83'.J10]+['91'.J10]+['93'.J10]+['94'.J10]" office:value-type="float" office:value="100" calcext:value-type="float">
            <text:p>100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Commerce</text:p>
          </table:table-cell>
          <table:table-cell table:formula="of:=['11'.B11]+['21'.B11]+['22'.B11]+['23'.B11]+['24'.B11]+['25'.B11]+['26'.B11]+['31'.B11]+['41'.B11]+['42'.B11]+['43'.B11]+['52'.B11]+['53'.B11]+['54'.B11]+['72'.B11]+['73'.B11]+['74'.B11]+['82'.B11]+['83'.B11]+['91'.B11]+['93'.B11]+['94'.B11]" office:value-type="float" office:value="3034.814" calcext:value-type="float">
            <text:p>3035</text:p>
          </table:table-cell>
          <table:table-cell table:formula="of:=['11'.C11]+['21'.C11]+['22'.C11]+['23'.C11]+['24'.C11]+['25'.C11]+['26'.C11]+['31'.C11]+['41'.C11]+['42'.C11]+['43'.C11]+['52'.C11]+['53'.C11]+['54'.C11]+['72'.C11]+['73'.C11]+['74'.C11]+['82'.C11]+['83'.C11]+['91'.C11]+['93'.C11]+['94'.C11]" office:value-type="float" office:value="3403.90605414838" calcext:value-type="float">
            <text:p>3404</text:p>
          </table:table-cell>
          <table:table-cell table:formula="of:=['11'.D11]+['21'.D11]+['22'.D11]+['23'.D11]+['24'.D11]+['25'.D11]+['26'.D11]+['31'.D11]+['41'.D11]+['42'.D11]+['43'.D11]+['52'.D11]+['53'.D11]+['54'.D11]+['72'.D11]+['73'.D11]+['74'.D11]+['82'.D11]+['83'.D11]+['91'.D11]+['93'.D11]+['94'.D11]" office:value-type="float" office:value="4183.30091230695" calcext:value-type="float">
            <text:p>4183</text:p>
          </table:table-cell>
          <table:table-cell table:number-columns-repeated="3"/>
          <table:table-cell table:formula="of:=['11'.H11]+['21'.H11]+['22'.H11]+['23'.H11]+['24'.H11]+['25'.H11]+['26'.H11]+['31'.H11]+['41'.H11]+['42'.H11]+['43'.H11]+['52'.H11]+['53'.H11]+['54'.H11]+['72'.H11]+['73'.H11]+['74'.H11]+['82'.H11]+['83'.H11]+['91'.H11]+['93'.H11]+['94'.H11]" office:value-type="float" office:value="100" calcext:value-type="float">
            <text:p>100</text:p>
          </table:table-cell>
          <table:table-cell table:formula="of:=['11'.I11]+['21'.I11]+['22'.I11]+['23'.I11]+['24'.I11]+['25'.I11]+['26'.I11]+['31'.I11]+['41'.I11]+['42'.I11]+['43'.I11]+['52'.I11]+['53'.I11]+['54'.I11]+['72'.I11]+['73'.I11]+['74'.I11]+['82'.I11]+['83'.I11]+['91'.I11]+['93'.I11]+['94'.I11]" office:value-type="float" office:value="100" calcext:value-type="float">
            <text:p>100</text:p>
          </table:table-cell>
          <table:table-cell table:formula="of:=['11'.J11]+['21'.J11]+['22'.J11]+['23'.J11]+['24'.J11]+['25'.J11]+['26'.J11]+['31'.J11]+['41'.J11]+['42'.J11]+['43'.J11]+['52'.J11]+['53'.J11]+['54'.J11]+['72'.J11]+['73'.J11]+['74'.J11]+['82'.J11]+['83'.J11]+['91'.J11]+['93'.J11]+['94'.J11]" office:value-type="float" office:value="100" calcext:value-type="float">
            <text:p>100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Transports</text:p>
          </table:table-cell>
          <table:table-cell table:formula="of:=['11'.B12]+['21'.B12]+['22'.B12]+['23'.B12]+['24'.B12]+['25'.B12]+['26'.B12]+['31'.B12]+['41'.B12]+['42'.B12]+['43'.B12]+['52'.B12]+['53'.B12]+['54'.B12]+['72'.B12]+['73'.B12]+['74'.B12]+['82'.B12]+['83'.B12]+['91'.B12]+['93'.B12]+['94'.B12]" office:value-type="float" office:value="959.760787846991" calcext:value-type="float">
            <text:p>960</text:p>
          </table:table-cell>
          <table:table-cell table:formula="of:=['11'.C12]+['21'.C12]+['22'.C12]+['23'.C12]+['24'.C12]+['25'.C12]+['26'.C12]+['31'.C12]+['41'.C12]+['42'.C12]+['43'.C12]+['52'.C12]+['53'.C12]+['54'.C12]+['72'.C12]+['73'.C12]+['74'.C12]+['82'.C12]+['83'.C12]+['91'.C12]+['93'.C12]+['94'.C12]" office:value-type="float" office:value="1165.81872034833" calcext:value-type="float">
            <text:p>1166</text:p>
          </table:table-cell>
          <table:table-cell table:formula="of:=['11'.D12]+['21'.D12]+['22'.D12]+['23'.D12]+['24'.D12]+['25'.D12]+['26'.D12]+['31'.D12]+['41'.D12]+['42'.D12]+['43'.D12]+['52'.D12]+['53'.D12]+['54'.D12]+['72'.D12]+['73'.D12]+['74'.D12]+['82'.D12]+['83'.D12]+['91'.D12]+['93'.D12]+['94'.D12]" office:value-type="float" office:value="1193.00366206421" calcext:value-type="float">
            <text:p>1193</text:p>
          </table:table-cell>
          <table:table-cell table:number-columns-repeated="3"/>
          <table:table-cell table:formula="of:=['11'.H12]+['21'.H12]+['22'.H12]+['23'.H12]+['24'.H12]+['25'.H12]+['26'.H12]+['31'.H12]+['41'.H12]+['42'.H12]+['43'.H12]+['52'.H12]+['53'.H12]+['54'.H12]+['72'.H12]+['73'.H12]+['74'.H12]+['82'.H12]+['83'.H12]+['91'.H12]+['93'.H12]+['94'.H12]" office:value-type="float" office:value="100" calcext:value-type="float">
            <text:p>100</text:p>
          </table:table-cell>
          <table:table-cell table:formula="of:=['11'.I12]+['21'.I12]+['22'.I12]+['23'.I12]+['24'.I12]+['25'.I12]+['26'.I12]+['31'.I12]+['41'.I12]+['42'.I12]+['43'.I12]+['52'.I12]+['53'.I12]+['54'.I12]+['72'.I12]+['73'.I12]+['74'.I12]+['82'.I12]+['83'.I12]+['91'.I12]+['93'.I12]+['94'.I12]" office:value-type="float" office:value="100" calcext:value-type="float">
            <text:p>100</text:p>
          </table:table-cell>
          <table:table-cell table:formula="of:=['11'.J12]+['21'.J12]+['22'.J12]+['23'.J12]+['24'.J12]+['25'.J12]+['26'.J12]+['31'.J12]+['41'.J12]+['42'.J12]+['43'.J12]+['52'.J12]+['53'.J12]+['54'.J12]+['72'.J12]+['73'.J12]+['74'.J12]+['82'.J12]+['83'.J12]+['91'.J12]+['93'.J12]+['94'.J12]" office:value-type="float" office:value="100" calcext:value-type="float">
            <text:p>100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Activités financières</text:p>
          </table:table-cell>
          <table:table-cell table:formula="of:=['11'.B13]+['21'.B13]+['22'.B13]+['23'.B13]+['24'.B13]+['25'.B13]+['26'.B13]+['31'.B13]+['41'.B13]+['42'.B13]+['43'.B13]+['52'.B13]+['53'.B13]+['54'.B13]+['72'.B13]+['73'.B13]+['74'.B13]+['82'.B13]+['83'.B13]+['91'.B13]+['93'.B13]+['94'.B13]" office:value-type="float" office:value="741.639471741265" calcext:value-type="float">
            <text:p>742</text:p>
          </table:table-cell>
          <table:table-cell table:formula="of:=['11'.C13]+['21'.C13]+['22'.C13]+['23'.C13]+['24'.C13]+['25'.C13]+['26'.C13]+['31'.C13]+['41'.C13]+['42'.C13]+['43'.C13]+['52'.C13]+['53'.C13]+['54'.C13]+['72'.C13]+['73'.C13]+['74'.C13]+['82'.C13]+['83'.C13]+['91'.C13]+['93'.C13]+['94'.C13]" office:value-type="float" office:value="780.006253581587" calcext:value-type="float">
            <text:p>780</text:p>
          </table:table-cell>
          <table:table-cell table:formula="of:=['11'.D13]+['21'.D13]+['22'.D13]+['23'.D13]+['24'.D13]+['25'.D13]+['26'.D13]+['31'.D13]+['41'.D13]+['42'.D13]+['43'.D13]+['52'.D13]+['53'.D13]+['54'.D13]+['72'.D13]+['73'.D13]+['74'.D13]+['82'.D13]+['83'.D13]+['91'.D13]+['93'.D13]+['94'.D13]" office:value-type="float" office:value="810.762599628929" calcext:value-type="float">
            <text:p>811</text:p>
          </table:table-cell>
          <table:table-cell table:number-columns-repeated="3"/>
          <table:table-cell table:formula="of:=['11'.H13]+['21'.H13]+['22'.H13]+['23'.H13]+['24'.H13]+['25'.H13]+['26'.H13]+['31'.H13]+['41'.H13]+['42'.H13]+['43'.H13]+['52'.H13]+['53'.H13]+['54'.H13]+['72'.H13]+['73'.H13]+['74'.H13]+['82'.H13]+['83'.H13]+['91'.H13]+['93'.H13]+['94'.H13]" office:value-type="float" office:value="100" calcext:value-type="float">
            <text:p>100</text:p>
          </table:table-cell>
          <table:table-cell table:formula="of:=['11'.I13]+['21'.I13]+['22'.I13]+['23'.I13]+['24'.I13]+['25'.I13]+['26'.I13]+['31'.I13]+['41'.I13]+['42'.I13]+['43'.I13]+['52'.I13]+['53'.I13]+['54'.I13]+['72'.I13]+['73'.I13]+['74'.I13]+['82'.I13]+['83'.I13]+['91'.I13]+['93'.I13]+['94'.I13]" office:value-type="float" office:value="100" calcext:value-type="float">
            <text:p>100</text:p>
          </table:table-cell>
          <table:table-cell table:formula="of:=['11'.J13]+['21'.J13]+['22'.J13]+['23'.J13]+['24'.J13]+['25'.J13]+['26'.J13]+['31'.J13]+['41'.J13]+['42'.J13]+['43'.J13]+['52'.J13]+['53'.J13]+['54'.J13]+['72'.J13]+['73'.J13]+['74'.J13]+['82'.J13]+['83'.J13]+['91'.J13]+['93'.J13]+['94'.J13]" office:value-type="float" office:value="100" calcext:value-type="float">
            <text:p>100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Activités immobilières</text:p>
          </table:table-cell>
          <table:table-cell table:formula="of:=['11'.B14]+['21'.B14]+['22'.B14]+['23'.B14]+['24'.B14]+['25'.B14]+['26'.B14]+['31'.B14]+['41'.B14]+['42'.B14]+['43'.B14]+['52'.B14]+['53'.B14]+['54'.B14]+['72'.B14]+['73'.B14]+['74'.B14]+['82'.B14]+['83'.B14]+['91'.B14]+['93'.B14]+['94'.B14]" office:value-type="float" office:value="287.838425530954" calcext:value-type="float">
            <text:p>288</text:p>
          </table:table-cell>
          <table:table-cell table:formula="of:=['11'.C14]+['21'.C14]+['22'.C14]+['23'.C14]+['24'.C14]+['25'.C14]+['26'.C14]+['31'.C14]+['41'.C14]+['42'.C14]+['43'.C14]+['52'.C14]+['53'.C14]+['54'.C14]+['72'.C14]+['73'.C14]+['74'.C14]+['82'.C14]+['83'.C14]+['91'.C14]+['93'.C14]+['94'.C14]" office:value-type="float" office:value="309.631962784996" calcext:value-type="float">
            <text:p>310</text:p>
          </table:table-cell>
          <table:table-cell table:formula="of:=['11'.D14]+['21'.D14]+['22'.D14]+['23'.D14]+['24'.D14]+['25'.D14]+['26'.D14]+['31'.D14]+['41'.D14]+['42'.D14]+['43'.D14]+['52'.D14]+['53'.D14]+['54'.D14]+['72'.D14]+['73'.D14]+['74'.D14]+['82'.D14]+['83'.D14]+['91'.D14]+['93'.D14]+['94'.D14]" office:value-type="float" office:value="317.65048257527" calcext:value-type="float">
            <text:p>318</text:p>
          </table:table-cell>
          <table:table-cell table:number-columns-repeated="3"/>
          <table:table-cell table:formula="of:=['11'.H14]+['21'.H14]+['22'.H14]+['23'.H14]+['24'.H14]+['25'.H14]+['26'.H14]+['31'.H14]+['41'.H14]+['42'.H14]+['43'.H14]+['52'.H14]+['53'.H14]+['54'.H14]+['72'.H14]+['73'.H14]+['74'.H14]+['82'.H14]+['83'.H14]+['91'.H14]+['93'.H14]+['94'.H14]" office:value-type="float" office:value="100" calcext:value-type="float">
            <text:p>100</text:p>
          </table:table-cell>
          <table:table-cell table:formula="of:=['11'.I14]+['21'.I14]+['22'.I14]+['23'.I14]+['24'.I14]+['25'.I14]+['26'.I14]+['31'.I14]+['41'.I14]+['42'.I14]+['43'.I14]+['52'.I14]+['53'.I14]+['54'.I14]+['72'.I14]+['73'.I14]+['74'.I14]+['82'.I14]+['83'.I14]+['91'.I14]+['93'.I14]+['94'.I14]" office:value-type="float" office:value="100" calcext:value-type="float">
            <text:p>100</text:p>
          </table:table-cell>
          <table:table-cell table:formula="of:=['11'.J14]+['21'.J14]+['22'.J14]+['23'.J14]+['24'.J14]+['25'.J14]+['26'.J14]+['31'.J14]+['41'.J14]+['42'.J14]+['43'.J14]+['52'.J14]+['53'.J14]+['54'.J14]+['72'.J14]+['73'.J14]+['74'.J14]+['82'.J14]+['83'.J14]+['91'.J14]+['93'.J14]+['94'.J14]" office:value-type="float" office:value="100" calcext:value-type="float">
            <text:p>100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Services aux entreprises</text:p>
          </table:table-cell>
          <table:table-cell table:formula="of:=['11'.B15]+['21'.B15]+['22'.B15]+['23'.B15]+['24'.B15]+['25'.B15]+['26'.B15]+['31'.B15]+['41'.B15]+['42'.B15]+['43'.B15]+['52'.B15]+['53'.B15]+['54'.B15]+['72'.B15]+['73'.B15]+['74'.B15]+['82'.B15]+['83'.B15]+['91'.B15]+['93'.B15]+['94'.B15]" office:value-type="float" office:value="2210.83385332479" calcext:value-type="float">
            <text:p>2211</text:p>
          </table:table-cell>
          <table:table-cell table:formula="of:=['11'.C15]+['21'.C15]+['22'.C15]+['23'.C15]+['24'.C15]+['25'.C15]+['26'.C15]+['31'.C15]+['41'.C15]+['42'.C15]+['43'.C15]+['52'.C15]+['53'.C15]+['54'.C15]+['72'.C15]+['73'.C15]+['74'.C15]+['82'.C15]+['83'.C15]+['91'.C15]+['93'.C15]+['94'.C15]" office:value-type="float" office:value="3533.74021626283" calcext:value-type="float">
            <text:p>3534</text:p>
          </table:table-cell>
          <table:table-cell table:formula="of:=['11'.D15]+['21'.D15]+['22'.D15]+['23'.D15]+['24'.D15]+['25'.D15]+['26'.D15]+['31'.D15]+['41'.D15]+['42'.D15]+['43'.D15]+['52'.D15]+['53'.D15]+['54'.D15]+['72'.D15]+['73'.D15]+['74'.D15]+['82'.D15]+['83'.D15]+['91'.D15]+['93'.D15]+['94'.D15]" office:value-type="float" office:value="5097.64125704319" calcext:value-type="float">
            <text:p>5098</text:p>
          </table:table-cell>
          <table:table-cell table:number-columns-repeated="3"/>
          <table:table-cell table:formula="of:=['11'.H15]+['21'.H15]+['22'.H15]+['23'.H15]+['24'.H15]+['25'.H15]+['26'.H15]+['31'.H15]+['41'.H15]+['42'.H15]+['43'.H15]+['52'.H15]+['53'.H15]+['54'.H15]+['72'.H15]+['73'.H15]+['74'.H15]+['82'.H15]+['83'.H15]+['91'.H15]+['93'.H15]+['94'.H15]" office:value-type="float" office:value="100" calcext:value-type="float">
            <text:p>100</text:p>
          </table:table-cell>
          <table:table-cell table:formula="of:=['11'.I15]+['21'.I15]+['22'.I15]+['23'.I15]+['24'.I15]+['25'.I15]+['26'.I15]+['31'.I15]+['41'.I15]+['42'.I15]+['43'.I15]+['52'.I15]+['53'.I15]+['54'.I15]+['72'.I15]+['73'.I15]+['74'.I15]+['82'.I15]+['83'.I15]+['91'.I15]+['93'.I15]+['94'.I15]" office:value-type="float" office:value="100" calcext:value-type="float">
            <text:p>100</text:p>
          </table:table-cell>
          <table:table-cell table:formula="of:=['11'.J15]+['21'.J15]+['22'.J15]+['23'.J15]+['24'.J15]+['25'.J15]+['26'.J15]+['31'.J15]+['41'.J15]+['42'.J15]+['43'.J15]+['52'.J15]+['53'.J15]+['54'.J15]+['72'.J15]+['73'.J15]+['74'.J15]+['82'.J15]+['83'.J15]+['91'.J15]+['93'.J15]+['94'.J15]" office:value-type="float" office:value="100" calcext:value-type="float">
            <text:p>100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Services aux particuliers</text:p>
          </table:table-cell>
          <table:table-cell table:formula="of:=['11'.B16]+['21'.B16]+['22'.B16]+['23'.B16]+['24'.B16]+['25'.B16]+['26'.B16]+['31'.B16]+['41'.B16]+['42'.B16]+['43'.B16]+['52'.B16]+['53'.B16]+['54'.B16]+['72'.B16]+['73'.B16]+['74'.B16]+['82'.B16]+['83'.B16]+['91'.B16]+['93'.B16]+['94'.B16]" office:value-type="float" office:value="1244.26442211431" calcext:value-type="float">
            <text:p>1244</text:p>
          </table:table-cell>
          <table:table-cell table:formula="of:=['11'.C16]+['21'.C16]+['22'.C16]+['23'.C16]+['24'.C16]+['25'.C16]+['26'.C16]+['31'.C16]+['41'.C16]+['42'.C16]+['43'.C16]+['52'.C16]+['53'.C16]+['54'.C16]+['72'.C16]+['73'.C16]+['74'.C16]+['82'.C16]+['83'.C16]+['91'.C16]+['93'.C16]+['94'.C16]" office:value-type="float" office:value="2276.04897222003" calcext:value-type="float">
            <text:p>2276</text:p>
          </table:table-cell>
          <table:table-cell table:formula="of:=['11'.D16]+['21'.D16]+['22'.D16]+['23'.D16]+['24'.D16]+['25'.D16]+['26'.D16]+['31'.D16]+['41'.D16]+['42'.D16]+['43'.D16]+['52'.D16]+['53'.D16]+['54'.D16]+['72'.D16]+['73'.D16]+['74'.D16]+['82'.D16]+['83'.D16]+['91'.D16]+['93'.D16]+['94'.D16]" office:value-type="float" office:value="3516.67187031334" calcext:value-type="float">
            <text:p>3517</text:p>
          </table:table-cell>
          <table:table-cell table:number-columns-repeated="3"/>
          <table:table-cell table:formula="of:=['11'.H16]+['21'.H16]+['22'.H16]+['23'.H16]+['24'.H16]+['25'.H16]+['26'.H16]+['31'.H16]+['41'.H16]+['42'.H16]+['43'.H16]+['52'.H16]+['53'.H16]+['54'.H16]+['72'.H16]+['73'.H16]+['74'.H16]+['82'.H16]+['83'.H16]+['91'.H16]+['93'.H16]+['94'.H16]" office:value-type="float" office:value="100" calcext:value-type="float">
            <text:p>100</text:p>
          </table:table-cell>
          <table:table-cell table:formula="of:=['11'.I16]+['21'.I16]+['22'.I16]+['23'.I16]+['24'.I16]+['25'.I16]+['26'.I16]+['31'.I16]+['41'.I16]+['42'.I16]+['43'.I16]+['52'.I16]+['53'.I16]+['54'.I16]+['72'.I16]+['73'.I16]+['74'.I16]+['82'.I16]+['83'.I16]+['91'.I16]+['93'.I16]+['94'.I16]" office:value-type="float" office:value="100" calcext:value-type="float">
            <text:p>100</text:p>
          </table:table-cell>
          <table:table-cell table:formula="of:=['11'.J16]+['21'.J16]+['22'.J16]+['23'.J16]+['24'.J16]+['25'.J16]+['26'.J16]+['31'.J16]+['41'.J16]+['42'.J16]+['43'.J16]+['52'.J16]+['53'.J16]+['54'.J16]+['72'.J16]+['73'.J16]+['74'.J16]+['82'.J16]+['83'.J16]+['91'.J16]+['93'.J16]+['94'.J16]" office:value-type="float" office:value="100" calcext:value-type="float">
            <text:p>100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Education - santé - action sociale</text:p>
          </table:table-cell>
          <table:table-cell table:formula="of:=['11'.B17]+['21'.B17]+['22'.B17]+['23'.B17]+['24'.B17]+['25'.B17]+['26'.B17]+['31'.B17]+['41'.B17]+['42'.B17]+['43'.B17]+['52'.B17]+['53'.B17]+['54'.B17]+['72'.B17]+['73'.B17]+['74'.B17]+['82'.B17]+['83'.B17]+['91'.B17]+['93'.B17]+['94'.B17]" office:value-type="float" office:value="3648.40715892639" calcext:value-type="float">
            <text:p>3648</text:p>
          </table:table-cell>
          <table:table-cell table:formula="of:=['11'.C17]+['21'.C17]+['22'.C17]+['23'.C17]+['24'.C17]+['25'.C17]+['26'.C17]+['31'.C17]+['41'.C17]+['42'.C17]+['43'.C17]+['52'.C17]+['53'.C17]+['54'.C17]+['72'.C17]+['73'.C17]+['74'.C17]+['82'.C17]+['83'.C17]+['91'.C17]+['93'.C17]+['94'.C17]" office:value-type="float" office:value="4390.95317026119" calcext:value-type="float">
            <text:p>4391</text:p>
          </table:table-cell>
          <table:table-cell table:formula="of:=['11'.D17]+['21'.D17]+['22'.D17]+['23'.D17]+['24'.D17]+['25'.D17]+['26'.D17]+['31'.D17]+['41'.D17]+['42'.D17]+['43'.D17]+['52'.D17]+['53'.D17]+['54'.D17]+['72'.D17]+['73'.D17]+['74'.D17]+['82'.D17]+['83'.D17]+['91'.D17]+['93'.D17]+['94'.D17]" office:value-type="float" office:value="5190.84896000227" calcext:value-type="float">
            <text:p>5191</text:p>
          </table:table-cell>
          <table:table-cell table:number-columns-repeated="3"/>
          <table:table-cell table:formula="of:=['11'.H17]+['21'.H17]+['22'.H17]+['23'.H17]+['24'.H17]+['25'.H17]+['26'.H17]+['31'.H17]+['41'.H17]+['42'.H17]+['43'.H17]+['52'.H17]+['53'.H17]+['54'.H17]+['72'.H17]+['73'.H17]+['74'.H17]+['82'.H17]+['83'.H17]+['91'.H17]+['93'.H17]+['94'.H17]" office:value-type="float" office:value="100" calcext:value-type="float">
            <text:p>100</text:p>
          </table:table-cell>
          <table:table-cell table:formula="of:=['11'.I17]+['21'.I17]+['22'.I17]+['23'.I17]+['24'.I17]+['25'.I17]+['26'.I17]+['31'.I17]+['41'.I17]+['42'.I17]+['43'.I17]+['52'.I17]+['53'.I17]+['54'.I17]+['72'.I17]+['73'.I17]+['74'.I17]+['82'.I17]+['83'.I17]+['91'.I17]+['93'.I17]+['94'.I17]" office:value-type="float" office:value="100" calcext:value-type="float">
            <text:p>100</text:p>
          </table:table-cell>
          <table:table-cell table:formula="of:=['11'.J17]+['21'.J17]+['22'.J17]+['23'.J17]+['24'.J17]+['25'.J17]+['26'.J17]+['31'.J17]+['41'.J17]+['42'.J17]+['43'.J17]+['52'.J17]+['53'.J17]+['54'.J17]+['72'.J17]+['73'.J17]+['74'.J17]+['82'.J17]+['83'.J17]+['91'.J17]+['93'.J17]+['94'.J17]" office:value-type="float" office:value="100" calcext:value-type="float">
            <text:p>100</text:p>
          </table:table-cell>
          <table:table-cell table:number-columns-repeated="2"/>
        </table:table-row>
        <table:table-row table:style-name="ro4">
          <table:table-cell table:style-name="ce4" office:value-type="string" calcext:value-type="string">
            <text:p>Administration</text:p>
          </table:table-cell>
          <table:table-cell table:formula="of:=['11'.B18]+['21'.B18]+['22'.B18]+['23'.B18]+['24'.B18]+['25'.B18]+['26'.B18]+['31'.B18]+['41'.B18]+['42'.B18]+['43'.B18]+['52'.B18]+['53'.B18]+['54'.B18]+['72'.B18]+['73'.B18]+['74'.B18]+['82'.B18]+['83'.B18]+['91'.B18]+['93'.B18]+['94'.B18]" office:value-type="float" office:value="2408.92488051529" calcext:value-type="float">
            <text:p>2409</text:p>
          </table:table-cell>
          <table:table-cell table:formula="of:=['11'.C18]+['21'.C18]+['22'.C18]+['23'.C18]+['24'.C18]+['25'.C18]+['26'.C18]+['31'.C18]+['41'.C18]+['42'.C18]+['43'.C18]+['52'.C18]+['53'.C18]+['54'.C18]+['72'.C18]+['73'.C18]+['74'.C18]+['82'.C18]+['83'.C18]+['91'.C18]+['93'.C18]+['94'.C18]" office:value-type="float" office:value="3078.61800027845" calcext:value-type="float">
            <text:p>3079</text:p>
          </table:table-cell>
          <table:table-cell table:formula="of:=['11'.D18]+['21'.D18]+['22'.D18]+['23'.D18]+['24'.D18]+['25'.D18]+['26'.D18]+['31'.D18]+['41'.D18]+['42'.D18]+['43'.D18]+['52'.D18]+['53'.D18]+['54'.D18]+['72'.D18]+['73'.D18]+['74'.D18]+['82'.D18]+['83'.D18]+['91'.D18]+['93'.D18]+['94'.D18]" office:value-type="float" office:value="2769.96023697004" calcext:value-type="float">
            <text:p>2770</text:p>
          </table:table-cell>
          <table:table-cell table:number-columns-repeated="3"/>
          <table:table-cell table:formula="of:=['11'.H18]+['21'.H18]+['22'.H18]+['23'.H18]+['24'.H18]+['25'.H18]+['26'.H18]+['31'.H18]+['41'.H18]+['42'.H18]+['43'.H18]+['52'.H18]+['53'.H18]+['54'.H18]+['72'.H18]+['73'.H18]+['74'.H18]+['82'.H18]+['83'.H18]+['91'.H18]+['93'.H18]+['94'.H18]" office:value-type="float" office:value="100" calcext:value-type="float">
            <text:p>100</text:p>
          </table:table-cell>
          <table:table-cell table:formula="of:=['11'.I18]+['21'.I18]+['22'.I18]+['23'.I18]+['24'.I18]+['25'.I18]+['26'.I18]+['31'.I18]+['41'.I18]+['42'.I18]+['43'.I18]+['52'.I18]+['53'.I18]+['54'.I18]+['72'.I18]+['73'.I18]+['74'.I18]+['82'.I18]+['83'.I18]+['91'.I18]+['93'.I18]+['94'.I18]" office:value-type="float" office:value="100" calcext:value-type="float">
            <text:p>100</text:p>
          </table:table-cell>
          <table:table-cell table:formula="of:=['11'.J18]+['21'.J18]+['22'.J18]+['23'.J18]+['24'.J18]+['25'.J18]+['26'.J18]+['31'.J18]+['41'.J18]+['42'.J18]+['43'.J18]+['52'.J18]+['53'.J18]+['54'.J18]+['72'.J18]+['73'.J18]+['74'.J18]+['82'.J18]+['83'.J18]+['91'.J18]+['93'.J18]+['94'.J18]" office:value-type="float" office:value="100" calcext:value-type="float">
            <text:p>100</text:p>
          </table:table-cell>
          <table:table-cell table:number-columns-repeated="2"/>
        </table:table-row>
        <table:table-row table:style-name="ro3">
          <table:table-cell table:style-name="Default" table:number-columns-repeated="12"/>
        </table:table-row>
        <table:table-row table:style-name="ro3">
          <table:table-cell table:style-name="Default"/>
          <table:table-cell table:style-name="Default" table:formula="of:=+[.B11]+[.B12]+[.B13]+[.B14]+[.B15]+[.B16]+[.B17]+[.B18]" office:value-type="float" office:value="14536.483" calcext:value-type="float">
            <text:p>14536,483</text:p>
          </table:table-cell>
          <table:table-cell table:style-name="Default" table:formula="of:=+[.C11]+[.C12]+[.C13]+[.C14]+[.C15]+[.C16]+[.C17]+[.C18]" office:value-type="float" office:value="18938.7233498858" calcext:value-type="float">
            <text:p>18938,7233498858</text:p>
          </table:table-cell>
          <table:table-cell table:style-name="Default" table:formula="of:=+[.D11]+[.D12]+[.D13]+[.D14]+[.D15]+[.D16]+[.D17]+[.D18]" office:value-type="float" office:value="23079.8399809042" calcext:value-type="float">
            <text:p>23079,8399809042</text:p>
          </table:table-cell>
          <table:table-cell table:style-name="Default"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 Narrow" svg:font-family="'Arial Narrow'"/>
    <style:font-face style:name="Arial" svg:font-family="Arial" style:font-family-generic="swiss" style:font-pitch="variable"/>
    <style:font-face style:name="Arial Narrow1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08P1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08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08">
      <number:text-content/>
      <number:text> </number:text>
      <style:map style:condition="value()&gt;0" style:apply-style-name="N108P0"/>
      <style:map style:condition="value()&lt;0" style:apply-style-name="N108P1"/>
      <style:map style:condition="value()=0" style:apply-style-name="N108P2"/>
    </number:text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number:number-style style:name="N112P0" style:volatile="true">
      <number:number number:decimal-places="0" number:min-integer-digits="1" number:grouping="true"/>
      <number:text> €</number:text>
    </number:number-style>
    <number:number-style style:name="N112">
      <number:text>-</number:text>
      <number:number number:decimal-places="0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3P0"/>
    </number:number-style>
    <number:number-style style:name="N115P0" style:volatile="true">
      <number:number number:decimal-places="2" number:min-integer-digits="1" number:grouping="true"/>
      <number:text> €</number:text>
    </number:number-style>
    <number:number-style style:name="N115">
      <number:text>-</number:text>
      <number:number number:decimal-places="2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  <number:text> €</number:text>
    </number:number-style>
    <number:number-style style:name="N116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6P0"/>
    </number:number-style>
    <number:number-style style:name="N119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19P1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19P2" style:volatile="true">
      <loext:fill-character> </loext:fill-character>
      <number:text>-   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2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22P1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22P2" style:volatile="true">
      <loext:fill-character> </loext:fill-character>
      <number:text>- €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5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25P1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25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number:min-integer-digits="3" number:min-exponent-digits="1"/>
    </number:number-style>
    <number:number-style style:name="N133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33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33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5P0" style:volatile="true">
      <loext:fill-character> </loext:fill-character>
      <number:number number:decimal-places="1" number:min-integer-digits="1" number:grouping="true"/>
      <number:text>    </number:text>
    </number:number-style>
    <number:number-style style:name="N135P1" style:volatile="true">
      <loext:fill-character> </loext:fill-character>
      <number:number number:decimal-places="1" number:min-integer-digits="1" number:grouping="true"/>
      <number:text>    </number:text>
    </number:number-style>
    <number:number-style style:name="N135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6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36P1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36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8P0" style:volatile="true">
      <loext:fill-character> </loext:fill-character>
      <number:number number:decimal-places="3" number:min-integer-digits="1" number:grouping="true"/>
      <number:text>    </number:text>
    </number:number-style>
    <number:number-style style:name="N138P1" style:volatile="true">
      <loext:fill-character> </loext:fill-character>
      <number:number number:decimal-places="3" number:min-integer-digits="1" number:grouping="true"/>
      <number:text>    </number:text>
    </number:number-style>
    <number:number-style style:name="N138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0P0" style:volatile="true">
      <loext:fill-character> </loext:fill-character>
      <number:number number:decimal-places="4" number:min-integer-digits="1" number:grouping="true"/>
      <number:text>    </number:text>
    </number:number-style>
    <number:number-style style:name="N140P1" style:volatile="true">
      <loext:fill-character> </loext:fill-character>
      <number:number number:decimal-places="4" number:min-integer-digits="1" number:grouping="true"/>
      <number:text>    </number:text>
    </number:number-style>
    <number:number-style style:name="N140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1">
      <number:number number:decimal-places="1" number:min-integer-digits="1" number:grouping="true"/>
    </number:number-style>
    <number:number-style style:name="N142">
      <number:number number:decimal-places="1" number:min-integer-digits="1"/>
    </number:number-style>
    <number:number-style style:name="N143">
      <number:number number:decimal-places="3" number:min-integer-digits="1" number:grouping="true"/>
    </number:number-style>
    <number:number-style style:name="N144">
      <number:number number:decimal-places="4" number:min-integer-digits="1" number:grouping="true"/>
    </number:number-style>
    <number:number-style style:name="N145">
      <number:number number:decimal-places="5" number:min-integer-digits="1" number:grouping="true"/>
    </number:number-style>
    <number:number-style style:name="N147P0" style:volatile="true">
      <loext:fill-character> </loext:fill-character>
      <number:number number:decimal-places="5" number:min-integer-digits="1" number:grouping="true"/>
      <number:text>    </number:text>
    </number:number-style>
    <number:number-style style:name="N147P1" style:volatile="true">
      <loext:fill-character> </loext:fill-character>
      <number:number number:decimal-places="5" number:min-integer-digits="1" number:grouping="true"/>
      <number:text>    </number:text>
    </number:number-style>
    <number:number-style style:name="N147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percentage-style style:name="N148">
      <number:number number:decimal-places="1" number:min-integer-digits="1"/>
      <number:text>%</number:text>
    </number:percentage-style>
    <number:number-style style:name="N150P0" style:volatile="true">
      <number:number number:decimal-places="3" number:min-integer-digits="1" number:grouping="true"/>
      <number:text> </number:text>
    </number:number-style>
    <number:number-style style:name="N150">
      <number:text>-</number:text>
      <number:number number:decimal-places="3" number:min-integer-digits="1" number:grouping="true"/>
      <number:text> </number:text>
      <style:map style:condition="value()&gt;=0" style:apply-style-name="N150P0"/>
    </number:number-style>
    <number:number-style style:name="N152P0" style:volatile="true">
      <number:number number:decimal-places="1" number:min-integer-digits="1" number:grouping="true"/>
      <number:text> </number:text>
    </number:number-style>
    <number:number-style style:name="N152">
      <number:text>-</number:text>
      <number:number number:decimal-places="1" number:min-integer-digits="1" number:grouping="true"/>
      <number:text> </number:text>
      <style:map style:condition="value()&gt;=0" style:apply-style-name="N152P0"/>
    </number:number-style>
    <number:number-style style:name="N153">
      <number:number number:decimal-places="6" number:min-integer-digits="1" number:grouping="true"/>
    </number:number-style>
    <number:percentage-style style:name="N154">
      <number:number number:decimal-places="3" number:min-integer-digits="1"/>
      <number:text>%</number:text>
    </number:percentage-style>
    <number:percentage-style style:name="N155">
      <number:number number:decimal-places="16" number:min-integer-digits="1"/>
      <number:text>%</number:text>
    </number:percentage-style>
    <number:percentage-style style:name="N156">
      <number:number number:decimal-places="4" number:min-integer-digits="1"/>
      <number:text>%</number:text>
    </number:percentage-style>
    <number:currency-style style:name="N15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5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57P0"/>
    </number:currency-style>
    <number:date-style style:name="N10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7" number:language="fr" number:country="FR">
      <number:day number:style="long"/>
      <number:text>-</number:text>
      <number:month number:textual="true"/>
    </number:date-style>
    <number:date-style style:name="N10108" number:language="fr" number:country="FR">
      <number:month number:textual="true"/>
      <number:text>-</number:text>
      <number:year/>
    </number:date-style>
    <number:time-style style:name="N10109" number:language="fr" number:country="FR">
      <number:hours/>
      <number:text>:</number:text>
      <number:minutes number:style="long"/>
      <number:text> </number:text>
      <number:am-pm/>
    </number:time-style>
    <number:time-style style:name="N10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fr" number:country="FR">
      <number:number number: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fr" number:country="FR">
      <number:number number:decimal-places="2" number:min-integer-digits="1" number:grouping="true"/>
      <number:text>   </number:text>
    </number:number-style>
    <number:number-style style:name="N10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2" number:min-integer-digits="1" number:grouping="true"/>
      <number:text>   </number:text>
    </number:number-style>
    <number:number-style style:name="N10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FR">
      <number:number number:decimal-places="0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integer-digits="1" number:grouping="true"/>
      <number:text> €</number:text>
    </number:number-style>
    <number:number-style style:name="N10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integer-digits="1" number:grouping="true"/>
      <number:text> €</number:text>
    </number:number-style>
    <number:number-style style:name="N10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3P0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Comma" style:display-name="Excel_BuiltIn_Comma" style:family="table-cell" style:parent-style-name="Default" style:data-style-name="N108">
      <style:table-cell-properties fo:padding="0.071cm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28">00/00/0000</text:date>, <text:time style:data-style-name="N2" text:time-value="13:09:38.89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10T18:48:15.733000000</meta:creation-date>
    <dc:date>2017-07-28T16:12:33.374000000</dc:date>
    <meta:editing-duration>PT3H12M17S</meta:editing-duration>
    <meta:editing-cycles>5</meta:editing-cycles>
    <meta:generator>LibreOffice/4.3.7.2$Windows_x86 LibreOffice_project/8a35821d8636a03b8bf4e15b48f59794652c68ba</meta:generator>
    <meta:document-statistic meta:table-count="23" meta:cell-count="4886" meta:object-count="0"/>
  </office:meta>
</office:document-meta>
</file>